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as 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s tot</text:p>
          </table:table-cell>
          <table:table-cell office:value-type="string" calcext:value-type="string">
            <text:p>I/I_0</text:p>
          </table:table-cell>
          <table:table-cell/>
          <table:table-cell office:value-type="string" calcext:value-type="string">
            <text:p>I_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01245117" calcext:value-type="float">
            <text:p>0.01245117</text:p>
          </table:table-cell>
          <table:table-cell table:formula="of:=[.C3]" office:value-type="float" office:value="0.109" calcext:value-type="float">
            <text:p>0.109</text:p>
          </table:table-cell>
          <table:table-cell table:formula="of:=[.D3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0.01147461" calcext:value-type="float">
            <text:p>0.01147461</text:p>
          </table:table-cell>
          <table:table-cell table:formula="of:=[.C4]" office:value-type="float" office:value="1.203" calcext:value-type="float">
            <text:p>1.203</text:p>
          </table:table-cell>
          <table:table-cell table:formula="of:=[.D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2" calcext:value-type="float">
            <text:p>2.312</text:p>
          </table:table-cell>
          <table:table-cell office:value-type="float" office:value="0.00854492" calcext:value-type="float">
            <text:p>0.00854492</text:p>
          </table:table-cell>
          <table:table-cell table:formula="of:=[.C5]" office:value-type="float" office:value="2.312" calcext:value-type="float">
            <text:p>2.312</text:p>
          </table:table-cell>
          <table:table-cell table:formula="of:=[.D5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0.01000977" calcext:value-type="float">
            <text:p>0.01000977</text:p>
          </table:table-cell>
          <table:table-cell table:formula="of:=[.C6]" office:value-type="float" office:value="3.406" calcext:value-type="float">
            <text:p>3.406</text:p>
          </table:table-cell>
          <table:table-cell table:formula="of:=[.D6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708008" calcext:value-type="float">
            <text:p>0.00708008</text:p>
          </table:table-cell>
          <table:table-cell table:formula="of:=[.C7]" office:value-type="float" office:value="4.5" calcext:value-type="float">
            <text:p>4.5</text:p>
          </table:table-cell>
          <table:table-cell table:formula="of:=[.D7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09" calcext:value-type="float">
            <text:p>5.609</text:p>
          </table:table-cell>
          <table:table-cell office:value-type="float" office:value="0.00708008" calcext:value-type="float">
            <text:p>0.00708008</text:p>
          </table:table-cell>
          <table:table-cell table:formula="of:=[.C8]" office:value-type="float" office:value="5.609" calcext:value-type="float">
            <text:p>5.609</text:p>
          </table:table-cell>
          <table:table-cell table:formula="of:=[.D8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0.00805664" calcext:value-type="float">
            <text:p>0.00805664</text:p>
          </table:table-cell>
          <table:table-cell table:formula="of:=[.C9]" office:value-type="float" office:value="6.703" calcext:value-type="float">
            <text:p>6.703</text:p>
          </table:table-cell>
          <table:table-cell table:formula="of:=[.D9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2" calcext:value-type="float">
            <text:p>7.812</text:p>
          </table:table-cell>
          <table:table-cell office:value-type="float" office:value="0.01123047" calcext:value-type="float">
            <text:p>0.01123047</text:p>
          </table:table-cell>
          <table:table-cell table:formula="of:=[.C10]" office:value-type="float" office:value="7.812" calcext:value-type="float">
            <text:p>7.812</text:p>
          </table:table-cell>
          <table:table-cell table:formula="of:=[.D10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0.01000977" calcext:value-type="float">
            <text:p>0.01000977</text:p>
          </table:table-cell>
          <table:table-cell table:formula="of:=[.C11]" office:value-type="float" office:value="8.906" calcext:value-type="float">
            <text:p>8.906</text:p>
          </table:table-cell>
          <table:table-cell table:formula="of:=[.D11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878906" calcext:value-type="float">
            <text:p>0.00878906</text:p>
          </table:table-cell>
          <table:table-cell table:formula="of:=[.C12]" office:value-type="float" office:value="10" calcext:value-type="float">
            <text:p>10</text:p>
          </table:table-cell>
          <table:table-cell table:formula="of:=[.D12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09" calcext:value-type="float">
            <text:p>11.109</text:p>
          </table:table-cell>
          <table:table-cell office:value-type="float" office:value="0.00976562" calcext:value-type="float">
            <text:p>0.00976562</text:p>
          </table:table-cell>
          <table:table-cell table:formula="of:=[.C13]" office:value-type="float" office:value="11.109" calcext:value-type="float">
            <text:p>11.109</text:p>
          </table:table-cell>
          <table:table-cell table:formula="of:=[.D13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0.00830078" calcext:value-type="float">
            <text:p>0.00830078</text:p>
          </table:table-cell>
          <table:table-cell table:formula="of:=[.C14]" office:value-type="float" office:value="12.203" calcext:value-type="float">
            <text:p>12.203</text:p>
          </table:table-cell>
          <table:table-cell table:formula="of:=[.D14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2" calcext:value-type="float">
            <text:p>13.312</text:p>
          </table:table-cell>
          <table:table-cell office:value-type="float" office:value="0.01147461" calcext:value-type="float">
            <text:p>0.01147461</text:p>
          </table:table-cell>
          <table:table-cell table:formula="of:=[.C15]" office:value-type="float" office:value="13.312" calcext:value-type="float">
            <text:p>13.312</text:p>
          </table:table-cell>
          <table:table-cell table:formula="of:=[.D15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0.0090332" calcext:value-type="float">
            <text:p>0.0090332</text:p>
          </table:table-cell>
          <table:table-cell table:formula="of:=[.C16]" office:value-type="float" office:value="14.406" calcext:value-type="float">
            <text:p>14.406</text:p>
          </table:table-cell>
          <table:table-cell table:formula="of:=[.D16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952148" calcext:value-type="float">
            <text:p>0.00952148</text:p>
          </table:table-cell>
          <table:table-cell table:formula="of:=[.C17]" office:value-type="float" office:value="15.5" calcext:value-type="float">
            <text:p>15.5</text:p>
          </table:table-cell>
          <table:table-cell table:formula="of:=[.D17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09" calcext:value-type="float">
            <text:p>16.609</text:p>
          </table:table-cell>
          <table:table-cell office:value-type="float" office:value="0.00952148" calcext:value-type="float">
            <text:p>0.00952148</text:p>
          </table:table-cell>
          <table:table-cell table:formula="of:=[.C18]" office:value-type="float" office:value="16.609" calcext:value-type="float">
            <text:p>16.609</text:p>
          </table:table-cell>
          <table:table-cell table:formula="of:=[.D18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00805664" calcext:value-type="float">
            <text:p>0.00805664</text:p>
          </table:table-cell>
          <table:table-cell table:formula="of:=[.C19]" office:value-type="float" office:value="17.703" calcext:value-type="float">
            <text:p>17.703</text:p>
          </table:table-cell>
          <table:table-cell table:formula="of:=[.D19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2" calcext:value-type="float">
            <text:p>18.812</text:p>
          </table:table-cell>
          <table:table-cell office:value-type="float" office:value="0.01049805" calcext:value-type="float">
            <text:p>0.01049805</text:p>
          </table:table-cell>
          <table:table-cell table:formula="of:=[.C20]" office:value-type="float" office:value="18.812" calcext:value-type="float">
            <text:p>18.812</text:p>
          </table:table-cell>
          <table:table-cell table:formula="of:=[.D20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0.00976562" calcext:value-type="float">
            <text:p>0.00976562</text:p>
          </table:table-cell>
          <table:table-cell table:formula="of:=[.C21]" office:value-type="float" office:value="19.906" calcext:value-type="float">
            <text:p>19.906</text:p>
          </table:table-cell>
          <table:table-cell table:formula="of:=[.D21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1000977" calcext:value-type="float">
            <text:p>0.01000977</text:p>
          </table:table-cell>
          <table:table-cell table:formula="of:=[.C22]" office:value-type="float" office:value="21" calcext:value-type="float">
            <text:p>21</text:p>
          </table:table-cell>
          <table:table-cell table:formula="of:=[.D22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09" calcext:value-type="float">
            <text:p>22.109</text:p>
          </table:table-cell>
          <table:table-cell office:value-type="float" office:value="0.00854492" calcext:value-type="float">
            <text:p>0.00854492</text:p>
          </table:table-cell>
          <table:table-cell table:formula="of:=[.C23]" office:value-type="float" office:value="22.109" calcext:value-type="float">
            <text:p>22.109</text:p>
          </table:table-cell>
          <table:table-cell table:formula="of:=[.D23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00952148" calcext:value-type="float">
            <text:p>0.00952148</text:p>
          </table:table-cell>
          <table:table-cell table:formula="of:=[.C24]" office:value-type="float" office:value="23.203" calcext:value-type="float">
            <text:p>23.203</text:p>
          </table:table-cell>
          <table:table-cell table:formula="of:=[.D24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2" calcext:value-type="float">
            <text:p>24.312</text:p>
          </table:table-cell>
          <table:table-cell office:value-type="float" office:value="0.00854492" calcext:value-type="float">
            <text:p>0.00854492</text:p>
          </table:table-cell>
          <table:table-cell table:formula="of:=[.C25]" office:value-type="float" office:value="24.312" calcext:value-type="float">
            <text:p>24.312</text:p>
          </table:table-cell>
          <table:table-cell table:formula="of:=[.D25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0.00878906" calcext:value-type="float">
            <text:p>0.00878906</text:p>
          </table:table-cell>
          <table:table-cell table:formula="of:=[.C26]" office:value-type="float" office:value="25.406" calcext:value-type="float">
            <text:p>25.406</text:p>
          </table:table-cell>
          <table:table-cell table:formula="of:=[.D26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00952148" calcext:value-type="float">
            <text:p>0.00952148</text:p>
          </table:table-cell>
          <table:table-cell table:formula="of:=[.C27]" office:value-type="float" office:value="26.5" calcext:value-type="float">
            <text:p>26.5</text:p>
          </table:table-cell>
          <table:table-cell table:formula="of:=[.D27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09" calcext:value-type="float">
            <text:p>27.609</text:p>
          </table:table-cell>
          <table:table-cell office:value-type="float" office:value="0.01000977" calcext:value-type="float">
            <text:p>0.01000977</text:p>
          </table:table-cell>
          <table:table-cell table:formula="of:=[.C28]" office:value-type="float" office:value="27.609" calcext:value-type="float">
            <text:p>27.609</text:p>
          </table:table-cell>
          <table:table-cell table:formula="of:=[.D2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00854492" calcext:value-type="float">
            <text:p>0.00854492</text:p>
          </table:table-cell>
          <table:table-cell table:formula="of:=[.C29]" office:value-type="float" office:value="28.703" calcext:value-type="float">
            <text:p>28.703</text:p>
          </table:table-cell>
          <table:table-cell table:formula="of:=[.D29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2" calcext:value-type="float">
            <text:p>29.812</text:p>
          </table:table-cell>
          <table:table-cell office:value-type="float" office:value="0.0078125" calcext:value-type="float">
            <text:p>0.0078125</text:p>
          </table:table-cell>
          <table:table-cell table:formula="of:=[.C30]" office:value-type="float" office:value="29.812" calcext:value-type="float">
            <text:p>29.812</text:p>
          </table:table-cell>
          <table:table-cell table:formula="of:=[.D30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0.01025391" calcext:value-type="float">
            <text:p>0.01025391</text:p>
          </table:table-cell>
          <table:table-cell table:formula="of:=[.C31]" office:value-type="float" office:value="30.906" calcext:value-type="float">
            <text:p>30.906</text:p>
          </table:table-cell>
          <table:table-cell table:formula="of:=[.D31]/[.$I$1]" office:value-type="float" office:value="0.00459816591928251" calcext:value-type="float">
            <text:p>0.004598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1000977" calcext:value-type="float">
            <text:p>0.01000977</text:p>
          </table:table-cell>
          <table:table-cell table:formula="of:=[.C32]" office:value-type="float" office:value="32" calcext:value-type="float">
            <text:p>32</text:p>
          </table:table-cell>
          <table:table-cell table:formula="of:=[.D32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09" calcext:value-type="float">
            <text:p>33.109</text:p>
          </table:table-cell>
          <table:table-cell office:value-type="float" office:value="0.0090332" calcext:value-type="float">
            <text:p>0.0090332</text:p>
          </table:table-cell>
          <table:table-cell table:formula="of:=[.C33]" office:value-type="float" office:value="33.109" calcext:value-type="float">
            <text:p>33.109</text:p>
          </table:table-cell>
          <table:table-cell table:formula="of:=[.D33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00854492" calcext:value-type="float">
            <text:p>0.00854492</text:p>
          </table:table-cell>
          <table:table-cell table:formula="of:=[.C34]" office:value-type="float" office:value="34.203" calcext:value-type="float">
            <text:p>34.203</text:p>
          </table:table-cell>
          <table:table-cell table:formula="of:=[.D34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2" calcext:value-type="float">
            <text:p>35.312</text:p>
          </table:table-cell>
          <table:table-cell office:value-type="float" office:value="0.0090332" calcext:value-type="float">
            <text:p>0.0090332</text:p>
          </table:table-cell>
          <table:table-cell table:formula="of:=[.C35]" office:value-type="float" office:value="35.312" calcext:value-type="float">
            <text:p>35.312</text:p>
          </table:table-cell>
          <table:table-cell table:formula="of:=[.D35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0.00732422" calcext:value-type="float">
            <text:p>0.00732422</text:p>
          </table:table-cell>
          <table:table-cell table:formula="of:=[.C36]" office:value-type="float" office:value="36.406" calcext:value-type="float">
            <text:p>36.406</text:p>
          </table:table-cell>
          <table:table-cell table:formula="of:=[.D36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0090332" calcext:value-type="float">
            <text:p>0.0090332</text:p>
          </table:table-cell>
          <table:table-cell table:formula="of:=[.C37]" office:value-type="float" office:value="37.5" calcext:value-type="float">
            <text:p>37.5</text:p>
          </table:table-cell>
          <table:table-cell table:formula="of:=[.D37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09" calcext:value-type="float">
            <text:p>38.609</text:p>
          </table:table-cell>
          <table:table-cell office:value-type="float" office:value="0.01000977" calcext:value-type="float">
            <text:p>0.01000977</text:p>
          </table:table-cell>
          <table:table-cell table:formula="of:=[.C38]" office:value-type="float" office:value="38.609" calcext:value-type="float">
            <text:p>38.609</text:p>
          </table:table-cell>
          <table:table-cell table:formula="of:=[.D3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0.0090332" calcext:value-type="float">
            <text:p>0.0090332</text:p>
          </table:table-cell>
          <table:table-cell table:formula="of:=[.C39]" office:value-type="float" office:value="39.703" calcext:value-type="float">
            <text:p>39.703</text:p>
          </table:table-cell>
          <table:table-cell table:formula="of:=[.D39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2" calcext:value-type="float">
            <text:p>40.812</text:p>
          </table:table-cell>
          <table:table-cell office:value-type="float" office:value="0.01049805" calcext:value-type="float">
            <text:p>0.01049805</text:p>
          </table:table-cell>
          <table:table-cell table:formula="of:=[.C40]" office:value-type="float" office:value="40.812" calcext:value-type="float">
            <text:p>40.812</text:p>
          </table:table-cell>
          <table:table-cell table:formula="of:=[.D40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0.0090332" calcext:value-type="float">
            <text:p>0.0090332</text:p>
          </table:table-cell>
          <table:table-cell table:formula="of:=[.C41]" office:value-type="float" office:value="41.906" calcext:value-type="float">
            <text:p>41.906</text:p>
          </table:table-cell>
          <table:table-cell table:formula="of:=[.D41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878906" calcext:value-type="float">
            <text:p>0.00878906</text:p>
          </table:table-cell>
          <table:table-cell table:formula="of:=[.C42]" office:value-type="float" office:value="43" calcext:value-type="float">
            <text:p>43</text:p>
          </table:table-cell>
          <table:table-cell table:formula="of:=[.D42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09" calcext:value-type="float">
            <text:p>44.109</text:p>
          </table:table-cell>
          <table:table-cell office:value-type="float" office:value="0.00927734" calcext:value-type="float">
            <text:p>0.00927734</text:p>
          </table:table-cell>
          <table:table-cell table:formula="of:=[.C43]" office:value-type="float" office:value="44.109" calcext:value-type="float">
            <text:p>44.109</text:p>
          </table:table-cell>
          <table:table-cell table:formula="of:=[.D43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0.00854492" calcext:value-type="float">
            <text:p>0.00854492</text:p>
          </table:table-cell>
          <table:table-cell table:formula="of:=[.C44]" office:value-type="float" office:value="45.203" calcext:value-type="float">
            <text:p>45.203</text:p>
          </table:table-cell>
          <table:table-cell table:formula="of:=[.D44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2" calcext:value-type="float">
            <text:p>46.312</text:p>
          </table:table-cell>
          <table:table-cell office:value-type="float" office:value="0.00805664" calcext:value-type="float">
            <text:p>0.00805664</text:p>
          </table:table-cell>
          <table:table-cell table:formula="of:=[.C45]" office:value-type="float" office:value="46.312" calcext:value-type="float">
            <text:p>46.312</text:p>
          </table:table-cell>
          <table:table-cell table:formula="of:=[.D45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0.00976562" calcext:value-type="float">
            <text:p>0.00976562</text:p>
          </table:table-cell>
          <table:table-cell table:formula="of:=[.C46]" office:value-type="float" office:value="47.406" calcext:value-type="float">
            <text:p>47.406</text:p>
          </table:table-cell>
          <table:table-cell table:formula="of:=[.D46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00927734" calcext:value-type="float">
            <text:p>0.00927734</text:p>
          </table:table-cell>
          <table:table-cell table:formula="of:=[.C47]" office:value-type="float" office:value="48.5" calcext:value-type="float">
            <text:p>48.5</text:p>
          </table:table-cell>
          <table:table-cell table:formula="of:=[.D47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0.00927734" calcext:value-type="float">
            <text:p>0.00927734</text:p>
          </table:table-cell>
          <table:table-cell table:formula="of:=[.C48]" office:value-type="float" office:value="49.609" calcext:value-type="float">
            <text:p>49.609</text:p>
          </table:table-cell>
          <table:table-cell table:formula="of:=[.D48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0.00952148" calcext:value-type="float">
            <text:p>0.00952148</text:p>
          </table:table-cell>
          <table:table-cell table:formula="of:=[.C49]" office:value-type="float" office:value="50.703" calcext:value-type="float">
            <text:p>50.703</text:p>
          </table:table-cell>
          <table:table-cell table:formula="of:=[.D49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2" calcext:value-type="float">
            <text:p>51.812</text:p>
          </table:table-cell>
          <table:table-cell office:value-type="float" office:value="0.00854492" calcext:value-type="float">
            <text:p>0.00854492</text:p>
          </table:table-cell>
          <table:table-cell table:formula="of:=[.C50]" office:value-type="float" office:value="51.812" calcext:value-type="float">
            <text:p>51.812</text:p>
          </table:table-cell>
          <table:table-cell table:formula="of:=[.D50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0.00708008" calcext:value-type="float">
            <text:p>0.00708008</text:p>
          </table:table-cell>
          <table:table-cell table:formula="of:=[.C51]" office:value-type="float" office:value="52.906" calcext:value-type="float">
            <text:p>52.906</text:p>
          </table:table-cell>
          <table:table-cell table:formula="of:=[.D51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1025391" calcext:value-type="float">
            <text:p>0.01025391</text:p>
          </table:table-cell>
          <table:table-cell table:formula="of:=[.C52]" office:value-type="float" office:value="54" calcext:value-type="float">
            <text:p>54</text:p>
          </table:table-cell>
          <table:table-cell table:formula="of:=[.D52]/[.$I$1]" office:value-type="float" office:value="0.00459816591928251" calcext:value-type="float">
            <text:p>0.004598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09" calcext:value-type="float">
            <text:p>55.109</text:p>
          </table:table-cell>
          <table:table-cell office:value-type="float" office:value="0.00805664" calcext:value-type="float">
            <text:p>0.00805664</text:p>
          </table:table-cell>
          <table:table-cell table:formula="of:=[.C53]" office:value-type="float" office:value="55.109" calcext:value-type="float">
            <text:p>55.109</text:p>
          </table:table-cell>
          <table:table-cell table:formula="of:=[.D53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0.00830078" calcext:value-type="float">
            <text:p>0.00830078</text:p>
          </table:table-cell>
          <table:table-cell table:formula="of:=[.C54]" office:value-type="float" office:value="56.203" calcext:value-type="float">
            <text:p>56.203</text:p>
          </table:table-cell>
          <table:table-cell table:formula="of:=[.D54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2" calcext:value-type="float">
            <text:p>57.312</text:p>
          </table:table-cell>
          <table:table-cell office:value-type="float" office:value="0.00976562" calcext:value-type="float">
            <text:p>0.00976562</text:p>
          </table:table-cell>
          <table:table-cell table:formula="of:=[.C55]" office:value-type="float" office:value="57.312" calcext:value-type="float">
            <text:p>57.312</text:p>
          </table:table-cell>
          <table:table-cell table:formula="of:=[.D55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0.00708008" calcext:value-type="float">
            <text:p>0.00708008</text:p>
          </table:table-cell>
          <table:table-cell table:formula="of:=[.C56]" office:value-type="float" office:value="58.406" calcext:value-type="float">
            <text:p>58.406</text:p>
          </table:table-cell>
          <table:table-cell table:formula="of:=[.D56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1000977" calcext:value-type="float">
            <text:p>0.01000977</text:p>
          </table:table-cell>
          <table:table-cell table:formula="of:=[.C57]" office:value-type="float" office:value="59.5" calcext:value-type="float">
            <text:p>59.5</text:p>
          </table:table-cell>
          <table:table-cell table:formula="of:=[.D57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09" calcext:value-type="float">
            <text:p>60.609</text:p>
          </table:table-cell>
          <table:table-cell office:value-type="float" office:value="0.00976562" calcext:value-type="float">
            <text:p>0.00976562</text:p>
          </table:table-cell>
          <table:table-cell table:formula="of:=[.C58]" office:value-type="float" office:value="60.609" calcext:value-type="float">
            <text:p>60.609</text:p>
          </table:table-cell>
          <table:table-cell table:formula="of:=[.D58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.703" calcext:value-type="float">
            <text:p>61.703</text:p>
          </table:table-cell>
          <table:table-cell office:value-type="float" office:value="0.00927734" calcext:value-type="float">
            <text:p>0.00927734</text:p>
          </table:table-cell>
          <table:table-cell table:formula="of:=[.C59]" office:value-type="float" office:value="61.703" calcext:value-type="float">
            <text:p>61.703</text:p>
          </table:table-cell>
          <table:table-cell table:formula="of:=[.D59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.812" calcext:value-type="float">
            <text:p>62.812</text:p>
          </table:table-cell>
          <table:table-cell office:value-type="float" office:value="0.01000977" calcext:value-type="float">
            <text:p>0.01000977</text:p>
          </table:table-cell>
          <table:table-cell table:formula="of:=[.C60]" office:value-type="float" office:value="62.812" calcext:value-type="float">
            <text:p>62.812</text:p>
          </table:table-cell>
          <table:table-cell table:formula="of:=[.D60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D6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756836" calcext:value-type="float">
            <text:p>0.00756836</text:p>
          </table:table-cell>
          <table:table-cell table:formula="of:=[.$E$60]+[.C62]" office:value-type="float" office:value="62.922" calcext:value-type="float">
            <text:p>62.922</text:p>
          </table:table-cell>
          <table:table-cell table:formula="of:=[.D62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65918" calcext:value-type="float">
            <text:p>0.0065918</text:p>
          </table:table-cell>
          <table:table-cell table:formula="of:=[.$E$60]+[.C63]" office:value-type="float" office:value="64" calcext:value-type="float">
            <text:p>64</text:p>
          </table:table-cell>
          <table:table-cell table:formula="of:=[.D63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0878906" calcext:value-type="float">
            <text:p>0.00878906</text:p>
          </table:table-cell>
          <table:table-cell table:formula="of:=[.$E$60]+[.C64]" office:value-type="float" office:value="65.109" calcext:value-type="float">
            <text:p>65.109</text:p>
          </table:table-cell>
          <table:table-cell table:formula="of:=[.D64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65918" calcext:value-type="float">
            <text:p>0.0065918</text:p>
          </table:table-cell>
          <table:table-cell table:formula="of:=[.$E$60]+[.C65]" office:value-type="float" office:value="66.203" calcext:value-type="float">
            <text:p>66.203</text:p>
          </table:table-cell>
          <table:table-cell table:formula="of:=[.D65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854492" calcext:value-type="float">
            <text:p>0.00854492</text:p>
          </table:table-cell>
          <table:table-cell table:formula="of:=[.$E$60]+[.C66]" office:value-type="float" office:value="67.312" calcext:value-type="float">
            <text:p>67.312</text:p>
          </table:table-cell>
          <table:table-cell table:formula="of:=[.D66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927734" calcext:value-type="float">
            <text:p>0.00927734</text:p>
          </table:table-cell>
          <table:table-cell table:formula="of:=[.$E$60]+[.C67]" office:value-type="float" office:value="68.406" calcext:value-type="float">
            <text:p>68.406</text:p>
          </table:table-cell>
          <table:table-cell table:formula="of:=[.D67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927734" calcext:value-type="float">
            <text:p>0.00927734</text:p>
          </table:table-cell>
          <table:table-cell table:formula="of:=[.$E$60]+[.C68]" office:value-type="float" office:value="69.5" calcext:value-type="float">
            <text:p>69.5</text:p>
          </table:table-cell>
          <table:table-cell table:formula="of:=[.D68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065918" calcext:value-type="float">
            <text:p>0.0065918</text:p>
          </table:table-cell>
          <table:table-cell table:formula="of:=[.$E$60]+[.C69]" office:value-type="float" office:value="70.609" calcext:value-type="float">
            <text:p>70.609</text:p>
          </table:table-cell>
          <table:table-cell table:formula="of:=[.D69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756836" calcext:value-type="float">
            <text:p>0.00756836</text:p>
          </table:table-cell>
          <table:table-cell table:formula="of:=[.$E$60]+[.C70]" office:value-type="float" office:value="71.703" calcext:value-type="float">
            <text:p>71.703</text:p>
          </table:table-cell>
          <table:table-cell table:formula="of:=[.D70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830078" calcext:value-type="float">
            <text:p>0.00830078</text:p>
          </table:table-cell>
          <table:table-cell table:formula="of:=[.$E$60]+[.C71]" office:value-type="float" office:value="72.812" calcext:value-type="float">
            <text:p>72.812</text:p>
          </table:table-cell>
          <table:table-cell table:formula="of:=[.D71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78125" calcext:value-type="float">
            <text:p>0.0078125</text:p>
          </table:table-cell>
          <table:table-cell table:formula="of:=[.$E$60]+[.C72]" office:value-type="float" office:value="73.906" calcext:value-type="float">
            <text:p>73.906</text:p>
          </table:table-cell>
          <table:table-cell table:formula="of:=[.D72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878906" calcext:value-type="float">
            <text:p>0.00878906</text:p>
          </table:table-cell>
          <table:table-cell table:formula="of:=[.$E$60]+[.C73]" office:value-type="float" office:value="75" calcext:value-type="float">
            <text:p>75</text:p>
          </table:table-cell>
          <table:table-cell table:formula="of:=[.D73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0732422" calcext:value-type="float">
            <text:p>0.00732422</text:p>
          </table:table-cell>
          <table:table-cell table:formula="of:=[.$E$60]+[.C74]" office:value-type="float" office:value="76.109" calcext:value-type="float">
            <text:p>76.109</text:p>
          </table:table-cell>
          <table:table-cell table:formula="of:=[.D74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927734" calcext:value-type="float">
            <text:p>0.00927734</text:p>
          </table:table-cell>
          <table:table-cell table:formula="of:=[.$E$60]+[.C75]" office:value-type="float" office:value="77.203" calcext:value-type="float">
            <text:p>77.203</text:p>
          </table:table-cell>
          <table:table-cell table:formula="of:=[.D75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756836" calcext:value-type="float">
            <text:p>0.00756836</text:p>
          </table:table-cell>
          <table:table-cell table:formula="of:=[.$E$60]+[.C76]" office:value-type="float" office:value="78.312" calcext:value-type="float">
            <text:p>78.312</text:p>
          </table:table-cell>
          <table:table-cell table:formula="of:=[.D76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878906" calcext:value-type="float">
            <text:p>0.00878906</text:p>
          </table:table-cell>
          <table:table-cell table:formula="of:=[.$E$60]+[.C77]" office:value-type="float" office:value="79.406" calcext:value-type="float">
            <text:p>79.406</text:p>
          </table:table-cell>
          <table:table-cell table:formula="of:=[.D77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1000977" calcext:value-type="float">
            <text:p>0.01000977</text:p>
          </table:table-cell>
          <table:table-cell table:formula="of:=[.$E$60]+[.C78]" office:value-type="float" office:value="80.5" calcext:value-type="float">
            <text:p>80.5</text:p>
          </table:table-cell>
          <table:table-cell table:formula="of:=[.D7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0610352" calcext:value-type="float">
            <text:p>0.00610352</text:p>
          </table:table-cell>
          <table:table-cell table:formula="of:=[.$E$60]+[.C79]" office:value-type="float" office:value="81.609" calcext:value-type="float">
            <text:p>81.609</text:p>
          </table:table-cell>
          <table:table-cell table:formula="of:=[.D79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854492" calcext:value-type="float">
            <text:p>0.00854492</text:p>
          </table:table-cell>
          <table:table-cell table:formula="of:=[.$E$60]+[.C80]" office:value-type="float" office:value="82.703" calcext:value-type="float">
            <text:p>82.703</text:p>
          </table:table-cell>
          <table:table-cell table:formula="of:=[.D80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0952148" calcext:value-type="float">
            <text:p>0.00952148</text:p>
          </table:table-cell>
          <table:table-cell table:formula="of:=[.$E$60]+[.C81]" office:value-type="float" office:value="83.797" calcext:value-type="float">
            <text:p>83.797</text:p>
          </table:table-cell>
          <table:table-cell table:formula="of:=[.D81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830078" calcext:value-type="float">
            <text:p>0.00830078</text:p>
          </table:table-cell>
          <table:table-cell table:formula="of:=[.$E$60]+[.C82]" office:value-type="float" office:value="84.906" calcext:value-type="float">
            <text:p>84.906</text:p>
          </table:table-cell>
          <table:table-cell table:formula="of:=[.D82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0756836" calcext:value-type="float">
            <text:p>0.00756836</text:p>
          </table:table-cell>
          <table:table-cell table:formula="of:=[.$E$60]+[.C83]" office:value-type="float" office:value="86" calcext:value-type="float">
            <text:p>86</text:p>
          </table:table-cell>
          <table:table-cell table:formula="of:=[.D83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0708008" calcext:value-type="float">
            <text:p>0.00708008</text:p>
          </table:table-cell>
          <table:table-cell table:formula="of:=[.$E$60]+[.C84]" office:value-type="float" office:value="87.109" calcext:value-type="float">
            <text:p>87.109</text:p>
          </table:table-cell>
          <table:table-cell table:formula="of:=[.D84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708008" calcext:value-type="float">
            <text:p>0.00708008</text:p>
          </table:table-cell>
          <table:table-cell table:formula="of:=[.$E$60]+[.C85]" office:value-type="float" office:value="88.203" calcext:value-type="float">
            <text:p>88.203</text:p>
          </table:table-cell>
          <table:table-cell table:formula="of:=[.D85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0732422" calcext:value-type="float">
            <text:p>0.00732422</text:p>
          </table:table-cell>
          <table:table-cell table:formula="of:=[.$E$60]+[.C86]" office:value-type="float" office:value="89.297" calcext:value-type="float">
            <text:p>89.297</text:p>
          </table:table-cell>
          <table:table-cell table:formula="of:=[.D86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830078" calcext:value-type="float">
            <text:p>0.00830078</text:p>
          </table:table-cell>
          <table:table-cell table:formula="of:=[.$E$60]+[.C87]" office:value-type="float" office:value="90.406" calcext:value-type="float">
            <text:p>90.406</text:p>
          </table:table-cell>
          <table:table-cell table:formula="of:=[.D87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078125" calcext:value-type="float">
            <text:p>0.0078125</text:p>
          </table:table-cell>
          <table:table-cell table:formula="of:=[.$E$60]+[.C88]" office:value-type="float" office:value="91.5" calcext:value-type="float">
            <text:p>91.5</text:p>
          </table:table-cell>
          <table:table-cell table:formula="of:=[.D88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0830078" calcext:value-type="float">
            <text:p>0.00830078</text:p>
          </table:table-cell>
          <table:table-cell table:formula="of:=[.$E$60]+[.C89]" office:value-type="float" office:value="92.609" calcext:value-type="float">
            <text:p>92.609</text:p>
          </table:table-cell>
          <table:table-cell table:formula="of:=[.D89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805664" calcext:value-type="float">
            <text:p>0.00805664</text:p>
          </table:table-cell>
          <table:table-cell table:formula="of:=[.$E$60]+[.C90]" office:value-type="float" office:value="93.703" calcext:value-type="float">
            <text:p>93.703</text:p>
          </table:table-cell>
          <table:table-cell table:formula="of:=[.D90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078125" calcext:value-type="float">
            <text:p>0.0078125</text:p>
          </table:table-cell>
          <table:table-cell table:formula="of:=[.$E$60]+[.C91]" office:value-type="float" office:value="94.797" calcext:value-type="float">
            <text:p>94.797</text:p>
          </table:table-cell>
          <table:table-cell table:formula="of:=[.D91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854492" calcext:value-type="float">
            <text:p>0.00854492</text:p>
          </table:table-cell>
          <table:table-cell table:formula="of:=[.$E$60]+[.C92]" office:value-type="float" office:value="95.906" calcext:value-type="float">
            <text:p>95.906</text:p>
          </table:table-cell>
          <table:table-cell table:formula="of:=[.D92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0756836" calcext:value-type="float">
            <text:p>0.00756836</text:p>
          </table:table-cell>
          <table:table-cell table:formula="of:=[.$E$60]+[.C93]" office:value-type="float" office:value="97" calcext:value-type="float">
            <text:p>97</text:p>
          </table:table-cell>
          <table:table-cell table:formula="of:=[.D93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0805664" calcext:value-type="float">
            <text:p>0.00805664</text:p>
          </table:table-cell>
          <table:table-cell table:formula="of:=[.$E$60]+[.C94]" office:value-type="float" office:value="98.109" calcext:value-type="float">
            <text:p>98.109</text:p>
          </table:table-cell>
          <table:table-cell table:formula="of:=[.D94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561523" calcext:value-type="float">
            <text:p>0.00561523</text:p>
          </table:table-cell>
          <table:table-cell table:formula="of:=[.$E$60]+[.C95]" office:value-type="float" office:value="99.203" calcext:value-type="float">
            <text:p>99.203</text:p>
          </table:table-cell>
          <table:table-cell table:formula="of:=[.D95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0805664" calcext:value-type="float">
            <text:p>0.00805664</text:p>
          </table:table-cell>
          <table:table-cell table:formula="of:=[.$E$60]+[.C96]" office:value-type="float" office:value="100.297" calcext:value-type="float">
            <text:p>100.297</text:p>
          </table:table-cell>
          <table:table-cell table:formula="of:=[.D96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756836" calcext:value-type="float">
            <text:p>0.00756836</text:p>
          </table:table-cell>
          <table:table-cell table:formula="of:=[.$E$60]+[.C97]" office:value-type="float" office:value="101.406" calcext:value-type="float">
            <text:p>101.406</text:p>
          </table:table-cell>
          <table:table-cell table:formula="of:=[.D97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683594" calcext:value-type="float">
            <text:p>0.00683594</text:p>
          </table:table-cell>
          <table:table-cell table:formula="of:=[.$E$60]+[.C98]" office:value-type="float" office:value="102.5" calcext:value-type="float">
            <text:p>102.5</text:p>
          </table:table-cell>
          <table:table-cell table:formula="of:=[.D98]/[.$I$1]" office:value-type="float" office:value="0.00306544394618834" calcext:value-type="float">
            <text:p>0.003065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0708008" calcext:value-type="float">
            <text:p>0.00708008</text:p>
          </table:table-cell>
          <table:table-cell table:formula="of:=[.$E$60]+[.C99]" office:value-type="float" office:value="103.609" calcext:value-type="float">
            <text:p>103.609</text:p>
          </table:table-cell>
          <table:table-cell table:formula="of:=[.D99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90332" calcext:value-type="float">
            <text:p>0.0090332</text:p>
          </table:table-cell>
          <table:table-cell table:formula="of:=[.$E$60]+[.C100]" office:value-type="float" office:value="104.703" calcext:value-type="float">
            <text:p>104.703</text:p>
          </table:table-cell>
          <table:table-cell table:formula="of:=[.D100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078125" calcext:value-type="float">
            <text:p>0.0078125</text:p>
          </table:table-cell>
          <table:table-cell table:formula="of:=[.$E$60]+[.C101]" office:value-type="float" office:value="105.797" calcext:value-type="float">
            <text:p>105.797</text:p>
          </table:table-cell>
          <table:table-cell table:formula="of:=[.D101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78125" calcext:value-type="float">
            <text:p>0.0078125</text:p>
          </table:table-cell>
          <table:table-cell table:formula="of:=[.$E$60]+[.C102]" office:value-type="float" office:value="106.906" calcext:value-type="float">
            <text:p>106.906</text:p>
          </table:table-cell>
          <table:table-cell table:formula="of:=[.D102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00512695" calcext:value-type="float">
            <text:p>0.00512695</text:p>
          </table:table-cell>
          <table:table-cell table:formula="of:=[.$E$60]+[.C103]" office:value-type="float" office:value="108.812" calcext:value-type="float">
            <text:p>108.812</text:p>
          </table:table-cell>
          <table:table-cell table:formula="of:=[.D103]/[.$I$1]" office:value-type="float" office:value="0.00229908071748879" calcext:value-type="float">
            <text:p>0.002299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094" calcext:value-type="float">
            <text:p>47.094</text:p>
          </table:table-cell>
          <table:table-cell office:value-type="float" office:value="0.00561523" calcext:value-type="float">
            <text:p>0.00561523</text:p>
          </table:table-cell>
          <table:table-cell table:formula="of:=[.$E$60]+[.C104]" office:value-type="float" office:value="109.906" calcext:value-type="float">
            <text:p>109.906</text:p>
          </table:table-cell>
          <table:table-cell table:formula="of:=[.D104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188" calcext:value-type="float">
            <text:p>48.188</text:p>
          </table:table-cell>
          <table:table-cell office:value-type="float" office:value="0.00830078" calcext:value-type="float">
            <text:p>0.00830078</text:p>
          </table:table-cell>
          <table:table-cell table:formula="of:=[.$E$60]+[.C105]" office:value-type="float" office:value="111" calcext:value-type="float">
            <text:p>111</text:p>
          </table:table-cell>
          <table:table-cell table:formula="of:=[.D105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297" calcext:value-type="float">
            <text:p>49.297</text:p>
          </table:table-cell>
          <table:table-cell office:value-type="float" office:value="0.00805664" calcext:value-type="float">
            <text:p>0.00805664</text:p>
          </table:table-cell>
          <table:table-cell table:formula="of:=[.$E$60]+[.C106]" office:value-type="float" office:value="112.109" calcext:value-type="float">
            <text:p>112.109</text:p>
          </table:table-cell>
          <table:table-cell table:formula="of:=[.D106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391" calcext:value-type="float">
            <text:p>50.391</text:p>
          </table:table-cell>
          <table:table-cell office:value-type="float" office:value="0.00830078" calcext:value-type="float">
            <text:p>0.00830078</text:p>
          </table:table-cell>
          <table:table-cell table:formula="of:=[.$E$60]+[.C107]" office:value-type="float" office:value="113.203" calcext:value-type="float">
            <text:p>113.203</text:p>
          </table:table-cell>
          <table:table-cell table:formula="of:=[.D107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485" calcext:value-type="float">
            <text:p>51.485</text:p>
          </table:table-cell>
          <table:table-cell office:value-type="float" office:value="0.01000977" calcext:value-type="float">
            <text:p>0.01000977</text:p>
          </table:table-cell>
          <table:table-cell table:formula="of:=[.$E$60]+[.C108]" office:value-type="float" office:value="114.297" calcext:value-type="float">
            <text:p>114.297</text:p>
          </table:table-cell>
          <table:table-cell table:formula="of:=[.D10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594" calcext:value-type="float">
            <text:p>52.594</text:p>
          </table:table-cell>
          <table:table-cell office:value-type="float" office:value="0.00537109" calcext:value-type="float">
            <text:p>0.00537109</text:p>
          </table:table-cell>
          <table:table-cell table:formula="of:=[.$E$60]+[.C109]" office:value-type="float" office:value="115.406" calcext:value-type="float">
            <text:p>115.406</text:p>
          </table:table-cell>
          <table:table-cell table:formula="of:=[.D109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688" calcext:value-type="float">
            <text:p>53.688</text:p>
          </table:table-cell>
          <table:table-cell office:value-type="float" office:value="0.00830078" calcext:value-type="float">
            <text:p>0.00830078</text:p>
          </table:table-cell>
          <table:table-cell table:formula="of:=[.$E$60]+[.C110]" office:value-type="float" office:value="116.5" calcext:value-type="float">
            <text:p>116.5</text:p>
          </table:table-cell>
          <table:table-cell table:formula="of:=[.D110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797" calcext:value-type="float">
            <text:p>54.797</text:p>
          </table:table-cell>
          <table:table-cell office:value-type="float" office:value="0.00805664" calcext:value-type="float">
            <text:p>0.00805664</text:p>
          </table:table-cell>
          <table:table-cell table:formula="of:=[.$E$60]+[.C111]" office:value-type="float" office:value="117.609" calcext:value-type="float">
            <text:p>117.609</text:p>
          </table:table-cell>
          <table:table-cell table:formula="of:=[.D111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891" calcext:value-type="float">
            <text:p>55.891</text:p>
          </table:table-cell>
          <table:table-cell office:value-type="float" office:value="0.0065918" calcext:value-type="float">
            <text:p>0.0065918</text:p>
          </table:table-cell>
          <table:table-cell table:formula="of:=[.$E$60]+[.C112]" office:value-type="float" office:value="118.703" calcext:value-type="float">
            <text:p>118.703</text:p>
          </table:table-cell>
          <table:table-cell table:formula="of:=[.D112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985" calcext:value-type="float">
            <text:p>56.985</text:p>
          </table:table-cell>
          <table:table-cell office:value-type="float" office:value="0.0078125" calcext:value-type="float">
            <text:p>0.0078125</text:p>
          </table:table-cell>
          <table:table-cell table:formula="of:=[.$E$60]+[.C113]" office:value-type="float" office:value="119.797" calcext:value-type="float">
            <text:p>119.797</text:p>
          </table:table-cell>
          <table:table-cell table:formula="of:=[.D113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094" calcext:value-type="float">
            <text:p>58.094</text:p>
          </table:table-cell>
          <table:table-cell office:value-type="float" office:value="0.00878906" calcext:value-type="float">
            <text:p>0.00878906</text:p>
          </table:table-cell>
          <table:table-cell table:formula="of:=[.$E$60]+[.C114]" office:value-type="float" office:value="120.906" calcext:value-type="float">
            <text:p>120.906</text:p>
          </table:table-cell>
          <table:table-cell table:formula="of:=[.D114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188" calcext:value-type="float">
            <text:p>59.188</text:p>
          </table:table-cell>
          <table:table-cell office:value-type="float" office:value="0.00610352" calcext:value-type="float">
            <text:p>0.00610352</text:p>
          </table:table-cell>
          <table:table-cell table:formula="of:=[.$E$60]+[.C115]" office:value-type="float" office:value="122" calcext:value-type="float">
            <text:p>122</text:p>
          </table:table-cell>
          <table:table-cell table:formula="of:=[.D115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297" calcext:value-type="float">
            <text:p>60.297</text:p>
          </table:table-cell>
          <table:table-cell office:value-type="float" office:value="0.00927734" calcext:value-type="float">
            <text:p>0.00927734</text:p>
          </table:table-cell>
          <table:table-cell table:formula="of:=[.$E$60]+[.C116]" office:value-type="float" office:value="123.109" calcext:value-type="float">
            <text:p>123.109</text:p>
          </table:table-cell>
          <table:table-cell table:formula="of:=[.D116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formula="of:=[.D117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18]" office:value-type="float" office:value="123.219" calcext:value-type="float">
            <text:p>123.219</text:p>
          </table:table-cell>
          <table:table-cell table:formula="of:=[.D118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146484" calcext:value-type="float">
            <text:p>0.00146484</text:p>
          </table:table-cell>
          <table:table-cell table:formula="of:=[.$E$116]+[.C119]" office:value-type="float" office:value="124.297" calcext:value-type="float">
            <text:p>124.297</text:p>
          </table:table-cell>
          <table:table-cell table:formula="of:=[.D119]/[.$I$1]" office:value-type="float" office:value="0.000656878923766816" calcext:value-type="float">
            <text:p>0.000656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0463867" calcext:value-type="float">
            <text:p>0.00463867</text:p>
          </table:table-cell>
          <table:table-cell table:formula="of:=[.$E$116]+[.C120]" office:value-type="float" office:value="125.406" calcext:value-type="float">
            <text:p>125.406</text:p>
          </table:table-cell>
          <table:table-cell table:formula="of:=[.D120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439453" calcext:value-type="float">
            <text:p>0.00439453</text:p>
          </table:table-cell>
          <table:table-cell table:formula="of:=[.$E$116]+[.C121]" office:value-type="float" office:value="126.5" calcext:value-type="float">
            <text:p>126.5</text:p>
          </table:table-cell>
          <table:table-cell table:formula="of:=[.D121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317383" calcext:value-type="float">
            <text:p>0.00317383</text:p>
          </table:table-cell>
          <table:table-cell table:formula="of:=[.$E$116]+[.C122]" office:value-type="float" office:value="127.609" calcext:value-type="float">
            <text:p>127.609</text:p>
          </table:table-cell>
          <table:table-cell table:formula="of:=[.D122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244141" calcext:value-type="float">
            <text:p>0.00244141</text:p>
          </table:table-cell>
          <table:table-cell table:formula="of:=[.$E$116]+[.C123]" office:value-type="float" office:value="128.703" calcext:value-type="float">
            <text:p>128.703</text:p>
          </table:table-cell>
          <table:table-cell table:formula="of:=[.D123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4]" office:value-type="float" office:value="129.797" calcext:value-type="float">
            <text:p>129.797</text:p>
          </table:table-cell>
          <table:table-cell table:formula="of:=[.D124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0195312" calcext:value-type="float">
            <text:p>0.00195312</text:p>
          </table:table-cell>
          <table:table-cell table:formula="of:=[.$E$116]+[.C125]" office:value-type="float" office:value="130.906" calcext:value-type="float">
            <text:p>130.906</text:p>
          </table:table-cell>
          <table:table-cell table:formula="of:=[.D125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6]" office:value-type="float" office:value="132" calcext:value-type="float">
            <text:p>132</text:p>
          </table:table-cell>
          <table:table-cell table:formula="of:=[.D126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244141" calcext:value-type="float">
            <text:p>0.00244141</text:p>
          </table:table-cell>
          <table:table-cell table:formula="of:=[.$E$116]+[.C127]" office:value-type="float" office:value="133.109" calcext:value-type="float">
            <text:p>133.109</text:p>
          </table:table-cell>
          <table:table-cell table:formula="of:=[.D127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268555" calcext:value-type="float">
            <text:p>0.00268555</text:p>
          </table:table-cell>
          <table:table-cell table:formula="of:=[.$E$116]+[.C128]" office:value-type="float" office:value="134.203" calcext:value-type="float">
            <text:p>134.203</text:p>
          </table:table-cell>
          <table:table-cell table:formula="of:=[.D128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9]" office:value-type="float" office:value="135.297" calcext:value-type="float">
            <text:p>135.297</text:p>
          </table:table-cell>
          <table:table-cell table:formula="of:=[.D12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30]" office:value-type="float" office:value="136.406" calcext:value-type="float">
            <text:p>136.406</text:p>
          </table:table-cell>
          <table:table-cell table:formula="of:=[.D130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31]" office:value-type="float" office:value="137.5" calcext:value-type="float">
            <text:p>137.5</text:p>
          </table:table-cell>
          <table:table-cell table:formula="of:=[.D13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12207" calcext:value-type="float">
            <text:p>0.0012207</text:p>
          </table:table-cell>
          <table:table-cell table:formula="of:=[.$E$116]+[.C132]" office:value-type="float" office:value="138.609" calcext:value-type="float">
            <text:p>138.609</text:p>
          </table:table-cell>
          <table:table-cell table:formula="of:=[.D132]/[.$I$1]" office:value-type="float" office:value="0.000547399103139014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366211" calcext:value-type="float">
            <text:p>0.00366211</text:p>
          </table:table-cell>
          <table:table-cell table:formula="of:=[.$E$116]+[.C133]" office:value-type="float" office:value="139.703" calcext:value-type="float">
            <text:p>139.703</text:p>
          </table:table-cell>
          <table:table-cell table:formula="of:=[.D133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4]" office:value-type="float" office:value="140.812" calcext:value-type="float">
            <text:p>140.812</text:p>
          </table:table-cell>
          <table:table-cell table:formula="of:=[.D134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5]" office:value-type="float" office:value="141.906" calcext:value-type="float">
            <text:p>141.906</text:p>
          </table:table-cell>
          <table:table-cell table:formula="of:=[.D135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6]" office:value-type="float" office:value="143" calcext:value-type="float">
            <text:p>143</text:p>
          </table:table-cell>
          <table:table-cell table:formula="of:=[.D136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195312" calcext:value-type="float">
            <text:p>0.00195312</text:p>
          </table:table-cell>
          <table:table-cell table:formula="of:=[.$E$116]+[.C137]" office:value-type="float" office:value="144.109" calcext:value-type="float">
            <text:p>144.109</text:p>
          </table:table-cell>
          <table:table-cell table:formula="of:=[.D13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610352" calcext:value-type="float">
            <text:p>0.00610352</text:p>
          </table:table-cell>
          <table:table-cell table:formula="of:=[.$E$116]+[.C138]" office:value-type="float" office:value="145.203" calcext:value-type="float">
            <text:p>145.203</text:p>
          </table:table-cell>
          <table:table-cell table:formula="of:=[.D138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00463867" calcext:value-type="float">
            <text:p>0.00463867</text:p>
          </table:table-cell>
          <table:table-cell table:formula="of:=[.$E$116]+[.C139]" office:value-type="float" office:value="146.312" calcext:value-type="float">
            <text:p>146.312</text:p>
          </table:table-cell>
          <table:table-cell table:formula="of:=[.D139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0268555" calcext:value-type="float">
            <text:p>0.00268555</text:p>
          </table:table-cell>
          <table:table-cell table:formula="of:=[.$E$116]+[.C140]" office:value-type="float" office:value="147.406" calcext:value-type="float">
            <text:p>147.406</text:p>
          </table:table-cell>
          <table:table-cell table:formula="of:=[.D140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41]" office:value-type="float" office:value="148.5" calcext:value-type="float">
            <text:p>148.5</text:p>
          </table:table-cell>
          <table:table-cell table:formula="of:=[.D14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00195312" calcext:value-type="float">
            <text:p>0.00195312</text:p>
          </table:table-cell>
          <table:table-cell table:formula="of:=[.$E$116]+[.C142]" office:value-type="float" office:value="149.609" calcext:value-type="float">
            <text:p>149.609</text:p>
          </table:table-cell>
          <table:table-cell table:formula="of:=[.D142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439453" calcext:value-type="float">
            <text:p>0.00439453</text:p>
          </table:table-cell>
          <table:table-cell table:formula="of:=[.$E$116]+[.C143]" office:value-type="float" office:value="150.703" calcext:value-type="float">
            <text:p>150.703</text:p>
          </table:table-cell>
          <table:table-cell table:formula="of:=[.D143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00219727" calcext:value-type="float">
            <text:p>0.00219727</text:p>
          </table:table-cell>
          <table:table-cell table:formula="of:=[.$E$116]+[.C144]" office:value-type="float" office:value="151.812" calcext:value-type="float">
            <text:p>151.812</text:p>
          </table:table-cell>
          <table:table-cell table:formula="of:=[.D144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0244141" calcext:value-type="float">
            <text:p>0.00244141</text:p>
          </table:table-cell>
          <table:table-cell table:formula="of:=[.$E$116]+[.C145]" office:value-type="float" office:value="152.906" calcext:value-type="float">
            <text:p>152.906</text:p>
          </table:table-cell>
          <table:table-cell table:formula="of:=[.D145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415039" calcext:value-type="float">
            <text:p>0.00415039</text:p>
          </table:table-cell>
          <table:table-cell table:formula="of:=[.$E$116]+[.C146]" office:value-type="float" office:value="154" calcext:value-type="float">
            <text:p>154</text:p>
          </table:table-cell>
          <table:table-cell table:formula="of:=[.D146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366211" calcext:value-type="float">
            <text:p>0.00366211</text:p>
          </table:table-cell>
          <table:table-cell table:formula="of:=[.$E$116]+[.C147]" office:value-type="float" office:value="155.109" calcext:value-type="float">
            <text:p>155.109</text:p>
          </table:table-cell>
          <table:table-cell table:formula="of:=[.D147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488281" calcext:value-type="float">
            <text:p>0.00488281</text:p>
          </table:table-cell>
          <table:table-cell table:formula="of:=[.$E$116]+[.C148]" office:value-type="float" office:value="156.203" calcext:value-type="float">
            <text:p>156.203</text:p>
          </table:table-cell>
          <table:table-cell table:formula="of:=[.D148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00390625" calcext:value-type="float">
            <text:p>0.00390625</text:p>
          </table:table-cell>
          <table:table-cell table:formula="of:=[.$E$116]+[.C149]" office:value-type="float" office:value="157.312" calcext:value-type="float">
            <text:p>157.312</text:p>
          </table:table-cell>
          <table:table-cell table:formula="of:=[.D14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0]" office:value-type="float" office:value="158.406" calcext:value-type="float">
            <text:p>158.406</text:p>
          </table:table-cell>
          <table:table-cell table:formula="of:=[.D150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1]" office:value-type="float" office:value="159.5" calcext:value-type="float">
            <text:p>159.5</text:p>
          </table:table-cell>
          <table:table-cell table:formula="of:=[.D15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2]" office:value-type="float" office:value="160.609" calcext:value-type="float">
            <text:p>160.609</text:p>
          </table:table-cell>
          <table:table-cell table:formula="of:=[.D15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463867" calcext:value-type="float">
            <text:p>0.00463867</text:p>
          </table:table-cell>
          <table:table-cell table:formula="of:=[.$E$116]+[.C153]" office:value-type="float" office:value="161.703" calcext:value-type="float">
            <text:p>161.703</text:p>
          </table:table-cell>
          <table:table-cell table:formula="of:=[.D153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268555" calcext:value-type="float">
            <text:p>0.00268555</text:p>
          </table:table-cell>
          <table:table-cell table:formula="of:=[.$E$116]+[.C154]" office:value-type="float" office:value="162.797" calcext:value-type="float">
            <text:p>162.797</text:p>
          </table:table-cell>
          <table:table-cell table:formula="of:=[.D154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55]" office:value-type="float" office:value="163.906" calcext:value-type="float">
            <text:p>163.906</text:p>
          </table:table-cell>
          <table:table-cell table:formula="of:=[.D155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390625" calcext:value-type="float">
            <text:p>0.00390625</text:p>
          </table:table-cell>
          <table:table-cell table:formula="of:=[.$E$116]+[.C156]" office:value-type="float" office:value="165" calcext:value-type="float">
            <text:p>165</text:p>
          </table:table-cell>
          <table:table-cell table:formula="of:=[.D156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537109" calcext:value-type="float">
            <text:p>0.00537109</text:p>
          </table:table-cell>
          <table:table-cell table:formula="of:=[.$E$116]+[.C157]" office:value-type="float" office:value="166.109" calcext:value-type="float">
            <text:p>166.109</text:p>
          </table:table-cell>
          <table:table-cell table:formula="of:=[.D157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366211" calcext:value-type="float">
            <text:p>0.00366211</text:p>
          </table:table-cell>
          <table:table-cell table:formula="of:=[.$E$116]+[.C158]" office:value-type="float" office:value="167.203" calcext:value-type="float">
            <text:p>167.203</text:p>
          </table:table-cell>
          <table:table-cell table:formula="of:=[.D158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0390625" calcext:value-type="float">
            <text:p>0.00390625</text:p>
          </table:table-cell>
          <table:table-cell table:formula="of:=[.$E$116]+[.C159]" office:value-type="float" office:value="168.297" calcext:value-type="float">
            <text:p>168.297</text:p>
          </table:table-cell>
          <table:table-cell table:formula="of:=[.D15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0244141" calcext:value-type="float">
            <text:p>0.00244141</text:p>
          </table:table-cell>
          <table:table-cell table:formula="of:=[.$E$116]+[.C160]" office:value-type="float" office:value="169.406" calcext:value-type="float">
            <text:p>169.406</text:p>
          </table:table-cell>
          <table:table-cell table:formula="of:=[.D160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0195312" calcext:value-type="float">
            <text:p>0.00195312</text:p>
          </table:table-cell>
          <table:table-cell table:formula="of:=[.$E$116]+[.C161]" office:value-type="float" office:value="170.5" calcext:value-type="float">
            <text:p>170.5</text:p>
          </table:table-cell>
          <table:table-cell table:formula="of:=[.D161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00292969" calcext:value-type="float">
            <text:p>0.00292969</text:p>
          </table:table-cell>
          <table:table-cell table:formula="of:=[.$E$116]+[.C162]" office:value-type="float" office:value="171.609" calcext:value-type="float">
            <text:p>171.609</text:p>
          </table:table-cell>
          <table:table-cell table:formula="of:=[.D16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3]" office:value-type="float" office:value="172.703" calcext:value-type="float">
            <text:p>172.703</text:p>
          </table:table-cell>
          <table:table-cell table:formula="of:=[.D16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64]" office:value-type="float" office:value="173.797" calcext:value-type="float">
            <text:p>173.797</text:p>
          </table:table-cell>
          <table:table-cell table:formula="of:=[.D164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5]" office:value-type="float" office:value="174.906" calcext:value-type="float">
            <text:p>174.906</text:p>
          </table:table-cell>
          <table:table-cell table:formula="of:=[.D165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6]" office:value-type="float" office:value="176" calcext:value-type="float">
            <text:p>176</text:p>
          </table:table-cell>
          <table:table-cell table:formula="of:=[.D166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0195312" calcext:value-type="float">
            <text:p>0.00195312</text:p>
          </table:table-cell>
          <table:table-cell table:formula="of:=[.$E$116]+[.C167]" office:value-type="float" office:value="177.109" calcext:value-type="float">
            <text:p>177.109</text:p>
          </table:table-cell>
          <table:table-cell table:formula="of:=[.D16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0341797" calcext:value-type="float">
            <text:p>0.00341797</text:p>
          </table:table-cell>
          <table:table-cell table:formula="of:=[.$E$116]+[.C168]" office:value-type="float" office:value="178.203" calcext:value-type="float">
            <text:p>178.203</text:p>
          </table:table-cell>
          <table:table-cell table:formula="of:=[.D168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0244141" calcext:value-type="float">
            <text:p>0.00244141</text:p>
          </table:table-cell>
          <table:table-cell table:formula="of:=[.$E$116]+[.C169]" office:value-type="float" office:value="179.297" calcext:value-type="float">
            <text:p>179.297</text:p>
          </table:table-cell>
          <table:table-cell table:formula="of:=[.D169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70]" office:value-type="float" office:value="180.406" calcext:value-type="float">
            <text:p>180.406</text:p>
          </table:table-cell>
          <table:table-cell table:formula="of:=[.D170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0463867" calcext:value-type="float">
            <text:p>0.00463867</text:p>
          </table:table-cell>
          <table:table-cell table:formula="of:=[.$E$116]+[.C171]" office:value-type="float" office:value="181.5" calcext:value-type="float">
            <text:p>181.5</text:p>
          </table:table-cell>
          <table:table-cell table:formula="of:=[.D171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0195312" calcext:value-type="float">
            <text:p>0.00195312</text:p>
          </table:table-cell>
          <table:table-cell table:formula="of:=[.$E$116]+[.C172]" office:value-type="float" office:value="182.609" calcext:value-type="float">
            <text:p>182.609</text:p>
          </table:table-cell>
          <table:table-cell table:formula="of:=[.D172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0415039" calcext:value-type="float">
            <text:p>0.00415039</text:p>
          </table:table-cell>
          <table:table-cell table:formula="of:=[.$E$116]+[.C173]" office:value-type="float" office:value="183.703" calcext:value-type="float">
            <text:p>183.703</text:p>
          </table:table-cell>
          <table:table-cell table:formula="of:=[.D17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formula="of:=[.D174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244141" calcext:value-type="float">
            <text:p>0.00244141</text:p>
          </table:table-cell>
          <table:table-cell table:formula="of:=[.$E$173]+[.C175]" office:value-type="float" office:value="183.813" calcext:value-type="float">
            <text:p>183.813</text:p>
          </table:table-cell>
          <table:table-cell table:formula="of:=[.D175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176]" office:value-type="float" office:value="184.891" calcext:value-type="float">
            <text:p>184.891</text:p>
          </table:table-cell>
          <table:table-cell table:formula="of:=[.D176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2" calcext:value-type="float">
            <text:p>2.282</text:p>
          </table:table-cell>
          <table:table-cell office:value-type="float" office:value="0.00195312" calcext:value-type="float">
            <text:p>0.00195312</text:p>
          </table:table-cell>
          <table:table-cell table:formula="of:=[.$E$173]+[.C177]" office:value-type="float" office:value="185.985" calcext:value-type="float">
            <text:p>185.985</text:p>
          </table:table-cell>
          <table:table-cell table:formula="of:=[.D17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195312" calcext:value-type="float">
            <text:p>0.00195312</text:p>
          </table:table-cell>
          <table:table-cell table:formula="of:=[.$E$173]+[.C178]" office:value-type="float" office:value="187.094" calcext:value-type="float">
            <text:p>187.094</text:p>
          </table:table-cell>
          <table:table-cell table:formula="of:=[.D178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0170898" calcext:value-type="float">
            <text:p>0.00170898</text:p>
          </table:table-cell>
          <table:table-cell table:formula="of:=[.$E$173]+[.C179]" office:value-type="float" office:value="188.188" calcext:value-type="float">
            <text:p>188.188</text:p>
          </table:table-cell>
          <table:table-cell table:formula="of:=[.D179]/[.$I$1]" office:value-type="float" office:value="0.000766358744394619" calcext:value-type="float">
            <text:p>0.00076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366211" calcext:value-type="float">
            <text:p>0.00366211</text:p>
          </table:table-cell>
          <table:table-cell table:formula="of:=[.$E$173]+[.C180]" office:value-type="float" office:value="189.297" calcext:value-type="float">
            <text:p>189.297</text:p>
          </table:table-cell>
          <table:table-cell table:formula="of:=[.D180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181]" office:value-type="float" office:value="190.391" calcext:value-type="float">
            <text:p>190.391</text:p>
          </table:table-cell>
          <table:table-cell table:formula="of:=[.D18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2" calcext:value-type="float">
            <text:p>7.782</text:p>
          </table:table-cell>
          <table:table-cell office:value-type="float" office:value="0.00415039" calcext:value-type="float">
            <text:p>0.00415039</text:p>
          </table:table-cell>
          <table:table-cell table:formula="of:=[.$E$173]+[.C182]" office:value-type="float" office:value="191.485" calcext:value-type="float">
            <text:p>191.485</text:p>
          </table:table-cell>
          <table:table-cell table:formula="of:=[.D182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292969" calcext:value-type="float">
            <text:p>0.00292969</text:p>
          </table:table-cell>
          <table:table-cell table:formula="of:=[.$E$173]+[.C183]" office:value-type="float" office:value="192.594" calcext:value-type="float">
            <text:p>192.594</text:p>
          </table:table-cell>
          <table:table-cell table:formula="of:=[.D183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0415039" calcext:value-type="float">
            <text:p>0.00415039</text:p>
          </table:table-cell>
          <table:table-cell table:formula="of:=[.$E$173]+[.C184]" office:value-type="float" office:value="193.688" calcext:value-type="float">
            <text:p>193.688</text:p>
          </table:table-cell>
          <table:table-cell table:formula="of:=[.D184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292969" calcext:value-type="float">
            <text:p>0.00292969</text:p>
          </table:table-cell>
          <table:table-cell table:formula="of:=[.$E$173]+[.C185]" office:value-type="float" office:value="194.797" calcext:value-type="float">
            <text:p>194.797</text:p>
          </table:table-cell>
          <table:table-cell table:formula="of:=[.D185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12207" calcext:value-type="float">
            <text:p>0.0012207</text:p>
          </table:table-cell>
          <table:table-cell table:formula="of:=[.$E$173]+[.C186]" office:value-type="float" office:value="195.891" calcext:value-type="float">
            <text:p>195.891</text:p>
          </table:table-cell>
          <table:table-cell table:formula="of:=[.D186]/[.$I$1]" office:value-type="float" office:value="0.000547399103139014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82" calcext:value-type="float">
            <text:p>13.282</text:p>
          </table:table-cell>
          <table:table-cell office:value-type="float" office:value="0.00341797" calcext:value-type="float">
            <text:p>0.00341797</text:p>
          </table:table-cell>
          <table:table-cell table:formula="of:=[.$E$173]+[.C187]" office:value-type="float" office:value="196.985" calcext:value-type="float">
            <text:p>196.985</text:p>
          </table:table-cell>
          <table:table-cell table:formula="of:=[.D187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366211" calcext:value-type="float">
            <text:p>0.00366211</text:p>
          </table:table-cell>
          <table:table-cell table:formula="of:=[.$E$173]+[.C188]" office:value-type="float" office:value="198.094" calcext:value-type="float">
            <text:p>198.094</text:p>
          </table:table-cell>
          <table:table-cell table:formula="of:=[.D188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0268555" calcext:value-type="float">
            <text:p>0.00268555</text:p>
          </table:table-cell>
          <table:table-cell table:formula="of:=[.$E$173]+[.C189]" office:value-type="float" office:value="199.188" calcext:value-type="float">
            <text:p>199.188</text:p>
          </table:table-cell>
          <table:table-cell table:formula="of:=[.D189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195312" calcext:value-type="float">
            <text:p>0.00195312</text:p>
          </table:table-cell>
          <table:table-cell table:formula="of:=[.$E$173]+[.C190]" office:value-type="float" office:value="200.297" calcext:value-type="float">
            <text:p>200.297</text:p>
          </table:table-cell>
          <table:table-cell table:formula="of:=[.D190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0390625" calcext:value-type="float">
            <text:p>0.00390625</text:p>
          </table:table-cell>
          <table:table-cell table:formula="of:=[.$E$173]+[.C191]" office:value-type="float" office:value="201.391" calcext:value-type="float">
            <text:p>201.391</text:p>
          </table:table-cell>
          <table:table-cell table:formula="of:=[.D191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82" calcext:value-type="float">
            <text:p>18.782</text:p>
          </table:table-cell>
          <table:table-cell office:value-type="float" office:value="0.00292969" calcext:value-type="float">
            <text:p>0.00292969</text:p>
          </table:table-cell>
          <table:table-cell table:formula="of:=[.$E$173]+[.C192]" office:value-type="float" office:value="202.485" calcext:value-type="float">
            <text:p>202.485</text:p>
          </table:table-cell>
          <table:table-cell table:formula="of:=[.D19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415039" calcext:value-type="float">
            <text:p>0.00415039</text:p>
          </table:table-cell>
          <table:table-cell table:formula="of:=[.$E$173]+[.C193]" office:value-type="float" office:value="203.594" calcext:value-type="float">
            <text:p>203.594</text:p>
          </table:table-cell>
          <table:table-cell table:formula="of:=[.D19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012207" calcext:value-type="float">
            <text:p>0.0012207</text:p>
          </table:table-cell>
          <table:table-cell table:formula="of:=[.$E$173]+[.C194]" office:value-type="float" office:value="204.688" calcext:value-type="float">
            <text:p>204.688</text:p>
          </table:table-cell>
          <table:table-cell table:formula="of:=[.D194]/[.$I$1]" office:value-type="float" office:value="0.000547399103139014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292969" calcext:value-type="float">
            <text:p>0.00292969</text:p>
          </table:table-cell>
          <table:table-cell table:formula="of:=[.$E$173]+[.C195]" office:value-type="float" office:value="205.797" calcext:value-type="float">
            <text:p>205.797</text:p>
          </table:table-cell>
          <table:table-cell table:formula="of:=[.D195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0488281" calcext:value-type="float">
            <text:p>0.00488281</text:p>
          </table:table-cell>
          <table:table-cell table:formula="of:=[.$E$173]+[.C196]" office:value-type="float" office:value="206.891" calcext:value-type="float">
            <text:p>206.891</text:p>
          </table:table-cell>
          <table:table-cell table:formula="of:=[.D196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82" calcext:value-type="float">
            <text:p>24.282</text:p>
          </table:table-cell>
          <table:table-cell office:value-type="float" office:value="0.00219727" calcext:value-type="float">
            <text:p>0.00219727</text:p>
          </table:table-cell>
          <table:table-cell table:formula="of:=[.$E$173]+[.C197]" office:value-type="float" office:value="207.985" calcext:value-type="float">
            <text:p>207.985</text:p>
          </table:table-cell>
          <table:table-cell table:formula="of:=[.D197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198]" office:value-type="float" office:value="209.094" calcext:value-type="float">
            <text:p>209.094</text:p>
          </table:table-cell>
          <table:table-cell table:formula="of:=[.D198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0317383" calcext:value-type="float">
            <text:p>0.00317383</text:p>
          </table:table-cell>
          <table:table-cell table:formula="of:=[.$E$173]+[.C199]" office:value-type="float" office:value="210.188" calcext:value-type="float">
            <text:p>210.188</text:p>
          </table:table-cell>
          <table:table-cell table:formula="of:=[.D199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390625" calcext:value-type="float">
            <text:p>0.00390625</text:p>
          </table:table-cell>
          <table:table-cell table:formula="of:=[.$E$173]+[.C200]" office:value-type="float" office:value="211.297" calcext:value-type="float">
            <text:p>211.297</text:p>
          </table:table-cell>
          <table:table-cell table:formula="of:=[.D200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0488281" calcext:value-type="float">
            <text:p>0.00488281</text:p>
          </table:table-cell>
          <table:table-cell table:formula="of:=[.$E$173]+[.C201]" office:value-type="float" office:value="212.391" calcext:value-type="float">
            <text:p>212.391</text:p>
          </table:table-cell>
          <table:table-cell table:formula="of:=[.D201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82" calcext:value-type="float">
            <text:p>29.782</text:p>
          </table:table-cell>
          <table:table-cell office:value-type="float" office:value="0.00219727" calcext:value-type="float">
            <text:p>0.00219727</text:p>
          </table:table-cell>
          <table:table-cell table:formula="of:=[.$E$173]+[.C202]" office:value-type="float" office:value="213.485" calcext:value-type="float">
            <text:p>213.485</text:p>
          </table:table-cell>
          <table:table-cell table:formula="of:=[.D202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195312" calcext:value-type="float">
            <text:p>0.00195312</text:p>
          </table:table-cell>
          <table:table-cell table:formula="of:=[.$E$173]+[.C203]" office:value-type="float" office:value="214.594" calcext:value-type="float">
            <text:p>214.594</text:p>
          </table:table-cell>
          <table:table-cell table:formula="of:=[.D203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0561523" calcext:value-type="float">
            <text:p>0.00561523</text:p>
          </table:table-cell>
          <table:table-cell table:formula="of:=[.$E$173]+[.C204]" office:value-type="float" office:value="215.688" calcext:value-type="float">
            <text:p>215.688</text:p>
          </table:table-cell>
          <table:table-cell table:formula="of:=[.D204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537109" calcext:value-type="float">
            <text:p>0.00537109</text:p>
          </table:table-cell>
          <table:table-cell table:formula="of:=[.$E$173]+[.C205]" office:value-type="float" office:value="216.797" calcext:value-type="float">
            <text:p>216.797</text:p>
          </table:table-cell>
          <table:table-cell table:formula="of:=[.D205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0292969" calcext:value-type="float">
            <text:p>0.00292969</text:p>
          </table:table-cell>
          <table:table-cell table:formula="of:=[.$E$173]+[.C206]" office:value-type="float" office:value="217.891" calcext:value-type="float">
            <text:p>217.891</text:p>
          </table:table-cell>
          <table:table-cell table:formula="of:=[.D206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2" calcext:value-type="float">
            <text:p>35.282</text:p>
          </table:table-cell>
          <table:table-cell office:value-type="float" office:value="0.00439453" calcext:value-type="float">
            <text:p>0.00439453</text:p>
          </table:table-cell>
          <table:table-cell table:formula="of:=[.$E$173]+[.C207]" office:value-type="float" office:value="218.985" calcext:value-type="float">
            <text:p>218.985</text:p>
          </table:table-cell>
          <table:table-cell table:formula="of:=[.D207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341797" calcext:value-type="float">
            <text:p>0.00341797</text:p>
          </table:table-cell>
          <table:table-cell table:formula="of:=[.$E$173]+[.C208]" office:value-type="float" office:value="220.094" calcext:value-type="float">
            <text:p>220.094</text:p>
          </table:table-cell>
          <table:table-cell table:formula="of:=[.D208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0366211" calcext:value-type="float">
            <text:p>0.00366211</text:p>
          </table:table-cell>
          <table:table-cell table:formula="of:=[.$E$173]+[.C209]" office:value-type="float" office:value="221.188" calcext:value-type="float">
            <text:p>221.188</text:p>
          </table:table-cell>
          <table:table-cell table:formula="of:=[.D20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0]" office:value-type="float" office:value="222.297" calcext:value-type="float">
            <text:p>222.297</text:p>
          </table:table-cell>
          <table:table-cell table:formula="of:=[.D210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211]" office:value-type="float" office:value="223.391" calcext:value-type="float">
            <text:p>223.391</text:p>
          </table:table-cell>
          <table:table-cell table:formula="of:=[.D21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2" calcext:value-type="float">
            <text:p>40.782</text:p>
          </table:table-cell>
          <table:table-cell office:value-type="float" office:value="0.00268555" calcext:value-type="float">
            <text:p>0.00268555</text:p>
          </table:table-cell>
          <table:table-cell table:formula="of:=[.$E$173]+[.C212]" office:value-type="float" office:value="224.485" calcext:value-type="float">
            <text:p>224.485</text:p>
          </table:table-cell>
          <table:table-cell table:formula="of:=[.D212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3]" office:value-type="float" office:value="225.594" calcext:value-type="float">
            <text:p>225.594</text:p>
          </table:table-cell>
          <table:table-cell table:formula="of:=[.D213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0195312" calcext:value-type="float">
            <text:p>0.00195312</text:p>
          </table:table-cell>
          <table:table-cell table:formula="of:=[.$E$173]+[.C214]" office:value-type="float" office:value="226.688" calcext:value-type="float">
            <text:p>226.688</text:p>
          </table:table-cell>
          <table:table-cell table:formula="of:=[.D214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219727" calcext:value-type="float">
            <text:p>0.00219727</text:p>
          </table:table-cell>
          <table:table-cell table:formula="of:=[.$E$173]+[.C215]" office:value-type="float" office:value="227.797" calcext:value-type="float">
            <text:p>227.797</text:p>
          </table:table-cell>
          <table:table-cell table:formula="of:=[.D215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0195312" calcext:value-type="float">
            <text:p>0.00195312</text:p>
          </table:table-cell>
          <table:table-cell table:formula="of:=[.$E$173]+[.C216]" office:value-type="float" office:value="228.891" calcext:value-type="float">
            <text:p>228.891</text:p>
          </table:table-cell>
          <table:table-cell table:formula="of:=[.D216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2" calcext:value-type="float">
            <text:p>46.282</text:p>
          </table:table-cell>
          <table:table-cell office:value-type="float" office:value="0.00439453" calcext:value-type="float">
            <text:p>0.00439453</text:p>
          </table:table-cell>
          <table:table-cell table:formula="of:=[.$E$173]+[.C217]" office:value-type="float" office:value="229.985" calcext:value-type="float">
            <text:p>229.985</text:p>
          </table:table-cell>
          <table:table-cell table:formula="of:=[.D217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0439453" calcext:value-type="float">
            <text:p>0.00439453</text:p>
          </table:table-cell>
          <table:table-cell table:formula="of:=[.$E$173]+[.C218]" office:value-type="float" office:value="231.094" calcext:value-type="float">
            <text:p>231.094</text:p>
          </table:table-cell>
          <table:table-cell table:formula="of:=[.D218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9]" office:value-type="float" office:value="232.188" calcext:value-type="float">
            <text:p>232.188</text:p>
          </table:table-cell>
          <table:table-cell table:formula="of:=[.D21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0415039" calcext:value-type="float">
            <text:p>0.00415039</text:p>
          </table:table-cell>
          <table:table-cell table:formula="of:=[.$E$173]+[.C220]" office:value-type="float" office:value="233.297" calcext:value-type="float">
            <text:p>233.297</text:p>
          </table:table-cell>
          <table:table-cell table:formula="of:=[.D220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221]" office:value-type="float" office:value="234.391" calcext:value-type="float">
            <text:p>234.391</text:p>
          </table:table-cell>
          <table:table-cell table:formula="of:=[.D22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2" calcext:value-type="float">
            <text:p>51.782</text:p>
          </table:table-cell>
          <table:table-cell office:value-type="float" office:value="0.00366211" calcext:value-type="float">
            <text:p>0.00366211</text:p>
          </table:table-cell>
          <table:table-cell table:formula="of:=[.$E$173]+[.C222]" office:value-type="float" office:value="235.485" calcext:value-type="float">
            <text:p>235.485</text:p>
          </table:table-cell>
          <table:table-cell table:formula="of:=[.D222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0292969" calcext:value-type="float">
            <text:p>0.00292969</text:p>
          </table:table-cell>
          <table:table-cell table:formula="of:=[.$E$173]+[.C223]" office:value-type="float" office:value="236.594" calcext:value-type="float">
            <text:p>236.594</text:p>
          </table:table-cell>
          <table:table-cell table:formula="of:=[.D223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0512695" calcext:value-type="float">
            <text:p>0.00512695</text:p>
          </table:table-cell>
          <table:table-cell table:formula="of:=[.$E$173]+[.C224]" office:value-type="float" office:value="237.688" calcext:value-type="float">
            <text:p>237.688</text:p>
          </table:table-cell>
          <table:table-cell table:formula="of:=[.D224]/[.$I$1]" office:value-type="float" office:value="0.00229908071748879" calcext:value-type="float">
            <text:p>0.002299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0415039" calcext:value-type="float">
            <text:p>0.00415039</text:p>
          </table:table-cell>
          <table:table-cell table:formula="of:=[.$E$173]+[.C225]" office:value-type="float" office:value="238.797" calcext:value-type="float">
            <text:p>238.797</text:p>
          </table:table-cell>
          <table:table-cell table:formula="of:=[.D225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0463867" calcext:value-type="float">
            <text:p>0.00463867</text:p>
          </table:table-cell>
          <table:table-cell table:formula="of:=[.$E$173]+[.C226]" office:value-type="float" office:value="239.891" calcext:value-type="float">
            <text:p>239.891</text:p>
          </table:table-cell>
          <table:table-cell table:formula="of:=[.D226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0390625" calcext:value-type="float">
            <text:p>0.00390625</text:p>
          </table:table-cell>
          <table:table-cell table:formula="of:=[.$E$173]+[.C227]" office:value-type="float" office:value="241" calcext:value-type="float">
            <text:p>241</text:p>
          </table:table-cell>
          <table:table-cell table:formula="of:=[.D227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228]" office:value-type="float" office:value="242.094" calcext:value-type="float">
            <text:p>242.094</text:p>
          </table:table-cell>
          <table:table-cell table:formula="of:=[.D228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0366211" calcext:value-type="float">
            <text:p>0.00366211</text:p>
          </table:table-cell>
          <table:table-cell table:formula="of:=[.$E$173]+[.C229]" office:value-type="float" office:value="243.188" calcext:value-type="float">
            <text:p>243.188</text:p>
          </table:table-cell>
          <table:table-cell table:formula="of:=[.D22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0561523" calcext:value-type="float">
            <text:p>0.00561523</text:p>
          </table:table-cell>
          <table:table-cell table:formula="of:=[.$E$173]+[.C230]" office:value-type="float" office:value="244.297" calcext:value-type="float">
            <text:p>244.297</text:p>
          </table:table-cell>
          <table:table-cell table:formula="of:=[.D230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formula="of:=[.D23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1269531" calcext:value-type="float">
            <text:p>0.01269531</text:p>
          </table:table-cell>
          <table:table-cell table:formula="of:=[.$E$230]+[.C232]" office:value-type="float" office:value="244.407" calcext:value-type="float">
            <text:p>244.407</text:p>
          </table:table-cell>
          <table:table-cell table:formula="of:=[.D232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1123047" calcext:value-type="float">
            <text:p>0.01123047</text:p>
          </table:table-cell>
          <table:table-cell table:formula="of:=[.$E$230]+[.C233]" office:value-type="float" office:value="245.485" calcext:value-type="float">
            <text:p>245.485</text:p>
          </table:table-cell>
          <table:table-cell table:formula="of:=[.D233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34]" office:value-type="float" office:value="246.594" calcext:value-type="float">
            <text:p>246.594</text:p>
          </table:table-cell>
          <table:table-cell table:formula="of:=[.D23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1049805" calcext:value-type="float">
            <text:p>0.01049805</text:p>
          </table:table-cell>
          <table:table-cell table:formula="of:=[.$E$230]+[.C235]" office:value-type="float" office:value="247.688" calcext:value-type="float">
            <text:p>247.688</text:p>
          </table:table-cell>
          <table:table-cell table:formula="of:=[.D235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36]" office:value-type="float" office:value="248.782" calcext:value-type="float">
            <text:p>248.782</text:p>
          </table:table-cell>
          <table:table-cell table:formula="of:=[.D236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1171875" calcext:value-type="float">
            <text:p>0.01171875</text:p>
          </table:table-cell>
          <table:table-cell table:formula="of:=[.$E$230]+[.C237]" office:value-type="float" office:value="249.891" calcext:value-type="float">
            <text:p>249.891</text:p>
          </table:table-cell>
          <table:table-cell table:formula="of:=[.D237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38]" office:value-type="float" office:value="250.985" calcext:value-type="float">
            <text:p>250.985</text:p>
          </table:table-cell>
          <table:table-cell table:formula="of:=[.D238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1049805" calcext:value-type="float">
            <text:p>0.01049805</text:p>
          </table:table-cell>
          <table:table-cell table:formula="of:=[.$E$230]+[.C239]" office:value-type="float" office:value="252.094" calcext:value-type="float">
            <text:p>252.094</text:p>
          </table:table-cell>
          <table:table-cell table:formula="of:=[.D239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1098633" calcext:value-type="float">
            <text:p>0.01098633</text:p>
          </table:table-cell>
          <table:table-cell table:formula="of:=[.$E$230]+[.C240]" office:value-type="float" office:value="253.188" calcext:value-type="float">
            <text:p>253.188</text:p>
          </table:table-cell>
          <table:table-cell table:formula="of:=[.D240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1416016" calcext:value-type="float">
            <text:p>0.01416016</text:p>
          </table:table-cell>
          <table:table-cell table:formula="of:=[.$E$230]+[.C241]" office:value-type="float" office:value="254.282" calcext:value-type="float">
            <text:p>254.282</text:p>
          </table:table-cell>
          <table:table-cell table:formula="of:=[.D241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1269531" calcext:value-type="float">
            <text:p>0.01269531</text:p>
          </table:table-cell>
          <table:table-cell table:formula="of:=[.$E$230]+[.C242]" office:value-type="float" office:value="255.391" calcext:value-type="float">
            <text:p>255.391</text:p>
          </table:table-cell>
          <table:table-cell table:formula="of:=[.D242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1147461" calcext:value-type="float">
            <text:p>0.01147461</text:p>
          </table:table-cell>
          <table:table-cell table:formula="of:=[.$E$230]+[.C243]" office:value-type="float" office:value="256.485" calcext:value-type="float">
            <text:p>256.485</text:p>
          </table:table-cell>
          <table:table-cell table:formula="of:=[.D243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1220703" calcext:value-type="float">
            <text:p>0.01220703</text:p>
          </table:table-cell>
          <table:table-cell table:formula="of:=[.$E$230]+[.C244]" office:value-type="float" office:value="257.594" calcext:value-type="float">
            <text:p>257.594</text:p>
          </table:table-cell>
          <table:table-cell table:formula="of:=[.D244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1342773" calcext:value-type="float">
            <text:p>0.01342773</text:p>
          </table:table-cell>
          <table:table-cell table:formula="of:=[.$E$230]+[.C245]" office:value-type="float" office:value="258.688" calcext:value-type="float">
            <text:p>258.688</text:p>
          </table:table-cell>
          <table:table-cell table:formula="of:=[.D245]/[.$I$1]" office:value-type="float" office:value="0.00602140358744395" calcext:value-type="float">
            <text:p>0.006021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1196289" calcext:value-type="float">
            <text:p>0.01196289</text:p>
          </table:table-cell>
          <table:table-cell table:formula="of:=[.$E$230]+[.C246]" office:value-type="float" office:value="259.782" calcext:value-type="float">
            <text:p>259.782</text:p>
          </table:table-cell>
          <table:table-cell table:formula="of:=[.D246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1098633" calcext:value-type="float">
            <text:p>0.01098633</text:p>
          </table:table-cell>
          <table:table-cell table:formula="of:=[.$E$230]+[.C247]" office:value-type="float" office:value="260.891" calcext:value-type="float">
            <text:p>260.891</text:p>
          </table:table-cell>
          <table:table-cell table:formula="of:=[.D247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1269531" calcext:value-type="float">
            <text:p>0.01269531</text:p>
          </table:table-cell>
          <table:table-cell table:formula="of:=[.$E$230]+[.C248]" office:value-type="float" office:value="261.985" calcext:value-type="float">
            <text:p>261.985</text:p>
          </table:table-cell>
          <table:table-cell table:formula="of:=[.D248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1245117" calcext:value-type="float">
            <text:p>0.01245117</text:p>
          </table:table-cell>
          <table:table-cell table:formula="of:=[.$E$230]+[.C249]" office:value-type="float" office:value="263.094" calcext:value-type="float">
            <text:p>263.094</text:p>
          </table:table-cell>
          <table:table-cell table:formula="of:=[.D249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1293945" calcext:value-type="float">
            <text:p>0.01293945</text:p>
          </table:table-cell>
          <table:table-cell table:formula="of:=[.$E$230]+[.C250]" office:value-type="float" office:value="264.188" calcext:value-type="float">
            <text:p>264.188</text:p>
          </table:table-cell>
          <table:table-cell table:formula="of:=[.D250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1293945" calcext:value-type="float">
            <text:p>0.01293945</text:p>
          </table:table-cell>
          <table:table-cell table:formula="of:=[.$E$230]+[.C251]" office:value-type="float" office:value="265.282" calcext:value-type="float">
            <text:p>265.282</text:p>
          </table:table-cell>
          <table:table-cell table:formula="of:=[.D251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1098633" calcext:value-type="float">
            <text:p>0.01098633</text:p>
          </table:table-cell>
          <table:table-cell table:formula="of:=[.$E$230]+[.C252]" office:value-type="float" office:value="266.391" calcext:value-type="float">
            <text:p>266.391</text:p>
          </table:table-cell>
          <table:table-cell table:formula="of:=[.D252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53]" office:value-type="float" office:value="267.485" calcext:value-type="float">
            <text:p>267.485</text:p>
          </table:table-cell>
          <table:table-cell table:formula="of:=[.D253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54]" office:value-type="float" office:value="268.594" calcext:value-type="float">
            <text:p>268.594</text:p>
          </table:table-cell>
          <table:table-cell table:formula="of:=[.D25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1220703" calcext:value-type="float">
            <text:p>0.01220703</text:p>
          </table:table-cell>
          <table:table-cell table:formula="of:=[.$E$230]+[.C255]" office:value-type="float" office:value="269.688" calcext:value-type="float">
            <text:p>269.688</text:p>
          </table:table-cell>
          <table:table-cell table:formula="of:=[.D255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1196289" calcext:value-type="float">
            <text:p>0.01196289</text:p>
          </table:table-cell>
          <table:table-cell table:formula="of:=[.$E$230]+[.C256]" office:value-type="float" office:value="270.782" calcext:value-type="float">
            <text:p>270.782</text:p>
          </table:table-cell>
          <table:table-cell table:formula="of:=[.D256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1196289" calcext:value-type="float">
            <text:p>0.01196289</text:p>
          </table:table-cell>
          <table:table-cell table:formula="of:=[.$E$230]+[.C257]" office:value-type="float" office:value="271.891" calcext:value-type="float">
            <text:p>271.891</text:p>
          </table:table-cell>
          <table:table-cell table:formula="of:=[.D257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1123047" calcext:value-type="float">
            <text:p>0.01123047</text:p>
          </table:table-cell>
          <table:table-cell table:formula="of:=[.$E$230]+[.C258]" office:value-type="float" office:value="272.985" calcext:value-type="float">
            <text:p>272.985</text:p>
          </table:table-cell>
          <table:table-cell table:formula="of:=[.D258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1171875" calcext:value-type="float">
            <text:p>0.01171875</text:p>
          </table:table-cell>
          <table:table-cell table:formula="of:=[.$E$230]+[.C259]" office:value-type="float" office:value="274.094" calcext:value-type="float">
            <text:p>274.094</text:p>
          </table:table-cell>
          <table:table-cell table:formula="of:=[.D259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1391602" calcext:value-type="float">
            <text:p>0.01391602</text:p>
          </table:table-cell>
          <table:table-cell table:formula="of:=[.$E$230]+[.C260]" office:value-type="float" office:value="275.188" calcext:value-type="float">
            <text:p>275.188</text:p>
          </table:table-cell>
          <table:table-cell table:formula="of:=[.D260]/[.$I$1]" office:value-type="float" office:value="0.00624036771300448" calcext:value-type="float">
            <text:p>0.00624036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61]" office:value-type="float" office:value="276.282" calcext:value-type="float">
            <text:p>276.282</text:p>
          </table:table-cell>
          <table:table-cell table:formula="of:=[.D261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1245117" calcext:value-type="float">
            <text:p>0.01245117</text:p>
          </table:table-cell>
          <table:table-cell table:formula="of:=[.$E$230]+[.C262]" office:value-type="float" office:value="277.391" calcext:value-type="float">
            <text:p>277.391</text:p>
          </table:table-cell>
          <table:table-cell table:formula="of:=[.D262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63]" office:value-type="float" office:value="278.485" calcext:value-type="float">
            <text:p>278.485</text:p>
          </table:table-cell>
          <table:table-cell table:formula="of:=[.D263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1049805" calcext:value-type="float">
            <text:p>0.01049805</text:p>
          </table:table-cell>
          <table:table-cell table:formula="of:=[.$E$230]+[.C264]" office:value-type="float" office:value="279.594" calcext:value-type="float">
            <text:p>279.594</text:p>
          </table:table-cell>
          <table:table-cell table:formula="of:=[.D264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1416016" calcext:value-type="float">
            <text:p>0.01416016</text:p>
          </table:table-cell>
          <table:table-cell table:formula="of:=[.$E$230]+[.C265]" office:value-type="float" office:value="280.688" calcext:value-type="float">
            <text:p>280.688</text:p>
          </table:table-cell>
          <table:table-cell table:formula="of:=[.D265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1342773" calcext:value-type="float">
            <text:p>0.01342773</text:p>
          </table:table-cell>
          <table:table-cell table:formula="of:=[.$E$230]+[.C266]" office:value-type="float" office:value="281.782" calcext:value-type="float">
            <text:p>281.782</text:p>
          </table:table-cell>
          <table:table-cell table:formula="of:=[.D266]/[.$I$1]" office:value-type="float" office:value="0.00602140358744395" calcext:value-type="float">
            <text:p>0.006021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976562" calcext:value-type="float">
            <text:p>0.00976562</text:p>
          </table:table-cell>
          <table:table-cell table:formula="of:=[.$E$230]+[.C267]" office:value-type="float" office:value="282.891" calcext:value-type="float">
            <text:p>282.891</text:p>
          </table:table-cell>
          <table:table-cell table:formula="of:=[.D267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1367188" calcext:value-type="float">
            <text:p>0.01367188</text:p>
          </table:table-cell>
          <table:table-cell table:formula="of:=[.$E$230]+[.C268]" office:value-type="float" office:value="283.985" calcext:value-type="float">
            <text:p>283.985</text:p>
          </table:table-cell>
          <table:table-cell table:formula="of:=[.D268]/[.$I$1]" office:value-type="float" office:value="0.00613088789237668" calcext:value-type="float">
            <text:p>0.006130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69]" office:value-type="float" office:value="285.094" calcext:value-type="float">
            <text:p>285.094</text:p>
          </table:table-cell>
          <table:table-cell table:formula="of:=[.D269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1245117" calcext:value-type="float">
            <text:p>0.01245117</text:p>
          </table:table-cell>
          <table:table-cell table:formula="of:=[.$E$230]+[.C270]" office:value-type="float" office:value="286.188" calcext:value-type="float">
            <text:p>286.188</text:p>
          </table:table-cell>
          <table:table-cell table:formula="of:=[.D270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1269531" calcext:value-type="float">
            <text:p>0.01269531</text:p>
          </table:table-cell>
          <table:table-cell table:formula="of:=[.$E$230]+[.C271]" office:value-type="float" office:value="287.282" calcext:value-type="float">
            <text:p>287.282</text:p>
          </table:table-cell>
          <table:table-cell table:formula="of:=[.D271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1171875" calcext:value-type="float">
            <text:p>0.01171875</text:p>
          </table:table-cell>
          <table:table-cell table:formula="of:=[.$E$230]+[.C272]" office:value-type="float" office:value="288.391" calcext:value-type="float">
            <text:p>288.391</text:p>
          </table:table-cell>
          <table:table-cell table:formula="of:=[.D272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1171875" calcext:value-type="float">
            <text:p>0.01171875</text:p>
          </table:table-cell>
          <table:table-cell table:formula="of:=[.$E$230]+[.C273]" office:value-type="float" office:value="289.485" calcext:value-type="float">
            <text:p>289.485</text:p>
          </table:table-cell>
          <table:table-cell table:formula="of:=[.D273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4]" office:value-type="float" office:value="290.594" calcext:value-type="float">
            <text:p>290.594</text:p>
          </table:table-cell>
          <table:table-cell table:formula="of:=[.D274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5]" office:value-type="float" office:value="291.688" calcext:value-type="float">
            <text:p>291.688</text:p>
          </table:table-cell>
          <table:table-cell table:formula="of:=[.D275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76]" office:value-type="float" office:value="292.782" calcext:value-type="float">
            <text:p>292.782</text:p>
          </table:table-cell>
          <table:table-cell table:formula="of:=[.D276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1318359" calcext:value-type="float">
            <text:p>0.01318359</text:p>
          </table:table-cell>
          <table:table-cell table:formula="of:=[.$E$230]+[.C277]" office:value-type="float" office:value="293.891" calcext:value-type="float">
            <text:p>293.891</text:p>
          </table:table-cell>
          <table:table-cell table:formula="of:=[.D277]/[.$I$1]" office:value-type="float" office:value="0.00591192376681614" calcext:value-type="float">
            <text:p>0.00591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8]" office:value-type="float" office:value="294.985" calcext:value-type="float">
            <text:p>294.985</text:p>
          </table:table-cell>
          <table:table-cell table:formula="of:=[.D278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1098633" calcext:value-type="float">
            <text:p>0.01098633</text:p>
          </table:table-cell>
          <table:table-cell table:formula="of:=[.$E$230]+[.C279]" office:value-type="float" office:value="296.094" calcext:value-type="float">
            <text:p>296.094</text:p>
          </table:table-cell>
          <table:table-cell table:formula="of:=[.D279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1318359" calcext:value-type="float">
            <text:p>0.01318359</text:p>
          </table:table-cell>
          <table:table-cell table:formula="of:=[.$E$230]+[.C280]" office:value-type="float" office:value="297.188" calcext:value-type="float">
            <text:p>297.188</text:p>
          </table:table-cell>
          <table:table-cell table:formula="of:=[.D280]/[.$I$1]" office:value-type="float" office:value="0.00591192376681614" calcext:value-type="float">
            <text:p>0.00591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1123047" calcext:value-type="float">
            <text:p>0.01123047</text:p>
          </table:table-cell>
          <table:table-cell table:formula="of:=[.$E$230]+[.C281]" office:value-type="float" office:value="298.282" calcext:value-type="float">
            <text:p>298.282</text:p>
          </table:table-cell>
          <table:table-cell table:formula="of:=[.D281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1123047" calcext:value-type="float">
            <text:p>0.01123047</text:p>
          </table:table-cell>
          <table:table-cell table:formula="of:=[.$E$230]+[.C282]" office:value-type="float" office:value="299.391" calcext:value-type="float">
            <text:p>299.391</text:p>
          </table:table-cell>
          <table:table-cell table:formula="of:=[.D282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1074219" calcext:value-type="float">
            <text:p>0.01074219</text:p>
          </table:table-cell>
          <table:table-cell table:formula="of:=[.$E$230]+[.C283]" office:value-type="float" office:value="300.485" calcext:value-type="float">
            <text:p>300.485</text:p>
          </table:table-cell>
          <table:table-cell table:formula="of:=[.D283]/[.$I$1]" office:value-type="float" office:value="0.00481712556053812" calcext:value-type="float">
            <text:p>0.004817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1416016" calcext:value-type="float">
            <text:p>0.01416016</text:p>
          </table:table-cell>
          <table:table-cell table:formula="of:=[.$E$230]+[.C284]" office:value-type="float" office:value="301.594" calcext:value-type="float">
            <text:p>301.594</text:p>
          </table:table-cell>
          <table:table-cell table:formula="of:=[.D284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1245117" calcext:value-type="float">
            <text:p>0.01245117</text:p>
          </table:table-cell>
          <table:table-cell table:formula="of:=[.$E$230]+[.C285]" office:value-type="float" office:value="302.688" calcext:value-type="float">
            <text:p>302.688</text:p>
          </table:table-cell>
          <table:table-cell table:formula="of:=[.D285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1293945" calcext:value-type="float">
            <text:p>0.01293945</text:p>
          </table:table-cell>
          <table:table-cell table:formula="of:=[.$E$230]+[.C286]" office:value-type="float" office:value="303.797" calcext:value-type="float">
            <text:p>303.797</text:p>
          </table:table-cell>
          <table:table-cell table:formula="of:=[.D286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1293945" calcext:value-type="float">
            <text:p>0.01293945</text:p>
          </table:table-cell>
          <table:table-cell table:formula="of:=[.$E$230]+[.C287]" office:value-type="float" office:value="304.891" calcext:value-type="float">
            <text:p>304.891</text:p>
          </table:table-cell>
          <table:table-cell table:formula="of:=[.D287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formula="of:=[.D288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3491211" calcext:value-type="float">
            <text:p>0.03491211</text:p>
          </table:table-cell>
          <table:table-cell table:formula="of:=[.$E$287]+[.C289]" office:value-type="float" office:value="305.001" calcext:value-type="float">
            <text:p>305.001</text:p>
          </table:table-cell>
          <table:table-cell table:formula="of:=[.D289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3515625" calcext:value-type="float">
            <text:p>0.03515625</text:p>
          </table:table-cell>
          <table:table-cell table:formula="of:=[.$E$287]+[.C290]" office:value-type="float" office:value="306.079" calcext:value-type="float">
            <text:p>306.079</text:p>
          </table:table-cell>
          <table:table-cell table:formula="of:=[.D290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3466797" calcext:value-type="float">
            <text:p>0.03466797</text:p>
          </table:table-cell>
          <table:table-cell table:formula="of:=[.$E$287]+[.C291]" office:value-type="float" office:value="307.188" calcext:value-type="float">
            <text:p>307.188</text:p>
          </table:table-cell>
          <table:table-cell table:formula="of:=[.D291]/[.$I$1]" office:value-type="float" office:value="0.0155461748878924" calcext:value-type="float">
            <text:p>0.015546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3540039" calcext:value-type="float">
            <text:p>0.03540039</text:p>
          </table:table-cell>
          <table:table-cell table:formula="of:=[.$E$287]+[.C292]" office:value-type="float" office:value="308.282" calcext:value-type="float">
            <text:p>308.282</text:p>
          </table:table-cell>
          <table:table-cell table:formula="of:=[.D292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3662109" calcext:value-type="float">
            <text:p>0.03662109</text:p>
          </table:table-cell>
          <table:table-cell table:formula="of:=[.$E$287]+[.C293]" office:value-type="float" office:value="309.376" calcext:value-type="float">
            <text:p>309.376</text:p>
          </table:table-cell>
          <table:table-cell table:formula="of:=[.D293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3637695" calcext:value-type="float">
            <text:p>0.03637695</text:p>
          </table:table-cell>
          <table:table-cell table:formula="of:=[.$E$287]+[.C294]" office:value-type="float" office:value="310.485" calcext:value-type="float">
            <text:p>310.485</text:p>
          </table:table-cell>
          <table:table-cell table:formula="of:=[.D294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3710938" calcext:value-type="float">
            <text:p>0.03710938</text:p>
          </table:table-cell>
          <table:table-cell table:formula="of:=[.$E$287]+[.C295]" office:value-type="float" office:value="311.579" calcext:value-type="float">
            <text:p>311.579</text:p>
          </table:table-cell>
          <table:table-cell table:formula="of:=[.D295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3515625" calcext:value-type="float">
            <text:p>0.03515625</text:p>
          </table:table-cell>
          <table:table-cell table:formula="of:=[.$E$287]+[.C296]" office:value-type="float" office:value="312.688" calcext:value-type="float">
            <text:p>312.688</text:p>
          </table:table-cell>
          <table:table-cell table:formula="of:=[.D296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3588867" calcext:value-type="float">
            <text:p>0.03588867</text:p>
          </table:table-cell>
          <table:table-cell table:formula="of:=[.$E$287]+[.C297]" office:value-type="float" office:value="313.782" calcext:value-type="float">
            <text:p>313.782</text:p>
          </table:table-cell>
          <table:table-cell table:formula="of:=[.D297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3491211" calcext:value-type="float">
            <text:p>0.03491211</text:p>
          </table:table-cell>
          <table:table-cell table:formula="of:=[.$E$287]+[.C298]" office:value-type="float" office:value="314.876" calcext:value-type="float">
            <text:p>314.876</text:p>
          </table:table-cell>
          <table:table-cell table:formula="of:=[.D298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3588867" calcext:value-type="float">
            <text:p>0.03588867</text:p>
          </table:table-cell>
          <table:table-cell table:formula="of:=[.$E$287]+[.C299]" office:value-type="float" office:value="315.985" calcext:value-type="float">
            <text:p>315.985</text:p>
          </table:table-cell>
          <table:table-cell table:formula="of:=[.D299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3417969" calcext:value-type="float">
            <text:p>0.03417969</text:p>
          </table:table-cell>
          <table:table-cell table:formula="of:=[.$E$287]+[.C300]" office:value-type="float" office:value="317.079" calcext:value-type="float">
            <text:p>317.079</text:p>
          </table:table-cell>
          <table:table-cell table:formula="of:=[.D300]/[.$I$1]" office:value-type="float" office:value="0.0153272152466368" calcext:value-type="float">
            <text:p>0.015327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3735352" calcext:value-type="float">
            <text:p>0.03735352</text:p>
          </table:table-cell>
          <table:table-cell table:formula="of:=[.$E$287]+[.C301]" office:value-type="float" office:value="318.188" calcext:value-type="float">
            <text:p>318.188</text:p>
          </table:table-cell>
          <table:table-cell table:formula="of:=[.D301]/[.$I$1]" office:value-type="float" office:value="0.0167504573991031" calcext:value-type="float">
            <text:p>0.016750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3637695" calcext:value-type="float">
            <text:p>0.03637695</text:p>
          </table:table-cell>
          <table:table-cell table:formula="of:=[.$E$287]+[.C302]" office:value-type="float" office:value="319.282" calcext:value-type="float">
            <text:p>319.282</text:p>
          </table:table-cell>
          <table:table-cell table:formula="of:=[.D302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3515625" calcext:value-type="float">
            <text:p>0.03515625</text:p>
          </table:table-cell>
          <table:table-cell table:formula="of:=[.$E$287]+[.C303]" office:value-type="float" office:value="320.376" calcext:value-type="float">
            <text:p>320.376</text:p>
          </table:table-cell>
          <table:table-cell table:formula="of:=[.D303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3613281" calcext:value-type="float">
            <text:p>0.03613281</text:p>
          </table:table-cell>
          <table:table-cell table:formula="of:=[.$E$287]+[.C304]" office:value-type="float" office:value="321.485" calcext:value-type="float">
            <text:p>321.485</text:p>
          </table:table-cell>
          <table:table-cell table:formula="of:=[.D304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3564453" calcext:value-type="float">
            <text:p>0.03564453</text:p>
          </table:table-cell>
          <table:table-cell table:formula="of:=[.$E$287]+[.C305]" office:value-type="float" office:value="322.579" calcext:value-type="float">
            <text:p>322.579</text:p>
          </table:table-cell>
          <table:table-cell table:formula="of:=[.D305]/[.$I$1]" office:value-type="float" office:value="0.0159840941704036" calcext:value-type="float">
            <text:p>0.015984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3540039" calcext:value-type="float">
            <text:p>0.03540039</text:p>
          </table:table-cell>
          <table:table-cell table:formula="of:=[.$E$287]+[.C306]" office:value-type="float" office:value="323.688" calcext:value-type="float">
            <text:p>323.688</text:p>
          </table:table-cell>
          <table:table-cell table:formula="of:=[.D306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3417969" calcext:value-type="float">
            <text:p>0.03417969</text:p>
          </table:table-cell>
          <table:table-cell table:formula="of:=[.$E$287]+[.C307]" office:value-type="float" office:value="324.782" calcext:value-type="float">
            <text:p>324.782</text:p>
          </table:table-cell>
          <table:table-cell table:formula="of:=[.D307]/[.$I$1]" office:value-type="float" office:value="0.0153272152466368" calcext:value-type="float">
            <text:p>0.015327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3833008" calcext:value-type="float">
            <text:p>0.03833008</text:p>
          </table:table-cell>
          <table:table-cell table:formula="of:=[.$E$287]+[.C308]" office:value-type="float" office:value="325.876" calcext:value-type="float">
            <text:p>325.876</text:p>
          </table:table-cell>
          <table:table-cell table:formula="of:=[.D308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3491211" calcext:value-type="float">
            <text:p>0.03491211</text:p>
          </table:table-cell>
          <table:table-cell table:formula="of:=[.$E$287]+[.C309]" office:value-type="float" office:value="326.985" calcext:value-type="float">
            <text:p>326.985</text:p>
          </table:table-cell>
          <table:table-cell table:formula="of:=[.D309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3686523" calcext:value-type="float">
            <text:p>0.03686523</text:p>
          </table:table-cell>
          <table:table-cell table:formula="of:=[.$E$287]+[.C310]" office:value-type="float" office:value="328.079" calcext:value-type="float">
            <text:p>328.079</text:p>
          </table:table-cell>
          <table:table-cell table:formula="of:=[.D310]/[.$I$1]" office:value-type="float" office:value="0.0165314932735426" calcext:value-type="float">
            <text:p>0.01653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3686523" calcext:value-type="float">
            <text:p>0.03686523</text:p>
          </table:table-cell>
          <table:table-cell table:formula="of:=[.$E$287]+[.C311]" office:value-type="float" office:value="329.188" calcext:value-type="float">
            <text:p>329.188</text:p>
          </table:table-cell>
          <table:table-cell table:formula="of:=[.D311]/[.$I$1]" office:value-type="float" office:value="0.0165314932735426" calcext:value-type="float">
            <text:p>0.01653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2]" office:value-type="float" office:value="330.282" calcext:value-type="float">
            <text:p>330.282</text:p>
          </table:table-cell>
          <table:table-cell table:formula="of:=[.D312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3540039" calcext:value-type="float">
            <text:p>0.03540039</text:p>
          </table:table-cell>
          <table:table-cell table:formula="of:=[.$E$287]+[.C313]" office:value-type="float" office:value="331.376" calcext:value-type="float">
            <text:p>331.376</text:p>
          </table:table-cell>
          <table:table-cell table:formula="of:=[.D313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3515625" calcext:value-type="float">
            <text:p>0.03515625</text:p>
          </table:table-cell>
          <table:table-cell table:formula="of:=[.$E$287]+[.C314]" office:value-type="float" office:value="332.485" calcext:value-type="float">
            <text:p>332.485</text:p>
          </table:table-cell>
          <table:table-cell table:formula="of:=[.D314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3613281" calcext:value-type="float">
            <text:p>0.03613281</text:p>
          </table:table-cell>
          <table:table-cell table:formula="of:=[.$E$287]+[.C315]" office:value-type="float" office:value="333.579" calcext:value-type="float">
            <text:p>333.579</text:p>
          </table:table-cell>
          <table:table-cell table:formula="of:=[.D315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6]" office:value-type="float" office:value="334.688" calcext:value-type="float">
            <text:p>334.688</text:p>
          </table:table-cell>
          <table:table-cell table:formula="of:=[.D316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3564453" calcext:value-type="float">
            <text:p>0.03564453</text:p>
          </table:table-cell>
          <table:table-cell table:formula="of:=[.$E$287]+[.C317]" office:value-type="float" office:value="335.782" calcext:value-type="float">
            <text:p>335.782</text:p>
          </table:table-cell>
          <table:table-cell table:formula="of:=[.D317]/[.$I$1]" office:value-type="float" office:value="0.0159840941704036" calcext:value-type="float">
            <text:p>0.015984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3515625" calcext:value-type="float">
            <text:p>0.03515625</text:p>
          </table:table-cell>
          <table:table-cell table:formula="of:=[.$E$287]+[.C318]" office:value-type="float" office:value="336.876" calcext:value-type="float">
            <text:p>336.876</text:p>
          </table:table-cell>
          <table:table-cell table:formula="of:=[.D318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9]" office:value-type="float" office:value="337.985" calcext:value-type="float">
            <text:p>337.985</text:p>
          </table:table-cell>
          <table:table-cell table:formula="of:=[.D319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3710938" calcext:value-type="float">
            <text:p>0.03710938</text:p>
          </table:table-cell>
          <table:table-cell table:formula="of:=[.$E$287]+[.C320]" office:value-type="float" office:value="339.079" calcext:value-type="float">
            <text:p>339.079</text:p>
          </table:table-cell>
          <table:table-cell table:formula="of:=[.D320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21]" office:value-type="float" office:value="340.188" calcext:value-type="float">
            <text:p>340.188</text:p>
          </table:table-cell>
          <table:table-cell table:formula="of:=[.D321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3662109" calcext:value-type="float">
            <text:p>0.03662109</text:p>
          </table:table-cell>
          <table:table-cell table:formula="of:=[.$E$287]+[.C322]" office:value-type="float" office:value="341.282" calcext:value-type="float">
            <text:p>341.282</text:p>
          </table:table-cell>
          <table:table-cell table:formula="of:=[.D322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3]" office:value-type="float" office:value="342.376" calcext:value-type="float">
            <text:p>342.376</text:p>
          </table:table-cell>
          <table:table-cell table:formula="of:=[.D323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3710938" calcext:value-type="float">
            <text:p>0.03710938</text:p>
          </table:table-cell>
          <table:table-cell table:formula="of:=[.$E$287]+[.C324]" office:value-type="float" office:value="343.485" calcext:value-type="float">
            <text:p>343.485</text:p>
          </table:table-cell>
          <table:table-cell table:formula="of:=[.D324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3662109" calcext:value-type="float">
            <text:p>0.03662109</text:p>
          </table:table-cell>
          <table:table-cell table:formula="of:=[.$E$287]+[.C325]" office:value-type="float" office:value="344.579" calcext:value-type="float">
            <text:p>344.579</text:p>
          </table:table-cell>
          <table:table-cell table:formula="of:=[.D325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6]" office:value-type="float" office:value="345.688" calcext:value-type="float">
            <text:p>345.688</text:p>
          </table:table-cell>
          <table:table-cell table:formula="of:=[.D326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378418" calcext:value-type="float">
            <text:p>0.0378418</text:p>
          </table:table-cell>
          <table:table-cell table:formula="of:=[.$E$287]+[.C327]" office:value-type="float" office:value="346.782" calcext:value-type="float">
            <text:p>346.782</text:p>
          </table:table-cell>
          <table:table-cell table:formula="of:=[.D327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3808594" calcext:value-type="float">
            <text:p>0.03808594</text:p>
          </table:table-cell>
          <table:table-cell table:formula="of:=[.$E$287]+[.C328]" office:value-type="float" office:value="347.876" calcext:value-type="float">
            <text:p>347.876</text:p>
          </table:table-cell>
          <table:table-cell table:formula="of:=[.D328]/[.$I$1]" office:value-type="float" office:value="0.0170788968609865" calcext:value-type="float">
            <text:p>0.0170788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9]" office:value-type="float" office:value="348.985" calcext:value-type="float">
            <text:p>348.985</text:p>
          </table:table-cell>
          <table:table-cell table:formula="of:=[.D329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378418" calcext:value-type="float">
            <text:p>0.0378418</text:p>
          </table:table-cell>
          <table:table-cell table:formula="of:=[.$E$287]+[.C330]" office:value-type="float" office:value="350.079" calcext:value-type="float">
            <text:p>350.079</text:p>
          </table:table-cell>
          <table:table-cell table:formula="of:=[.D330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31]" office:value-type="float" office:value="351.188" calcext:value-type="float">
            <text:p>351.188</text:p>
          </table:table-cell>
          <table:table-cell table:formula="of:=[.D331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3662109" calcext:value-type="float">
            <text:p>0.03662109</text:p>
          </table:table-cell>
          <table:table-cell table:formula="of:=[.$E$287]+[.C332]" office:value-type="float" office:value="352.282" calcext:value-type="float">
            <text:p>352.282</text:p>
          </table:table-cell>
          <table:table-cell table:formula="of:=[.D332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3833008" calcext:value-type="float">
            <text:p>0.03833008</text:p>
          </table:table-cell>
          <table:table-cell table:formula="of:=[.$E$287]+[.C333]" office:value-type="float" office:value="353.376" calcext:value-type="float">
            <text:p>353.376</text:p>
          </table:table-cell>
          <table:table-cell table:formula="of:=[.D333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3735352" calcext:value-type="float">
            <text:p>0.03735352</text:p>
          </table:table-cell>
          <table:table-cell table:formula="of:=[.$E$287]+[.C334]" office:value-type="float" office:value="354.485" calcext:value-type="float">
            <text:p>354.485</text:p>
          </table:table-cell>
          <table:table-cell table:formula="of:=[.D334]/[.$I$1]" office:value-type="float" office:value="0.0167504573991031" calcext:value-type="float">
            <text:p>0.016750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3930664" calcext:value-type="float">
            <text:p>0.03930664</text:p>
          </table:table-cell>
          <table:table-cell table:formula="of:=[.$E$287]+[.C335]" office:value-type="float" office:value="355.579" calcext:value-type="float">
            <text:p>355.579</text:p>
          </table:table-cell>
          <table:table-cell table:formula="of:=[.D335]/[.$I$1]" office:value-type="float" office:value="0.0176262959641256" calcext:value-type="float">
            <text:p>0.017626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3833008" calcext:value-type="float">
            <text:p>0.03833008</text:p>
          </table:table-cell>
          <table:table-cell table:formula="of:=[.$E$287]+[.C336]" office:value-type="float" office:value="356.688" calcext:value-type="float">
            <text:p>356.688</text:p>
          </table:table-cell>
          <table:table-cell table:formula="of:=[.D336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3710938" calcext:value-type="float">
            <text:p>0.03710938</text:p>
          </table:table-cell>
          <table:table-cell table:formula="of:=[.$E$287]+[.C337]" office:value-type="float" office:value="357.782" calcext:value-type="float">
            <text:p>357.782</text:p>
          </table:table-cell>
          <table:table-cell table:formula="of:=[.D337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378418" calcext:value-type="float">
            <text:p>0.0378418</text:p>
          </table:table-cell>
          <table:table-cell table:formula="of:=[.$E$287]+[.C338]" office:value-type="float" office:value="358.876" calcext:value-type="float">
            <text:p>358.876</text:p>
          </table:table-cell>
          <table:table-cell table:formula="of:=[.D338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3588867" calcext:value-type="float">
            <text:p>0.03588867</text:p>
          </table:table-cell>
          <table:table-cell table:formula="of:=[.$E$287]+[.C339]" office:value-type="float" office:value="359.985" calcext:value-type="float">
            <text:p>359.985</text:p>
          </table:table-cell>
          <table:table-cell table:formula="of:=[.D339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378418" calcext:value-type="float">
            <text:p>0.0378418</text:p>
          </table:table-cell>
          <table:table-cell table:formula="of:=[.$E$287]+[.C340]" office:value-type="float" office:value="361.079" calcext:value-type="float">
            <text:p>361.079</text:p>
          </table:table-cell>
          <table:table-cell table:formula="of:=[.D340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3833008" calcext:value-type="float">
            <text:p>0.03833008</text:p>
          </table:table-cell>
          <table:table-cell table:formula="of:=[.$E$287]+[.C341]" office:value-type="float" office:value="362.188" calcext:value-type="float">
            <text:p>362.188</text:p>
          </table:table-cell>
          <table:table-cell table:formula="of:=[.D341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3759766" calcext:value-type="float">
            <text:p>0.03759766</text:p>
          </table:table-cell>
          <table:table-cell table:formula="of:=[.$E$287]+[.C342]" office:value-type="float" office:value="363.282" calcext:value-type="float">
            <text:p>363.282</text:p>
          </table:table-cell>
          <table:table-cell table:formula="of:=[.D342]/[.$I$1]" office:value-type="float" office:value="0.0168599372197309" calcext:value-type="float">
            <text:p>0.0168599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3881836" calcext:value-type="float">
            <text:p>0.03881836</text:p>
          </table:table-cell>
          <table:table-cell table:formula="of:=[.$E$287]+[.C343]" office:value-type="float" office:value="364.376" calcext:value-type="float">
            <text:p>364.376</text:p>
          </table:table-cell>
          <table:table-cell table:formula="of:=[.D343]/[.$I$1]" office:value-type="float" office:value="0.01740733632287" calcext:value-type="float">
            <text:p>0.017407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3955078" calcext:value-type="float">
            <text:p>0.03955078</text:p>
          </table:table-cell>
          <table:table-cell table:formula="of:=[.$E$287]+[.C344]" office:value-type="float" office:value="365.485" calcext:value-type="float">
            <text:p>365.485</text:p>
          </table:table-cell>
          <table:table-cell table:formula="of:=[.D344]/[.$I$1]" office:value-type="float" office:value="0.0177357757847534" calcext:value-type="float">
            <text:p>0.0177357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table:formula="of:=[.D345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9228516" calcext:value-type="float">
            <text:p>0.09228516</text:p>
          </table:table-cell>
          <table:table-cell table:formula="of:=[.$E$344]+[.C346]" office:value-type="float" office:value="365.595" calcext:value-type="float">
            <text:p>365.595</text:p>
          </table:table-cell>
          <table:table-cell table:formula="of:=[.D346]/[.$I$1]" office:value-type="float" office:value="0.0413834798206278" calcext:value-type="float">
            <text:p>0.0413834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9082031" calcext:value-type="float">
            <text:p>0.09082031</text:p>
          </table:table-cell>
          <table:table-cell table:formula="of:=[.$E$344]+[.C347]" office:value-type="float" office:value="366.673" calcext:value-type="float">
            <text:p>366.673</text:p>
          </table:table-cell>
          <table:table-cell table:formula="of:=[.D347]/[.$I$1]" office:value-type="float" office:value="0.0407265964125561" calcext:value-type="float">
            <text:p>0.040726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9179688" calcext:value-type="float">
            <text:p>0.09179688</text:p>
          </table:table-cell>
          <table:table-cell table:formula="of:=[.$E$344]+[.C348]" office:value-type="float" office:value="367.782" calcext:value-type="float">
            <text:p>367.782</text:p>
          </table:table-cell>
          <table:table-cell table:formula="of:=[.D348]/[.$I$1]" office:value-type="float" office:value="0.0411645201793722" calcext:value-type="float">
            <text:p>0.0411645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9130859" calcext:value-type="float">
            <text:p>0.09130859</text:p>
          </table:table-cell>
          <table:table-cell table:formula="of:=[.$E$344]+[.C349]" office:value-type="float" office:value="368.876" calcext:value-type="float">
            <text:p>368.876</text:p>
          </table:table-cell>
          <table:table-cell table:formula="of:=[.D349]/[.$I$1]" office:value-type="float" office:value="0.0409455560538117" calcext:value-type="float">
            <text:p>0.040945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9008789" calcext:value-type="float">
            <text:p>0.09008789</text:p>
          </table:table-cell>
          <table:table-cell table:formula="of:=[.$E$344]+[.C350]" office:value-type="float" office:value="369.97" calcext:value-type="float">
            <text:p>369.97</text:p>
          </table:table-cell>
          <table:table-cell table:formula="of:=[.D350]/[.$I$1]" office:value-type="float" office:value="0.0403981569506727" calcext:value-type="float">
            <text:p>0.04039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9008789" calcext:value-type="float">
            <text:p>0.09008789</text:p>
          </table:table-cell>
          <table:table-cell table:formula="of:=[.$E$344]+[.C351]" office:value-type="float" office:value="371.079" calcext:value-type="float">
            <text:p>371.079</text:p>
          </table:table-cell>
          <table:table-cell table:formula="of:=[.D351]/[.$I$1]" office:value-type="float" office:value="0.0403981569506727" calcext:value-type="float">
            <text:p>0.04039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2]" office:value-type="float" office:value="372.173" calcext:value-type="float">
            <text:p>372.173</text:p>
          </table:table-cell>
          <table:table-cell table:formula="of:=[.D352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9350586" calcext:value-type="float">
            <text:p>0.09350586</text:p>
          </table:table-cell>
          <table:table-cell table:formula="of:=[.$E$344]+[.C353]" office:value-type="float" office:value="373.282" calcext:value-type="float">
            <text:p>373.282</text:p>
          </table:table-cell>
          <table:table-cell table:formula="of:=[.D353]/[.$I$1]" office:value-type="float" office:value="0.0419308789237668" calcext:value-type="float">
            <text:p>0.041930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9130859" calcext:value-type="float">
            <text:p>0.09130859</text:p>
          </table:table-cell>
          <table:table-cell table:formula="of:=[.$E$344]+[.C354]" office:value-type="float" office:value="374.376" calcext:value-type="float">
            <text:p>374.376</text:p>
          </table:table-cell>
          <table:table-cell table:formula="of:=[.D354]/[.$I$1]" office:value-type="float" office:value="0.0409455560538117" calcext:value-type="float">
            <text:p>0.040945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5]" office:value-type="float" office:value="375.47" calcext:value-type="float">
            <text:p>375.47</text:p>
          </table:table-cell>
          <table:table-cell table:formula="of:=[.D355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6]" office:value-type="float" office:value="376.579" calcext:value-type="float">
            <text:p>376.579</text:p>
          </table:table-cell>
          <table:table-cell table:formula="of:=[.D356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9521484" calcext:value-type="float">
            <text:p>0.09521484</text:p>
          </table:table-cell>
          <table:table-cell table:formula="of:=[.$E$344]+[.C357]" office:value-type="float" office:value="377.673" calcext:value-type="float">
            <text:p>377.673</text:p>
          </table:table-cell>
          <table:table-cell table:formula="of:=[.D357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9521484" calcext:value-type="float">
            <text:p>0.09521484</text:p>
          </table:table-cell>
          <table:table-cell table:formula="of:=[.$E$344]+[.C358]" office:value-type="float" office:value="378.782" calcext:value-type="float">
            <text:p>378.782</text:p>
          </table:table-cell>
          <table:table-cell table:formula="of:=[.D358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9375" calcext:value-type="float">
            <text:p>0.09375</text:p>
          </table:table-cell>
          <table:table-cell table:formula="of:=[.$E$344]+[.C359]" office:value-type="float" office:value="379.876" calcext:value-type="float">
            <text:p>379.876</text:p>
          </table:table-cell>
          <table:table-cell table:formula="of:=[.D359]/[.$I$1]" office:value-type="float" office:value="0.0420403587443946" calcext:value-type="float">
            <text:p>0.042040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9399414" calcext:value-type="float">
            <text:p>0.09399414</text:p>
          </table:table-cell>
          <table:table-cell table:formula="of:=[.$E$344]+[.C360]" office:value-type="float" office:value="380.97" calcext:value-type="float">
            <text:p>380.97</text:p>
          </table:table-cell>
          <table:table-cell table:formula="of:=[.D360]/[.$I$1]" office:value-type="float" office:value="0.0421498385650224" calcext:value-type="float">
            <text:p>0.042149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9301758" calcext:value-type="float">
            <text:p>0.09301758</text:p>
          </table:table-cell>
          <table:table-cell table:formula="of:=[.$E$344]+[.C361]" office:value-type="float" office:value="382.079" calcext:value-type="float">
            <text:p>382.079</text:p>
          </table:table-cell>
          <table:table-cell table:formula="of:=[.D361]/[.$I$1]" office:value-type="float" office:value="0.0417119192825112" calcext:value-type="float">
            <text:p>0.041711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925293" calcext:value-type="float">
            <text:p>0.0925293</text:p>
          </table:table-cell>
          <table:table-cell table:formula="of:=[.$E$344]+[.C362]" office:value-type="float" office:value="383.173" calcext:value-type="float">
            <text:p>383.173</text:p>
          </table:table-cell>
          <table:table-cell table:formula="of:=[.D362]/[.$I$1]" office:value-type="float" office:value="0.0414929596412556" calcext:value-type="float">
            <text:p>0.041492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925293" calcext:value-type="float">
            <text:p>0.0925293</text:p>
          </table:table-cell>
          <table:table-cell table:formula="of:=[.$E$344]+[.C363]" office:value-type="float" office:value="384.282" calcext:value-type="float">
            <text:p>384.282</text:p>
          </table:table-cell>
          <table:table-cell table:formula="of:=[.D363]/[.$I$1]" office:value-type="float" office:value="0.0414929596412556" calcext:value-type="float">
            <text:p>0.041492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9423828" calcext:value-type="float">
            <text:p>0.09423828</text:p>
          </table:table-cell>
          <table:table-cell table:formula="of:=[.$E$344]+[.C364]" office:value-type="float" office:value="385.376" calcext:value-type="float">
            <text:p>385.376</text:p>
          </table:table-cell>
          <table:table-cell table:formula="of:=[.D364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9472656" calcext:value-type="float">
            <text:p>0.09472656</text:p>
          </table:table-cell>
          <table:table-cell table:formula="of:=[.$E$344]+[.C365]" office:value-type="float" office:value="386.47" calcext:value-type="float">
            <text:p>386.47</text:p>
          </table:table-cell>
          <table:table-cell table:formula="of:=[.D365]/[.$I$1]" office:value-type="float" office:value="0.0424782780269058" calcext:value-type="float">
            <text:p>0.042478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9375" calcext:value-type="float">
            <text:p>0.09375</text:p>
          </table:table-cell>
          <table:table-cell table:formula="of:=[.$E$344]+[.C366]" office:value-type="float" office:value="387.579" calcext:value-type="float">
            <text:p>387.579</text:p>
          </table:table-cell>
          <table:table-cell table:formula="of:=[.D366]/[.$I$1]" office:value-type="float" office:value="0.0420403587443946" calcext:value-type="float">
            <text:p>0.042040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9521484" calcext:value-type="float">
            <text:p>0.09521484</text:p>
          </table:table-cell>
          <table:table-cell table:formula="of:=[.$E$344]+[.C367]" office:value-type="float" office:value="388.673" calcext:value-type="float">
            <text:p>388.673</text:p>
          </table:table-cell>
          <table:table-cell table:formula="of:=[.D367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9594727" calcext:value-type="float">
            <text:p>0.09594727</text:p>
          </table:table-cell>
          <table:table-cell table:formula="of:=[.$E$344]+[.C368]" office:value-type="float" office:value="389.782" calcext:value-type="float">
            <text:p>389.782</text:p>
          </table:table-cell>
          <table:table-cell table:formula="of:=[.D368]/[.$I$1]" office:value-type="float" office:value="0.0430256816143498" calcext:value-type="float">
            <text:p>0.043025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9692383" calcext:value-type="float">
            <text:p>0.09692383</text:p>
          </table:table-cell>
          <table:table-cell table:formula="of:=[.$E$344]+[.C369]" office:value-type="float" office:value="390.876" calcext:value-type="float">
            <text:p>390.876</text:p>
          </table:table-cell>
          <table:table-cell table:formula="of:=[.D369]/[.$I$1]" office:value-type="float" office:value="0.043463600896861" calcext:value-type="float">
            <text:p>0.043463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9594727" calcext:value-type="float">
            <text:p>0.09594727</text:p>
          </table:table-cell>
          <table:table-cell table:formula="of:=[.$E$344]+[.C370]" office:value-type="float" office:value="391.97" calcext:value-type="float">
            <text:p>391.97</text:p>
          </table:table-cell>
          <table:table-cell table:formula="of:=[.D370]/[.$I$1]" office:value-type="float" office:value="0.0430256816143498" calcext:value-type="float">
            <text:p>0.043025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9765625" calcext:value-type="float">
            <text:p>0.09765625</text:p>
          </table:table-cell>
          <table:table-cell table:formula="of:=[.$E$344]+[.C371]" office:value-type="float" office:value="393.079" calcext:value-type="float">
            <text:p>393.079</text:p>
          </table:table-cell>
          <table:table-cell table:formula="of:=[.D371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9619141" calcext:value-type="float">
            <text:p>0.09619141</text:p>
          </table:table-cell>
          <table:table-cell table:formula="of:=[.$E$344]+[.C372]" office:value-type="float" office:value="394.173" calcext:value-type="float">
            <text:p>394.173</text:p>
          </table:table-cell>
          <table:table-cell table:formula="of:=[.D372]/[.$I$1]" office:value-type="float" office:value="0.0431351614349776" calcext:value-type="float">
            <text:p>0.043135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9985352" calcext:value-type="float">
            <text:p>0.09985352</text:p>
          </table:table-cell>
          <table:table-cell table:formula="of:=[.$E$344]+[.C373]" office:value-type="float" office:value="395.282" calcext:value-type="float">
            <text:p>395.282</text:p>
          </table:table-cell>
          <table:table-cell table:formula="of:=[.D373]/[.$I$1]" office:value-type="float" office:value="0.0447773632286996" calcext:value-type="float">
            <text:p>0.044777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74]" office:value-type="float" office:value="396.376" calcext:value-type="float">
            <text:p>396.376</text:p>
          </table:table-cell>
          <table:table-cell table:formula="of:=[.D374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9936523" calcext:value-type="float">
            <text:p>0.09936523</text:p>
          </table:table-cell>
          <table:table-cell table:formula="of:=[.$E$344]+[.C375]" office:value-type="float" office:value="397.47" calcext:value-type="float">
            <text:p>397.47</text:p>
          </table:table-cell>
          <table:table-cell table:formula="of:=[.D375]/[.$I$1]" office:value-type="float" office:value="0.044558399103139" calcext:value-type="float">
            <text:p>0.044558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9863281" calcext:value-type="float">
            <text:p>0.09863281</text:p>
          </table:table-cell>
          <table:table-cell table:formula="of:=[.$E$344]+[.C376]" office:value-type="float" office:value="398.579" calcext:value-type="float">
            <text:p>398.579</text:p>
          </table:table-cell>
          <table:table-cell table:formula="of:=[.D376]/[.$I$1]" office:value-type="float" office:value="0.0442299596412556" calcext:value-type="float">
            <text:p>0.044229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9765625" calcext:value-type="float">
            <text:p>0.09765625</text:p>
          </table:table-cell>
          <table:table-cell table:formula="of:=[.$E$344]+[.C377]" office:value-type="float" office:value="399.673" calcext:value-type="float">
            <text:p>399.673</text:p>
          </table:table-cell>
          <table:table-cell table:formula="of:=[.D377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949707" calcext:value-type="float">
            <text:p>0.0949707</text:p>
          </table:table-cell>
          <table:table-cell table:formula="of:=[.$E$344]+[.C378]" office:value-type="float" office:value="400.782" calcext:value-type="float">
            <text:p>400.782</text:p>
          </table:table-cell>
          <table:table-cell table:formula="of:=[.D378]/[.$I$1]" office:value-type="float" office:value="0.0425877578475336" calcext:value-type="float">
            <text:p>0.0425877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9741211" calcext:value-type="float">
            <text:p>0.09741211</text:p>
          </table:table-cell>
          <table:table-cell table:formula="of:=[.$E$344]+[.C379]" office:value-type="float" office:value="401.876" calcext:value-type="float">
            <text:p>401.876</text:p>
          </table:table-cell>
          <table:table-cell table:formula="of:=[.D379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9765625" calcext:value-type="float">
            <text:p>0.09765625</text:p>
          </table:table-cell>
          <table:table-cell table:formula="of:=[.$E$344]+[.C380]" office:value-type="float" office:value="402.97" calcext:value-type="float">
            <text:p>402.97</text:p>
          </table:table-cell>
          <table:table-cell table:formula="of:=[.D380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9741211" calcext:value-type="float">
            <text:p>0.09741211</text:p>
          </table:table-cell>
          <table:table-cell table:formula="of:=[.$E$344]+[.C381]" office:value-type="float" office:value="404.079" calcext:value-type="float">
            <text:p>404.079</text:p>
          </table:table-cell>
          <table:table-cell table:formula="of:=[.D381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9741211" calcext:value-type="float">
            <text:p>0.09741211</text:p>
          </table:table-cell>
          <table:table-cell table:formula="of:=[.$E$344]+[.C382]" office:value-type="float" office:value="405.173" calcext:value-type="float">
            <text:p>405.173</text:p>
          </table:table-cell>
          <table:table-cell table:formula="of:=[.D382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10083008" calcext:value-type="float">
            <text:p>0.10083008</text:p>
          </table:table-cell>
          <table:table-cell table:formula="of:=[.$E$344]+[.C383]" office:value-type="float" office:value="406.282" calcext:value-type="float">
            <text:p>406.282</text:p>
          </table:table-cell>
          <table:table-cell table:formula="of:=[.D383]/[.$I$1]" office:value-type="float" office:value="0.0452152825112108" calcext:value-type="float">
            <text:p>0.04521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84]" office:value-type="float" office:value="407.376" calcext:value-type="float">
            <text:p>407.376</text:p>
          </table:table-cell>
          <table:table-cell table:formula="of:=[.D384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9960938" calcext:value-type="float">
            <text:p>0.09960938</text:p>
          </table:table-cell>
          <table:table-cell table:formula="of:=[.$E$344]+[.C385]" office:value-type="float" office:value="408.47" calcext:value-type="float">
            <text:p>408.47</text:p>
          </table:table-cell>
          <table:table-cell table:formula="of:=[.D385]/[.$I$1]" office:value-type="float" office:value="0.0446678834080718" calcext:value-type="float">
            <text:p>0.04466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9912109" calcext:value-type="float">
            <text:p>0.09912109</text:p>
          </table:table-cell>
          <table:table-cell table:formula="of:=[.$E$344]+[.C386]" office:value-type="float" office:value="409.579" calcext:value-type="float">
            <text:p>409.579</text:p>
          </table:table-cell>
          <table:table-cell table:formula="of:=[.D386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10107422" calcext:value-type="float">
            <text:p>0.10107422</text:p>
          </table:table-cell>
          <table:table-cell table:formula="of:=[.$E$344]+[.C387]" office:value-type="float" office:value="410.673" calcext:value-type="float">
            <text:p>410.673</text:p>
          </table:table-cell>
          <table:table-cell table:formula="of:=[.D387]/[.$I$1]" office:value-type="float" office:value="0.0453247623318386" calcext:value-type="float">
            <text:p>0.045324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9863281" calcext:value-type="float">
            <text:p>0.09863281</text:p>
          </table:table-cell>
          <table:table-cell table:formula="of:=[.$E$344]+[.C388]" office:value-type="float" office:value="411.782" calcext:value-type="float">
            <text:p>411.782</text:p>
          </table:table-cell>
          <table:table-cell table:formula="of:=[.D388]/[.$I$1]" office:value-type="float" office:value="0.0442299596412556" calcext:value-type="float">
            <text:p>0.044229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10009766" calcext:value-type="float">
            <text:p>0.10009766</text:p>
          </table:table-cell>
          <table:table-cell table:formula="of:=[.$E$344]+[.C389]" office:value-type="float" office:value="412.876" calcext:value-type="float">
            <text:p>412.876</text:p>
          </table:table-cell>
          <table:table-cell table:formula="of:=[.D389]/[.$I$1]" office:value-type="float" office:value="0.0448868430493274" calcext:value-type="float">
            <text:p>0.044886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10131836" calcext:value-type="float">
            <text:p>0.10131836</text:p>
          </table:table-cell>
          <table:table-cell table:formula="of:=[.$E$344]+[.C390]" office:value-type="float" office:value="413.97" calcext:value-type="float">
            <text:p>413.97</text:p>
          </table:table-cell>
          <table:table-cell table:formula="of:=[.D390]/[.$I$1]" office:value-type="float" office:value="0.0454342421524664" calcext:value-type="float">
            <text:p>0.045434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10253906" calcext:value-type="float">
            <text:p>0.10253906</text:p>
          </table:table-cell>
          <table:table-cell table:formula="of:=[.$E$344]+[.C391]" office:value-type="float" office:value="415.079" calcext:value-type="float">
            <text:p>415.079</text:p>
          </table:table-cell>
          <table:table-cell table:formula="of:=[.D391]/[.$I$1]" office:value-type="float" office:value="0.0459816412556054" calcext:value-type="float">
            <text:p>0.045981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1015625" calcext:value-type="float">
            <text:p>0.1015625</text:p>
          </table:table-cell>
          <table:table-cell table:formula="of:=[.$E$344]+[.C392]" office:value-type="float" office:value="416.173" calcext:value-type="float">
            <text:p>416.173</text:p>
          </table:table-cell>
          <table:table-cell table:formula="of:=[.D392]/[.$I$1]" office:value-type="float" office:value="0.0455437219730942" calcext:value-type="float">
            <text:p>0.04554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10205078" calcext:value-type="float">
            <text:p>0.10205078</text:p>
          </table:table-cell>
          <table:table-cell table:formula="of:=[.$E$344]+[.C393]" office:value-type="float" office:value="417.282" calcext:value-type="float">
            <text:p>417.282</text:p>
          </table:table-cell>
          <table:table-cell table:formula="of:=[.D393]/[.$I$1]" office:value-type="float" office:value="0.0457626816143498" calcext:value-type="float">
            <text:p>0.045762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10302734" calcext:value-type="float">
            <text:p>0.10302734</text:p>
          </table:table-cell>
          <table:table-cell table:formula="of:=[.$E$344]+[.C394]" office:value-type="float" office:value="418.376" calcext:value-type="float">
            <text:p>418.376</text:p>
          </table:table-cell>
          <table:table-cell table:formula="of:=[.D394]/[.$I$1]" office:value-type="float" office:value="0.046200600896861" calcext:value-type="float">
            <text:p>0.046200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10083008" calcext:value-type="float">
            <text:p>0.10083008</text:p>
          </table:table-cell>
          <table:table-cell table:formula="of:=[.$E$344]+[.C395]" office:value-type="float" office:value="419.47" calcext:value-type="float">
            <text:p>419.47</text:p>
          </table:table-cell>
          <table:table-cell table:formula="of:=[.D395]/[.$I$1]" office:value-type="float" office:value="0.0452152825112108" calcext:value-type="float">
            <text:p>0.04521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10302734" calcext:value-type="float">
            <text:p>0.10302734</text:p>
          </table:table-cell>
          <table:table-cell table:formula="of:=[.$E$344]+[.C396]" office:value-type="float" office:value="420.579" calcext:value-type="float">
            <text:p>420.579</text:p>
          </table:table-cell>
          <table:table-cell table:formula="of:=[.D396]/[.$I$1]" office:value-type="float" office:value="0.046200600896861" calcext:value-type="float">
            <text:p>0.046200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10229492" calcext:value-type="float">
            <text:p>0.10229492</text:p>
          </table:table-cell>
          <table:table-cell table:formula="of:=[.$E$344]+[.C397]" office:value-type="float" office:value="421.673" calcext:value-type="float">
            <text:p>421.673</text:p>
          </table:table-cell>
          <table:table-cell table:formula="of:=[.D397]/[.$I$1]" office:value-type="float" office:value="0.0458721614349776" calcext:value-type="float">
            <text:p>0.045872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10107422" calcext:value-type="float">
            <text:p>0.10107422</text:p>
          </table:table-cell>
          <table:table-cell table:formula="of:=[.$E$344]+[.C398]" office:value-type="float" office:value="422.782" calcext:value-type="float">
            <text:p>422.782</text:p>
          </table:table-cell>
          <table:table-cell table:formula="of:=[.D398]/[.$I$1]" office:value-type="float" office:value="0.0453247623318386" calcext:value-type="float">
            <text:p>0.045324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99]" office:value-type="float" office:value="423.876" calcext:value-type="float">
            <text:p>423.876</text:p>
          </table:table-cell>
          <table:table-cell table:formula="of:=[.D399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9912109" calcext:value-type="float">
            <text:p>0.09912109</text:p>
          </table:table-cell>
          <table:table-cell table:formula="of:=[.$E$344]+[.C400]" office:value-type="float" office:value="424.97" calcext:value-type="float">
            <text:p>424.97</text:p>
          </table:table-cell>
          <table:table-cell table:formula="of:=[.D400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9960938" calcext:value-type="float">
            <text:p>0.09960938</text:p>
          </table:table-cell>
          <table:table-cell table:formula="of:=[.$E$344]+[.C401]" office:value-type="float" office:value="426.079" calcext:value-type="float">
            <text:p>426.079</text:p>
          </table:table-cell>
          <table:table-cell table:formula="of:=[.D401]/[.$I$1]" office:value-type="float" office:value="0.0446678834080718" calcext:value-type="float">
            <text:p>0.0446678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D402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19775391" calcext:value-type="float">
            <text:p>0.19775391</text:p>
          </table:table-cell>
          <table:table-cell table:formula="of:=[.$E$401]+[.C403]" office:value-type="float" office:value="426.188" calcext:value-type="float">
            <text:p>426.188</text:p>
          </table:table-cell>
          <table:table-cell table:formula="of:=[.D403]/[.$I$1]" office:value-type="float" office:value="0.0886788834080718" calcext:value-type="float">
            <text:p>0.088678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0.20043945" calcext:value-type="float">
            <text:p>0.20043945</text:p>
          </table:table-cell>
          <table:table-cell table:formula="of:=[.$E$401]+[.C404]" office:value-type="float" office:value="427.266" calcext:value-type="float">
            <text:p>427.266</text:p>
          </table:table-cell>
          <table:table-cell table:formula="of:=[.D404]/[.$I$1]" office:value-type="float" office:value="0.0898831614349776" calcext:value-type="float">
            <text:p>0.089883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1" calcext:value-type="float">
            <text:p>2.281</text:p>
          </table:table-cell>
          <table:table-cell office:value-type="float" office:value="0.20068359" calcext:value-type="float">
            <text:p>0.20068359</text:p>
          </table:table-cell>
          <table:table-cell table:formula="of:=[.$E$401]+[.C405]" office:value-type="float" office:value="428.36" calcext:value-type="float">
            <text:p>428.36</text:p>
          </table:table-cell>
          <table:table-cell table:formula="of:=[.D405]/[.$I$1]" office:value-type="float" office:value="0.0899926412556054" calcext:value-type="float">
            <text:p>0.089992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" calcext:value-type="float">
            <text:p>3.39</text:p>
          </table:table-cell>
          <table:table-cell office:value-type="float" office:value="0.20117188" calcext:value-type="float">
            <text:p>0.20117188</text:p>
          </table:table-cell>
          <table:table-cell table:formula="of:=[.$E$401]+[.C406]" office:value-type="float" office:value="429.469" calcext:value-type="float">
            <text:p>429.469</text:p>
          </table:table-cell>
          <table:table-cell table:formula="of:=[.D406]/[.$I$1]" office:value-type="float" office:value="0.0902116053811659" calcext:value-type="float">
            <text:p>0.090211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4" calcext:value-type="float">
            <text:p>4.484</text:p>
          </table:table-cell>
          <table:table-cell office:value-type="float" office:value="0.19848633" calcext:value-type="float">
            <text:p>0.19848633</text:p>
          </table:table-cell>
          <table:table-cell table:formula="of:=[.$E$401]+[.C407]" office:value-type="float" office:value="430.563" calcext:value-type="float">
            <text:p>430.563</text:p>
          </table:table-cell>
          <table:table-cell table:formula="of:=[.D407]/[.$I$1]" office:value-type="float" office:value="0.0890073228699552" calcext:value-type="float">
            <text:p>0.089007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78" calcext:value-type="float">
            <text:p>5.578</text:p>
          </table:table-cell>
          <table:table-cell office:value-type="float" office:value="0.2019043" calcext:value-type="float">
            <text:p>0.2019043</text:p>
          </table:table-cell>
          <table:table-cell table:formula="of:=[.$E$401]+[.C408]" office:value-type="float" office:value="431.657" calcext:value-type="float">
            <text:p>431.657</text:p>
          </table:table-cell>
          <table:table-cell table:formula="of:=[.D408]/[.$I$1]" office:value-type="float" office:value="0.0905400448430493" calcext:value-type="float">
            <text:p>0.090540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7" calcext:value-type="float">
            <text:p>6.687</text:p>
          </table:table-cell>
          <table:table-cell office:value-type="float" office:value="0.20019531" calcext:value-type="float">
            <text:p>0.20019531</text:p>
          </table:table-cell>
          <table:table-cell table:formula="of:=[.$E$401]+[.C409]" office:value-type="float" office:value="432.766" calcext:value-type="float">
            <text:p>432.766</text:p>
          </table:table-cell>
          <table:table-cell table:formula="of:=[.D409]/[.$I$1]" office:value-type="float" office:value="0.0897736816143498" calcext:value-type="float">
            <text:p>0.089773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1" calcext:value-type="float">
            <text:p>7.781</text:p>
          </table:table-cell>
          <table:table-cell office:value-type="float" office:value="0.20239258" calcext:value-type="float">
            <text:p>0.20239258</text:p>
          </table:table-cell>
          <table:table-cell table:formula="of:=[.$E$401]+[.C410]" office:value-type="float" office:value="433.86" calcext:value-type="float">
            <text:p>433.86</text:p>
          </table:table-cell>
          <table:table-cell table:formula="of:=[.D410]/[.$I$1]" office:value-type="float" office:value="0.090759004484305" calcext:value-type="float">
            <text:p>0.090759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75" calcext:value-type="float">
            <text:p>8.875</text:p>
          </table:table-cell>
          <table:table-cell office:value-type="float" office:value="0.20458984" calcext:value-type="float">
            <text:p>0.20458984</text:p>
          </table:table-cell>
          <table:table-cell table:formula="of:=[.$E$401]+[.C411]" office:value-type="float" office:value="434.954" calcext:value-type="float">
            <text:p>434.954</text:p>
          </table:table-cell>
          <table:table-cell table:formula="of:=[.D411]/[.$I$1]" office:value-type="float" office:value="0.0917443228699552" calcext:value-type="float">
            <text:p>0.091744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4" calcext:value-type="float">
            <text:p>9.984</text:p>
          </table:table-cell>
          <table:table-cell office:value-type="float" office:value="0.20629883" calcext:value-type="float">
            <text:p>0.20629883</text:p>
          </table:table-cell>
          <table:table-cell table:formula="of:=[.$E$401]+[.C412]" office:value-type="float" office:value="436.063" calcext:value-type="float">
            <text:p>436.063</text:p>
          </table:table-cell>
          <table:table-cell table:formula="of:=[.D412]/[.$I$1]" office:value-type="float" office:value="0.0925106860986547" calcext:value-type="float">
            <text:p>0.092510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78" calcext:value-type="float">
            <text:p>11.078</text:p>
          </table:table-cell>
          <table:table-cell office:value-type="float" office:value="0.20629883" calcext:value-type="float">
            <text:p>0.20629883</text:p>
          </table:table-cell>
          <table:table-cell table:formula="of:=[.$E$401]+[.C413]" office:value-type="float" office:value="437.157" calcext:value-type="float">
            <text:p>437.157</text:p>
          </table:table-cell>
          <table:table-cell table:formula="of:=[.D413]/[.$I$1]" office:value-type="float" office:value="0.0925106860986547" calcext:value-type="float">
            <text:p>0.092510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7" calcext:value-type="float">
            <text:p>12.187</text:p>
          </table:table-cell>
          <table:table-cell office:value-type="float" office:value="0.20922852" calcext:value-type="float">
            <text:p>0.20922852</text:p>
          </table:table-cell>
          <table:table-cell table:formula="of:=[.$E$401]+[.C414]" office:value-type="float" office:value="438.266" calcext:value-type="float">
            <text:p>438.266</text:p>
          </table:table-cell>
          <table:table-cell table:formula="of:=[.D414]/[.$I$1]" office:value-type="float" office:value="0.0938244484304933" calcext:value-type="float">
            <text:p>0.093824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81" calcext:value-type="float">
            <text:p>13.281</text:p>
          </table:table-cell>
          <table:table-cell office:value-type="float" office:value="0.21044922" calcext:value-type="float">
            <text:p>0.21044922</text:p>
          </table:table-cell>
          <table:table-cell table:formula="of:=[.$E$401]+[.C415]" office:value-type="float" office:value="439.36" calcext:value-type="float">
            <text:p>439.36</text:p>
          </table:table-cell>
          <table:table-cell table:formula="of:=[.D415]/[.$I$1]" office:value-type="float" office:value="0.0943718475336323" calcext:value-type="float">
            <text:p>0.094371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75" calcext:value-type="float">
            <text:p>14.375</text:p>
          </table:table-cell>
          <table:table-cell office:value-type="float" office:value="0.20898438" calcext:value-type="float">
            <text:p>0.20898438</text:p>
          </table:table-cell>
          <table:table-cell table:formula="of:=[.$E$401]+[.C416]" office:value-type="float" office:value="440.454" calcext:value-type="float">
            <text:p>440.454</text:p>
          </table:table-cell>
          <table:table-cell table:formula="of:=[.D416]/[.$I$1]" office:value-type="float" office:value="0.0937149686098655" calcext:value-type="float">
            <text:p>0.093714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4" calcext:value-type="float">
            <text:p>15.484</text:p>
          </table:table-cell>
          <table:table-cell office:value-type="float" office:value="0.21069336" calcext:value-type="float">
            <text:p>0.21069336</text:p>
          </table:table-cell>
          <table:table-cell table:formula="of:=[.$E$401]+[.C417]" office:value-type="float" office:value="441.563" calcext:value-type="float">
            <text:p>441.563</text:p>
          </table:table-cell>
          <table:table-cell table:formula="of:=[.D417]/[.$I$1]" office:value-type="float" office:value="0.0944813273542601" calcext:value-type="float">
            <text:p>0.094481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78" calcext:value-type="float">
            <text:p>16.578</text:p>
          </table:table-cell>
          <table:table-cell office:value-type="float" office:value="0.20922852" calcext:value-type="float">
            <text:p>0.20922852</text:p>
          </table:table-cell>
          <table:table-cell table:formula="of:=[.$E$401]+[.C418]" office:value-type="float" office:value="442.657" calcext:value-type="float">
            <text:p>442.657</text:p>
          </table:table-cell>
          <table:table-cell table:formula="of:=[.D418]/[.$I$1]" office:value-type="float" office:value="0.0938244484304933" calcext:value-type="float">
            <text:p>0.093824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7" calcext:value-type="float">
            <text:p>17.687</text:p>
          </table:table-cell>
          <table:table-cell office:value-type="float" office:value="0.21142578" calcext:value-type="float">
            <text:p>0.21142578</text:p>
          </table:table-cell>
          <table:table-cell table:formula="of:=[.$E$401]+[.C419]" office:value-type="float" office:value="443.766" calcext:value-type="float">
            <text:p>443.766</text:p>
          </table:table-cell>
          <table:table-cell table:formula="of:=[.D419]/[.$I$1]" office:value-type="float" office:value="0.0948097668161435" calcext:value-type="float">
            <text:p>0.094809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81" calcext:value-type="float">
            <text:p>18.781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0]" office:value-type="float" office:value="444.86" calcext:value-type="float">
            <text:p>444.86</text:p>
          </table:table-cell>
          <table:table-cell table:formula="of:=[.D420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75" calcext:value-type="float">
            <text:p>19.875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1]" office:value-type="float" office:value="445.954" calcext:value-type="float">
            <text:p>445.954</text:p>
          </table:table-cell>
          <table:table-cell table:formula="of:=[.D421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4" calcext:value-type="float">
            <text:p>20.984</text:p>
          </table:table-cell>
          <table:table-cell office:value-type="float" office:value="0.21411133" calcext:value-type="float">
            <text:p>0.21411133</text:p>
          </table:table-cell>
          <table:table-cell table:formula="of:=[.$E$401]+[.C422]" office:value-type="float" office:value="447.063" calcext:value-type="float">
            <text:p>447.063</text:p>
          </table:table-cell>
          <table:table-cell table:formula="of:=[.D422]/[.$I$1]" office:value-type="float" office:value="0.0960140493273543" calcext:value-type="float">
            <text:p>0.096014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78" calcext:value-type="float">
            <text:p>22.078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3]" office:value-type="float" office:value="448.157" calcext:value-type="float">
            <text:p>448.157</text:p>
          </table:table-cell>
          <table:table-cell table:formula="of:=[.D423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7" calcext:value-type="float">
            <text:p>23.187</text:p>
          </table:table-cell>
          <table:table-cell office:value-type="float" office:value="0.21337891" calcext:value-type="float">
            <text:p>0.21337891</text:p>
          </table:table-cell>
          <table:table-cell table:formula="of:=[.$E$401]+[.C424]" office:value-type="float" office:value="449.266" calcext:value-type="float">
            <text:p>449.266</text:p>
          </table:table-cell>
          <table:table-cell table:formula="of:=[.D424]/[.$I$1]" office:value-type="float" office:value="0.0956856098654709" calcext:value-type="float">
            <text:p>0.095685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81" calcext:value-type="float">
            <text:p>24.281</text:p>
          </table:table-cell>
          <table:table-cell office:value-type="float" office:value="0.21313477" calcext:value-type="float">
            <text:p>0.21313477</text:p>
          </table:table-cell>
          <table:table-cell table:formula="of:=[.$E$401]+[.C425]" office:value-type="float" office:value="450.36" calcext:value-type="float">
            <text:p>450.36</text:p>
          </table:table-cell>
          <table:table-cell table:formula="of:=[.D425]/[.$I$1]" office:value-type="float" office:value="0.0955761300448431" calcext:value-type="float">
            <text:p>0.09557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75" calcext:value-type="float">
            <text:p>25.375</text:p>
          </table:table-cell>
          <table:table-cell office:value-type="float" office:value="0.21679688" calcext:value-type="float">
            <text:p>0.21679688</text:p>
          </table:table-cell>
          <table:table-cell table:formula="of:=[.$E$401]+[.C426]" office:value-type="float" office:value="451.454" calcext:value-type="float">
            <text:p>451.454</text:p>
          </table:table-cell>
          <table:table-cell table:formula="of:=[.D426]/[.$I$1]" office:value-type="float" office:value="0.097218331838565" calcext:value-type="float">
            <text:p>0.097218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4" calcext:value-type="float">
            <text:p>26.484</text:p>
          </table:table-cell>
          <table:table-cell office:value-type="float" office:value="0.21679688" calcext:value-type="float">
            <text:p>0.21679688</text:p>
          </table:table-cell>
          <table:table-cell table:formula="of:=[.$E$401]+[.C427]" office:value-type="float" office:value="452.563" calcext:value-type="float">
            <text:p>452.563</text:p>
          </table:table-cell>
          <table:table-cell table:formula="of:=[.D427]/[.$I$1]" office:value-type="float" office:value="0.097218331838565" calcext:value-type="float">
            <text:p>0.097218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78" calcext:value-type="float">
            <text:p>27.578</text:p>
          </table:table-cell>
          <table:table-cell office:value-type="float" office:value="0.21777344" calcext:value-type="float">
            <text:p>0.21777344</text:p>
          </table:table-cell>
          <table:table-cell table:formula="of:=[.$E$401]+[.C428]" office:value-type="float" office:value="453.657" calcext:value-type="float">
            <text:p>453.657</text:p>
          </table:table-cell>
          <table:table-cell table:formula="of:=[.D428]/[.$I$1]" office:value-type="float" office:value="0.0976562511210762" calcext:value-type="float">
            <text:p>0.097656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7" calcext:value-type="float">
            <text:p>28.687</text:p>
          </table:table-cell>
          <table:table-cell office:value-type="float" office:value="0.21655273" calcext:value-type="float">
            <text:p>0.21655273</text:p>
          </table:table-cell>
          <table:table-cell table:formula="of:=[.$E$401]+[.C429]" office:value-type="float" office:value="454.766" calcext:value-type="float">
            <text:p>454.766</text:p>
          </table:table-cell>
          <table:table-cell table:formula="of:=[.D429]/[.$I$1]" office:value-type="float" office:value="0.0971088475336323" calcext:value-type="float">
            <text:p>0.097108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81" calcext:value-type="float">
            <text:p>29.781</text:p>
          </table:table-cell>
          <table:table-cell office:value-type="float" office:value="0.21777344" calcext:value-type="float">
            <text:p>0.21777344</text:p>
          </table:table-cell>
          <table:table-cell table:formula="of:=[.$E$401]+[.C430]" office:value-type="float" office:value="455.86" calcext:value-type="float">
            <text:p>455.86</text:p>
          </table:table-cell>
          <table:table-cell table:formula="of:=[.D430]/[.$I$1]" office:value-type="float" office:value="0.0976562511210762" calcext:value-type="float">
            <text:p>0.097656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75" calcext:value-type="float">
            <text:p>30.875</text:p>
          </table:table-cell>
          <table:table-cell office:value-type="float" office:value="0.2175293" calcext:value-type="float">
            <text:p>0.2175293</text:p>
          </table:table-cell>
          <table:table-cell table:formula="of:=[.$E$401]+[.C431]" office:value-type="float" office:value="456.954" calcext:value-type="float">
            <text:p>456.954</text:p>
          </table:table-cell>
          <table:table-cell table:formula="of:=[.D431]/[.$I$1]" office:value-type="float" office:value="0.0975467713004484" calcext:value-type="float">
            <text:p>0.097546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4" calcext:value-type="float">
            <text:p>31.984</text:p>
          </table:table-cell>
          <table:table-cell office:value-type="float" office:value="0.21606445" calcext:value-type="float">
            <text:p>0.21606445</text:p>
          </table:table-cell>
          <table:table-cell table:formula="of:=[.$E$401]+[.C432]" office:value-type="float" office:value="458.063" calcext:value-type="float">
            <text:p>458.063</text:p>
          </table:table-cell>
          <table:table-cell table:formula="of:=[.D432]/[.$I$1]" office:value-type="float" office:value="0.0968898878923767" calcext:value-type="float">
            <text:p>0.096889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78" calcext:value-type="float">
            <text:p>33.078</text:p>
          </table:table-cell>
          <table:table-cell office:value-type="float" office:value="0.2175293" calcext:value-type="float">
            <text:p>0.2175293</text:p>
          </table:table-cell>
          <table:table-cell table:formula="of:=[.$E$401]+[.C433]" office:value-type="float" office:value="459.157" calcext:value-type="float">
            <text:p>459.157</text:p>
          </table:table-cell>
          <table:table-cell table:formula="of:=[.D433]/[.$I$1]" office:value-type="float" office:value="0.0975467713004484" calcext:value-type="float">
            <text:p>0.097546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7" calcext:value-type="float">
            <text:p>34.187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4]" office:value-type="float" office:value="460.266" calcext:value-type="float">
            <text:p>460.266</text:p>
          </table:table-cell>
          <table:table-cell table:formula="of:=[.D434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1" calcext:value-type="float">
            <text:p>35.281</text:p>
          </table:table-cell>
          <table:table-cell office:value-type="float" office:value="0.21801758" calcext:value-type="float">
            <text:p>0.21801758</text:p>
          </table:table-cell>
          <table:table-cell table:formula="of:=[.$E$401]+[.C435]" office:value-type="float" office:value="461.36" calcext:value-type="float">
            <text:p>461.36</text:p>
          </table:table-cell>
          <table:table-cell table:formula="of:=[.D435]/[.$I$1]" office:value-type="float" office:value="0.097765730941704" calcext:value-type="float">
            <text:p>0.097765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75" calcext:value-type="float">
            <text:p>36.375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6]" office:value-type="float" office:value="462.454" calcext:value-type="float">
            <text:p>462.454</text:p>
          </table:table-cell>
          <table:table-cell table:formula="of:=[.D436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4" calcext:value-type="float">
            <text:p>37.484</text:p>
          </table:table-cell>
          <table:table-cell office:value-type="float" office:value="0.22045898" calcext:value-type="float">
            <text:p>0.22045898</text:p>
          </table:table-cell>
          <table:table-cell table:formula="of:=[.$E$401]+[.C437]" office:value-type="float" office:value="463.563" calcext:value-type="float">
            <text:p>463.563</text:p>
          </table:table-cell>
          <table:table-cell table:formula="of:=[.D437]/[.$I$1]" office:value-type="float" office:value="0.0988605291479821" calcext:value-type="float">
            <text:p>0.098860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78" calcext:value-type="float">
            <text:p>38.578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8]" office:value-type="float" office:value="464.657" calcext:value-type="float">
            <text:p>464.657</text:p>
          </table:table-cell>
          <table:table-cell table:formula="of:=[.D438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7" calcext:value-type="float">
            <text:p>39.687</text:p>
          </table:table-cell>
          <table:table-cell office:value-type="float" office:value="0.22216797" calcext:value-type="float">
            <text:p>0.22216797</text:p>
          </table:table-cell>
          <table:table-cell table:formula="of:=[.$E$401]+[.C439]" office:value-type="float" office:value="465.766" calcext:value-type="float">
            <text:p>465.766</text:p>
          </table:table-cell>
          <table:table-cell table:formula="of:=[.D439]/[.$I$1]" office:value-type="float" office:value="0.0996268923766816" calcext:value-type="float">
            <text:p>0.0996268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1" calcext:value-type="float">
            <text:p>40.781</text:p>
          </table:table-cell>
          <table:table-cell office:value-type="float" office:value="0.22265625" calcext:value-type="float">
            <text:p>0.22265625</text:p>
          </table:table-cell>
          <table:table-cell table:formula="of:=[.$E$401]+[.C440]" office:value-type="float" office:value="466.86" calcext:value-type="float">
            <text:p>466.86</text:p>
          </table:table-cell>
          <table:table-cell table:formula="of:=[.D440]/[.$I$1]" office:value-type="float" office:value="0.0998458520179372" calcext:value-type="float">
            <text:p>0.099845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75" calcext:value-type="float">
            <text:p>41.875</text:p>
          </table:table-cell>
          <table:table-cell office:value-type="float" office:value="0.22485352" calcext:value-type="float">
            <text:p>0.22485352</text:p>
          </table:table-cell>
          <table:table-cell table:formula="of:=[.$E$401]+[.C441]" office:value-type="float" office:value="467.954" calcext:value-type="float">
            <text:p>467.954</text:p>
          </table:table-cell>
          <table:table-cell table:formula="of:=[.D441]/[.$I$1]" office:value-type="float" office:value="0.100831174887892" calcext:value-type="float">
            <text:p>0.100831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4" calcext:value-type="float">
            <text:p>42.984</text:p>
          </table:table-cell>
          <table:table-cell office:value-type="float" office:value="0.2265625" calcext:value-type="float">
            <text:p>0.2265625</text:p>
          </table:table-cell>
          <table:table-cell table:formula="of:=[.$E$401]+[.C442]" office:value-type="float" office:value="469.063" calcext:value-type="float">
            <text:p>469.063</text:p>
          </table:table-cell>
          <table:table-cell table:formula="of:=[.D442]/[.$I$1]" office:value-type="float" office:value="0.101597533632287" calcext:value-type="float">
            <text:p>0.101597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78" calcext:value-type="float">
            <text:p>44.078</text:p>
          </table:table-cell>
          <table:table-cell office:value-type="float" office:value="0.22412109" calcext:value-type="float">
            <text:p>0.22412109</text:p>
          </table:table-cell>
          <table:table-cell table:formula="of:=[.$E$401]+[.C443]" office:value-type="float" office:value="470.157" calcext:value-type="float">
            <text:p>470.157</text:p>
          </table:table-cell>
          <table:table-cell table:formula="of:=[.D443]/[.$I$1]" office:value-type="float" office:value="0.100502730941704" calcext:value-type="float">
            <text:p>0.100502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7" calcext:value-type="float">
            <text:p>45.187</text:p>
          </table:table-cell>
          <table:table-cell office:value-type="float" office:value="0.22338867" calcext:value-type="float">
            <text:p>0.22338867</text:p>
          </table:table-cell>
          <table:table-cell table:formula="of:=[.$E$401]+[.C444]" office:value-type="float" office:value="471.266" calcext:value-type="float">
            <text:p>471.266</text:p>
          </table:table-cell>
          <table:table-cell table:formula="of:=[.D444]/[.$I$1]" office:value-type="float" office:value="0.100174291479821" calcext:value-type="float">
            <text:p>0.100174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1" calcext:value-type="float">
            <text:p>46.281</text:p>
          </table:table-cell>
          <table:table-cell office:value-type="float" office:value="0.22485352" calcext:value-type="float">
            <text:p>0.22485352</text:p>
          </table:table-cell>
          <table:table-cell table:formula="of:=[.$E$401]+[.C445]" office:value-type="float" office:value="472.36" calcext:value-type="float">
            <text:p>472.36</text:p>
          </table:table-cell>
          <table:table-cell table:formula="of:=[.D445]/[.$I$1]" office:value-type="float" office:value="0.100831174887892" calcext:value-type="float">
            <text:p>0.100831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75" calcext:value-type="float">
            <text:p>47.375</text:p>
          </table:table-cell>
          <table:table-cell office:value-type="float" office:value="0.22558594" calcext:value-type="float">
            <text:p>0.22558594</text:p>
          </table:table-cell>
          <table:table-cell table:formula="of:=[.$E$401]+[.C446]" office:value-type="float" office:value="473.454" calcext:value-type="float">
            <text:p>473.454</text:p>
          </table:table-cell>
          <table:table-cell table:formula="of:=[.D446]/[.$I$1]" office:value-type="float" office:value="0.101159614349776" calcext:value-type="float">
            <text:p>0.101159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4" calcext:value-type="float">
            <text:p>48.484</text:p>
          </table:table-cell>
          <table:table-cell office:value-type="float" office:value="0.22558594" calcext:value-type="float">
            <text:p>0.22558594</text:p>
          </table:table-cell>
          <table:table-cell table:formula="of:=[.$E$401]+[.C447]" office:value-type="float" office:value="474.563" calcext:value-type="float">
            <text:p>474.563</text:p>
          </table:table-cell>
          <table:table-cell table:formula="of:=[.D447]/[.$I$1]" office:value-type="float" office:value="0.101159614349776" calcext:value-type="float">
            <text:p>0.101159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78" calcext:value-type="float">
            <text:p>49.578</text:p>
          </table:table-cell>
          <table:table-cell office:value-type="float" office:value="0.2277832" calcext:value-type="float">
            <text:p>0.2277832</text:p>
          </table:table-cell>
          <table:table-cell table:formula="of:=[.$E$401]+[.C448]" office:value-type="float" office:value="475.657" calcext:value-type="float">
            <text:p>475.657</text:p>
          </table:table-cell>
          <table:table-cell table:formula="of:=[.D448]/[.$I$1]" office:value-type="float" office:value="0.102144932735426" calcext:value-type="float">
            <text:p>0.102144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7" calcext:value-type="float">
            <text:p>50.687</text:p>
          </table:table-cell>
          <table:table-cell office:value-type="float" office:value="0.2265625" calcext:value-type="float">
            <text:p>0.2265625</text:p>
          </table:table-cell>
          <table:table-cell table:formula="of:=[.$E$401]+[.C449]" office:value-type="float" office:value="476.766" calcext:value-type="float">
            <text:p>476.766</text:p>
          </table:table-cell>
          <table:table-cell table:formula="of:=[.D449]/[.$I$1]" office:value-type="float" office:value="0.101597533632287" calcext:value-type="float">
            <text:p>0.101597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1" calcext:value-type="float">
            <text:p>51.781</text:p>
          </table:table-cell>
          <table:table-cell office:value-type="float" office:value="0.2277832" calcext:value-type="float">
            <text:p>0.2277832</text:p>
          </table:table-cell>
          <table:table-cell table:formula="of:=[.$E$401]+[.C450]" office:value-type="float" office:value="477.86" calcext:value-type="float">
            <text:p>477.86</text:p>
          </table:table-cell>
          <table:table-cell table:formula="of:=[.D450]/[.$I$1]" office:value-type="float" office:value="0.102144932735426" calcext:value-type="float">
            <text:p>0.102144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75" calcext:value-type="float">
            <text:p>52.875</text:p>
          </table:table-cell>
          <table:table-cell office:value-type="float" office:value="0.22680664" calcext:value-type="float">
            <text:p>0.22680664</text:p>
          </table:table-cell>
          <table:table-cell table:formula="of:=[.$E$401]+[.C451]" office:value-type="float" office:value="478.954" calcext:value-type="float">
            <text:p>478.954</text:p>
          </table:table-cell>
          <table:table-cell table:formula="of:=[.D451]/[.$I$1]" office:value-type="float" office:value="0.101707013452915" calcext:value-type="float">
            <text:p>0.101707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4" calcext:value-type="float">
            <text:p>53.984</text:p>
          </table:table-cell>
          <table:table-cell office:value-type="float" office:value="0.22729492" calcext:value-type="float">
            <text:p>0.22729492</text:p>
          </table:table-cell>
          <table:table-cell table:formula="of:=[.$E$401]+[.C452]" office:value-type="float" office:value="480.063" calcext:value-type="float">
            <text:p>480.063</text:p>
          </table:table-cell>
          <table:table-cell table:formula="of:=[.D452]/[.$I$1]" office:value-type="float" office:value="0.10192597309417" calcext:value-type="float">
            <text:p>0.101925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78" calcext:value-type="float">
            <text:p>55.078</text:p>
          </table:table-cell>
          <table:table-cell office:value-type="float" office:value="0.22436523" calcext:value-type="float">
            <text:p>0.22436523</text:p>
          </table:table-cell>
          <table:table-cell table:formula="of:=[.$E$401]+[.C453]" office:value-type="float" office:value="481.157" calcext:value-type="float">
            <text:p>481.157</text:p>
          </table:table-cell>
          <table:table-cell table:formula="of:=[.D453]/[.$I$1]" office:value-type="float" office:value="0.100612210762332" calcext:value-type="float">
            <text:p>0.100612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7" calcext:value-type="float">
            <text:p>56.187</text:p>
          </table:table-cell>
          <table:table-cell office:value-type="float" office:value="0.2253418" calcext:value-type="float">
            <text:p>0.2253418</text:p>
          </table:table-cell>
          <table:table-cell table:formula="of:=[.$E$401]+[.C454]" office:value-type="float" office:value="482.266" calcext:value-type="float">
            <text:p>482.266</text:p>
          </table:table-cell>
          <table:table-cell table:formula="of:=[.D454]/[.$I$1]" office:value-type="float" office:value="0.101050134529148" calcext:value-type="float">
            <text:p>0.101050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81" calcext:value-type="float">
            <text:p>57.281</text:p>
          </table:table-cell>
          <table:table-cell office:value-type="float" office:value="0.22753906" calcext:value-type="float">
            <text:p>0.22753906</text:p>
          </table:table-cell>
          <table:table-cell table:formula="of:=[.$E$401]+[.C455]" office:value-type="float" office:value="483.36" calcext:value-type="float">
            <text:p>483.36</text:p>
          </table:table-cell>
          <table:table-cell table:formula="of:=[.D455]/[.$I$1]" office:value-type="float" office:value="0.102035452914798" calcext:value-type="float">
            <text:p>0.102035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75" calcext:value-type="float">
            <text:p>58.375</text:p>
          </table:table-cell>
          <table:table-cell office:value-type="float" office:value="0.22900391" calcext:value-type="float">
            <text:p>0.22900391</text:p>
          </table:table-cell>
          <table:table-cell table:formula="of:=[.$E$401]+[.C456]" office:value-type="float" office:value="484.454" calcext:value-type="float">
            <text:p>484.454</text:p>
          </table:table-cell>
          <table:table-cell table:formula="of:=[.D456]/[.$I$1]" office:value-type="float" office:value="0.10269233632287" calcext:value-type="float">
            <text:p>0.102692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4" calcext:value-type="float">
            <text:p>59.484</text:p>
          </table:table-cell>
          <table:table-cell office:value-type="float" office:value="0.22875977" calcext:value-type="float">
            <text:p>0.22875977</text:p>
          </table:table-cell>
          <table:table-cell table:formula="of:=[.$E$401]+[.C457]" office:value-type="float" office:value="485.563" calcext:value-type="float">
            <text:p>485.563</text:p>
          </table:table-cell>
          <table:table-cell table:formula="of:=[.D457]/[.$I$1]" office:value-type="float" office:value="0.102582856502242" calcext:value-type="float">
            <text:p>0.102582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78" calcext:value-type="float">
            <text:p>60.578</text:p>
          </table:table-cell>
          <table:table-cell office:value-type="float" office:value="0.23046875" calcext:value-type="float">
            <text:p>0.23046875</text:p>
          </table:table-cell>
          <table:table-cell table:formula="of:=[.$E$401]+[.C458]" office:value-type="float" office:value="486.657" calcext:value-type="float">
            <text:p>486.657</text:p>
          </table:table-cell>
          <table:table-cell table:formula="of:=[.D458]/[.$I$1]" office:value-type="float" office:value="0.103349215246637" calcext:value-type="float">
            <text:p>0.1033492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D459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39111328" calcext:value-type="float">
            <text:p>0.39111328</text:p>
          </table:table-cell>
          <table:table-cell table:formula="of:=[.$E$458]+[.C460]" office:value-type="float" office:value="486.767" calcext:value-type="float">
            <text:p>486.767</text:p>
          </table:table-cell>
          <table:table-cell table:formula="of:=[.D460]/[.$I$1]" office:value-type="float" office:value="0.175387121076233" calcext:value-type="float">
            <text:p>0.17538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39575195" calcext:value-type="float">
            <text:p>0.39575195</text:p>
          </table:table-cell>
          <table:table-cell table:formula="of:=[.$E$458]+[.C461]" office:value-type="float" office:value="487.845" calcext:value-type="float">
            <text:p>487.845</text:p>
          </table:table-cell>
          <table:table-cell table:formula="of:=[.D461]/[.$I$1]" office:value-type="float" office:value="0.177467242152466" calcext:value-type="float">
            <text:p>0.177467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2" calcext:value-type="float">
            <text:p>2.282</text:p>
          </table:table-cell>
          <table:table-cell office:value-type="float" office:value="0.39770508" calcext:value-type="float">
            <text:p>0.39770508</text:p>
          </table:table-cell>
          <table:table-cell table:formula="of:=[.$E$458]+[.C462]" office:value-type="float" office:value="488.939" calcext:value-type="float">
            <text:p>488.939</text:p>
          </table:table-cell>
          <table:table-cell table:formula="of:=[.D462]/[.$I$1]" office:value-type="float" office:value="0.178343085201794" calcext:value-type="float">
            <text:p>0.178343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40063477" calcext:value-type="float">
            <text:p>0.40063477</text:p>
          </table:table-cell>
          <table:table-cell table:formula="of:=[.$E$458]+[.C463]" office:value-type="float" office:value="490.048" calcext:value-type="float">
            <text:p>490.048</text:p>
          </table:table-cell>
          <table:table-cell table:formula="of:=[.D463]/[.$I$1]" office:value-type="float" office:value="0.179656847533632" calcext:value-type="float">
            <text:p>0.179656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40234375" calcext:value-type="float">
            <text:p>0.40234375</text:p>
          </table:table-cell>
          <table:table-cell table:formula="of:=[.$E$458]+[.C464]" office:value-type="float" office:value="491.142" calcext:value-type="float">
            <text:p>491.142</text:p>
          </table:table-cell>
          <table:table-cell table:formula="of:=[.D464]/[.$I$1]" office:value-type="float" office:value="0.180423206278027" calcext:value-type="float">
            <text:p>0.180423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40551758" calcext:value-type="float">
            <text:p>0.40551758</text:p>
          </table:table-cell>
          <table:table-cell table:formula="of:=[.$E$458]+[.C465]" office:value-type="float" office:value="492.251" calcext:value-type="float">
            <text:p>492.251</text:p>
          </table:table-cell>
          <table:table-cell table:formula="of:=[.D465]/[.$I$1]" office:value-type="float" office:value="0.181846448430493" calcext:value-type="float">
            <text:p>0.181846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40771484" calcext:value-type="float">
            <text:p>0.40771484</text:p>
          </table:table-cell>
          <table:table-cell table:formula="of:=[.$E$458]+[.C466]" office:value-type="float" office:value="493.345" calcext:value-type="float">
            <text:p>493.345</text:p>
          </table:table-cell>
          <table:table-cell table:formula="of:=[.D466]/[.$I$1]" office:value-type="float" office:value="0.182831766816144" calcext:value-type="float">
            <text:p>0.18283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2" calcext:value-type="float">
            <text:p>7.782</text:p>
          </table:table-cell>
          <table:table-cell office:value-type="float" office:value="0.41381836" calcext:value-type="float">
            <text:p>0.41381836</text:p>
          </table:table-cell>
          <table:table-cell table:formula="of:=[.$E$458]+[.C467]" office:value-type="float" office:value="494.439" calcext:value-type="float">
            <text:p>494.439</text:p>
          </table:table-cell>
          <table:table-cell table:formula="of:=[.D467]/[.$I$1]" office:value-type="float" office:value="0.185568771300448" calcext:value-type="float">
            <text:p>0.185568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41601562" calcext:value-type="float">
            <text:p>0.41601562</text:p>
          </table:table-cell>
          <table:table-cell table:formula="of:=[.$E$458]+[.C468]" office:value-type="float" office:value="495.548" calcext:value-type="float">
            <text:p>495.548</text:p>
          </table:table-cell>
          <table:table-cell table:formula="of:=[.D468]/[.$I$1]" office:value-type="float" office:value="0.186554089686099" calcext:value-type="float">
            <text:p>0.186554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41796875" calcext:value-type="float">
            <text:p>0.41796875</text:p>
          </table:table-cell>
          <table:table-cell table:formula="of:=[.$E$458]+[.C469]" office:value-type="float" office:value="496.642" calcext:value-type="float">
            <text:p>496.642</text:p>
          </table:table-cell>
          <table:table-cell table:formula="of:=[.D469]/[.$I$1]" office:value-type="float" office:value="0.187429932735426" calcext:value-type="float">
            <text:p>0.187429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42163086" calcext:value-type="float">
            <text:p>0.42163086</text:p>
          </table:table-cell>
          <table:table-cell table:formula="of:=[.$E$458]+[.C470]" office:value-type="float" office:value="497.751" calcext:value-type="float">
            <text:p>497.751</text:p>
          </table:table-cell>
          <table:table-cell table:formula="of:=[.D470]/[.$I$1]" office:value-type="float" office:value="0.189072134529148" calcext:value-type="float">
            <text:p>0.189072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41943359" calcext:value-type="float">
            <text:p>0.41943359</text:p>
          </table:table-cell>
          <table:table-cell table:formula="of:=[.$E$458]+[.C471]" office:value-type="float" office:value="498.845" calcext:value-type="float">
            <text:p>498.845</text:p>
          </table:table-cell>
          <table:table-cell table:formula="of:=[.D471]/[.$I$1]" office:value-type="float" office:value="0.188086811659193" calcext:value-type="float">
            <text:p>0.18808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42016602" calcext:value-type="float">
            <text:p>0.42016602</text:p>
          </table:table-cell>
          <table:table-cell table:formula="of:=[.$E$458]+[.C472]" office:value-type="float" office:value="499.954" calcext:value-type="float">
            <text:p>499.954</text:p>
          </table:table-cell>
          <table:table-cell table:formula="of:=[.D472]/[.$I$1]" office:value-type="float" office:value="0.188415255605381" calcext:value-type="float">
            <text:p>0.188415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41748047" calcext:value-type="float">
            <text:p>0.41748047</text:p>
          </table:table-cell>
          <table:table-cell table:formula="of:=[.$E$458]+[.C473]" office:value-type="float" office:value="501.048" calcext:value-type="float">
            <text:p>501.048</text:p>
          </table:table-cell>
          <table:table-cell table:formula="of:=[.D473]/[.$I$1]" office:value-type="float" office:value="0.18721097309417" calcext:value-type="float">
            <text:p>0.187210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41918945" calcext:value-type="float">
            <text:p>0.41918945</text:p>
          </table:table-cell>
          <table:table-cell table:formula="of:=[.$E$458]+[.C474]" office:value-type="float" office:value="502.142" calcext:value-type="float">
            <text:p>502.142</text:p>
          </table:table-cell>
          <table:table-cell table:formula="of:=[.D474]/[.$I$1]" office:value-type="float" office:value="0.187977331838565" calcext:value-type="float">
            <text:p>0.187977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42724609" calcext:value-type="float">
            <text:p>0.42724609</text:p>
          </table:table-cell>
          <table:table-cell table:formula="of:=[.$E$458]+[.C475]" office:value-type="float" office:value="503.251" calcext:value-type="float">
            <text:p>503.251</text:p>
          </table:table-cell>
          <table:table-cell table:formula="of:=[.D475]/[.$I$1]" office:value-type="float" office:value="0.191590174887892" calcext:value-type="float">
            <text:p>0.191590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43212891" calcext:value-type="float">
            <text:p>0.43212891</text:p>
          </table:table-cell>
          <table:table-cell table:formula="of:=[.$E$458]+[.C476]" office:value-type="float" office:value="504.345" calcext:value-type="float">
            <text:p>504.345</text:p>
          </table:table-cell>
          <table:table-cell table:formula="of:=[.D476]/[.$I$1]" office:value-type="float" office:value="0.193779780269058" calcext:value-type="float">
            <text:p>0.19377978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43359375" calcext:value-type="float">
            <text:p>0.43359375</text:p>
          </table:table-cell>
          <table:table-cell table:formula="of:=[.$E$458]+[.C477]" office:value-type="float" office:value="505.454" calcext:value-type="float">
            <text:p>505.454</text:p>
          </table:table-cell>
          <table:table-cell table:formula="of:=[.D477]/[.$I$1]" office:value-type="float" office:value="0.194436659192825" calcext:value-type="float">
            <text:p>0.1944366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43286133" calcext:value-type="float">
            <text:p>0.43286133</text:p>
          </table:table-cell>
          <table:table-cell table:formula="of:=[.$E$458]+[.C478]" office:value-type="float" office:value="506.548" calcext:value-type="float">
            <text:p>506.548</text:p>
          </table:table-cell>
          <table:table-cell table:formula="of:=[.D478]/[.$I$1]" office:value-type="float" office:value="0.194108219730942" calcext:value-type="float">
            <text:p>0.1941082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4296875" calcext:value-type="float">
            <text:p>0.4296875</text:p>
          </table:table-cell>
          <table:table-cell table:formula="of:=[.$E$458]+[.C479]" office:value-type="float" office:value="507.642" calcext:value-type="float">
            <text:p>507.642</text:p>
          </table:table-cell>
          <table:table-cell table:formula="of:=[.D479]/[.$I$1]" office:value-type="float" office:value="0.192684977578475" calcext:value-type="float">
            <text:p>0.192684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4296875" calcext:value-type="float">
            <text:p>0.4296875</text:p>
          </table:table-cell>
          <table:table-cell table:formula="of:=[.$E$458]+[.C480]" office:value-type="float" office:value="508.751" calcext:value-type="float">
            <text:p>508.751</text:p>
          </table:table-cell>
          <table:table-cell table:formula="of:=[.D480]/[.$I$1]" office:value-type="float" office:value="0.192684977578475" calcext:value-type="float">
            <text:p>0.192684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42993164" calcext:value-type="float">
            <text:p>0.42993164</text:p>
          </table:table-cell>
          <table:table-cell table:formula="of:=[.$E$458]+[.C481]" office:value-type="float" office:value="509.845" calcext:value-type="float">
            <text:p>509.845</text:p>
          </table:table-cell>
          <table:table-cell table:formula="of:=[.D481]/[.$I$1]" office:value-type="float" office:value="0.192794457399103" calcext:value-type="float">
            <text:p>0.192794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43554688" calcext:value-type="float">
            <text:p>0.43554688</text:p>
          </table:table-cell>
          <table:table-cell table:formula="of:=[.$E$458]+[.C482]" office:value-type="float" office:value="510.954" calcext:value-type="float">
            <text:p>510.954</text:p>
          </table:table-cell>
          <table:table-cell table:formula="of:=[.D482]/[.$I$1]" office:value-type="float" office:value="0.195312502242152" calcext:value-type="float">
            <text:p>0.1953125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43481445" calcext:value-type="float">
            <text:p>0.43481445</text:p>
          </table:table-cell>
          <table:table-cell table:formula="of:=[.$E$458]+[.C483]" office:value-type="float" office:value="512.048" calcext:value-type="float">
            <text:p>512.048</text:p>
          </table:table-cell>
          <table:table-cell table:formula="of:=[.D483]/[.$I$1]" office:value-type="float" office:value="0.194984058295964" calcext:value-type="float">
            <text:p>0.194984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43383789" calcext:value-type="float">
            <text:p>0.43383789</text:p>
          </table:table-cell>
          <table:table-cell table:formula="of:=[.$E$458]+[.C484]" office:value-type="float" office:value="513.142" calcext:value-type="float">
            <text:p>513.142</text:p>
          </table:table-cell>
          <table:table-cell table:formula="of:=[.D484]/[.$I$1]" office:value-type="float" office:value="0.194546139013453" calcext:value-type="float">
            <text:p>0.1945461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43725586" calcext:value-type="float">
            <text:p>0.43725586</text:p>
          </table:table-cell>
          <table:table-cell table:formula="of:=[.$E$458]+[.C485]" office:value-type="float" office:value="514.251" calcext:value-type="float">
            <text:p>514.251</text:p>
          </table:table-cell>
          <table:table-cell table:formula="of:=[.D485]/[.$I$1]" office:value-type="float" office:value="0.196078860986547" calcext:value-type="float">
            <text:p>0.196078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43994141" calcext:value-type="float">
            <text:p>0.43994141</text:p>
          </table:table-cell>
          <table:table-cell table:formula="of:=[.$E$458]+[.C486]" office:value-type="float" office:value="515.345" calcext:value-type="float">
            <text:p>515.345</text:p>
          </table:table-cell>
          <table:table-cell table:formula="of:=[.D486]/[.$I$1]" office:value-type="float" office:value="0.197283143497758" calcext:value-type="float">
            <text:p>0.197283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44042969" calcext:value-type="float">
            <text:p>0.44042969</text:p>
          </table:table-cell>
          <table:table-cell table:formula="of:=[.$E$458]+[.C487]" office:value-type="float" office:value="516.454" calcext:value-type="float">
            <text:p>516.454</text:p>
          </table:table-cell>
          <table:table-cell table:formula="of:=[.D487]/[.$I$1]" office:value-type="float" office:value="0.197502103139013" calcext:value-type="float">
            <text:p>0.1975021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43774414" calcext:value-type="float">
            <text:p>0.43774414</text:p>
          </table:table-cell>
          <table:table-cell table:formula="of:=[.$E$458]+[.C488]" office:value-type="float" office:value="517.548" calcext:value-type="float">
            <text:p>517.548</text:p>
          </table:table-cell>
          <table:table-cell table:formula="of:=[.D488]/[.$I$1]" office:value-type="float" office:value="0.196297820627803" calcext:value-type="float">
            <text:p>0.19629782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43725586" calcext:value-type="float">
            <text:p>0.43725586</text:p>
          </table:table-cell>
          <table:table-cell table:formula="of:=[.$E$458]+[.C489]" office:value-type="float" office:value="518.642" calcext:value-type="float">
            <text:p>518.642</text:p>
          </table:table-cell>
          <table:table-cell table:formula="of:=[.D489]/[.$I$1]" office:value-type="float" office:value="0.196078860986547" calcext:value-type="float">
            <text:p>0.196078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4362793" calcext:value-type="float">
            <text:p>0.4362793</text:p>
          </table:table-cell>
          <table:table-cell table:formula="of:=[.$E$458]+[.C490]" office:value-type="float" office:value="519.751" calcext:value-type="float">
            <text:p>519.751</text:p>
          </table:table-cell>
          <table:table-cell table:formula="of:=[.D490]/[.$I$1]" office:value-type="float" office:value="0.195640941704036" calcext:value-type="float">
            <text:p>0.195640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44067383" calcext:value-type="float">
            <text:p>0.44067383</text:p>
          </table:table-cell>
          <table:table-cell table:formula="of:=[.$E$458]+[.C491]" office:value-type="float" office:value="520.845" calcext:value-type="float">
            <text:p>520.845</text:p>
          </table:table-cell>
          <table:table-cell table:formula="of:=[.D491]/[.$I$1]" office:value-type="float" office:value="0.197611582959641" calcext:value-type="float">
            <text:p>0.197611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2" calcext:value-type="float">
            <text:p>35.282</text:p>
          </table:table-cell>
          <table:table-cell office:value-type="float" office:value="0.44238281" calcext:value-type="float">
            <text:p>0.44238281</text:p>
          </table:table-cell>
          <table:table-cell table:formula="of:=[.$E$458]+[.C492]" office:value-type="float" office:value="521.939" calcext:value-type="float">
            <text:p>521.939</text:p>
          </table:table-cell>
          <table:table-cell table:formula="of:=[.D492]/[.$I$1]" office:value-type="float" office:value="0.198377941704036" calcext:value-type="float">
            <text:p>0.198377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44287109" calcext:value-type="float">
            <text:p>0.44287109</text:p>
          </table:table-cell>
          <table:table-cell table:formula="of:=[.$E$458]+[.C493]" office:value-type="float" office:value="523.048" calcext:value-type="float">
            <text:p>523.048</text:p>
          </table:table-cell>
          <table:table-cell table:formula="of:=[.D493]/[.$I$1]" office:value-type="float" office:value="0.198596901345291" calcext:value-type="float">
            <text:p>0.1985969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44189453" calcext:value-type="float">
            <text:p>0.44189453</text:p>
          </table:table-cell>
          <table:table-cell table:formula="of:=[.$E$458]+[.C494]" office:value-type="float" office:value="524.142" calcext:value-type="float">
            <text:p>524.142</text:p>
          </table:table-cell>
          <table:table-cell table:formula="of:=[.D494]/[.$I$1]" office:value-type="float" office:value="0.19815898206278" calcext:value-type="float">
            <text:p>0.198158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44262695" calcext:value-type="float">
            <text:p>0.44262695</text:p>
          </table:table-cell>
          <table:table-cell table:formula="of:=[.$E$458]+[.C495]" office:value-type="float" office:value="525.251" calcext:value-type="float">
            <text:p>525.251</text:p>
          </table:table-cell>
          <table:table-cell table:formula="of:=[.D495]/[.$I$1]" office:value-type="float" office:value="0.198487421524664" calcext:value-type="float">
            <text:p>0.1984874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44799805" calcext:value-type="float">
            <text:p>0.44799805</text:p>
          </table:table-cell>
          <table:table-cell table:formula="of:=[.$E$458]+[.C496]" office:value-type="float" office:value="526.345" calcext:value-type="float">
            <text:p>526.345</text:p>
          </table:table-cell>
          <table:table-cell table:formula="of:=[.D496]/[.$I$1]" office:value-type="float" office:value="0.200895986547085" calcext:value-type="float">
            <text:p>0.200895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2" calcext:value-type="float">
            <text:p>40.782</text:p>
          </table:table-cell>
          <table:table-cell office:value-type="float" office:value="0.44873047" calcext:value-type="float">
            <text:p>0.44873047</text:p>
          </table:table-cell>
          <table:table-cell table:formula="of:=[.$E$458]+[.C497]" office:value-type="float" office:value="527.439" calcext:value-type="float">
            <text:p>527.439</text:p>
          </table:table-cell>
          <table:table-cell table:formula="of:=[.D497]/[.$I$1]" office:value-type="float" office:value="0.201224426008969" calcext:value-type="float">
            <text:p>0.201224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44873047" calcext:value-type="float">
            <text:p>0.44873047</text:p>
          </table:table-cell>
          <table:table-cell table:formula="of:=[.$E$458]+[.C498]" office:value-type="float" office:value="528.548" calcext:value-type="float">
            <text:p>528.548</text:p>
          </table:table-cell>
          <table:table-cell table:formula="of:=[.D498]/[.$I$1]" office:value-type="float" office:value="0.201224426008969" calcext:value-type="float">
            <text:p>0.201224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45263672" calcext:value-type="float">
            <text:p>0.45263672</text:p>
          </table:table-cell>
          <table:table-cell table:formula="of:=[.$E$458]+[.C499]" office:value-type="float" office:value="529.642" calcext:value-type="float">
            <text:p>529.642</text:p>
          </table:table-cell>
          <table:table-cell table:formula="of:=[.D499]/[.$I$1]" office:value-type="float" office:value="0.202976107623318" calcext:value-type="float">
            <text:p>0.20297610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4543457" calcext:value-type="float">
            <text:p>0.4543457</text:p>
          </table:table-cell>
          <table:table-cell table:formula="of:=[.$E$458]+[.C500]" office:value-type="float" office:value="530.751" calcext:value-type="float">
            <text:p>530.751</text:p>
          </table:table-cell>
          <table:table-cell table:formula="of:=[.D500]/[.$I$1]" office:value-type="float" office:value="0.203742466367713" calcext:value-type="float">
            <text:p>0.203742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45556641" calcext:value-type="float">
            <text:p>0.45556641</text:p>
          </table:table-cell>
          <table:table-cell table:formula="of:=[.$E$458]+[.C501]" office:value-type="float" office:value="531.845" calcext:value-type="float">
            <text:p>531.845</text:p>
          </table:table-cell>
          <table:table-cell table:formula="of:=[.D501]/[.$I$1]" office:value-type="float" office:value="0.204289869955157" calcext:value-type="float">
            <text:p>0.20428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2" calcext:value-type="float">
            <text:p>46.282</text:p>
          </table:table-cell>
          <table:table-cell office:value-type="float" office:value="0.45947266" calcext:value-type="float">
            <text:p>0.45947266</text:p>
          </table:table-cell>
          <table:table-cell table:formula="of:=[.$E$458]+[.C502]" office:value-type="float" office:value="532.939" calcext:value-type="float">
            <text:p>532.939</text:p>
          </table:table-cell>
          <table:table-cell table:formula="of:=[.D502]/[.$I$1]" office:value-type="float" office:value="0.206041551569507" calcext:value-type="float">
            <text:p>0.2060415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45654297" calcext:value-type="float">
            <text:p>0.45654297</text:p>
          </table:table-cell>
          <table:table-cell table:formula="of:=[.$E$458]+[.C503]" office:value-type="float" office:value="534.048" calcext:value-type="float">
            <text:p>534.048</text:p>
          </table:table-cell>
          <table:table-cell table:formula="of:=[.D503]/[.$I$1]" office:value-type="float" office:value="0.204727789237668" calcext:value-type="float">
            <text:p>0.204727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45483398" calcext:value-type="float">
            <text:p>0.45483398</text:p>
          </table:table-cell>
          <table:table-cell table:formula="of:=[.$E$458]+[.C504]" office:value-type="float" office:value="535.142" calcext:value-type="float">
            <text:p>535.142</text:p>
          </table:table-cell>
          <table:table-cell table:formula="of:=[.D504]/[.$I$1]" office:value-type="float" office:value="0.203961426008969" calcext:value-type="float">
            <text:p>0.203961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45654297" calcext:value-type="float">
            <text:p>0.45654297</text:p>
          </table:table-cell>
          <table:table-cell table:formula="of:=[.$E$458]+[.C505]" office:value-type="float" office:value="536.251" calcext:value-type="float">
            <text:p>536.251</text:p>
          </table:table-cell>
          <table:table-cell table:formula="of:=[.D505]/[.$I$1]" office:value-type="float" office:value="0.204727789237668" calcext:value-type="float">
            <text:p>0.204727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45629883" calcext:value-type="float">
            <text:p>0.45629883</text:p>
          </table:table-cell>
          <table:table-cell table:formula="of:=[.$E$458]+[.C506]" office:value-type="float" office:value="537.345" calcext:value-type="float">
            <text:p>537.345</text:p>
          </table:table-cell>
          <table:table-cell table:formula="of:=[.D506]/[.$I$1]" office:value-type="float" office:value="0.20461830941704" calcext:value-type="float">
            <text:p>0.204618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2" calcext:value-type="float">
            <text:p>51.782</text:p>
          </table:table-cell>
          <table:table-cell office:value-type="float" office:value="0.45678711" calcext:value-type="float">
            <text:p>0.45678711</text:p>
          </table:table-cell>
          <table:table-cell table:formula="of:=[.$E$458]+[.C507]" office:value-type="float" office:value="538.439" calcext:value-type="float">
            <text:p>538.439</text:p>
          </table:table-cell>
          <table:table-cell table:formula="of:=[.D507]/[.$I$1]" office:value-type="float" office:value="0.204837269058296" calcext:value-type="float">
            <text:p>0.204837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45629883" calcext:value-type="float">
            <text:p>0.45629883</text:p>
          </table:table-cell>
          <table:table-cell table:formula="of:=[.$E$458]+[.C508]" office:value-type="float" office:value="539.548" calcext:value-type="float">
            <text:p>539.548</text:p>
          </table:table-cell>
          <table:table-cell table:formula="of:=[.D508]/[.$I$1]" office:value-type="float" office:value="0.20461830941704" calcext:value-type="float">
            <text:p>0.204618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45703125" calcext:value-type="float">
            <text:p>0.45703125</text:p>
          </table:table-cell>
          <table:table-cell table:formula="of:=[.$E$458]+[.C509]" office:value-type="float" office:value="540.642" calcext:value-type="float">
            <text:p>540.642</text:p>
          </table:table-cell>
          <table:table-cell table:formula="of:=[.D509]/[.$I$1]" office:value-type="float" office:value="0.204946748878924" calcext:value-type="float">
            <text:p>0.204946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45800781" calcext:value-type="float">
            <text:p>0.45800781</text:p>
          </table:table-cell>
          <table:table-cell table:formula="of:=[.$E$458]+[.C510]" office:value-type="float" office:value="541.751" calcext:value-type="float">
            <text:p>541.751</text:p>
          </table:table-cell>
          <table:table-cell table:formula="of:=[.D510]/[.$I$1]" office:value-type="float" office:value="0.205384668161435" calcext:value-type="float">
            <text:p>0.20538466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46166992" calcext:value-type="float">
            <text:p>0.46166992</text:p>
          </table:table-cell>
          <table:table-cell table:formula="of:=[.$E$458]+[.C511]" office:value-type="float" office:value="542.845" calcext:value-type="float">
            <text:p>542.845</text:p>
          </table:table-cell>
          <table:table-cell table:formula="of:=[.D511]/[.$I$1]" office:value-type="float" office:value="0.207026869955157" calcext:value-type="float">
            <text:p>0.207026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82" calcext:value-type="float">
            <text:p>57.282</text:p>
          </table:table-cell>
          <table:table-cell office:value-type="float" office:value="0.45996094" calcext:value-type="float">
            <text:p>0.45996094</text:p>
          </table:table-cell>
          <table:table-cell table:formula="of:=[.$E$458]+[.C512]" office:value-type="float" office:value="543.939" calcext:value-type="float">
            <text:p>543.939</text:p>
          </table:table-cell>
          <table:table-cell table:formula="of:=[.D512]/[.$I$1]" office:value-type="float" office:value="0.206260511210762" calcext:value-type="float">
            <text:p>0.2062605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45898438" calcext:value-type="float">
            <text:p>0.45898438</text:p>
          </table:table-cell>
          <table:table-cell table:formula="of:=[.$E$458]+[.C513]" office:value-type="float" office:value="545.048" calcext:value-type="float">
            <text:p>545.048</text:p>
          </table:table-cell>
          <table:table-cell table:formula="of:=[.D513]/[.$I$1]" office:value-type="float" office:value="0.205822591928251" calcext:value-type="float">
            <text:p>0.20582259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4621582" calcext:value-type="float">
            <text:p>0.4621582</text:p>
          </table:table-cell>
          <table:table-cell table:formula="of:=[.$E$458]+[.C514]" office:value-type="float" office:value="546.142" calcext:value-type="float">
            <text:p>546.142</text:p>
          </table:table-cell>
          <table:table-cell table:formula="of:=[.D514]/[.$I$1]" office:value-type="float" office:value="0.207245829596413" calcext:value-type="float">
            <text:p>0.207245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46118164" calcext:value-type="float">
            <text:p>0.46118164</text:p>
          </table:table-cell>
          <table:table-cell table:formula="of:=[.$E$458]+[.C515]" office:value-type="float" office:value="547.251" calcext:value-type="float">
            <text:p>547.251</text:p>
          </table:table-cell>
          <table:table-cell table:formula="of:=[.D515]/[.$I$1]" office:value-type="float" office:value="0.206807910313901" calcext:value-type="float">
            <text:p>0.2068079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table:formula="of:=[.D516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71801758" calcext:value-type="float">
            <text:p>0.71801758</text:p>
          </table:table-cell>
          <table:table-cell table:formula="of:=[.$E$515]+[.C517]" office:value-type="float" office:value="547.36" calcext:value-type="float">
            <text:p>547.36</text:p>
          </table:table-cell>
          <table:table-cell table:formula="of:=[.D517]/[.$I$1]" office:value-type="float" office:value="0.321980977578475" calcext:value-type="float">
            <text:p>0.32198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0.72631836" calcext:value-type="float">
            <text:p>0.72631836</text:p>
          </table:table-cell>
          <table:table-cell table:formula="of:=[.$E$515]+[.C518]" office:value-type="float" office:value="548.454" calcext:value-type="float">
            <text:p>548.454</text:p>
          </table:table-cell>
          <table:table-cell table:formula="of:=[.D518]/[.$I$1]" office:value-type="float" office:value="0.325703300448431" calcext:value-type="float">
            <text:p>0.325703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73291016" calcext:value-type="float">
            <text:p>0.73291016</text:p>
          </table:table-cell>
          <table:table-cell table:formula="of:=[.$E$515]+[.C519]" office:value-type="float" office:value="549.548" calcext:value-type="float">
            <text:p>549.548</text:p>
          </table:table-cell>
          <table:table-cell table:formula="of:=[.D519]/[.$I$1]" office:value-type="float" office:value="0.328659264573991" calcext:value-type="float">
            <text:p>0.3286592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0.74438477" calcext:value-type="float">
            <text:p>0.74438477</text:p>
          </table:table-cell>
          <table:table-cell table:formula="of:=[.$E$515]+[.C520]" office:value-type="float" office:value="550.657" calcext:value-type="float">
            <text:p>550.657</text:p>
          </table:table-cell>
          <table:table-cell table:formula="of:=[.D520]/[.$I$1]" office:value-type="float" office:value="0.333804829596413" calcext:value-type="float">
            <text:p>0.333804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75048828" calcext:value-type="float">
            <text:p>0.75048828</text:p>
          </table:table-cell>
          <table:table-cell table:formula="of:=[.$E$515]+[.C521]" office:value-type="float" office:value="551.751" calcext:value-type="float">
            <text:p>551.751</text:p>
          </table:table-cell>
          <table:table-cell table:formula="of:=[.D521]/[.$I$1]" office:value-type="float" office:value="0.336541829596413" calcext:value-type="float">
            <text:p>0.336541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75317383" calcext:value-type="float">
            <text:p>0.75317383</text:p>
          </table:table-cell>
          <table:table-cell table:formula="of:=[.$E$515]+[.C522]" office:value-type="float" office:value="552.845" calcext:value-type="float">
            <text:p>552.845</text:p>
          </table:table-cell>
          <table:table-cell table:formula="of:=[.D522]/[.$I$1]" office:value-type="float" office:value="0.337746112107623" calcext:value-type="float">
            <text:p>0.337746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0.75878906" calcext:value-type="float">
            <text:p>0.75878906</text:p>
          </table:table-cell>
          <table:table-cell table:formula="of:=[.$E$515]+[.C523]" office:value-type="float" office:value="553.954" calcext:value-type="float">
            <text:p>553.954</text:p>
          </table:table-cell>
          <table:table-cell table:formula="of:=[.D523]/[.$I$1]" office:value-type="float" office:value="0.340264152466368" calcext:value-type="float">
            <text:p>0.3402641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765625" calcext:value-type="float">
            <text:p>0.765625</text:p>
          </table:table-cell>
          <table:table-cell table:formula="of:=[.$E$515]+[.C524]" office:value-type="float" office:value="555.048" calcext:value-type="float">
            <text:p>555.048</text:p>
          </table:table-cell>
          <table:table-cell table:formula="of:=[.D524]/[.$I$1]" office:value-type="float" office:value="0.343329596412556" calcext:value-type="float">
            <text:p>0.343329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0.77099609" calcext:value-type="float">
            <text:p>0.77099609</text:p>
          </table:table-cell>
          <table:table-cell table:formula="of:=[.$E$515]+[.C525]" office:value-type="float" office:value="556.157" calcext:value-type="float">
            <text:p>556.157</text:p>
          </table:table-cell>
          <table:table-cell table:formula="of:=[.D525]/[.$I$1]" office:value-type="float" office:value="0.345738156950673" calcext:value-type="float">
            <text:p>0.34573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7734375" calcext:value-type="float">
            <text:p>0.77734375</text:p>
          </table:table-cell>
          <table:table-cell table:formula="of:=[.$E$515]+[.C526]" office:value-type="float" office:value="557.251" calcext:value-type="float">
            <text:p>557.251</text:p>
          </table:table-cell>
          <table:table-cell table:formula="of:=[.D526]/[.$I$1]" office:value-type="float" office:value="0.348584641255605" calcext:value-type="float">
            <text:p>0.348584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77929688" calcext:value-type="float">
            <text:p>0.77929688</text:p>
          </table:table-cell>
          <table:table-cell table:formula="of:=[.$E$515]+[.C527]" office:value-type="float" office:value="558.345" calcext:value-type="float">
            <text:p>558.345</text:p>
          </table:table-cell>
          <table:table-cell table:formula="of:=[.D527]/[.$I$1]" office:value-type="float" office:value="0.349460484304933" calcext:value-type="float">
            <text:p>0.349460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0.78417969" calcext:value-type="float">
            <text:p>0.78417969</text:p>
          </table:table-cell>
          <table:table-cell table:formula="of:=[.$E$515]+[.C528]" office:value-type="float" office:value="559.454" calcext:value-type="float">
            <text:p>559.454</text:p>
          </table:table-cell>
          <table:table-cell table:formula="of:=[.D528]/[.$I$1]" office:value-type="float" office:value="0.351650085201794" calcext:value-type="float">
            <text:p>0.351650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78320312" calcext:value-type="float">
            <text:p>0.78320312</text:p>
          </table:table-cell>
          <table:table-cell table:formula="of:=[.$E$515]+[.C529]" office:value-type="float" office:value="560.548" calcext:value-type="float">
            <text:p>560.548</text:p>
          </table:table-cell>
          <table:table-cell table:formula="of:=[.D529]/[.$I$1]" office:value-type="float" office:value="0.351212161434978" calcext:value-type="float">
            <text:p>0.351212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0.78295898" calcext:value-type="float">
            <text:p>0.78295898</text:p>
          </table:table-cell>
          <table:table-cell table:formula="of:=[.$E$515]+[.C530]" office:value-type="float" office:value="561.657" calcext:value-type="float">
            <text:p>561.657</text:p>
          </table:table-cell>
          <table:table-cell table:formula="of:=[.D530]/[.$I$1]" office:value-type="float" office:value="0.35110268161435" calcext:value-type="float">
            <text:p>0.351102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78808594" calcext:value-type="float">
            <text:p>0.78808594</text:p>
          </table:table-cell>
          <table:table-cell table:formula="of:=[.$E$515]+[.C531]" office:value-type="float" office:value="562.751" calcext:value-type="float">
            <text:p>562.751</text:p>
          </table:table-cell>
          <table:table-cell table:formula="of:=[.D531]/[.$I$1]" office:value-type="float" office:value="0.353401766816143" calcext:value-type="float">
            <text:p>0.35340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79101562" calcext:value-type="float">
            <text:p>0.79101562</text:p>
          </table:table-cell>
          <table:table-cell table:formula="of:=[.$E$515]+[.C532]" office:value-type="float" office:value="563.845" calcext:value-type="float">
            <text:p>563.845</text:p>
          </table:table-cell>
          <table:table-cell table:formula="of:=[.D532]/[.$I$1]" office:value-type="float" office:value="0.354715524663677" calcext:value-type="float">
            <text:p>0.354715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78930664" calcext:value-type="float">
            <text:p>0.78930664</text:p>
          </table:table-cell>
          <table:table-cell table:formula="of:=[.$E$515]+[.C533]" office:value-type="float" office:value="564.954" calcext:value-type="float">
            <text:p>564.954</text:p>
          </table:table-cell>
          <table:table-cell table:formula="of:=[.D533]/[.$I$1]" office:value-type="float" office:value="0.353949165919283" calcext:value-type="float">
            <text:p>0.353949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7878418" calcext:value-type="float">
            <text:p>0.7878418</text:p>
          </table:table-cell>
          <table:table-cell table:formula="of:=[.$E$515]+[.C534]" office:value-type="float" office:value="566.048" calcext:value-type="float">
            <text:p>566.048</text:p>
          </table:table-cell>
          <table:table-cell table:formula="of:=[.D534]/[.$I$1]" office:value-type="float" office:value="0.353292286995516" calcext:value-type="float">
            <text:p>0.353292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0.78955078" calcext:value-type="float">
            <text:p>0.78955078</text:p>
          </table:table-cell>
          <table:table-cell table:formula="of:=[.$E$515]+[.C535]" office:value-type="float" office:value="567.157" calcext:value-type="float">
            <text:p>567.157</text:p>
          </table:table-cell>
          <table:table-cell table:formula="of:=[.D535]/[.$I$1]" office:value-type="float" office:value="0.35405864573991" calcext:value-type="float">
            <text:p>0.354058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79516602" calcext:value-type="float">
            <text:p>0.79516602</text:p>
          </table:table-cell>
          <table:table-cell table:formula="of:=[.$E$515]+[.C536]" office:value-type="float" office:value="568.251" calcext:value-type="float">
            <text:p>568.251</text:p>
          </table:table-cell>
          <table:table-cell table:formula="of:=[.D536]/[.$I$1]" office:value-type="float" office:value="0.35657669058296" calcext:value-type="float">
            <text:p>0.35657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79736328" calcext:value-type="float">
            <text:p>0.79736328</text:p>
          </table:table-cell>
          <table:table-cell table:formula="of:=[.$E$515]+[.C537]" office:value-type="float" office:value="569.345" calcext:value-type="float">
            <text:p>569.345</text:p>
          </table:table-cell>
          <table:table-cell table:formula="of:=[.D537]/[.$I$1]" office:value-type="float" office:value="0.35756200896861" calcext:value-type="float">
            <text:p>0.357562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7980957" calcext:value-type="float">
            <text:p>0.7980957</text:p>
          </table:table-cell>
          <table:table-cell table:formula="of:=[.$E$515]+[.C538]" office:value-type="float" office:value="570.454" calcext:value-type="float">
            <text:p>570.454</text:p>
          </table:table-cell>
          <table:table-cell table:formula="of:=[.D538]/[.$I$1]" office:value-type="float" office:value="0.357890448430493" calcext:value-type="float">
            <text:p>0.357890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80273438" calcext:value-type="float">
            <text:p>0.80273438</text:p>
          </table:table-cell>
          <table:table-cell table:formula="of:=[.$E$515]+[.C539]" office:value-type="float" office:value="571.548" calcext:value-type="float">
            <text:p>571.548</text:p>
          </table:table-cell>
          <table:table-cell table:formula="of:=[.D539]/[.$I$1]" office:value-type="float" office:value="0.359970573991031" calcext:value-type="float">
            <text:p>0.359970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0.80664062" calcext:value-type="float">
            <text:p>0.80664062</text:p>
          </table:table-cell>
          <table:table-cell table:formula="of:=[.$E$515]+[.C540]" office:value-type="float" office:value="572.657" calcext:value-type="float">
            <text:p>572.657</text:p>
          </table:table-cell>
          <table:table-cell table:formula="of:=[.D540]/[.$I$1]" office:value-type="float" office:value="0.361722251121076" calcext:value-type="float">
            <text:p>0.361722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81005859" calcext:value-type="float">
            <text:p>0.81005859</text:p>
          </table:table-cell>
          <table:table-cell table:formula="of:=[.$E$515]+[.C541]" office:value-type="float" office:value="573.751" calcext:value-type="float">
            <text:p>573.751</text:p>
          </table:table-cell>
          <table:table-cell table:formula="of:=[.D541]/[.$I$1]" office:value-type="float" office:value="0.36325497309417" calcext:value-type="float">
            <text:p>0.363254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81323242" calcext:value-type="float">
            <text:p>0.81323242</text:p>
          </table:table-cell>
          <table:table-cell table:formula="of:=[.$E$515]+[.C542]" office:value-type="float" office:value="574.845" calcext:value-type="float">
            <text:p>574.845</text:p>
          </table:table-cell>
          <table:table-cell table:formula="of:=[.D542]/[.$I$1]" office:value-type="float" office:value="0.364678215246637" calcext:value-type="float">
            <text:p>0.364678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81030273" calcext:value-type="float">
            <text:p>0.81030273</text:p>
          </table:table-cell>
          <table:table-cell table:formula="of:=[.$E$515]+[.C543]" office:value-type="float" office:value="575.954" calcext:value-type="float">
            <text:p>575.954</text:p>
          </table:table-cell>
          <table:table-cell table:formula="of:=[.D543]/[.$I$1]" office:value-type="float" office:value="0.363364452914798" calcext:value-type="float">
            <text:p>0.363364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81201172" calcext:value-type="float">
            <text:p>0.81201172</text:p>
          </table:table-cell>
          <table:table-cell table:formula="of:=[.$E$515]+[.C544]" office:value-type="float" office:value="577.048" calcext:value-type="float">
            <text:p>577.048</text:p>
          </table:table-cell>
          <table:table-cell table:formula="of:=[.D544]/[.$I$1]" office:value-type="float" office:value="0.364130816143498" calcext:value-type="float">
            <text:p>0.36413081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0.8125" calcext:value-type="float">
            <text:p>0.8125</text:p>
          </table:table-cell>
          <table:table-cell table:formula="of:=[.$E$515]+[.C545]" office:value-type="float" office:value="578.157" calcext:value-type="float">
            <text:p>578.157</text:p>
          </table:table-cell>
          <table:table-cell table:formula="of:=[.D545]/[.$I$1]" office:value-type="float" office:value="0.364349775784753" calcext:value-type="float">
            <text:p>0.3643497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190918" calcext:value-type="float">
            <text:p>0.8190918</text:p>
          </table:table-cell>
          <table:table-cell table:formula="of:=[.$E$515]+[.C546]" office:value-type="float" office:value="579.251" calcext:value-type="float">
            <text:p>579.251</text:p>
          </table:table-cell>
          <table:table-cell table:formula="of:=[.D546]/[.$I$1]" office:value-type="float" office:value="0.367305739910314" calcext:value-type="float">
            <text:p>0.367305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81982422" calcext:value-type="float">
            <text:p>0.81982422</text:p>
          </table:table-cell>
          <table:table-cell table:formula="of:=[.$E$515]+[.C547]" office:value-type="float" office:value="580.345" calcext:value-type="float">
            <text:p>580.345</text:p>
          </table:table-cell>
          <table:table-cell table:formula="of:=[.D547]/[.$I$1]" office:value-type="float" office:value="0.367634179372197" calcext:value-type="float">
            <text:p>0.36763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82128906" calcext:value-type="float">
            <text:p>0.82128906</text:p>
          </table:table-cell>
          <table:table-cell table:formula="of:=[.$E$515]+[.C548]" office:value-type="float" office:value="581.454" calcext:value-type="float">
            <text:p>581.454</text:p>
          </table:table-cell>
          <table:table-cell table:formula="of:=[.D548]/[.$I$1]" office:value-type="float" office:value="0.368291058295964" calcext:value-type="float">
            <text:p>0.368291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81982422" calcext:value-type="float">
            <text:p>0.81982422</text:p>
          </table:table-cell>
          <table:table-cell table:formula="of:=[.$E$515]+[.C549]" office:value-type="float" office:value="582.548" calcext:value-type="float">
            <text:p>582.548</text:p>
          </table:table-cell>
          <table:table-cell table:formula="of:=[.D549]/[.$I$1]" office:value-type="float" office:value="0.367634179372197" calcext:value-type="float">
            <text:p>0.36763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0.81835938" calcext:value-type="float">
            <text:p>0.81835938</text:p>
          </table:table-cell>
          <table:table-cell table:formula="of:=[.$E$515]+[.C550]" office:value-type="float" office:value="583.657" calcext:value-type="float">
            <text:p>583.657</text:p>
          </table:table-cell>
          <table:table-cell table:formula="of:=[.D550]/[.$I$1]" office:value-type="float" office:value="0.36697730044843" calcext:value-type="float">
            <text:p>0.366977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82202148" calcext:value-type="float">
            <text:p>0.82202148</text:p>
          </table:table-cell>
          <table:table-cell table:formula="of:=[.$E$515]+[.C551]" office:value-type="float" office:value="584.751" calcext:value-type="float">
            <text:p>584.751</text:p>
          </table:table-cell>
          <table:table-cell table:formula="of:=[.D551]/[.$I$1]" office:value-type="float" office:value="0.368619497757847" calcext:value-type="float">
            <text:p>0.368619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09" calcext:value-type="float">
            <text:p>38.609</text:p>
          </table:table-cell>
          <table:table-cell office:value-type="float" office:value="0.82202148" calcext:value-type="float">
            <text:p>0.82202148</text:p>
          </table:table-cell>
          <table:table-cell table:formula="of:=[.$E$515]+[.C552]" office:value-type="float" office:value="585.86" calcext:value-type="float">
            <text:p>585.86</text:p>
          </table:table-cell>
          <table:table-cell table:formula="of:=[.D552]/[.$I$1]" office:value-type="float" office:value="0.368619497757847" calcext:value-type="float">
            <text:p>0.368619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0.82373047" calcext:value-type="float">
            <text:p>0.82373047</text:p>
          </table:table-cell>
          <table:table-cell table:formula="of:=[.$E$515]+[.C553]" office:value-type="float" office:value="586.954" calcext:value-type="float">
            <text:p>586.954</text:p>
          </table:table-cell>
          <table:table-cell table:formula="of:=[.D553]/[.$I$1]" office:value-type="float" office:value="0.369385860986547" calcext:value-type="float">
            <text:p>0.369385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82373047" calcext:value-type="float">
            <text:p>0.82373047</text:p>
          </table:table-cell>
          <table:table-cell table:formula="of:=[.$E$515]+[.C554]" office:value-type="float" office:value="588.048" calcext:value-type="float">
            <text:p>588.048</text:p>
          </table:table-cell>
          <table:table-cell table:formula="of:=[.D554]/[.$I$1]" office:value-type="float" office:value="0.369385860986547" calcext:value-type="float">
            <text:p>0.369385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5]" office:value-type="float" office:value="589.157" calcext:value-type="float">
            <text:p>589.157</text:p>
          </table:table-cell>
          <table:table-cell table:formula="of:=[.D555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6]" office:value-type="float" office:value="590.251" calcext:value-type="float">
            <text:p>590.251</text:p>
          </table:table-cell>
          <table:table-cell table:formula="of:=[.D556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09" calcext:value-type="float">
            <text:p>44.109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7]" office:value-type="float" office:value="591.36" calcext:value-type="float">
            <text:p>591.36</text:p>
          </table:table-cell>
          <table:table-cell table:formula="of:=[.D557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0.82836914" calcext:value-type="float">
            <text:p>0.82836914</text:p>
          </table:table-cell>
          <table:table-cell table:formula="of:=[.$E$515]+[.C558]" office:value-type="float" office:value="592.454" calcext:value-type="float">
            <text:p>592.454</text:p>
          </table:table-cell>
          <table:table-cell table:formula="of:=[.D558]/[.$I$1]" office:value-type="float" office:value="0.37146598206278" calcext:value-type="float">
            <text:p>0.371465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83618164" calcext:value-type="float">
            <text:p>0.83618164</text:p>
          </table:table-cell>
          <table:table-cell table:formula="of:=[.$E$515]+[.C559]" office:value-type="float" office:value="593.548" calcext:value-type="float">
            <text:p>593.548</text:p>
          </table:table-cell>
          <table:table-cell table:formula="of:=[.D559]/[.$I$1]" office:value-type="float" office:value="0.37496934529148" calcext:value-type="float">
            <text:p>0.3749693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0.84082031" calcext:value-type="float">
            <text:p>0.84082031</text:p>
          </table:table-cell>
          <table:table-cell table:formula="of:=[.$E$515]+[.C560]" office:value-type="float" office:value="594.657" calcext:value-type="float">
            <text:p>594.657</text:p>
          </table:table-cell>
          <table:table-cell table:formula="of:=[.D560]/[.$I$1]" office:value-type="float" office:value="0.377049466367713" calcext:value-type="float">
            <text:p>0.377049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84863281" calcext:value-type="float">
            <text:p>0.84863281</text:p>
          </table:table-cell>
          <table:table-cell table:formula="of:=[.$E$515]+[.C561]" office:value-type="float" office:value="595.751" calcext:value-type="float">
            <text:p>595.751</text:p>
          </table:table-cell>
          <table:table-cell table:formula="of:=[.D561]/[.$I$1]" office:value-type="float" office:value="0.380552829596413" calcext:value-type="float">
            <text:p>0.380552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0.85644531" calcext:value-type="float">
            <text:p>0.85644531</text:p>
          </table:table-cell>
          <table:table-cell table:formula="of:=[.$E$515]+[.C562]" office:value-type="float" office:value="596.86" calcext:value-type="float">
            <text:p>596.86</text:p>
          </table:table-cell>
          <table:table-cell table:formula="of:=[.D562]/[.$I$1]" office:value-type="float" office:value="0.384056192825112" calcext:value-type="float">
            <text:p>0.3840561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0.85766602" calcext:value-type="float">
            <text:p>0.85766602</text:p>
          </table:table-cell>
          <table:table-cell table:formula="of:=[.$E$515]+[.C563]" office:value-type="float" office:value="597.954" calcext:value-type="float">
            <text:p>597.954</text:p>
          </table:table-cell>
          <table:table-cell table:formula="of:=[.D563]/[.$I$1]" office:value-type="float" office:value="0.384603596412556" calcext:value-type="float">
            <text:p>0.384603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85644531" calcext:value-type="float">
            <text:p>0.85644531</text:p>
          </table:table-cell>
          <table:table-cell table:formula="of:=[.$E$515]+[.C564]" office:value-type="float" office:value="599.048" calcext:value-type="float">
            <text:p>599.048</text:p>
          </table:table-cell>
          <table:table-cell table:formula="of:=[.D564]/[.$I$1]" office:value-type="float" office:value="0.384056192825112" calcext:value-type="float">
            <text:p>0.3840561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0.84887695" calcext:value-type="float">
            <text:p>0.84887695</text:p>
          </table:table-cell>
          <table:table-cell table:formula="of:=[.$E$515]+[.C565]" office:value-type="float" office:value="600.157" calcext:value-type="float">
            <text:p>600.157</text:p>
          </table:table-cell>
          <table:table-cell table:formula="of:=[.D565]/[.$I$1]" office:value-type="float" office:value="0.38066230941704" calcext:value-type="float">
            <text:p>0.380662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84936523" calcext:value-type="float">
            <text:p>0.84936523</text:p>
          </table:table-cell>
          <table:table-cell table:formula="of:=[.$E$515]+[.C566]" office:value-type="float" office:value="601.251" calcext:value-type="float">
            <text:p>601.251</text:p>
          </table:table-cell>
          <table:table-cell table:formula="of:=[.D566]/[.$I$1]" office:value-type="float" office:value="0.380881269058296" calcext:value-type="float">
            <text:p>0.380881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84692383" calcext:value-type="float">
            <text:p>0.84692383</text:p>
          </table:table-cell>
          <table:table-cell table:formula="of:=[.$E$515]+[.C567]" office:value-type="float" office:value="602.345" calcext:value-type="float">
            <text:p>602.345</text:p>
          </table:table-cell>
          <table:table-cell table:formula="of:=[.D567]/[.$I$1]" office:value-type="float" office:value="0.379786470852018" calcext:value-type="float">
            <text:p>0.3797864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0.85449219" calcext:value-type="float">
            <text:p>0.85449219</text:p>
          </table:table-cell>
          <table:table-cell table:formula="of:=[.$E$515]+[.C568]" office:value-type="float" office:value="603.454" calcext:value-type="float">
            <text:p>603.454</text:p>
          </table:table-cell>
          <table:table-cell table:formula="of:=[.D568]/[.$I$1]" office:value-type="float" office:value="0.38318035426009" calcext:value-type="float">
            <text:p>0.38318035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85205078" calcext:value-type="float">
            <text:p>0.85205078</text:p>
          </table:table-cell>
          <table:table-cell table:formula="of:=[.$E$515]+[.C569]" office:value-type="float" office:value="604.548" calcext:value-type="float">
            <text:p>604.548</text:p>
          </table:table-cell>
          <table:table-cell table:formula="of:=[.D569]/[.$I$1]" office:value-type="float" office:value="0.382085551569507" calcext:value-type="float">
            <text:p>0.3820855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0.84863281" calcext:value-type="float">
            <text:p>0.84863281</text:p>
          </table:table-cell>
          <table:table-cell table:formula="of:=[.$E$515]+[.C570]" office:value-type="float" office:value="605.657" calcext:value-type="float">
            <text:p>605.657</text:p>
          </table:table-cell>
          <table:table-cell table:formula="of:=[.D570]/[.$I$1]" office:value-type="float" office:value="0.380552829596413" calcext:value-type="float">
            <text:p>0.380552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85327148" calcext:value-type="float">
            <text:p>0.85327148</text:p>
          </table:table-cell>
          <table:table-cell table:formula="of:=[.$E$515]+[.C571]" office:value-type="float" office:value="606.751" calcext:value-type="float">
            <text:p>606.751</text:p>
          </table:table-cell>
          <table:table-cell table:formula="of:=[.D571]/[.$I$1]" office:value-type="float" office:value="0.382632950672646" calcext:value-type="float">
            <text:p>0.382632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85913086" calcext:value-type="float">
            <text:p>0.85913086</text:p>
          </table:table-cell>
          <table:table-cell table:formula="of:=[.$E$515]+[.C572]" office:value-type="float" office:value="607.845" calcext:value-type="float">
            <text:p>607.845</text:p>
          </table:table-cell>
          <table:table-cell table:formula="of:=[.D572]/[.$I$1]" office:value-type="float" office:value="0.385260475336323" calcext:value-type="float">
            <text:p>0.3852604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3"/>
          <table:table-cell table:formula="of:=[.D573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.19628906" calcext:value-type="float">
            <text:p>1.19628906</text:p>
          </table:table-cell>
          <table:table-cell table:formula="of:=[.$E$572]+[.C574]" office:value-type="float" office:value="607.955" calcext:value-type="float">
            <text:p>607.955</text:p>
          </table:table-cell>
          <table:table-cell table:formula="of:=[.D574]/[.$I$1]" office:value-type="float" office:value="0.536452493273543" calcext:value-type="float">
            <text:p>0.536452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1.20361328" calcext:value-type="float">
            <text:p>1.20361328</text:p>
          </table:table-cell>
          <table:table-cell table:formula="of:=[.$E$572]+[.C575]" office:value-type="float" office:value="609.064" calcext:value-type="float">
            <text:p>609.064</text:p>
          </table:table-cell>
          <table:table-cell table:formula="of:=[.D575]/[.$I$1]" office:value-type="float" office:value="0.539736896860986" calcext:value-type="float">
            <text:p>0.5397368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3" calcext:value-type="float">
            <text:p>2.313</text:p>
          </table:table-cell>
          <table:table-cell office:value-type="float" office:value="1.21533203" calcext:value-type="float">
            <text:p>1.21533203</text:p>
          </table:table-cell>
          <table:table-cell table:formula="of:=[.$E$572]+[.C576]" office:value-type="float" office:value="610.158" calcext:value-type="float">
            <text:p>610.158</text:p>
          </table:table-cell>
          <table:table-cell table:formula="of:=[.D576]/[.$I$1]" office:value-type="float" office:value="0.544991941704036" calcext:value-type="float">
            <text:p>0.544991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22" calcext:value-type="float">
            <text:p>3.422</text:p>
          </table:table-cell>
          <table:table-cell office:value-type="float" office:value="1.23046875" calcext:value-type="float">
            <text:p>1.23046875</text:p>
          </table:table-cell>
          <table:table-cell table:formula="of:=[.$E$572]+[.C577]" office:value-type="float" office:value="611.267" calcext:value-type="float">
            <text:p>611.267</text:p>
          </table:table-cell>
          <table:table-cell table:formula="of:=[.D577]/[.$I$1]" office:value-type="float" office:value="0.551779708520179" calcext:value-type="float">
            <text:p>0.551779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16" calcext:value-type="float">
            <text:p>4.516</text:p>
          </table:table-cell>
          <table:table-cell office:value-type="float" office:value="1.24682617" calcext:value-type="float">
            <text:p>1.24682617</text:p>
          </table:table-cell>
          <table:table-cell table:formula="of:=[.$E$572]+[.C578]" office:value-type="float" office:value="612.361" calcext:value-type="float">
            <text:p>612.361</text:p>
          </table:table-cell>
          <table:table-cell table:formula="of:=[.D578]/[.$I$1]" office:value-type="float" office:value="0.559114874439462" calcext:value-type="float">
            <text:p>0.55911487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1" calcext:value-type="float">
            <text:p>5.61</text:p>
          </table:table-cell>
          <table:table-cell office:value-type="float" office:value="1.26196289" calcext:value-type="float">
            <text:p>1.26196289</text:p>
          </table:table-cell>
          <table:table-cell table:formula="of:=[.$E$572]+[.C579]" office:value-type="float" office:value="613.455" calcext:value-type="float">
            <text:p>613.455</text:p>
          </table:table-cell>
          <table:table-cell table:formula="of:=[.D579]/[.$I$1]" office:value-type="float" office:value="0.565902641255605" calcext:value-type="float">
            <text:p>0.565902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19" calcext:value-type="float">
            <text:p>6.719</text:p>
          </table:table-cell>
          <table:table-cell office:value-type="float" office:value="1.2590332" calcext:value-type="float">
            <text:p>1.2590332</text:p>
          </table:table-cell>
          <table:table-cell table:formula="of:=[.$E$572]+[.C580]" office:value-type="float" office:value="614.564" calcext:value-type="float">
            <text:p>614.564</text:p>
          </table:table-cell>
          <table:table-cell table:formula="of:=[.D580]/[.$I$1]" office:value-type="float" office:value="0.564588878923767" calcext:value-type="float">
            <text:p>0.564588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3" calcext:value-type="float">
            <text:p>7.813</text:p>
          </table:table-cell>
          <table:table-cell office:value-type="float" office:value="1.26123047" calcext:value-type="float">
            <text:p>1.26123047</text:p>
          </table:table-cell>
          <table:table-cell table:formula="of:=[.$E$572]+[.C581]" office:value-type="float" office:value="615.658" calcext:value-type="float">
            <text:p>615.658</text:p>
          </table:table-cell>
          <table:table-cell table:formula="of:=[.D581]/[.$I$1]" office:value-type="float" office:value="0.565574201793722" calcext:value-type="float">
            <text:p>0.565574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22" calcext:value-type="float">
            <text:p>8.922</text:p>
          </table:table-cell>
          <table:table-cell office:value-type="float" office:value="1.26757812" calcext:value-type="float">
            <text:p>1.26757812</text:p>
          </table:table-cell>
          <table:table-cell table:formula="of:=[.$E$572]+[.C582]" office:value-type="float" office:value="616.767" calcext:value-type="float">
            <text:p>616.767</text:p>
          </table:table-cell>
          <table:table-cell table:formula="of:=[.D582]/[.$I$1]" office:value-type="float" office:value="0.56842068161435" calcext:value-type="float">
            <text:p>0.568420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16" calcext:value-type="float">
            <text:p>10.016</text:p>
          </table:table-cell>
          <table:table-cell office:value-type="float" office:value="1.28051758" calcext:value-type="float">
            <text:p>1.28051758</text:p>
          </table:table-cell>
          <table:table-cell table:formula="of:=[.$E$572]+[.C583]" office:value-type="float" office:value="617.861" calcext:value-type="float">
            <text:p>617.861</text:p>
          </table:table-cell>
          <table:table-cell table:formula="of:=[.D583]/[.$I$1]" office:value-type="float" office:value="0.574223130044843" calcext:value-type="float">
            <text:p>0.57422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1" calcext:value-type="float">
            <text:p>11.11</text:p>
          </table:table-cell>
          <table:table-cell office:value-type="float" office:value="1.28686523" calcext:value-type="float">
            <text:p>1.28686523</text:p>
          </table:table-cell>
          <table:table-cell table:formula="of:=[.$E$572]+[.C584]" office:value-type="float" office:value="618.955" calcext:value-type="float">
            <text:p>618.955</text:p>
          </table:table-cell>
          <table:table-cell table:formula="of:=[.D584]/[.$I$1]" office:value-type="float" office:value="0.577069609865471" calcext:value-type="float">
            <text:p>0.577069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19" calcext:value-type="float">
            <text:p>12.219</text:p>
          </table:table-cell>
          <table:table-cell office:value-type="float" office:value="1.29272461" calcext:value-type="float">
            <text:p>1.29272461</text:p>
          </table:table-cell>
          <table:table-cell table:formula="of:=[.$E$572]+[.C585]" office:value-type="float" office:value="620.064" calcext:value-type="float">
            <text:p>620.064</text:p>
          </table:table-cell>
          <table:table-cell table:formula="of:=[.D585]/[.$I$1]" office:value-type="float" office:value="0.579697134529148" calcext:value-type="float">
            <text:p>0.579697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3" calcext:value-type="float">
            <text:p>13.313</text:p>
          </table:table-cell>
          <table:table-cell office:value-type="float" office:value="1.2902832" calcext:value-type="float">
            <text:p>1.2902832</text:p>
          </table:table-cell>
          <table:table-cell table:formula="of:=[.$E$572]+[.C586]" office:value-type="float" office:value="621.158" calcext:value-type="float">
            <text:p>621.158</text:p>
          </table:table-cell>
          <table:table-cell table:formula="of:=[.D586]/[.$I$1]" office:value-type="float" office:value="0.578602331838565" calcext:value-type="float">
            <text:p>0.578602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22" calcext:value-type="float">
            <text:p>14.422</text:p>
          </table:table-cell>
          <table:table-cell office:value-type="float" office:value="1.28979492" calcext:value-type="float">
            <text:p>1.28979492</text:p>
          </table:table-cell>
          <table:table-cell table:formula="of:=[.$E$572]+[.C587]" office:value-type="float" office:value="622.267" calcext:value-type="float">
            <text:p>622.267</text:p>
          </table:table-cell>
          <table:table-cell table:formula="of:=[.D587]/[.$I$1]" office:value-type="float" office:value="0.578383372197309" calcext:value-type="float">
            <text:p>0.578383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16" calcext:value-type="float">
            <text:p>15.516</text:p>
          </table:table-cell>
          <table:table-cell office:value-type="float" office:value="1.29760742" calcext:value-type="float">
            <text:p>1.29760742</text:p>
          </table:table-cell>
          <table:table-cell table:formula="of:=[.$E$572]+[.C588]" office:value-type="float" office:value="623.361" calcext:value-type="float">
            <text:p>623.361</text:p>
          </table:table-cell>
          <table:table-cell table:formula="of:=[.D588]/[.$I$1]" office:value-type="float" office:value="0.581886735426009" calcext:value-type="float">
            <text:p>0.581886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.3034668" calcext:value-type="float">
            <text:p>1.3034668</text:p>
          </table:table-cell>
          <table:table-cell table:formula="of:=[.$E$572]+[.C589]" office:value-type="float" office:value="624.455" calcext:value-type="float">
            <text:p>624.455</text:p>
          </table:table-cell>
          <table:table-cell table:formula="of:=[.D589]/[.$I$1]" office:value-type="float" office:value="0.584514260089686" calcext:value-type="float">
            <text:p>0.5845142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19" calcext:value-type="float">
            <text:p>17.719</text:p>
          </table:table-cell>
          <table:table-cell office:value-type="float" office:value="1.30981445" calcext:value-type="float">
            <text:p>1.30981445</text:p>
          </table:table-cell>
          <table:table-cell table:formula="of:=[.$E$572]+[.C590]" office:value-type="float" office:value="625.564" calcext:value-type="float">
            <text:p>625.564</text:p>
          </table:table-cell>
          <table:table-cell table:formula="of:=[.D590]/[.$I$1]" office:value-type="float" office:value="0.587360739910314" calcext:value-type="float">
            <text:p>0.587360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3" calcext:value-type="float">
            <text:p>18.813</text:p>
          </table:table-cell>
          <table:table-cell office:value-type="float" office:value="1.30883789" calcext:value-type="float">
            <text:p>1.30883789</text:p>
          </table:table-cell>
          <table:table-cell table:formula="of:=[.$E$572]+[.C591]" office:value-type="float" office:value="626.658" calcext:value-type="float">
            <text:p>626.658</text:p>
          </table:table-cell>
          <table:table-cell table:formula="of:=[.D591]/[.$I$1]" office:value-type="float" office:value="0.586922820627803" calcext:value-type="float">
            <text:p>0.58692282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22" calcext:value-type="float">
            <text:p>19.922</text:p>
          </table:table-cell>
          <table:table-cell office:value-type="float" office:value="1.31518555" calcext:value-type="float">
            <text:p>1.31518555</text:p>
          </table:table-cell>
          <table:table-cell table:formula="of:=[.$E$572]+[.C592]" office:value-type="float" office:value="627.767" calcext:value-type="float">
            <text:p>627.767</text:p>
          </table:table-cell>
          <table:table-cell table:formula="of:=[.D592]/[.$I$1]" office:value-type="float" office:value="0.589769304932736" calcext:value-type="float">
            <text:p>0.589769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016" calcext:value-type="float">
            <text:p>21.016</text:p>
          </table:table-cell>
          <table:table-cell office:value-type="float" office:value="1.3203125" calcext:value-type="float">
            <text:p>1.3203125</text:p>
          </table:table-cell>
          <table:table-cell table:formula="of:=[.$E$572]+[.C593]" office:value-type="float" office:value="628.861" calcext:value-type="float">
            <text:p>628.861</text:p>
          </table:table-cell>
          <table:table-cell table:formula="of:=[.D593]/[.$I$1]" office:value-type="float" office:value="0.592068385650224" calcext:value-type="float">
            <text:p>0.592068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float" office:value="1.31713867" calcext:value-type="float">
            <text:p>1.31713867</text:p>
          </table:table-cell>
          <table:table-cell table:formula="of:=[.$E$572]+[.C594]" office:value-type="float" office:value="629.955" calcext:value-type="float">
            <text:p>629.955</text:p>
          </table:table-cell>
          <table:table-cell table:formula="of:=[.D594]/[.$I$1]" office:value-type="float" office:value="0.590645143497758" calcext:value-type="float">
            <text:p>0.590645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19" calcext:value-type="float">
            <text:p>23.219</text:p>
          </table:table-cell>
          <table:table-cell office:value-type="float" office:value="1.31958008" calcext:value-type="float">
            <text:p>1.31958008</text:p>
          </table:table-cell>
          <table:table-cell table:formula="of:=[.$E$572]+[.C595]" office:value-type="float" office:value="631.064" calcext:value-type="float">
            <text:p>631.064</text:p>
          </table:table-cell>
          <table:table-cell table:formula="of:=[.D595]/[.$I$1]" office:value-type="float" office:value="0.591739946188341" calcext:value-type="float">
            <text:p>0.5917399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3" calcext:value-type="float">
            <text:p>24.313</text:p>
          </table:table-cell>
          <table:table-cell office:value-type="float" office:value="1.31933594" calcext:value-type="float">
            <text:p>1.31933594</text:p>
          </table:table-cell>
          <table:table-cell table:formula="of:=[.$E$572]+[.C596]" office:value-type="float" office:value="632.158" calcext:value-type="float">
            <text:p>632.158</text:p>
          </table:table-cell>
          <table:table-cell table:formula="of:=[.D596]/[.$I$1]" office:value-type="float" office:value="0.591630466367713" calcext:value-type="float">
            <text:p>0.591630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22" calcext:value-type="float">
            <text:p>25.422</text:p>
          </table:table-cell>
          <table:table-cell office:value-type="float" office:value="1.31835938" calcext:value-type="float">
            <text:p>1.31835938</text:p>
          </table:table-cell>
          <table:table-cell table:formula="of:=[.$E$572]+[.C597]" office:value-type="float" office:value="633.267" calcext:value-type="float">
            <text:p>633.267</text:p>
          </table:table-cell>
          <table:table-cell table:formula="of:=[.D597]/[.$I$1]" office:value-type="float" office:value="0.591192547085202" calcext:value-type="float">
            <text:p>0.591192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16" calcext:value-type="float">
            <text:p>26.516</text:p>
          </table:table-cell>
          <table:table-cell office:value-type="float" office:value="1.32006836" calcext:value-type="float">
            <text:p>1.32006836</text:p>
          </table:table-cell>
          <table:table-cell table:formula="of:=[.$E$572]+[.C598]" office:value-type="float" office:value="634.361" calcext:value-type="float">
            <text:p>634.361</text:p>
          </table:table-cell>
          <table:table-cell table:formula="of:=[.D598]/[.$I$1]" office:value-type="float" office:value="0.591958905829596" calcext:value-type="float">
            <text:p>0.5919589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1" calcext:value-type="float">
            <text:p>27.61</text:p>
          </table:table-cell>
          <table:table-cell office:value-type="float" office:value="1.33300781" calcext:value-type="float">
            <text:p>1.33300781</text:p>
          </table:table-cell>
          <table:table-cell table:formula="of:=[.$E$572]+[.C599]" office:value-type="float" office:value="635.455" calcext:value-type="float">
            <text:p>635.455</text:p>
          </table:table-cell>
          <table:table-cell table:formula="of:=[.D599]/[.$I$1]" office:value-type="float" office:value="0.597761349775785" calcext:value-type="float">
            <text:p>0.597761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19" calcext:value-type="float">
            <text:p>28.719</text:p>
          </table:table-cell>
          <table:table-cell office:value-type="float" office:value="1.33789062" calcext:value-type="float">
            <text:p>1.33789062</text:p>
          </table:table-cell>
          <table:table-cell table:formula="of:=[.$E$572]+[.C600]" office:value-type="float" office:value="636.564" calcext:value-type="float">
            <text:p>636.564</text:p>
          </table:table-cell>
          <table:table-cell table:formula="of:=[.D600]/[.$I$1]" office:value-type="float" office:value="0.599950950672646" calcext:value-type="float">
            <text:p>0.599950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3" calcext:value-type="float">
            <text:p>29.813</text:p>
          </table:table-cell>
          <table:table-cell office:value-type="float" office:value="1.34350586" calcext:value-type="float">
            <text:p>1.34350586</text:p>
          </table:table-cell>
          <table:table-cell table:formula="of:=[.$E$572]+[.C601]" office:value-type="float" office:value="637.658" calcext:value-type="float">
            <text:p>637.658</text:p>
          </table:table-cell>
          <table:table-cell table:formula="of:=[.D601]/[.$I$1]" office:value-type="float" office:value="0.602468995515695" calcext:value-type="float">
            <text:p>0.602468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22" calcext:value-type="float">
            <text:p>30.922</text:p>
          </table:table-cell>
          <table:table-cell office:value-type="float" office:value="1.35180664" calcext:value-type="float">
            <text:p>1.35180664</text:p>
          </table:table-cell>
          <table:table-cell table:formula="of:=[.$E$572]+[.C602]" office:value-type="float" office:value="638.767" calcext:value-type="float">
            <text:p>638.767</text:p>
          </table:table-cell>
          <table:table-cell table:formula="of:=[.D602]/[.$I$1]" office:value-type="float" office:value="0.60619131838565" calcext:value-type="float">
            <text:p>0.606191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016" calcext:value-type="float">
            <text:p>32.016</text:p>
          </table:table-cell>
          <table:table-cell office:value-type="float" office:value="1.35083008" calcext:value-type="float">
            <text:p>1.35083008</text:p>
          </table:table-cell>
          <table:table-cell table:formula="of:=[.$E$572]+[.C603]" office:value-type="float" office:value="639.861" calcext:value-type="float">
            <text:p>639.861</text:p>
          </table:table-cell>
          <table:table-cell table:formula="of:=[.D603]/[.$I$1]" office:value-type="float" office:value="0.605753399103139" calcext:value-type="float">
            <text:p>0.605753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1" calcext:value-type="float">
            <text:p>33.11</text:p>
          </table:table-cell>
          <table:table-cell office:value-type="float" office:value="1.35229492" calcext:value-type="float">
            <text:p>1.35229492</text:p>
          </table:table-cell>
          <table:table-cell table:formula="of:=[.$E$572]+[.C604]" office:value-type="float" office:value="640.955" calcext:value-type="float">
            <text:p>640.955</text:p>
          </table:table-cell>
          <table:table-cell table:formula="of:=[.D604]/[.$I$1]" office:value-type="float" office:value="0.606410278026906" calcext:value-type="float">
            <text:p>0.606410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19" calcext:value-type="float">
            <text:p>34.219</text:p>
          </table:table-cell>
          <table:table-cell office:value-type="float" office:value="1.35253906" calcext:value-type="float">
            <text:p>1.35253906</text:p>
          </table:table-cell>
          <table:table-cell table:formula="of:=[.$E$572]+[.C605]" office:value-type="float" office:value="642.064" calcext:value-type="float">
            <text:p>642.064</text:p>
          </table:table-cell>
          <table:table-cell table:formula="of:=[.D605]/[.$I$1]" office:value-type="float" office:value="0.606519757847534" calcext:value-type="float">
            <text:p>0.6065197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3" calcext:value-type="float">
            <text:p>35.313</text:p>
          </table:table-cell>
          <table:table-cell office:value-type="float" office:value="1.35693359" calcext:value-type="float">
            <text:p>1.35693359</text:p>
          </table:table-cell>
          <table:table-cell table:formula="of:=[.$E$572]+[.C606]" office:value-type="float" office:value="643.158" calcext:value-type="float">
            <text:p>643.158</text:p>
          </table:table-cell>
          <table:table-cell table:formula="of:=[.D606]/[.$I$1]" office:value-type="float" office:value="0.608490399103139" calcext:value-type="float">
            <text:p>0.608490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22" calcext:value-type="float">
            <text:p>36.422</text:p>
          </table:table-cell>
          <table:table-cell office:value-type="float" office:value="1.36303711" calcext:value-type="float">
            <text:p>1.36303711</text:p>
          </table:table-cell>
          <table:table-cell table:formula="of:=[.$E$572]+[.C607]" office:value-type="float" office:value="644.267" calcext:value-type="float">
            <text:p>644.267</text:p>
          </table:table-cell>
          <table:table-cell table:formula="of:=[.D607]/[.$I$1]" office:value-type="float" office:value="0.611227403587444" calcext:value-type="float">
            <text:p>0.611227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16" calcext:value-type="float">
            <text:p>37.516</text:p>
          </table:table-cell>
          <table:table-cell office:value-type="float" office:value="1.36425781" calcext:value-type="float">
            <text:p>1.36425781</text:p>
          </table:table-cell>
          <table:table-cell table:formula="of:=[.$E$572]+[.C608]" office:value-type="float" office:value="645.361" calcext:value-type="float">
            <text:p>645.361</text:p>
          </table:table-cell>
          <table:table-cell table:formula="of:=[.D608]/[.$I$1]" office:value-type="float" office:value="0.611774802690583" calcext:value-type="float">
            <text:p>0.61177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1" calcext:value-type="float">
            <text:p>38.61</text:p>
          </table:table-cell>
          <table:table-cell office:value-type="float" office:value="1.36572266" calcext:value-type="float">
            <text:p>1.36572266</text:p>
          </table:table-cell>
          <table:table-cell table:formula="of:=[.$E$572]+[.C609]" office:value-type="float" office:value="646.455" calcext:value-type="float">
            <text:p>646.455</text:p>
          </table:table-cell>
          <table:table-cell table:formula="of:=[.D609]/[.$I$1]" office:value-type="float" office:value="0.612431686098655" calcext:value-type="float">
            <text:p>0.612431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19" calcext:value-type="float">
            <text:p>39.719</text:p>
          </table:table-cell>
          <table:table-cell office:value-type="float" office:value="1.36352539" calcext:value-type="float">
            <text:p>1.36352539</text:p>
          </table:table-cell>
          <table:table-cell table:formula="of:=[.$E$572]+[.C610]" office:value-type="float" office:value="647.564" calcext:value-type="float">
            <text:p>647.564</text:p>
          </table:table-cell>
          <table:table-cell table:formula="of:=[.D610]/[.$I$1]" office:value-type="float" office:value="0.6114463632287" calcext:value-type="float">
            <text:p>0.611446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3" calcext:value-type="float">
            <text:p>40.813</text:p>
          </table:table-cell>
          <table:table-cell office:value-type="float" office:value="1.36767578" calcext:value-type="float">
            <text:p>1.36767578</text:p>
          </table:table-cell>
          <table:table-cell table:formula="of:=[.$E$572]+[.C611]" office:value-type="float" office:value="648.658" calcext:value-type="float">
            <text:p>648.658</text:p>
          </table:table-cell>
          <table:table-cell table:formula="of:=[.D611]/[.$I$1]" office:value-type="float" office:value="0.613307524663677" calcext:value-type="float">
            <text:p>0.613307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22" calcext:value-type="float">
            <text:p>41.922</text:p>
          </table:table-cell>
          <table:table-cell office:value-type="float" office:value="1.3659668" calcext:value-type="float">
            <text:p>1.3659668</text:p>
          </table:table-cell>
          <table:table-cell table:formula="of:=[.$E$572]+[.C612]" office:value-type="float" office:value="649.767" calcext:value-type="float">
            <text:p>649.767</text:p>
          </table:table-cell>
          <table:table-cell table:formula="of:=[.D612]/[.$I$1]" office:value-type="float" office:value="0.612541165919283" calcext:value-type="float">
            <text:p>0.612541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016" calcext:value-type="float">
            <text:p>43.016</text:p>
          </table:table-cell>
          <table:table-cell office:value-type="float" office:value="1.37426758" calcext:value-type="float">
            <text:p>1.37426758</text:p>
          </table:table-cell>
          <table:table-cell table:formula="of:=[.$E$572]+[.C613]" office:value-type="float" office:value="650.861" calcext:value-type="float">
            <text:p>650.861</text:p>
          </table:table-cell>
          <table:table-cell table:formula="of:=[.D613]/[.$I$1]" office:value-type="float" office:value="0.616263488789238" calcext:value-type="float">
            <text:p>0.616263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1" calcext:value-type="float">
            <text:p>44.11</text:p>
          </table:table-cell>
          <table:table-cell office:value-type="float" office:value="1.3737793" calcext:value-type="float">
            <text:p>1.3737793</text:p>
          </table:table-cell>
          <table:table-cell table:formula="of:=[.$E$572]+[.C614]" office:value-type="float" office:value="651.955" calcext:value-type="float">
            <text:p>651.955</text:p>
          </table:table-cell>
          <table:table-cell table:formula="of:=[.D614]/[.$I$1]" office:value-type="float" office:value="0.616044529147982" calcext:value-type="float">
            <text:p>0.616044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19" calcext:value-type="float">
            <text:p>45.219</text:p>
          </table:table-cell>
          <table:table-cell office:value-type="float" office:value="1.37011719" calcext:value-type="float">
            <text:p>1.37011719</text:p>
          </table:table-cell>
          <table:table-cell table:formula="of:=[.$E$572]+[.C615]" office:value-type="float" office:value="653.064" calcext:value-type="float">
            <text:p>653.064</text:p>
          </table:table-cell>
          <table:table-cell table:formula="of:=[.D615]/[.$I$1]" office:value-type="float" office:value="0.61440232735426" calcext:value-type="float">
            <text:p>0.614402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3" calcext:value-type="float">
            <text:p>46.313</text:p>
          </table:table-cell>
          <table:table-cell office:value-type="float" office:value="1.37158203" calcext:value-type="float">
            <text:p>1.37158203</text:p>
          </table:table-cell>
          <table:table-cell table:formula="of:=[.$E$572]+[.C616]" office:value-type="float" office:value="654.158" calcext:value-type="float">
            <text:p>654.158</text:p>
          </table:table-cell>
          <table:table-cell table:formula="of:=[.D616]/[.$I$1]" office:value-type="float" office:value="0.615059206278027" calcext:value-type="float">
            <text:p>0.615059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22" calcext:value-type="float">
            <text:p>47.422</text:p>
          </table:table-cell>
          <table:table-cell office:value-type="float" office:value="1.37451172" calcext:value-type="float">
            <text:p>1.37451172</text:p>
          </table:table-cell>
          <table:table-cell table:formula="of:=[.$E$572]+[.C617]" office:value-type="float" office:value="655.267" calcext:value-type="float">
            <text:p>655.267</text:p>
          </table:table-cell>
          <table:table-cell table:formula="of:=[.D617]/[.$I$1]" office:value-type="float" office:value="0.616372968609866" calcext:value-type="float">
            <text:p>0.616372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16" calcext:value-type="float">
            <text:p>48.516</text:p>
          </table:table-cell>
          <table:table-cell office:value-type="float" office:value="1.37890625" calcext:value-type="float">
            <text:p>1.37890625</text:p>
          </table:table-cell>
          <table:table-cell table:formula="of:=[.$E$572]+[.C618]" office:value-type="float" office:value="656.361" calcext:value-type="float">
            <text:p>656.361</text:p>
          </table:table-cell>
          <table:table-cell table:formula="of:=[.D618]/[.$I$1]" office:value-type="float" office:value="0.618343609865471" calcext:value-type="float">
            <text:p>0.618343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1" calcext:value-type="float">
            <text:p>49.61</text:p>
          </table:table-cell>
          <table:table-cell office:value-type="float" office:value="1.38110352" calcext:value-type="float">
            <text:p>1.38110352</text:p>
          </table:table-cell>
          <table:table-cell table:formula="of:=[.$E$572]+[.C619]" office:value-type="float" office:value="657.455" calcext:value-type="float">
            <text:p>657.455</text:p>
          </table:table-cell>
          <table:table-cell table:formula="of:=[.D619]/[.$I$1]" office:value-type="float" office:value="0.619328932735426" calcext:value-type="float">
            <text:p>0.619328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19" calcext:value-type="float">
            <text:p>50.719</text:p>
          </table:table-cell>
          <table:table-cell office:value-type="float" office:value="1.39233398" calcext:value-type="float">
            <text:p>1.39233398</text:p>
          </table:table-cell>
          <table:table-cell table:formula="of:=[.$E$572]+[.C620]" office:value-type="float" office:value="658.564" calcext:value-type="float">
            <text:p>658.564</text:p>
          </table:table-cell>
          <table:table-cell table:formula="of:=[.D620]/[.$I$1]" office:value-type="float" office:value="0.624365013452915" calcext:value-type="float">
            <text:p>0.624365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3" calcext:value-type="float">
            <text:p>51.813</text:p>
          </table:table-cell>
          <table:table-cell office:value-type="float" office:value="1.38671875" calcext:value-type="float">
            <text:p>1.38671875</text:p>
          </table:table-cell>
          <table:table-cell table:formula="of:=[.$E$572]+[.C621]" office:value-type="float" office:value="659.658" calcext:value-type="float">
            <text:p>659.658</text:p>
          </table:table-cell>
          <table:table-cell table:formula="of:=[.D621]/[.$I$1]" office:value-type="float" office:value="0.62184697309417" calcext:value-type="float">
            <text:p>0.621846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22" calcext:value-type="float">
            <text:p>52.922</text:p>
          </table:table-cell>
          <table:table-cell office:value-type="float" office:value="1.39648438" calcext:value-type="float">
            <text:p>1.39648438</text:p>
          </table:table-cell>
          <table:table-cell table:formula="of:=[.$E$572]+[.C622]" office:value-type="float" office:value="660.767" calcext:value-type="float">
            <text:p>660.767</text:p>
          </table:table-cell>
          <table:table-cell table:formula="of:=[.D622]/[.$I$1]" office:value-type="float" office:value="0.626226179372197" calcext:value-type="float">
            <text:p>0.626226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016" calcext:value-type="float">
            <text:p>54.016</text:p>
          </table:table-cell>
          <table:table-cell office:value-type="float" office:value="1.39648438" calcext:value-type="float">
            <text:p>1.39648438</text:p>
          </table:table-cell>
          <table:table-cell table:formula="of:=[.$E$572]+[.C623]" office:value-type="float" office:value="661.861" calcext:value-type="float">
            <text:p>661.861</text:p>
          </table:table-cell>
          <table:table-cell table:formula="of:=[.D623]/[.$I$1]" office:value-type="float" office:value="0.626226179372197" calcext:value-type="float">
            <text:p>0.626226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1" calcext:value-type="float">
            <text:p>55.11</text:p>
          </table:table-cell>
          <table:table-cell office:value-type="float" office:value="1.38818359" calcext:value-type="float">
            <text:p>1.38818359</text:p>
          </table:table-cell>
          <table:table-cell table:formula="of:=[.$E$572]+[.C624]" office:value-type="float" office:value="662.955" calcext:value-type="float">
            <text:p>662.955</text:p>
          </table:table-cell>
          <table:table-cell table:formula="of:=[.D624]/[.$I$1]" office:value-type="float" office:value="0.622503852017937" calcext:value-type="float">
            <text:p>0.622503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19" calcext:value-type="float">
            <text:p>56.219</text:p>
          </table:table-cell>
          <table:table-cell office:value-type="float" office:value="1.38891602" calcext:value-type="float">
            <text:p>1.38891602</text:p>
          </table:table-cell>
          <table:table-cell table:formula="of:=[.$E$572]+[.C625]" office:value-type="float" office:value="664.064" calcext:value-type="float">
            <text:p>664.064</text:p>
          </table:table-cell>
          <table:table-cell table:formula="of:=[.D625]/[.$I$1]" office:value-type="float" office:value="0.622832295964126" calcext:value-type="float">
            <text:p>0.622832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3" calcext:value-type="float">
            <text:p>57.313</text:p>
          </table:table-cell>
          <table:table-cell office:value-type="float" office:value="1.39160156" calcext:value-type="float">
            <text:p>1.39160156</text:p>
          </table:table-cell>
          <table:table-cell table:formula="of:=[.$E$572]+[.C626]" office:value-type="float" office:value="665.158" calcext:value-type="float">
            <text:p>665.158</text:p>
          </table:table-cell>
          <table:table-cell table:formula="of:=[.D626]/[.$I$1]" office:value-type="float" office:value="0.624036573991031" calcext:value-type="float">
            <text:p>0.624036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22" calcext:value-type="float">
            <text:p>58.422</text:p>
          </table:table-cell>
          <table:table-cell office:value-type="float" office:value="1.38720703" calcext:value-type="float">
            <text:p>1.38720703</text:p>
          </table:table-cell>
          <table:table-cell table:formula="of:=[.$E$572]+[.C627]" office:value-type="float" office:value="666.267" calcext:value-type="float">
            <text:p>666.267</text:p>
          </table:table-cell>
          <table:table-cell table:formula="of:=[.D627]/[.$I$1]" office:value-type="float" office:value="0.622065932735426" calcext:value-type="float">
            <text:p>0.622065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16" calcext:value-type="float">
            <text:p>59.516</text:p>
          </table:table-cell>
          <table:table-cell office:value-type="float" office:value="1.39526367" calcext:value-type="float">
            <text:p>1.39526367</text:p>
          </table:table-cell>
          <table:table-cell table:formula="of:=[.$E$572]+[.C628]" office:value-type="float" office:value="667.361" calcext:value-type="float">
            <text:p>667.361</text:p>
          </table:table-cell>
          <table:table-cell table:formula="of:=[.D628]/[.$I$1]" office:value-type="float" office:value="0.625678775784753" calcext:value-type="float">
            <text:p>0.6256787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1" calcext:value-type="float">
            <text:p>60.61</text:p>
          </table:table-cell>
          <table:table-cell office:value-type="float" office:value="1.39428711" calcext:value-type="float">
            <text:p>1.39428711</text:p>
          </table:table-cell>
          <table:table-cell table:formula="of:=[.$E$572]+[.C629]" office:value-type="float" office:value="668.455" calcext:value-type="float">
            <text:p>668.455</text:p>
          </table:table-cell>
          <table:table-cell table:formula="of:=[.D629]/[.$I$1]" office:value-type="float" office:value="0.625240856502242" calcext:value-type="float">
            <text:p>0.6252408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630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94" calcext:value-type="float">
            <text:p>0.094</text:p>
          </table:table-cell>
          <table:table-cell office:value-type="float" office:value="1.76928711" calcext:value-type="float">
            <text:p>1.76928711</text:p>
          </table:table-cell>
          <table:table-cell table:formula="of:=[.$E$629]+[.C631]" office:value-type="float" office:value="668.549" calcext:value-type="float">
            <text:p>668.549</text:p>
          </table:table-cell>
          <table:table-cell table:formula="of:=[.D631]/[.$I$1]" office:value-type="float" office:value="0.793402291479821" calcext:value-type="float">
            <text:p>0.793402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1.78271484" calcext:value-type="float">
            <text:p>1.78271484</text:p>
          </table:table-cell>
          <table:table-cell table:formula="of:=[.$E$629]+[.C632]" office:value-type="float" office:value="669.627" calcext:value-type="float">
            <text:p>669.627</text:p>
          </table:table-cell>
          <table:table-cell table:formula="of:=[.D632]/[.$I$1]" office:value-type="float" office:value="0.799423695067265" calcext:value-type="float">
            <text:p>0.79942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66" calcext:value-type="float">
            <text:p>2.266</text:p>
          </table:table-cell>
          <table:table-cell office:value-type="float" office:value="1.79370117" calcext:value-type="float">
            <text:p>1.79370117</text:p>
          </table:table-cell>
          <table:table-cell table:formula="of:=[.$E$629]+[.C633]" office:value-type="float" office:value="670.721" calcext:value-type="float">
            <text:p>670.721</text:p>
          </table:table-cell>
          <table:table-cell table:formula="of:=[.D633]/[.$I$1]" office:value-type="float" office:value="0.80435030044843" calcext:value-type="float">
            <text:p>0.804350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75" calcext:value-type="float">
            <text:p>3.375</text:p>
          </table:table-cell>
          <table:table-cell office:value-type="float" office:value="1.80126953" calcext:value-type="float">
            <text:p>1.80126953</text:p>
          </table:table-cell>
          <table:table-cell table:formula="of:=[.$E$629]+[.C634]" office:value-type="float" office:value="671.83" calcext:value-type="float">
            <text:p>671.83</text:p>
          </table:table-cell>
          <table:table-cell table:formula="of:=[.D634]/[.$I$1]" office:value-type="float" office:value="0.807744183856502" calcext:value-type="float">
            <text:p>0.8077441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69" calcext:value-type="float">
            <text:p>4.469</text:p>
          </table:table-cell>
          <table:table-cell office:value-type="float" office:value="1.80395508" calcext:value-type="float">
            <text:p>1.80395508</text:p>
          </table:table-cell>
          <table:table-cell table:formula="of:=[.$E$629]+[.C635]" office:value-type="float" office:value="672.924" calcext:value-type="float">
            <text:p>672.924</text:p>
          </table:table-cell>
          <table:table-cell table:formula="of:=[.D635]/[.$I$1]" office:value-type="float" office:value="0.808948466367713" calcext:value-type="float">
            <text:p>0.808948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63" calcext:value-type="float">
            <text:p>5.563</text:p>
          </table:table-cell>
          <table:table-cell office:value-type="float" office:value="1.80712891" calcext:value-type="float">
            <text:p>1.80712891</text:p>
          </table:table-cell>
          <table:table-cell table:formula="of:=[.$E$629]+[.C636]" office:value-type="float" office:value="674.018" calcext:value-type="float">
            <text:p>674.018</text:p>
          </table:table-cell>
          <table:table-cell table:formula="of:=[.D636]/[.$I$1]" office:value-type="float" office:value="0.810371708520179" calcext:value-type="float">
            <text:p>0.810371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72" calcext:value-type="float">
            <text:p>6.672</text:p>
          </table:table-cell>
          <table:table-cell office:value-type="float" office:value="1.80639648" calcext:value-type="float">
            <text:p>1.80639648</text:p>
          </table:table-cell>
          <table:table-cell table:formula="of:=[.$E$629]+[.C637]" office:value-type="float" office:value="675.127" calcext:value-type="float">
            <text:p>675.127</text:p>
          </table:table-cell>
          <table:table-cell table:formula="of:=[.D637]/[.$I$1]" office:value-type="float" office:value="0.810043264573991" calcext:value-type="float">
            <text:p>0.8100432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66" calcext:value-type="float">
            <text:p>7.766</text:p>
          </table:table-cell>
          <table:table-cell office:value-type="float" office:value="1.80883789" calcext:value-type="float">
            <text:p>1.80883789</text:p>
          </table:table-cell>
          <table:table-cell table:formula="of:=[.$E$629]+[.C638]" office:value-type="float" office:value="676.221" calcext:value-type="float">
            <text:p>676.221</text:p>
          </table:table-cell>
          <table:table-cell table:formula="of:=[.D638]/[.$I$1]" office:value-type="float" office:value="0.811138067264574" calcext:value-type="float">
            <text:p>0.8111380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75" calcext:value-type="float">
            <text:p>8.875</text:p>
          </table:table-cell>
          <table:table-cell office:value-type="float" office:value="1.8112793" calcext:value-type="float">
            <text:p>1.8112793</text:p>
          </table:table-cell>
          <table:table-cell table:formula="of:=[.$E$629]+[.C639]" office:value-type="float" office:value="677.33" calcext:value-type="float">
            <text:p>677.33</text:p>
          </table:table-cell>
          <table:table-cell table:formula="of:=[.D639]/[.$I$1]" office:value-type="float" office:value="0.812232869955157" calcext:value-type="float">
            <text:p>0.81223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69" calcext:value-type="float">
            <text:p>9.969</text:p>
          </table:table-cell>
          <table:table-cell office:value-type="float" office:value="1.80908203" calcext:value-type="float">
            <text:p>1.80908203</text:p>
          </table:table-cell>
          <table:table-cell table:formula="of:=[.$E$629]+[.C640]" office:value-type="float" office:value="678.424" calcext:value-type="float">
            <text:p>678.424</text:p>
          </table:table-cell>
          <table:table-cell table:formula="of:=[.D640]/[.$I$1]" office:value-type="float" office:value="0.811247547085202" calcext:value-type="float">
            <text:p>0.811247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63" calcext:value-type="float">
            <text:p>11.063</text:p>
          </table:table-cell>
          <table:table-cell office:value-type="float" office:value="1.81274414" calcext:value-type="float">
            <text:p>1.81274414</text:p>
          </table:table-cell>
          <table:table-cell table:formula="of:=[.$E$629]+[.C641]" office:value-type="float" office:value="679.518" calcext:value-type="float">
            <text:p>679.518</text:p>
          </table:table-cell>
          <table:table-cell table:formula="of:=[.D641]/[.$I$1]" office:value-type="float" office:value="0.812889748878924" calcext:value-type="float">
            <text:p>0.812889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72" calcext:value-type="float">
            <text:p>12.172</text:p>
          </table:table-cell>
          <table:table-cell office:value-type="float" office:value="1.81640625" calcext:value-type="float">
            <text:p>1.81640625</text:p>
          </table:table-cell>
          <table:table-cell table:formula="of:=[.$E$629]+[.C642]" office:value-type="float" office:value="680.627" calcext:value-type="float">
            <text:p>680.627</text:p>
          </table:table-cell>
          <table:table-cell table:formula="of:=[.D642]/[.$I$1]" office:value-type="float" office:value="0.814531950672646" calcext:value-type="float">
            <text:p>0.814531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66" calcext:value-type="float">
            <text:p>13.266</text:p>
          </table:table-cell>
          <table:table-cell office:value-type="float" office:value="1.81738281" calcext:value-type="float">
            <text:p>1.81738281</text:p>
          </table:table-cell>
          <table:table-cell table:formula="of:=[.$E$629]+[.C643]" office:value-type="float" office:value="681.721" calcext:value-type="float">
            <text:p>681.721</text:p>
          </table:table-cell>
          <table:table-cell table:formula="of:=[.D643]/[.$I$1]" office:value-type="float" office:value="0.814969869955157" calcext:value-type="float">
            <text:p>0.81496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75" calcext:value-type="float">
            <text:p>14.375</text:p>
          </table:table-cell>
          <table:table-cell office:value-type="float" office:value="1.81762695" calcext:value-type="float">
            <text:p>1.81762695</text:p>
          </table:table-cell>
          <table:table-cell table:formula="of:=[.$E$629]+[.C644]" office:value-type="float" office:value="682.83" calcext:value-type="float">
            <text:p>682.83</text:p>
          </table:table-cell>
          <table:table-cell table:formula="of:=[.D644]/[.$I$1]" office:value-type="float" office:value="0.815079349775785" calcext:value-type="float">
            <text:p>0.815079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69" calcext:value-type="float">
            <text:p>15.469</text:p>
          </table:table-cell>
          <table:table-cell office:value-type="float" office:value="1.82055664" calcext:value-type="float">
            <text:p>1.82055664</text:p>
          </table:table-cell>
          <table:table-cell table:formula="of:=[.$E$629]+[.C645]" office:value-type="float" office:value="683.924" calcext:value-type="float">
            <text:p>683.924</text:p>
          </table:table-cell>
          <table:table-cell table:formula="of:=[.D645]/[.$I$1]" office:value-type="float" office:value="0.816393112107623" calcext:value-type="float">
            <text:p>0.816393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63" calcext:value-type="float">
            <text:p>16.563</text:p>
          </table:table-cell>
          <table:table-cell office:value-type="float" office:value="1.82470703" calcext:value-type="float">
            <text:p>1.82470703</text:p>
          </table:table-cell>
          <table:table-cell table:formula="of:=[.$E$629]+[.C646]" office:value-type="float" office:value="685.018" calcext:value-type="float">
            <text:p>685.018</text:p>
          </table:table-cell>
          <table:table-cell table:formula="of:=[.D646]/[.$I$1]" office:value-type="float" office:value="0.818254273542601" calcext:value-type="float">
            <text:p>0.8182542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72" calcext:value-type="float">
            <text:p>17.672</text:p>
          </table:table-cell>
          <table:table-cell office:value-type="float" office:value="1.82910156" calcext:value-type="float">
            <text:p>1.82910156</text:p>
          </table:table-cell>
          <table:table-cell table:formula="of:=[.$E$629]+[.C647]" office:value-type="float" office:value="686.127" calcext:value-type="float">
            <text:p>686.127</text:p>
          </table:table-cell>
          <table:table-cell table:formula="of:=[.D647]/[.$I$1]" office:value-type="float" office:value="0.820224914798206" calcext:value-type="float">
            <text:p>0.8202249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66" calcext:value-type="float">
            <text:p>18.766</text:p>
          </table:table-cell>
          <table:table-cell office:value-type="float" office:value="1.83740234" calcext:value-type="float">
            <text:p>1.83740234</text:p>
          </table:table-cell>
          <table:table-cell table:formula="of:=[.$E$629]+[.C648]" office:value-type="float" office:value="687.221" calcext:value-type="float">
            <text:p>687.221</text:p>
          </table:table-cell>
          <table:table-cell table:formula="of:=[.D648]/[.$I$1]" office:value-type="float" office:value="0.823947237668162" calcext:value-type="float">
            <text:p>0.82394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75" calcext:value-type="float">
            <text:p>19.875</text:p>
          </table:table-cell>
          <table:table-cell office:value-type="float" office:value="1.83935547" calcext:value-type="float">
            <text:p>1.83935547</text:p>
          </table:table-cell>
          <table:table-cell table:formula="of:=[.$E$629]+[.C649]" office:value-type="float" office:value="688.33" calcext:value-type="float">
            <text:p>688.33</text:p>
          </table:table-cell>
          <table:table-cell table:formula="of:=[.D649]/[.$I$1]" office:value-type="float" office:value="0.824823080717489" calcext:value-type="float">
            <text:p>0.824823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69" calcext:value-type="float">
            <text:p>20.969</text:p>
          </table:table-cell>
          <table:table-cell office:value-type="float" office:value="1.84179688" calcext:value-type="float">
            <text:p>1.84179688</text:p>
          </table:table-cell>
          <table:table-cell table:formula="of:=[.$E$629]+[.C650]" office:value-type="float" office:value="689.424" calcext:value-type="float">
            <text:p>689.424</text:p>
          </table:table-cell>
          <table:table-cell table:formula="of:=[.D650]/[.$I$1]" office:value-type="float" office:value="0.825917883408072" calcext:value-type="float">
            <text:p>0.82591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63" calcext:value-type="float">
            <text:p>22.063</text:p>
          </table:table-cell>
          <table:table-cell office:value-type="float" office:value="1.84619141" calcext:value-type="float">
            <text:p>1.84619141</text:p>
          </table:table-cell>
          <table:table-cell table:formula="of:=[.$E$629]+[.C651]" office:value-type="float" office:value="690.518" calcext:value-type="float">
            <text:p>690.518</text:p>
          </table:table-cell>
          <table:table-cell table:formula="of:=[.D651]/[.$I$1]" office:value-type="float" office:value="0.827888524663677" calcext:value-type="float">
            <text:p>0.827888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72" calcext:value-type="float">
            <text:p>23.172</text:p>
          </table:table-cell>
          <table:table-cell office:value-type="float" office:value="1.84838867" calcext:value-type="float">
            <text:p>1.84838867</text:p>
          </table:table-cell>
          <table:table-cell table:formula="of:=[.$E$629]+[.C652]" office:value-type="float" office:value="691.627" calcext:value-type="float">
            <text:p>691.627</text:p>
          </table:table-cell>
          <table:table-cell table:formula="of:=[.D652]/[.$I$1]" office:value-type="float" office:value="0.828873843049327" calcext:value-type="float">
            <text:p>0.828873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66" calcext:value-type="float">
            <text:p>24.266</text:p>
          </table:table-cell>
          <table:table-cell office:value-type="float" office:value="1.85009766" calcext:value-type="float">
            <text:p>1.85009766</text:p>
          </table:table-cell>
          <table:table-cell table:formula="of:=[.$E$629]+[.C653]" office:value-type="float" office:value="692.721" calcext:value-type="float">
            <text:p>692.721</text:p>
          </table:table-cell>
          <table:table-cell table:formula="of:=[.D653]/[.$I$1]" office:value-type="float" office:value="0.829640206278027" calcext:value-type="float">
            <text:p>0.829640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75" calcext:value-type="float">
            <text:p>25.375</text:p>
          </table:table-cell>
          <table:table-cell office:value-type="float" office:value="1.84838867" calcext:value-type="float">
            <text:p>1.84838867</text:p>
          </table:table-cell>
          <table:table-cell table:formula="of:=[.$E$629]+[.C654]" office:value-type="float" office:value="693.83" calcext:value-type="float">
            <text:p>693.83</text:p>
          </table:table-cell>
          <table:table-cell table:formula="of:=[.D654]/[.$I$1]" office:value-type="float" office:value="0.828873843049327" calcext:value-type="float">
            <text:p>0.828873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69" calcext:value-type="float">
            <text:p>26.469</text:p>
          </table:table-cell>
          <table:table-cell office:value-type="float" office:value="1.85473633" calcext:value-type="float">
            <text:p>1.85473633</text:p>
          </table:table-cell>
          <table:table-cell table:formula="of:=[.$E$629]+[.C655]" office:value-type="float" office:value="694.924" calcext:value-type="float">
            <text:p>694.924</text:p>
          </table:table-cell>
          <table:table-cell table:formula="of:=[.D655]/[.$I$1]" office:value-type="float" office:value="0.83172032735426" calcext:value-type="float">
            <text:p>0.831720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63" calcext:value-type="float">
            <text:p>27.563</text:p>
          </table:table-cell>
          <table:table-cell office:value-type="float" office:value="1.85498047" calcext:value-type="float">
            <text:p>1.85498047</text:p>
          </table:table-cell>
          <table:table-cell table:formula="of:=[.$E$629]+[.C656]" office:value-type="float" office:value="696.018" calcext:value-type="float">
            <text:p>696.018</text:p>
          </table:table-cell>
          <table:table-cell table:formula="of:=[.D656]/[.$I$1]" office:value-type="float" office:value="0.831829807174888" calcext:value-type="float">
            <text:p>0.831829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72" calcext:value-type="float">
            <text:p>28.672</text:p>
          </table:table-cell>
          <table:table-cell office:value-type="float" office:value="1.86352539" calcext:value-type="float">
            <text:p>1.86352539</text:p>
          </table:table-cell>
          <table:table-cell table:formula="of:=[.$E$629]+[.C657]" office:value-type="float" office:value="697.127" calcext:value-type="float">
            <text:p>697.127</text:p>
          </table:table-cell>
          <table:table-cell table:formula="of:=[.D657]/[.$I$1]" office:value-type="float" office:value="0.835661609865471" calcext:value-type="float">
            <text:p>0.835661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66" calcext:value-type="float">
            <text:p>29.766</text:p>
          </table:table-cell>
          <table:table-cell office:value-type="float" office:value="1.86767578" calcext:value-type="float">
            <text:p>1.86767578</text:p>
          </table:table-cell>
          <table:table-cell table:formula="of:=[.$E$629]+[.C658]" office:value-type="float" office:value="698.221" calcext:value-type="float">
            <text:p>698.221</text:p>
          </table:table-cell>
          <table:table-cell table:formula="of:=[.D658]/[.$I$1]" office:value-type="float" office:value="0.837522771300448" calcext:value-type="float">
            <text:p>0.837522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75" calcext:value-type="float">
            <text:p>30.875</text:p>
          </table:table-cell>
          <table:table-cell office:value-type="float" office:value="1.86743164" calcext:value-type="float">
            <text:p>1.86743164</text:p>
          </table:table-cell>
          <table:table-cell table:formula="of:=[.$E$629]+[.C659]" office:value-type="float" office:value="699.33" calcext:value-type="float">
            <text:p>699.33</text:p>
          </table:table-cell>
          <table:table-cell table:formula="of:=[.D659]/[.$I$1]" office:value-type="float" office:value="0.83741329147982" calcext:value-type="float">
            <text:p>0.837413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69" calcext:value-type="float">
            <text:p>31.969</text:p>
          </table:table-cell>
          <table:table-cell office:value-type="float" office:value="1.86889648" calcext:value-type="float">
            <text:p>1.86889648</text:p>
          </table:table-cell>
          <table:table-cell table:formula="of:=[.$E$629]+[.C660]" office:value-type="float" office:value="700.424" calcext:value-type="float">
            <text:p>700.424</text:p>
          </table:table-cell>
          <table:table-cell table:formula="of:=[.D660]/[.$I$1]" office:value-type="float" office:value="0.838070170403587" calcext:value-type="float">
            <text:p>0.8380701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63" calcext:value-type="float">
            <text:p>33.063</text:p>
          </table:table-cell>
          <table:table-cell office:value-type="float" office:value="1.86547852" calcext:value-type="float">
            <text:p>1.86547852</text:p>
          </table:table-cell>
          <table:table-cell table:formula="of:=[.$E$629]+[.C661]" office:value-type="float" office:value="701.518" calcext:value-type="float">
            <text:p>701.518</text:p>
          </table:table-cell>
          <table:table-cell table:formula="of:=[.D661]/[.$I$1]" office:value-type="float" office:value="0.836537452914798" calcext:value-type="float">
            <text:p>0.836537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72" calcext:value-type="float">
            <text:p>34.172</text:p>
          </table:table-cell>
          <table:table-cell office:value-type="float" office:value="1.86914062" calcext:value-type="float">
            <text:p>1.86914062</text:p>
          </table:table-cell>
          <table:table-cell table:formula="of:=[.$E$629]+[.C662]" office:value-type="float" office:value="702.627" calcext:value-type="float">
            <text:p>702.627</text:p>
          </table:table-cell>
          <table:table-cell table:formula="of:=[.D662]/[.$I$1]" office:value-type="float" office:value="0.838179650224215" calcext:value-type="float">
            <text:p>0.838179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66" calcext:value-type="float">
            <text:p>35.266</text:p>
          </table:table-cell>
          <table:table-cell office:value-type="float" office:value="1.8684082" calcext:value-type="float">
            <text:p>1.8684082</text:p>
          </table:table-cell>
          <table:table-cell table:formula="of:=[.$E$629]+[.C663]" office:value-type="float" office:value="703.721" calcext:value-type="float">
            <text:p>703.721</text:p>
          </table:table-cell>
          <table:table-cell table:formula="of:=[.D663]/[.$I$1]" office:value-type="float" office:value="0.837851210762332" calcext:value-type="float">
            <text:p>0.837851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75" calcext:value-type="float">
            <text:p>36.375</text:p>
          </table:table-cell>
          <table:table-cell office:value-type="float" office:value="1.86938477" calcext:value-type="float">
            <text:p>1.86938477</text:p>
          </table:table-cell>
          <table:table-cell table:formula="of:=[.$E$629]+[.C664]" office:value-type="float" office:value="704.83" calcext:value-type="float">
            <text:p>704.83</text:p>
          </table:table-cell>
          <table:table-cell table:formula="of:=[.D664]/[.$I$1]" office:value-type="float" office:value="0.838289134529148" calcext:value-type="float">
            <text:p>0.838289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69" calcext:value-type="float">
            <text:p>37.469</text:p>
          </table:table-cell>
          <table:table-cell office:value-type="float" office:value="1.87402344" calcext:value-type="float">
            <text:p>1.87402344</text:p>
          </table:table-cell>
          <table:table-cell table:formula="of:=[.$E$629]+[.C665]" office:value-type="float" office:value="705.924" calcext:value-type="float">
            <text:p>705.924</text:p>
          </table:table-cell>
          <table:table-cell table:formula="of:=[.D665]/[.$I$1]" office:value-type="float" office:value="0.840369255605381" calcext:value-type="float">
            <text:p>0.840369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63" calcext:value-type="float">
            <text:p>38.563</text:p>
          </table:table-cell>
          <table:table-cell office:value-type="float" office:value="1.87255859" calcext:value-type="float">
            <text:p>1.87255859</text:p>
          </table:table-cell>
          <table:table-cell table:formula="of:=[.$E$629]+[.C666]" office:value-type="float" office:value="707.018" calcext:value-type="float">
            <text:p>707.018</text:p>
          </table:table-cell>
          <table:table-cell table:formula="of:=[.D666]/[.$I$1]" office:value-type="float" office:value="0.839712372197309" calcext:value-type="float">
            <text:p>0.839712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72" calcext:value-type="float">
            <text:p>39.672</text:p>
          </table:table-cell>
          <table:table-cell office:value-type="float" office:value="1.87109375" calcext:value-type="float">
            <text:p>1.87109375</text:p>
          </table:table-cell>
          <table:table-cell table:formula="of:=[.$E$629]+[.C667]" office:value-type="float" office:value="708.127" calcext:value-type="float">
            <text:p>708.127</text:p>
          </table:table-cell>
          <table:table-cell table:formula="of:=[.D667]/[.$I$1]" office:value-type="float" office:value="0.839055493273543" calcext:value-type="float">
            <text:p>0.839055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66" calcext:value-type="float">
            <text:p>40.766</text:p>
          </table:table-cell>
          <table:table-cell office:value-type="float" office:value="1.87573242" calcext:value-type="float">
            <text:p>1.87573242</text:p>
          </table:table-cell>
          <table:table-cell table:formula="of:=[.$E$629]+[.C668]" office:value-type="float" office:value="709.221" calcext:value-type="float">
            <text:p>709.221</text:p>
          </table:table-cell>
          <table:table-cell table:formula="of:=[.D668]/[.$I$1]" office:value-type="float" office:value="0.841135614349776" calcext:value-type="float">
            <text:p>0.841135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75" calcext:value-type="float">
            <text:p>41.875</text:p>
          </table:table-cell>
          <table:table-cell office:value-type="float" office:value="1.87817383" calcext:value-type="float">
            <text:p>1.87817383</text:p>
          </table:table-cell>
          <table:table-cell table:formula="of:=[.$E$629]+[.C669]" office:value-type="float" office:value="710.33" calcext:value-type="float">
            <text:p>710.33</text:p>
          </table:table-cell>
          <table:table-cell table:formula="of:=[.D669]/[.$I$1]" office:value-type="float" office:value="0.842230417040359" calcext:value-type="float">
            <text:p>0.842230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69" calcext:value-type="float">
            <text:p>42.969</text:p>
          </table:table-cell>
          <table:table-cell office:value-type="float" office:value="1.87719727" calcext:value-type="float">
            <text:p>1.87719727</text:p>
          </table:table-cell>
          <table:table-cell table:formula="of:=[.$E$629]+[.C670]" office:value-type="float" office:value="711.424" calcext:value-type="float">
            <text:p>711.424</text:p>
          </table:table-cell>
          <table:table-cell table:formula="of:=[.D670]/[.$I$1]" office:value-type="float" office:value="0.841792497757847" calcext:value-type="float">
            <text:p>0.841792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63" calcext:value-type="float">
            <text:p>44.063</text:p>
          </table:table-cell>
          <table:table-cell office:value-type="float" office:value="1.8828125" calcext:value-type="float">
            <text:p>1.8828125</text:p>
          </table:table-cell>
          <table:table-cell table:formula="of:=[.$E$629]+[.C671]" office:value-type="float" office:value="712.518" calcext:value-type="float">
            <text:p>712.518</text:p>
          </table:table-cell>
          <table:table-cell table:formula="of:=[.D671]/[.$I$1]" office:value-type="float" office:value="0.844310538116592" calcext:value-type="float">
            <text:p>0.84431053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72" calcext:value-type="float">
            <text:p>45.172</text:p>
          </table:table-cell>
          <table:table-cell office:value-type="float" office:value="1.88110352" calcext:value-type="float">
            <text:p>1.88110352</text:p>
          </table:table-cell>
          <table:table-cell table:formula="of:=[.$E$629]+[.C672]" office:value-type="float" office:value="713.627" calcext:value-type="float">
            <text:p>713.627</text:p>
          </table:table-cell>
          <table:table-cell table:formula="of:=[.D672]/[.$I$1]" office:value-type="float" office:value="0.843544179372197" calcext:value-type="float">
            <text:p>0.84354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66" calcext:value-type="float">
            <text:p>46.266</text:p>
          </table:table-cell>
          <table:table-cell office:value-type="float" office:value="1.88061523" calcext:value-type="float">
            <text:p>1.88061523</text:p>
          </table:table-cell>
          <table:table-cell table:formula="of:=[.$E$629]+[.C673]" office:value-type="float" office:value="714.721" calcext:value-type="float">
            <text:p>714.721</text:p>
          </table:table-cell>
          <table:table-cell table:formula="of:=[.D673]/[.$I$1]" office:value-type="float" office:value="0.843325215246637" calcext:value-type="float">
            <text:p>0.843325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75" calcext:value-type="float">
            <text:p>47.375</text:p>
          </table:table-cell>
          <table:table-cell office:value-type="float" office:value="1.87890625" calcext:value-type="float">
            <text:p>1.87890625</text:p>
          </table:table-cell>
          <table:table-cell table:formula="of:=[.$E$629]+[.C674]" office:value-type="float" office:value="715.83" calcext:value-type="float">
            <text:p>715.83</text:p>
          </table:table-cell>
          <table:table-cell table:formula="of:=[.D674]/[.$I$1]" office:value-type="float" office:value="0.842558856502242" calcext:value-type="float">
            <text:p>0.842558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69" calcext:value-type="float">
            <text:p>48.469</text:p>
          </table:table-cell>
          <table:table-cell office:value-type="float" office:value="1.88208008" calcext:value-type="float">
            <text:p>1.88208008</text:p>
          </table:table-cell>
          <table:table-cell table:formula="of:=[.$E$629]+[.C675]" office:value-type="float" office:value="716.924" calcext:value-type="float">
            <text:p>716.924</text:p>
          </table:table-cell>
          <table:table-cell table:formula="of:=[.D675]/[.$I$1]" office:value-type="float" office:value="0.843982098654709" calcext:value-type="float">
            <text:p>0.8439820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63" calcext:value-type="float">
            <text:p>49.563</text:p>
          </table:table-cell>
          <table:table-cell office:value-type="float" office:value="1.88574219" calcext:value-type="float">
            <text:p>1.88574219</text:p>
          </table:table-cell>
          <table:table-cell table:formula="of:=[.$E$629]+[.C676]" office:value-type="float" office:value="718.018" calcext:value-type="float">
            <text:p>718.018</text:p>
          </table:table-cell>
          <table:table-cell table:formula="of:=[.D676]/[.$I$1]" office:value-type="float" office:value="0.845624300448431" calcext:value-type="float">
            <text:p>0.845624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72" calcext:value-type="float">
            <text:p>50.672</text:p>
          </table:table-cell>
          <table:table-cell office:value-type="float" office:value="1.88842773" calcext:value-type="float">
            <text:p>1.88842773</text:p>
          </table:table-cell>
          <table:table-cell table:formula="of:=[.$E$629]+[.C677]" office:value-type="float" office:value="719.127" calcext:value-type="float">
            <text:p>719.127</text:p>
          </table:table-cell>
          <table:table-cell table:formula="of:=[.D677]/[.$I$1]" office:value-type="float" office:value="0.846828578475336" calcext:value-type="float">
            <text:p>0.8468285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66" calcext:value-type="float">
            <text:p>51.766</text:p>
          </table:table-cell>
          <table:table-cell office:value-type="float" office:value="1.88671875" calcext:value-type="float">
            <text:p>1.88671875</text:p>
          </table:table-cell>
          <table:table-cell table:formula="of:=[.$E$629]+[.C678]" office:value-type="float" office:value="720.221" calcext:value-type="float">
            <text:p>720.221</text:p>
          </table:table-cell>
          <table:table-cell table:formula="of:=[.D678]/[.$I$1]" office:value-type="float" office:value="0.846062219730942" calcext:value-type="float">
            <text:p>0.8460622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75" calcext:value-type="float">
            <text:p>52.875</text:p>
          </table:table-cell>
          <table:table-cell office:value-type="float" office:value="1.88647461" calcext:value-type="float">
            <text:p>1.88647461</text:p>
          </table:table-cell>
          <table:table-cell table:formula="of:=[.$E$629]+[.C679]" office:value-type="float" office:value="721.33" calcext:value-type="float">
            <text:p>721.33</text:p>
          </table:table-cell>
          <table:table-cell table:formula="of:=[.D679]/[.$I$1]" office:value-type="float" office:value="0.845952739910314" calcext:value-type="float">
            <text:p>0.845952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69" calcext:value-type="float">
            <text:p>53.969</text:p>
          </table:table-cell>
          <table:table-cell office:value-type="float" office:value="1.88720703" calcext:value-type="float">
            <text:p>1.88720703</text:p>
          </table:table-cell>
          <table:table-cell table:formula="of:=[.$E$629]+[.C680]" office:value-type="float" office:value="722.424" calcext:value-type="float">
            <text:p>722.424</text:p>
          </table:table-cell>
          <table:table-cell table:formula="of:=[.D680]/[.$I$1]" office:value-type="float" office:value="0.846281179372197" calcext:value-type="float">
            <text:p>0.846281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63" calcext:value-type="float">
            <text:p>55.063</text:p>
          </table:table-cell>
          <table:table-cell office:value-type="float" office:value="1.88842773" calcext:value-type="float">
            <text:p>1.88842773</text:p>
          </table:table-cell>
          <table:table-cell table:formula="of:=[.$E$629]+[.C681]" office:value-type="float" office:value="723.518" calcext:value-type="float">
            <text:p>723.518</text:p>
          </table:table-cell>
          <table:table-cell table:formula="of:=[.D681]/[.$I$1]" office:value-type="float" office:value="0.846828578475336" calcext:value-type="float">
            <text:p>0.8468285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72" calcext:value-type="float">
            <text:p>56.172</text:p>
          </table:table-cell>
          <table:table-cell office:value-type="float" office:value="1.89306641" calcext:value-type="float">
            <text:p>1.89306641</text:p>
          </table:table-cell>
          <table:table-cell table:formula="of:=[.$E$629]+[.C682]" office:value-type="float" office:value="724.627" calcext:value-type="float">
            <text:p>724.627</text:p>
          </table:table-cell>
          <table:table-cell table:formula="of:=[.D682]/[.$I$1]" office:value-type="float" office:value="0.848908704035874" calcext:value-type="float">
            <text:p>0.848908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66" calcext:value-type="float">
            <text:p>57.266</text:p>
          </table:table-cell>
          <table:table-cell office:value-type="float" office:value="1.89697266" calcext:value-type="float">
            <text:p>1.89697266</text:p>
          </table:table-cell>
          <table:table-cell table:formula="of:=[.$E$629]+[.C683]" office:value-type="float" office:value="725.721" calcext:value-type="float">
            <text:p>725.721</text:p>
          </table:table-cell>
          <table:table-cell table:formula="of:=[.D683]/[.$I$1]" office:value-type="float" office:value="0.850660385650224" calcext:value-type="float">
            <text:p>0.850660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75" calcext:value-type="float">
            <text:p>58.375</text:p>
          </table:table-cell>
          <table:table-cell office:value-type="float" office:value="1.89331055" calcext:value-type="float">
            <text:p>1.89331055</text:p>
          </table:table-cell>
          <table:table-cell table:formula="of:=[.$E$629]+[.C684]" office:value-type="float" office:value="726.83" calcext:value-type="float">
            <text:p>726.83</text:p>
          </table:table-cell>
          <table:table-cell table:formula="of:=[.D684]/[.$I$1]" office:value-type="float" office:value="0.849018183856502" calcext:value-type="float">
            <text:p>0.8490181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69" calcext:value-type="float">
            <text:p>59.469</text:p>
          </table:table-cell>
          <table:table-cell office:value-type="float" office:value="1.89453125" calcext:value-type="float">
            <text:p>1.89453125</text:p>
          </table:table-cell>
          <table:table-cell table:formula="of:=[.$E$629]+[.C685]" office:value-type="float" office:value="727.924" calcext:value-type="float">
            <text:p>727.924</text:p>
          </table:table-cell>
          <table:table-cell table:formula="of:=[.D685]/[.$I$1]" office:value-type="float" office:value="0.849565582959641" calcext:value-type="float">
            <text:p>0.849565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63" calcext:value-type="float">
            <text:p>60.563</text:p>
          </table:table-cell>
          <table:table-cell office:value-type="float" office:value="1.89672852" calcext:value-type="float">
            <text:p>1.89672852</text:p>
          </table:table-cell>
          <table:table-cell table:formula="of:=[.$E$629]+[.C686]" office:value-type="float" office:value="729.018" calcext:value-type="float">
            <text:p>729.018</text:p>
          </table:table-cell>
          <table:table-cell table:formula="of:=[.D686]/[.$I$1]" office:value-type="float" office:value="0.850550905829596" calcext:value-type="float">
            <text:p>0.8505509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3"/>
          <table:table-cell table:formula="of:=[.D687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13330078" calcext:value-type="float">
            <text:p>2.13330078</text:p>
          </table:table-cell>
          <table:table-cell table:formula="of:=[.$E$686]+[.C688]" office:value-type="float" office:value="729.128" calcext:value-type="float">
            <text:p>729.128</text:p>
          </table:table-cell>
          <table:table-cell table:formula="of:=[.D688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2.13525391" calcext:value-type="float">
            <text:p>2.13525391</text:p>
          </table:table-cell>
          <table:table-cell table:formula="of:=[.$E$686]+[.C689]" office:value-type="float" office:value="730.237" calcext:value-type="float">
            <text:p>730.237</text:p>
          </table:table-cell>
          <table:table-cell table:formula="of:=[.D689]/[.$I$1]" office:value-type="float" office:value="0.957512964125561" calcext:value-type="float">
            <text:p>0.95751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3" calcext:value-type="float">
            <text:p>2.313</text:p>
          </table:table-cell>
          <table:table-cell office:value-type="float" office:value="2.13574219" calcext:value-type="float">
            <text:p>2.13574219</text:p>
          </table:table-cell>
          <table:table-cell table:formula="of:=[.$E$686]+[.C690]" office:value-type="float" office:value="731.331" calcext:value-type="float">
            <text:p>731.331</text:p>
          </table:table-cell>
          <table:table-cell table:formula="of:=[.D690]/[.$I$1]" office:value-type="float" office:value="0.957731923766816" calcext:value-type="float">
            <text:p>0.95773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7" calcext:value-type="float">
            <text:p>3.407</text:p>
          </table:table-cell>
          <table:table-cell office:value-type="float" office:value="2.13793945" calcext:value-type="float">
            <text:p>2.13793945</text:p>
          </table:table-cell>
          <table:table-cell table:formula="of:=[.$E$686]+[.C691]" office:value-type="float" office:value="732.425" calcext:value-type="float">
            <text:p>732.425</text:p>
          </table:table-cell>
          <table:table-cell table:formula="of:=[.D691]/[.$I$1]" office:value-type="float" office:value="0.958717242152467" calcext:value-type="float">
            <text:p>0.958717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16" calcext:value-type="float">
            <text:p>4.516</text:p>
          </table:table-cell>
          <table:table-cell office:value-type="float" office:value="2.13867188" calcext:value-type="float">
            <text:p>2.13867188</text:p>
          </table:table-cell>
          <table:table-cell table:formula="of:=[.$E$686]+[.C692]" office:value-type="float" office:value="733.534" calcext:value-type="float">
            <text:p>733.534</text:p>
          </table:table-cell>
          <table:table-cell table:formula="of:=[.D692]/[.$I$1]" office:value-type="float" office:value="0.959045686098655" calcext:value-type="float">
            <text:p>0.959045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1" calcext:value-type="float">
            <text:p>5.61</text:p>
          </table:table-cell>
          <table:table-cell office:value-type="float" office:value="2.13916016" calcext:value-type="float">
            <text:p>2.13916016</text:p>
          </table:table-cell>
          <table:table-cell table:formula="of:=[.$E$686]+[.C693]" office:value-type="float" office:value="734.628" calcext:value-type="float">
            <text:p>734.628</text:p>
          </table:table-cell>
          <table:table-cell table:formula="of:=[.D693]/[.$I$1]" office:value-type="float" office:value="0.95926464573991" calcext:value-type="float">
            <text:p>0.959264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19" calcext:value-type="float">
            <text:p>6.719</text:p>
          </table:table-cell>
          <table:table-cell office:value-type="float" office:value="2.14038086" calcext:value-type="float">
            <text:p>2.14038086</text:p>
          </table:table-cell>
          <table:table-cell table:formula="of:=[.$E$686]+[.C694]" office:value-type="float" office:value="735.737" calcext:value-type="float">
            <text:p>735.737</text:p>
          </table:table-cell>
          <table:table-cell table:formula="of:=[.D694]/[.$I$1]" office:value-type="float" office:value="0.959812044843049" calcext:value-type="float">
            <text:p>0.959812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3" calcext:value-type="float">
            <text:p>7.813</text:p>
          </table:table-cell>
          <table:table-cell office:value-type="float" office:value="2.14208984" calcext:value-type="float">
            <text:p>2.14208984</text:p>
          </table:table-cell>
          <table:table-cell table:formula="of:=[.$E$686]+[.C695]" office:value-type="float" office:value="736.831" calcext:value-type="float">
            <text:p>736.831</text:p>
          </table:table-cell>
          <table:table-cell table:formula="of:=[.D695]/[.$I$1]" office:value-type="float" office:value="0.960578403587444" calcext:value-type="float">
            <text:p>0.960578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22" calcext:value-type="float">
            <text:p>8.922</text:p>
          </table:table-cell>
          <table:table-cell office:value-type="float" office:value="2.14257812" calcext:value-type="float">
            <text:p>2.14257812</text:p>
          </table:table-cell>
          <table:table-cell table:formula="of:=[.$E$686]+[.C696]" office:value-type="float" office:value="737.94" calcext:value-type="float">
            <text:p>737.94</text:p>
          </table:table-cell>
          <table:table-cell table:formula="of:=[.D696]/[.$I$1]" office:value-type="float" office:value="0.9607973632287" calcext:value-type="float">
            <text:p>0.960797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16" calcext:value-type="float">
            <text:p>10.016</text:p>
          </table:table-cell>
          <table:table-cell office:value-type="float" office:value="2.14379883" calcext:value-type="float">
            <text:p>2.14379883</text:p>
          </table:table-cell>
          <table:table-cell table:formula="of:=[.$E$686]+[.C697]" office:value-type="float" office:value="739.034" calcext:value-type="float">
            <text:p>739.034</text:p>
          </table:table-cell>
          <table:table-cell table:formula="of:=[.D697]/[.$I$1]" office:value-type="float" office:value="0.961344766816143" calcext:value-type="float">
            <text:p>0.961344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1" calcext:value-type="float">
            <text:p>11.11</text:p>
          </table:table-cell>
          <table:table-cell office:value-type="float" office:value="2.14550781" calcext:value-type="float">
            <text:p>2.14550781</text:p>
          </table:table-cell>
          <table:table-cell table:formula="of:=[.$E$686]+[.C698]" office:value-type="float" office:value="740.128" calcext:value-type="float">
            <text:p>740.128</text:p>
          </table:table-cell>
          <table:table-cell table:formula="of:=[.D698]/[.$I$1]" office:value-type="float" office:value="0.962111125560538" calcext:value-type="float">
            <text:p>0.962111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19" calcext:value-type="float">
            <text:p>12.219</text:p>
          </table:table-cell>
          <table:table-cell office:value-type="float" office:value="2.14794922" calcext:value-type="float">
            <text:p>2.14794922</text:p>
          </table:table-cell>
          <table:table-cell table:formula="of:=[.$E$686]+[.C699]" office:value-type="float" office:value="741.237" calcext:value-type="float">
            <text:p>741.237</text:p>
          </table:table-cell>
          <table:table-cell table:formula="of:=[.D699]/[.$I$1]" office:value-type="float" office:value="0.963205928251121" calcext:value-type="float">
            <text:p>0.9632059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3" calcext:value-type="float">
            <text:p>13.313</text:p>
          </table:table-cell>
          <table:table-cell office:value-type="float" office:value="2.14916992" calcext:value-type="float">
            <text:p>2.14916992</text:p>
          </table:table-cell>
          <table:table-cell table:formula="of:=[.$E$686]+[.C700]" office:value-type="float" office:value="742.331" calcext:value-type="float">
            <text:p>742.331</text:p>
          </table:table-cell>
          <table:table-cell table:formula="of:=[.D700]/[.$I$1]" office:value-type="float" office:value="0.96375332735426" calcext:value-type="float">
            <text:p>0.963753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22" calcext:value-type="float">
            <text:p>14.422</text:p>
          </table:table-cell>
          <table:table-cell office:value-type="float" office:value="2.15063477" calcext:value-type="float">
            <text:p>2.15063477</text:p>
          </table:table-cell>
          <table:table-cell table:formula="of:=[.$E$686]+[.C701]" office:value-type="float" office:value="743.44" calcext:value-type="float">
            <text:p>743.44</text:p>
          </table:table-cell>
          <table:table-cell table:formula="of:=[.D701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16" calcext:value-type="float">
            <text:p>15.516</text:p>
          </table:table-cell>
          <table:table-cell office:value-type="float" office:value="2.1484375" calcext:value-type="float">
            <text:p>2.1484375</text:p>
          </table:table-cell>
          <table:table-cell table:formula="of:=[.$E$686]+[.C702]" office:value-type="float" office:value="744.534" calcext:value-type="float">
            <text:p>744.534</text:p>
          </table:table-cell>
          <table:table-cell table:formula="of:=[.D702]/[.$I$1]" office:value-type="float" office:value="0.963424887892377" calcext:value-type="float">
            <text:p>0.963424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2.14892578" calcext:value-type="float">
            <text:p>2.14892578</text:p>
          </table:table-cell>
          <table:table-cell table:formula="of:=[.$E$686]+[.C703]" office:value-type="float" office:value="745.628" calcext:value-type="float">
            <text:p>745.628</text:p>
          </table:table-cell>
          <table:table-cell table:formula="of:=[.D703]/[.$I$1]" office:value-type="float" office:value="0.963643847533632" calcext:value-type="float">
            <text:p>0.963643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19" calcext:value-type="float">
            <text:p>17.719</text:p>
          </table:table-cell>
          <table:table-cell office:value-type="float" office:value="2.15039062" calcext:value-type="float">
            <text:p>2.15039062</text:p>
          </table:table-cell>
          <table:table-cell table:formula="of:=[.$E$686]+[.C704]" office:value-type="float" office:value="746.737" calcext:value-type="float">
            <text:p>746.737</text:p>
          </table:table-cell>
          <table:table-cell table:formula="of:=[.D704]/[.$I$1]" office:value-type="float" office:value="0.964300726457399" calcext:value-type="float">
            <text:p>0.9643007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3" calcext:value-type="float">
            <text:p>18.813</text:p>
          </table:table-cell>
          <table:table-cell office:value-type="float" office:value="2.15014648" calcext:value-type="float">
            <text:p>2.15014648</text:p>
          </table:table-cell>
          <table:table-cell table:formula="of:=[.$E$686]+[.C705]" office:value-type="float" office:value="747.831" calcext:value-type="float">
            <text:p>747.831</text:p>
          </table:table-cell>
          <table:table-cell table:formula="of:=[.D705]/[.$I$1]" office:value-type="float" office:value="0.964191246636771" calcext:value-type="float">
            <text:p>0.9641912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22" calcext:value-type="float">
            <text:p>19.922</text:p>
          </table:table-cell>
          <table:table-cell office:value-type="float" office:value="2.15209961" calcext:value-type="float">
            <text:p>2.15209961</text:p>
          </table:table-cell>
          <table:table-cell table:formula="of:=[.$E$686]+[.C706]" office:value-type="float" office:value="748.94" calcext:value-type="float">
            <text:p>748.94</text:p>
          </table:table-cell>
          <table:table-cell table:formula="of:=[.D706]/[.$I$1]" office:value-type="float" office:value="0.965067089686099" calcext:value-type="float">
            <text:p>0.965067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016" calcext:value-type="float">
            <text:p>21.016</text:p>
          </table:table-cell>
          <table:table-cell office:value-type="float" office:value="2.15063477" calcext:value-type="float">
            <text:p>2.15063477</text:p>
          </table:table-cell>
          <table:table-cell table:formula="of:=[.$E$686]+[.C707]" office:value-type="float" office:value="750.034" calcext:value-type="float">
            <text:p>750.034</text:p>
          </table:table-cell>
          <table:table-cell table:formula="of:=[.D707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float" office:value="2.15258789" calcext:value-type="float">
            <text:p>2.15258789</text:p>
          </table:table-cell>
          <table:table-cell table:formula="of:=[.$E$686]+[.C708]" office:value-type="float" office:value="751.128" calcext:value-type="float">
            <text:p>751.128</text:p>
          </table:table-cell>
          <table:table-cell table:formula="of:=[.D708]/[.$I$1]" office:value-type="float" office:value="0.965286049327354" calcext:value-type="float">
            <text:p>0.965286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19" calcext:value-type="float">
            <text:p>23.219</text:p>
          </table:table-cell>
          <table:table-cell office:value-type="float" office:value="2.15185547" calcext:value-type="float">
            <text:p>2.15185547</text:p>
          </table:table-cell>
          <table:table-cell table:formula="of:=[.$E$686]+[.C709]" office:value-type="float" office:value="752.237" calcext:value-type="float">
            <text:p>752.237</text:p>
          </table:table-cell>
          <table:table-cell table:formula="of:=[.D709]/[.$I$1]" office:value-type="float" office:value="0.964957609865471" calcext:value-type="float">
            <text:p>0.964957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3" calcext:value-type="float">
            <text:p>24.313</text:p>
          </table:table-cell>
          <table:table-cell office:value-type="float" office:value="2.1550293" calcext:value-type="float">
            <text:p>2.1550293</text:p>
          </table:table-cell>
          <table:table-cell table:formula="of:=[.$E$686]+[.C710]" office:value-type="float" office:value="753.331" calcext:value-type="float">
            <text:p>753.331</text:p>
          </table:table-cell>
          <table:table-cell table:formula="of:=[.D710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7" calcext:value-type="float">
            <text:p>25.407</text:p>
          </table:table-cell>
          <table:table-cell office:value-type="float" office:value="2.1550293" calcext:value-type="float">
            <text:p>2.1550293</text:p>
          </table:table-cell>
          <table:table-cell table:formula="of:=[.$E$686]+[.C711]" office:value-type="float" office:value="754.425" calcext:value-type="float">
            <text:p>754.425</text:p>
          </table:table-cell>
          <table:table-cell table:formula="of:=[.D711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16" calcext:value-type="float">
            <text:p>26.516</text:p>
          </table:table-cell>
          <table:table-cell office:value-type="float" office:value="2.15649414" calcext:value-type="float">
            <text:p>2.15649414</text:p>
          </table:table-cell>
          <table:table-cell table:formula="of:=[.$E$686]+[.C712]" office:value-type="float" office:value="755.534" calcext:value-type="float">
            <text:p>755.534</text:p>
          </table:table-cell>
          <table:table-cell table:formula="of:=[.D712]/[.$I$1]" office:value-type="float" office:value="0.967037730941704" calcext:value-type="float">
            <text:p>0.967037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1" calcext:value-type="float">
            <text:p>27.61</text:p>
          </table:table-cell>
          <table:table-cell office:value-type="float" office:value="2.15722656" calcext:value-type="float">
            <text:p>2.15722656</text:p>
          </table:table-cell>
          <table:table-cell table:formula="of:=[.$E$686]+[.C713]" office:value-type="float" office:value="756.628" calcext:value-type="float">
            <text:p>756.628</text:p>
          </table:table-cell>
          <table:table-cell table:formula="of:=[.D713]/[.$I$1]" office:value-type="float" office:value="0.967366170403587" calcext:value-type="float">
            <text:p>0.9673661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19" calcext:value-type="float">
            <text:p>28.719</text:p>
          </table:table-cell>
          <table:table-cell office:value-type="float" office:value="2.1550293" calcext:value-type="float">
            <text:p>2.1550293</text:p>
          </table:table-cell>
          <table:table-cell table:formula="of:=[.$E$686]+[.C714]" office:value-type="float" office:value="757.737" calcext:value-type="float">
            <text:p>757.737</text:p>
          </table:table-cell>
          <table:table-cell table:formula="of:=[.D714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3" calcext:value-type="float">
            <text:p>29.813</text:p>
          </table:table-cell>
          <table:table-cell office:value-type="float" office:value="2.15625" calcext:value-type="float">
            <text:p>2.15625</text:p>
          </table:table-cell>
          <table:table-cell table:formula="of:=[.$E$686]+[.C715]" office:value-type="float" office:value="758.831" calcext:value-type="float">
            <text:p>758.831</text:p>
          </table:table-cell>
          <table:table-cell table:formula="of:=[.D715]/[.$I$1]" office:value-type="float" office:value="0.966928251121076" calcext:value-type="float">
            <text:p>0.966928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7" calcext:value-type="float">
            <text:p>30.907</text:p>
          </table:table-cell>
          <table:table-cell office:value-type="float" office:value="2.15551758" calcext:value-type="float">
            <text:p>2.15551758</text:p>
          </table:table-cell>
          <table:table-cell table:formula="of:=[.$E$686]+[.C716]" office:value-type="float" office:value="759.925" calcext:value-type="float">
            <text:p>759.925</text:p>
          </table:table-cell>
          <table:table-cell table:formula="of:=[.D716]/[.$I$1]" office:value-type="float" office:value="0.966599811659193" calcext:value-type="float">
            <text:p>0.966599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016" calcext:value-type="float">
            <text:p>32.016</text:p>
          </table:table-cell>
          <table:table-cell office:value-type="float" office:value="2.15698242" calcext:value-type="float">
            <text:p>2.15698242</text:p>
          </table:table-cell>
          <table:table-cell table:formula="of:=[.$E$686]+[.C717]" office:value-type="float" office:value="761.034" calcext:value-type="float">
            <text:p>761.034</text:p>
          </table:table-cell>
          <table:table-cell table:formula="of:=[.D717]/[.$I$1]" office:value-type="float" office:value="0.96725669058296" calcext:value-type="float">
            <text:p>0.96725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1" calcext:value-type="float">
            <text:p>33.11</text:p>
          </table:table-cell>
          <table:table-cell office:value-type="float" office:value="2.15771484" calcext:value-type="float">
            <text:p>2.15771484</text:p>
          </table:table-cell>
          <table:table-cell table:formula="of:=[.$E$686]+[.C718]" office:value-type="float" office:value="762.128" calcext:value-type="float">
            <text:p>762.128</text:p>
          </table:table-cell>
          <table:table-cell table:formula="of:=[.D718]/[.$I$1]" office:value-type="float" office:value="0.967585130044843" calcext:value-type="float">
            <text:p>0.96758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19" calcext:value-type="float">
            <text:p>34.219</text:p>
          </table:table-cell>
          <table:table-cell office:value-type="float" office:value="2.1574707" calcext:value-type="float">
            <text:p>2.1574707</text:p>
          </table:table-cell>
          <table:table-cell table:formula="of:=[.$E$686]+[.C719]" office:value-type="float" office:value="763.237" calcext:value-type="float">
            <text:p>763.237</text:p>
          </table:table-cell>
          <table:table-cell table:formula="of:=[.D719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3" calcext:value-type="float">
            <text:p>35.313</text:p>
          </table:table-cell>
          <table:table-cell office:value-type="float" office:value="2.15576172" calcext:value-type="float">
            <text:p>2.15576172</text:p>
          </table:table-cell>
          <table:table-cell table:formula="of:=[.$E$686]+[.C720]" office:value-type="float" office:value="764.331" calcext:value-type="float">
            <text:p>764.331</text:p>
          </table:table-cell>
          <table:table-cell table:formula="of:=[.D720]/[.$I$1]" office:value-type="float" office:value="0.966709291479821" calcext:value-type="float">
            <text:p>0.966709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7" calcext:value-type="float">
            <text:p>36.407</text:p>
          </table:table-cell>
          <table:table-cell office:value-type="float" office:value="2.15844727" calcext:value-type="float">
            <text:p>2.15844727</text:p>
          </table:table-cell>
          <table:table-cell table:formula="of:=[.$E$686]+[.C721]" office:value-type="float" office:value="765.425" calcext:value-type="float">
            <text:p>765.425</text:p>
          </table:table-cell>
          <table:table-cell table:formula="of:=[.D721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16" calcext:value-type="float">
            <text:p>37.516</text:p>
          </table:table-cell>
          <table:table-cell office:value-type="float" office:value="2.1574707" calcext:value-type="float">
            <text:p>2.1574707</text:p>
          </table:table-cell>
          <table:table-cell table:formula="of:=[.$E$686]+[.C722]" office:value-type="float" office:value="766.534" calcext:value-type="float">
            <text:p>766.534</text:p>
          </table:table-cell>
          <table:table-cell table:formula="of:=[.D722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1" calcext:value-type="float">
            <text:p>38.61</text:p>
          </table:table-cell>
          <table:table-cell office:value-type="float" office:value="2.15820312" calcext:value-type="float">
            <text:p>2.15820312</text:p>
          </table:table-cell>
          <table:table-cell table:formula="of:=[.$E$686]+[.C723]" office:value-type="float" office:value="767.628" calcext:value-type="float">
            <text:p>767.628</text:p>
          </table:table-cell>
          <table:table-cell table:formula="of:=[.D723]/[.$I$1]" office:value-type="float" office:value="0.967804089686099" calcext:value-type="float">
            <text:p>0.967804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19" calcext:value-type="float">
            <text:p>39.719</text:p>
          </table:table-cell>
          <table:table-cell office:value-type="float" office:value="2.15869141" calcext:value-type="float">
            <text:p>2.15869141</text:p>
          </table:table-cell>
          <table:table-cell table:formula="of:=[.$E$686]+[.C724]" office:value-type="float" office:value="768.737" calcext:value-type="float">
            <text:p>768.737</text:p>
          </table:table-cell>
          <table:table-cell table:formula="of:=[.D724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3" calcext:value-type="float">
            <text:p>40.813</text:p>
          </table:table-cell>
          <table:table-cell office:value-type="float" office:value="2.15576172" calcext:value-type="float">
            <text:p>2.15576172</text:p>
          </table:table-cell>
          <table:table-cell table:formula="of:=[.$E$686]+[.C725]" office:value-type="float" office:value="769.831" calcext:value-type="float">
            <text:p>769.831</text:p>
          </table:table-cell>
          <table:table-cell table:formula="of:=[.D725]/[.$I$1]" office:value-type="float" office:value="0.966709291479821" calcext:value-type="float">
            <text:p>0.966709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7" calcext:value-type="float">
            <text:p>41.907</text:p>
          </table:table-cell>
          <table:table-cell office:value-type="float" office:value="2.15527344" calcext:value-type="float">
            <text:p>2.15527344</text:p>
          </table:table-cell>
          <table:table-cell table:formula="of:=[.$E$686]+[.C726]" office:value-type="float" office:value="770.925" calcext:value-type="float">
            <text:p>770.925</text:p>
          </table:table-cell>
          <table:table-cell table:formula="of:=[.D726]/[.$I$1]" office:value-type="float" office:value="0.966490331838565" calcext:value-type="float">
            <text:p>0.966490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016" calcext:value-type="float">
            <text:p>43.016</text:p>
          </table:table-cell>
          <table:table-cell office:value-type="float" office:value="2.15600586" calcext:value-type="float">
            <text:p>2.15600586</text:p>
          </table:table-cell>
          <table:table-cell table:formula="of:=[.$E$686]+[.C727]" office:value-type="float" office:value="772.034" calcext:value-type="float">
            <text:p>772.034</text:p>
          </table:table-cell>
          <table:table-cell table:formula="of:=[.D727]/[.$I$1]" office:value-type="float" office:value="0.966818771300448" calcext:value-type="float">
            <text:p>0.966818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1" calcext:value-type="float">
            <text:p>44.11</text:p>
          </table:table-cell>
          <table:table-cell office:value-type="float" office:value="2.15356445" calcext:value-type="float">
            <text:p>2.15356445</text:p>
          </table:table-cell>
          <table:table-cell table:formula="of:=[.$E$686]+[.C728]" office:value-type="float" office:value="773.128" calcext:value-type="float">
            <text:p>773.128</text:p>
          </table:table-cell>
          <table:table-cell table:formula="of:=[.D728]/[.$I$1]" office:value-type="float" office:value="0.965723968609865" calcext:value-type="float">
            <text:p>0.965723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19" calcext:value-type="float">
            <text:p>45.219</text:p>
          </table:table-cell>
          <table:table-cell office:value-type="float" office:value="2.15454102" calcext:value-type="float">
            <text:p>2.15454102</text:p>
          </table:table-cell>
          <table:table-cell table:formula="of:=[.$E$686]+[.C729]" office:value-type="float" office:value="774.237" calcext:value-type="float">
            <text:p>774.237</text:p>
          </table:table-cell>
          <table:table-cell table:formula="of:=[.D729]/[.$I$1]" office:value-type="float" office:value="0.966161892376682" calcext:value-type="float">
            <text:p>0.9661618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3" calcext:value-type="float">
            <text:p>46.313</text:p>
          </table:table-cell>
          <table:table-cell office:value-type="float" office:value="2.1574707" calcext:value-type="float">
            <text:p>2.1574707</text:p>
          </table:table-cell>
          <table:table-cell table:formula="of:=[.$E$686]+[.C730]" office:value-type="float" office:value="775.331" calcext:value-type="float">
            <text:p>775.331</text:p>
          </table:table-cell>
          <table:table-cell table:formula="of:=[.D730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7" calcext:value-type="float">
            <text:p>47.407</text:p>
          </table:table-cell>
          <table:table-cell office:value-type="float" office:value="2.15869141" calcext:value-type="float">
            <text:p>2.15869141</text:p>
          </table:table-cell>
          <table:table-cell table:formula="of:=[.$E$686]+[.C731]" office:value-type="float" office:value="776.425" calcext:value-type="float">
            <text:p>776.425</text:p>
          </table:table-cell>
          <table:table-cell table:formula="of:=[.D731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16" calcext:value-type="float">
            <text:p>48.516</text:p>
          </table:table-cell>
          <table:table-cell office:value-type="float" office:value="2.15844727" calcext:value-type="float">
            <text:p>2.15844727</text:p>
          </table:table-cell>
          <table:table-cell table:formula="of:=[.$E$686]+[.C732]" office:value-type="float" office:value="777.534" calcext:value-type="float">
            <text:p>777.534</text:p>
          </table:table-cell>
          <table:table-cell table:formula="of:=[.D732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1" calcext:value-type="float">
            <text:p>49.61</text:p>
          </table:table-cell>
          <table:table-cell office:value-type="float" office:value="2.15893555" calcext:value-type="float">
            <text:p>2.15893555</text:p>
          </table:table-cell>
          <table:table-cell table:formula="of:=[.$E$686]+[.C733]" office:value-type="float" office:value="778.628" calcext:value-type="float">
            <text:p>778.628</text:p>
          </table:table-cell>
          <table:table-cell table:formula="of:=[.D733]/[.$I$1]" office:value-type="float" office:value="0.968132533632287" calcext:value-type="float">
            <text:p>0.96813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19" calcext:value-type="float">
            <text:p>50.719</text:p>
          </table:table-cell>
          <table:table-cell office:value-type="float" office:value="2.15869141" calcext:value-type="float">
            <text:p>2.15869141</text:p>
          </table:table-cell>
          <table:table-cell table:formula="of:=[.$E$686]+[.C734]" office:value-type="float" office:value="779.737" calcext:value-type="float">
            <text:p>779.737</text:p>
          </table:table-cell>
          <table:table-cell table:formula="of:=[.D734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3" calcext:value-type="float">
            <text:p>51.813</text:p>
          </table:table-cell>
          <table:table-cell office:value-type="float" office:value="2.15795898" calcext:value-type="float">
            <text:p>2.15795898</text:p>
          </table:table-cell>
          <table:table-cell table:formula="of:=[.$E$686]+[.C735]" office:value-type="float" office:value="780.831" calcext:value-type="float">
            <text:p>780.831</text:p>
          </table:table-cell>
          <table:table-cell table:formula="of:=[.D735]/[.$I$1]" office:value-type="float" office:value="0.967694609865471" calcext:value-type="float">
            <text:p>0.967694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7" calcext:value-type="float">
            <text:p>52.907</text:p>
          </table:table-cell>
          <table:table-cell office:value-type="float" office:value="2.16162109" calcext:value-type="float">
            <text:p>2.16162109</text:p>
          </table:table-cell>
          <table:table-cell table:formula="of:=[.$E$686]+[.C736]" office:value-type="float" office:value="781.925" calcext:value-type="float">
            <text:p>781.925</text:p>
          </table:table-cell>
          <table:table-cell table:formula="of:=[.D736]/[.$I$1]" office:value-type="float" office:value="0.969336811659193" calcext:value-type="float">
            <text:p>0.96933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016" calcext:value-type="float">
            <text:p>54.016</text:p>
          </table:table-cell>
          <table:table-cell office:value-type="float" office:value="2.1628418" calcext:value-type="float">
            <text:p>2.1628418</text:p>
          </table:table-cell>
          <table:table-cell table:formula="of:=[.$E$686]+[.C737]" office:value-type="float" office:value="783.034" calcext:value-type="float">
            <text:p>783.034</text:p>
          </table:table-cell>
          <table:table-cell table:formula="of:=[.D737]/[.$I$1]" office:value-type="float" office:value="0.969884215246637" calcext:value-type="float">
            <text:p>0.969884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1" calcext:value-type="float">
            <text:p>55.11</text:p>
          </table:table-cell>
          <table:table-cell office:value-type="float" office:value="2.16308594" calcext:value-type="float">
            <text:p>2.16308594</text:p>
          </table:table-cell>
          <table:table-cell table:formula="of:=[.$E$686]+[.C738]" office:value-type="float" office:value="784.128" calcext:value-type="float">
            <text:p>784.128</text:p>
          </table:table-cell>
          <table:table-cell table:formula="of:=[.D738]/[.$I$1]" office:value-type="float" office:value="0.969993695067265" calcext:value-type="float">
            <text:p>0.96999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19" calcext:value-type="float">
            <text:p>56.219</text:p>
          </table:table-cell>
          <table:table-cell office:value-type="float" office:value="2.16333008" calcext:value-type="float">
            <text:p>2.16333008</text:p>
          </table:table-cell>
          <table:table-cell table:formula="of:=[.$E$686]+[.C739]" office:value-type="float" office:value="785.237" calcext:value-type="float">
            <text:p>785.237</text:p>
          </table:table-cell>
          <table:table-cell table:formula="of:=[.D739]/[.$I$1]" office:value-type="float" office:value="0.970103174887892" calcext:value-type="float">
            <text:p>0.970103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3" calcext:value-type="float">
            <text:p>57.313</text:p>
          </table:table-cell>
          <table:table-cell office:value-type="float" office:value="2.16308594" calcext:value-type="float">
            <text:p>2.16308594</text:p>
          </table:table-cell>
          <table:table-cell table:formula="of:=[.$E$686]+[.C740]" office:value-type="float" office:value="786.331" calcext:value-type="float">
            <text:p>786.331</text:p>
          </table:table-cell>
          <table:table-cell table:formula="of:=[.D740]/[.$I$1]" office:value-type="float" office:value="0.969993695067265" calcext:value-type="float">
            <text:p>0.96999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7" calcext:value-type="float">
            <text:p>58.407</text:p>
          </table:table-cell>
          <table:table-cell office:value-type="float" office:value="2.1628418" calcext:value-type="float">
            <text:p>2.1628418</text:p>
          </table:table-cell>
          <table:table-cell table:formula="of:=[.$E$686]+[.C741]" office:value-type="float" office:value="787.425" calcext:value-type="float">
            <text:p>787.425</text:p>
          </table:table-cell>
          <table:table-cell table:formula="of:=[.D741]/[.$I$1]" office:value-type="float" office:value="0.969884215246637" calcext:value-type="float">
            <text:p>0.969884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16" calcext:value-type="float">
            <text:p>59.516</text:p>
          </table:table-cell>
          <table:table-cell office:value-type="float" office:value="2.16430664" calcext:value-type="float">
            <text:p>2.16430664</text:p>
          </table:table-cell>
          <table:table-cell table:formula="of:=[.$E$686]+[.C742]" office:value-type="float" office:value="788.534" calcext:value-type="float">
            <text:p>788.534</text:p>
          </table:table-cell>
          <table:table-cell table:formula="of:=[.D742]/[.$I$1]" office:value-type="float" office:value="0.970541094170403" calcext:value-type="float">
            <text:p>0.970541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1" calcext:value-type="float">
            <text:p>60.61</text:p>
          </table:table-cell>
          <table:table-cell office:value-type="float" office:value="2.16235352" calcext:value-type="float">
            <text:p>2.16235352</text:p>
          </table:table-cell>
          <table:table-cell table:formula="of:=[.$E$686]+[.C743]" office:value-type="float" office:value="789.628" calcext:value-type="float">
            <text:p>789.628</text:p>
          </table:table-cell>
          <table:table-cell table:formula="of:=[.D743]/[.$I$1]" office:value-type="float" office:value="0.969665255605381" calcext:value-type="float">
            <text:p>0.969665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/>
          <table:table-cell table:formula="of:=[.D744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16870117" calcext:value-type="float">
            <text:p>2.16870117</text:p>
          </table:table-cell>
          <table:table-cell table:formula="of:=[.$E$743]+[.C745]" office:value-type="float" office:value="789.738" calcext:value-type="float">
            <text:p>789.738</text:p>
          </table:table-cell>
          <table:table-cell table:formula="of:=[.D745]/[.$I$1]" office:value-type="float" office:value="0.972511735426009" calcext:value-type="float">
            <text:p>0.972511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2.16894531" calcext:value-type="float">
            <text:p>2.16894531</text:p>
          </table:table-cell>
          <table:table-cell table:formula="of:=[.$E$743]+[.C746]" office:value-type="float" office:value="790.816" calcext:value-type="float">
            <text:p>790.816</text:p>
          </table:table-cell>
          <table:table-cell table:formula="of:=[.D746]/[.$I$1]" office:value-type="float" office:value="0.972621215246637" calcext:value-type="float">
            <text:p>0.972621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2.16870117" calcext:value-type="float">
            <text:p>2.16870117</text:p>
          </table:table-cell>
          <table:table-cell table:formula="of:=[.$E$743]+[.C747]" office:value-type="float" office:value="791.925" calcext:value-type="float">
            <text:p>791.925</text:p>
          </table:table-cell>
          <table:table-cell table:formula="of:=[.D747]/[.$I$1]" office:value-type="float" office:value="0.972511735426009" calcext:value-type="float">
            <text:p>0.972511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2.16748047" calcext:value-type="float">
            <text:p>2.16748047</text:p>
          </table:table-cell>
          <table:table-cell table:formula="of:=[.$E$743]+[.C748]" office:value-type="float" office:value="793.019" calcext:value-type="float">
            <text:p>793.019</text:p>
          </table:table-cell>
          <table:table-cell table:formula="of:=[.D748]/[.$I$1]" office:value-type="float" office:value="0.97196433632287" calcext:value-type="float">
            <text:p>0.971964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16601562" calcext:value-type="float">
            <text:p>2.16601562</text:p>
          </table:table-cell>
          <table:table-cell table:formula="of:=[.$E$743]+[.C749]" office:value-type="float" office:value="794.128" calcext:value-type="float">
            <text:p>794.128</text:p>
          </table:table-cell>
          <table:table-cell table:formula="of:=[.D749]/[.$I$1]" office:value-type="float" office:value="0.971307452914798" calcext:value-type="float">
            <text:p>0.971307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2.16259766" calcext:value-type="float">
            <text:p>2.16259766</text:p>
          </table:table-cell>
          <table:table-cell table:formula="of:=[.$E$743]+[.C750]" office:value-type="float" office:value="795.222" calcext:value-type="float">
            <text:p>795.222</text:p>
          </table:table-cell>
          <table:table-cell table:formula="of:=[.D750]/[.$I$1]" office:value-type="float" office:value="0.969774735426009" calcext:value-type="float">
            <text:p>0.969774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2.15991211" calcext:value-type="float">
            <text:p>2.15991211</text:p>
          </table:table-cell>
          <table:table-cell table:formula="of:=[.$E$743]+[.C751]" office:value-type="float" office:value="796.316" calcext:value-type="float">
            <text:p>796.316</text:p>
          </table:table-cell>
          <table:table-cell table:formula="of:=[.D751]/[.$I$1]" office:value-type="float" office:value="0.968570452914798" calcext:value-type="float">
            <text:p>0.968570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2.16113281" calcext:value-type="float">
            <text:p>2.16113281</text:p>
          </table:table-cell>
          <table:table-cell table:formula="of:=[.$E$743]+[.C752]" office:value-type="float" office:value="797.425" calcext:value-type="float">
            <text:p>797.425</text:p>
          </table:table-cell>
          <table:table-cell table:formula="of:=[.D752]/[.$I$1]" office:value-type="float" office:value="0.969117852017937" calcext:value-type="float">
            <text:p>0.969117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2.15649414" calcext:value-type="float">
            <text:p>2.15649414</text:p>
          </table:table-cell>
          <table:table-cell table:formula="of:=[.$E$743]+[.C753]" office:value-type="float" office:value="798.519" calcext:value-type="float">
            <text:p>798.519</text:p>
          </table:table-cell>
          <table:table-cell table:formula="of:=[.D753]/[.$I$1]" office:value-type="float" office:value="0.967037730941704" calcext:value-type="float">
            <text:p>0.967037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15771484" calcext:value-type="float">
            <text:p>2.15771484</text:p>
          </table:table-cell>
          <table:table-cell table:formula="of:=[.$E$743]+[.C754]" office:value-type="float" office:value="799.628" calcext:value-type="float">
            <text:p>799.628</text:p>
          </table:table-cell>
          <table:table-cell table:formula="of:=[.D754]/[.$I$1]" office:value-type="float" office:value="0.967585130044843" calcext:value-type="float">
            <text:p>0.96758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2.15991211" calcext:value-type="float">
            <text:p>2.15991211</text:p>
          </table:table-cell>
          <table:table-cell table:formula="of:=[.$E$743]+[.C755]" office:value-type="float" office:value="800.722" calcext:value-type="float">
            <text:p>800.722</text:p>
          </table:table-cell>
          <table:table-cell table:formula="of:=[.D755]/[.$I$1]" office:value-type="float" office:value="0.968570452914798" calcext:value-type="float">
            <text:p>0.968570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2.16162109" calcext:value-type="float">
            <text:p>2.16162109</text:p>
          </table:table-cell>
          <table:table-cell table:formula="of:=[.$E$743]+[.C756]" office:value-type="float" office:value="801.816" calcext:value-type="float">
            <text:p>801.816</text:p>
          </table:table-cell>
          <table:table-cell table:formula="of:=[.D756]/[.$I$1]" office:value-type="float" office:value="0.969336811659193" calcext:value-type="float">
            <text:p>0.96933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2.15844727" calcext:value-type="float">
            <text:p>2.15844727</text:p>
          </table:table-cell>
          <table:table-cell table:formula="of:=[.$E$743]+[.C757]" office:value-type="float" office:value="802.925" calcext:value-type="float">
            <text:p>802.925</text:p>
          </table:table-cell>
          <table:table-cell table:formula="of:=[.D757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2.15942383" calcext:value-type="float">
            <text:p>2.15942383</text:p>
          </table:table-cell>
          <table:table-cell table:formula="of:=[.$E$743]+[.C758]" office:value-type="float" office:value="804.019" calcext:value-type="float">
            <text:p>804.019</text:p>
          </table:table-cell>
          <table:table-cell table:formula="of:=[.D758]/[.$I$1]" office:value-type="float" office:value="0.968351493273543" calcext:value-type="float">
            <text:p>0.96835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2.15698242" calcext:value-type="float">
            <text:p>2.15698242</text:p>
          </table:table-cell>
          <table:table-cell table:formula="of:=[.$E$743]+[.C759]" office:value-type="float" office:value="805.128" calcext:value-type="float">
            <text:p>805.128</text:p>
          </table:table-cell>
          <table:table-cell table:formula="of:=[.D759]/[.$I$1]" office:value-type="float" office:value="0.96725669058296" calcext:value-type="float">
            <text:p>0.96725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2.15527344" calcext:value-type="float">
            <text:p>2.15527344</text:p>
          </table:table-cell>
          <table:table-cell table:formula="of:=[.$E$743]+[.C760]" office:value-type="float" office:value="806.222" calcext:value-type="float">
            <text:p>806.222</text:p>
          </table:table-cell>
          <table:table-cell table:formula="of:=[.D760]/[.$I$1]" office:value-type="float" office:value="0.966490331838565" calcext:value-type="float">
            <text:p>0.966490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2.15625" calcext:value-type="float">
            <text:p>2.15625</text:p>
          </table:table-cell>
          <table:table-cell table:formula="of:=[.$E$743]+[.C761]" office:value-type="float" office:value="807.316" calcext:value-type="float">
            <text:p>807.316</text:p>
          </table:table-cell>
          <table:table-cell table:formula="of:=[.D761]/[.$I$1]" office:value-type="float" office:value="0.966928251121076" calcext:value-type="float">
            <text:p>0.966928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2.15380859" calcext:value-type="float">
            <text:p>2.15380859</text:p>
          </table:table-cell>
          <table:table-cell table:formula="of:=[.$E$743]+[.C762]" office:value-type="float" office:value="808.425" calcext:value-type="float">
            <text:p>808.425</text:p>
          </table:table-cell>
          <table:table-cell table:formula="of:=[.D762]/[.$I$1]" office:value-type="float" office:value="0.965833448430493" calcext:value-type="float">
            <text:p>0.965833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2.15429688" calcext:value-type="float">
            <text:p>2.15429688</text:p>
          </table:table-cell>
          <table:table-cell table:formula="of:=[.$E$743]+[.C763]" office:value-type="float" office:value="809.519" calcext:value-type="float">
            <text:p>809.519</text:p>
          </table:table-cell>
          <table:table-cell table:formula="of:=[.D763]/[.$I$1]" office:value-type="float" office:value="0.966052412556054" calcext:value-type="float">
            <text:p>0.9660524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.15234375" calcext:value-type="float">
            <text:p>2.15234375</text:p>
          </table:table-cell>
          <table:table-cell table:formula="of:=[.$E$743]+[.C764]" office:value-type="float" office:value="810.628" calcext:value-type="float">
            <text:p>810.628</text:p>
          </table:table-cell>
          <table:table-cell table:formula="of:=[.D764]/[.$I$1]" office:value-type="float" office:value="0.965176569506726" calcext:value-type="float">
            <text:p>0.96517656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2.15136719" calcext:value-type="float">
            <text:p>2.15136719</text:p>
          </table:table-cell>
          <table:table-cell table:formula="of:=[.$E$743]+[.C765]" office:value-type="float" office:value="811.722" calcext:value-type="float">
            <text:p>811.722</text:p>
          </table:table-cell>
          <table:table-cell table:formula="of:=[.D765]/[.$I$1]" office:value-type="float" office:value="0.964738650224215" calcext:value-type="float">
            <text:p>0.964738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2.15063477" calcext:value-type="float">
            <text:p>2.15063477</text:p>
          </table:table-cell>
          <table:table-cell table:formula="of:=[.$E$743]+[.C766]" office:value-type="float" office:value="812.816" calcext:value-type="float">
            <text:p>812.816</text:p>
          </table:table-cell>
          <table:table-cell table:formula="of:=[.D766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2.14770508" calcext:value-type="float">
            <text:p>2.14770508</text:p>
          </table:table-cell>
          <table:table-cell table:formula="of:=[.$E$743]+[.C767]" office:value-type="float" office:value="813.925" calcext:value-type="float">
            <text:p>813.925</text:p>
          </table:table-cell>
          <table:table-cell table:formula="of:=[.D767]/[.$I$1]" office:value-type="float" office:value="0.963096448430493" calcext:value-type="float">
            <text:p>0.963096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2.1472168" calcext:value-type="float">
            <text:p>2.1472168</text:p>
          </table:table-cell>
          <table:table-cell table:formula="of:=[.$E$743]+[.C768]" office:value-type="float" office:value="815.019" calcext:value-type="float">
            <text:p>815.019</text:p>
          </table:table-cell>
          <table:table-cell table:formula="of:=[.D768]/[.$I$1]" office:value-type="float" office:value="0.962877488789238" calcext:value-type="float">
            <text:p>0.962877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2.14331055" calcext:value-type="float">
            <text:p>2.14331055</text:p>
          </table:table-cell>
          <table:table-cell table:formula="of:=[.$E$743]+[.C769]" office:value-type="float" office:value="816.128" calcext:value-type="float">
            <text:p>816.128</text:p>
          </table:table-cell>
          <table:table-cell table:formula="of:=[.D769]/[.$I$1]" office:value-type="float" office:value="0.961125807174888" calcext:value-type="float">
            <text:p>0.961125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2.14331055" calcext:value-type="float">
            <text:p>2.14331055</text:p>
          </table:table-cell>
          <table:table-cell table:formula="of:=[.$E$743]+[.C770]" office:value-type="float" office:value="817.222" calcext:value-type="float">
            <text:p>817.222</text:p>
          </table:table-cell>
          <table:table-cell table:formula="of:=[.D770]/[.$I$1]" office:value-type="float" office:value="0.961125807174888" calcext:value-type="float">
            <text:p>0.961125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2.13964844" calcext:value-type="float">
            <text:p>2.13964844</text:p>
          </table:table-cell>
          <table:table-cell table:formula="of:=[.$E$743]+[.C771]" office:value-type="float" office:value="818.331" calcext:value-type="float">
            <text:p>818.331</text:p>
          </table:table-cell>
          <table:table-cell table:formula="of:=[.D771]/[.$I$1]" office:value-type="float" office:value="0.959483605381166" calcext:value-type="float">
            <text:p>0.959483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2.13720703" calcext:value-type="float">
            <text:p>2.13720703</text:p>
          </table:table-cell>
          <table:table-cell table:formula="of:=[.$E$743]+[.C772]" office:value-type="float" office:value="819.425" calcext:value-type="float">
            <text:p>819.425</text:p>
          </table:table-cell>
          <table:table-cell table:formula="of:=[.D772]/[.$I$1]" office:value-type="float" office:value="0.958388802690583" calcext:value-type="float">
            <text:p>0.958388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2.13623047" calcext:value-type="float">
            <text:p>2.13623047</text:p>
          </table:table-cell>
          <table:table-cell table:formula="of:=[.$E$743]+[.C773]" office:value-type="float" office:value="820.519" calcext:value-type="float">
            <text:p>820.519</text:p>
          </table:table-cell>
          <table:table-cell table:formula="of:=[.D773]/[.$I$1]" office:value-type="float" office:value="0.957950883408072" calcext:value-type="float">
            <text:p>0.957950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13110352" calcext:value-type="float">
            <text:p>2.13110352</text:p>
          </table:table-cell>
          <table:table-cell table:formula="of:=[.$E$743]+[.C774]" office:value-type="float" office:value="821.628" calcext:value-type="float">
            <text:p>821.628</text:p>
          </table:table-cell>
          <table:table-cell table:formula="of:=[.D774]/[.$I$1]" office:value-type="float" office:value="0.955651802690583" calcext:value-type="float">
            <text:p>0.95565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2.1328125" calcext:value-type="float">
            <text:p>2.1328125</text:p>
          </table:table-cell>
          <table:table-cell table:formula="of:=[.$E$743]+[.C775]" office:value-type="float" office:value="822.722" calcext:value-type="float">
            <text:p>822.722</text:p>
          </table:table-cell>
          <table:table-cell table:formula="of:=[.D775]/[.$I$1]" office:value-type="float" office:value="0.956418161434978" calcext:value-type="float">
            <text:p>0.956418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2.13330078" calcext:value-type="float">
            <text:p>2.13330078</text:p>
          </table:table-cell>
          <table:table-cell table:formula="of:=[.$E$743]+[.C776]" office:value-type="float" office:value="823.831" calcext:value-type="float">
            <text:p>823.831</text:p>
          </table:table-cell>
          <table:table-cell table:formula="of:=[.D776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2.13232422" calcext:value-type="float">
            <text:p>2.13232422</text:p>
          </table:table-cell>
          <table:table-cell table:formula="of:=[.$E$743]+[.C777]" office:value-type="float" office:value="824.925" calcext:value-type="float">
            <text:p>824.925</text:p>
          </table:table-cell>
          <table:table-cell table:formula="of:=[.D777]/[.$I$1]" office:value-type="float" office:value="0.956199201793722" calcext:value-type="float">
            <text:p>0.95619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2.13256836" calcext:value-type="float">
            <text:p>2.13256836</text:p>
          </table:table-cell>
          <table:table-cell table:formula="of:=[.$E$743]+[.C778]" office:value-type="float" office:value="826.019" calcext:value-type="float">
            <text:p>826.019</text:p>
          </table:table-cell>
          <table:table-cell table:formula="of:=[.D778]/[.$I$1]" office:value-type="float" office:value="0.95630868161435" calcext:value-type="float">
            <text:p>0.956308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2.13330078" calcext:value-type="float">
            <text:p>2.13330078</text:p>
          </table:table-cell>
          <table:table-cell table:formula="of:=[.$E$743]+[.C779]" office:value-type="float" office:value="827.128" calcext:value-type="float">
            <text:p>827.128</text:p>
          </table:table-cell>
          <table:table-cell table:formula="of:=[.D779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2.13012695" calcext:value-type="float">
            <text:p>2.13012695</text:p>
          </table:table-cell>
          <table:table-cell table:formula="of:=[.$E$743]+[.C780]" office:value-type="float" office:value="828.222" calcext:value-type="float">
            <text:p>828.222</text:p>
          </table:table-cell>
          <table:table-cell table:formula="of:=[.D780]/[.$I$1]" office:value-type="float" office:value="0.955213878923767" calcext:value-type="float">
            <text:p>0.955213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2.12719727" calcext:value-type="float">
            <text:p>2.12719727</text:p>
          </table:table-cell>
          <table:table-cell table:formula="of:=[.$E$743]+[.C781]" office:value-type="float" office:value="829.331" calcext:value-type="float">
            <text:p>829.331</text:p>
          </table:table-cell>
          <table:table-cell table:formula="of:=[.D781]/[.$I$1]" office:value-type="float" office:value="0.953900121076233" calcext:value-type="float">
            <text:p>0.95390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2.12939453" calcext:value-type="float">
            <text:p>2.12939453</text:p>
          </table:table-cell>
          <table:table-cell table:formula="of:=[.$E$743]+[.C782]" office:value-type="float" office:value="830.425" calcext:value-type="float">
            <text:p>830.425</text:p>
          </table:table-cell>
          <table:table-cell table:formula="of:=[.D782]/[.$I$1]" office:value-type="float" office:value="0.954885439461883" calcext:value-type="float">
            <text:p>0.9548854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2.12939453" calcext:value-type="float">
            <text:p>2.12939453</text:p>
          </table:table-cell>
          <table:table-cell table:formula="of:=[.$E$743]+[.C783]" office:value-type="float" office:value="831.519" calcext:value-type="float">
            <text:p>831.519</text:p>
          </table:table-cell>
          <table:table-cell table:formula="of:=[.D783]/[.$I$1]" office:value-type="float" office:value="0.954885439461883" calcext:value-type="float">
            <text:p>0.9548854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12866211" calcext:value-type="float">
            <text:p>2.12866211</text:p>
          </table:table-cell>
          <table:table-cell table:formula="of:=[.$E$743]+[.C784]" office:value-type="float" office:value="832.628" calcext:value-type="float">
            <text:p>832.628</text:p>
          </table:table-cell>
          <table:table-cell table:formula="of:=[.D784]/[.$I$1]" office:value-type="float" office:value="0.954557" calcext:value-type="float">
            <text:p>0.954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2.12451172" calcext:value-type="float">
            <text:p>2.12451172</text:p>
          </table:table-cell>
          <table:table-cell table:formula="of:=[.$E$743]+[.C785]" office:value-type="float" office:value="833.722" calcext:value-type="float">
            <text:p>833.722</text:p>
          </table:table-cell>
          <table:table-cell table:formula="of:=[.D785]/[.$I$1]" office:value-type="float" office:value="0.952695838565023" calcext:value-type="float">
            <text:p>0.95269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2.12304688" calcext:value-type="float">
            <text:p>2.12304688</text:p>
          </table:table-cell>
          <table:table-cell table:formula="of:=[.$E$743]+[.C786]" office:value-type="float" office:value="834.831" calcext:value-type="float">
            <text:p>834.831</text:p>
          </table:table-cell>
          <table:table-cell table:formula="of:=[.D786]/[.$I$1]" office:value-type="float" office:value="0.952038959641256" calcext:value-type="float">
            <text:p>0.952038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2.12426758" calcext:value-type="float">
            <text:p>2.12426758</text:p>
          </table:table-cell>
          <table:table-cell table:formula="of:=[.$E$743]+[.C787]" office:value-type="float" office:value="835.925" calcext:value-type="float">
            <text:p>835.925</text:p>
          </table:table-cell>
          <table:table-cell table:formula="of:=[.D787]/[.$I$1]" office:value-type="float" office:value="0.952586358744395" calcext:value-type="float">
            <text:p>0.95258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2.12280273" calcext:value-type="float">
            <text:p>2.12280273</text:p>
          </table:table-cell>
          <table:table-cell table:formula="of:=[.$E$743]+[.C788]" office:value-type="float" office:value="837.019" calcext:value-type="float">
            <text:p>837.019</text:p>
          </table:table-cell>
          <table:table-cell table:formula="of:=[.D788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2.12353516" calcext:value-type="float">
            <text:p>2.12353516</text:p>
          </table:table-cell>
          <table:table-cell table:formula="of:=[.$E$743]+[.C789]" office:value-type="float" office:value="838.128" calcext:value-type="float">
            <text:p>838.128</text:p>
          </table:table-cell>
          <table:table-cell table:formula="of:=[.D789]/[.$I$1]" office:value-type="float" office:value="0.952257919282511" calcext:value-type="float">
            <text:p>0.952257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2.12255859" calcext:value-type="float">
            <text:p>2.12255859</text:p>
          </table:table-cell>
          <table:table-cell table:formula="of:=[.$E$743]+[.C790]" office:value-type="float" office:value="839.222" calcext:value-type="float">
            <text:p>839.222</text:p>
          </table:table-cell>
          <table:table-cell table:formula="of:=[.D790]/[.$I$1]" office:value-type="float" office:value="0.951819995515695" calcext:value-type="float">
            <text:p>0.951819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2.12231445" calcext:value-type="float">
            <text:p>2.12231445</text:p>
          </table:table-cell>
          <table:table-cell table:formula="of:=[.$E$743]+[.C791]" office:value-type="float" office:value="840.331" calcext:value-type="float">
            <text:p>840.331</text:p>
          </table:table-cell>
          <table:table-cell table:formula="of:=[.D791]/[.$I$1]" office:value-type="float" office:value="0.951710515695067" calcext:value-type="float">
            <text:p>0.9517105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2.12280273" calcext:value-type="float">
            <text:p>2.12280273</text:p>
          </table:table-cell>
          <table:table-cell table:formula="of:=[.$E$743]+[.C792]" office:value-type="float" office:value="841.425" calcext:value-type="float">
            <text:p>841.425</text:p>
          </table:table-cell>
          <table:table-cell table:formula="of:=[.D792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2.12304688" calcext:value-type="float">
            <text:p>2.12304688</text:p>
          </table:table-cell>
          <table:table-cell table:formula="of:=[.$E$743]+[.C793]" office:value-type="float" office:value="842.519" calcext:value-type="float">
            <text:p>842.519</text:p>
          </table:table-cell>
          <table:table-cell table:formula="of:=[.D793]/[.$I$1]" office:value-type="float" office:value="0.952038959641256" calcext:value-type="float">
            <text:p>0.952038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.1184082" calcext:value-type="float">
            <text:p>2.1184082</text:p>
          </table:table-cell>
          <table:table-cell table:formula="of:=[.$E$743]+[.C794]" office:value-type="float" office:value="843.628" calcext:value-type="float">
            <text:p>843.628</text:p>
          </table:table-cell>
          <table:table-cell table:formula="of:=[.D794]/[.$I$1]" office:value-type="float" office:value="0.949958834080718" calcext:value-type="float">
            <text:p>0.9499588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2.12109375" calcext:value-type="float">
            <text:p>2.12109375</text:p>
          </table:table-cell>
          <table:table-cell table:formula="of:=[.$E$743]+[.C795]" office:value-type="float" office:value="844.722" calcext:value-type="float">
            <text:p>844.722</text:p>
          </table:table-cell>
          <table:table-cell table:formula="of:=[.D795]/[.$I$1]" office:value-type="float" office:value="0.951163116591928" calcext:value-type="float">
            <text:p>0.951163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2.11962891" calcext:value-type="float">
            <text:p>2.11962891</text:p>
          </table:table-cell>
          <table:table-cell table:formula="of:=[.$E$743]+[.C796]" office:value-type="float" office:value="845.816" calcext:value-type="float">
            <text:p>845.816</text:p>
          </table:table-cell>
          <table:table-cell table:formula="of:=[.D796]/[.$I$1]" office:value-type="float" office:value="0.950506237668161" calcext:value-type="float">
            <text:p>0.950506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2.11889648" calcext:value-type="float">
            <text:p>2.11889648</text:p>
          </table:table-cell>
          <table:table-cell table:formula="of:=[.$E$743]+[.C797]" office:value-type="float" office:value="846.925" calcext:value-type="float">
            <text:p>846.925</text:p>
          </table:table-cell>
          <table:table-cell table:formula="of:=[.D797]/[.$I$1]" office:value-type="float" office:value="0.950177793721973" calcext:value-type="float">
            <text:p>0.9501777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2.12426758" calcext:value-type="float">
            <text:p>2.12426758</text:p>
          </table:table-cell>
          <table:table-cell table:formula="of:=[.$E$743]+[.C798]" office:value-type="float" office:value="848.019" calcext:value-type="float">
            <text:p>848.019</text:p>
          </table:table-cell>
          <table:table-cell table:formula="of:=[.D798]/[.$I$1]" office:value-type="float" office:value="0.952586358744395" calcext:value-type="float">
            <text:p>0.95258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2.12182617" calcext:value-type="float">
            <text:p>2.12182617</text:p>
          </table:table-cell>
          <table:table-cell table:formula="of:=[.$E$743]+[.C799]" office:value-type="float" office:value="849.128" calcext:value-type="float">
            <text:p>849.128</text:p>
          </table:table-cell>
          <table:table-cell table:formula="of:=[.D799]/[.$I$1]" office:value-type="float" office:value="0.951491556053812" calcext:value-type="float">
            <text:p>0.951491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2.12280273" calcext:value-type="float">
            <text:p>2.12280273</text:p>
          </table:table-cell>
          <table:table-cell table:formula="of:=[.$E$743]+[.C800]" office:value-type="float" office:value="850.222" calcext:value-type="float">
            <text:p>850.222</text:p>
          </table:table-cell>
          <table:table-cell table:formula="of:=[.D800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3"/>
          <table:table-cell table:formula="of:=[.D80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1.79150391" calcext:value-type="float">
            <text:p>1.79150391</text:p>
          </table:table-cell>
          <table:table-cell table:formula="of:=[.$E$800]+[.C802]" office:value-type="float" office:value="850.331" calcext:value-type="float">
            <text:p>850.331</text:p>
          </table:table-cell>
          <table:table-cell table:formula="of:=[.D802]/[.$I$1]" office:value-type="float" office:value="0.80336498206278" calcext:value-type="float">
            <text:p>0.803364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1.77587891" calcext:value-type="float">
            <text:p>1.77587891</text:p>
          </table:table-cell>
          <table:table-cell table:formula="of:=[.$E$800]+[.C803]" office:value-type="float" office:value="851.425" calcext:value-type="float">
            <text:p>851.425</text:p>
          </table:table-cell>
          <table:table-cell table:formula="of:=[.D803]/[.$I$1]" office:value-type="float" office:value="0.796358255605381" calcext:value-type="float">
            <text:p>0.796358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1.75073242" calcext:value-type="float">
            <text:p>1.75073242</text:p>
          </table:table-cell>
          <table:table-cell table:formula="of:=[.$E$800]+[.C804]" office:value-type="float" office:value="852.519" calcext:value-type="float">
            <text:p>852.519</text:p>
          </table:table-cell>
          <table:table-cell table:formula="of:=[.D804]/[.$I$1]" office:value-type="float" office:value="0.785081802690583" calcext:value-type="float">
            <text:p>0.78508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1.74438477" calcext:value-type="float">
            <text:p>1.74438477</text:p>
          </table:table-cell>
          <table:table-cell table:formula="of:=[.$E$800]+[.C805]" office:value-type="float" office:value="853.628" calcext:value-type="float">
            <text:p>853.628</text:p>
          </table:table-cell>
          <table:table-cell table:formula="of:=[.D805]/[.$I$1]" office:value-type="float" office:value="0.782235322869955" calcext:value-type="float">
            <text:p>0.78223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.73876953" calcext:value-type="float">
            <text:p>1.73876953</text:p>
          </table:table-cell>
          <table:table-cell table:formula="of:=[.$E$800]+[.C806]" office:value-type="float" office:value="854.722" calcext:value-type="float">
            <text:p>854.722</text:p>
          </table:table-cell>
          <table:table-cell table:formula="of:=[.D806]/[.$I$1]" office:value-type="float" office:value="0.779717278026906" calcext:value-type="float">
            <text:p>0.779717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1.73461914" calcext:value-type="float">
            <text:p>1.73461914</text:p>
          </table:table-cell>
          <table:table-cell table:formula="of:=[.$E$800]+[.C807]" office:value-type="float" office:value="855.816" calcext:value-type="float">
            <text:p>855.816</text:p>
          </table:table-cell>
          <table:table-cell table:formula="of:=[.D807]/[.$I$1]" office:value-type="float" office:value="0.777856116591928" calcext:value-type="float">
            <text:p>0.777856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1.75805664" calcext:value-type="float">
            <text:p>1.75805664</text:p>
          </table:table-cell>
          <table:table-cell table:formula="of:=[.$E$800]+[.C808]" office:value-type="float" office:value="856.925" calcext:value-type="float">
            <text:p>856.925</text:p>
          </table:table-cell>
          <table:table-cell table:formula="of:=[.D808]/[.$I$1]" office:value-type="float" office:value="0.788366206278027" calcext:value-type="float">
            <text:p>0.788366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1.76318359" calcext:value-type="float">
            <text:p>1.76318359</text:p>
          </table:table-cell>
          <table:table-cell table:formula="of:=[.$E$800]+[.C809]" office:value-type="float" office:value="858.019" calcext:value-type="float">
            <text:p>858.019</text:p>
          </table:table-cell>
          <table:table-cell table:formula="of:=[.D809]/[.$I$1]" office:value-type="float" office:value="0.790665286995516" calcext:value-type="float">
            <text:p>0.790665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1.76074219" calcext:value-type="float">
            <text:p>1.76074219</text:p>
          </table:table-cell>
          <table:table-cell table:formula="of:=[.$E$800]+[.C810]" office:value-type="float" office:value="859.128" calcext:value-type="float">
            <text:p>859.128</text:p>
          </table:table-cell>
          <table:table-cell table:formula="of:=[.D810]/[.$I$1]" office:value-type="float" office:value="0.789570488789238" calcext:value-type="float">
            <text:p>0.789570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76318359" calcext:value-type="float">
            <text:p>1.76318359</text:p>
          </table:table-cell>
          <table:table-cell table:formula="of:=[.$E$800]+[.C811]" office:value-type="float" office:value="860.222" calcext:value-type="float">
            <text:p>860.222</text:p>
          </table:table-cell>
          <table:table-cell table:formula="of:=[.D811]/[.$I$1]" office:value-type="float" office:value="0.790665286995516" calcext:value-type="float">
            <text:p>0.790665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1.75976562" calcext:value-type="float">
            <text:p>1.75976562</text:p>
          </table:table-cell>
          <table:table-cell table:formula="of:=[.$E$800]+[.C812]" office:value-type="float" office:value="861.316" calcext:value-type="float">
            <text:p>861.316</text:p>
          </table:table-cell>
          <table:table-cell table:formula="of:=[.D812]/[.$I$1]" office:value-type="float" office:value="0.789132565022422" calcext:value-type="float">
            <text:p>0.789132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1.75512695" calcext:value-type="float">
            <text:p>1.75512695</text:p>
          </table:table-cell>
          <table:table-cell table:formula="of:=[.$E$800]+[.C813]" office:value-type="float" office:value="862.425" calcext:value-type="float">
            <text:p>862.425</text:p>
          </table:table-cell>
          <table:table-cell table:formula="of:=[.D813]/[.$I$1]" office:value-type="float" office:value="0.787052443946188" calcext:value-type="float">
            <text:p>0.78705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1.74438477" calcext:value-type="float">
            <text:p>1.74438477</text:p>
          </table:table-cell>
          <table:table-cell table:formula="of:=[.$E$800]+[.C814]" office:value-type="float" office:value="863.519" calcext:value-type="float">
            <text:p>863.519</text:p>
          </table:table-cell>
          <table:table-cell table:formula="of:=[.D814]/[.$I$1]" office:value-type="float" office:value="0.782235322869955" calcext:value-type="float">
            <text:p>0.78223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1.73608398" calcext:value-type="float">
            <text:p>1.73608398</text:p>
          </table:table-cell>
          <table:table-cell table:formula="of:=[.$E$800]+[.C815]" office:value-type="float" office:value="864.628" calcext:value-type="float">
            <text:p>864.628</text:p>
          </table:table-cell>
          <table:table-cell table:formula="of:=[.D815]/[.$I$1]" office:value-type="float" office:value="0.778512995515695" calcext:value-type="float">
            <text:p>0.778512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.72998047" calcext:value-type="float">
            <text:p>1.72998047</text:p>
          </table:table-cell>
          <table:table-cell table:formula="of:=[.$E$800]+[.C816]" office:value-type="float" office:value="865.722" calcext:value-type="float">
            <text:p>865.722</text:p>
          </table:table-cell>
          <table:table-cell table:formula="of:=[.D816]/[.$I$1]" office:value-type="float" office:value="0.775775995515695" calcext:value-type="float">
            <text:p>0.775775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1.72827148" calcext:value-type="float">
            <text:p>1.72827148</text:p>
          </table:table-cell>
          <table:table-cell table:formula="of:=[.$E$800]+[.C817]" office:value-type="float" office:value="866.816" calcext:value-type="float">
            <text:p>866.816</text:p>
          </table:table-cell>
          <table:table-cell table:formula="of:=[.D817]/[.$I$1]" office:value-type="float" office:value="0.775009632286996" calcext:value-type="float">
            <text:p>0.7750096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1.72021484" calcext:value-type="float">
            <text:p>1.72021484</text:p>
          </table:table-cell>
          <table:table-cell table:formula="of:=[.$E$800]+[.C818]" office:value-type="float" office:value="867.925" calcext:value-type="float">
            <text:p>867.925</text:p>
          </table:table-cell>
          <table:table-cell table:formula="of:=[.D818]/[.$I$1]" office:value-type="float" office:value="0.771396789237668" calcext:value-type="float">
            <text:p>0.771396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1.71166992" calcext:value-type="float">
            <text:p>1.71166992</text:p>
          </table:table-cell>
          <table:table-cell table:formula="of:=[.$E$800]+[.C819]" office:value-type="float" office:value="869.019" calcext:value-type="float">
            <text:p>869.019</text:p>
          </table:table-cell>
          <table:table-cell table:formula="of:=[.D819]/[.$I$1]" office:value-type="float" office:value="0.767564986547085" calcext:value-type="float">
            <text:p>0.767564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1.71337891" calcext:value-type="float">
            <text:p>1.71337891</text:p>
          </table:table-cell>
          <table:table-cell table:formula="of:=[.$E$800]+[.C820]" office:value-type="float" office:value="870.128" calcext:value-type="float">
            <text:p>870.128</text:p>
          </table:table-cell>
          <table:table-cell table:formula="of:=[.D820]/[.$I$1]" office:value-type="float" office:value="0.768331349775785" calcext:value-type="float">
            <text:p>0.768331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.7109375" calcext:value-type="float">
            <text:p>1.7109375</text:p>
          </table:table-cell>
          <table:table-cell table:formula="of:=[.$E$800]+[.C821]" office:value-type="float" office:value="871.222" calcext:value-type="float">
            <text:p>871.222</text:p>
          </table:table-cell>
          <table:table-cell table:formula="of:=[.D821]/[.$I$1]" office:value-type="float" office:value="0.767236547085202" calcext:value-type="float">
            <text:p>0.767236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1.71069336" calcext:value-type="float">
            <text:p>1.71069336</text:p>
          </table:table-cell>
          <table:table-cell table:formula="of:=[.$E$800]+[.C822]" office:value-type="float" office:value="872.316" calcext:value-type="float">
            <text:p>872.316</text:p>
          </table:table-cell>
          <table:table-cell table:formula="of:=[.D822]/[.$I$1]" office:value-type="float" office:value="0.767127067264574" calcext:value-type="float">
            <text:p>0.7671270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1.7109375" calcext:value-type="float">
            <text:p>1.7109375</text:p>
          </table:table-cell>
          <table:table-cell table:formula="of:=[.$E$800]+[.C823]" office:value-type="float" office:value="873.425" calcext:value-type="float">
            <text:p>873.425</text:p>
          </table:table-cell>
          <table:table-cell table:formula="of:=[.D823]/[.$I$1]" office:value-type="float" office:value="0.767236547085202" calcext:value-type="float">
            <text:p>0.767236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1.69067383" calcext:value-type="float">
            <text:p>1.69067383</text:p>
          </table:table-cell>
          <table:table-cell table:formula="of:=[.$E$800]+[.C824]" office:value-type="float" office:value="874.519" calcext:value-type="float">
            <text:p>874.519</text:p>
          </table:table-cell>
          <table:table-cell table:formula="of:=[.D824]/[.$I$1]" office:value-type="float" office:value="0.75814969955157" calcext:value-type="float">
            <text:p>0.7581496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1.68066406" calcext:value-type="float">
            <text:p>1.68066406</text:p>
          </table:table-cell>
          <table:table-cell table:formula="of:=[.$E$800]+[.C825]" office:value-type="float" office:value="875.628" calcext:value-type="float">
            <text:p>875.628</text:p>
          </table:table-cell>
          <table:table-cell table:formula="of:=[.D825]/[.$I$1]" office:value-type="float" office:value="0.753661013452915" calcext:value-type="float">
            <text:p>0.753661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1.67358398" calcext:value-type="float">
            <text:p>1.67358398</text:p>
          </table:table-cell>
          <table:table-cell table:formula="of:=[.$E$800]+[.C826]" office:value-type="float" office:value="876.722" calcext:value-type="float">
            <text:p>876.722</text:p>
          </table:table-cell>
          <table:table-cell table:formula="of:=[.D826]/[.$I$1]" office:value-type="float" office:value="0.750486089686099" calcext:value-type="float">
            <text:p>0.750486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1.6706543" calcext:value-type="float">
            <text:p>1.6706543</text:p>
          </table:table-cell>
          <table:table-cell table:formula="of:=[.$E$800]+[.C827]" office:value-type="float" office:value="877.816" calcext:value-type="float">
            <text:p>877.816</text:p>
          </table:table-cell>
          <table:table-cell table:formula="of:=[.D827]/[.$I$1]" office:value-type="float" office:value="0.749172331838565" calcext:value-type="float">
            <text:p>0.749172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1.66430664" calcext:value-type="float">
            <text:p>1.66430664</text:p>
          </table:table-cell>
          <table:table-cell table:formula="of:=[.$E$800]+[.C828]" office:value-type="float" office:value="878.925" calcext:value-type="float">
            <text:p>878.925</text:p>
          </table:table-cell>
          <table:table-cell table:formula="of:=[.D828]/[.$I$1]" office:value-type="float" office:value="0.746325847533632" calcext:value-type="float">
            <text:p>0.746325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1.66186523" calcext:value-type="float">
            <text:p>1.66186523</text:p>
          </table:table-cell>
          <table:table-cell table:formula="of:=[.$E$800]+[.C829]" office:value-type="float" office:value="880.019" calcext:value-type="float">
            <text:p>880.019</text:p>
          </table:table-cell>
          <table:table-cell table:formula="of:=[.D829]/[.$I$1]" office:value-type="float" office:value="0.745231044843049" calcext:value-type="float">
            <text:p>0.745231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1.6574707" calcext:value-type="float">
            <text:p>1.6574707</text:p>
          </table:table-cell>
          <table:table-cell table:formula="of:=[.$E$800]+[.C830]" office:value-type="float" office:value="881.128" calcext:value-type="float">
            <text:p>881.128</text:p>
          </table:table-cell>
          <table:table-cell table:formula="of:=[.D830]/[.$I$1]" office:value-type="float" office:value="0.743260403587444" calcext:value-type="float">
            <text:p>0.743260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.66210938" calcext:value-type="float">
            <text:p>1.66210938</text:p>
          </table:table-cell>
          <table:table-cell table:formula="of:=[.$E$800]+[.C831]" office:value-type="float" office:value="882.222" calcext:value-type="float">
            <text:p>882.222</text:p>
          </table:table-cell>
          <table:table-cell table:formula="of:=[.D831]/[.$I$1]" office:value-type="float" office:value="0.745340529147982" calcext:value-type="float">
            <text:p>0.745340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1.66015625" calcext:value-type="float">
            <text:p>1.66015625</text:p>
          </table:table-cell>
          <table:table-cell table:formula="of:=[.$E$800]+[.C832]" office:value-type="float" office:value="883.316" calcext:value-type="float">
            <text:p>883.316</text:p>
          </table:table-cell>
          <table:table-cell table:formula="of:=[.D832]/[.$I$1]" office:value-type="float" office:value="0.744464686098655" calcext:value-type="float">
            <text:p>0.744464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1.64990234" calcext:value-type="float">
            <text:p>1.64990234</text:p>
          </table:table-cell>
          <table:table-cell table:formula="of:=[.$E$800]+[.C833]" office:value-type="float" office:value="884.425" calcext:value-type="float">
            <text:p>884.425</text:p>
          </table:table-cell>
          <table:table-cell table:formula="of:=[.D833]/[.$I$1]" office:value-type="float" office:value="0.739866520179372" calcext:value-type="float">
            <text:p>0.7398665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1.64111328" calcext:value-type="float">
            <text:p>1.64111328</text:p>
          </table:table-cell>
          <table:table-cell table:formula="of:=[.$E$800]+[.C834]" office:value-type="float" office:value="885.519" calcext:value-type="float">
            <text:p>885.519</text:p>
          </table:table-cell>
          <table:table-cell table:formula="of:=[.D834]/[.$I$1]" office:value-type="float" office:value="0.735925237668161" calcext:value-type="float">
            <text:p>0.735925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1.63647461" calcext:value-type="float">
            <text:p>1.63647461</text:p>
          </table:table-cell>
          <table:table-cell table:formula="of:=[.$E$800]+[.C835]" office:value-type="float" office:value="886.628" calcext:value-type="float">
            <text:p>886.628</text:p>
          </table:table-cell>
          <table:table-cell table:formula="of:=[.D835]/[.$I$1]" office:value-type="float" office:value="0.733845116591928" calcext:value-type="float">
            <text:p>0.733845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1.63964844" calcext:value-type="float">
            <text:p>1.63964844</text:p>
          </table:table-cell>
          <table:table-cell table:formula="of:=[.$E$800]+[.C836]" office:value-type="float" office:value="887.722" calcext:value-type="float">
            <text:p>887.722</text:p>
          </table:table-cell>
          <table:table-cell table:formula="of:=[.D836]/[.$I$1]" office:value-type="float" office:value="0.735268358744395" calcext:value-type="float">
            <text:p>0.735268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1.63769531" calcext:value-type="float">
            <text:p>1.63769531</text:p>
          </table:table-cell>
          <table:table-cell table:formula="of:=[.$E$800]+[.C837]" office:value-type="float" office:value="888.816" calcext:value-type="float">
            <text:p>888.816</text:p>
          </table:table-cell>
          <table:table-cell table:formula="of:=[.D837]/[.$I$1]" office:value-type="float" office:value="0.734392515695067" calcext:value-type="float">
            <text:p>0.7343925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1.63745117" calcext:value-type="float">
            <text:p>1.63745117</text:p>
          </table:table-cell>
          <table:table-cell table:formula="of:=[.$E$800]+[.C838]" office:value-type="float" office:value="889.925" calcext:value-type="float">
            <text:p>889.925</text:p>
          </table:table-cell>
          <table:table-cell table:formula="of:=[.D838]/[.$I$1]" office:value-type="float" office:value="0.73428303587444" calcext:value-type="float">
            <text:p>0.7342830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1.63500977" calcext:value-type="float">
            <text:p>1.63500977</text:p>
          </table:table-cell>
          <table:table-cell table:formula="of:=[.$E$800]+[.C839]" office:value-type="float" office:value="891.019" calcext:value-type="float">
            <text:p>891.019</text:p>
          </table:table-cell>
          <table:table-cell table:formula="of:=[.D839]/[.$I$1]" office:value-type="float" office:value="0.733188237668161" calcext:value-type="float">
            <text:p>0.733188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1.62646484" calcext:value-type="float">
            <text:p>1.62646484</text:p>
          </table:table-cell>
          <table:table-cell table:formula="of:=[.$E$800]+[.C840]" office:value-type="float" office:value="892.128" calcext:value-type="float">
            <text:p>892.128</text:p>
          </table:table-cell>
          <table:table-cell table:formula="of:=[.D840]/[.$I$1]" office:value-type="float" office:value="0.729356430493274" calcext:value-type="float">
            <text:p>0.7293564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.6262207" calcext:value-type="float">
            <text:p>1.6262207</text:p>
          </table:table-cell>
          <table:table-cell table:formula="of:=[.$E$800]+[.C841]" office:value-type="float" office:value="893.222" calcext:value-type="float">
            <text:p>893.222</text:p>
          </table:table-cell>
          <table:table-cell table:formula="of:=[.D841]/[.$I$1]" office:value-type="float" office:value="0.729246950672646" calcext:value-type="float">
            <text:p>0.729246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1.62255859" calcext:value-type="float">
            <text:p>1.62255859</text:p>
          </table:table-cell>
          <table:table-cell table:formula="of:=[.$E$800]+[.C842]" office:value-type="float" office:value="894.316" calcext:value-type="float">
            <text:p>894.316</text:p>
          </table:table-cell>
          <table:table-cell table:formula="of:=[.D842]/[.$I$1]" office:value-type="float" office:value="0.727604748878924" calcext:value-type="float">
            <text:p>0.727604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1.61938477" calcext:value-type="float">
            <text:p>1.61938477</text:p>
          </table:table-cell>
          <table:table-cell table:formula="of:=[.$E$800]+[.C843]" office:value-type="float" office:value="895.425" calcext:value-type="float">
            <text:p>895.425</text:p>
          </table:table-cell>
          <table:table-cell table:formula="of:=[.D843]/[.$I$1]" office:value-type="float" office:value="0.726181511210762" calcext:value-type="float">
            <text:p>0.7261815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1.61987305" calcext:value-type="float">
            <text:p>1.61987305</text:p>
          </table:table-cell>
          <table:table-cell table:formula="of:=[.$E$800]+[.C844]" office:value-type="float" office:value="896.519" calcext:value-type="float">
            <text:p>896.519</text:p>
          </table:table-cell>
          <table:table-cell table:formula="of:=[.D844]/[.$I$1]" office:value-type="float" office:value="0.726400470852018" calcext:value-type="float">
            <text:p>0.7264004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1.61303711" calcext:value-type="float">
            <text:p>1.61303711</text:p>
          </table:table-cell>
          <table:table-cell table:formula="of:=[.$E$800]+[.C845]" office:value-type="float" office:value="897.628" calcext:value-type="float">
            <text:p>897.628</text:p>
          </table:table-cell>
          <table:table-cell table:formula="of:=[.D845]/[.$I$1]" office:value-type="float" office:value="0.72333502690583" calcext:value-type="float">
            <text:p>0.72333502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1.61157227" calcext:value-type="float">
            <text:p>1.61157227</text:p>
          </table:table-cell>
          <table:table-cell table:formula="of:=[.$E$800]+[.C846]" office:value-type="float" office:value="898.722" calcext:value-type="float">
            <text:p>898.722</text:p>
          </table:table-cell>
          <table:table-cell table:formula="of:=[.D846]/[.$I$1]" office:value-type="float" office:value="0.722678147982063" calcext:value-type="float">
            <text:p>0.722678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1.60449219" calcext:value-type="float">
            <text:p>1.60449219</text:p>
          </table:table-cell>
          <table:table-cell table:formula="of:=[.$E$800]+[.C847]" office:value-type="float" office:value="899.831" calcext:value-type="float">
            <text:p>899.831</text:p>
          </table:table-cell>
          <table:table-cell table:formula="of:=[.D847]/[.$I$1]" office:value-type="float" office:value="0.719503224215247" calcext:value-type="float">
            <text:p>0.7195032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1.60571289" calcext:value-type="float">
            <text:p>1.60571289</text:p>
          </table:table-cell>
          <table:table-cell table:formula="of:=[.$E$800]+[.C848]" office:value-type="float" office:value="900.925" calcext:value-type="float">
            <text:p>900.925</text:p>
          </table:table-cell>
          <table:table-cell table:formula="of:=[.D848]/[.$I$1]" office:value-type="float" office:value="0.720050623318386" calcext:value-type="float">
            <text:p>0.7200506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1.59863281" calcext:value-type="float">
            <text:p>1.59863281</text:p>
          </table:table-cell>
          <table:table-cell table:formula="of:=[.$E$800]+[.C849]" office:value-type="float" office:value="902.019" calcext:value-type="float">
            <text:p>902.019</text:p>
          </table:table-cell>
          <table:table-cell table:formula="of:=[.D849]/[.$I$1]" office:value-type="float" office:value="0.71687569955157" calcext:value-type="float">
            <text:p>0.7168756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1.60131836" calcext:value-type="float">
            <text:p>1.60131836</text:p>
          </table:table-cell>
          <table:table-cell table:formula="of:=[.$E$800]+[.C850]" office:value-type="float" office:value="903.128" calcext:value-type="float">
            <text:p>903.128</text:p>
          </table:table-cell>
          <table:table-cell table:formula="of:=[.D850]/[.$I$1]" office:value-type="float" office:value="0.71807998206278" calcext:value-type="float">
            <text:p>0.718079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.6015625" calcext:value-type="float">
            <text:p>1.6015625</text:p>
          </table:table-cell>
          <table:table-cell table:formula="of:=[.$E$800]+[.C851]" office:value-type="float" office:value="904.222" calcext:value-type="float">
            <text:p>904.222</text:p>
          </table:table-cell>
          <table:table-cell table:formula="of:=[.D851]/[.$I$1]" office:value-type="float" office:value="0.718189461883408" calcext:value-type="float">
            <text:p>0.71818946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09" calcext:value-type="float">
            <text:p>55.109</text:p>
          </table:table-cell>
          <table:table-cell office:value-type="float" office:value="1.60253906" calcext:value-type="float">
            <text:p>1.60253906</text:p>
          </table:table-cell>
          <table:table-cell table:formula="of:=[.$E$800]+[.C852]" office:value-type="float" office:value="905.331" calcext:value-type="float">
            <text:p>905.331</text:p>
          </table:table-cell>
          <table:table-cell table:formula="of:=[.D852]/[.$I$1]" office:value-type="float" office:value="0.718627381165919" calcext:value-type="float">
            <text:p>0.71862738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1.60009766" calcext:value-type="float">
            <text:p>1.60009766</text:p>
          </table:table-cell>
          <table:table-cell table:formula="of:=[.$E$800]+[.C853]" office:value-type="float" office:value="906.425" calcext:value-type="float">
            <text:p>906.425</text:p>
          </table:table-cell>
          <table:table-cell table:formula="of:=[.D853]/[.$I$1]" office:value-type="float" office:value="0.717532582959641" calcext:value-type="float">
            <text:p>0.717532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1.59887695" calcext:value-type="float">
            <text:p>1.59887695</text:p>
          </table:table-cell>
          <table:table-cell table:formula="of:=[.$E$800]+[.C854]" office:value-type="float" office:value="907.519" calcext:value-type="float">
            <text:p>907.519</text:p>
          </table:table-cell>
          <table:table-cell table:formula="of:=[.D854]/[.$I$1]" office:value-type="float" office:value="0.716985179372197" calcext:value-type="float">
            <text:p>0.716985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1.59960938" calcext:value-type="float">
            <text:p>1.59960938</text:p>
          </table:table-cell>
          <table:table-cell table:formula="of:=[.$E$800]+[.C855]" office:value-type="float" office:value="908.628" calcext:value-type="float">
            <text:p>908.628</text:p>
          </table:table-cell>
          <table:table-cell table:formula="of:=[.D855]/[.$I$1]" office:value-type="float" office:value="0.717313623318386" calcext:value-type="float">
            <text:p>0.7173136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1.59594727" calcext:value-type="float">
            <text:p>1.59594727</text:p>
          </table:table-cell>
          <table:table-cell table:formula="of:=[.$E$800]+[.C856]" office:value-type="float" office:value="909.722" calcext:value-type="float">
            <text:p>909.722</text:p>
          </table:table-cell>
          <table:table-cell table:formula="of:=[.D856]/[.$I$1]" office:value-type="float" office:value="0.715671421524664" calcext:value-type="float">
            <text:p>0.7156714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09" calcext:value-type="float">
            <text:p>60.609</text:p>
          </table:table-cell>
          <table:table-cell office:value-type="float" office:value="1.58935547" calcext:value-type="float">
            <text:p>1.58935547</text:p>
          </table:table-cell>
          <table:table-cell table:formula="of:=[.$E$800]+[.C857]" office:value-type="float" office:value="910.831" calcext:value-type="float">
            <text:p>910.831</text:p>
          </table:table-cell>
          <table:table-cell table:formula="of:=[.D857]/[.$I$1]" office:value-type="float" office:value="0.712715457399103" calcext:value-type="float">
            <text:p>0.7127154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D858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.05395508" calcext:value-type="float">
            <text:p>1.05395508</text:p>
          </table:table-cell>
          <table:table-cell table:formula="of:=[.$E$857]+[.C859]" office:value-type="float" office:value="910.941" calcext:value-type="float">
            <text:p>910.941</text:p>
          </table:table-cell>
          <table:table-cell table:formula="of:=[.D859]/[.$I$1]" office:value-type="float" office:value="0.472625596412556" calcext:value-type="float">
            <text:p>0.472625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1.05175781" calcext:value-type="float">
            <text:p>1.05175781</text:p>
          </table:table-cell>
          <table:table-cell table:formula="of:=[.$E$857]+[.C860]" office:value-type="float" office:value="912.019" calcext:value-type="float">
            <text:p>912.019</text:p>
          </table:table-cell>
          <table:table-cell table:formula="of:=[.D860]/[.$I$1]" office:value-type="float" office:value="0.471640273542601" calcext:value-type="float">
            <text:p>0.4716402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1.02954102" calcext:value-type="float">
            <text:p>1.02954102</text:p>
          </table:table-cell>
          <table:table-cell table:formula="of:=[.$E$857]+[.C861]" office:value-type="float" office:value="913.128" calcext:value-type="float">
            <text:p>913.128</text:p>
          </table:table-cell>
          <table:table-cell table:formula="of:=[.D861]/[.$I$1]" office:value-type="float" office:value="0.461677587443946" calcext:value-type="float">
            <text:p>0.4616775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1.01757812" calcext:value-type="float">
            <text:p>1.01757812</text:p>
          </table:table-cell>
          <table:table-cell table:formula="of:=[.$E$857]+[.C862]" office:value-type="float" office:value="914.222" calcext:value-type="float">
            <text:p>914.222</text:p>
          </table:table-cell>
          <table:table-cell table:formula="of:=[.D862]/[.$I$1]" office:value-type="float" office:value="0.456313058295964" calcext:value-type="float">
            <text:p>0.456313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99804688" calcext:value-type="float">
            <text:p>0.99804688</text:p>
          </table:table-cell>
          <table:table-cell table:formula="of:=[.$E$857]+[.C863]" office:value-type="float" office:value="915.331" calcext:value-type="float">
            <text:p>915.331</text:p>
          </table:table-cell>
          <table:table-cell table:formula="of:=[.D863]/[.$I$1]" office:value-type="float" office:value="0.44755465470852" calcext:value-type="float">
            <text:p>0.447554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98974609" calcext:value-type="float">
            <text:p>0.98974609</text:p>
          </table:table-cell>
          <table:table-cell table:formula="of:=[.$E$857]+[.C864]" office:value-type="float" office:value="916.425" calcext:value-type="float">
            <text:p>916.425</text:p>
          </table:table-cell>
          <table:table-cell table:formula="of:=[.D864]/[.$I$1]" office:value-type="float" office:value="0.44383232735426" calcext:value-type="float">
            <text:p>0.443832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98535156" calcext:value-type="float">
            <text:p>0.98535156</text:p>
          </table:table-cell>
          <table:table-cell table:formula="of:=[.$E$857]+[.C865]" office:value-type="float" office:value="917.519" calcext:value-type="float">
            <text:p>917.519</text:p>
          </table:table-cell>
          <table:table-cell table:formula="of:=[.D865]/[.$I$1]" office:value-type="float" office:value="0.441861686098655" calcext:value-type="float">
            <text:p>0.441861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98095703" calcext:value-type="float">
            <text:p>0.98095703</text:p>
          </table:table-cell>
          <table:table-cell table:formula="of:=[.$E$857]+[.C866]" office:value-type="float" office:value="918.628" calcext:value-type="float">
            <text:p>918.628</text:p>
          </table:table-cell>
          <table:table-cell table:formula="of:=[.D866]/[.$I$1]" office:value-type="float" office:value="0.439891044843049" calcext:value-type="float">
            <text:p>0.439891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97094727" calcext:value-type="float">
            <text:p>0.97094727</text:p>
          </table:table-cell>
          <table:table-cell table:formula="of:=[.$E$857]+[.C867]" office:value-type="float" office:value="919.722" calcext:value-type="float">
            <text:p>919.722</text:p>
          </table:table-cell>
          <table:table-cell table:formula="of:=[.D867]/[.$I$1]" office:value-type="float" office:value="0.4354023632287" calcext:value-type="float">
            <text:p>0.435402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5947266" calcext:value-type="float">
            <text:p>0.95947266</text:p>
          </table:table-cell>
          <table:table-cell table:formula="of:=[.$E$857]+[.C868]" office:value-type="float" office:value="920.831" calcext:value-type="float">
            <text:p>920.831</text:p>
          </table:table-cell>
          <table:table-cell table:formula="of:=[.D868]/[.$I$1]" office:value-type="float" office:value="0.430256798206278" calcext:value-type="float">
            <text:p>0.43025679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94946289" calcext:value-type="float">
            <text:p>0.94946289</text:p>
          </table:table-cell>
          <table:table-cell table:formula="of:=[.$E$857]+[.C869]" office:value-type="float" office:value="921.925" calcext:value-type="float">
            <text:p>921.925</text:p>
          </table:table-cell>
          <table:table-cell table:formula="of:=[.D869]/[.$I$1]" office:value-type="float" office:value="0.425768112107623" calcext:value-type="float">
            <text:p>0.425768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91821289" calcext:value-type="float">
            <text:p>0.91821289</text:p>
          </table:table-cell>
          <table:table-cell table:formula="of:=[.$E$857]+[.C870]" office:value-type="float" office:value="923.019" calcext:value-type="float">
            <text:p>923.019</text:p>
          </table:table-cell>
          <table:table-cell table:formula="of:=[.D870]/[.$I$1]" office:value-type="float" office:value="0.411754659192825" calcext:value-type="float">
            <text:p>0.4117546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90771484" calcext:value-type="float">
            <text:p>0.90771484</text:p>
          </table:table-cell>
          <table:table-cell table:formula="of:=[.$E$857]+[.C871]" office:value-type="float" office:value="924.128" calcext:value-type="float">
            <text:p>924.128</text:p>
          </table:table-cell>
          <table:table-cell table:formula="of:=[.D871]/[.$I$1]" office:value-type="float" office:value="0.407047013452915" calcext:value-type="float">
            <text:p>0.407047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90966797" calcext:value-type="float">
            <text:p>0.90966797</text:p>
          </table:table-cell>
          <table:table-cell table:formula="of:=[.$E$857]+[.C872]" office:value-type="float" office:value="925.222" calcext:value-type="float">
            <text:p>925.222</text:p>
          </table:table-cell>
          <table:table-cell table:formula="of:=[.D872]/[.$I$1]" office:value-type="float" office:value="0.407922856502242" calcext:value-type="float">
            <text:p>0.407922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90185547" calcext:value-type="float">
            <text:p>0.90185547</text:p>
          </table:table-cell>
          <table:table-cell table:formula="of:=[.$E$857]+[.C873]" office:value-type="float" office:value="926.331" calcext:value-type="float">
            <text:p>926.331</text:p>
          </table:table-cell>
          <table:table-cell table:formula="of:=[.D873]/[.$I$1]" office:value-type="float" office:value="0.404419493273543" calcext:value-type="float">
            <text:p>0.404419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88989258" calcext:value-type="float">
            <text:p>0.88989258</text:p>
          </table:table-cell>
          <table:table-cell table:formula="of:=[.$E$857]+[.C874]" office:value-type="float" office:value="927.425" calcext:value-type="float">
            <text:p>927.425</text:p>
          </table:table-cell>
          <table:table-cell table:formula="of:=[.D874]/[.$I$1]" office:value-type="float" office:value="0.399054968609865" calcext:value-type="float">
            <text:p>0.399054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88891602" calcext:value-type="float">
            <text:p>0.88891602</text:p>
          </table:table-cell>
          <table:table-cell table:formula="of:=[.$E$857]+[.C875]" office:value-type="float" office:value="928.519" calcext:value-type="float">
            <text:p>928.519</text:p>
          </table:table-cell>
          <table:table-cell table:formula="of:=[.D875]/[.$I$1]" office:value-type="float" office:value="0.398617049327354" calcext:value-type="float">
            <text:p>0.398617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88061523" calcext:value-type="float">
            <text:p>0.88061523</text:p>
          </table:table-cell>
          <table:table-cell table:formula="of:=[.$E$857]+[.C876]" office:value-type="float" office:value="929.628" calcext:value-type="float">
            <text:p>929.628</text:p>
          </table:table-cell>
          <table:table-cell table:formula="of:=[.D876]/[.$I$1]" office:value-type="float" office:value="0.394894721973094" calcext:value-type="float">
            <text:p>0.394894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89331055" calcext:value-type="float">
            <text:p>0.89331055</text:p>
          </table:table-cell>
          <table:table-cell table:formula="of:=[.$E$857]+[.C877]" office:value-type="float" office:value="930.722" calcext:value-type="float">
            <text:p>930.722</text:p>
          </table:table-cell>
          <table:table-cell table:formula="of:=[.D877]/[.$I$1]" office:value-type="float" office:value="0.40058769058296" calcext:value-type="float">
            <text:p>0.400587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88696289" calcext:value-type="float">
            <text:p>0.88696289</text:p>
          </table:table-cell>
          <table:table-cell table:formula="of:=[.$E$857]+[.C878]" office:value-type="float" office:value="931.831" calcext:value-type="float">
            <text:p>931.831</text:p>
          </table:table-cell>
          <table:table-cell table:formula="of:=[.D878]/[.$I$1]" office:value-type="float" office:value="0.397741206278027" calcext:value-type="float">
            <text:p>0.397741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87768555" calcext:value-type="float">
            <text:p>0.87768555</text:p>
          </table:table-cell>
          <table:table-cell table:formula="of:=[.$E$857]+[.C879]" office:value-type="float" office:value="932.925" calcext:value-type="float">
            <text:p>932.925</text:p>
          </table:table-cell>
          <table:table-cell table:formula="of:=[.D879]/[.$I$1]" office:value-type="float" office:value="0.393580964125561" calcext:value-type="float">
            <text:p>0.393580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87060547" calcext:value-type="float">
            <text:p>0.87060547</text:p>
          </table:table-cell>
          <table:table-cell table:formula="of:=[.$E$857]+[.C880]" office:value-type="float" office:value="934.019" calcext:value-type="float">
            <text:p>934.019</text:p>
          </table:table-cell>
          <table:table-cell table:formula="of:=[.D880]/[.$I$1]" office:value-type="float" office:value="0.390406040358744" calcext:value-type="float">
            <text:p>0.390406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86547852" calcext:value-type="float">
            <text:p>0.86547852</text:p>
          </table:table-cell>
          <table:table-cell table:formula="of:=[.$E$857]+[.C881]" office:value-type="float" office:value="935.128" calcext:value-type="float">
            <text:p>935.128</text:p>
          </table:table-cell>
          <table:table-cell table:formula="of:=[.D881]/[.$I$1]" office:value-type="float" office:value="0.388106959641256" calcext:value-type="float">
            <text:p>0.388106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84082031" calcext:value-type="float">
            <text:p>0.84082031</text:p>
          </table:table-cell>
          <table:table-cell table:formula="of:=[.$E$857]+[.C882]" office:value-type="float" office:value="936.222" calcext:value-type="float">
            <text:p>936.222</text:p>
          </table:table-cell>
          <table:table-cell table:formula="of:=[.D882]/[.$I$1]" office:value-type="float" office:value="0.377049466367713" calcext:value-type="float">
            <text:p>0.377049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83496094" calcext:value-type="float">
            <text:p>0.83496094</text:p>
          </table:table-cell>
          <table:table-cell table:formula="of:=[.$E$857]+[.C883]" office:value-type="float" office:value="937.331" calcext:value-type="float">
            <text:p>937.331</text:p>
          </table:table-cell>
          <table:table-cell table:formula="of:=[.D883]/[.$I$1]" office:value-type="float" office:value="0.374421946188341" calcext:value-type="float">
            <text:p>0.3744219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84301758" calcext:value-type="float">
            <text:p>0.84301758</text:p>
          </table:table-cell>
          <table:table-cell table:formula="of:=[.$E$857]+[.C884]" office:value-type="float" office:value="938.425" calcext:value-type="float">
            <text:p>938.425</text:p>
          </table:table-cell>
          <table:table-cell table:formula="of:=[.D884]/[.$I$1]" office:value-type="float" office:value="0.378034789237668" calcext:value-type="float">
            <text:p>0.378034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83569336" calcext:value-type="float">
            <text:p>0.83569336</text:p>
          </table:table-cell>
          <table:table-cell table:formula="of:=[.$E$857]+[.C885]" office:value-type="float" office:value="939.519" calcext:value-type="float">
            <text:p>939.519</text:p>
          </table:table-cell>
          <table:table-cell table:formula="of:=[.D885]/[.$I$1]" office:value-type="float" office:value="0.374750385650224" calcext:value-type="float">
            <text:p>0.374750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84057617" calcext:value-type="float">
            <text:p>0.84057617</text:p>
          </table:table-cell>
          <table:table-cell table:formula="of:=[.$E$857]+[.C886]" office:value-type="float" office:value="940.628" calcext:value-type="float">
            <text:p>940.628</text:p>
          </table:table-cell>
          <table:table-cell table:formula="of:=[.D886]/[.$I$1]" office:value-type="float" office:value="0.376939986547085" calcext:value-type="float">
            <text:p>0.376939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83422852" calcext:value-type="float">
            <text:p>0.83422852</text:p>
          </table:table-cell>
          <table:table-cell table:formula="of:=[.$E$857]+[.C887]" office:value-type="float" office:value="941.722" calcext:value-type="float">
            <text:p>941.722</text:p>
          </table:table-cell>
          <table:table-cell table:formula="of:=[.D887]/[.$I$1]" office:value-type="float" office:value="0.374093506726457" calcext:value-type="float">
            <text:p>0.3740935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1591797" calcext:value-type="float">
            <text:p>0.81591797</text:p>
          </table:table-cell>
          <table:table-cell table:formula="of:=[.$E$857]+[.C888]" office:value-type="float" office:value="942.831" calcext:value-type="float">
            <text:p>942.831</text:p>
          </table:table-cell>
          <table:table-cell table:formula="of:=[.D888]/[.$I$1]" office:value-type="float" office:value="0.365882497757848" calcext:value-type="float">
            <text:p>0.365882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80932617" calcext:value-type="float">
            <text:p>0.80932617</text:p>
          </table:table-cell>
          <table:table-cell table:formula="of:=[.$E$857]+[.C889]" office:value-type="float" office:value="943.925" calcext:value-type="float">
            <text:p>943.925</text:p>
          </table:table-cell>
          <table:table-cell table:formula="of:=[.D889]/[.$I$1]" office:value-type="float" office:value="0.362926533632287" calcext:value-type="float">
            <text:p>0.362926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80371094" calcext:value-type="float">
            <text:p>0.80371094</text:p>
          </table:table-cell>
          <table:table-cell table:formula="of:=[.$E$857]+[.C890]" office:value-type="float" office:value="945.019" calcext:value-type="float">
            <text:p>945.019</text:p>
          </table:table-cell>
          <table:table-cell table:formula="of:=[.D890]/[.$I$1]" office:value-type="float" office:value="0.360408493273543" calcext:value-type="float">
            <text:p>0.360408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80200195" calcext:value-type="float">
            <text:p>0.80200195</text:p>
          </table:table-cell>
          <table:table-cell table:formula="of:=[.$E$857]+[.C891]" office:value-type="float" office:value="946.128" calcext:value-type="float">
            <text:p>946.128</text:p>
          </table:table-cell>
          <table:table-cell table:formula="of:=[.D891]/[.$I$1]" office:value-type="float" office:value="0.359642130044843" calcext:value-type="float">
            <text:p>0.35964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80517578" calcext:value-type="float">
            <text:p>0.80517578</text:p>
          </table:table-cell>
          <table:table-cell table:formula="of:=[.$E$857]+[.C892]" office:value-type="float" office:value="947.222" calcext:value-type="float">
            <text:p>947.222</text:p>
          </table:table-cell>
          <table:table-cell table:formula="of:=[.D892]/[.$I$1]" office:value-type="float" office:value="0.361065372197309" calcext:value-type="float">
            <text:p>0.361065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80566406" calcext:value-type="float">
            <text:p>0.80566406</text:p>
          </table:table-cell>
          <table:table-cell table:formula="of:=[.$E$857]+[.C893]" office:value-type="float" office:value="948.331" calcext:value-type="float">
            <text:p>948.331</text:p>
          </table:table-cell>
          <table:table-cell table:formula="of:=[.D893]/[.$I$1]" office:value-type="float" office:value="0.361284331838565" calcext:value-type="float">
            <text:p>0.361284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7956543" calcext:value-type="float">
            <text:p>0.7956543</text:p>
          </table:table-cell>
          <table:table-cell table:formula="of:=[.$E$857]+[.C894]" office:value-type="float" office:value="949.425" calcext:value-type="float">
            <text:p>949.425</text:p>
          </table:table-cell>
          <table:table-cell table:formula="of:=[.D894]/[.$I$1]" office:value-type="float" office:value="0.356795650224215" calcext:value-type="float">
            <text:p>0.35679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79614258" calcext:value-type="float">
            <text:p>0.79614258</text:p>
          </table:table-cell>
          <table:table-cell table:formula="of:=[.$E$857]+[.C895]" office:value-type="float" office:value="950.519" calcext:value-type="float">
            <text:p>950.519</text:p>
          </table:table-cell>
          <table:table-cell table:formula="of:=[.D895]/[.$I$1]" office:value-type="float" office:value="0.357014609865471" calcext:value-type="float">
            <text:p>0.357014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79003906" calcext:value-type="float">
            <text:p>0.79003906</text:p>
          </table:table-cell>
          <table:table-cell table:formula="of:=[.$E$857]+[.C896]" office:value-type="float" office:value="951.628" calcext:value-type="float">
            <text:p>951.628</text:p>
          </table:table-cell>
          <table:table-cell table:formula="of:=[.D896]/[.$I$1]" office:value-type="float" office:value="0.354277605381166" calcext:value-type="float">
            <text:p>0.354277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78979492" calcext:value-type="float">
            <text:p>0.78979492</text:p>
          </table:table-cell>
          <table:table-cell table:formula="of:=[.$E$857]+[.C897]" office:value-type="float" office:value="952.722" calcext:value-type="float">
            <text:p>952.722</text:p>
          </table:table-cell>
          <table:table-cell table:formula="of:=[.D897]/[.$I$1]" office:value-type="float" office:value="0.354168125560538" calcext:value-type="float">
            <text:p>0.354168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79052734" calcext:value-type="float">
            <text:p>0.79052734</text:p>
          </table:table-cell>
          <table:table-cell table:formula="of:=[.$E$857]+[.C898]" office:value-type="float" office:value="953.831" calcext:value-type="float">
            <text:p>953.831</text:p>
          </table:table-cell>
          <table:table-cell table:formula="of:=[.D898]/[.$I$1]" office:value-type="float" office:value="0.354496565022422" calcext:value-type="float">
            <text:p>0.354496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78173828" calcext:value-type="float">
            <text:p>0.78173828</text:p>
          </table:table-cell>
          <table:table-cell table:formula="of:=[.$E$857]+[.C899]" office:value-type="float" office:value="954.925" calcext:value-type="float">
            <text:p>954.925</text:p>
          </table:table-cell>
          <table:table-cell table:formula="of:=[.D899]/[.$I$1]" office:value-type="float" office:value="0.350555282511211" calcext:value-type="float">
            <text:p>0.35055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78588867" calcext:value-type="float">
            <text:p>0.78588867</text:p>
          </table:table-cell>
          <table:table-cell table:formula="of:=[.$E$857]+[.C900]" office:value-type="float" office:value="956.019" calcext:value-type="float">
            <text:p>956.019</text:p>
          </table:table-cell>
          <table:table-cell table:formula="of:=[.D900]/[.$I$1]" office:value-type="float" office:value="0.352416443946188" calcext:value-type="float">
            <text:p>0.352416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78979492" calcext:value-type="float">
            <text:p>0.78979492</text:p>
          </table:table-cell>
          <table:table-cell table:formula="of:=[.$E$857]+[.C901]" office:value-type="float" office:value="957.128" calcext:value-type="float">
            <text:p>957.128</text:p>
          </table:table-cell>
          <table:table-cell table:formula="of:=[.D901]/[.$I$1]" office:value-type="float" office:value="0.354168125560538" calcext:value-type="float">
            <text:p>0.354168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78417969" calcext:value-type="float">
            <text:p>0.78417969</text:p>
          </table:table-cell>
          <table:table-cell table:formula="of:=[.$E$857]+[.C902]" office:value-type="float" office:value="958.222" calcext:value-type="float">
            <text:p>958.222</text:p>
          </table:table-cell>
          <table:table-cell table:formula="of:=[.D902]/[.$I$1]" office:value-type="float" office:value="0.351650085201794" calcext:value-type="float">
            <text:p>0.351650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78808594" calcext:value-type="float">
            <text:p>0.78808594</text:p>
          </table:table-cell>
          <table:table-cell table:formula="of:=[.$E$857]+[.C903]" office:value-type="float" office:value="959.331" calcext:value-type="float">
            <text:p>959.331</text:p>
          </table:table-cell>
          <table:table-cell table:formula="of:=[.D903]/[.$I$1]" office:value-type="float" office:value="0.353401766816143" calcext:value-type="float">
            <text:p>0.35340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78051758" calcext:value-type="float">
            <text:p>0.78051758</text:p>
          </table:table-cell>
          <table:table-cell table:formula="of:=[.$E$857]+[.C904]" office:value-type="float" office:value="960.425" calcext:value-type="float">
            <text:p>960.425</text:p>
          </table:table-cell>
          <table:table-cell table:formula="of:=[.D904]/[.$I$1]" office:value-type="float" office:value="0.350007883408072" calcext:value-type="float">
            <text:p>0.35000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76513672" calcext:value-type="float">
            <text:p>0.76513672</text:p>
          </table:table-cell>
          <table:table-cell table:formula="of:=[.$E$857]+[.C905]" office:value-type="float" office:value="961.519" calcext:value-type="float">
            <text:p>961.519</text:p>
          </table:table-cell>
          <table:table-cell table:formula="of:=[.D905]/[.$I$1]" office:value-type="float" office:value="0.3431106367713" calcext:value-type="float">
            <text:p>0.3431106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74731445" calcext:value-type="float">
            <text:p>0.74731445</text:p>
          </table:table-cell>
          <table:table-cell table:formula="of:=[.$E$857]+[.C906]" office:value-type="float" office:value="962.628" calcext:value-type="float">
            <text:p>962.628</text:p>
          </table:table-cell>
          <table:table-cell table:formula="of:=[.D906]/[.$I$1]" office:value-type="float" office:value="0.335118587443946" calcext:value-type="float">
            <text:p>0.3351185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74414062" calcext:value-type="float">
            <text:p>0.74414062</text:p>
          </table:table-cell>
          <table:table-cell table:formula="of:=[.$E$857]+[.C907]" office:value-type="float" office:value="963.722" calcext:value-type="float">
            <text:p>963.722</text:p>
          </table:table-cell>
          <table:table-cell table:formula="of:=[.D907]/[.$I$1]" office:value-type="float" office:value="0.33369534529148" calcext:value-type="float">
            <text:p>0.3336953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4511719" calcext:value-type="float">
            <text:p>0.74511719</text:p>
          </table:table-cell>
          <table:table-cell table:formula="of:=[.$E$857]+[.C908]" office:value-type="float" office:value="964.831" calcext:value-type="float">
            <text:p>964.831</text:p>
          </table:table-cell>
          <table:table-cell table:formula="of:=[.D908]/[.$I$1]" office:value-type="float" office:value="0.334133269058296" calcext:value-type="float">
            <text:p>0.334133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73925781" calcext:value-type="float">
            <text:p>0.73925781</text:p>
          </table:table-cell>
          <table:table-cell table:formula="of:=[.$E$857]+[.C909]" office:value-type="float" office:value="965.925" calcext:value-type="float">
            <text:p>965.925</text:p>
          </table:table-cell>
          <table:table-cell table:formula="of:=[.D909]/[.$I$1]" office:value-type="float" office:value="0.331505744394619" calcext:value-type="float">
            <text:p>0.3315057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734375" calcext:value-type="float">
            <text:p>0.734375</text:p>
          </table:table-cell>
          <table:table-cell table:formula="of:=[.$E$857]+[.C910]" office:value-type="float" office:value="967.019" calcext:value-type="float">
            <text:p>967.019</text:p>
          </table:table-cell>
          <table:table-cell table:formula="of:=[.D910]/[.$I$1]" office:value-type="float" office:value="0.329316143497758" calcext:value-type="float">
            <text:p>0.329316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73706055" calcext:value-type="float">
            <text:p>0.73706055</text:p>
          </table:table-cell>
          <table:table-cell table:formula="of:=[.$E$857]+[.C911]" office:value-type="float" office:value="968.128" calcext:value-type="float">
            <text:p>968.128</text:p>
          </table:table-cell>
          <table:table-cell table:formula="of:=[.D911]/[.$I$1]" office:value-type="float" office:value="0.330520426008969" calcext:value-type="float">
            <text:p>0.330520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73852539" calcext:value-type="float">
            <text:p>0.73852539</text:p>
          </table:table-cell>
          <table:table-cell table:formula="of:=[.$E$857]+[.C912]" office:value-type="float" office:value="969.222" calcext:value-type="float">
            <text:p>969.222</text:p>
          </table:table-cell>
          <table:table-cell table:formula="of:=[.D912]/[.$I$1]" office:value-type="float" office:value="0.331177304932735" calcext:value-type="float">
            <text:p>0.331177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73242188" calcext:value-type="float">
            <text:p>0.73242188</text:p>
          </table:table-cell>
          <table:table-cell table:formula="of:=[.$E$857]+[.C913]" office:value-type="float" office:value="970.331" calcext:value-type="float">
            <text:p>970.331</text:p>
          </table:table-cell>
          <table:table-cell table:formula="of:=[.D913]/[.$I$1]" office:value-type="float" office:value="0.328440304932735" calcext:value-type="float">
            <text:p>0.328440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72827148" calcext:value-type="float">
            <text:p>0.72827148</text:p>
          </table:table-cell>
          <table:table-cell table:formula="of:=[.$E$857]+[.C914]" office:value-type="float" office:value="971.425" calcext:value-type="float">
            <text:p>971.425</text:p>
          </table:table-cell>
          <table:table-cell table:formula="of:=[.D914]/[.$I$1]" office:value-type="float" office:value="0.326579139013453" calcext:value-type="float">
            <text:p>0.32657913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asre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stot</text:p>
          </table:table-cell>
          <table:table-cell office:value-type="string" calcext:value-type="string">
            <text:p>I/I_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I_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30078" calcext:value-type="float">
            <text:p>0.00830078</text:p>
          </table:table-cell>
          <table:table-cell table:formula="of:=[.C3]" office:value-type="float" office:value="0.093" calcext:value-type="float">
            <text:p>0.093</text:p>
          </table:table-cell>
          <table:table-cell table:formula="of:=[.D3]/[.$I$2]" office:value-type="float" office:value="0.00348772268907563" calcext:value-type="float">
            <text:p>0.003487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634766" calcext:value-type="float">
            <text:p>0.00634766</text:p>
          </table:table-cell>
          <table:table-cell table:formula="of:=[.C4]" office:value-type="float" office:value="1.187" calcext:value-type="float">
            <text:p>1.187</text:p>
          </table:table-cell>
          <table:table-cell table:formula="of:=[.D4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0512695" calcext:value-type="float">
            <text:p>0.00512695</text:p>
          </table:table-cell>
          <table:table-cell table:formula="of:=[.C5]" office:value-type="float" office:value="2.281" calcext:value-type="float">
            <text:p>2.281</text:p>
          </table:table-cell>
          <table:table-cell table:formula="of:=[.D5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office:value-type="float" office:value="0.00878906" calcext:value-type="float">
            <text:p>0.00878906</text:p>
          </table:table-cell>
          <table:table-cell table:formula="of:=[.C6]" office:value-type="float" office:value="3.39" calcext:value-type="float">
            <text:p>3.39</text:p>
          </table:table-cell>
          <table:table-cell table:formula="of:=[.D6]/[.$I$2]" office:value-type="float" office:value="0.00369288235294118" calcext:value-type="float">
            <text:p>0.0036928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0634766" calcext:value-type="float">
            <text:p>0.00634766</text:p>
          </table:table-cell>
          <table:table-cell table:formula="of:=[.C7]" office:value-type="float" office:value="4.484" calcext:value-type="float">
            <text:p>4.484</text:p>
          </table:table-cell>
          <table:table-cell table:formula="of:=[.D7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0537109" calcext:value-type="float">
            <text:p>0.00537109</text:p>
          </table:table-cell>
          <table:table-cell table:formula="of:=[.C8]" office:value-type="float" office:value="5.578" calcext:value-type="float">
            <text:p>5.578</text:p>
          </table:table-cell>
          <table:table-cell table:formula="of:=[.D8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0708008" calcext:value-type="float">
            <text:p>0.00708008</text:p>
          </table:table-cell>
          <table:table-cell table:formula="of:=[.C9]" office:value-type="float" office:value="6.687" calcext:value-type="float">
            <text:p>6.687</text:p>
          </table:table-cell>
          <table:table-cell table:formula="of:=[.D9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.00732422" calcext:value-type="float">
            <text:p>0.00732422</text:p>
          </table:table-cell>
          <table:table-cell table:formula="of:=[.C10]" office:value-type="float" office:value="7.781" calcext:value-type="float">
            <text:p>7.781</text:p>
          </table:table-cell>
          <table:table-cell table:formula="of:=[.D10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9" calcext:value-type="float">
            <text:p>8.89</text:p>
          </table:table-cell>
          <table:table-cell office:value-type="float" office:value="0.00585938" calcext:value-type="float">
            <text:p>0.00585938</text:p>
          </table:table-cell>
          <table:table-cell table:formula="of:=[.C11]" office:value-type="float" office:value="8.89" calcext:value-type="float">
            <text:p>8.89</text:p>
          </table:table-cell>
          <table:table-cell table:formula="of:=[.D11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0.00683594" calcext:value-type="float">
            <text:p>0.00683594</text:p>
          </table:table-cell>
          <table:table-cell table:formula="of:=[.C12]" office:value-type="float" office:value="9.984" calcext:value-type="float">
            <text:p>9.984</text:p>
          </table:table-cell>
          <table:table-cell table:formula="of:=[.D12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065918" calcext:value-type="float">
            <text:p>0.0065918</text:p>
          </table:table-cell>
          <table:table-cell table:formula="of:=[.C13]" office:value-type="float" office:value="11.078" calcext:value-type="float">
            <text:p>11.078</text:p>
          </table:table-cell>
          <table:table-cell table:formula="of:=[.D13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0.0078125" calcext:value-type="float">
            <text:p>0.0078125</text:p>
          </table:table-cell>
          <table:table-cell table:formula="of:=[.C14]" office:value-type="float" office:value="12.187" calcext:value-type="float">
            <text:p>12.187</text:p>
          </table:table-cell>
          <table:table-cell table:formula="of:=[.D14]/[.$I$2]" office:value-type="float" office:value="0.00328256302521008" calcext:value-type="float">
            <text:p>0.0032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0.00390625" calcext:value-type="float">
            <text:p>0.00390625</text:p>
          </table:table-cell>
          <table:table-cell table:formula="of:=[.C15]" office:value-type="float" office:value="13.281" calcext:value-type="float">
            <text:p>13.281</text:p>
          </table:table-cell>
          <table:table-cell table:formula="of:=[.D15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9" calcext:value-type="float">
            <text:p>14.39</text:p>
          </table:table-cell>
          <table:table-cell office:value-type="float" office:value="0.00683594" calcext:value-type="float">
            <text:p>0.00683594</text:p>
          </table:table-cell>
          <table:table-cell table:formula="of:=[.C16]" office:value-type="float" office:value="14.39" calcext:value-type="float">
            <text:p>14.39</text:p>
          </table:table-cell>
          <table:table-cell table:formula="of:=[.D16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0.00756836" calcext:value-type="float">
            <text:p>0.00756836</text:p>
          </table:table-cell>
          <table:table-cell table:formula="of:=[.C17]" office:value-type="float" office:value="15.484" calcext:value-type="float">
            <text:p>15.484</text:p>
          </table:table-cell>
          <table:table-cell table:formula="of:=[.D17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0065918" calcext:value-type="float">
            <text:p>0.0065918</text:p>
          </table:table-cell>
          <table:table-cell table:formula="of:=[.C18]" office:value-type="float" office:value="16.578" calcext:value-type="float">
            <text:p>16.578</text:p>
          </table:table-cell>
          <table:table-cell table:formula="of:=[.D18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0.00683594" calcext:value-type="float">
            <text:p>0.00683594</text:p>
          </table:table-cell>
          <table:table-cell table:formula="of:=[.C19]" office:value-type="float" office:value="17.687" calcext:value-type="float">
            <text:p>17.687</text:p>
          </table:table-cell>
          <table:table-cell table:formula="of:=[.D19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0756836" calcext:value-type="float">
            <text:p>0.00756836</text:p>
          </table:table-cell>
          <table:table-cell table:formula="of:=[.C20]" office:value-type="float" office:value="18.781" calcext:value-type="float">
            <text:p>18.781</text:p>
          </table:table-cell>
          <table:table-cell table:formula="of:=[.D20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9" calcext:value-type="float">
            <text:p>19.89</text:p>
          </table:table-cell>
          <table:table-cell office:value-type="float" office:value="0.00708008" calcext:value-type="float">
            <text:p>0.00708008</text:p>
          </table:table-cell>
          <table:table-cell table:formula="of:=[.C21]" office:value-type="float" office:value="19.89" calcext:value-type="float">
            <text:p>19.89</text:p>
          </table:table-cell>
          <table:table-cell table:formula="of:=[.D21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0634766" calcext:value-type="float">
            <text:p>0.00634766</text:p>
          </table:table-cell>
          <table:table-cell table:formula="of:=[.C22]" office:value-type="float" office:value="20.984" calcext:value-type="float">
            <text:p>20.984</text:p>
          </table:table-cell>
          <table:table-cell table:formula="of:=[.D22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0732422" calcext:value-type="float">
            <text:p>0.00732422</text:p>
          </table:table-cell>
          <table:table-cell table:formula="of:=[.C23]" office:value-type="float" office:value="22.078" calcext:value-type="float">
            <text:p>22.078</text:p>
          </table:table-cell>
          <table:table-cell table:formula="of:=[.D23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7" calcext:value-type="float">
            <text:p>23.187</text:p>
          </table:table-cell>
          <table:table-cell office:value-type="float" office:value="0.00585938" calcext:value-type="float">
            <text:p>0.00585938</text:p>
          </table:table-cell>
          <table:table-cell table:formula="of:=[.C24]" office:value-type="float" office:value="23.187" calcext:value-type="float">
            <text:p>23.187</text:p>
          </table:table-cell>
          <table:table-cell table:formula="of:=[.D24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0683594" calcext:value-type="float">
            <text:p>0.00683594</text:p>
          </table:table-cell>
          <table:table-cell table:formula="of:=[.C25]" office:value-type="float" office:value="24.281" calcext:value-type="float">
            <text:p>24.281</text:p>
          </table:table-cell>
          <table:table-cell table:formula="of:=[.D25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9" calcext:value-type="float">
            <text:p>25.39</text:p>
          </table:table-cell>
          <table:table-cell office:value-type="float" office:value="0.00708008" calcext:value-type="float">
            <text:p>0.00708008</text:p>
          </table:table-cell>
          <table:table-cell table:formula="of:=[.C26]" office:value-type="float" office:value="25.39" calcext:value-type="float">
            <text:p>25.39</text:p>
          </table:table-cell>
          <table:table-cell table:formula="of:=[.D26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0512695" calcext:value-type="float">
            <text:p>0.00512695</text:p>
          </table:table-cell>
          <table:table-cell table:formula="of:=[.C27]" office:value-type="float" office:value="26.484" calcext:value-type="float">
            <text:p>26.484</text:p>
          </table:table-cell>
          <table:table-cell table:formula="of:=[.D27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0.00610352" calcext:value-type="float">
            <text:p>0.00610352</text:p>
          </table:table-cell>
          <table:table-cell table:formula="of:=[.C28]" office:value-type="float" office:value="27.578" calcext:value-type="float">
            <text:p>27.578</text:p>
          </table:table-cell>
          <table:table-cell table:formula="of:=[.D28]/[.$I$2]" office:value-type="float" office:value="0.00256450420168067" calcext:value-type="float">
            <text:p>0.002564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7" calcext:value-type="float">
            <text:p>28.687</text:p>
          </table:table-cell>
          <table:table-cell office:value-type="float" office:value="0.0065918" calcext:value-type="float">
            <text:p>0.0065918</text:p>
          </table:table-cell>
          <table:table-cell table:formula="of:=[.C29]" office:value-type="float" office:value="28.687" calcext:value-type="float">
            <text:p>28.687</text:p>
          </table:table-cell>
          <table:table-cell table:formula="of:=[.D29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0.00830078" calcext:value-type="float">
            <text:p>0.00830078</text:p>
          </table:table-cell>
          <table:table-cell table:formula="of:=[.C30]" office:value-type="float" office:value="29.781" calcext:value-type="float">
            <text:p>29.781</text:p>
          </table:table-cell>
          <table:table-cell table:formula="of:=[.D30]/[.$I$2]" office:value-type="float" office:value="0.00348772268907563" calcext:value-type="float">
            <text:p>0.003487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9" calcext:value-type="float">
            <text:p>30.89</text:p>
          </table:table-cell>
          <table:table-cell office:value-type="float" office:value="0.00585938" calcext:value-type="float">
            <text:p>0.00585938</text:p>
          </table:table-cell>
          <table:table-cell table:formula="of:=[.C31]" office:value-type="float" office:value="30.89" calcext:value-type="float">
            <text:p>30.89</text:p>
          </table:table-cell>
          <table:table-cell table:formula="of:=[.D31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0561523" calcext:value-type="float">
            <text:p>0.00561523</text:p>
          </table:table-cell>
          <table:table-cell table:formula="of:=[.C32]" office:value-type="float" office:value="31.984" calcext:value-type="float">
            <text:p>31.984</text:p>
          </table:table-cell>
          <table:table-cell table:formula="of:=[.D32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0585938" calcext:value-type="float">
            <text:p>0.00585938</text:p>
          </table:table-cell>
          <table:table-cell table:formula="of:=[.C33]" office:value-type="float" office:value="33.078" calcext:value-type="float">
            <text:p>33.078</text:p>
          </table:table-cell>
          <table:table-cell table:formula="of:=[.D33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7" calcext:value-type="float">
            <text:p>34.187</text:p>
          </table:table-cell>
          <table:table-cell office:value-type="float" office:value="0.00732422" calcext:value-type="float">
            <text:p>0.00732422</text:p>
          </table:table-cell>
          <table:table-cell table:formula="of:=[.C34]" office:value-type="float" office:value="34.187" calcext:value-type="float">
            <text:p>34.187</text:p>
          </table:table-cell>
          <table:table-cell table:formula="of:=[.D34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0683594" calcext:value-type="float">
            <text:p>0.00683594</text:p>
          </table:table-cell>
          <table:table-cell table:formula="of:=[.C35]" office:value-type="float" office:value="35.281" calcext:value-type="float">
            <text:p>35.281</text:p>
          </table:table-cell>
          <table:table-cell table:formula="of:=[.D35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9" calcext:value-type="float">
            <text:p>36.39</text:p>
          </table:table-cell>
          <table:table-cell office:value-type="float" office:value="0.00488281" calcext:value-type="float">
            <text:p>0.00488281</text:p>
          </table:table-cell>
          <table:table-cell table:formula="of:=[.C36]" office:value-type="float" office:value="36.39" calcext:value-type="float">
            <text:p>36.39</text:p>
          </table:table-cell>
          <table:table-cell table:formula="of:=[.D36]/[.$I$2]" office:value-type="float" office:value="0.00205160084033613" calcext:value-type="float">
            <text:p>0.002051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0561523" calcext:value-type="float">
            <text:p>0.00561523</text:p>
          </table:table-cell>
          <table:table-cell table:formula="of:=[.C37]" office:value-type="float" office:value="37.484" calcext:value-type="float">
            <text:p>37.484</text:p>
          </table:table-cell>
          <table:table-cell table:formula="of:=[.D37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0.00537109" calcext:value-type="float">
            <text:p>0.00537109</text:p>
          </table:table-cell>
          <table:table-cell table:formula="of:=[.C38]" office:value-type="float" office:value="38.578" calcext:value-type="float">
            <text:p>38.578</text:p>
          </table:table-cell>
          <table:table-cell table:formula="of:=[.D38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7" calcext:value-type="float">
            <text:p>39.687</text:p>
          </table:table-cell>
          <table:table-cell office:value-type="float" office:value="0.00561523" calcext:value-type="float">
            <text:p>0.00561523</text:p>
          </table:table-cell>
          <table:table-cell table:formula="of:=[.C39]" office:value-type="float" office:value="39.687" calcext:value-type="float">
            <text:p>39.687</text:p>
          </table:table-cell>
          <table:table-cell table:formula="of:=[.D39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0.00585938" calcext:value-type="float">
            <text:p>0.00585938</text:p>
          </table:table-cell>
          <table:table-cell table:formula="of:=[.C40]" office:value-type="float" office:value="40.781" calcext:value-type="float">
            <text:p>40.781</text:p>
          </table:table-cell>
          <table:table-cell table:formula="of:=[.D40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9" calcext:value-type="float">
            <text:p>41.89</text:p>
          </table:table-cell>
          <table:table-cell office:value-type="float" office:value="0.00732422" calcext:value-type="float">
            <text:p>0.00732422</text:p>
          </table:table-cell>
          <table:table-cell table:formula="of:=[.C41]" office:value-type="float" office:value="41.89" calcext:value-type="float">
            <text:p>41.89</text:p>
          </table:table-cell>
          <table:table-cell table:formula="of:=[.D41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065918" calcext:value-type="float">
            <text:p>0.0065918</text:p>
          </table:table-cell>
          <table:table-cell table:formula="of:=[.C42]" office:value-type="float" office:value="42.984" calcext:value-type="float">
            <text:p>42.984</text:p>
          </table:table-cell>
          <table:table-cell table:formula="of:=[.D42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0.00585938" calcext:value-type="float">
            <text:p>0.00585938</text:p>
          </table:table-cell>
          <table:table-cell table:formula="of:=[.C43]" office:value-type="float" office:value="44.078" calcext:value-type="float">
            <text:p>44.078</text:p>
          </table:table-cell>
          <table:table-cell table:formula="of:=[.D43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7" calcext:value-type="float">
            <text:p>45.187</text:p>
          </table:table-cell>
          <table:table-cell office:value-type="float" office:value="0.00805664" calcext:value-type="float">
            <text:p>0.00805664</text:p>
          </table:table-cell>
          <table:table-cell table:formula="of:=[.C44]" office:value-type="float" office:value="45.187" calcext:value-type="float">
            <text:p>45.187</text:p>
          </table:table-cell>
          <table:table-cell table:formula="of:=[.D44]/[.$I$2]" office:value-type="float" office:value="0.00338514285714286" calcext:value-type="float">
            <text:p>0.003385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0561523" calcext:value-type="float">
            <text:p>0.00561523</text:p>
          </table:table-cell>
          <table:table-cell table:formula="of:=[.C45]" office:value-type="float" office:value="46.281" calcext:value-type="float">
            <text:p>46.281</text:p>
          </table:table-cell>
          <table:table-cell table:formula="of:=[.D45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9" calcext:value-type="float">
            <text:p>47.39</text:p>
          </table:table-cell>
          <table:table-cell office:value-type="float" office:value="0.00756836" calcext:value-type="float">
            <text:p>0.00756836</text:p>
          </table:table-cell>
          <table:table-cell table:formula="of:=[.C46]" office:value-type="float" office:value="47.39" calcext:value-type="float">
            <text:p>47.39</text:p>
          </table:table-cell>
          <table:table-cell table:formula="of:=[.D46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0537109" calcext:value-type="float">
            <text:p>0.00537109</text:p>
          </table:table-cell>
          <table:table-cell table:formula="of:=[.C47]" office:value-type="float" office:value="48.484" calcext:value-type="float">
            <text:p>48.484</text:p>
          </table:table-cell>
          <table:table-cell table:formula="of:=[.D47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0439453" calcext:value-type="float">
            <text:p>0.00439453</text:p>
          </table:table-cell>
          <table:table-cell table:formula="of:=[.C48]" office:value-type="float" office:value="49.578" calcext:value-type="float">
            <text:p>49.578</text:p>
          </table:table-cell>
          <table:table-cell table:formula="of:=[.D48]/[.$I$2]" office:value-type="float" office:value="0.00184644117647059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7" calcext:value-type="float">
            <text:p>50.687</text:p>
          </table:table-cell>
          <table:table-cell office:value-type="float" office:value="0.00463867" calcext:value-type="float">
            <text:p>0.00463867</text:p>
          </table:table-cell>
          <table:table-cell table:formula="of:=[.C49]" office:value-type="float" office:value="50.687" calcext:value-type="float">
            <text:p>50.687</text:p>
          </table:table-cell>
          <table:table-cell table:formula="of:=[.D49]/[.$I$2]" office:value-type="float" office:value="0.00194902100840336" calcext:value-type="float">
            <text:p>0.00194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0561523" calcext:value-type="float">
            <text:p>0.00561523</text:p>
          </table:table-cell>
          <table:table-cell table:formula="of:=[.C50]" office:value-type="float" office:value="51.781" calcext:value-type="float">
            <text:p>51.781</text:p>
          </table:table-cell>
          <table:table-cell table:formula="of:=[.D50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9" calcext:value-type="float">
            <text:p>52.89</text:p>
          </table:table-cell>
          <table:table-cell office:value-type="float" office:value="0.00561523" calcext:value-type="float">
            <text:p>0.00561523</text:p>
          </table:table-cell>
          <table:table-cell table:formula="of:=[.C51]" office:value-type="float" office:value="52.89" calcext:value-type="float">
            <text:p>52.89</text:p>
          </table:table-cell>
          <table:table-cell table:formula="of:=[.D51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0805664" calcext:value-type="float">
            <text:p>0.00805664</text:p>
          </table:table-cell>
          <table:table-cell table:formula="of:=[.C52]" office:value-type="float" office:value="53.984" calcext:value-type="float">
            <text:p>53.984</text:p>
          </table:table-cell>
          <table:table-cell table:formula="of:=[.D52]/[.$I$2]" office:value-type="float" office:value="0.00338514285714286" calcext:value-type="float">
            <text:p>0.003385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0.00512695" calcext:value-type="float">
            <text:p>0.00512695</text:p>
          </table:table-cell>
          <table:table-cell table:formula="of:=[.C53]" office:value-type="float" office:value="55.078" calcext:value-type="float">
            <text:p>55.078</text:p>
          </table:table-cell>
          <table:table-cell table:formula="of:=[.D53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7" calcext:value-type="float">
            <text:p>56.187</text:p>
          </table:table-cell>
          <table:table-cell office:value-type="float" office:value="0.00683594" calcext:value-type="float">
            <text:p>0.00683594</text:p>
          </table:table-cell>
          <table:table-cell table:formula="of:=[.C54]" office:value-type="float" office:value="56.187" calcext:value-type="float">
            <text:p>56.187</text:p>
          </table:table-cell>
          <table:table-cell table:formula="of:=[.D54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0561523" calcext:value-type="float">
            <text:p>0.00561523</text:p>
          </table:table-cell>
          <table:table-cell table:formula="of:=[.C55]" office:value-type="float" office:value="57.281" calcext:value-type="float">
            <text:p>57.281</text:p>
          </table:table-cell>
          <table:table-cell table:formula="of:=[.D55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9" calcext:value-type="float">
            <text:p>58.39</text:p>
          </table:table-cell>
          <table:table-cell office:value-type="float" office:value="0.00708008" calcext:value-type="float">
            <text:p>0.00708008</text:p>
          </table:table-cell>
          <table:table-cell table:formula="of:=[.C56]" office:value-type="float" office:value="58.39" calcext:value-type="float">
            <text:p>58.39</text:p>
          </table:table-cell>
          <table:table-cell table:formula="of:=[.D56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.00756836" calcext:value-type="float">
            <text:p>0.00756836</text:p>
          </table:table-cell>
          <table:table-cell table:formula="of:=[.C57]" office:value-type="float" office:value="59.484" calcext:value-type="float">
            <text:p>59.484</text:p>
          </table:table-cell>
          <table:table-cell table:formula="of:=[.D57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0732422" calcext:value-type="float">
            <text:p>0.00732422</text:p>
          </table:table-cell>
          <table:table-cell table:formula="of:=[.C58]" office:value-type="float" office:value="60.578" calcext:value-type="float">
            <text:p>60.578</text:p>
          </table:table-cell>
          <table:table-cell table:formula="of:=[.D58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7" calcext:value-type="float">
            <text:p>61.687</text:p>
          </table:table-cell>
          <table:table-cell office:value-type="float" office:value="0.00439453" calcext:value-type="float">
            <text:p>0.00439453</text:p>
          </table:table-cell>
          <table:table-cell table:formula="of:=[.C59]" office:value-type="float" office:value="61.687" calcext:value-type="float">
            <text:p>61.687</text:p>
          </table:table-cell>
          <table:table-cell table:formula="of:=[.D59]/[.$I$2]" office:value-type="float" office:value="0.00184644117647059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0390625" calcext:value-type="float">
            <text:p>0.00390625</text:p>
          </table:table-cell>
          <table:table-cell table:formula="of:=[.C60]" office:value-type="float" office:value="62.781" calcext:value-type="float">
            <text:p>62.781</text:p>
          </table:table-cell>
          <table:table-cell table:formula="of:=[.D60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" calcext:value-type="float">
            <text:p>63.89</text:p>
          </table:table-cell>
          <table:table-cell office:value-type="float" office:value="0.00683594" calcext:value-type="float">
            <text:p>0.00683594</text:p>
          </table:table-cell>
          <table:table-cell table:formula="of:=[.C61]" office:value-type="float" office:value="63.89" calcext:value-type="float">
            <text:p>63.89</text:p>
          </table:table-cell>
          <table:table-cell table:formula="of:=[.D61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0585938" calcext:value-type="float">
            <text:p>0.00585938</text:p>
          </table:table-cell>
          <table:table-cell table:formula="of:=[.C62]" office:value-type="float" office:value="64.984" calcext:value-type="float">
            <text:p>64.984</text:p>
          </table:table-cell>
          <table:table-cell table:formula="of:=[.D62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0.00683594" calcext:value-type="float">
            <text:p>0.00683594</text:p>
          </table:table-cell>
          <table:table-cell table:formula="of:=[.C63]" office:value-type="float" office:value="66.078" calcext:value-type="float">
            <text:p>66.078</text:p>
          </table:table-cell>
          <table:table-cell table:formula="of:=[.D63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7" calcext:value-type="float">
            <text:p>67.187</text:p>
          </table:table-cell>
          <table:table-cell office:value-type="float" office:value="0.00561523" calcext:value-type="float">
            <text:p>0.00561523</text:p>
          </table:table-cell>
          <table:table-cell table:formula="of:=[.C64]" office:value-type="float" office:value="67.187" calcext:value-type="float">
            <text:p>67.187</text:p>
          </table:table-cell>
          <table:table-cell table:formula="of:=[.D64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0585938" calcext:value-type="float">
            <text:p>0.00585938</text:p>
          </table:table-cell>
          <table:table-cell table:formula="of:=[.C65]" office:value-type="float" office:value="68.281" calcext:value-type="float">
            <text:p>68.281</text:p>
          </table:table-cell>
          <table:table-cell table:formula="of:=[.D65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" calcext:value-type="float">
            <text:p>69.39</text:p>
          </table:table-cell>
          <table:table-cell office:value-type="float" office:value="0.00415039" calcext:value-type="float">
            <text:p>0.00415039</text:p>
          </table:table-cell>
          <table:table-cell table:formula="of:=[.C66]" office:value-type="float" office:value="69.39" calcext:value-type="float">
            <text:p>69.39</text:p>
          </table:table-cell>
          <table:table-cell table:formula="of:=[.D66]/[.$I$2]" office:value-type="float" office:value="0.00174386134453782" calcext:value-type="float">
            <text:p>0.001743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065918" calcext:value-type="float">
            <text:p>0.0065918</text:p>
          </table:table-cell>
          <table:table-cell table:formula="of:=[.C67]" office:value-type="float" office:value="70.484" calcext:value-type="float">
            <text:p>70.484</text:p>
          </table:table-cell>
          <table:table-cell table:formula="of:=[.D67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3" calcext:value-type="float">
            <text:p>71.593</text:p>
          </table:table-cell>
          <table:table-cell office:value-type="float" office:value="0.00634766" calcext:value-type="float">
            <text:p>0.00634766</text:p>
          </table:table-cell>
          <table:table-cell table:formula="of:=[.C68]" office:value-type="float" office:value="71.593" calcext:value-type="float">
            <text:p>71.593</text:p>
          </table:table-cell>
          <table:table-cell table:formula="of:=[.D68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7" calcext:value-type="float">
            <text:p>72.687</text:p>
          </table:table-cell>
          <table:table-cell office:value-type="float" office:value="0.00732422" calcext:value-type="float">
            <text:p>0.00732422</text:p>
          </table:table-cell>
          <table:table-cell table:formula="of:=[.C69]" office:value-type="float" office:value="72.687" calcext:value-type="float">
            <text:p>72.687</text:p>
          </table:table-cell>
          <table:table-cell table:formula="of:=[.D69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078125" calcext:value-type="float">
            <text:p>0.0078125</text:p>
          </table:table-cell>
          <table:table-cell table:formula="of:=[.C70]" office:value-type="float" office:value="73.781" calcext:value-type="float">
            <text:p>73.781</text:p>
          </table:table-cell>
          <table:table-cell table:formula="of:=[.D70]/[.$I$2]" office:value-type="float" office:value="0.00328256302521008" calcext:value-type="float">
            <text:p>0.0032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" calcext:value-type="float">
            <text:p>74.89</text:p>
          </table:table-cell>
          <table:table-cell office:value-type="float" office:value="0.00512695" calcext:value-type="float">
            <text:p>0.00512695</text:p>
          </table:table-cell>
          <table:table-cell table:formula="of:=[.C71]" office:value-type="float" office:value="74.89" calcext:value-type="float">
            <text:p>74.89</text:p>
          </table:table-cell>
          <table:table-cell table:formula="of:=[.D71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0537109" calcext:value-type="float">
            <text:p>0.00537109</text:p>
          </table:table-cell>
          <table:table-cell table:formula="of:=[.C72]" office:value-type="float" office:value="75.984" calcext:value-type="float">
            <text:p>75.984</text:p>
          </table:table-cell>
          <table:table-cell table:formula="of:=[.D72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00708008" calcext:value-type="float">
            <text:p>0.00708008</text:p>
          </table:table-cell>
          <table:table-cell table:formula="of:=[.C73]" office:value-type="float" office:value="77.093" calcext:value-type="float">
            <text:p>77.093</text:p>
          </table:table-cell>
          <table:table-cell table:formula="of:=[.D73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7" calcext:value-type="float">
            <text:p>78.187</text:p>
          </table:table-cell>
          <table:table-cell office:value-type="float" office:value="0.00561523" calcext:value-type="float">
            <text:p>0.00561523</text:p>
          </table:table-cell>
          <table:table-cell table:formula="of:=[.C74]" office:value-type="float" office:value="78.187" calcext:value-type="float">
            <text:p>78.187</text:p>
          </table:table-cell>
          <table:table-cell table:formula="of:=[.D74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0732422" calcext:value-type="float">
            <text:p>0.00732422</text:p>
          </table:table-cell>
          <table:table-cell table:formula="of:=[.C75]" office:value-type="float" office:value="79.281" calcext:value-type="float">
            <text:p>79.281</text:p>
          </table:table-cell>
          <table:table-cell table:formula="of:=[.D75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" calcext:value-type="float">
            <text:p>80.39</text:p>
          </table:table-cell>
          <table:table-cell office:value-type="float" office:value="0.00732422" calcext:value-type="float">
            <text:p>0.00732422</text:p>
          </table:table-cell>
          <table:table-cell table:formula="of:=[.C76]" office:value-type="float" office:value="80.39" calcext:value-type="float">
            <text:p>80.39</text:p>
          </table:table-cell>
          <table:table-cell table:formula="of:=[.D76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756836" calcext:value-type="float">
            <text:p>0.00756836</text:p>
          </table:table-cell>
          <table:table-cell table:formula="of:=[.C77]" office:value-type="float" office:value="81.484" calcext:value-type="float">
            <text:p>81.484</text:p>
          </table:table-cell>
          <table:table-cell table:formula="of:=[.D77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3" calcext:value-type="float">
            <text:p>82.593</text:p>
          </table:table-cell>
          <table:table-cell office:value-type="float" office:value="0.00756836" calcext:value-type="float">
            <text:p>0.00756836</text:p>
          </table:table-cell>
          <table:table-cell table:formula="of:=[.C78]" office:value-type="float" office:value="82.593" calcext:value-type="float">
            <text:p>82.593</text:p>
          </table:table-cell>
          <table:table-cell table:formula="of:=[.D78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7" calcext:value-type="float">
            <text:p>83.687</text:p>
          </table:table-cell>
          <table:table-cell office:value-type="float" office:value="0.00756836" calcext:value-type="float">
            <text:p>0.00756836</text:p>
          </table:table-cell>
          <table:table-cell table:formula="of:=[.C79]" office:value-type="float" office:value="83.687" calcext:value-type="float">
            <text:p>83.687</text:p>
          </table:table-cell>
          <table:table-cell table:formula="of:=[.D79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0341797" calcext:value-type="float">
            <text:p>0.00341797</text:p>
          </table:table-cell>
          <table:table-cell table:formula="of:=[.C80]" office:value-type="float" office:value="84.781" calcext:value-type="float">
            <text:p>84.781</text:p>
          </table:table-cell>
          <table:table-cell table:formula="of:=[.D80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9" calcext:value-type="float">
            <text:p>85.89</text:p>
          </table:table-cell>
          <table:table-cell office:value-type="float" office:value="0.00805664" calcext:value-type="float">
            <text:p>0.00805664</text:p>
          </table:table-cell>
          <table:table-cell table:formula="of:=[.C81]" office:value-type="float" office:value="85.89" calcext:value-type="float">
            <text:p>85.89</text:p>
          </table:table-cell>
          <table:table-cell table:formula="of:=[.D81]/[.$I$2]" office:value-type="float" office:value="0.00338514285714286" calcext:value-type="float">
            <text:p>0.003385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.00610352" calcext:value-type="float">
            <text:p>0.00610352</text:p>
          </table:table-cell>
          <table:table-cell table:formula="of:=[.C82]" office:value-type="float" office:value="86.984" calcext:value-type="float">
            <text:p>86.984</text:p>
          </table:table-cell>
          <table:table-cell table:formula="of:=[.D82]/[.$I$2]" office:value-type="float" office:value="0.00256450420168067" calcext:value-type="float">
            <text:p>0.002564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3" calcext:value-type="float">
            <text:p>88.093</text:p>
          </table:table-cell>
          <table:table-cell office:value-type="float" office:value="0.00512695" calcext:value-type="float">
            <text:p>0.00512695</text:p>
          </table:table-cell>
          <table:table-cell table:formula="of:=[.C83]" office:value-type="float" office:value="88.093" calcext:value-type="float">
            <text:p>88.093</text:p>
          </table:table-cell>
          <table:table-cell table:formula="of:=[.D83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7" calcext:value-type="float">
            <text:p>89.187</text:p>
          </table:table-cell>
          <table:table-cell office:value-type="float" office:value="0.00585938" calcext:value-type="float">
            <text:p>0.00585938</text:p>
          </table:table-cell>
          <table:table-cell table:formula="of:=[.C84]" office:value-type="float" office:value="89.187" calcext:value-type="float">
            <text:p>89.187</text:p>
          </table:table-cell>
          <table:table-cell table:formula="of:=[.D84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0708008" calcext:value-type="float">
            <text:p>0.00708008</text:p>
          </table:table-cell>
          <table:table-cell table:formula="of:=[.C85]" office:value-type="float" office:value="90.281" calcext:value-type="float">
            <text:p>90.281</text:p>
          </table:table-cell>
          <table:table-cell table:formula="of:=[.D85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9" calcext:value-type="float">
            <text:p>91.39</text:p>
          </table:table-cell>
          <table:table-cell office:value-type="float" office:value="0.00561523" calcext:value-type="float">
            <text:p>0.00561523</text:p>
          </table:table-cell>
          <table:table-cell table:formula="of:=[.C86]" office:value-type="float" office:value="91.39" calcext:value-type="float">
            <text:p>91.39</text:p>
          </table:table-cell>
          <table:table-cell table:formula="of:=[.D86]/[.$I$2]" office:value-type="float" office:value="0.00235934033613445" calcext:value-type="float">
            <text:p>0.002359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.00683594" calcext:value-type="float">
            <text:p>0.00683594</text:p>
          </table:table-cell>
          <table:table-cell table:formula="of:=[.C87]" office:value-type="float" office:value="92.484" calcext:value-type="float">
            <text:p>92.484</text:p>
          </table:table-cell>
          <table:table-cell table:formula="of:=[.D87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3" calcext:value-type="float">
            <text:p>93.593</text:p>
          </table:table-cell>
          <table:table-cell office:value-type="float" office:value="0.00634766" calcext:value-type="float">
            <text:p>0.00634766</text:p>
          </table:table-cell>
          <table:table-cell table:formula="of:=[.C88]" office:value-type="float" office:value="93.593" calcext:value-type="float">
            <text:p>93.593</text:p>
          </table:table-cell>
          <table:table-cell table:formula="of:=[.D88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0.00634766" calcext:value-type="float">
            <text:p>0.00634766</text:p>
          </table:table-cell>
          <table:table-cell table:formula="of:=[.C89]" office:value-type="float" office:value="94.687" calcext:value-type="float">
            <text:p>94.687</text:p>
          </table:table-cell>
          <table:table-cell table:formula="of:=[.D89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.00585938" calcext:value-type="float">
            <text:p>0.00585938</text:p>
          </table:table-cell>
          <table:table-cell table:formula="of:=[.C90]" office:value-type="float" office:value="95.781" calcext:value-type="float">
            <text:p>95.781</text:p>
          </table:table-cell>
          <table:table-cell table:formula="of:=[.D90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9" calcext:value-type="float">
            <text:p>96.89</text:p>
          </table:table-cell>
          <table:table-cell office:value-type="float" office:value="0.0065918" calcext:value-type="float">
            <text:p>0.0065918</text:p>
          </table:table-cell>
          <table:table-cell table:formula="of:=[.C91]" office:value-type="float" office:value="96.89" calcext:value-type="float">
            <text:p>96.89</text:p>
          </table:table-cell>
          <table:table-cell table:formula="of:=[.D91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0463867" calcext:value-type="float">
            <text:p>0.00463867</text:p>
          </table:table-cell>
          <table:table-cell table:formula="of:=[.C92]" office:value-type="float" office:value="97.984" calcext:value-type="float">
            <text:p>97.984</text:p>
          </table:table-cell>
          <table:table-cell table:formula="of:=[.D92]/[.$I$2]" office:value-type="float" office:value="0.00194902100840336" calcext:value-type="float">
            <text:p>0.00194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0708008" calcext:value-type="float">
            <text:p>0.00708008</text:p>
          </table:table-cell>
          <table:table-cell table:formula="of:=[.C93]" office:value-type="float" office:value="99.078" calcext:value-type="float">
            <text:p>99.078</text:p>
          </table:table-cell>
          <table:table-cell table:formula="of:=[.D93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7" calcext:value-type="float">
            <text:p>100.187</text:p>
          </table:table-cell>
          <table:table-cell office:value-type="float" office:value="0.00708008" calcext:value-type="float">
            <text:p>0.00708008</text:p>
          </table:table-cell>
          <table:table-cell table:formula="of:=[.C94]" office:value-type="float" office:value="100.187" calcext:value-type="float">
            <text:p>100.187</text:p>
          </table:table-cell>
          <table:table-cell table:formula="of:=[.D94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0585938" calcext:value-type="float">
            <text:p>0.00585938</text:p>
          </table:table-cell>
          <table:table-cell table:formula="of:=[.C95]" office:value-type="float" office:value="101.281" calcext:value-type="float">
            <text:p>101.281</text:p>
          </table:table-cell>
          <table:table-cell table:formula="of:=[.D95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9" calcext:value-type="float">
            <text:p>102.39</text:p>
          </table:table-cell>
          <table:table-cell office:value-type="float" office:value="0.00878906" calcext:value-type="float">
            <text:p>0.00878906</text:p>
          </table:table-cell>
          <table:table-cell table:formula="of:=[.C96]" office:value-type="float" office:value="102.39" calcext:value-type="float">
            <text:p>102.39</text:p>
          </table:table-cell>
          <table:table-cell table:formula="of:=[.D96]/[.$I$2]" office:value-type="float" office:value="0.00369288235294118" calcext:value-type="float">
            <text:p>0.0036928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0708008" calcext:value-type="float">
            <text:p>0.00708008</text:p>
          </table:table-cell>
          <table:table-cell table:formula="of:=[.C97]" office:value-type="float" office:value="103.484" calcext:value-type="float">
            <text:p>103.484</text:p>
          </table:table-cell>
          <table:table-cell table:formula="of:=[.D97]/[.$I$2]" office:value-type="float" office:value="0.00297482352941176" calcext:value-type="float">
            <text:p>0.002974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0585938" calcext:value-type="float">
            <text:p>0.00585938</text:p>
          </table:table-cell>
          <table:table-cell table:formula="of:=[.C98]" office:value-type="float" office:value="104.578" calcext:value-type="float">
            <text:p>104.578</text:p>
          </table:table-cell>
          <table:table-cell table:formula="of:=[.D98]/[.$I$2]" office:value-type="float" office:value="0.0024619243697479" calcext:value-type="float">
            <text:p>0.002461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0610352" calcext:value-type="float">
            <text:p>0.00610352</text:p>
          </table:table-cell>
          <table:table-cell table:formula="of:=[.C99]" office:value-type="float" office:value="105.687" calcext:value-type="float">
            <text:p>105.687</text:p>
          </table:table-cell>
          <table:table-cell table:formula="of:=[.D99]/[.$I$2]" office:value-type="float" office:value="0.00256450420168067" calcext:value-type="float">
            <text:p>0.002564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0634766" calcext:value-type="float">
            <text:p>0.00634766</text:p>
          </table:table-cell>
          <table:table-cell table:formula="of:=[.C100]" office:value-type="float" office:value="106.781" calcext:value-type="float">
            <text:p>106.781</text:p>
          </table:table-cell>
          <table:table-cell table:formula="of:=[.D100]/[.$I$2]" office:value-type="float" office:value="0.00266708403361345" calcext:value-type="float">
            <text:p>0.002667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9" calcext:value-type="float">
            <text:p>107.89</text:p>
          </table:table-cell>
          <table:table-cell office:value-type="float" office:value="0.00732422" calcext:value-type="float">
            <text:p>0.00732422</text:p>
          </table:table-cell>
          <table:table-cell table:formula="of:=[.C101]" office:value-type="float" office:value="107.89" calcext:value-type="float">
            <text:p>107.89</text:p>
          </table:table-cell>
          <table:table-cell table:formula="of:=[.D101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0732422" calcext:value-type="float">
            <text:p>0.00732422</text:p>
          </table:table-cell>
          <table:table-cell table:formula="of:=[.C102]" office:value-type="float" office:value="108.984" calcext:value-type="float">
            <text:p>108.984</text:p>
          </table:table-cell>
          <table:table-cell table:formula="of:=[.D102]/[.$I$2]" office:value-type="float" office:value="0.00307740336134454" calcext:value-type="float">
            <text:p>0.003077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0512695" calcext:value-type="float">
            <text:p>0.00512695</text:p>
          </table:table-cell>
          <table:table-cell table:formula="of:=[.C103]" office:value-type="float" office:value="110.078" calcext:value-type="float">
            <text:p>110.078</text:p>
          </table:table-cell>
          <table:table-cell table:formula="of:=[.D103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.00683594" calcext:value-type="float">
            <text:p>0.00683594</text:p>
          </table:table-cell>
          <table:table-cell table:formula="of:=[.C104]" office:value-type="float" office:value="111.187" calcext:value-type="float">
            <text:p>111.187</text:p>
          </table:table-cell>
          <table:table-cell table:formula="of:=[.D104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0830078" calcext:value-type="float">
            <text:p>0.00830078</text:p>
          </table:table-cell>
          <table:table-cell table:formula="of:=[.C105]" office:value-type="float" office:value="112.281" calcext:value-type="float">
            <text:p>112.281</text:p>
          </table:table-cell>
          <table:table-cell table:formula="of:=[.D105]/[.$I$2]" office:value-type="float" office:value="0.00348772268907563" calcext:value-type="float">
            <text:p>0.003487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9" calcext:value-type="float">
            <text:p>113.39</text:p>
          </table:table-cell>
          <table:table-cell office:value-type="float" office:value="0.00512695" calcext:value-type="float">
            <text:p>0.00512695</text:p>
          </table:table-cell>
          <table:table-cell table:formula="of:=[.C106]" office:value-type="float" office:value="113.39" calcext:value-type="float">
            <text:p>113.39</text:p>
          </table:table-cell>
          <table:table-cell table:formula="of:=[.D106]/[.$I$2]" office:value-type="float" office:value="0.00215418067226891" calcext:value-type="float">
            <text:p>0.002154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.0078125" calcext:value-type="float">
            <text:p>0.0078125</text:p>
          </table:table-cell>
          <table:table-cell table:formula="of:=[.C107]" office:value-type="float" office:value="114.484" calcext:value-type="float">
            <text:p>114.484</text:p>
          </table:table-cell>
          <table:table-cell table:formula="of:=[.D107]/[.$I$2]" office:value-type="float" office:value="0.00328256302521008" calcext:value-type="float">
            <text:p>0.0032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0683594" calcext:value-type="float">
            <text:p>0.00683594</text:p>
          </table:table-cell>
          <table:table-cell table:formula="of:=[.C108]" office:value-type="float" office:value="115.578" calcext:value-type="float">
            <text:p>115.578</text:p>
          </table:table-cell>
          <table:table-cell table:formula="of:=[.D108]/[.$I$2]" office:value-type="float" office:value="0.00287224369747899" calcext:value-type="float">
            <text:p>0.002872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0.0078125" calcext:value-type="float">
            <text:p>0.0078125</text:p>
          </table:table-cell>
          <table:table-cell table:formula="of:=[.C109]" office:value-type="float" office:value="116.687" calcext:value-type="float">
            <text:p>116.687</text:p>
          </table:table-cell>
          <table:table-cell table:formula="of:=[.D109]/[.$I$2]" office:value-type="float" office:value="0.00328256302521008" calcext:value-type="float">
            <text:p>0.0032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065918" calcext:value-type="float">
            <text:p>0.0065918</text:p>
          </table:table-cell>
          <table:table-cell table:formula="of:=[.C110]" office:value-type="float" office:value="117.781" calcext:value-type="float">
            <text:p>117.781</text:p>
          </table:table-cell>
          <table:table-cell table:formula="of:=[.D110]/[.$I$2]" office:value-type="float" office:value="0.00276966386554622" calcext:value-type="float">
            <text:p>0.002769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9" calcext:value-type="float">
            <text:p>118.89</text:p>
          </table:table-cell>
          <table:table-cell office:value-type="float" office:value="0.0078125" calcext:value-type="float">
            <text:p>0.0078125</text:p>
          </table:table-cell>
          <table:table-cell table:formula="of:=[.C111]" office:value-type="float" office:value="118.89" calcext:value-type="float">
            <text:p>118.89</text:p>
          </table:table-cell>
          <table:table-cell table:formula="of:=[.D111]/[.$I$2]" office:value-type="float" office:value="0.00328256302521008" calcext:value-type="float">
            <text:p>0.0032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0610352" calcext:value-type="float">
            <text:p>0.00610352</text:p>
          </table:table-cell>
          <table:table-cell table:formula="of:=[.C112]" office:value-type="float" office:value="119.984" calcext:value-type="float">
            <text:p>119.984</text:p>
          </table:table-cell>
          <table:table-cell table:formula="of:=[.D112]/[.$I$2]" office:value-type="float" office:value="0.00256450420168067" calcext:value-type="float">
            <text:p>0.002564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0756836" calcext:value-type="float">
            <text:p>0.00756836</text:p>
          </table:table-cell>
          <table:table-cell table:formula="of:=[.C113]" office:value-type="float" office:value="121.078" calcext:value-type="float">
            <text:p>121.078</text:p>
          </table:table-cell>
          <table:table-cell table:formula="of:=[.D113]/[.$I$2]" office:value-type="float" office:value="0.00317998319327731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formula="of:=[.D11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46484" calcext:value-type="float">
            <text:p>0.00146484</text:p>
          </table:table-cell>
          <table:table-cell table:formula="of:=[.$E$113]+[.C115]" office:value-type="float" office:value="121.187" calcext:value-type="float">
            <text:p>121.187</text:p>
          </table:table-cell>
          <table:table-cell table:formula="of:=[.D115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048828" calcext:value-type="float">
            <text:p>0.00048828</text:p>
          </table:table-cell>
          <table:table-cell table:formula="of:=[.$E$113]+[.C116]" office:value-type="float" office:value="122.265" calcext:value-type="float">
            <text:p>122.265</text:p>
          </table:table-cell>
          <table:table-cell table:formula="of:=[.D116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117]" office:value-type="float" office:value="123.359" calcext:value-type="float">
            <text:p>123.359</text:p>
          </table:table-cell>
          <table:table-cell table:formula="of:=[.D117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118]" office:value-type="float" office:value="124.453" calcext:value-type="float">
            <text:p>124.453</text:p>
          </table:table-cell>
          <table:table-cell table:formula="of:=[.D118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0170898" calcext:value-type="float">
            <text:p>0.00170898</text:p>
          </table:table-cell>
          <table:table-cell table:formula="of:=[.$E$113]+[.C119]" office:value-type="float" office:value="125.562" calcext:value-type="float">
            <text:p>125.562</text:p>
          </table:table-cell>
          <table:table-cell table:formula="of:=[.D119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0048828" calcext:value-type="float">
            <text:p>0.00048828</text:p>
          </table:table-cell>
          <table:table-cell table:formula="of:=[.$E$113]+[.C120]" office:value-type="float" office:value="126.656" calcext:value-type="float">
            <text:p>126.656</text:p>
          </table:table-cell>
          <table:table-cell table:formula="of:=[.D120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21]" office:value-type="float" office:value="127.765" calcext:value-type="float">
            <text:p>127.765</text:p>
          </table:table-cell>
          <table:table-cell table:formula="of:=[.D121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" calcext:value-type="float">
            <text:p>0</text:p>
          </table:table-cell>
          <table:table-cell table:formula="of:=[.$E$113]+[.C122]" office:value-type="float" office:value="128.859" calcext:value-type="float">
            <text:p>128.859</text:p>
          </table:table-cell>
          <table:table-cell table:formula="of:=[.D12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0.00146484" calcext:value-type="float">
            <text:p>0.00146484</text:p>
          </table:table-cell>
          <table:table-cell table:formula="of:=[.$E$113]+[.C123]" office:value-type="float" office:value="129.953" calcext:value-type="float">
            <text:p>129.953</text:p>
          </table:table-cell>
          <table:table-cell table:formula="of:=[.D123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-0.00097656" calcext:value-type="float">
            <text:p>-0.00097656</text:p>
          </table:table-cell>
          <table:table-cell table:formula="of:=[.$E$113]+[.C124]" office:value-type="float" office:value="131.062" calcext:value-type="float">
            <text:p>131.062</text:p>
          </table:table-cell>
          <table:table-cell table:formula="of:=[.D124]/[.$I$2]" office:value-type="float" office:value="-0.000410319327731092" calcext:value-type="float">
            <text:p>-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0146484" calcext:value-type="float">
            <text:p>0.00146484</text:p>
          </table:table-cell>
          <table:table-cell table:formula="of:=[.$E$113]+[.C125]" office:value-type="float" office:value="132.156" calcext:value-type="float">
            <text:p>132.156</text:p>
          </table:table-cell>
          <table:table-cell table:formula="of:=[.D125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26]" office:value-type="float" office:value="133.265" calcext:value-type="float">
            <text:p>133.265</text:p>
          </table:table-cell>
          <table:table-cell table:formula="of:=[.D126]/[.$I$2]" office:value-type="float" office:value="-0.000307739495798319" calcext:value-type="float">
            <text:p>-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-0.00219727" calcext:value-type="float">
            <text:p>-0.00219727</text:p>
          </table:table-cell>
          <table:table-cell table:formula="of:=[.$E$113]+[.C127]" office:value-type="float" office:value="134.359" calcext:value-type="float">
            <text:p>134.359</text:p>
          </table:table-cell>
          <table:table-cell table:formula="of:=[.D127]/[.$I$2]" office:value-type="float" office:value="-0.00092322268907563" calcext:value-type="float">
            <text:p>-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128]" office:value-type="float" office:value="135.453" calcext:value-type="float">
            <text:p>135.453</text:p>
          </table:table-cell>
          <table:table-cell table:formula="of:=[.D128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29]" office:value-type="float" office:value="136.562" calcext:value-type="float">
            <text:p>136.562</text:p>
          </table:table-cell>
          <table:table-cell table:formula="of:=[.D129]/[.$I$2]" office:value-type="float" office:value="-0.000205159663865546" calcext:value-type="float">
            <text:p>-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" calcext:value-type="float">
            <text:p>0</text:p>
          </table:table-cell>
          <table:table-cell table:formula="of:=[.$E$113]+[.C130]" office:value-type="float" office:value="137.656" calcext:value-type="float">
            <text:p>137.656</text:p>
          </table:table-cell>
          <table:table-cell table:formula="of:=[.D13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31]" office:value-type="float" office:value="138.765" calcext:value-type="float">
            <text:p>138.765</text:p>
          </table:table-cell>
          <table:table-cell table:formula="of:=[.D131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32]" office:value-type="float" office:value="139.859" calcext:value-type="float">
            <text:p>139.859</text:p>
          </table:table-cell>
          <table:table-cell table:formula="of:=[.D132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0.00244141" calcext:value-type="float">
            <text:p>0.00244141</text:p>
          </table:table-cell>
          <table:table-cell table:formula="of:=[.$E$113]+[.C133]" office:value-type="float" office:value="140.953" calcext:value-type="float">
            <text:p>140.953</text:p>
          </table:table-cell>
          <table:table-cell table:formula="of:=[.D133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134]" office:value-type="float" office:value="142.062" calcext:value-type="float">
            <text:p>142.062</text:p>
          </table:table-cell>
          <table:table-cell table:formula="of:=[.D134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35]" office:value-type="float" office:value="143.156" calcext:value-type="float">
            <text:p>143.156</text:p>
          </table:table-cell>
          <table:table-cell table:formula="of:=[.D135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7" calcext:value-type="float">
            <text:p>23.187</text:p>
          </table:table-cell>
          <table:table-cell office:value-type="float" office:value="-0.0012207" calcext:value-type="float">
            <text:p>-0.0012207</text:p>
          </table:table-cell>
          <table:table-cell table:formula="of:=[.$E$113]+[.C136]" office:value-type="float" office:value="144.265" calcext:value-type="float">
            <text:p>144.265</text:p>
          </table:table-cell>
          <table:table-cell table:formula="of:=[.D136]/[.$I$2]" office:value-type="float" office:value="-0.000512899159663866" calcext:value-type="float">
            <text:p>-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37]" office:value-type="float" office:value="145.359" calcext:value-type="float">
            <text:p>145.359</text:p>
          </table:table-cell>
          <table:table-cell table:formula="of:=[.D137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0.00341797" calcext:value-type="float">
            <text:p>0.00341797</text:p>
          </table:table-cell>
          <table:table-cell table:formula="of:=[.$E$113]+[.C138]" office:value-type="float" office:value="146.453" calcext:value-type="float">
            <text:p>146.453</text:p>
          </table:table-cell>
          <table:table-cell table:formula="of:=[.D138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39]" office:value-type="float" office:value="147.562" calcext:value-type="float">
            <text:p>147.562</text:p>
          </table:table-cell>
          <table:table-cell table:formula="of:=[.D139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40]" office:value-type="float" office:value="148.656" calcext:value-type="float">
            <text:p>148.656</text:p>
          </table:table-cell>
          <table:table-cell table:formula="of:=[.D140]/[.$I$2]" office:value-type="float" office:value="-0.000205159663865546" calcext:value-type="float">
            <text:p>-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7" calcext:value-type="float">
            <text:p>28.687</text:p>
          </table:table-cell>
          <table:table-cell office:value-type="float" office:value="0.00219727" calcext:value-type="float">
            <text:p>0.00219727</text:p>
          </table:table-cell>
          <table:table-cell table:formula="of:=[.$E$113]+[.C141]" office:value-type="float" office:value="149.765" calcext:value-type="float">
            <text:p>149.765</text:p>
          </table:table-cell>
          <table:table-cell table:formula="of:=[.D141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42]" office:value-type="float" office:value="150.859" calcext:value-type="float">
            <text:p>150.859</text:p>
          </table:table-cell>
          <table:table-cell table:formula="of:=[.D142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143]" office:value-type="float" office:value="151.953" calcext:value-type="float">
            <text:p>151.953</text:p>
          </table:table-cell>
          <table:table-cell table:formula="of:=[.D143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012207" calcext:value-type="float">
            <text:p>0.0012207</text:p>
          </table:table-cell>
          <table:table-cell table:formula="of:=[.$E$113]+[.C144]" office:value-type="float" office:value="153.062" calcext:value-type="float">
            <text:p>153.062</text:p>
          </table:table-cell>
          <table:table-cell table:formula="of:=[.D144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45]" office:value-type="float" office:value="154.156" calcext:value-type="float">
            <text:p>154.156</text:p>
          </table:table-cell>
          <table:table-cell table:formula="of:=[.D145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7" calcext:value-type="float">
            <text:p>34.187</text:p>
          </table:table-cell>
          <table:table-cell office:value-type="float" office:value="0.00146484" calcext:value-type="float">
            <text:p>0.00146484</text:p>
          </table:table-cell>
          <table:table-cell table:formula="of:=[.$E$113]+[.C146]" office:value-type="float" office:value="155.265" calcext:value-type="float">
            <text:p>155.265</text:p>
          </table:table-cell>
          <table:table-cell table:formula="of:=[.D146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0195312" calcext:value-type="float">
            <text:p>0.00195312</text:p>
          </table:table-cell>
          <table:table-cell table:formula="of:=[.$E$113]+[.C147]" office:value-type="float" office:value="156.359" calcext:value-type="float">
            <text:p>156.359</text:p>
          </table:table-cell>
          <table:table-cell table:formula="of:=[.D147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0.00146484" calcext:value-type="float">
            <text:p>0.00146484</text:p>
          </table:table-cell>
          <table:table-cell table:formula="of:=[.$E$113]+[.C148]" office:value-type="float" office:value="157.453" calcext:value-type="float">
            <text:p>157.453</text:p>
          </table:table-cell>
          <table:table-cell table:formula="of:=[.D148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149]" office:value-type="float" office:value="158.562" calcext:value-type="float">
            <text:p>158.562</text:p>
          </table:table-cell>
          <table:table-cell table:formula="of:=[.D149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50]" office:value-type="float" office:value="159.656" calcext:value-type="float">
            <text:p>159.656</text:p>
          </table:table-cell>
          <table:table-cell table:formula="of:=[.D150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7" calcext:value-type="float">
            <text:p>39.687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51]" office:value-type="float" office:value="160.765" calcext:value-type="float">
            <text:p>160.765</text:p>
          </table:table-cell>
          <table:table-cell table:formula="of:=[.D151]/[.$I$2]" office:value-type="float" office:value="-0.000205159663865546" calcext:value-type="float">
            <text:p>-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52]" office:value-type="float" office:value="161.859" calcext:value-type="float">
            <text:p>161.859</text:p>
          </table:table-cell>
          <table:table-cell table:formula="of:=[.D152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153]" office:value-type="float" office:value="162.953" calcext:value-type="float">
            <text:p>162.953</text:p>
          </table:table-cell>
          <table:table-cell table:formula="of:=[.D153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54]" office:value-type="float" office:value="164.062" calcext:value-type="float">
            <text:p>164.062</text:p>
          </table:table-cell>
          <table:table-cell table:formula="of:=[.D154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-0.0012207" calcext:value-type="float">
            <text:p>-0.0012207</text:p>
          </table:table-cell>
          <table:table-cell table:formula="of:=[.$E$113]+[.C155]" office:value-type="float" office:value="165.156" calcext:value-type="float">
            <text:p>165.156</text:p>
          </table:table-cell>
          <table:table-cell table:formula="of:=[.D155]/[.$I$2]" office:value-type="float" office:value="-0.000512899159663866" calcext:value-type="float">
            <text:p>-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7" calcext:value-type="float">
            <text:p>45.1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56]" office:value-type="float" office:value="166.265" calcext:value-type="float">
            <text:p>166.265</text:p>
          </table:table-cell>
          <table:table-cell table:formula="of:=[.D156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0073242" calcext:value-type="float">
            <text:p>0.00073242</text:p>
          </table:table-cell>
          <table:table-cell table:formula="of:=[.$E$113]+[.C157]" office:value-type="float" office:value="167.359" calcext:value-type="float">
            <text:p>167.359</text:p>
          </table:table-cell>
          <table:table-cell table:formula="of:=[.D157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158]" office:value-type="float" office:value="168.453" calcext:value-type="float">
            <text:p>168.453</text:p>
          </table:table-cell>
          <table:table-cell table:formula="of:=[.D158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59]" office:value-type="float" office:value="169.562" calcext:value-type="float">
            <text:p>169.562</text:p>
          </table:table-cell>
          <table:table-cell table:formula="of:=[.D159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0073242" calcext:value-type="float">
            <text:p>0.00073242</text:p>
          </table:table-cell>
          <table:table-cell table:formula="of:=[.$E$113]+[.C160]" office:value-type="float" office:value="170.656" calcext:value-type="float">
            <text:p>170.656</text:p>
          </table:table-cell>
          <table:table-cell table:formula="of:=[.D160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7" calcext:value-type="float">
            <text:p>50.687</text:p>
          </table:table-cell>
          <table:table-cell office:value-type="float" office:value="0.00024414" calcext:value-type="float">
            <text:p>0.00024414</text:p>
          </table:table-cell>
          <table:table-cell table:formula="of:=[.$E$113]+[.C161]" office:value-type="float" office:value="171.765" calcext:value-type="float">
            <text:p>171.765</text:p>
          </table:table-cell>
          <table:table-cell table:formula="of:=[.D161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0048828" calcext:value-type="float">
            <text:p>0.00048828</text:p>
          </table:table-cell>
          <table:table-cell table:formula="of:=[.$E$113]+[.C162]" office:value-type="float" office:value="172.859" calcext:value-type="float">
            <text:p>172.859</text:p>
          </table:table-cell>
          <table:table-cell table:formula="of:=[.D162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63]" office:value-type="float" office:value="173.953" calcext:value-type="float">
            <text:p>173.953</text:p>
          </table:table-cell>
          <table:table-cell table:formula="of:=[.D163]/[.$I$2]" office:value-type="float" office:value="-0.000307739495798319" calcext:value-type="float">
            <text:p>-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0390625" calcext:value-type="float">
            <text:p>0.00390625</text:p>
          </table:table-cell>
          <table:table-cell table:formula="of:=[.$E$113]+[.C164]" office:value-type="float" office:value="175.062" calcext:value-type="float">
            <text:p>175.062</text:p>
          </table:table-cell>
          <table:table-cell table:formula="of:=[.D164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-0.00146484" calcext:value-type="float">
            <text:p>-0.00146484</text:p>
          </table:table-cell>
          <table:table-cell table:formula="of:=[.$E$113]+[.C165]" office:value-type="float" office:value="176.156" calcext:value-type="float">
            <text:p>176.156</text:p>
          </table:table-cell>
          <table:table-cell table:formula="of:=[.D165]/[.$I$2]" office:value-type="float" office:value="-0.000615478991596639" calcext:value-type="float">
            <text:p>-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7" calcext:value-type="float">
            <text:p>56.187</text:p>
          </table:table-cell>
          <table:table-cell office:value-type="float" office:value="0.0012207" calcext:value-type="float">
            <text:p>0.0012207</text:p>
          </table:table-cell>
          <table:table-cell table:formula="of:=[.$E$113]+[.C166]" office:value-type="float" office:value="177.265" calcext:value-type="float">
            <text:p>177.265</text:p>
          </table:table-cell>
          <table:table-cell table:formula="of:=[.D166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167]" office:value-type="float" office:value="178.359" calcext:value-type="float">
            <text:p>178.359</text:p>
          </table:table-cell>
          <table:table-cell table:formula="of:=[.D167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-0.0012207" calcext:value-type="float">
            <text:p>-0.0012207</text:p>
          </table:table-cell>
          <table:table-cell table:formula="of:=[.$E$113]+[.C168]" office:value-type="float" office:value="179.453" calcext:value-type="float">
            <text:p>179.453</text:p>
          </table:table-cell>
          <table:table-cell table:formula="of:=[.D168]/[.$I$2]" office:value-type="float" office:value="-0.000512899159663866" calcext:value-type="float">
            <text:p>-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" calcext:value-type="float">
            <text:p>0</text:p>
          </table:table-cell>
          <table:table-cell table:formula="of:=[.$E$113]+[.C169]" office:value-type="float" office:value="180.562" calcext:value-type="float">
            <text:p>180.562</text:p>
          </table:table-cell>
          <table:table-cell table:formula="of:=[.D16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0]" office:value-type="float" office:value="181.656" calcext:value-type="float">
            <text:p>181.656</text:p>
          </table:table-cell>
          <table:table-cell table:formula="of:=[.D170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7" calcext:value-type="float">
            <text:p>61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1]" office:value-type="float" office:value="182.765" calcext:value-type="float">
            <text:p>182.765</text:p>
          </table:table-cell>
          <table:table-cell table:formula="of:=[.D171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0219727" calcext:value-type="float">
            <text:p>0.00219727</text:p>
          </table:table-cell>
          <table:table-cell table:formula="of:=[.$E$113]+[.C172]" office:value-type="float" office:value="183.859" calcext:value-type="float">
            <text:p>183.859</text:p>
          </table:table-cell>
          <table:table-cell table:formula="of:=[.D172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" calcext:value-type="float">
            <text:p>63.89</text:p>
          </table:table-cell>
          <table:table-cell office:value-type="float" office:value="0.00292969" calcext:value-type="float">
            <text:p>0.00292969</text:p>
          </table:table-cell>
          <table:table-cell table:formula="of:=[.$E$113]+[.C173]" office:value-type="float" office:value="184.968" calcext:value-type="float">
            <text:p>184.968</text:p>
          </table:table-cell>
          <table:table-cell table:formula="of:=[.D173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012207" calcext:value-type="float">
            <text:p>0.0012207</text:p>
          </table:table-cell>
          <table:table-cell table:formula="of:=[.$E$113]+[.C174]" office:value-type="float" office:value="186.062" calcext:value-type="float">
            <text:p>186.062</text:p>
          </table:table-cell>
          <table:table-cell table:formula="of:=[.D174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75]" office:value-type="float" office:value="187.156" calcext:value-type="float">
            <text:p>187.156</text:p>
          </table:table-cell>
          <table:table-cell table:formula="of:=[.D175]/[.$I$2]" office:value-type="float" office:value="-0.000307739495798319" calcext:value-type="float">
            <text:p>-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7" calcext:value-type="float">
            <text:p>67.187</text:p>
          </table:table-cell>
          <table:table-cell office:value-type="float" office:value="0.00073242" calcext:value-type="float">
            <text:p>0.00073242</text:p>
          </table:table-cell>
          <table:table-cell table:formula="of:=[.$E$113]+[.C176]" office:value-type="float" office:value="188.265" calcext:value-type="float">
            <text:p>188.265</text:p>
          </table:table-cell>
          <table:table-cell table:formula="of:=[.D176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177]" office:value-type="float" office:value="189.359" calcext:value-type="float">
            <text:p>189.359</text:p>
          </table:table-cell>
          <table:table-cell table:formula="of:=[.D177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" calcext:value-type="float">
            <text:p>69.39</text:p>
          </table:table-cell>
          <table:table-cell office:value-type="float" office:value="0.00048828" calcext:value-type="float">
            <text:p>0.00048828</text:p>
          </table:table-cell>
          <table:table-cell table:formula="of:=[.$E$113]+[.C178]" office:value-type="float" office:value="190.468" calcext:value-type="float">
            <text:p>190.468</text:p>
          </table:table-cell>
          <table:table-cell table:formula="of:=[.D178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9]" office:value-type="float" office:value="191.562" calcext:value-type="float">
            <text:p>191.562</text:p>
          </table:table-cell>
          <table:table-cell table:formula="of:=[.D179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80]" office:value-type="float" office:value="192.656" calcext:value-type="float">
            <text:p>192.656</text:p>
          </table:table-cell>
          <table:table-cell table:formula="of:=[.D180]/[.$I$2]" office:value-type="float" office:value="-0.000307739495798319" calcext:value-type="float">
            <text:p>-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7" calcext:value-type="float">
            <text:p>72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81]" office:value-type="float" office:value="193.765" calcext:value-type="float">
            <text:p>193.765</text:p>
          </table:table-cell>
          <table:table-cell table:formula="of:=[.D181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0292969" calcext:value-type="float">
            <text:p>0.00292969</text:p>
          </table:table-cell>
          <table:table-cell table:formula="of:=[.$E$113]+[.C182]" office:value-type="float" office:value="194.859" calcext:value-type="float">
            <text:p>194.859</text:p>
          </table:table-cell>
          <table:table-cell table:formula="of:=[.D182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" calcext:value-type="float">
            <text:p>74.89</text:p>
          </table:table-cell>
          <table:table-cell office:value-type="float" office:value="0.00097656" calcext:value-type="float">
            <text:p>0.00097656</text:p>
          </table:table-cell>
          <table:table-cell table:formula="of:=[.$E$113]+[.C183]" office:value-type="float" office:value="195.968" calcext:value-type="float">
            <text:p>195.968</text:p>
          </table:table-cell>
          <table:table-cell table:formula="of:=[.D183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0024414" calcext:value-type="float">
            <text:p>0.00024414</text:p>
          </table:table-cell>
          <table:table-cell table:formula="of:=[.$E$113]+[.C184]" office:value-type="float" office:value="197.062" calcext:value-type="float">
            <text:p>197.062</text:p>
          </table:table-cell>
          <table:table-cell table:formula="of:=[.D184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0.00048828" calcext:value-type="float">
            <text:p>0.00048828</text:p>
          </table:table-cell>
          <table:table-cell table:formula="of:=[.$E$113]+[.C185]" office:value-type="float" office:value="198.156" calcext:value-type="float">
            <text:p>198.156</text:p>
          </table:table-cell>
          <table:table-cell table:formula="of:=[.D185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7" calcext:value-type="float">
            <text:p>78.1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86]" office:value-type="float" office:value="199.265" calcext:value-type="float">
            <text:p>199.265</text:p>
          </table:table-cell>
          <table:table-cell table:formula="of:=[.D186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87]" office:value-type="float" office:value="200.359" calcext:value-type="float">
            <text:p>200.359</text:p>
          </table:table-cell>
          <table:table-cell table:formula="of:=[.D187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" calcext:value-type="float">
            <text:p>80.39</text:p>
          </table:table-cell>
          <table:table-cell office:value-type="float" office:value="0.00146484" calcext:value-type="float">
            <text:p>0.00146484</text:p>
          </table:table-cell>
          <table:table-cell table:formula="of:=[.$E$113]+[.C188]" office:value-type="float" office:value="201.468" calcext:value-type="float">
            <text:p>201.468</text:p>
          </table:table-cell>
          <table:table-cell table:formula="of:=[.D188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-0.00170898" calcext:value-type="float">
            <text:p>-0.00170898</text:p>
          </table:table-cell>
          <table:table-cell table:formula="of:=[.$E$113]+[.C189]" office:value-type="float" office:value="202.562" calcext:value-type="float">
            <text:p>202.562</text:p>
          </table:table-cell>
          <table:table-cell table:formula="of:=[.D189]/[.$I$2]" office:value-type="float" office:value="-0.000718058823529412" calcext:value-type="float">
            <text:p>-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90]" office:value-type="float" office:value="203.656" calcext:value-type="float">
            <text:p>203.656</text:p>
          </table:table-cell>
          <table:table-cell table:formula="of:=[.D190]/[.$I$2]" office:value-type="float" office:value="-0.000307739495798319" calcext:value-type="float">
            <text:p>-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7" calcext:value-type="float">
            <text:p>83.687</text:p>
          </table:table-cell>
          <table:table-cell office:value-type="float" office:value="0.00195312" calcext:value-type="float">
            <text:p>0.00195312</text:p>
          </table:table-cell>
          <table:table-cell table:formula="of:=[.$E$113]+[.C191]" office:value-type="float" office:value="204.765" calcext:value-type="float">
            <text:p>204.765</text:p>
          </table:table-cell>
          <table:table-cell table:formula="of:=[.D191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0048828" calcext:value-type="float">
            <text:p>0.00048828</text:p>
          </table:table-cell>
          <table:table-cell table:formula="of:=[.$E$113]+[.C192]" office:value-type="float" office:value="205.859" calcext:value-type="float">
            <text:p>205.859</text:p>
          </table:table-cell>
          <table:table-cell table:formula="of:=[.D192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193]" office:value-type="float" office:value="206.953" calcext:value-type="float">
            <text:p>206.953</text:p>
          </table:table-cell>
          <table:table-cell table:formula="of:=[.D193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" calcext:value-type="float">
            <text:p>0</text:p>
          </table:table-cell>
          <table:table-cell table:formula="of:=[.$E$113]+[.C194]" office:value-type="float" office:value="208.062" calcext:value-type="float">
            <text:p>208.062</text:p>
          </table:table-cell>
          <table:table-cell table:formula="of:=[.D19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195]" office:value-type="float" office:value="209.156" calcext:value-type="float">
            <text:p>209.156</text:p>
          </table:table-cell>
          <table:table-cell table:formula="of:=[.D195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7" calcext:value-type="float">
            <text:p>89.187</text:p>
          </table:table-cell>
          <table:table-cell office:value-type="float" office:value="0.00073242" calcext:value-type="float">
            <text:p>0.00073242</text:p>
          </table:table-cell>
          <table:table-cell table:formula="of:=[.$E$113]+[.C196]" office:value-type="float" office:value="210.265" calcext:value-type="float">
            <text:p>210.265</text:p>
          </table:table-cell>
          <table:table-cell table:formula="of:=[.D196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197]" office:value-type="float" office:value="211.359" calcext:value-type="float">
            <text:p>211.359</text:p>
          </table:table-cell>
          <table:table-cell table:formula="of:=[.D197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0.00219727" calcext:value-type="float">
            <text:p>0.00219727</text:p>
          </table:table-cell>
          <table:table-cell table:formula="of:=[.$E$113]+[.C198]" office:value-type="float" office:value="212.453" calcext:value-type="float">
            <text:p>212.453</text:p>
          </table:table-cell>
          <table:table-cell table:formula="of:=[.D198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" calcext:value-type="float">
            <text:p>0</text:p>
          </table:table-cell>
          <table:table-cell table:formula="of:=[.$E$113]+[.C199]" office:value-type="float" office:value="213.562" calcext:value-type="float">
            <text:p>213.562</text:p>
          </table:table-cell>
          <table:table-cell table:formula="of:=[.D19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200]" office:value-type="float" office:value="214.656" calcext:value-type="float">
            <text:p>214.656</text:p>
          </table:table-cell>
          <table:table-cell table:formula="of:=[.D200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201]" office:value-type="float" office:value="215.765" calcext:value-type="float">
            <text:p>215.765</text:p>
          </table:table-cell>
          <table:table-cell table:formula="of:=[.D201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" calcext:value-type="float">
            <text:p>0</text:p>
          </table:table-cell>
          <table:table-cell table:formula="of:=[.$E$113]+[.C202]" office:value-type="float" office:value="216.859" calcext:value-type="float">
            <text:p>216.859</text:p>
          </table:table-cell>
          <table:table-cell table:formula="of:=[.D20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203]" office:value-type="float" office:value="217.953" calcext:value-type="float">
            <text:p>217.953</text:p>
          </table:table-cell>
          <table:table-cell table:formula="of:=[.D203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204]" office:value-type="float" office:value="219.062" calcext:value-type="float">
            <text:p>219.062</text:p>
          </table:table-cell>
          <table:table-cell table:formula="of:=[.D204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0170898" calcext:value-type="float">
            <text:p>0.00170898</text:p>
          </table:table-cell>
          <table:table-cell table:formula="of:=[.$E$113]+[.C205]" office:value-type="float" office:value="220.156" calcext:value-type="float">
            <text:p>220.156</text:p>
          </table:table-cell>
          <table:table-cell table:formula="of:=[.D205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7" calcext:value-type="float">
            <text:p>100.187</text:p>
          </table:table-cell>
          <table:table-cell office:value-type="float" office:value="0" calcext:value-type="float">
            <text:p>0</text:p>
          </table:table-cell>
          <table:table-cell table:formula="of:=[.$E$113]+[.C206]" office:value-type="float" office:value="221.265" calcext:value-type="float">
            <text:p>221.265</text:p>
          </table:table-cell>
          <table:table-cell table:formula="of:=[.D20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207]" office:value-type="float" office:value="222.359" calcext:value-type="float">
            <text:p>222.359</text:p>
          </table:table-cell>
          <table:table-cell table:formula="of:=[.D207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0.00024414" calcext:value-type="float">
            <text:p>0.00024414</text:p>
          </table:table-cell>
          <table:table-cell table:formula="of:=[.$E$113]+[.C208]" office:value-type="float" office:value="223.453" calcext:value-type="float">
            <text:p>223.453</text:p>
          </table:table-cell>
          <table:table-cell table:formula="of:=[.D208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209]" office:value-type="float" office:value="224.562" calcext:value-type="float">
            <text:p>224.562</text:p>
          </table:table-cell>
          <table:table-cell table:formula="of:=[.D209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012207" calcext:value-type="float">
            <text:p>0.0012207</text:p>
          </table:table-cell>
          <table:table-cell table:formula="of:=[.$E$113]+[.C210]" office:value-type="float" office:value="225.656" calcext:value-type="float">
            <text:p>225.656</text:p>
          </table:table-cell>
          <table:table-cell table:formula="of:=[.D210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0170898" calcext:value-type="float">
            <text:p>0.00170898</text:p>
          </table:table-cell>
          <table:table-cell table:formula="of:=[.$E$113]+[.C211]" office:value-type="float" office:value="226.765" calcext:value-type="float">
            <text:p>226.765</text:p>
          </table:table-cell>
          <table:table-cell table:formula="of:=[.D211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212]" office:value-type="float" office:value="227.859" calcext:value-type="float">
            <text:p>227.859</text:p>
          </table:table-cell>
          <table:table-cell table:formula="of:=[.D212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0.00024414" calcext:value-type="float">
            <text:p>0.00024414</text:p>
          </table:table-cell>
          <table:table-cell table:formula="of:=[.$E$113]+[.C213]" office:value-type="float" office:value="228.953" calcext:value-type="float">
            <text:p>228.953</text:p>
          </table:table-cell>
          <table:table-cell table:formula="of:=[.D213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214]" office:value-type="float" office:value="230.062" calcext:value-type="float">
            <text:p>230.062</text:p>
          </table:table-cell>
          <table:table-cell table:formula="of:=[.D214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0195312" calcext:value-type="float">
            <text:p>0.00195312</text:p>
          </table:table-cell>
          <table:table-cell table:formula="of:=[.$E$113]+[.C215]" office:value-type="float" office:value="231.156" calcext:value-type="float">
            <text:p>231.156</text:p>
          </table:table-cell>
          <table:table-cell table:formula="of:=[.D215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" calcext:value-type="float">
            <text:p>0</text:p>
          </table:table-cell>
          <table:table-cell table:formula="of:=[.$E$113]+[.C216]" office:value-type="float" office:value="232.265" calcext:value-type="float">
            <text:p>232.265</text:p>
          </table:table-cell>
          <table:table-cell table:formula="of:=[.D21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0170898" calcext:value-type="float">
            <text:p>0.00170898</text:p>
          </table:table-cell>
          <table:table-cell table:formula="of:=[.$E$113]+[.C217]" office:value-type="float" office:value="233.359" calcext:value-type="float">
            <text:p>233.359</text:p>
          </table:table-cell>
          <table:table-cell table:formula="of:=[.D217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218]" office:value-type="float" office:value="234.453" calcext:value-type="float">
            <text:p>234.453</text:p>
          </table:table-cell>
          <table:table-cell table:formula="of:=[.D218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" calcext:value-type="float">
            <text:p>0</text:p>
          </table:table-cell>
          <table:table-cell table:formula="of:=[.$E$113]+[.C219]" office:value-type="float" office:value="235.562" calcext:value-type="float">
            <text:p>235.562</text:p>
          </table:table-cell>
          <table:table-cell table:formula="of:=[.D21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0146484" calcext:value-type="float">
            <text:p>0.00146484</text:p>
          </table:table-cell>
          <table:table-cell table:formula="of:=[.$E$113]+[.C220]" office:value-type="float" office:value="236.656" calcext:value-type="float">
            <text:p>236.656</text:p>
          </table:table-cell>
          <table:table-cell table:formula="of:=[.D220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221]" office:value-type="float" office:value="237.765" calcext:value-type="float">
            <text:p>237.765</text:p>
          </table:table-cell>
          <table:table-cell table:formula="of:=[.D221]/[.$I$2]" office:value-type="float" office:value="-0.000102579831932773" calcext:value-type="float">
            <text:p>-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222]" office:value-type="float" office:value="238.859" calcext:value-type="float">
            <text:p>238.859</text:p>
          </table:table-cell>
          <table:table-cell table:formula="of:=[.D222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223]" office:value-type="float" office:value="239.953" calcext:value-type="float">
            <text:p>239.953</text:p>
          </table:table-cell>
          <table:table-cell table:formula="of:=[.D223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224]" office:value-type="float" office:value="241.062" calcext:value-type="float">
            <text:p>241.062</text:p>
          </table:table-cell>
          <table:table-cell table:formula="of:=[.D224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225]" office:value-type="float" office:value="242.156" calcext:value-type="float">
            <text:p>242.156</text:p>
          </table:table-cell>
          <table:table-cell table:formula="of:=[.D225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formula="of:=[.D22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70898" calcext:value-type="float">
            <text:p>0.00170898</text:p>
          </table:table-cell>
          <table:table-cell table:formula="of:=[.C227]+[.$E$225]" office:value-type="float" office:value="242.265" calcext:value-type="float">
            <text:p>242.265</text:p>
          </table:table-cell>
          <table:table-cell table:formula="of:=[.D227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00292969" calcext:value-type="float">
            <text:p>0.00292969</text:p>
          </table:table-cell>
          <table:table-cell table:formula="of:=[.C228]+[.$E$225]" office:value-type="float" office:value="243.359" calcext:value-type="float">
            <text:p>243.359</text:p>
          </table:table-cell>
          <table:table-cell table:formula="of:=[.D228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0.00268555" calcext:value-type="float">
            <text:p>0.00268555</text:p>
          </table:table-cell>
          <table:table-cell table:formula="of:=[.C229]+[.$E$225]" office:value-type="float" office:value="244.468" calcext:value-type="float">
            <text:p>244.468</text:p>
          </table:table-cell>
          <table:table-cell table:formula="of:=[.D229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00195312" calcext:value-type="float">
            <text:p>0.00195312</text:p>
          </table:table-cell>
          <table:table-cell table:formula="of:=[.C230]+[.$E$225]" office:value-type="float" office:value="245.562" calcext:value-type="float">
            <text:p>245.562</text:p>
          </table:table-cell>
          <table:table-cell table:formula="of:=[.D230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00146484" calcext:value-type="float">
            <text:p>0.00146484</text:p>
          </table:table-cell>
          <table:table-cell table:formula="of:=[.C231]+[.$E$225]" office:value-type="float" office:value="246.656" calcext:value-type="float">
            <text:p>246.656</text:p>
          </table:table-cell>
          <table:table-cell table:formula="of:=[.D231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0.00195312" calcext:value-type="float">
            <text:p>0.00195312</text:p>
          </table:table-cell>
          <table:table-cell table:formula="of:=[.C232]+[.$E$225]" office:value-type="float" office:value="247.765" calcext:value-type="float">
            <text:p>247.765</text:p>
          </table:table-cell>
          <table:table-cell table:formula="of:=[.D232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00195312" calcext:value-type="float">
            <text:p>0.00195312</text:p>
          </table:table-cell>
          <table:table-cell table:formula="of:=[.C233]+[.$E$225]" office:value-type="float" office:value="248.859" calcext:value-type="float">
            <text:p>248.859</text:p>
          </table:table-cell>
          <table:table-cell table:formula="of:=[.D233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0.00415039" calcext:value-type="float">
            <text:p>0.00415039</text:p>
          </table:table-cell>
          <table:table-cell table:formula="of:=[.C234]+[.$E$225]" office:value-type="float" office:value="249.968" calcext:value-type="float">
            <text:p>249.968</text:p>
          </table:table-cell>
          <table:table-cell table:formula="of:=[.D234]/[.$I$2]" office:value-type="float" office:value="0.00174386134453782" calcext:value-type="float">
            <text:p>0.001743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00244141" calcext:value-type="float">
            <text:p>0.00244141</text:p>
          </table:table-cell>
          <table:table-cell table:formula="of:=[.C235]+[.$E$225]" office:value-type="float" office:value="251.062" calcext:value-type="float">
            <text:p>251.062</text:p>
          </table:table-cell>
          <table:table-cell table:formula="of:=[.D235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244141" calcext:value-type="float">
            <text:p>0.00244141</text:p>
          </table:table-cell>
          <table:table-cell table:formula="of:=[.C236]+[.$E$225]" office:value-type="float" office:value="252.156" calcext:value-type="float">
            <text:p>252.156</text:p>
          </table:table-cell>
          <table:table-cell table:formula="of:=[.D236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.00170898" calcext:value-type="float">
            <text:p>0.00170898</text:p>
          </table:table-cell>
          <table:table-cell table:formula="of:=[.C237]+[.$E$225]" office:value-type="float" office:value="253.265" calcext:value-type="float">
            <text:p>253.265</text:p>
          </table:table-cell>
          <table:table-cell table:formula="of:=[.D237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0012207" calcext:value-type="float">
            <text:p>0.0012207</text:p>
          </table:table-cell>
          <table:table-cell table:formula="of:=[.C238]+[.$E$225]" office:value-type="float" office:value="254.359" calcext:value-type="float">
            <text:p>254.359</text:p>
          </table:table-cell>
          <table:table-cell table:formula="of:=[.D238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0.00146484" calcext:value-type="float">
            <text:p>0.00146484</text:p>
          </table:table-cell>
          <table:table-cell table:formula="of:=[.C239]+[.$E$225]" office:value-type="float" office:value="255.468" calcext:value-type="float">
            <text:p>255.468</text:p>
          </table:table-cell>
          <table:table-cell table:formula="of:=[.D239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00195312" calcext:value-type="float">
            <text:p>0.00195312</text:p>
          </table:table-cell>
          <table:table-cell table:formula="of:=[.C240]+[.$E$225]" office:value-type="float" office:value="256.562" calcext:value-type="float">
            <text:p>256.562</text:p>
          </table:table-cell>
          <table:table-cell table:formula="of:=[.D240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.00463867" calcext:value-type="float">
            <text:p>0.00463867</text:p>
          </table:table-cell>
          <table:table-cell table:formula="of:=[.C241]+[.$E$225]" office:value-type="float" office:value="257.656" calcext:value-type="float">
            <text:p>257.656</text:p>
          </table:table-cell>
          <table:table-cell table:formula="of:=[.D241]/[.$I$2]" office:value-type="float" office:value="0.00194902100840336" calcext:value-type="float">
            <text:p>0.00194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0.00195312" calcext:value-type="float">
            <text:p>0.00195312</text:p>
          </table:table-cell>
          <table:table-cell table:formula="of:=[.C242]+[.$E$225]" office:value-type="float" office:value="258.765" calcext:value-type="float">
            <text:p>258.765</text:p>
          </table:table-cell>
          <table:table-cell table:formula="of:=[.D242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00219727" calcext:value-type="float">
            <text:p>0.00219727</text:p>
          </table:table-cell>
          <table:table-cell table:formula="of:=[.C243]+[.$E$225]" office:value-type="float" office:value="259.859" calcext:value-type="float">
            <text:p>259.859</text:p>
          </table:table-cell>
          <table:table-cell table:formula="of:=[.D243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0.00341797" calcext:value-type="float">
            <text:p>0.00341797</text:p>
          </table:table-cell>
          <table:table-cell table:formula="of:=[.C244]+[.$E$225]" office:value-type="float" office:value="260.968" calcext:value-type="float">
            <text:p>260.968</text:p>
          </table:table-cell>
          <table:table-cell table:formula="of:=[.D244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00097656" calcext:value-type="float">
            <text:p>0.00097656</text:p>
          </table:table-cell>
          <table:table-cell table:formula="of:=[.C245]+[.$E$225]" office:value-type="float" office:value="262.062" calcext:value-type="float">
            <text:p>262.062</text:p>
          </table:table-cell>
          <table:table-cell table:formula="of:=[.D245]/[.$I$2]" office:value-type="float" office:value="0.000410319327731092" calcext:value-type="float">
            <text:p>0.000410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463867" calcext:value-type="float">
            <text:p>0.00463867</text:p>
          </table:table-cell>
          <table:table-cell table:formula="of:=[.C246]+[.$E$225]" office:value-type="float" office:value="263.156" calcext:value-type="float">
            <text:p>263.156</text:p>
          </table:table-cell>
          <table:table-cell table:formula="of:=[.D246]/[.$I$2]" office:value-type="float" office:value="0.00194902100840336" calcext:value-type="float">
            <text:p>0.00194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00244141" calcext:value-type="float">
            <text:p>0.00244141</text:p>
          </table:table-cell>
          <table:table-cell table:formula="of:=[.C247]+[.$E$225]" office:value-type="float" office:value="264.265" calcext:value-type="float">
            <text:p>264.265</text:p>
          </table:table-cell>
          <table:table-cell table:formula="of:=[.D247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00292969" calcext:value-type="float">
            <text:p>0.00292969</text:p>
          </table:table-cell>
          <table:table-cell table:formula="of:=[.C248]+[.$E$225]" office:value-type="float" office:value="265.359" calcext:value-type="float">
            <text:p>265.359</text:p>
          </table:table-cell>
          <table:table-cell table:formula="of:=[.D248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0.00146484" calcext:value-type="float">
            <text:p>0.00146484</text:p>
          </table:table-cell>
          <table:table-cell table:formula="of:=[.C249]+[.$E$225]" office:value-type="float" office:value="266.468" calcext:value-type="float">
            <text:p>266.468</text:p>
          </table:table-cell>
          <table:table-cell table:formula="of:=[.D249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00268555" calcext:value-type="float">
            <text:p>0.00268555</text:p>
          </table:table-cell>
          <table:table-cell table:formula="of:=[.C250]+[.$E$225]" office:value-type="float" office:value="267.562" calcext:value-type="float">
            <text:p>267.562</text:p>
          </table:table-cell>
          <table:table-cell table:formula="of:=[.D250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0.00317383" calcext:value-type="float">
            <text:p>0.00317383</text:p>
          </table:table-cell>
          <table:table-cell table:formula="of:=[.C251]+[.$E$225]" office:value-type="float" office:value="268.656" calcext:value-type="float">
            <text:p>268.656</text:p>
          </table:table-cell>
          <table:table-cell table:formula="of:=[.D251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0.00219727" calcext:value-type="float">
            <text:p>0.00219727</text:p>
          </table:table-cell>
          <table:table-cell table:formula="of:=[.C252]+[.$E$225]" office:value-type="float" office:value="269.765" calcext:value-type="float">
            <text:p>269.765</text:p>
          </table:table-cell>
          <table:table-cell table:formula="of:=[.D252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0.00170898" calcext:value-type="float">
            <text:p>0.00170898</text:p>
          </table:table-cell>
          <table:table-cell table:formula="of:=[.C253]+[.$E$225]" office:value-type="float" office:value="270.859" calcext:value-type="float">
            <text:p>270.859</text:p>
          </table:table-cell>
          <table:table-cell table:formula="of:=[.D253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0.00195312" calcext:value-type="float">
            <text:p>0.00195312</text:p>
          </table:table-cell>
          <table:table-cell table:formula="of:=[.C254]+[.$E$225]" office:value-type="float" office:value="271.968" calcext:value-type="float">
            <text:p>271.968</text:p>
          </table:table-cell>
          <table:table-cell table:formula="of:=[.D254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0.00366211" calcext:value-type="float">
            <text:p>0.00366211</text:p>
          </table:table-cell>
          <table:table-cell table:formula="of:=[.C255]+[.$E$225]" office:value-type="float" office:value="273.062" calcext:value-type="float">
            <text:p>273.062</text:p>
          </table:table-cell>
          <table:table-cell table:formula="of:=[.D255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0.00292969" calcext:value-type="float">
            <text:p>0.00292969</text:p>
          </table:table-cell>
          <table:table-cell table:formula="of:=[.C256]+[.$E$225]" office:value-type="float" office:value="274.171" calcext:value-type="float">
            <text:p>274.171</text:p>
          </table:table-cell>
          <table:table-cell table:formula="of:=[.D256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0.0012207" calcext:value-type="float">
            <text:p>0.0012207</text:p>
          </table:table-cell>
          <table:table-cell table:formula="of:=[.C257]+[.$E$225]" office:value-type="float" office:value="275.265" calcext:value-type="float">
            <text:p>275.265</text:p>
          </table:table-cell>
          <table:table-cell table:formula="of:=[.D257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0.00024414" calcext:value-type="float">
            <text:p>0.00024414</text:p>
          </table:table-cell>
          <table:table-cell table:formula="of:=[.C258]+[.$E$225]" office:value-type="float" office:value="276.359" calcext:value-type="float">
            <text:p>276.359</text:p>
          </table:table-cell>
          <table:table-cell table:formula="of:=[.D258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0.00048828" calcext:value-type="float">
            <text:p>0.00048828</text:p>
          </table:table-cell>
          <table:table-cell table:formula="of:=[.C259]+[.$E$225]" office:value-type="float" office:value="277.468" calcext:value-type="float">
            <text:p>277.468</text:p>
          </table:table-cell>
          <table:table-cell table:formula="of:=[.D259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0.00146484" calcext:value-type="float">
            <text:p>0.00146484</text:p>
          </table:table-cell>
          <table:table-cell table:formula="of:=[.C260]+[.$E$225]" office:value-type="float" office:value="278.562" calcext:value-type="float">
            <text:p>278.562</text:p>
          </table:table-cell>
          <table:table-cell table:formula="of:=[.D260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0.0012207" calcext:value-type="float">
            <text:p>0.0012207</text:p>
          </table:table-cell>
          <table:table-cell table:formula="of:=[.C261]+[.$E$225]" office:value-type="float" office:value="279.671" calcext:value-type="float">
            <text:p>279.671</text:p>
          </table:table-cell>
          <table:table-cell table:formula="of:=[.D261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0.00170898" calcext:value-type="float">
            <text:p>0.00170898</text:p>
          </table:table-cell>
          <table:table-cell table:formula="of:=[.C262]+[.$E$225]" office:value-type="float" office:value="280.765" calcext:value-type="float">
            <text:p>280.765</text:p>
          </table:table-cell>
          <table:table-cell table:formula="of:=[.D262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00268555" calcext:value-type="float">
            <text:p>0.00268555</text:p>
          </table:table-cell>
          <table:table-cell table:formula="of:=[.C263]+[.$E$225]" office:value-type="float" office:value="281.859" calcext:value-type="float">
            <text:p>281.859</text:p>
          </table:table-cell>
          <table:table-cell table:formula="of:=[.D263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0.00244141" calcext:value-type="float">
            <text:p>0.00244141</text:p>
          </table:table-cell>
          <table:table-cell table:formula="of:=[.C264]+[.$E$225]" office:value-type="float" office:value="282.968" calcext:value-type="float">
            <text:p>282.968</text:p>
          </table:table-cell>
          <table:table-cell table:formula="of:=[.D264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0.00268555" calcext:value-type="float">
            <text:p>0.00268555</text:p>
          </table:table-cell>
          <table:table-cell table:formula="of:=[.C265]+[.$E$225]" office:value-type="float" office:value="284.062" calcext:value-type="float">
            <text:p>284.062</text:p>
          </table:table-cell>
          <table:table-cell table:formula="of:=[.D265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0.00488281" calcext:value-type="float">
            <text:p>0.00488281</text:p>
          </table:table-cell>
          <table:table-cell table:formula="of:=[.C266]+[.$E$225]" office:value-type="float" office:value="285.171" calcext:value-type="float">
            <text:p>285.171</text:p>
          </table:table-cell>
          <table:table-cell table:formula="of:=[.D266]/[.$I$2]" office:value-type="float" office:value="0.00205160084033613" calcext:value-type="float">
            <text:p>0.002051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0.0012207" calcext:value-type="float">
            <text:p>0.0012207</text:p>
          </table:table-cell>
          <table:table-cell table:formula="of:=[.C267]+[.$E$225]" office:value-type="float" office:value="286.265" calcext:value-type="float">
            <text:p>286.265</text:p>
          </table:table-cell>
          <table:table-cell table:formula="of:=[.D267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0.00146484" calcext:value-type="float">
            <text:p>0.00146484</text:p>
          </table:table-cell>
          <table:table-cell table:formula="of:=[.C268]+[.$E$225]" office:value-type="float" office:value="287.359" calcext:value-type="float">
            <text:p>287.359</text:p>
          </table:table-cell>
          <table:table-cell table:formula="of:=[.D268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0.00341797" calcext:value-type="float">
            <text:p>0.00341797</text:p>
          </table:table-cell>
          <table:table-cell table:formula="of:=[.C269]+[.$E$225]" office:value-type="float" office:value="288.468" calcext:value-type="float">
            <text:p>288.468</text:p>
          </table:table-cell>
          <table:table-cell table:formula="of:=[.D269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0.00244141" calcext:value-type="float">
            <text:p>0.00244141</text:p>
          </table:table-cell>
          <table:table-cell table:formula="of:=[.C270]+[.$E$225]" office:value-type="float" office:value="289.562" calcext:value-type="float">
            <text:p>289.562</text:p>
          </table:table-cell>
          <table:table-cell table:formula="of:=[.D270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0.00292969" calcext:value-type="float">
            <text:p>0.00292969</text:p>
          </table:table-cell>
          <table:table-cell table:formula="of:=[.C271]+[.$E$225]" office:value-type="float" office:value="290.671" calcext:value-type="float">
            <text:p>290.671</text:p>
          </table:table-cell>
          <table:table-cell table:formula="of:=[.D271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0.00244141" calcext:value-type="float">
            <text:p>0.00244141</text:p>
          </table:table-cell>
          <table:table-cell table:formula="of:=[.C272]+[.$E$225]" office:value-type="float" office:value="291.765" calcext:value-type="float">
            <text:p>291.765</text:p>
          </table:table-cell>
          <table:table-cell table:formula="of:=[.D272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0.00170898" calcext:value-type="float">
            <text:p>0.00170898</text:p>
          </table:table-cell>
          <table:table-cell table:formula="of:=[.C273]+[.$E$225]" office:value-type="float" office:value="292.859" calcext:value-type="float">
            <text:p>292.859</text:p>
          </table:table-cell>
          <table:table-cell table:formula="of:=[.D273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0.0012207" calcext:value-type="float">
            <text:p>0.0012207</text:p>
          </table:table-cell>
          <table:table-cell table:formula="of:=[.C274]+[.$E$225]" office:value-type="float" office:value="293.968" calcext:value-type="float">
            <text:p>293.968</text:p>
          </table:table-cell>
          <table:table-cell table:formula="of:=[.D274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0.00268555" calcext:value-type="float">
            <text:p>0.00268555</text:p>
          </table:table-cell>
          <table:table-cell table:formula="of:=[.C275]+[.$E$225]" office:value-type="float" office:value="295.062" calcext:value-type="float">
            <text:p>295.062</text:p>
          </table:table-cell>
          <table:table-cell table:formula="of:=[.D275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.00195312" calcext:value-type="float">
            <text:p>0.00195312</text:p>
          </table:table-cell>
          <table:table-cell table:formula="of:=[.C276]+[.$E$225]" office:value-type="float" office:value="296.156" calcext:value-type="float">
            <text:p>296.156</text:p>
          </table:table-cell>
          <table:table-cell table:formula="of:=[.D276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0.00170898" calcext:value-type="float">
            <text:p>0.00170898</text:p>
          </table:table-cell>
          <table:table-cell table:formula="of:=[.C277]+[.$E$225]" office:value-type="float" office:value="297.265" calcext:value-type="float">
            <text:p>297.265</text:p>
          </table:table-cell>
          <table:table-cell table:formula="of:=[.D277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0.00292969" calcext:value-type="float">
            <text:p>0.00292969</text:p>
          </table:table-cell>
          <table:table-cell table:formula="of:=[.C278]+[.$E$225]" office:value-type="float" office:value="298.359" calcext:value-type="float">
            <text:p>298.359</text:p>
          </table:table-cell>
          <table:table-cell table:formula="of:=[.D278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0.00317383" calcext:value-type="float">
            <text:p>0.00317383</text:p>
          </table:table-cell>
          <table:table-cell table:formula="of:=[.C279]+[.$E$225]" office:value-type="float" office:value="299.468" calcext:value-type="float">
            <text:p>299.468</text:p>
          </table:table-cell>
          <table:table-cell table:formula="of:=[.D279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0.00170898" calcext:value-type="float">
            <text:p>0.00170898</text:p>
          </table:table-cell>
          <table:table-cell table:formula="of:=[.C280]+[.$E$225]" office:value-type="float" office:value="300.562" calcext:value-type="float">
            <text:p>300.562</text:p>
          </table:table-cell>
          <table:table-cell table:formula="of:=[.D280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0.00195312" calcext:value-type="float">
            <text:p>0.00195312</text:p>
          </table:table-cell>
          <table:table-cell table:formula="of:=[.C281]+[.$E$225]" office:value-type="float" office:value="301.656" calcext:value-type="float">
            <text:p>301.656</text:p>
          </table:table-cell>
          <table:table-cell table:formula="of:=[.D281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0.00366211" calcext:value-type="float">
            <text:p>0.00366211</text:p>
          </table:table-cell>
          <table:table-cell table:formula="of:=[.C282]+[.$E$225]" office:value-type="float" office:value="302.765" calcext:value-type="float">
            <text:p>302.765</text:p>
          </table:table-cell>
          <table:table-cell table:formula="of:=[.D282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0.00170898" calcext:value-type="float">
            <text:p>0.00170898</text:p>
          </table:table-cell>
          <table:table-cell table:formula="of:=[.C283]+[.$E$225]" office:value-type="float" office:value="303.859" calcext:value-type="float">
            <text:p>303.859</text:p>
          </table:table-cell>
          <table:table-cell table:formula="of:=[.D283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0.00268555" calcext:value-type="float">
            <text:p>0.00268555</text:p>
          </table:table-cell>
          <table:table-cell table:formula="of:=[.C284]+[.$E$225]" office:value-type="float" office:value="304.968" calcext:value-type="float">
            <text:p>304.968</text:p>
          </table:table-cell>
          <table:table-cell table:formula="of:=[.D284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0.00268555" calcext:value-type="float">
            <text:p>0.00268555</text:p>
          </table:table-cell>
          <table:table-cell table:formula="of:=[.C285]+[.$E$225]" office:value-type="float" office:value="306.062" calcext:value-type="float">
            <text:p>306.062</text:p>
          </table:table-cell>
          <table:table-cell table:formula="of:=[.D285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.00366211" calcext:value-type="float">
            <text:p>0.00366211</text:p>
          </table:table-cell>
          <table:table-cell table:formula="of:=[.C286]+[.$E$225]" office:value-type="float" office:value="307.156" calcext:value-type="float">
            <text:p>307.156</text:p>
          </table:table-cell>
          <table:table-cell table:formula="of:=[.D286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0.00390625" calcext:value-type="float">
            <text:p>0.00390625</text:p>
          </table:table-cell>
          <table:table-cell table:formula="of:=[.C287]+[.$E$225]" office:value-type="float" office:value="308.265" calcext:value-type="float">
            <text:p>308.265</text:p>
          </table:table-cell>
          <table:table-cell table:formula="of:=[.D287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0.00390625" calcext:value-type="float">
            <text:p>0.00390625</text:p>
          </table:table-cell>
          <table:table-cell table:formula="of:=[.C288]+[.$E$225]" office:value-type="float" office:value="309.359" calcext:value-type="float">
            <text:p>309.359</text:p>
          </table:table-cell>
          <table:table-cell table:formula="of:=[.D288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0.00170898" calcext:value-type="float">
            <text:p>0.00170898</text:p>
          </table:table-cell>
          <table:table-cell table:formula="of:=[.C289]+[.$E$225]" office:value-type="float" office:value="310.468" calcext:value-type="float">
            <text:p>310.468</text:p>
          </table:table-cell>
          <table:table-cell table:formula="of:=[.D289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0.00463867" calcext:value-type="float">
            <text:p>0.00463867</text:p>
          </table:table-cell>
          <table:table-cell table:formula="of:=[.C290]+[.$E$225]" office:value-type="float" office:value="311.562" calcext:value-type="float">
            <text:p>311.562</text:p>
          </table:table-cell>
          <table:table-cell table:formula="of:=[.D290]/[.$I$2]" office:value-type="float" office:value="0.00194902100840336" calcext:value-type="float">
            <text:p>0.00194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0.00292969" calcext:value-type="float">
            <text:p>0.00292969</text:p>
          </table:table-cell>
          <table:table-cell table:formula="of:=[.C291]+[.$E$225]" office:value-type="float" office:value="312.656" calcext:value-type="float">
            <text:p>312.656</text:p>
          </table:table-cell>
          <table:table-cell table:formula="of:=[.D291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0.00219727" calcext:value-type="float">
            <text:p>0.00219727</text:p>
          </table:table-cell>
          <table:table-cell table:formula="of:=[.C292]+[.$E$225]" office:value-type="float" office:value="313.765" calcext:value-type="float">
            <text:p>313.765</text:p>
          </table:table-cell>
          <table:table-cell table:formula="of:=[.D292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0.00415039" calcext:value-type="float">
            <text:p>0.00415039</text:p>
          </table:table-cell>
          <table:table-cell table:formula="of:=[.C293]+[.$E$225]" office:value-type="float" office:value="314.859" calcext:value-type="float">
            <text:p>314.859</text:p>
          </table:table-cell>
          <table:table-cell table:formula="of:=[.D293]/[.$I$2]" office:value-type="float" office:value="0.00174386134453782" calcext:value-type="float">
            <text:p>0.001743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0.00244141" calcext:value-type="float">
            <text:p>0.00244141</text:p>
          </table:table-cell>
          <table:table-cell table:formula="of:=[.C294]+[.$E$225]" office:value-type="float" office:value="315.968" calcext:value-type="float">
            <text:p>315.968</text:p>
          </table:table-cell>
          <table:table-cell table:formula="of:=[.D294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0.00366211" calcext:value-type="float">
            <text:p>0.00366211</text:p>
          </table:table-cell>
          <table:table-cell table:formula="of:=[.C295]+[.$E$225]" office:value-type="float" office:value="317.062" calcext:value-type="float">
            <text:p>317.062</text:p>
          </table:table-cell>
          <table:table-cell table:formula="of:=[.D295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0.00341797" calcext:value-type="float">
            <text:p>0.00341797</text:p>
          </table:table-cell>
          <table:table-cell table:formula="of:=[.C296]+[.$E$225]" office:value-type="float" office:value="318.156" calcext:value-type="float">
            <text:p>318.156</text:p>
          </table:table-cell>
          <table:table-cell table:formula="of:=[.D296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359" calcext:value-type="float">
            <text:p>77.359</text:p>
          </table:table-cell>
          <table:table-cell office:value-type="float" office:value="0.00195312" calcext:value-type="float">
            <text:p>0.00195312</text:p>
          </table:table-cell>
          <table:table-cell table:formula="of:=[.C297]+[.$E$225]" office:value-type="float" office:value="319.515" calcext:value-type="float">
            <text:p>319.515</text:p>
          </table:table-cell>
          <table:table-cell table:formula="of:=[.D297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453" calcext:value-type="float">
            <text:p>78.453</text:p>
          </table:table-cell>
          <table:table-cell office:value-type="float" office:value="0.00219727" calcext:value-type="float">
            <text:p>0.00219727</text:p>
          </table:table-cell>
          <table:table-cell table:formula="of:=[.C298]+[.$E$225]" office:value-type="float" office:value="320.609" calcext:value-type="float">
            <text:p>320.609</text:p>
          </table:table-cell>
          <table:table-cell table:formula="of:=[.D298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562" calcext:value-type="float">
            <text:p>79.562</text:p>
          </table:table-cell>
          <table:table-cell office:value-type="float" office:value="0.00292969" calcext:value-type="float">
            <text:p>0.00292969</text:p>
          </table:table-cell>
          <table:table-cell table:formula="of:=[.C299]+[.$E$225]" office:value-type="float" office:value="321.718" calcext:value-type="float">
            <text:p>321.718</text:p>
          </table:table-cell>
          <table:table-cell table:formula="of:=[.D299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656" calcext:value-type="float">
            <text:p>80.656</text:p>
          </table:table-cell>
          <table:table-cell office:value-type="float" office:value="0.00073242" calcext:value-type="float">
            <text:p>0.00073242</text:p>
          </table:table-cell>
          <table:table-cell table:formula="of:=[.C300]+[.$E$225]" office:value-type="float" office:value="322.812" calcext:value-type="float">
            <text:p>322.812</text:p>
          </table:table-cell>
          <table:table-cell table:formula="of:=[.D300]/[.$I$2]" office:value-type="float" office:value="0.000307739495798319" calcext:value-type="float">
            <text:p>0.000307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75" calcext:value-type="float">
            <text:p>81.75</text:p>
          </table:table-cell>
          <table:table-cell office:value-type="float" office:value="0.00048828" calcext:value-type="float">
            <text:p>0.00048828</text:p>
          </table:table-cell>
          <table:table-cell table:formula="of:=[.C301]+[.$E$225]" office:value-type="float" office:value="323.906" calcext:value-type="float">
            <text:p>323.906</text:p>
          </table:table-cell>
          <table:table-cell table:formula="of:=[.D301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859" calcext:value-type="float">
            <text:p>82.859</text:p>
          </table:table-cell>
          <table:table-cell office:value-type="float" office:value="0.00195312" calcext:value-type="float">
            <text:p>0.00195312</text:p>
          </table:table-cell>
          <table:table-cell table:formula="of:=[.C302]+[.$E$225]" office:value-type="float" office:value="325.015" calcext:value-type="float">
            <text:p>325.015</text:p>
          </table:table-cell>
          <table:table-cell table:formula="of:=[.D302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953" calcext:value-type="float">
            <text:p>83.953</text:p>
          </table:table-cell>
          <table:table-cell office:value-type="float" office:value="0.00317383" calcext:value-type="float">
            <text:p>0.00317383</text:p>
          </table:table-cell>
          <table:table-cell table:formula="of:=[.C303]+[.$E$225]" office:value-type="float" office:value="326.109" calcext:value-type="float">
            <text:p>326.109</text:p>
          </table:table-cell>
          <table:table-cell table:formula="of:=[.D303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5.062" calcext:value-type="float">
            <text:p>85.062</text:p>
          </table:table-cell>
          <table:table-cell office:value-type="float" office:value="0.00439453" calcext:value-type="float">
            <text:p>0.00439453</text:p>
          </table:table-cell>
          <table:table-cell table:formula="of:=[.C304]+[.$E$225]" office:value-type="float" office:value="327.218" calcext:value-type="float">
            <text:p>327.218</text:p>
          </table:table-cell>
          <table:table-cell table:formula="of:=[.D304]/[.$I$2]" office:value-type="float" office:value="0.00184644117647059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.156" calcext:value-type="float">
            <text:p>86.156</text:p>
          </table:table-cell>
          <table:table-cell office:value-type="float" office:value="0.00317383" calcext:value-type="float">
            <text:p>0.00317383</text:p>
          </table:table-cell>
          <table:table-cell table:formula="of:=[.C305]+[.$E$225]" office:value-type="float" office:value="328.312" calcext:value-type="float">
            <text:p>328.312</text:p>
          </table:table-cell>
          <table:table-cell table:formula="of:=[.D305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25" calcext:value-type="float">
            <text:p>87.25</text:p>
          </table:table-cell>
          <table:table-cell office:value-type="float" office:value="0.00219727" calcext:value-type="float">
            <text:p>0.00219727</text:p>
          </table:table-cell>
          <table:table-cell table:formula="of:=[.C306]+[.$E$225]" office:value-type="float" office:value="329.406" calcext:value-type="float">
            <text:p>329.406</text:p>
          </table:table-cell>
          <table:table-cell table:formula="of:=[.D306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359" calcext:value-type="float">
            <text:p>88.359</text:p>
          </table:table-cell>
          <table:table-cell office:value-type="float" office:value="0.00341797" calcext:value-type="float">
            <text:p>0.00341797</text:p>
          </table:table-cell>
          <table:table-cell table:formula="of:=[.C307]+[.$E$225]" office:value-type="float" office:value="330.515" calcext:value-type="float">
            <text:p>330.515</text:p>
          </table:table-cell>
          <table:table-cell table:formula="of:=[.D307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453" calcext:value-type="float">
            <text:p>89.453</text:p>
          </table:table-cell>
          <table:table-cell office:value-type="float" office:value="0.00170898" calcext:value-type="float">
            <text:p>0.00170898</text:p>
          </table:table-cell>
          <table:table-cell table:formula="of:=[.C308]+[.$E$225]" office:value-type="float" office:value="331.609" calcext:value-type="float">
            <text:p>331.609</text:p>
          </table:table-cell>
          <table:table-cell table:formula="of:=[.D308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562" calcext:value-type="float">
            <text:p>90.562</text:p>
          </table:table-cell>
          <table:table-cell office:value-type="float" office:value="0.00195312" calcext:value-type="float">
            <text:p>0.00195312</text:p>
          </table:table-cell>
          <table:table-cell table:formula="of:=[.C309]+[.$E$225]" office:value-type="float" office:value="332.718" calcext:value-type="float">
            <text:p>332.718</text:p>
          </table:table-cell>
          <table:table-cell table:formula="of:=[.D309]/[.$I$2]" office:value-type="float" office:value="0.000820638655462185" calcext:value-type="float">
            <text:p>0.000820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656" calcext:value-type="float">
            <text:p>91.656</text:p>
          </table:table-cell>
          <table:table-cell office:value-type="float" office:value="0.00292969" calcext:value-type="float">
            <text:p>0.00292969</text:p>
          </table:table-cell>
          <table:table-cell table:formula="of:=[.C310]+[.$E$225]" office:value-type="float" office:value="333.812" calcext:value-type="float">
            <text:p>333.812</text:p>
          </table:table-cell>
          <table:table-cell table:formula="of:=[.D310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75" calcext:value-type="float">
            <text:p>92.75</text:p>
          </table:table-cell>
          <table:table-cell office:value-type="float" office:value="0.00170898" calcext:value-type="float">
            <text:p>0.00170898</text:p>
          </table:table-cell>
          <table:table-cell table:formula="of:=[.C311]+[.$E$225]" office:value-type="float" office:value="334.906" calcext:value-type="float">
            <text:p>334.906</text:p>
          </table:table-cell>
          <table:table-cell table:formula="of:=[.D311]/[.$I$2]" office:value-type="float" office:value="0.000718058823529412" calcext:value-type="float">
            <text:p>0.00071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859" calcext:value-type="float">
            <text:p>93.859</text:p>
          </table:table-cell>
          <table:table-cell office:value-type="float" office:value="0.00048828" calcext:value-type="float">
            <text:p>0.00048828</text:p>
          </table:table-cell>
          <table:table-cell table:formula="of:=[.C312]+[.$E$225]" office:value-type="float" office:value="336.015" calcext:value-type="float">
            <text:p>336.015</text:p>
          </table:table-cell>
          <table:table-cell table:formula="of:=[.D312]/[.$I$2]" office:value-type="float" office:value="0.000205159663865546" calcext:value-type="float">
            <text:p>0.000205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953" calcext:value-type="float">
            <text:p>94.953</text:p>
          </table:table-cell>
          <table:table-cell office:value-type="float" office:value="0.00292969" calcext:value-type="float">
            <text:p>0.00292969</text:p>
          </table:table-cell>
          <table:table-cell table:formula="of:=[.C313]+[.$E$225]" office:value-type="float" office:value="337.109" calcext:value-type="float">
            <text:p>337.109</text:p>
          </table:table-cell>
          <table:table-cell table:formula="of:=[.D313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6.062" calcext:value-type="float">
            <text:p>96.062</text:p>
          </table:table-cell>
          <table:table-cell office:value-type="float" office:value="0.00024414" calcext:value-type="float">
            <text:p>0.00024414</text:p>
          </table:table-cell>
          <table:table-cell table:formula="of:=[.C314]+[.$E$225]" office:value-type="float" office:value="338.218" calcext:value-type="float">
            <text:p>338.218</text:p>
          </table:table-cell>
          <table:table-cell table:formula="of:=[.D314]/[.$I$2]" office:value-type="float" office:value="0.000102579831932773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7.156" calcext:value-type="float">
            <text:p>97.156</text:p>
          </table:table-cell>
          <table:table-cell office:value-type="float" office:value="0.00146484" calcext:value-type="float">
            <text:p>0.00146484</text:p>
          </table:table-cell>
          <table:table-cell table:formula="of:=[.C315]+[.$E$225]" office:value-type="float" office:value="339.312" calcext:value-type="float">
            <text:p>339.312</text:p>
          </table:table-cell>
          <table:table-cell table:formula="of:=[.D315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25" calcext:value-type="float">
            <text:p>98.25</text:p>
          </table:table-cell>
          <table:table-cell office:value-type="float" office:value="0.00317383" calcext:value-type="float">
            <text:p>0.00317383</text:p>
          </table:table-cell>
          <table:table-cell table:formula="of:=[.C316]+[.$E$225]" office:value-type="float" office:value="340.406" calcext:value-type="float">
            <text:p>340.406</text:p>
          </table:table-cell>
          <table:table-cell table:formula="of:=[.D316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359" calcext:value-type="float">
            <text:p>99.359</text:p>
          </table:table-cell>
          <table:table-cell office:value-type="float" office:value="0.00366211" calcext:value-type="float">
            <text:p>0.00366211</text:p>
          </table:table-cell>
          <table:table-cell table:formula="of:=[.C317]+[.$E$225]" office:value-type="float" office:value="341.515" calcext:value-type="float">
            <text:p>341.515</text:p>
          </table:table-cell>
          <table:table-cell table:formula="of:=[.D317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453" calcext:value-type="float">
            <text:p>100.453</text:p>
          </table:table-cell>
          <table:table-cell office:value-type="float" office:value="0.00146484" calcext:value-type="float">
            <text:p>0.00146484</text:p>
          </table:table-cell>
          <table:table-cell table:formula="of:=[.C318]+[.$E$225]" office:value-type="float" office:value="342.609" calcext:value-type="float">
            <text:p>342.609</text:p>
          </table:table-cell>
          <table:table-cell table:formula="of:=[.D318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562" calcext:value-type="float">
            <text:p>101.562</text:p>
          </table:table-cell>
          <table:table-cell office:value-type="float" office:value="0.00366211" calcext:value-type="float">
            <text:p>0.00366211</text:p>
          </table:table-cell>
          <table:table-cell table:formula="of:=[.C319]+[.$E$225]" office:value-type="float" office:value="343.718" calcext:value-type="float">
            <text:p>343.718</text:p>
          </table:table-cell>
          <table:table-cell table:formula="of:=[.D319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656" calcext:value-type="float">
            <text:p>102.656</text:p>
          </table:table-cell>
          <table:table-cell office:value-type="float" office:value="0.00537109" calcext:value-type="float">
            <text:p>0.00537109</text:p>
          </table:table-cell>
          <table:table-cell table:formula="of:=[.C320]+[.$E$225]" office:value-type="float" office:value="344.812" calcext:value-type="float">
            <text:p>344.812</text:p>
          </table:table-cell>
          <table:table-cell table:formula="of:=[.D320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75" calcext:value-type="float">
            <text:p>103.75</text:p>
          </table:table-cell>
          <table:table-cell office:value-type="float" office:value="0.00146484" calcext:value-type="float">
            <text:p>0.00146484</text:p>
          </table:table-cell>
          <table:table-cell table:formula="of:=[.C321]+[.$E$225]" office:value-type="float" office:value="345.906" calcext:value-type="float">
            <text:p>345.906</text:p>
          </table:table-cell>
          <table:table-cell table:formula="of:=[.D321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859" calcext:value-type="float">
            <text:p>104.859</text:p>
          </table:table-cell>
          <table:table-cell office:value-type="float" office:value="0.00439453" calcext:value-type="float">
            <text:p>0.00439453</text:p>
          </table:table-cell>
          <table:table-cell table:formula="of:=[.C322]+[.$E$225]" office:value-type="float" office:value="347.015" calcext:value-type="float">
            <text:p>347.015</text:p>
          </table:table-cell>
          <table:table-cell table:formula="of:=[.D322]/[.$I$2]" office:value-type="float" office:value="0.00184644117647059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953" calcext:value-type="float">
            <text:p>105.953</text:p>
          </table:table-cell>
          <table:table-cell office:value-type="float" office:value="0.00341797" calcext:value-type="float">
            <text:p>0.00341797</text:p>
          </table:table-cell>
          <table:table-cell table:formula="of:=[.C323]+[.$E$225]" office:value-type="float" office:value="348.109" calcext:value-type="float">
            <text:p>348.109</text:p>
          </table:table-cell>
          <table:table-cell table:formula="of:=[.D323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7.062" calcext:value-type="float">
            <text:p>107.062</text:p>
          </table:table-cell>
          <table:table-cell office:value-type="float" office:value="0.00366211" calcext:value-type="float">
            <text:p>0.00366211</text:p>
          </table:table-cell>
          <table:table-cell table:formula="of:=[.C324]+[.$E$225]" office:value-type="float" office:value="349.218" calcext:value-type="float">
            <text:p>349.218</text:p>
          </table:table-cell>
          <table:table-cell table:formula="of:=[.D324]/[.$I$2]" office:value-type="float" office:value="0.00153870168067227" calcext:value-type="float">
            <text:p>0.001538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8.156" calcext:value-type="float">
            <text:p>108.156</text:p>
          </table:table-cell>
          <table:table-cell office:value-type="float" office:value="0.00219727" calcext:value-type="float">
            <text:p>0.00219727</text:p>
          </table:table-cell>
          <table:table-cell table:formula="of:=[.C325]+[.$E$225]" office:value-type="float" office:value="350.312" calcext:value-type="float">
            <text:p>350.312</text:p>
          </table:table-cell>
          <table:table-cell table:formula="of:=[.D325]/[.$I$2]" office:value-type="float" office:value="0.00092322268907563" calcext:value-type="float">
            <text:p>0.000923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25" calcext:value-type="float">
            <text:p>109.25</text:p>
          </table:table-cell>
          <table:table-cell office:value-type="float" office:value="0.00268555" calcext:value-type="float">
            <text:p>0.00268555</text:p>
          </table:table-cell>
          <table:table-cell table:formula="of:=[.C326]+[.$E$225]" office:value-type="float" office:value="351.406" calcext:value-type="float">
            <text:p>351.406</text:p>
          </table:table-cell>
          <table:table-cell table:formula="of:=[.D326]/[.$I$2]" office:value-type="float" office:value="0.00112838235294118" calcext:value-type="float">
            <text:p>0.00112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359" calcext:value-type="float">
            <text:p>110.359</text:p>
          </table:table-cell>
          <table:table-cell office:value-type="float" office:value="0.00537109" calcext:value-type="float">
            <text:p>0.00537109</text:p>
          </table:table-cell>
          <table:table-cell table:formula="of:=[.C327]+[.$E$225]" office:value-type="float" office:value="352.515" calcext:value-type="float">
            <text:p>352.515</text:p>
          </table:table-cell>
          <table:table-cell table:formula="of:=[.D327]/[.$I$2]" office:value-type="float" office:value="0.00225676050420168" calcext:value-type="float">
            <text:p>0.002256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453" calcext:value-type="float">
            <text:p>111.453</text:p>
          </table:table-cell>
          <table:table-cell office:value-type="float" office:value="0.00341797" calcext:value-type="float">
            <text:p>0.00341797</text:p>
          </table:table-cell>
          <table:table-cell table:formula="of:=[.C328]+[.$E$225]" office:value-type="float" office:value="353.609" calcext:value-type="float">
            <text:p>353.609</text:p>
          </table:table-cell>
          <table:table-cell table:formula="of:=[.D328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562" calcext:value-type="float">
            <text:p>112.562</text:p>
          </table:table-cell>
          <table:table-cell office:value-type="float" office:value="0.00292969" calcext:value-type="float">
            <text:p>0.00292969</text:p>
          </table:table-cell>
          <table:table-cell table:formula="of:=[.C329]+[.$E$225]" office:value-type="float" office:value="354.718" calcext:value-type="float">
            <text:p>354.718</text:p>
          </table:table-cell>
          <table:table-cell table:formula="of:=[.D329]/[.$I$2]" office:value-type="float" office:value="0.00123096218487395" calcext:value-type="float">
            <text:p>0.001230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656" calcext:value-type="float">
            <text:p>113.656</text:p>
          </table:table-cell>
          <table:table-cell office:value-type="float" office:value="0.00390625" calcext:value-type="float">
            <text:p>0.00390625</text:p>
          </table:table-cell>
          <table:table-cell table:formula="of:=[.C330]+[.$E$225]" office:value-type="float" office:value="355.812" calcext:value-type="float">
            <text:p>355.812</text:p>
          </table:table-cell>
          <table:table-cell table:formula="of:=[.D330]/[.$I$2]" office:value-type="float" office:value="0.00164128151260504" calcext:value-type="float">
            <text:p>0.001641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75" calcext:value-type="float">
            <text:p>114.75</text:p>
          </table:table-cell>
          <table:table-cell office:value-type="float" office:value="0.00146484" calcext:value-type="float">
            <text:p>0.00146484</text:p>
          </table:table-cell>
          <table:table-cell table:formula="of:=[.C331]+[.$E$225]" office:value-type="float" office:value="356.906" calcext:value-type="float">
            <text:p>356.906</text:p>
          </table:table-cell>
          <table:table-cell table:formula="of:=[.D331]/[.$I$2]" office:value-type="float" office:value="0.000615478991596639" calcext:value-type="float">
            <text:p>0.000615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859" calcext:value-type="float">
            <text:p>115.859</text:p>
          </table:table-cell>
          <table:table-cell office:value-type="float" office:value="0.00244141" calcext:value-type="float">
            <text:p>0.00244141</text:p>
          </table:table-cell>
          <table:table-cell table:formula="of:=[.C332]+[.$E$225]" office:value-type="float" office:value="358.015" calcext:value-type="float">
            <text:p>358.015</text:p>
          </table:table-cell>
          <table:table-cell table:formula="of:=[.D332]/[.$I$2]" office:value-type="float" office:value="0.0010258025210084" calcext:value-type="float">
            <text:p>0.001025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953" calcext:value-type="float">
            <text:p>116.953</text:p>
          </table:table-cell>
          <table:table-cell office:value-type="float" office:value="0.0012207" calcext:value-type="float">
            <text:p>0.0012207</text:p>
          </table:table-cell>
          <table:table-cell table:formula="of:=[.C333]+[.$E$225]" office:value-type="float" office:value="359.109" calcext:value-type="float">
            <text:p>359.109</text:p>
          </table:table-cell>
          <table:table-cell table:formula="of:=[.D333]/[.$I$2]" office:value-type="float" office:value="0.000512899159663866" calcext:value-type="float">
            <text:p>0.00051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8.062" calcext:value-type="float">
            <text:p>118.062</text:p>
          </table:table-cell>
          <table:table-cell office:value-type="float" office:value="0.00341797" calcext:value-type="float">
            <text:p>0.00341797</text:p>
          </table:table-cell>
          <table:table-cell table:formula="of:=[.C334]+[.$E$225]" office:value-type="float" office:value="360.218" calcext:value-type="float">
            <text:p>360.218</text:p>
          </table:table-cell>
          <table:table-cell table:formula="of:=[.D334]/[.$I$2]" office:value-type="float" office:value="0.0014361218487395" calcext:value-type="float">
            <text:p>0.001436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9.156" calcext:value-type="float">
            <text:p>119.156</text:p>
          </table:table-cell>
          <table:table-cell office:value-type="float" office:value="0.00317383" calcext:value-type="float">
            <text:p>0.00317383</text:p>
          </table:table-cell>
          <table:table-cell table:formula="of:=[.C335]+[.$E$225]" office:value-type="float" office:value="361.312" calcext:value-type="float">
            <text:p>361.312</text:p>
          </table:table-cell>
          <table:table-cell table:formula="of:=[.D335]/[.$I$2]" office:value-type="float" office:value="0.00133354201680672" calcext:value-type="float">
            <text:p>0.001333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25" calcext:value-type="float">
            <text:p>120.25</text:p>
          </table:table-cell>
          <table:table-cell office:value-type="float" office:value="0.00439453" calcext:value-type="float">
            <text:p>0.00439453</text:p>
          </table:table-cell>
          <table:table-cell table:formula="of:=[.C336]+[.$E$225]" office:value-type="float" office:value="362.406" calcext:value-type="float">
            <text:p>362.406</text:p>
          </table:table-cell>
          <table:table-cell table:formula="of:=[.D336]/[.$I$2]" office:value-type="float" office:value="0.00184644117647059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formula="of:=[.D337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074219" calcext:value-type="float">
            <text:p>0.01074219</text:p>
          </table:table-cell>
          <table:table-cell table:formula="of:=[.$E$336]+[.C338]" office:value-type="float" office:value="362.515" calcext:value-type="float">
            <text:p>362.515</text:p>
          </table:table-cell>
          <table:table-cell table:formula="of:=[.D338]/[.$I$2]" office:value-type="float" office:value="0.00451352521008403" calcext:value-type="float">
            <text:p>0.0045135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1147461" calcext:value-type="float">
            <text:p>0.01147461</text:p>
          </table:table-cell>
          <table:table-cell table:formula="of:=[.$E$336]+[.C339]" office:value-type="float" office:value="363.593" calcext:value-type="float">
            <text:p>363.593</text:p>
          </table:table-cell>
          <table:table-cell table:formula="of:=[.D339]/[.$I$2]" office:value-type="float" office:value="0.00482126470588235" calcext:value-type="float">
            <text:p>0.004821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1196289" calcext:value-type="float">
            <text:p>0.01196289</text:p>
          </table:table-cell>
          <table:table-cell table:formula="of:=[.$E$336]+[.C340]" office:value-type="float" office:value="364.687" calcext:value-type="float">
            <text:p>364.687</text:p>
          </table:table-cell>
          <table:table-cell table:formula="of:=[.D340]/[.$I$2]" office:value-type="float" office:value="0.0050264243697479" calcext:value-type="float">
            <text:p>0.00502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0.01171875" calcext:value-type="float">
            <text:p>0.01171875</text:p>
          </table:table-cell>
          <table:table-cell table:formula="of:=[.$E$336]+[.C341]" office:value-type="float" office:value="365.781" calcext:value-type="float">
            <text:p>365.781</text:p>
          </table:table-cell>
          <table:table-cell table:formula="of:=[.D341]/[.$I$2]" office:value-type="float" office:value="0.00492384453781513" calcext:value-type="float">
            <text:p>0.004923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1245117" calcext:value-type="float">
            <text:p>0.01245117</text:p>
          </table:table-cell>
          <table:table-cell table:formula="of:=[.$E$336]+[.C342]" office:value-type="float" office:value="366.89" calcext:value-type="float">
            <text:p>366.89</text:p>
          </table:table-cell>
          <table:table-cell table:formula="of:=[.D342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43]" office:value-type="float" office:value="367.984" calcext:value-type="float">
            <text:p>367.984</text:p>
          </table:table-cell>
          <table:table-cell table:formula="of:=[.D343]/[.$I$2]" office:value-type="float" office:value="0.00482126470588235" calcext:value-type="float">
            <text:p>0.004821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1318359" calcext:value-type="float">
            <text:p>0.01318359</text:p>
          </table:table-cell>
          <table:table-cell table:formula="of:=[.$E$336]+[.C344]" office:value-type="float" office:value="369.093" calcext:value-type="float">
            <text:p>369.093</text:p>
          </table:table-cell>
          <table:table-cell table:formula="of:=[.D344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.01269531" calcext:value-type="float">
            <text:p>0.01269531</text:p>
          </table:table-cell>
          <table:table-cell table:formula="of:=[.$E$336]+[.C345]" office:value-type="float" office:value="370.187" calcext:value-type="float">
            <text:p>370.187</text:p>
          </table:table-cell>
          <table:table-cell table:formula="of:=[.D345]/[.$I$2]" office:value-type="float" office:value="0.00533416386554622" calcext:value-type="float">
            <text:p>0.005334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346]" office:value-type="float" office:value="371.281" calcext:value-type="float">
            <text:p>371.281</text:p>
          </table:table-cell>
          <table:table-cell table:formula="of:=[.D346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0.01293945" calcext:value-type="float">
            <text:p>0.01293945</text:p>
          </table:table-cell>
          <table:table-cell table:formula="of:=[.$E$336]+[.C347]" office:value-type="float" office:value="372.39" calcext:value-type="float">
            <text:p>372.39</text:p>
          </table:table-cell>
          <table:table-cell table:formula="of:=[.D347]/[.$I$2]" office:value-type="float" office:value="0.00543674369747899" calcext:value-type="float">
            <text:p>0.00543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348]" office:value-type="float" office:value="373.484" calcext:value-type="float">
            <text:p>373.484</text:p>
          </table:table-cell>
          <table:table-cell table:formula="of:=[.D348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0.01416016" calcext:value-type="float">
            <text:p>0.01416016</text:p>
          </table:table-cell>
          <table:table-cell table:formula="of:=[.$E$336]+[.C349]" office:value-type="float" office:value="374.593" calcext:value-type="float">
            <text:p>374.593</text:p>
          </table:table-cell>
          <table:table-cell table:formula="of:=[.D349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0.01220703" calcext:value-type="float">
            <text:p>0.01220703</text:p>
          </table:table-cell>
          <table:table-cell table:formula="of:=[.$E$336]+[.C350]" office:value-type="float" office:value="375.687" calcext:value-type="float">
            <text:p>375.687</text:p>
          </table:table-cell>
          <table:table-cell table:formula="of:=[.D350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01293945" calcext:value-type="float">
            <text:p>0.01293945</text:p>
          </table:table-cell>
          <table:table-cell table:formula="of:=[.$E$336]+[.C351]" office:value-type="float" office:value="376.781" calcext:value-type="float">
            <text:p>376.781</text:p>
          </table:table-cell>
          <table:table-cell table:formula="of:=[.D351]/[.$I$2]" office:value-type="float" office:value="0.00543674369747899" calcext:value-type="float">
            <text:p>0.00543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0.01464844" calcext:value-type="float">
            <text:p>0.01464844</text:p>
          </table:table-cell>
          <table:table-cell table:formula="of:=[.$E$336]+[.C352]" office:value-type="float" office:value="377.89" calcext:value-type="float">
            <text:p>377.89</text:p>
          </table:table-cell>
          <table:table-cell table:formula="of:=[.D352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01098633" calcext:value-type="float">
            <text:p>0.01098633</text:p>
          </table:table-cell>
          <table:table-cell table:formula="of:=[.$E$336]+[.C353]" office:value-type="float" office:value="378.984" calcext:value-type="float">
            <text:p>378.984</text:p>
          </table:table-cell>
          <table:table-cell table:formula="of:=[.D353]/[.$I$2]" office:value-type="float" office:value="0.00461610504201681" calcext:value-type="float">
            <text:p>0.004616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0.01245117" calcext:value-type="float">
            <text:p>0.01245117</text:p>
          </table:table-cell>
          <table:table-cell table:formula="of:=[.$E$336]+[.C354]" office:value-type="float" office:value="380.093" calcext:value-type="float">
            <text:p>380.093</text:p>
          </table:table-cell>
          <table:table-cell table:formula="of:=[.D354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1416016" calcext:value-type="float">
            <text:p>0.01416016</text:p>
          </table:table-cell>
          <table:table-cell table:formula="of:=[.$E$336]+[.C355]" office:value-type="float" office:value="381.187" calcext:value-type="float">
            <text:p>381.187</text:p>
          </table:table-cell>
          <table:table-cell table:formula="of:=[.D355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0.01245117" calcext:value-type="float">
            <text:p>0.01245117</text:p>
          </table:table-cell>
          <table:table-cell table:formula="of:=[.$E$336]+[.C356]" office:value-type="float" office:value="382.281" calcext:value-type="float">
            <text:p>382.281</text:p>
          </table:table-cell>
          <table:table-cell table:formula="of:=[.D356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1196289" calcext:value-type="float">
            <text:p>0.01196289</text:p>
          </table:table-cell>
          <table:table-cell table:formula="of:=[.$E$336]+[.C357]" office:value-type="float" office:value="383.39" calcext:value-type="float">
            <text:p>383.39</text:p>
          </table:table-cell>
          <table:table-cell table:formula="of:=[.D357]/[.$I$2]" office:value-type="float" office:value="0.0050264243697479" calcext:value-type="float">
            <text:p>0.00502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58]" office:value-type="float" office:value="384.484" calcext:value-type="float">
            <text:p>384.484</text:p>
          </table:table-cell>
          <table:table-cell table:formula="of:=[.D358]/[.$I$2]" office:value-type="float" office:value="0.00482126470588235" calcext:value-type="float">
            <text:p>0.004821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72" calcext:value-type="float">
            <text:p>23.172</text:p>
          </table:table-cell>
          <table:table-cell office:value-type="float" office:value="0.01416016" calcext:value-type="float">
            <text:p>0.01416016</text:p>
          </table:table-cell>
          <table:table-cell table:formula="of:=[.$E$336]+[.C359]" office:value-type="float" office:value="385.578" calcext:value-type="float">
            <text:p>385.578</text:p>
          </table:table-cell>
          <table:table-cell table:formula="of:=[.D359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1098633" calcext:value-type="float">
            <text:p>0.01098633</text:p>
          </table:table-cell>
          <table:table-cell table:formula="of:=[.$E$336]+[.C360]" office:value-type="float" office:value="386.687" calcext:value-type="float">
            <text:p>386.687</text:p>
          </table:table-cell>
          <table:table-cell table:formula="of:=[.D360]/[.$I$2]" office:value-type="float" office:value="0.00461610504201681" calcext:value-type="float">
            <text:p>0.004616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0.01269531" calcext:value-type="float">
            <text:p>0.01269531</text:p>
          </table:table-cell>
          <table:table-cell table:formula="of:=[.$E$336]+[.C361]" office:value-type="float" office:value="387.781" calcext:value-type="float">
            <text:p>387.781</text:p>
          </table:table-cell>
          <table:table-cell table:formula="of:=[.D361]/[.$I$2]" office:value-type="float" office:value="0.00533416386554622" calcext:value-type="float">
            <text:p>0.005334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1245117" calcext:value-type="float">
            <text:p>0.01245117</text:p>
          </table:table-cell>
          <table:table-cell table:formula="of:=[.$E$336]+[.C362]" office:value-type="float" office:value="388.89" calcext:value-type="float">
            <text:p>388.89</text:p>
          </table:table-cell>
          <table:table-cell table:formula="of:=[.D362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63]" office:value-type="float" office:value="389.984" calcext:value-type="float">
            <text:p>389.984</text:p>
          </table:table-cell>
          <table:table-cell table:formula="of:=[.D363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72" calcext:value-type="float">
            <text:p>28.672</text:p>
          </table:table-cell>
          <table:table-cell office:value-type="float" office:value="0.01318359" calcext:value-type="float">
            <text:p>0.01318359</text:p>
          </table:table-cell>
          <table:table-cell table:formula="of:=[.$E$336]+[.C364]" office:value-type="float" office:value="391.078" calcext:value-type="float">
            <text:p>391.078</text:p>
          </table:table-cell>
          <table:table-cell table:formula="of:=[.D364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0.01220703" calcext:value-type="float">
            <text:p>0.01220703</text:p>
          </table:table-cell>
          <table:table-cell table:formula="of:=[.$E$336]+[.C365]" office:value-type="float" office:value="392.187" calcext:value-type="float">
            <text:p>392.187</text:p>
          </table:table-cell>
          <table:table-cell table:formula="of:=[.D365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0.01293945" calcext:value-type="float">
            <text:p>0.01293945</text:p>
          </table:table-cell>
          <table:table-cell table:formula="of:=[.$E$336]+[.C366]" office:value-type="float" office:value="393.281" calcext:value-type="float">
            <text:p>393.281</text:p>
          </table:table-cell>
          <table:table-cell table:formula="of:=[.D366]/[.$I$2]" office:value-type="float" office:value="0.00543674369747899" calcext:value-type="float">
            <text:p>0.00543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1220703" calcext:value-type="float">
            <text:p>0.01220703</text:p>
          </table:table-cell>
          <table:table-cell table:formula="of:=[.$E$336]+[.C367]" office:value-type="float" office:value="394.39" calcext:value-type="float">
            <text:p>394.39</text:p>
          </table:table-cell>
          <table:table-cell table:formula="of:=[.D367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68]" office:value-type="float" office:value="395.484" calcext:value-type="float">
            <text:p>395.484</text:p>
          </table:table-cell>
          <table:table-cell table:formula="of:=[.D368]/[.$I$2]" office:value-type="float" office:value="0.00482126470588235" calcext:value-type="float">
            <text:p>0.004821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72" calcext:value-type="float">
            <text:p>34.172</text:p>
          </table:table-cell>
          <table:table-cell office:value-type="float" office:value="0.01196289" calcext:value-type="float">
            <text:p>0.01196289</text:p>
          </table:table-cell>
          <table:table-cell table:formula="of:=[.$E$336]+[.C369]" office:value-type="float" office:value="396.578" calcext:value-type="float">
            <text:p>396.578</text:p>
          </table:table-cell>
          <table:table-cell table:formula="of:=[.D369]/[.$I$2]" office:value-type="float" office:value="0.0050264243697479" calcext:value-type="float">
            <text:p>0.00502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1391602" calcext:value-type="float">
            <text:p>0.01391602</text:p>
          </table:table-cell>
          <table:table-cell table:formula="of:=[.$E$336]+[.C370]" office:value-type="float" office:value="397.687" calcext:value-type="float">
            <text:p>397.687</text:p>
          </table:table-cell>
          <table:table-cell table:formula="of:=[.D370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0.01196289" calcext:value-type="float">
            <text:p>0.01196289</text:p>
          </table:table-cell>
          <table:table-cell table:formula="of:=[.$E$336]+[.C371]" office:value-type="float" office:value="398.781" calcext:value-type="float">
            <text:p>398.781</text:p>
          </table:table-cell>
          <table:table-cell table:formula="of:=[.D371]/[.$I$2]" office:value-type="float" office:value="0.0050264243697479" calcext:value-type="float">
            <text:p>0.00502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1367188" calcext:value-type="float">
            <text:p>0.01367188</text:p>
          </table:table-cell>
          <table:table-cell table:formula="of:=[.$E$336]+[.C372]" office:value-type="float" office:value="399.89" calcext:value-type="float">
            <text:p>399.89</text:p>
          </table:table-cell>
          <table:table-cell table:formula="of:=[.D372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373]" office:value-type="float" office:value="400.984" calcext:value-type="float">
            <text:p>400.984</text:p>
          </table:table-cell>
          <table:table-cell table:formula="of:=[.D373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01464844" calcext:value-type="float">
            <text:p>0.01464844</text:p>
          </table:table-cell>
          <table:table-cell table:formula="of:=[.$E$336]+[.C374]" office:value-type="float" office:value="402.109" calcext:value-type="float">
            <text:p>402.109</text:p>
          </table:table-cell>
          <table:table-cell table:formula="of:=[.D374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0.01098633" calcext:value-type="float">
            <text:p>0.01098633</text:p>
          </table:table-cell>
          <table:table-cell table:formula="of:=[.$E$336]+[.C375]" office:value-type="float" office:value="403.187" calcext:value-type="float">
            <text:p>403.187</text:p>
          </table:table-cell>
          <table:table-cell table:formula="of:=[.D375]/[.$I$2]" office:value-type="float" office:value="0.00461610504201681" calcext:value-type="float">
            <text:p>0.004616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376]" office:value-type="float" office:value="404.281" calcext:value-type="float">
            <text:p>404.281</text:p>
          </table:table-cell>
          <table:table-cell table:formula="of:=[.D376]/[.$I$2]" office:value-type="float" office:value="0.00635996638655462" calcext:value-type="float">
            <text:p>0.00635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1318359" calcext:value-type="float">
            <text:p>0.01318359</text:p>
          </table:table-cell>
          <table:table-cell table:formula="of:=[.$E$336]+[.C377]" office:value-type="float" office:value="405.39" calcext:value-type="float">
            <text:p>405.39</text:p>
          </table:table-cell>
          <table:table-cell table:formula="of:=[.D377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78]" office:value-type="float" office:value="406.484" calcext:value-type="float">
            <text:p>406.484</text:p>
          </table:table-cell>
          <table:table-cell table:formula="of:=[.D378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72" calcext:value-type="float">
            <text:p>45.172</text:p>
          </table:table-cell>
          <table:table-cell office:value-type="float" office:value="0.01342773" calcext:value-type="float">
            <text:p>0.01342773</text:p>
          </table:table-cell>
          <table:table-cell table:formula="of:=[.$E$336]+[.C379]" office:value-type="float" office:value="407.578" calcext:value-type="float">
            <text:p>407.578</text:p>
          </table:table-cell>
          <table:table-cell table:formula="of:=[.D379]/[.$I$2]" office:value-type="float" office:value="0.00564190336134454" calcext:value-type="float">
            <text:p>0.005641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0]" office:value-type="float" office:value="408.687" calcext:value-type="float">
            <text:p>408.687</text:p>
          </table:table-cell>
          <table:table-cell table:formula="of:=[.D380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381]" office:value-type="float" office:value="409.781" calcext:value-type="float">
            <text:p>409.781</text:p>
          </table:table-cell>
          <table:table-cell table:formula="of:=[.D381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144043" calcext:value-type="float">
            <text:p>0.0144043</text:p>
          </table:table-cell>
          <table:table-cell table:formula="of:=[.$E$336]+[.C382]" office:value-type="float" office:value="410.89" calcext:value-type="float">
            <text:p>410.89</text:p>
          </table:table-cell>
          <table:table-cell table:formula="of:=[.D382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83]" office:value-type="float" office:value="411.984" calcext:value-type="float">
            <text:p>411.984</text:p>
          </table:table-cell>
          <table:table-cell table:formula="of:=[.D383]/[.$I$2]" office:value-type="float" office:value="0.00482126470588235" calcext:value-type="float">
            <text:p>0.004821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72" calcext:value-type="float">
            <text:p>50.672</text:p>
          </table:table-cell>
          <table:table-cell office:value-type="float" office:value="0.01391602" calcext:value-type="float">
            <text:p>0.01391602</text:p>
          </table:table-cell>
          <table:table-cell table:formula="of:=[.$E$336]+[.C384]" office:value-type="float" office:value="413.078" calcext:value-type="float">
            <text:p>413.078</text:p>
          </table:table-cell>
          <table:table-cell table:formula="of:=[.D384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5]" office:value-type="float" office:value="414.187" calcext:value-type="float">
            <text:p>414.187</text:p>
          </table:table-cell>
          <table:table-cell table:formula="of:=[.D385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0.01367188" calcext:value-type="float">
            <text:p>0.01367188</text:p>
          </table:table-cell>
          <table:table-cell table:formula="of:=[.$E$336]+[.C386]" office:value-type="float" office:value="415.281" calcext:value-type="float">
            <text:p>415.281</text:p>
          </table:table-cell>
          <table:table-cell table:formula="of:=[.D386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7]" office:value-type="float" office:value="416.39" calcext:value-type="float">
            <text:p>416.39</text:p>
          </table:table-cell>
          <table:table-cell table:formula="of:=[.D387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88]" office:value-type="float" office:value="417.484" calcext:value-type="float">
            <text:p>417.484</text:p>
          </table:table-cell>
          <table:table-cell table:formula="of:=[.D388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72" calcext:value-type="float">
            <text:p>56.172</text:p>
          </table:table-cell>
          <table:table-cell office:value-type="float" office:value="0.01489258" calcext:value-type="float">
            <text:p>0.01489258</text:p>
          </table:table-cell>
          <table:table-cell table:formula="of:=[.$E$336]+[.C389]" office:value-type="float" office:value="418.578" calcext:value-type="float">
            <text:p>418.578</text:p>
          </table:table-cell>
          <table:table-cell table:formula="of:=[.D389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1245117" calcext:value-type="float">
            <text:p>0.01245117</text:p>
          </table:table-cell>
          <table:table-cell table:formula="of:=[.$E$336]+[.C390]" office:value-type="float" office:value="419.687" calcext:value-type="float">
            <text:p>419.687</text:p>
          </table:table-cell>
          <table:table-cell table:formula="of:=[.D390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0.01196289" calcext:value-type="float">
            <text:p>0.01196289</text:p>
          </table:table-cell>
          <table:table-cell table:formula="of:=[.$E$336]+[.C391]" office:value-type="float" office:value="420.781" calcext:value-type="float">
            <text:p>420.781</text:p>
          </table:table-cell>
          <table:table-cell table:formula="of:=[.D391]/[.$I$2]" office:value-type="float" office:value="0.0050264243697479" calcext:value-type="float">
            <text:p>0.00502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.01391602" calcext:value-type="float">
            <text:p>0.01391602</text:p>
          </table:table-cell>
          <table:table-cell table:formula="of:=[.$E$336]+[.C392]" office:value-type="float" office:value="421.89" calcext:value-type="float">
            <text:p>421.89</text:p>
          </table:table-cell>
          <table:table-cell table:formula="of:=[.D392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93]" office:value-type="float" office:value="422.984" calcext:value-type="float">
            <text:p>422.984</text:p>
          </table:table-cell>
          <table:table-cell table:formula="of:=[.D393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72" calcext:value-type="float">
            <text:p>61.672</text:p>
          </table:table-cell>
          <table:table-cell office:value-type="float" office:value="0.015625" calcext:value-type="float">
            <text:p>0.015625</text:p>
          </table:table-cell>
          <table:table-cell table:formula="of:=[.$E$336]+[.C394]" office:value-type="float" office:value="424.078" calcext:value-type="float">
            <text:p>424.078</text:p>
          </table:table-cell>
          <table:table-cell table:formula="of:=[.D394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1489258" calcext:value-type="float">
            <text:p>0.01489258</text:p>
          </table:table-cell>
          <table:table-cell table:formula="of:=[.$E$336]+[.C395]" office:value-type="float" office:value="425.187" calcext:value-type="float">
            <text:p>425.187</text:p>
          </table:table-cell>
          <table:table-cell table:formula="of:=[.D395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0.01342773" calcext:value-type="float">
            <text:p>0.01342773</text:p>
          </table:table-cell>
          <table:table-cell table:formula="of:=[.$E$336]+[.C396]" office:value-type="float" office:value="426.281" calcext:value-type="float">
            <text:p>426.281</text:p>
          </table:table-cell>
          <table:table-cell table:formula="of:=[.D396]/[.$I$2]" office:value-type="float" office:value="0.00564190336134454" calcext:value-type="float">
            <text:p>0.005641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1489258" calcext:value-type="float">
            <text:p>0.01489258</text:p>
          </table:table-cell>
          <table:table-cell table:formula="of:=[.$E$336]+[.C397]" office:value-type="float" office:value="427.39" calcext:value-type="float">
            <text:p>427.39</text:p>
          </table:table-cell>
          <table:table-cell table:formula="of:=[.D397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0.01416016" calcext:value-type="float">
            <text:p>0.01416016</text:p>
          </table:table-cell>
          <table:table-cell table:formula="of:=[.$E$336]+[.C398]" office:value-type="float" office:value="428.484" calcext:value-type="float">
            <text:p>428.484</text:p>
          </table:table-cell>
          <table:table-cell table:formula="of:=[.D398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72" calcext:value-type="float">
            <text:p>67.172</text:p>
          </table:table-cell>
          <table:table-cell office:value-type="float" office:value="0.0144043" calcext:value-type="float">
            <text:p>0.0144043</text:p>
          </table:table-cell>
          <table:table-cell table:formula="of:=[.$E$336]+[.C399]" office:value-type="float" office:value="429.578" calcext:value-type="float">
            <text:p>429.578</text:p>
          </table:table-cell>
          <table:table-cell table:formula="of:=[.D399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1342773" calcext:value-type="float">
            <text:p>0.01342773</text:p>
          </table:table-cell>
          <table:table-cell table:formula="of:=[.$E$336]+[.C400]" office:value-type="float" office:value="430.687" calcext:value-type="float">
            <text:p>430.687</text:p>
          </table:table-cell>
          <table:table-cell table:formula="of:=[.D400]/[.$I$2]" office:value-type="float" office:value="0.00564190336134454" calcext:value-type="float">
            <text:p>0.005641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0.01245117" calcext:value-type="float">
            <text:p>0.01245117</text:p>
          </table:table-cell>
          <table:table-cell table:formula="of:=[.$E$336]+[.C401]" office:value-type="float" office:value="431.781" calcext:value-type="float">
            <text:p>431.781</text:p>
          </table:table-cell>
          <table:table-cell table:formula="of:=[.D401]/[.$I$2]" office:value-type="float" office:value="0.00523158403361345" calcext:value-type="float">
            <text:p>0.00523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1318359" calcext:value-type="float">
            <text:p>0.01318359</text:p>
          </table:table-cell>
          <table:table-cell table:formula="of:=[.$E$336]+[.C402]" office:value-type="float" office:value="432.89" calcext:value-type="float">
            <text:p>432.89</text:p>
          </table:table-cell>
          <table:table-cell table:formula="of:=[.D402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0.01391602" calcext:value-type="float">
            <text:p>0.01391602</text:p>
          </table:table-cell>
          <table:table-cell table:formula="of:=[.$E$336]+[.C403]" office:value-type="float" office:value="433.984" calcext:value-type="float">
            <text:p>433.984</text:p>
          </table:table-cell>
          <table:table-cell table:formula="of:=[.D403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72" calcext:value-type="float">
            <text:p>72.672</text:p>
          </table:table-cell>
          <table:table-cell office:value-type="float" office:value="0.0144043" calcext:value-type="float">
            <text:p>0.0144043</text:p>
          </table:table-cell>
          <table:table-cell table:formula="of:=[.$E$336]+[.C404]" office:value-type="float" office:value="435.078" calcext:value-type="float">
            <text:p>435.078</text:p>
          </table:table-cell>
          <table:table-cell table:formula="of:=[.D404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05]" office:value-type="float" office:value="436.187" calcext:value-type="float">
            <text:p>436.187</text:p>
          </table:table-cell>
          <table:table-cell table:formula="of:=[.D405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0.01416016" calcext:value-type="float">
            <text:p>0.01416016</text:p>
          </table:table-cell>
          <table:table-cell table:formula="of:=[.$E$336]+[.C406]" office:value-type="float" office:value="437.281" calcext:value-type="float">
            <text:p>437.281</text:p>
          </table:table-cell>
          <table:table-cell table:formula="of:=[.D406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1489258" calcext:value-type="float">
            <text:p>0.01489258</text:p>
          </table:table-cell>
          <table:table-cell table:formula="of:=[.$E$336]+[.C407]" office:value-type="float" office:value="438.39" calcext:value-type="float">
            <text:p>438.39</text:p>
          </table:table-cell>
          <table:table-cell table:formula="of:=[.D407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0.01538086" calcext:value-type="float">
            <text:p>0.01538086</text:p>
          </table:table-cell>
          <table:table-cell table:formula="of:=[.$E$336]+[.C408]" office:value-type="float" office:value="439.484" calcext:value-type="float">
            <text:p>439.484</text:p>
          </table:table-cell>
          <table:table-cell table:formula="of:=[.D408]/[.$I$2]" office:value-type="float" office:value="0.0064625462184874" calcext:value-type="float">
            <text:p>0.00646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72" calcext:value-type="float">
            <text:p>78.172</text:p>
          </table:table-cell>
          <table:table-cell office:value-type="float" office:value="0.01660156" calcext:value-type="float">
            <text:p>0.01660156</text:p>
          </table:table-cell>
          <table:table-cell table:formula="of:=[.$E$336]+[.C409]" office:value-type="float" office:value="440.578" calcext:value-type="float">
            <text:p>440.578</text:p>
          </table:table-cell>
          <table:table-cell table:formula="of:=[.D409]/[.$I$2]" office:value-type="float" office:value="0.00697544537815126" calcext:value-type="float">
            <text:p>0.006975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1586914" calcext:value-type="float">
            <text:p>0.01586914</text:p>
          </table:table-cell>
          <table:table-cell table:formula="of:=[.$E$336]+[.C410]" office:value-type="float" office:value="441.687" calcext:value-type="float">
            <text:p>441.687</text:p>
          </table:table-cell>
          <table:table-cell table:formula="of:=[.D410]/[.$I$2]" office:value-type="float" office:value="0.00666770588235294" calcext:value-type="float">
            <text:p>0.006667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411]" office:value-type="float" office:value="442.781" calcext:value-type="float">
            <text:p>442.781</text:p>
          </table:table-cell>
          <table:table-cell table:formula="of:=[.D411]/[.$I$2]" office:value-type="float" office:value="0.00635996638655462" calcext:value-type="float">
            <text:p>0.00635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1391602" calcext:value-type="float">
            <text:p>0.01391602</text:p>
          </table:table-cell>
          <table:table-cell table:formula="of:=[.$E$336]+[.C412]" office:value-type="float" office:value="443.89" calcext:value-type="float">
            <text:p>443.89</text:p>
          </table:table-cell>
          <table:table-cell table:formula="of:=[.D412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0.01293945" calcext:value-type="float">
            <text:p>0.01293945</text:p>
          </table:table-cell>
          <table:table-cell table:formula="of:=[.$E$336]+[.C413]" office:value-type="float" office:value="444.984" calcext:value-type="float">
            <text:p>444.984</text:p>
          </table:table-cell>
          <table:table-cell table:formula="of:=[.D413]/[.$I$2]" office:value-type="float" office:value="0.00543674369747899" calcext:value-type="float">
            <text:p>0.00543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72" calcext:value-type="float">
            <text:p>83.672</text:p>
          </table:table-cell>
          <table:table-cell office:value-type="float" office:value="0.01342773" calcext:value-type="float">
            <text:p>0.01342773</text:p>
          </table:table-cell>
          <table:table-cell table:formula="of:=[.$E$336]+[.C414]" office:value-type="float" office:value="446.078" calcext:value-type="float">
            <text:p>446.078</text:p>
          </table:table-cell>
          <table:table-cell table:formula="of:=[.D414]/[.$I$2]" office:value-type="float" office:value="0.00564190336134454" calcext:value-type="float">
            <text:p>0.005641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15]" office:value-type="float" office:value="447.187" calcext:value-type="float">
            <text:p>447.187</text:p>
          </table:table-cell>
          <table:table-cell table:formula="of:=[.D415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416]" office:value-type="float" office:value="448.281" calcext:value-type="float">
            <text:p>448.281</text:p>
          </table:table-cell>
          <table:table-cell table:formula="of:=[.D416]/[.$I$2]" office:value-type="float" office:value="0.00635996638655462" calcext:value-type="float">
            <text:p>0.00635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.0144043" calcext:value-type="float">
            <text:p>0.0144043</text:p>
          </table:table-cell>
          <table:table-cell table:formula="of:=[.$E$336]+[.C417]" office:value-type="float" office:value="449.39" calcext:value-type="float">
            <text:p>449.39</text:p>
          </table:table-cell>
          <table:table-cell table:formula="of:=[.D417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418]" office:value-type="float" office:value="450.484" calcext:value-type="float">
            <text:p>450.484</text:p>
          </table:table-cell>
          <table:table-cell table:formula="of:=[.D418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72" calcext:value-type="float">
            <text:p>89.172</text:p>
          </table:table-cell>
          <table:table-cell office:value-type="float" office:value="0.01489258" calcext:value-type="float">
            <text:p>0.01489258</text:p>
          </table:table-cell>
          <table:table-cell table:formula="of:=[.$E$336]+[.C419]" office:value-type="float" office:value="451.578" calcext:value-type="float">
            <text:p>451.578</text:p>
          </table:table-cell>
          <table:table-cell table:formula="of:=[.D419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1513672" calcext:value-type="float">
            <text:p>0.01513672</text:p>
          </table:table-cell>
          <table:table-cell table:formula="of:=[.$E$336]+[.C420]" office:value-type="float" office:value="452.687" calcext:value-type="float">
            <text:p>452.687</text:p>
          </table:table-cell>
          <table:table-cell table:formula="of:=[.D420]/[.$I$2]" office:value-type="float" office:value="0.00635996638655462" calcext:value-type="float">
            <text:p>0.00635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0.01538086" calcext:value-type="float">
            <text:p>0.01538086</text:p>
          </table:table-cell>
          <table:table-cell table:formula="of:=[.$E$336]+[.C421]" office:value-type="float" office:value="453.781" calcext:value-type="float">
            <text:p>453.781</text:p>
          </table:table-cell>
          <table:table-cell table:formula="of:=[.D421]/[.$I$2]" office:value-type="float" office:value="0.0064625462184874" calcext:value-type="float">
            <text:p>0.00646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.01513672" calcext:value-type="float">
            <text:p>0.01513672</text:p>
          </table:table-cell>
          <table:table-cell table:formula="of:=[.$E$336]+[.C422]" office:value-type="float" office:value="454.89" calcext:value-type="float">
            <text:p>454.89</text:p>
          </table:table-cell>
          <table:table-cell table:formula="of:=[.D422]/[.$I$2]" office:value-type="float" office:value="0.00635996638655462" calcext:value-type="float">
            <text:p>0.00635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0.015625" calcext:value-type="float">
            <text:p>0.015625</text:p>
          </table:table-cell>
          <table:table-cell table:formula="of:=[.$E$336]+[.C423]" office:value-type="float" office:value="455.984" calcext:value-type="float">
            <text:p>455.984</text:p>
          </table:table-cell>
          <table:table-cell table:formula="of:=[.D423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0.01318359" calcext:value-type="float">
            <text:p>0.01318359</text:p>
          </table:table-cell>
          <table:table-cell table:formula="of:=[.$E$336]+[.C424]" office:value-type="float" office:value="457.093" calcext:value-type="float">
            <text:p>457.093</text:p>
          </table:table-cell>
          <table:table-cell table:formula="of:=[.D424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25]" office:value-type="float" office:value="458.187" calcext:value-type="float">
            <text:p>458.187</text:p>
          </table:table-cell>
          <table:table-cell table:formula="of:=[.D425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0.01416016" calcext:value-type="float">
            <text:p>0.01416016</text:p>
          </table:table-cell>
          <table:table-cell table:formula="of:=[.$E$336]+[.C426]" office:value-type="float" office:value="459.281" calcext:value-type="float">
            <text:p>459.281</text:p>
          </table:table-cell>
          <table:table-cell table:formula="of:=[.D426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15625" calcext:value-type="float">
            <text:p>0.015625</text:p>
          </table:table-cell>
          <table:table-cell table:formula="of:=[.$E$336]+[.C427]" office:value-type="float" office:value="460.39" calcext:value-type="float">
            <text:p>460.39</text:p>
          </table:table-cell>
          <table:table-cell table:formula="of:=[.D427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1538086" calcext:value-type="float">
            <text:p>0.01538086</text:p>
          </table:table-cell>
          <table:table-cell table:formula="of:=[.$E$336]+[.C428]" office:value-type="float" office:value="461.484" calcext:value-type="float">
            <text:p>461.484</text:p>
          </table:table-cell>
          <table:table-cell table:formula="of:=[.D428]/[.$I$2]" office:value-type="float" office:value="0.0064625462184874" calcext:value-type="float">
            <text:p>0.00646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72" calcext:value-type="float">
            <text:p>100.172</text:p>
          </table:table-cell>
          <table:table-cell office:value-type="float" office:value="0.01367188" calcext:value-type="float">
            <text:p>0.01367188</text:p>
          </table:table-cell>
          <table:table-cell table:formula="of:=[.$E$336]+[.C429]" office:value-type="float" office:value="462.578" calcext:value-type="float">
            <text:p>462.578</text:p>
          </table:table-cell>
          <table:table-cell table:formula="of:=[.D429]/[.$I$2]" office:value-type="float" office:value="0.00574448739495798" calcext:value-type="float">
            <text:p>0.00574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15625" calcext:value-type="float">
            <text:p>0.015625</text:p>
          </table:table-cell>
          <table:table-cell table:formula="of:=[.$E$336]+[.C430]" office:value-type="float" office:value="463.687" calcext:value-type="float">
            <text:p>463.687</text:p>
          </table:table-cell>
          <table:table-cell table:formula="of:=[.D430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0.01586914" calcext:value-type="float">
            <text:p>0.01586914</text:p>
          </table:table-cell>
          <table:table-cell table:formula="of:=[.$E$336]+[.C431]" office:value-type="float" office:value="464.781" calcext:value-type="float">
            <text:p>464.781</text:p>
          </table:table-cell>
          <table:table-cell table:formula="of:=[.D431]/[.$I$2]" office:value-type="float" office:value="0.00666770588235294" calcext:value-type="float">
            <text:p>0.006667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1538086" calcext:value-type="float">
            <text:p>0.01538086</text:p>
          </table:table-cell>
          <table:table-cell table:formula="of:=[.$E$336]+[.C432]" office:value-type="float" office:value="465.89" calcext:value-type="float">
            <text:p>465.89</text:p>
          </table:table-cell>
          <table:table-cell table:formula="of:=[.D432]/[.$I$2]" office:value-type="float" office:value="0.0064625462184874" calcext:value-type="float">
            <text:p>0.00646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1342773" calcext:value-type="float">
            <text:p>0.01342773</text:p>
          </table:table-cell>
          <table:table-cell table:formula="of:=[.$E$336]+[.C433]" office:value-type="float" office:value="466.984" calcext:value-type="float">
            <text:p>466.984</text:p>
          </table:table-cell>
          <table:table-cell table:formula="of:=[.D433]/[.$I$2]" office:value-type="float" office:value="0.00564190336134454" calcext:value-type="float">
            <text:p>0.005641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15625" calcext:value-type="float">
            <text:p>0.015625</text:p>
          </table:table-cell>
          <table:table-cell table:formula="of:=[.$E$336]+[.C434]" office:value-type="float" office:value="468.093" calcext:value-type="float">
            <text:p>468.093</text:p>
          </table:table-cell>
          <table:table-cell table:formula="of:=[.D434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1318359" calcext:value-type="float">
            <text:p>0.01318359</text:p>
          </table:table-cell>
          <table:table-cell table:formula="of:=[.$E$336]+[.C435]" office:value-type="float" office:value="469.187" calcext:value-type="float">
            <text:p>469.187</text:p>
          </table:table-cell>
          <table:table-cell table:formula="of:=[.D435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0.01464844" calcext:value-type="float">
            <text:p>0.01464844</text:p>
          </table:table-cell>
          <table:table-cell table:formula="of:=[.$E$336]+[.C436]" office:value-type="float" office:value="470.281" calcext:value-type="float">
            <text:p>470.281</text:p>
          </table:table-cell>
          <table:table-cell table:formula="of:=[.D436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15625" calcext:value-type="float">
            <text:p>0.015625</text:p>
          </table:table-cell>
          <table:table-cell table:formula="of:=[.$E$336]+[.C437]" office:value-type="float" office:value="471.39" calcext:value-type="float">
            <text:p>471.39</text:p>
          </table:table-cell>
          <table:table-cell table:formula="of:=[.D437]/[.$I$2]" office:value-type="float" office:value="0.00656512605042017" calcext:value-type="float">
            <text:p>0.006565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144043" calcext:value-type="float">
            <text:p>0.0144043</text:p>
          </table:table-cell>
          <table:table-cell table:formula="of:=[.$E$336]+[.C438]" office:value-type="float" office:value="472.484" calcext:value-type="float">
            <text:p>472.484</text:p>
          </table:table-cell>
          <table:table-cell table:formula="of:=[.D438]/[.$I$2]" office:value-type="float" office:value="0.0060522268907563" calcext:value-type="float">
            <text:p>0.006052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.01464844" calcext:value-type="float">
            <text:p>0.01464844</text:p>
          </table:table-cell>
          <table:table-cell table:formula="of:=[.$E$336]+[.C439]" office:value-type="float" office:value="473.593" calcext:value-type="float">
            <text:p>473.593</text:p>
          </table:table-cell>
          <table:table-cell table:formula="of:=[.D439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1489258" calcext:value-type="float">
            <text:p>0.01489258</text:p>
          </table:table-cell>
          <table:table-cell table:formula="of:=[.$E$336]+[.C440]" office:value-type="float" office:value="474.687" calcext:value-type="float">
            <text:p>474.687</text:p>
          </table:table-cell>
          <table:table-cell table:formula="of:=[.D440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441]" office:value-type="float" office:value="475.781" calcext:value-type="float">
            <text:p>475.781</text:p>
          </table:table-cell>
          <table:table-cell table:formula="of:=[.D441]/[.$I$2]" office:value-type="float" office:value="0.00512900420168067" calcext:value-type="float">
            <text:p>0.005129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.01416016" calcext:value-type="float">
            <text:p>0.01416016</text:p>
          </table:table-cell>
          <table:table-cell table:formula="of:=[.$E$336]+[.C442]" office:value-type="float" office:value="476.89" calcext:value-type="float">
            <text:p>476.89</text:p>
          </table:table-cell>
          <table:table-cell table:formula="of:=[.D442]/[.$I$2]" office:value-type="float" office:value="0.00594964705882353" calcext:value-type="float">
            <text:p>0.005949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443]" office:value-type="float" office:value="477.984" calcext:value-type="float">
            <text:p>477.984</text:p>
          </table:table-cell>
          <table:table-cell table:formula="of:=[.D443]/[.$I$2]" office:value-type="float" office:value="0.00553932352941176" calcext:value-type="float">
            <text:p>0.00553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0.01293945" calcext:value-type="float">
            <text:p>0.01293945</text:p>
          </table:table-cell>
          <table:table-cell table:formula="of:=[.$E$336]+[.C444]" office:value-type="float" office:value="479.093" calcext:value-type="float">
            <text:p>479.093</text:p>
          </table:table-cell>
          <table:table-cell table:formula="of:=[.D444]/[.$I$2]" office:value-type="float" office:value="0.00543674369747899" calcext:value-type="float">
            <text:p>0.00543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445]" office:value-type="float" office:value="480.187" calcext:value-type="float">
            <text:p>480.187</text:p>
          </table:table-cell>
          <table:table-cell table:formula="of:=[.D445]/[.$I$2]" office:value-type="float" office:value="0.00615480672268908" calcext:value-type="float">
            <text:p>0.006154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0.01391602" calcext:value-type="float">
            <text:p>0.01391602</text:p>
          </table:table-cell>
          <table:table-cell table:formula="of:=[.$E$336]+[.C446]" office:value-type="float" office:value="481.281" calcext:value-type="float">
            <text:p>481.281</text:p>
          </table:table-cell>
          <table:table-cell table:formula="of:=[.D446]/[.$I$2]" office:value-type="float" office:value="0.00584706722689076" calcext:value-type="float">
            <text:p>0.005847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1538086" calcext:value-type="float">
            <text:p>0.01538086</text:p>
          </table:table-cell>
          <table:table-cell table:formula="of:=[.$E$336]+[.C447]" office:value-type="float" office:value="482.39" calcext:value-type="float">
            <text:p>482.39</text:p>
          </table:table-cell>
          <table:table-cell table:formula="of:=[.D447]/[.$I$2]" office:value-type="float" office:value="0.0064625462184874" calcext:value-type="float">
            <text:p>0.00646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1489258" calcext:value-type="float">
            <text:p>0.01489258</text:p>
          </table:table-cell>
          <table:table-cell table:formula="of:=[.$E$336]+[.C448]" office:value-type="float" office:value="483.484" calcext:value-type="float">
            <text:p>483.484</text:p>
          </table:table-cell>
          <table:table-cell table:formula="of:=[.D448]/[.$I$2]" office:value-type="float" office:value="0.00625738655462185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formula="of:=[.D44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3637695" calcext:value-type="float">
            <text:p>0.03637695</text:p>
          </table:table-cell>
          <table:table-cell table:formula="of:=[.$E$448]+[.C450]" office:value-type="float" office:value="483.594" calcext:value-type="float">
            <text:p>483.594</text:p>
          </table:table-cell>
          <table:table-cell table:formula="of:=[.D450]/[.$I$2]" office:value-type="float" office:value="0.0152844327731092" calcext:value-type="float">
            <text:p>0.015284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1]" office:value-type="float" office:value="484.703" calcext:value-type="float">
            <text:p>484.703</text:p>
          </table:table-cell>
          <table:table-cell table:formula="of:=[.D451]/[.$I$2]" office:value-type="float" office:value="0.0161050756302521" calcext:value-type="float">
            <text:p>0.016105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2]" office:value-type="float" office:value="485.797" calcext:value-type="float">
            <text:p>485.797</text:p>
          </table:table-cell>
          <table:table-cell table:formula="of:=[.D452]/[.$I$2]" office:value-type="float" office:value="0.0161050756302521" calcext:value-type="float">
            <text:p>0.016105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22" calcext:value-type="float">
            <text:p>3.422</text:p>
          </table:table-cell>
          <table:table-cell office:value-type="float" office:value="0.0378418" calcext:value-type="float">
            <text:p>0.0378418</text:p>
          </table:table-cell>
          <table:table-cell table:formula="of:=[.$E$448]+[.C453]" office:value-type="float" office:value="486.906" calcext:value-type="float">
            <text:p>486.906</text:p>
          </table:table-cell>
          <table:table-cell table:formula="of:=[.D453]/[.$I$2]" office:value-type="float" office:value="0.0158999159663866" calcext:value-type="float">
            <text:p>0.015899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4]" office:value-type="float" office:value="488" calcext:value-type="float">
            <text:p>488</text:p>
          </table:table-cell>
          <table:table-cell table:formula="of:=[.D454]/[.$I$2]" office:value-type="float" office:value="0.0161050756302521" calcext:value-type="float">
            <text:p>0.016105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25" calcext:value-type="float">
            <text:p>5.625</text:p>
          </table:table-cell>
          <table:table-cell office:value-type="float" office:value="0.03881836" calcext:value-type="float">
            <text:p>0.03881836</text:p>
          </table:table-cell>
          <table:table-cell table:formula="of:=[.$E$448]+[.C455]" office:value-type="float" office:value="489.109" calcext:value-type="float">
            <text:p>489.109</text:p>
          </table:table-cell>
          <table:table-cell table:formula="of:=[.D455]/[.$I$2]" office:value-type="float" office:value="0.0163102352941177" calcext:value-type="float">
            <text:p>0.016310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0390625" calcext:value-type="float">
            <text:p>0.0390625</text:p>
          </table:table-cell>
          <table:table-cell table:formula="of:=[.$E$448]+[.C456]" office:value-type="float" office:value="490.203" calcext:value-type="float">
            <text:p>490.203</text:p>
          </table:table-cell>
          <table:table-cell table:formula="of:=[.D456]/[.$I$2]" office:value-type="float" office:value="0.0164128151260504" calcext:value-type="float">
            <text:p>0.0164128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04125977" calcext:value-type="float">
            <text:p>0.04125977</text:p>
          </table:table-cell>
          <table:table-cell table:formula="of:=[.$E$448]+[.C457]" office:value-type="float" office:value="491.297" calcext:value-type="float">
            <text:p>491.297</text:p>
          </table:table-cell>
          <table:table-cell table:formula="of:=[.D457]/[.$I$2]" office:value-type="float" office:value="0.0173360378151261" calcext:value-type="float">
            <text:p>0.017336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22" calcext:value-type="float">
            <text:p>8.922</text:p>
          </table:table-cell>
          <table:table-cell office:value-type="float" office:value="0.03881836" calcext:value-type="float">
            <text:p>0.03881836</text:p>
          </table:table-cell>
          <table:table-cell table:formula="of:=[.$E$448]+[.C458]" office:value-type="float" office:value="492.406" calcext:value-type="float">
            <text:p>492.406</text:p>
          </table:table-cell>
          <table:table-cell table:formula="of:=[.D458]/[.$I$2]" office:value-type="float" office:value="0.0163102352941177" calcext:value-type="float">
            <text:p>0.016310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04174805" calcext:value-type="float">
            <text:p>0.04174805</text:p>
          </table:table-cell>
          <table:table-cell table:formula="of:=[.$E$448]+[.C459]" office:value-type="float" office:value="493.5" calcext:value-type="float">
            <text:p>493.5</text:p>
          </table:table-cell>
          <table:table-cell table:formula="of:=[.D459]/[.$I$2]" office:value-type="float" office:value="0.0175411974789916" calcext:value-type="float">
            <text:p>0.017541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04052734" calcext:value-type="float">
            <text:p>0.04052734</text:p>
          </table:table-cell>
          <table:table-cell table:formula="of:=[.$E$448]+[.C460]" office:value-type="float" office:value="494.609" calcext:value-type="float">
            <text:p>494.609</text:p>
          </table:table-cell>
          <table:table-cell table:formula="of:=[.D460]/[.$I$2]" office:value-type="float" office:value="0.0170282941176471" calcext:value-type="float">
            <text:p>0.017028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04003906" calcext:value-type="float">
            <text:p>0.04003906</text:p>
          </table:table-cell>
          <table:table-cell table:formula="of:=[.$E$448]+[.C461]" office:value-type="float" office:value="495.703" calcext:value-type="float">
            <text:p>495.703</text:p>
          </table:table-cell>
          <table:table-cell table:formula="of:=[.D461]/[.$I$2]" office:value-type="float" office:value="0.0168231344537815" calcext:value-type="float">
            <text:p>0.016823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04052734" calcext:value-type="float">
            <text:p>0.04052734</text:p>
          </table:table-cell>
          <table:table-cell table:formula="of:=[.$E$448]+[.C462]" office:value-type="float" office:value="496.797" calcext:value-type="float">
            <text:p>496.797</text:p>
          </table:table-cell>
          <table:table-cell table:formula="of:=[.D462]/[.$I$2]" office:value-type="float" office:value="0.0170282941176471" calcext:value-type="float">
            <text:p>0.017028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04248047" calcext:value-type="float">
            <text:p>0.04248047</text:p>
          </table:table-cell>
          <table:table-cell table:formula="of:=[.$E$448]+[.C463]" office:value-type="float" office:value="497.906" calcext:value-type="float">
            <text:p>497.906</text:p>
          </table:table-cell>
          <table:table-cell table:formula="of:=[.D463]/[.$I$2]" office:value-type="float" office:value="0.0178489369747899" calcext:value-type="float">
            <text:p>0.017848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04003906" calcext:value-type="float">
            <text:p>0.04003906</text:p>
          </table:table-cell>
          <table:table-cell table:formula="of:=[.$E$448]+[.C464]" office:value-type="float" office:value="499" calcext:value-type="float">
            <text:p>499</text:p>
          </table:table-cell>
          <table:table-cell table:formula="of:=[.D464]/[.$I$2]" office:value-type="float" office:value="0.0168231344537815" calcext:value-type="float">
            <text:p>0.016823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25" calcext:value-type="float">
            <text:p>16.625</text:p>
          </table:table-cell>
          <table:table-cell office:value-type="float" office:value="0.04077148" calcext:value-type="float">
            <text:p>0.04077148</text:p>
          </table:table-cell>
          <table:table-cell table:formula="of:=[.$E$448]+[.C465]" office:value-type="float" office:value="500.109" calcext:value-type="float">
            <text:p>500.109</text:p>
          </table:table-cell>
          <table:table-cell table:formula="of:=[.D465]/[.$I$2]" office:value-type="float" office:value="0.0171308739495798" calcext:value-type="float">
            <text:p>0.017130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04199219" calcext:value-type="float">
            <text:p>0.04199219</text:p>
          </table:table-cell>
          <table:table-cell table:formula="of:=[.$E$448]+[.C466]" office:value-type="float" office:value="501.203" calcext:value-type="float">
            <text:p>501.203</text:p>
          </table:table-cell>
          <table:table-cell table:formula="of:=[.D466]/[.$I$2]" office:value-type="float" office:value="0.0176437773109244" calcext:value-type="float">
            <text:p>0.017643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03930664" calcext:value-type="float">
            <text:p>0.03930664</text:p>
          </table:table-cell>
          <table:table-cell table:formula="of:=[.$E$448]+[.C467]" office:value-type="float" office:value="502.297" calcext:value-type="float">
            <text:p>502.297</text:p>
          </table:table-cell>
          <table:table-cell table:formula="of:=[.D467]/[.$I$2]" office:value-type="float" office:value="0.0165153949579832" calcext:value-type="float">
            <text:p>0.016515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0.04150391" calcext:value-type="float">
            <text:p>0.04150391</text:p>
          </table:table-cell>
          <table:table-cell table:formula="of:=[.$E$448]+[.C468]" office:value-type="float" office:value="503.406" calcext:value-type="float">
            <text:p>503.406</text:p>
          </table:table-cell>
          <table:table-cell table:formula="of:=[.D468]/[.$I$2]" office:value-type="float" office:value="0.0174386176470588" calcext:value-type="float">
            <text:p>0.017438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04223633" calcext:value-type="float">
            <text:p>0.04223633</text:p>
          </table:table-cell>
          <table:table-cell table:formula="of:=[.$E$448]+[.C469]" office:value-type="float" office:value="504.5" calcext:value-type="float">
            <text:p>504.5</text:p>
          </table:table-cell>
          <table:table-cell table:formula="of:=[.D469]/[.$I$2]" office:value-type="float" office:value="0.0177463571428571" calcext:value-type="float">
            <text:p>0.017746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25" calcext:value-type="float">
            <text:p>22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470]" office:value-type="float" office:value="505.609" calcext:value-type="float">
            <text:p>505.609</text:p>
          </table:table-cell>
          <table:table-cell table:formula="of:=[.D470]/[.$I$2]" office:value-type="float" office:value="0.0180540966386555" calcext:value-type="float">
            <text:p>0.01805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04125977" calcext:value-type="float">
            <text:p>0.04125977</text:p>
          </table:table-cell>
          <table:table-cell table:formula="of:=[.$E$448]+[.C471]" office:value-type="float" office:value="506.703" calcext:value-type="float">
            <text:p>506.703</text:p>
          </table:table-cell>
          <table:table-cell table:formula="of:=[.D471]/[.$I$2]" office:value-type="float" office:value="0.0173360378151261" calcext:value-type="float">
            <text:p>0.017336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04443359" calcext:value-type="float">
            <text:p>0.04443359</text:p>
          </table:table-cell>
          <table:table-cell table:formula="of:=[.$E$448]+[.C472]" office:value-type="float" office:value="507.797" calcext:value-type="float">
            <text:p>507.797</text:p>
          </table:table-cell>
          <table:table-cell table:formula="of:=[.D472]/[.$I$2]" office:value-type="float" office:value="0.0186695756302521" calcext:value-type="float">
            <text:p>0.01866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04101562" calcext:value-type="float">
            <text:p>0.04101562</text:p>
          </table:table-cell>
          <table:table-cell table:formula="of:=[.$E$448]+[.C473]" office:value-type="float" office:value="508.906" calcext:value-type="float">
            <text:p>508.906</text:p>
          </table:table-cell>
          <table:table-cell table:formula="of:=[.D473]/[.$I$2]" office:value-type="float" office:value="0.0172334537815126" calcext:value-type="float">
            <text:p>0.01723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04345703" calcext:value-type="float">
            <text:p>0.04345703</text:p>
          </table:table-cell>
          <table:table-cell table:formula="of:=[.$E$448]+[.C474]" office:value-type="float" office:value="510" calcext:value-type="float">
            <text:p>510</text:p>
          </table:table-cell>
          <table:table-cell table:formula="of:=[.D474]/[.$I$2]" office:value-type="float" office:value="0.018259256302521" calcext:value-type="float">
            <text:p>0.01825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25" calcext:value-type="float">
            <text:p>27.625</text:p>
          </table:table-cell>
          <table:table-cell office:value-type="float" office:value="0.04199219" calcext:value-type="float">
            <text:p>0.04199219</text:p>
          </table:table-cell>
          <table:table-cell table:formula="of:=[.$E$448]+[.C475]" office:value-type="float" office:value="511.109" calcext:value-type="float">
            <text:p>511.109</text:p>
          </table:table-cell>
          <table:table-cell table:formula="of:=[.D475]/[.$I$2]" office:value-type="float" office:value="0.0176437773109244" calcext:value-type="float">
            <text:p>0.017643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04174805" calcext:value-type="float">
            <text:p>0.04174805</text:p>
          </table:table-cell>
          <table:table-cell table:formula="of:=[.$E$448]+[.C476]" office:value-type="float" office:value="512.203" calcext:value-type="float">
            <text:p>512.203</text:p>
          </table:table-cell>
          <table:table-cell table:formula="of:=[.D476]/[.$I$2]" office:value-type="float" office:value="0.0175411974789916" calcext:value-type="float">
            <text:p>0.017541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04101562" calcext:value-type="float">
            <text:p>0.04101562</text:p>
          </table:table-cell>
          <table:table-cell table:formula="of:=[.$E$448]+[.C477]" office:value-type="float" office:value="513.297" calcext:value-type="float">
            <text:p>513.297</text:p>
          </table:table-cell>
          <table:table-cell table:formula="of:=[.D477]/[.$I$2]" office:value-type="float" office:value="0.0172334537815126" calcext:value-type="float">
            <text:p>0.01723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04150391" calcext:value-type="float">
            <text:p>0.04150391</text:p>
          </table:table-cell>
          <table:table-cell table:formula="of:=[.$E$448]+[.C478]" office:value-type="float" office:value="514.406" calcext:value-type="float">
            <text:p>514.406</text:p>
          </table:table-cell>
          <table:table-cell table:formula="of:=[.D478]/[.$I$2]" office:value-type="float" office:value="0.0174386176470588" calcext:value-type="float">
            <text:p>0.017438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04150391" calcext:value-type="float">
            <text:p>0.04150391</text:p>
          </table:table-cell>
          <table:table-cell table:formula="of:=[.$E$448]+[.C479]" office:value-type="float" office:value="515.5" calcext:value-type="float">
            <text:p>515.5</text:p>
          </table:table-cell>
          <table:table-cell table:formula="of:=[.D479]/[.$I$2]" office:value-type="float" office:value="0.0174386176470588" calcext:value-type="float">
            <text:p>0.017438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25" calcext:value-type="float">
            <text:p>33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480]" office:value-type="float" office:value="516.609" calcext:value-type="float">
            <text:p>516.609</text:p>
          </table:table-cell>
          <table:table-cell table:formula="of:=[.D480]/[.$I$2]" office:value-type="float" office:value="0.0180540966386555" calcext:value-type="float">
            <text:p>0.01805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04272461" calcext:value-type="float">
            <text:p>0.04272461</text:p>
          </table:table-cell>
          <table:table-cell table:formula="of:=[.$E$448]+[.C481]" office:value-type="float" office:value="517.703" calcext:value-type="float">
            <text:p>517.703</text:p>
          </table:table-cell>
          <table:table-cell table:formula="of:=[.D481]/[.$I$2]" office:value-type="float" office:value="0.0179515168067227" calcext:value-type="float">
            <text:p>0.017951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04467773" calcext:value-type="float">
            <text:p>0.04467773</text:p>
          </table:table-cell>
          <table:table-cell table:formula="of:=[.$E$448]+[.C482]" office:value-type="float" office:value="518.797" calcext:value-type="float">
            <text:p>518.797</text:p>
          </table:table-cell>
          <table:table-cell table:formula="of:=[.D482]/[.$I$2]" office:value-type="float" office:value="0.0187721554621849" calcext:value-type="float">
            <text:p>0.01877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483]" office:value-type="float" office:value="519.906" calcext:value-type="float">
            <text:p>519.906</text:p>
          </table:table-cell>
          <table:table-cell table:formula="of:=[.D483]/[.$I$2]" office:value-type="float" office:value="0.0187721554621849" calcext:value-type="float">
            <text:p>0.01877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04296875" calcext:value-type="float">
            <text:p>0.04296875</text:p>
          </table:table-cell>
          <table:table-cell table:formula="of:=[.$E$448]+[.C484]" office:value-type="float" office:value="521" calcext:value-type="float">
            <text:p>521</text:p>
          </table:table-cell>
          <table:table-cell table:formula="of:=[.D484]/[.$I$2]" office:value-type="float" office:value="0.0180540966386555" calcext:value-type="float">
            <text:p>0.01805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25" calcext:value-type="float">
            <text:p>38.625</text:p>
          </table:table-cell>
          <table:table-cell office:value-type="float" office:value="0.04443359" calcext:value-type="float">
            <text:p>0.04443359</text:p>
          </table:table-cell>
          <table:table-cell table:formula="of:=[.$E$448]+[.C485]" office:value-type="float" office:value="522.109" calcext:value-type="float">
            <text:p>522.109</text:p>
          </table:table-cell>
          <table:table-cell table:formula="of:=[.D485]/[.$I$2]" office:value-type="float" office:value="0.0186695756302521" calcext:value-type="float">
            <text:p>0.01866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04272461" calcext:value-type="float">
            <text:p>0.04272461</text:p>
          </table:table-cell>
          <table:table-cell table:formula="of:=[.$E$448]+[.C486]" office:value-type="float" office:value="523.203" calcext:value-type="float">
            <text:p>523.203</text:p>
          </table:table-cell>
          <table:table-cell table:formula="of:=[.D486]/[.$I$2]" office:value-type="float" office:value="0.0179515168067227" calcext:value-type="float">
            <text:p>0.017951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04345703" calcext:value-type="float">
            <text:p>0.04345703</text:p>
          </table:table-cell>
          <table:table-cell table:formula="of:=[.$E$448]+[.C487]" office:value-type="float" office:value="524.297" calcext:value-type="float">
            <text:p>524.297</text:p>
          </table:table-cell>
          <table:table-cell table:formula="of:=[.D487]/[.$I$2]" office:value-type="float" office:value="0.018259256302521" calcext:value-type="float">
            <text:p>0.01825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0.04370117" calcext:value-type="float">
            <text:p>0.04370117</text:p>
          </table:table-cell>
          <table:table-cell table:formula="of:=[.$E$448]+[.C488]" office:value-type="float" office:value="525.406" calcext:value-type="float">
            <text:p>525.406</text:p>
          </table:table-cell>
          <table:table-cell table:formula="of:=[.D488]/[.$I$2]" office:value-type="float" office:value="0.0183618361344538" calcext:value-type="float">
            <text:p>0.01836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04345703" calcext:value-type="float">
            <text:p>0.04345703</text:p>
          </table:table-cell>
          <table:table-cell table:formula="of:=[.$E$448]+[.C489]" office:value-type="float" office:value="526.5" calcext:value-type="float">
            <text:p>526.5</text:p>
          </table:table-cell>
          <table:table-cell table:formula="of:=[.D489]/[.$I$2]" office:value-type="float" office:value="0.018259256302521" calcext:value-type="float">
            <text:p>0.01825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25" calcext:value-type="float">
            <text:p>44.125</text:p>
          </table:table-cell>
          <table:table-cell office:value-type="float" office:value="0.04418945" calcext:value-type="float">
            <text:p>0.04418945</text:p>
          </table:table-cell>
          <table:table-cell table:formula="of:=[.$E$448]+[.C490]" office:value-type="float" office:value="527.609" calcext:value-type="float">
            <text:p>527.609</text:p>
          </table:table-cell>
          <table:table-cell table:formula="of:=[.D490]/[.$I$2]" office:value-type="float" office:value="0.0185669957983193" calcext:value-type="float">
            <text:p>0.01856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04321289" calcext:value-type="float">
            <text:p>0.04321289</text:p>
          </table:table-cell>
          <table:table-cell table:formula="of:=[.$E$448]+[.C491]" office:value-type="float" office:value="528.703" calcext:value-type="float">
            <text:p>528.703</text:p>
          </table:table-cell>
          <table:table-cell table:formula="of:=[.D491]/[.$I$2]" office:value-type="float" office:value="0.0181566764705882" calcext:value-type="float">
            <text:p>0.01815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04711914" calcext:value-type="float">
            <text:p>0.04711914</text:p>
          </table:table-cell>
          <table:table-cell table:formula="of:=[.$E$448]+[.C492]" office:value-type="float" office:value="529.797" calcext:value-type="float">
            <text:p>529.797</text:p>
          </table:table-cell>
          <table:table-cell table:formula="of:=[.D492]/[.$I$2]" office:value-type="float" office:value="0.0197979579831933" calcext:value-type="float">
            <text:p>0.01979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22" calcext:value-type="float">
            <text:p>47.4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493]" office:value-type="float" office:value="530.906" calcext:value-type="float">
            <text:p>530.906</text:p>
          </table:table-cell>
          <table:table-cell table:formula="of:=[.D493]/[.$I$2]" office:value-type="float" office:value="0.0187721554621849" calcext:value-type="float">
            <text:p>0.01877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04394531" calcext:value-type="float">
            <text:p>0.04394531</text:p>
          </table:table-cell>
          <table:table-cell table:formula="of:=[.$E$448]+[.C494]" office:value-type="float" office:value="532" calcext:value-type="float">
            <text:p>532</text:p>
          </table:table-cell>
          <table:table-cell table:formula="of:=[.D494]/[.$I$2]" office:value-type="float" office:value="0.0184644159663866" calcext:value-type="float">
            <text:p>0.018464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25" calcext:value-type="float">
            <text:p>49.625</text:p>
          </table:table-cell>
          <table:table-cell office:value-type="float" office:value="0.04370117" calcext:value-type="float">
            <text:p>0.04370117</text:p>
          </table:table-cell>
          <table:table-cell table:formula="of:=[.$E$448]+[.C495]" office:value-type="float" office:value="533.109" calcext:value-type="float">
            <text:p>533.109</text:p>
          </table:table-cell>
          <table:table-cell table:formula="of:=[.D495]/[.$I$2]" office:value-type="float" office:value="0.0183618361344538" calcext:value-type="float">
            <text:p>0.01836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04443359" calcext:value-type="float">
            <text:p>0.04443359</text:p>
          </table:table-cell>
          <table:table-cell table:formula="of:=[.$E$448]+[.C496]" office:value-type="float" office:value="534.203" calcext:value-type="float">
            <text:p>534.203</text:p>
          </table:table-cell>
          <table:table-cell table:formula="of:=[.D496]/[.$I$2]" office:value-type="float" office:value="0.0186695756302521" calcext:value-type="float">
            <text:p>0.01866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0456543" calcext:value-type="float">
            <text:p>0.0456543</text:p>
          </table:table-cell>
          <table:table-cell table:formula="of:=[.$E$448]+[.C497]" office:value-type="float" office:value="535.297" calcext:value-type="float">
            <text:p>535.297</text:p>
          </table:table-cell>
          <table:table-cell table:formula="of:=[.D497]/[.$I$2]" office:value-type="float" office:value="0.0191824789915966" calcext:value-type="float">
            <text:p>0.01918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22" calcext:value-type="float">
            <text:p>52.922</text:p>
          </table:table-cell>
          <table:table-cell office:value-type="float" office:value="0.04516602" calcext:value-type="float">
            <text:p>0.04516602</text:p>
          </table:table-cell>
          <table:table-cell table:formula="of:=[.$E$448]+[.C498]" office:value-type="float" office:value="536.406" calcext:value-type="float">
            <text:p>536.406</text:p>
          </table:table-cell>
          <table:table-cell table:formula="of:=[.D498]/[.$I$2]" office:value-type="float" office:value="0.0189773193277311" calcext:value-type="float">
            <text:p>0.018977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4418945" calcext:value-type="float">
            <text:p>0.04418945</text:p>
          </table:table-cell>
          <table:table-cell table:formula="of:=[.$E$448]+[.C499]" office:value-type="float" office:value="537.5" calcext:value-type="float">
            <text:p>537.5</text:p>
          </table:table-cell>
          <table:table-cell table:formula="of:=[.D499]/[.$I$2]" office:value-type="float" office:value="0.0185669957983193" calcext:value-type="float">
            <text:p>0.01856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25" calcext:value-type="float">
            <text:p>55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500]" office:value-type="float" office:value="538.609" calcext:value-type="float">
            <text:p>538.609</text:p>
          </table:table-cell>
          <table:table-cell table:formula="of:=[.D500]/[.$I$2]" office:value-type="float" office:value="0.0180540966386555" calcext:value-type="float">
            <text:p>0.01805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04492188" calcext:value-type="float">
            <text:p>0.04492188</text:p>
          </table:table-cell>
          <table:table-cell table:formula="of:=[.$E$448]+[.C501]" office:value-type="float" office:value="539.703" calcext:value-type="float">
            <text:p>539.703</text:p>
          </table:table-cell>
          <table:table-cell table:formula="of:=[.D501]/[.$I$2]" office:value-type="float" office:value="0.0188747394957983" calcext:value-type="float">
            <text:p>0.018874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2]" office:value-type="float" office:value="540.797" calcext:value-type="float">
            <text:p>540.797</text:p>
          </table:table-cell>
          <table:table-cell table:formula="of:=[.D502]/[.$I$2]" office:value-type="float" office:value="0.0190798991596639" calcext:value-type="float">
            <text:p>0.019079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22" calcext:value-type="float">
            <text:p>58.422</text:p>
          </table:table-cell>
          <table:table-cell office:value-type="float" office:value="0.04492188" calcext:value-type="float">
            <text:p>0.04492188</text:p>
          </table:table-cell>
          <table:table-cell table:formula="of:=[.$E$448]+[.C503]" office:value-type="float" office:value="541.906" calcext:value-type="float">
            <text:p>541.906</text:p>
          </table:table-cell>
          <table:table-cell table:formula="of:=[.D503]/[.$I$2]" office:value-type="float" office:value="0.0188747394957983" calcext:value-type="float">
            <text:p>0.018874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4]" office:value-type="float" office:value="543" calcext:value-type="float">
            <text:p>543</text:p>
          </table:table-cell>
          <table:table-cell table:formula="of:=[.D504]/[.$I$2]" office:value-type="float" office:value="0.0190798991596639" calcext:value-type="float">
            <text:p>0.019079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25" calcext:value-type="float">
            <text:p>60.625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5]" office:value-type="float" office:value="544.109" calcext:value-type="float">
            <text:p>544.109</text:p>
          </table:table-cell>
          <table:table-cell table:formula="of:=[.D505]/[.$I$2]" office:value-type="float" office:value="0.0190798991596639" calcext:value-type="float">
            <text:p>0.019079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04394531" calcext:value-type="float">
            <text:p>0.04394531</text:p>
          </table:table-cell>
          <table:table-cell table:formula="of:=[.$E$448]+[.C506]" office:value-type="float" office:value="545.203" calcext:value-type="float">
            <text:p>545.203</text:p>
          </table:table-cell>
          <table:table-cell table:formula="of:=[.D506]/[.$I$2]" office:value-type="float" office:value="0.0184644159663866" calcext:value-type="float">
            <text:p>0.018464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04394531" calcext:value-type="float">
            <text:p>0.04394531</text:p>
          </table:table-cell>
          <table:table-cell table:formula="of:=[.$E$448]+[.C507]" office:value-type="float" office:value="546.297" calcext:value-type="float">
            <text:p>546.297</text:p>
          </table:table-cell>
          <table:table-cell table:formula="of:=[.D507]/[.$I$2]" office:value-type="float" office:value="0.0184644159663866" calcext:value-type="float">
            <text:p>0.018464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22" calcext:value-type="float">
            <text:p>63.9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508]" office:value-type="float" office:value="547.406" calcext:value-type="float">
            <text:p>547.406</text:p>
          </table:table-cell>
          <table:table-cell table:formula="of:=[.D508]/[.$I$2]" office:value-type="float" office:value="0.0187721554621849" calcext:value-type="float">
            <text:p>0.01877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0456543" calcext:value-type="float">
            <text:p>0.0456543</text:p>
          </table:table-cell>
          <table:table-cell table:formula="of:=[.$E$448]+[.C509]" office:value-type="float" office:value="548.5" calcext:value-type="float">
            <text:p>548.5</text:p>
          </table:table-cell>
          <table:table-cell table:formula="of:=[.D509]/[.$I$2]" office:value-type="float" office:value="0.0191824789915966" calcext:value-type="float">
            <text:p>0.01918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25" calcext:value-type="float">
            <text:p>66.1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10]" office:value-type="float" office:value="549.609" calcext:value-type="float">
            <text:p>549.609</text:p>
          </table:table-cell>
          <table:table-cell table:formula="of:=[.D510]/[.$I$2]" office:value-type="float" office:value="0.0195927983193277" calcext:value-type="float">
            <text:p>0.019592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04345703" calcext:value-type="float">
            <text:p>0.04345703</text:p>
          </table:table-cell>
          <table:table-cell table:formula="of:=[.$E$448]+[.C511]" office:value-type="float" office:value="550.703" calcext:value-type="float">
            <text:p>550.703</text:p>
          </table:table-cell>
          <table:table-cell table:formula="of:=[.D511]/[.$I$2]" office:value-type="float" office:value="0.018259256302521" calcext:value-type="float">
            <text:p>0.01825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28" calcext:value-type="float">
            <text:p>68.328</text:p>
          </table:table-cell>
          <table:table-cell office:value-type="float" office:value="0.04321289" calcext:value-type="float">
            <text:p>0.04321289</text:p>
          </table:table-cell>
          <table:table-cell table:formula="of:=[.$E$448]+[.C512]" office:value-type="float" office:value="551.812" calcext:value-type="float">
            <text:p>551.812</text:p>
          </table:table-cell>
          <table:table-cell table:formula="of:=[.D512]/[.$I$2]" office:value-type="float" office:value="0.0181566764705882" calcext:value-type="float">
            <text:p>0.01815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22" calcext:value-type="float">
            <text:p>69.422</text:p>
          </table:table-cell>
          <table:table-cell office:value-type="float" office:value="0.04370117" calcext:value-type="float">
            <text:p>0.04370117</text:p>
          </table:table-cell>
          <table:table-cell table:formula="of:=[.$E$448]+[.C513]" office:value-type="float" office:value="552.906" calcext:value-type="float">
            <text:p>552.906</text:p>
          </table:table-cell>
          <table:table-cell table:formula="of:=[.D513]/[.$I$2]" office:value-type="float" office:value="0.0183618361344538" calcext:value-type="float">
            <text:p>0.01836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04370117" calcext:value-type="float">
            <text:p>0.04370117</text:p>
          </table:table-cell>
          <table:table-cell table:formula="of:=[.$E$448]+[.C514]" office:value-type="float" office:value="554" calcext:value-type="float">
            <text:p>554</text:p>
          </table:table-cell>
          <table:table-cell table:formula="of:=[.D514]/[.$I$2]" office:value-type="float" office:value="0.0183618361344538" calcext:value-type="float">
            <text:p>0.01836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25" calcext:value-type="float">
            <text:p>71.625</text:p>
          </table:table-cell>
          <table:table-cell office:value-type="float" office:value="0.04394531" calcext:value-type="float">
            <text:p>0.04394531</text:p>
          </table:table-cell>
          <table:table-cell table:formula="of:=[.$E$448]+[.C515]" office:value-type="float" office:value="555.109" calcext:value-type="float">
            <text:p>555.109</text:p>
          </table:table-cell>
          <table:table-cell table:formula="of:=[.D515]/[.$I$2]" office:value-type="float" office:value="0.0184644159663866" calcext:value-type="float">
            <text:p>0.018464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04663086" calcext:value-type="float">
            <text:p>0.04663086</text:p>
          </table:table-cell>
          <table:table-cell table:formula="of:=[.$E$448]+[.C516]" office:value-type="float" office:value="556.203" calcext:value-type="float">
            <text:p>556.203</text:p>
          </table:table-cell>
          <table:table-cell table:formula="of:=[.D516]/[.$I$2]" office:value-type="float" office:value="0.0195927983193277" calcext:value-type="float">
            <text:p>0.019592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28" calcext:value-type="float">
            <text:p>73.828</text:p>
          </table:table-cell>
          <table:table-cell office:value-type="float" office:value="0.04443359" calcext:value-type="float">
            <text:p>0.04443359</text:p>
          </table:table-cell>
          <table:table-cell table:formula="of:=[.$E$448]+[.C517]" office:value-type="float" office:value="557.312" calcext:value-type="float">
            <text:p>557.312</text:p>
          </table:table-cell>
          <table:table-cell table:formula="of:=[.D517]/[.$I$2]" office:value-type="float" office:value="0.0186695756302521" calcext:value-type="float">
            <text:p>0.01866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22" calcext:value-type="float">
            <text:p>74.922</text:p>
          </table:table-cell>
          <table:table-cell office:value-type="float" office:value="0.0456543" calcext:value-type="float">
            <text:p>0.0456543</text:p>
          </table:table-cell>
          <table:table-cell table:formula="of:=[.$E$448]+[.C518]" office:value-type="float" office:value="558.406" calcext:value-type="float">
            <text:p>558.406</text:p>
          </table:table-cell>
          <table:table-cell table:formula="of:=[.D518]/[.$I$2]" office:value-type="float" office:value="0.0191824789915966" calcext:value-type="float">
            <text:p>0.01918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04516602" calcext:value-type="float">
            <text:p>0.04516602</text:p>
          </table:table-cell>
          <table:table-cell table:formula="of:=[.$E$448]+[.C519]" office:value-type="float" office:value="559.5" calcext:value-type="float">
            <text:p>559.5</text:p>
          </table:table-cell>
          <table:table-cell table:formula="of:=[.D519]/[.$I$2]" office:value-type="float" office:value="0.0189773193277311" calcext:value-type="float">
            <text:p>0.018977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25" calcext:value-type="float">
            <text:p>77.125</text:p>
          </table:table-cell>
          <table:table-cell office:value-type="float" office:value="0.04516602" calcext:value-type="float">
            <text:p>0.04516602</text:p>
          </table:table-cell>
          <table:table-cell table:formula="of:=[.$E$448]+[.C520]" office:value-type="float" office:value="560.609" calcext:value-type="float">
            <text:p>560.609</text:p>
          </table:table-cell>
          <table:table-cell table:formula="of:=[.D520]/[.$I$2]" office:value-type="float" office:value="0.0189773193277311" calcext:value-type="float">
            <text:p>0.018977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046875" calcext:value-type="float">
            <text:p>0.046875</text:p>
          </table:table-cell>
          <table:table-cell table:formula="of:=[.$E$448]+[.C521]" office:value-type="float" office:value="561.703" calcext:value-type="float">
            <text:p>561.703</text:p>
          </table:table-cell>
          <table:table-cell table:formula="of:=[.D521]/[.$I$2]" office:value-type="float" office:value="0.0196953781512605" calcext:value-type="float">
            <text:p>0.019695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28" calcext:value-type="float">
            <text:p>79.328</text:p>
          </table:table-cell>
          <table:table-cell office:value-type="float" office:value="0.04443359" calcext:value-type="float">
            <text:p>0.04443359</text:p>
          </table:table-cell>
          <table:table-cell table:formula="of:=[.$E$448]+[.C522]" office:value-type="float" office:value="562.812" calcext:value-type="float">
            <text:p>562.812</text:p>
          </table:table-cell>
          <table:table-cell table:formula="of:=[.D522]/[.$I$2]" office:value-type="float" office:value="0.0186695756302521" calcext:value-type="float">
            <text:p>0.01866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22" calcext:value-type="float">
            <text:p>80.422</text:p>
          </table:table-cell>
          <table:table-cell office:value-type="float" office:value="0.04516602" calcext:value-type="float">
            <text:p>0.04516602</text:p>
          </table:table-cell>
          <table:table-cell table:formula="of:=[.$E$448]+[.C523]" office:value-type="float" office:value="563.906" calcext:value-type="float">
            <text:p>563.906</text:p>
          </table:table-cell>
          <table:table-cell table:formula="of:=[.D523]/[.$I$2]" office:value-type="float" office:value="0.0189773193277311" calcext:value-type="float">
            <text:p>0.018977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04711914" calcext:value-type="float">
            <text:p>0.04711914</text:p>
          </table:table-cell>
          <table:table-cell table:formula="of:=[.$E$448]+[.C524]" office:value-type="float" office:value="565" calcext:value-type="float">
            <text:p>565</text:p>
          </table:table-cell>
          <table:table-cell table:formula="of:=[.D524]/[.$I$2]" office:value-type="float" office:value="0.0197979579831933" calcext:value-type="float">
            <text:p>0.01979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25" calcext:value-type="float">
            <text:p>82.6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25]" office:value-type="float" office:value="566.109" calcext:value-type="float">
            <text:p>566.109</text:p>
          </table:table-cell>
          <table:table-cell table:formula="of:=[.D525]/[.$I$2]" office:value-type="float" office:value="0.0195927983193277" calcext:value-type="float">
            <text:p>0.019592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04760742" calcext:value-type="float">
            <text:p>0.04760742</text:p>
          </table:table-cell>
          <table:table-cell table:formula="of:=[.$E$448]+[.C526]" office:value-type="float" office:value="567.203" calcext:value-type="float">
            <text:p>567.203</text:p>
          </table:table-cell>
          <table:table-cell table:formula="of:=[.D526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04638672" calcext:value-type="float">
            <text:p>0.04638672</text:p>
          </table:table-cell>
          <table:table-cell table:formula="of:=[.$E$448]+[.C527]" office:value-type="float" office:value="568.297" calcext:value-type="float">
            <text:p>568.297</text:p>
          </table:table-cell>
          <table:table-cell table:formula="of:=[.D527]/[.$I$2]" office:value-type="float" office:value="0.019490218487395" calcext:value-type="float">
            <text:p>0.019490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22" calcext:value-type="float">
            <text:p>85.922</text:p>
          </table:table-cell>
          <table:table-cell office:value-type="float" office:value="0.04638672" calcext:value-type="float">
            <text:p>0.04638672</text:p>
          </table:table-cell>
          <table:table-cell table:formula="of:=[.$E$448]+[.C528]" office:value-type="float" office:value="569.406" calcext:value-type="float">
            <text:p>569.406</text:p>
          </table:table-cell>
          <table:table-cell table:formula="of:=[.D528]/[.$I$2]" office:value-type="float" office:value="0.019490218487395" calcext:value-type="float">
            <text:p>0.019490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04785156" calcext:value-type="float">
            <text:p>0.04785156</text:p>
          </table:table-cell>
          <table:table-cell table:formula="of:=[.$E$448]+[.C529]" office:value-type="float" office:value="570.5" calcext:value-type="float">
            <text:p>570.5</text:p>
          </table:table-cell>
          <table:table-cell table:formula="of:=[.D529]/[.$I$2]" office:value-type="float" office:value="0.0201056974789916" calcext:value-type="float">
            <text:p>0.020105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25" calcext:value-type="float">
            <text:p>88.125</text:p>
          </table:table-cell>
          <table:table-cell office:value-type="float" office:value="0.04882812" calcext:value-type="float">
            <text:p>0.04882812</text:p>
          </table:table-cell>
          <table:table-cell table:formula="of:=[.$E$448]+[.C530]" office:value-type="float" office:value="571.609" calcext:value-type="float">
            <text:p>571.609</text:p>
          </table:table-cell>
          <table:table-cell table:formula="of:=[.D530]/[.$I$2]" office:value-type="float" office:value="0.0205160168067227" calcext:value-type="float">
            <text:p>0.020516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04638672" calcext:value-type="float">
            <text:p>0.04638672</text:p>
          </table:table-cell>
          <table:table-cell table:formula="of:=[.$E$448]+[.C531]" office:value-type="float" office:value="572.703" calcext:value-type="float">
            <text:p>572.703</text:p>
          </table:table-cell>
          <table:table-cell table:formula="of:=[.D531]/[.$I$2]" office:value-type="float" office:value="0.019490218487395" calcext:value-type="float">
            <text:p>0.019490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04858398" calcext:value-type="float">
            <text:p>0.04858398</text:p>
          </table:table-cell>
          <table:table-cell table:formula="of:=[.$E$448]+[.C532]" office:value-type="float" office:value="573.797" calcext:value-type="float">
            <text:p>573.797</text:p>
          </table:table-cell>
          <table:table-cell table:formula="of:=[.D532]/[.$I$2]" office:value-type="float" office:value="0.0204134369747899" calcext:value-type="float">
            <text:p>0.02041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22" calcext:value-type="float">
            <text:p>91.422</text:p>
          </table:table-cell>
          <table:table-cell office:value-type="float" office:value="0.04760742" calcext:value-type="float">
            <text:p>0.04760742</text:p>
          </table:table-cell>
          <table:table-cell table:formula="of:=[.$E$448]+[.C533]" office:value-type="float" office:value="574.906" calcext:value-type="float">
            <text:p>574.906</text:p>
          </table:table-cell>
          <table:table-cell table:formula="of:=[.D533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04516602" calcext:value-type="float">
            <text:p>0.04516602</text:p>
          </table:table-cell>
          <table:table-cell table:formula="of:=[.$E$448]+[.C534]" office:value-type="float" office:value="576" calcext:value-type="float">
            <text:p>576</text:p>
          </table:table-cell>
          <table:table-cell table:formula="of:=[.D534]/[.$I$2]" office:value-type="float" office:value="0.0189773193277311" calcext:value-type="float">
            <text:p>0.018977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25" calcext:value-type="float">
            <text:p>93.625</text:p>
          </table:table-cell>
          <table:table-cell office:value-type="float" office:value="0.04736328" calcext:value-type="float">
            <text:p>0.04736328</text:p>
          </table:table-cell>
          <table:table-cell table:formula="of:=[.$E$448]+[.C535]" office:value-type="float" office:value="577.109" calcext:value-type="float">
            <text:p>577.109</text:p>
          </table:table-cell>
          <table:table-cell table:formula="of:=[.D535]/[.$I$2]" office:value-type="float" office:value="0.0199005378151261" calcext:value-type="float">
            <text:p>0.019900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04589844" calcext:value-type="float">
            <text:p>0.04589844</text:p>
          </table:table-cell>
          <table:table-cell table:formula="of:=[.$E$448]+[.C536]" office:value-type="float" office:value="578.203" calcext:value-type="float">
            <text:p>578.203</text:p>
          </table:table-cell>
          <table:table-cell table:formula="of:=[.D536]/[.$I$2]" office:value-type="float" office:value="0.0192850588235294" calcext:value-type="float">
            <text:p>0.019285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04760742" calcext:value-type="float">
            <text:p>0.04760742</text:p>
          </table:table-cell>
          <table:table-cell table:formula="of:=[.$E$448]+[.C537]" office:value-type="float" office:value="579.297" calcext:value-type="float">
            <text:p>579.297</text:p>
          </table:table-cell>
          <table:table-cell table:formula="of:=[.D537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0.04882812" calcext:value-type="float">
            <text:p>0.04882812</text:p>
          </table:table-cell>
          <table:table-cell table:formula="of:=[.$E$448]+[.C538]" office:value-type="float" office:value="580.406" calcext:value-type="float">
            <text:p>580.406</text:p>
          </table:table-cell>
          <table:table-cell table:formula="of:=[.D538]/[.$I$2]" office:value-type="float" office:value="0.0205160168067227" calcext:value-type="float">
            <text:p>0.020516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04833984" calcext:value-type="float">
            <text:p>0.04833984</text:p>
          </table:table-cell>
          <table:table-cell table:formula="of:=[.$E$448]+[.C539]" office:value-type="float" office:value="581.5" calcext:value-type="float">
            <text:p>581.5</text:p>
          </table:table-cell>
          <table:table-cell table:formula="of:=[.D539]/[.$I$2]" office:value-type="float" office:value="0.0203108571428571" calcext:value-type="float">
            <text:p>0.020310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25" calcext:value-type="float">
            <text:p>99.125</text:p>
          </table:table-cell>
          <table:table-cell office:value-type="float" office:value="0.04785156" calcext:value-type="float">
            <text:p>0.04785156</text:p>
          </table:table-cell>
          <table:table-cell table:formula="of:=[.$E$448]+[.C540]" office:value-type="float" office:value="582.609" calcext:value-type="float">
            <text:p>582.609</text:p>
          </table:table-cell>
          <table:table-cell table:formula="of:=[.D540]/[.$I$2]" office:value-type="float" office:value="0.0201056974789916" calcext:value-type="float">
            <text:p>0.020105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04858398" calcext:value-type="float">
            <text:p>0.04858398</text:p>
          </table:table-cell>
          <table:table-cell table:formula="of:=[.$E$448]+[.C541]" office:value-type="float" office:value="583.703" calcext:value-type="float">
            <text:p>583.703</text:p>
          </table:table-cell>
          <table:table-cell table:formula="of:=[.D541]/[.$I$2]" office:value-type="float" office:value="0.0204134369747899" calcext:value-type="float">
            <text:p>0.02041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0480957" calcext:value-type="float">
            <text:p>0.0480957</text:p>
          </table:table-cell>
          <table:table-cell table:formula="of:=[.$E$448]+[.C542]" office:value-type="float" office:value="584.797" calcext:value-type="float">
            <text:p>584.797</text:p>
          </table:table-cell>
          <table:table-cell table:formula="of:=[.D542]/[.$I$2]" office:value-type="float" office:value="0.0202082773109244" calcext:value-type="float">
            <text:p>0.020208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0.04931641" calcext:value-type="float">
            <text:p>0.04931641</text:p>
          </table:table-cell>
          <table:table-cell table:formula="of:=[.$E$448]+[.C543]" office:value-type="float" office:value="585.906" calcext:value-type="float">
            <text:p>585.906</text:p>
          </table:table-cell>
          <table:table-cell table:formula="of:=[.D543]/[.$I$2]" office:value-type="float" office:value="0.0207211806722689" calcext:value-type="float">
            <text:p>0.020721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04882812" calcext:value-type="float">
            <text:p>0.04882812</text:p>
          </table:table-cell>
          <table:table-cell table:formula="of:=[.$E$448]+[.C544]" office:value-type="float" office:value="587" calcext:value-type="float">
            <text:p>587</text:p>
          </table:table-cell>
          <table:table-cell table:formula="of:=[.D544]/[.$I$2]" office:value-type="float" office:value="0.0205160168067227" calcext:value-type="float">
            <text:p>0.020516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25" calcext:value-type="float">
            <text:p>104.625</text:p>
          </table:table-cell>
          <table:table-cell office:value-type="float" office:value="0.04907227" calcext:value-type="float">
            <text:p>0.04907227</text:p>
          </table:table-cell>
          <table:table-cell table:formula="of:=[.$E$448]+[.C545]" office:value-type="float" office:value="588.109" calcext:value-type="float">
            <text:p>588.109</text:p>
          </table:table-cell>
          <table:table-cell table:formula="of:=[.D545]/[.$I$2]" office:value-type="float" office:value="0.0206186008403361" calcext:value-type="float">
            <text:p>0.020618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04931641" calcext:value-type="float">
            <text:p>0.04931641</text:p>
          </table:table-cell>
          <table:table-cell table:formula="of:=[.$E$448]+[.C546]" office:value-type="float" office:value="589.203" calcext:value-type="float">
            <text:p>589.203</text:p>
          </table:table-cell>
          <table:table-cell table:formula="of:=[.D546]/[.$I$2]" office:value-type="float" office:value="0.0207211806722689" calcext:value-type="float">
            <text:p>0.020721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04785156" calcext:value-type="float">
            <text:p>0.04785156</text:p>
          </table:table-cell>
          <table:table-cell table:formula="of:=[.$E$448]+[.C547]" office:value-type="float" office:value="590.297" calcext:value-type="float">
            <text:p>590.297</text:p>
          </table:table-cell>
          <table:table-cell table:formula="of:=[.D547]/[.$I$2]" office:value-type="float" office:value="0.0201056974789916" calcext:value-type="float">
            <text:p>0.020105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22" calcext:value-type="float">
            <text:p>107.922</text:p>
          </table:table-cell>
          <table:table-cell office:value-type="float" office:value="0.04760742" calcext:value-type="float">
            <text:p>0.04760742</text:p>
          </table:table-cell>
          <table:table-cell table:formula="of:=[.$E$448]+[.C548]" office:value-type="float" office:value="591.406" calcext:value-type="float">
            <text:p>591.406</text:p>
          </table:table-cell>
          <table:table-cell table:formula="of:=[.D548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04760742" calcext:value-type="float">
            <text:p>0.04760742</text:p>
          </table:table-cell>
          <table:table-cell table:formula="of:=[.$E$448]+[.C549]" office:value-type="float" office:value="592.5" calcext:value-type="float">
            <text:p>592.5</text:p>
          </table:table-cell>
          <table:table-cell table:formula="of:=[.D549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25" calcext:value-type="float">
            <text:p>110.1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50]" office:value-type="float" office:value="593.609" calcext:value-type="float">
            <text:p>593.609</text:p>
          </table:table-cell>
          <table:table-cell table:formula="of:=[.D550]/[.$I$2]" office:value-type="float" office:value="0.0195927983193277" calcext:value-type="float">
            <text:p>0.019592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04760742" calcext:value-type="float">
            <text:p>0.04760742</text:p>
          </table:table-cell>
          <table:table-cell table:formula="of:=[.$E$448]+[.C551]" office:value-type="float" office:value="594.703" calcext:value-type="float">
            <text:p>594.703</text:p>
          </table:table-cell>
          <table:table-cell table:formula="of:=[.D551]/[.$I$2]" office:value-type="float" office:value="0.0200031176470588" calcext:value-type="float">
            <text:p>0.02000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04736328" calcext:value-type="float">
            <text:p>0.04736328</text:p>
          </table:table-cell>
          <table:table-cell table:formula="of:=[.$E$448]+[.C552]" office:value-type="float" office:value="595.797" calcext:value-type="float">
            <text:p>595.797</text:p>
          </table:table-cell>
          <table:table-cell table:formula="of:=[.D552]/[.$I$2]" office:value-type="float" office:value="0.0199005378151261" calcext:value-type="float">
            <text:p>0.019900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22" calcext:value-type="float">
            <text:p>113.422</text:p>
          </table:table-cell>
          <table:table-cell office:value-type="float" office:value="0.04833984" calcext:value-type="float">
            <text:p>0.04833984</text:p>
          </table:table-cell>
          <table:table-cell table:formula="of:=[.$E$448]+[.C553]" office:value-type="float" office:value="596.906" calcext:value-type="float">
            <text:p>596.906</text:p>
          </table:table-cell>
          <table:table-cell table:formula="of:=[.D553]/[.$I$2]" office:value-type="float" office:value="0.0203108571428571" calcext:value-type="float">
            <text:p>0.020310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046875" calcext:value-type="float">
            <text:p>0.046875</text:p>
          </table:table-cell>
          <table:table-cell table:formula="of:=[.$E$448]+[.C554]" office:value-type="float" office:value="598" calcext:value-type="float">
            <text:p>598</text:p>
          </table:table-cell>
          <table:table-cell table:formula="of:=[.D554]/[.$I$2]" office:value-type="float" office:value="0.0196953781512605" calcext:value-type="float">
            <text:p>0.019695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0.04858398" calcext:value-type="float">
            <text:p>0.04858398</text:p>
          </table:table-cell>
          <table:table-cell table:formula="of:=[.$E$448]+[.C555]" office:value-type="float" office:value="599.109" calcext:value-type="float">
            <text:p>599.109</text:p>
          </table:table-cell>
          <table:table-cell table:formula="of:=[.D555]/[.$I$2]" office:value-type="float" office:value="0.0204134369747899" calcext:value-type="float">
            <text:p>0.02041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6]" office:value-type="float" office:value="600.203" calcext:value-type="float">
            <text:p>600.203</text:p>
          </table:table-cell>
          <table:table-cell table:formula="of:=[.D556]/[.$I$2]" office:value-type="float" office:value="0.0197979579831933" calcext:value-type="float">
            <text:p>0.01979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04736328" calcext:value-type="float">
            <text:p>0.04736328</text:p>
          </table:table-cell>
          <table:table-cell table:formula="of:=[.$E$448]+[.C557]" office:value-type="float" office:value="601.297" calcext:value-type="float">
            <text:p>601.297</text:p>
          </table:table-cell>
          <table:table-cell table:formula="of:=[.D557]/[.$I$2]" office:value-type="float" office:value="0.0199005378151261" calcext:value-type="float">
            <text:p>0.019900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8]" office:value-type="float" office:value="602.406" calcext:value-type="float">
            <text:p>602.406</text:p>
          </table:table-cell>
          <table:table-cell table:formula="of:=[.D558]/[.$I$2]" office:value-type="float" office:value="0.0197979579831933" calcext:value-type="float">
            <text:p>0.01979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9]" office:value-type="float" office:value="603.5" calcext:value-type="float">
            <text:p>603.5</text:p>
          </table:table-cell>
          <table:table-cell table:formula="of:=[.D559]/[.$I$2]" office:value-type="float" office:value="0.0197979579831933" calcext:value-type="float">
            <text:p>0.01979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table:formula="of:=[.D56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51562" calcext:value-type="float">
            <text:p>0.10351562</text:p>
          </table:table-cell>
          <table:table-cell table:formula="of:=[.$E$559]+[.C561]" office:value-type="float" office:value="603.61" calcext:value-type="float">
            <text:p>603.61</text:p>
          </table:table-cell>
          <table:table-cell table:formula="of:=[.D561]/[.$I$2]" office:value-type="float" office:value="0.0434939579831933" calcext:value-type="float">
            <text:p>0.043493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10253906" calcext:value-type="float">
            <text:p>0.10253906</text:p>
          </table:table-cell>
          <table:table-cell table:formula="of:=[.$E$559]+[.C562]" office:value-type="float" office:value="604.719" calcext:value-type="float">
            <text:p>604.719</text:p>
          </table:table-cell>
          <table:table-cell table:formula="of:=[.D562]/[.$I$2]" office:value-type="float" office:value="0.0430836386554622" calcext:value-type="float">
            <text:p>0.043083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10400391" calcext:value-type="float">
            <text:p>0.10400391</text:p>
          </table:table-cell>
          <table:table-cell table:formula="of:=[.$E$559]+[.C563]" office:value-type="float" office:value="605.813" calcext:value-type="float">
            <text:p>605.813</text:p>
          </table:table-cell>
          <table:table-cell table:formula="of:=[.D563]/[.$I$2]" office:value-type="float" office:value="0.0436991218487395" calcext:value-type="float">
            <text:p>0.043699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0.10522461" calcext:value-type="float">
            <text:p>0.10522461</text:p>
          </table:table-cell>
          <table:table-cell table:formula="of:=[.$E$559]+[.C564]" office:value-type="float" office:value="606.907" calcext:value-type="float">
            <text:p>606.907</text:p>
          </table:table-cell>
          <table:table-cell table:formula="of:=[.D564]/[.$I$2]" office:value-type="float" office:value="0.0442120210084034" calcext:value-type="float">
            <text:p>0.044212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10668945" calcext:value-type="float">
            <text:p>0.10668945</text:p>
          </table:table-cell>
          <table:table-cell table:formula="of:=[.$E$559]+[.C565]" office:value-type="float" office:value="608.016" calcext:value-type="float">
            <text:p>608.016</text:p>
          </table:table-cell>
          <table:table-cell table:formula="of:=[.D565]/[.$I$2]" office:value-type="float" office:value="0.0448275" calcext:value-type="float">
            <text:p>0.0448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" calcext:value-type="float">
            <text:p>5.61</text:p>
          </table:table-cell>
          <table:table-cell office:value-type="float" office:value="0.10449219" calcext:value-type="float">
            <text:p>0.10449219</text:p>
          </table:table-cell>
          <table:table-cell table:formula="of:=[.$E$559]+[.C566]" office:value-type="float" office:value="609.11" calcext:value-type="float">
            <text:p>609.11</text:p>
          </table:table-cell>
          <table:table-cell table:formula="of:=[.D566]/[.$I$2]" office:value-type="float" office:value="0.043904281512605" calcext:value-type="float">
            <text:p>0.043904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10693359" calcext:value-type="float">
            <text:p>0.10693359</text:p>
          </table:table-cell>
          <table:table-cell table:formula="of:=[.$E$559]+[.C567]" office:value-type="float" office:value="610.219" calcext:value-type="float">
            <text:p>610.219</text:p>
          </table:table-cell>
          <table:table-cell table:formula="of:=[.D567]/[.$I$2]" office:value-type="float" office:value="0.0449300798319328" calcext:value-type="float">
            <text:p>0.044930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10595703" calcext:value-type="float">
            <text:p>0.10595703</text:p>
          </table:table-cell>
          <table:table-cell table:formula="of:=[.$E$559]+[.C568]" office:value-type="float" office:value="611.313" calcext:value-type="float">
            <text:p>611.313</text:p>
          </table:table-cell>
          <table:table-cell table:formula="of:=[.D568]/[.$I$2]" office:value-type="float" office:value="0.0445197605042017" calcext:value-type="float">
            <text:p>0.044519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0.10839844" calcext:value-type="float">
            <text:p>0.10839844</text:p>
          </table:table-cell>
          <table:table-cell table:formula="of:=[.$E$559]+[.C569]" office:value-type="float" office:value="612.407" calcext:value-type="float">
            <text:p>612.407</text:p>
          </table:table-cell>
          <table:table-cell table:formula="of:=[.D569]/[.$I$2]" office:value-type="float" office:value="0.0455455630252101" calcext:value-type="float">
            <text:p>0.045545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10498047" calcext:value-type="float">
            <text:p>0.10498047</text:p>
          </table:table-cell>
          <table:table-cell table:formula="of:=[.$E$559]+[.C570]" office:value-type="float" office:value="613.516" calcext:value-type="float">
            <text:p>613.516</text:p>
          </table:table-cell>
          <table:table-cell table:formula="of:=[.D570]/[.$I$2]" office:value-type="float" office:value="0.0441094411764706" calcext:value-type="float">
            <text:p>0.044109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1" calcext:value-type="float">
            <text:p>11.11</text:p>
          </table:table-cell>
          <table:table-cell office:value-type="float" office:value="0.1081543" calcext:value-type="float">
            <text:p>0.1081543</text:p>
          </table:table-cell>
          <table:table-cell table:formula="of:=[.$E$559]+[.C571]" office:value-type="float" office:value="614.61" calcext:value-type="float">
            <text:p>614.61</text:p>
          </table:table-cell>
          <table:table-cell table:formula="of:=[.D571]/[.$I$2]" office:value-type="float" office:value="0.0454429831932773" calcext:value-type="float">
            <text:p>0.045442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10717773" calcext:value-type="float">
            <text:p>0.10717773</text:p>
          </table:table-cell>
          <table:table-cell table:formula="of:=[.$E$559]+[.C572]" office:value-type="float" office:value="615.719" calcext:value-type="float">
            <text:p>615.719</text:p>
          </table:table-cell>
          <table:table-cell table:formula="of:=[.D572]/[.$I$2]" office:value-type="float" office:value="0.0450326596638655" calcext:value-type="float">
            <text:p>0.0450326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10839844" calcext:value-type="float">
            <text:p>0.10839844</text:p>
          </table:table-cell>
          <table:table-cell table:formula="of:=[.$E$559]+[.C573]" office:value-type="float" office:value="616.813" calcext:value-type="float">
            <text:p>616.813</text:p>
          </table:table-cell>
          <table:table-cell table:formula="of:=[.D573]/[.$I$2]" office:value-type="float" office:value="0.0455455630252101" calcext:value-type="float">
            <text:p>0.045545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7" calcext:value-type="float">
            <text:p>14.407</text:p>
          </table:table-cell>
          <table:table-cell office:value-type="float" office:value="0.10864258" calcext:value-type="float">
            <text:p>0.10864258</text:p>
          </table:table-cell>
          <table:table-cell table:formula="of:=[.$E$559]+[.C574]" office:value-type="float" office:value="617.907" calcext:value-type="float">
            <text:p>617.907</text:p>
          </table:table-cell>
          <table:table-cell table:formula="of:=[.D574]/[.$I$2]" office:value-type="float" office:value="0.0456481428571429" calcext:value-type="float">
            <text:p>0.045648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1081543" calcext:value-type="float">
            <text:p>0.1081543</text:p>
          </table:table-cell>
          <table:table-cell table:formula="of:=[.$E$559]+[.C575]" office:value-type="float" office:value="619.016" calcext:value-type="float">
            <text:p>619.016</text:p>
          </table:table-cell>
          <table:table-cell table:formula="of:=[.D575]/[.$I$2]" office:value-type="float" office:value="0.0454429831932773" calcext:value-type="float">
            <text:p>0.045442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1" calcext:value-type="float">
            <text:p>16.61</text:p>
          </table:table-cell>
          <table:table-cell office:value-type="float" office:value="0.10913086" calcext:value-type="float">
            <text:p>0.10913086</text:p>
          </table:table-cell>
          <table:table-cell table:formula="of:=[.$E$559]+[.C576]" office:value-type="float" office:value="620.11" calcext:value-type="float">
            <text:p>620.11</text:p>
          </table:table-cell>
          <table:table-cell table:formula="of:=[.D576]/[.$I$2]" office:value-type="float" office:value="0.0458533025210084" calcext:value-type="float">
            <text:p>0.045853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10693359" calcext:value-type="float">
            <text:p>0.10693359</text:p>
          </table:table-cell>
          <table:table-cell table:formula="of:=[.$E$559]+[.C577]" office:value-type="float" office:value="621.219" calcext:value-type="float">
            <text:p>621.219</text:p>
          </table:table-cell>
          <table:table-cell table:formula="of:=[.D577]/[.$I$2]" office:value-type="float" office:value="0.0449300798319328" calcext:value-type="float">
            <text:p>0.044930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10839844" calcext:value-type="float">
            <text:p>0.10839844</text:p>
          </table:table-cell>
          <table:table-cell table:formula="of:=[.$E$559]+[.C578]" office:value-type="float" office:value="622.313" calcext:value-type="float">
            <text:p>622.313</text:p>
          </table:table-cell>
          <table:table-cell table:formula="of:=[.D578]/[.$I$2]" office:value-type="float" office:value="0.0455455630252101" calcext:value-type="float">
            <text:p>0.045545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7" calcext:value-type="float">
            <text:p>19.907</text:p>
          </table:table-cell>
          <table:table-cell office:value-type="float" office:value="0.10913086" calcext:value-type="float">
            <text:p>0.10913086</text:p>
          </table:table-cell>
          <table:table-cell table:formula="of:=[.$E$559]+[.C579]" office:value-type="float" office:value="623.407" calcext:value-type="float">
            <text:p>623.407</text:p>
          </table:table-cell>
          <table:table-cell table:formula="of:=[.D579]/[.$I$2]" office:value-type="float" office:value="0.0458533025210084" calcext:value-type="float">
            <text:p>0.045853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109375" calcext:value-type="float">
            <text:p>0.109375</text:p>
          </table:table-cell>
          <table:table-cell table:formula="of:=[.$E$559]+[.C580]" office:value-type="float" office:value="624.516" calcext:value-type="float">
            <text:p>624.516</text:p>
          </table:table-cell>
          <table:table-cell table:formula="of:=[.D580]/[.$I$2]" office:value-type="float" office:value="0.0459558823529412" calcext:value-type="float">
            <text:p>0.0459558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10913086" calcext:value-type="float">
            <text:p>0.10913086</text:p>
          </table:table-cell>
          <table:table-cell table:formula="of:=[.$E$559]+[.C581]" office:value-type="float" office:value="625.61" calcext:value-type="float">
            <text:p>625.61</text:p>
          </table:table-cell>
          <table:table-cell table:formula="of:=[.D581]/[.$I$2]" office:value-type="float" office:value="0.0458533025210084" calcext:value-type="float">
            <text:p>0.045853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1105957" calcext:value-type="float">
            <text:p>0.1105957</text:p>
          </table:table-cell>
          <table:table-cell table:formula="of:=[.$E$559]+[.C582]" office:value-type="float" office:value="626.719" calcext:value-type="float">
            <text:p>626.719</text:p>
          </table:table-cell>
          <table:table-cell table:formula="of:=[.D582]/[.$I$2]" office:value-type="float" office:value="0.046468781512605" calcext:value-type="float">
            <text:p>0.046468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11010742" calcext:value-type="float">
            <text:p>0.11010742</text:p>
          </table:table-cell>
          <table:table-cell table:formula="of:=[.$E$559]+[.C583]" office:value-type="float" office:value="627.813" calcext:value-type="float">
            <text:p>627.813</text:p>
          </table:table-cell>
          <table:table-cell table:formula="of:=[.D583]/[.$I$2]" office:value-type="float" office:value="0.0462636218487395" calcext:value-type="float">
            <text:p>0.046263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11181641" calcext:value-type="float">
            <text:p>0.11181641</text:p>
          </table:table-cell>
          <table:table-cell table:formula="of:=[.$E$559]+[.C584]" office:value-type="float" office:value="628.922" calcext:value-type="float">
            <text:p>628.922</text:p>
          </table:table-cell>
          <table:table-cell table:formula="of:=[.D584]/[.$I$2]" office:value-type="float" office:value="0.0469816848739496" calcext:value-type="float">
            <text:p>0.0469816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11230469" calcext:value-type="float">
            <text:p>0.11230469</text:p>
          </table:table-cell>
          <table:table-cell table:formula="of:=[.$E$559]+[.C585]" office:value-type="float" office:value="630.016" calcext:value-type="float">
            <text:p>630.016</text:p>
          </table:table-cell>
          <table:table-cell table:formula="of:=[.D585]/[.$I$2]" office:value-type="float" office:value="0.0471868445378151" calcext:value-type="float">
            <text:p>0.047186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1" calcext:value-type="float">
            <text:p>27.61</text:p>
          </table:table-cell>
          <table:table-cell office:value-type="float" office:value="0.11669922" calcext:value-type="float">
            <text:p>0.11669922</text:p>
          </table:table-cell>
          <table:table-cell table:formula="of:=[.$E$559]+[.C586]" office:value-type="float" office:value="631.11" calcext:value-type="float">
            <text:p>631.11</text:p>
          </table:table-cell>
          <table:table-cell table:formula="of:=[.D586]/[.$I$2]" office:value-type="float" office:value="0.0490332857142857" calcext:value-type="float">
            <text:p>0.049033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11791992" calcext:value-type="float">
            <text:p>0.11791992</text:p>
          </table:table-cell>
          <table:table-cell table:formula="of:=[.$E$559]+[.C587]" office:value-type="float" office:value="632.219" calcext:value-type="float">
            <text:p>632.219</text:p>
          </table:table-cell>
          <table:table-cell table:formula="of:=[.D587]/[.$I$2]" office:value-type="float" office:value="0.0495461848739496" calcext:value-type="float">
            <text:p>0.049546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11499023" calcext:value-type="float">
            <text:p>0.11499023</text:p>
          </table:table-cell>
          <table:table-cell table:formula="of:=[.$E$559]+[.C588]" office:value-type="float" office:value="633.313" calcext:value-type="float">
            <text:p>633.313</text:p>
          </table:table-cell>
          <table:table-cell table:formula="of:=[.D588]/[.$I$2]" office:value-type="float" office:value="0.0483152226890756" calcext:value-type="float">
            <text:p>0.048315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11645508" calcext:value-type="float">
            <text:p>0.11645508</text:p>
          </table:table-cell>
          <table:table-cell table:formula="of:=[.$E$559]+[.C589]" office:value-type="float" office:value="634.422" calcext:value-type="float">
            <text:p>634.422</text:p>
          </table:table-cell>
          <table:table-cell table:formula="of:=[.D589]/[.$I$2]" office:value-type="float" office:value="0.0489307058823529" calcext:value-type="float">
            <text:p>0.048930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11547852" calcext:value-type="float">
            <text:p>0.11547852</text:p>
          </table:table-cell>
          <table:table-cell table:formula="of:=[.$E$559]+[.C590]" office:value-type="float" office:value="635.516" calcext:value-type="float">
            <text:p>635.516</text:p>
          </table:table-cell>
          <table:table-cell table:formula="of:=[.D590]/[.$I$2]" office:value-type="float" office:value="0.0485203865546219" calcext:value-type="float">
            <text:p>0.048520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1" calcext:value-type="float">
            <text:p>33.11</text:p>
          </table:table-cell>
          <table:table-cell office:value-type="float" office:value="0.11450195" calcext:value-type="float">
            <text:p>0.11450195</text:p>
          </table:table-cell>
          <table:table-cell table:formula="of:=[.$E$559]+[.C591]" office:value-type="float" office:value="636.61" calcext:value-type="float">
            <text:p>636.61</text:p>
          </table:table-cell>
          <table:table-cell table:formula="of:=[.D591]/[.$I$2]" office:value-type="float" office:value="0.0481100630252101" calcext:value-type="float">
            <text:p>0.04811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11816406" calcext:value-type="float">
            <text:p>0.11816406</text:p>
          </table:table-cell>
          <table:table-cell table:formula="of:=[.$E$559]+[.C592]" office:value-type="float" office:value="637.719" calcext:value-type="float">
            <text:p>637.719</text:p>
          </table:table-cell>
          <table:table-cell table:formula="of:=[.D592]/[.$I$2]" office:value-type="float" office:value="0.0496487647058824" calcext:value-type="float">
            <text:p>0.0496487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11767578" calcext:value-type="float">
            <text:p>0.11767578</text:p>
          </table:table-cell>
          <table:table-cell table:formula="of:=[.$E$559]+[.C593]" office:value-type="float" office:value="638.813" calcext:value-type="float">
            <text:p>638.813</text:p>
          </table:table-cell>
          <table:table-cell table:formula="of:=[.D593]/[.$I$2]" office:value-type="float" office:value="0.0494436050420168" calcext:value-type="float">
            <text:p>0.049443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0.12084961" calcext:value-type="float">
            <text:p>0.12084961</text:p>
          </table:table-cell>
          <table:table-cell table:formula="of:=[.$E$559]+[.C594]" office:value-type="float" office:value="639.922" calcext:value-type="float">
            <text:p>639.922</text:p>
          </table:table-cell>
          <table:table-cell table:formula="of:=[.D594]/[.$I$2]" office:value-type="float" office:value="0.0507771470588235" calcext:value-type="float">
            <text:p>0.050777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12011719" calcext:value-type="float">
            <text:p>0.12011719</text:p>
          </table:table-cell>
          <table:table-cell table:formula="of:=[.$E$559]+[.C595]" office:value-type="float" office:value="641.016" calcext:value-type="float">
            <text:p>641.016</text:p>
          </table:table-cell>
          <table:table-cell table:formula="of:=[.D595]/[.$I$2]" office:value-type="float" office:value="0.0504694075630252" calcext:value-type="float">
            <text:p>0.050469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1" calcext:value-type="float">
            <text:p>38.61</text:p>
          </table:table-cell>
          <table:table-cell office:value-type="float" office:value="0.11914062" calcext:value-type="float">
            <text:p>0.11914062</text:p>
          </table:table-cell>
          <table:table-cell table:formula="of:=[.$E$559]+[.C596]" office:value-type="float" office:value="642.11" calcext:value-type="float">
            <text:p>642.11</text:p>
          </table:table-cell>
          <table:table-cell table:formula="of:=[.D596]/[.$I$2]" office:value-type="float" office:value="0.0500590840336135" calcext:value-type="float">
            <text:p>0.050059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11865234" calcext:value-type="float">
            <text:p>0.11865234</text:p>
          </table:table-cell>
          <table:table-cell table:formula="of:=[.$E$559]+[.C597]" office:value-type="float" office:value="643.219" calcext:value-type="float">
            <text:p>643.219</text:p>
          </table:table-cell>
          <table:table-cell table:formula="of:=[.D597]/[.$I$2]" office:value-type="float" office:value="0.0498539243697479" calcext:value-type="float">
            <text:p>0.049853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11889648" calcext:value-type="float">
            <text:p>0.11889648</text:p>
          </table:table-cell>
          <table:table-cell table:formula="of:=[.$E$559]+[.C598]" office:value-type="float" office:value="644.313" calcext:value-type="float">
            <text:p>644.313</text:p>
          </table:table-cell>
          <table:table-cell table:formula="of:=[.D598]/[.$I$2]" office:value-type="float" office:value="0.0499565042016807" calcext:value-type="float">
            <text:p>0.04995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0.11889648" calcext:value-type="float">
            <text:p>0.11889648</text:p>
          </table:table-cell>
          <table:table-cell table:formula="of:=[.$E$559]+[.C599]" office:value-type="float" office:value="645.422" calcext:value-type="float">
            <text:p>645.422</text:p>
          </table:table-cell>
          <table:table-cell table:formula="of:=[.D599]/[.$I$2]" office:value-type="float" office:value="0.0499565042016807" calcext:value-type="float">
            <text:p>0.04995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11499023" calcext:value-type="float">
            <text:p>0.11499023</text:p>
          </table:table-cell>
          <table:table-cell table:formula="of:=[.$E$559]+[.C600]" office:value-type="float" office:value="646.516" calcext:value-type="float">
            <text:p>646.516</text:p>
          </table:table-cell>
          <table:table-cell table:formula="of:=[.D600]/[.$I$2]" office:value-type="float" office:value="0.0483152226890756" calcext:value-type="float">
            <text:p>0.048315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1" calcext:value-type="float">
            <text:p>44.11</text:p>
          </table:table-cell>
          <table:table-cell office:value-type="float" office:value="0.11743164" calcext:value-type="float">
            <text:p>0.11743164</text:p>
          </table:table-cell>
          <table:table-cell table:formula="of:=[.$E$559]+[.C601]" office:value-type="float" office:value="647.61" calcext:value-type="float">
            <text:p>647.61</text:p>
          </table:table-cell>
          <table:table-cell table:formula="of:=[.D601]/[.$I$2]" office:value-type="float" office:value="0.049341025210084" calcext:value-type="float">
            <text:p>0.049341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1171875" calcext:value-type="float">
            <text:p>0.1171875</text:p>
          </table:table-cell>
          <table:table-cell table:formula="of:=[.$E$559]+[.C602]" office:value-type="float" office:value="648.719" calcext:value-type="float">
            <text:p>648.719</text:p>
          </table:table-cell>
          <table:table-cell table:formula="of:=[.D602]/[.$I$2]" office:value-type="float" office:value="0.0492384453781513" calcext:value-type="float">
            <text:p>0.049238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11865234" calcext:value-type="float">
            <text:p>0.11865234</text:p>
          </table:table-cell>
          <table:table-cell table:formula="of:=[.$E$559]+[.C603]" office:value-type="float" office:value="649.813" calcext:value-type="float">
            <text:p>649.813</text:p>
          </table:table-cell>
          <table:table-cell table:formula="of:=[.D603]/[.$I$2]" office:value-type="float" office:value="0.0498539243697479" calcext:value-type="float">
            <text:p>0.049853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0.1184082" calcext:value-type="float">
            <text:p>0.1184082</text:p>
          </table:table-cell>
          <table:table-cell table:formula="of:=[.$E$559]+[.C604]" office:value-type="float" office:value="650.907" calcext:value-type="float">
            <text:p>650.907</text:p>
          </table:table-cell>
          <table:table-cell table:formula="of:=[.D604]/[.$I$2]" office:value-type="float" office:value="0.0497513445378151" calcext:value-type="float">
            <text:p>0.049751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11474609" calcext:value-type="float">
            <text:p>0.11474609</text:p>
          </table:table-cell>
          <table:table-cell table:formula="of:=[.$E$559]+[.C605]" office:value-type="float" office:value="652.016" calcext:value-type="float">
            <text:p>652.016</text:p>
          </table:table-cell>
          <table:table-cell table:formula="of:=[.D605]/[.$I$2]" office:value-type="float" office:value="0.0482126428571429" calcext:value-type="float">
            <text:p>0.048212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1" calcext:value-type="float">
            <text:p>49.61</text:p>
          </table:table-cell>
          <table:table-cell office:value-type="float" office:value="0.11621094" calcext:value-type="float">
            <text:p>0.11621094</text:p>
          </table:table-cell>
          <table:table-cell table:formula="of:=[.$E$559]+[.C606]" office:value-type="float" office:value="653.11" calcext:value-type="float">
            <text:p>653.11</text:p>
          </table:table-cell>
          <table:table-cell table:formula="of:=[.D606]/[.$I$2]" office:value-type="float" office:value="0.0488281260504202" calcext:value-type="float">
            <text:p>0.048828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11401367" calcext:value-type="float">
            <text:p>0.11401367</text:p>
          </table:table-cell>
          <table:table-cell table:formula="of:=[.$E$559]+[.C607]" office:value-type="float" office:value="654.219" calcext:value-type="float">
            <text:p>654.219</text:p>
          </table:table-cell>
          <table:table-cell table:formula="of:=[.D607]/[.$I$2]" office:value-type="float" office:value="0.0479049033613445" calcext:value-type="float">
            <text:p>0.047904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11376953" calcext:value-type="float">
            <text:p>0.11376953</text:p>
          </table:table-cell>
          <table:table-cell table:formula="of:=[.$E$559]+[.C608]" office:value-type="float" office:value="655.313" calcext:value-type="float">
            <text:p>655.313</text:p>
          </table:table-cell>
          <table:table-cell table:formula="of:=[.D608]/[.$I$2]" office:value-type="float" office:value="0.0478023235294118" calcext:value-type="float">
            <text:p>0.047802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0.11645508" calcext:value-type="float">
            <text:p>0.11645508</text:p>
          </table:table-cell>
          <table:table-cell table:formula="of:=[.$E$559]+[.C609]" office:value-type="float" office:value="656.407" calcext:value-type="float">
            <text:p>656.407</text:p>
          </table:table-cell>
          <table:table-cell table:formula="of:=[.D609]/[.$I$2]" office:value-type="float" office:value="0.0489307058823529" calcext:value-type="float">
            <text:p>0.048930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11425781" calcext:value-type="float">
            <text:p>0.11425781</text:p>
          </table:table-cell>
          <table:table-cell table:formula="of:=[.$E$559]+[.C610]" office:value-type="float" office:value="657.516" calcext:value-type="float">
            <text:p>657.516</text:p>
          </table:table-cell>
          <table:table-cell table:formula="of:=[.D610]/[.$I$2]" office:value-type="float" office:value="0.0480074831932773" calcext:value-type="float">
            <text:p>0.0480074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1" calcext:value-type="float">
            <text:p>55.11</text:p>
          </table:table-cell>
          <table:table-cell office:value-type="float" office:value="0.11376953" calcext:value-type="float">
            <text:p>0.11376953</text:p>
          </table:table-cell>
          <table:table-cell table:formula="of:=[.$E$559]+[.C611]" office:value-type="float" office:value="658.61" calcext:value-type="float">
            <text:p>658.61</text:p>
          </table:table-cell>
          <table:table-cell table:formula="of:=[.D611]/[.$I$2]" office:value-type="float" office:value="0.0478023235294118" calcext:value-type="float">
            <text:p>0.047802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11474609" calcext:value-type="float">
            <text:p>0.11474609</text:p>
          </table:table-cell>
          <table:table-cell table:formula="of:=[.$E$559]+[.C612]" office:value-type="float" office:value="659.719" calcext:value-type="float">
            <text:p>659.719</text:p>
          </table:table-cell>
          <table:table-cell table:formula="of:=[.D612]/[.$I$2]" office:value-type="float" office:value="0.0482126428571429" calcext:value-type="float">
            <text:p>0.048212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11499023" calcext:value-type="float">
            <text:p>0.11499023</text:p>
          </table:table-cell>
          <table:table-cell table:formula="of:=[.$E$559]+[.C613]" office:value-type="float" office:value="660.813" calcext:value-type="float">
            <text:p>660.813</text:p>
          </table:table-cell>
          <table:table-cell table:formula="of:=[.D613]/[.$I$2]" office:value-type="float" office:value="0.0483152226890756" calcext:value-type="float">
            <text:p>0.048315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0.11621094" calcext:value-type="float">
            <text:p>0.11621094</text:p>
          </table:table-cell>
          <table:table-cell table:formula="of:=[.$E$559]+[.C614]" office:value-type="float" office:value="661.907" calcext:value-type="float">
            <text:p>661.907</text:p>
          </table:table-cell>
          <table:table-cell table:formula="of:=[.D614]/[.$I$2]" office:value-type="float" office:value="0.0488281260504202" calcext:value-type="float">
            <text:p>0.048828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11547852" calcext:value-type="float">
            <text:p>0.11547852</text:p>
          </table:table-cell>
          <table:table-cell table:formula="of:=[.$E$559]+[.C615]" office:value-type="float" office:value="663.016" calcext:value-type="float">
            <text:p>663.016</text:p>
          </table:table-cell>
          <table:table-cell table:formula="of:=[.D615]/[.$I$2]" office:value-type="float" office:value="0.0485203865546219" calcext:value-type="float">
            <text:p>0.048520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1" calcext:value-type="float">
            <text:p>60.61</text:p>
          </table:table-cell>
          <table:table-cell office:value-type="float" office:value="0.11669922" calcext:value-type="float">
            <text:p>0.11669922</text:p>
          </table:table-cell>
          <table:table-cell table:formula="of:=[.$E$559]+[.C616]" office:value-type="float" office:value="664.11" calcext:value-type="float">
            <text:p>664.11</text:p>
          </table:table-cell>
          <table:table-cell table:formula="of:=[.D616]/[.$I$2]" office:value-type="float" office:value="0.0490332857142857" calcext:value-type="float">
            <text:p>0.049033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11547852" calcext:value-type="float">
            <text:p>0.11547852</text:p>
          </table:table-cell>
          <table:table-cell table:formula="of:=[.$E$559]+[.C617]" office:value-type="float" office:value="665.219" calcext:value-type="float">
            <text:p>665.219</text:p>
          </table:table-cell>
          <table:table-cell table:formula="of:=[.D617]/[.$I$2]" office:value-type="float" office:value="0.0485203865546219" calcext:value-type="float">
            <text:p>0.048520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11328125" calcext:value-type="float">
            <text:p>0.11328125</text:p>
          </table:table-cell>
          <table:table-cell table:formula="of:=[.$E$559]+[.C618]" office:value-type="float" office:value="666.313" calcext:value-type="float">
            <text:p>666.313</text:p>
          </table:table-cell>
          <table:table-cell table:formula="of:=[.D618]/[.$I$2]" office:value-type="float" office:value="0.0475971638655462" calcext:value-type="float">
            <text:p>0.047597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0.11425781" calcext:value-type="float">
            <text:p>0.11425781</text:p>
          </table:table-cell>
          <table:table-cell table:formula="of:=[.$E$559]+[.C619]" office:value-type="float" office:value="667.407" calcext:value-type="float">
            <text:p>667.407</text:p>
          </table:table-cell>
          <table:table-cell table:formula="of:=[.D619]/[.$I$2]" office:value-type="float" office:value="0.0480074831932773" calcext:value-type="float">
            <text:p>0.0480074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11401367" calcext:value-type="float">
            <text:p>0.11401367</text:p>
          </table:table-cell>
          <table:table-cell table:formula="of:=[.$E$559]+[.C620]" office:value-type="float" office:value="668.516" calcext:value-type="float">
            <text:p>668.516</text:p>
          </table:table-cell>
          <table:table-cell table:formula="of:=[.D620]/[.$I$2]" office:value-type="float" office:value="0.0479049033613445" calcext:value-type="float">
            <text:p>0.047904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1" calcext:value-type="float">
            <text:p>66.11</text:p>
          </table:table-cell>
          <table:table-cell office:value-type="float" office:value="0.11254883" calcext:value-type="float">
            <text:p>0.11254883</text:p>
          </table:table-cell>
          <table:table-cell table:formula="of:=[.$E$559]+[.C621]" office:value-type="float" office:value="669.61" calcext:value-type="float">
            <text:p>669.61</text:p>
          </table:table-cell>
          <table:table-cell table:formula="of:=[.D621]/[.$I$2]" office:value-type="float" office:value="0.0472894243697479" calcext:value-type="float">
            <text:p>0.047289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11352539" calcext:value-type="float">
            <text:p>0.11352539</text:p>
          </table:table-cell>
          <table:table-cell table:formula="of:=[.$E$559]+[.C622]" office:value-type="float" office:value="670.719" calcext:value-type="float">
            <text:p>670.719</text:p>
          </table:table-cell>
          <table:table-cell table:formula="of:=[.D622]/[.$I$2]" office:value-type="float" office:value="0.047699743697479" calcext:value-type="float">
            <text:p>0.047699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0.11450195" calcext:value-type="float">
            <text:p>0.11450195</text:p>
          </table:table-cell>
          <table:table-cell table:formula="of:=[.$E$559]+[.C623]" office:value-type="float" office:value="671.813" calcext:value-type="float">
            <text:p>671.813</text:p>
          </table:table-cell>
          <table:table-cell table:formula="of:=[.D623]/[.$I$2]" office:value-type="float" office:value="0.0481100630252101" calcext:value-type="float">
            <text:p>0.04811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0.11376953" calcext:value-type="float">
            <text:p>0.11376953</text:p>
          </table:table-cell>
          <table:table-cell table:formula="of:=[.$E$559]+[.C624]" office:value-type="float" office:value="672.907" calcext:value-type="float">
            <text:p>672.907</text:p>
          </table:table-cell>
          <table:table-cell table:formula="of:=[.D624]/[.$I$2]" office:value-type="float" office:value="0.0478023235294118" calcext:value-type="float">
            <text:p>0.047802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11572266" calcext:value-type="float">
            <text:p>0.11572266</text:p>
          </table:table-cell>
          <table:table-cell table:formula="of:=[.$E$559]+[.C625]" office:value-type="float" office:value="674.016" calcext:value-type="float">
            <text:p>674.016</text:p>
          </table:table-cell>
          <table:table-cell table:formula="of:=[.D625]/[.$I$2]" office:value-type="float" office:value="0.0486229663865546" calcext:value-type="float">
            <text:p>0.048622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1" calcext:value-type="float">
            <text:p>71.61</text:p>
          </table:table-cell>
          <table:table-cell office:value-type="float" office:value="0.11499023" calcext:value-type="float">
            <text:p>0.11499023</text:p>
          </table:table-cell>
          <table:table-cell table:formula="of:=[.$E$559]+[.C626]" office:value-type="float" office:value="675.11" calcext:value-type="float">
            <text:p>675.11</text:p>
          </table:table-cell>
          <table:table-cell table:formula="of:=[.D626]/[.$I$2]" office:value-type="float" office:value="0.0483152226890756" calcext:value-type="float">
            <text:p>0.048315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11376953" calcext:value-type="float">
            <text:p>0.11376953</text:p>
          </table:table-cell>
          <table:table-cell table:formula="of:=[.$E$559]+[.C627]" office:value-type="float" office:value="676.219" calcext:value-type="float">
            <text:p>676.219</text:p>
          </table:table-cell>
          <table:table-cell table:formula="of:=[.D627]/[.$I$2]" office:value-type="float" office:value="0.0478023235294118" calcext:value-type="float">
            <text:p>0.047802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0.11743164" calcext:value-type="float">
            <text:p>0.11743164</text:p>
          </table:table-cell>
          <table:table-cell table:formula="of:=[.$E$559]+[.C628]" office:value-type="float" office:value="677.313" calcext:value-type="float">
            <text:p>677.313</text:p>
          </table:table-cell>
          <table:table-cell table:formula="of:=[.D628]/[.$I$2]" office:value-type="float" office:value="0.049341025210084" calcext:value-type="float">
            <text:p>0.049341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0.11645508" calcext:value-type="float">
            <text:p>0.11645508</text:p>
          </table:table-cell>
          <table:table-cell table:formula="of:=[.$E$559]+[.C629]" office:value-type="float" office:value="678.407" calcext:value-type="float">
            <text:p>678.407</text:p>
          </table:table-cell>
          <table:table-cell table:formula="of:=[.D629]/[.$I$2]" office:value-type="float" office:value="0.0489307058823529" calcext:value-type="float">
            <text:p>0.048930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11499023" calcext:value-type="float">
            <text:p>0.11499023</text:p>
          </table:table-cell>
          <table:table-cell table:formula="of:=[.$E$559]+[.C630]" office:value-type="float" office:value="679.516" calcext:value-type="float">
            <text:p>679.516</text:p>
          </table:table-cell>
          <table:table-cell table:formula="of:=[.D630]/[.$I$2]" office:value-type="float" office:value="0.0483152226890756" calcext:value-type="float">
            <text:p>0.048315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1" calcext:value-type="float">
            <text:p>77.11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1]" office:value-type="float" office:value="680.61" calcext:value-type="float">
            <text:p>680.61</text:p>
          </table:table-cell>
          <table:table-cell table:formula="of:=[.D631]/[.$I$2]" office:value-type="float" office:value="0.0491358655462185" calcext:value-type="float">
            <text:p>0.049135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1159668" calcext:value-type="float">
            <text:p>0.1159668</text:p>
          </table:table-cell>
          <table:table-cell table:formula="of:=[.$E$559]+[.C632]" office:value-type="float" office:value="681.719" calcext:value-type="float">
            <text:p>681.719</text:p>
          </table:table-cell>
          <table:table-cell table:formula="of:=[.D632]/[.$I$2]" office:value-type="float" office:value="0.0487255462184874" calcext:value-type="float">
            <text:p>0.048725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0.11572266" calcext:value-type="float">
            <text:p>0.11572266</text:p>
          </table:table-cell>
          <table:table-cell table:formula="of:=[.$E$559]+[.C633]" office:value-type="float" office:value="682.813" calcext:value-type="float">
            <text:p>682.813</text:p>
          </table:table-cell>
          <table:table-cell table:formula="of:=[.D633]/[.$I$2]" office:value-type="float" office:value="0.0486229663865546" calcext:value-type="float">
            <text:p>0.048622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4]" office:value-type="float" office:value="683.907" calcext:value-type="float">
            <text:p>683.907</text:p>
          </table:table-cell>
          <table:table-cell table:formula="of:=[.D634]/[.$I$2]" office:value-type="float" office:value="0.0491358655462185" calcext:value-type="float">
            <text:p>0.049135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1171875" calcext:value-type="float">
            <text:p>0.1171875</text:p>
          </table:table-cell>
          <table:table-cell table:formula="of:=[.$E$559]+[.C635]" office:value-type="float" office:value="685.016" calcext:value-type="float">
            <text:p>685.016</text:p>
          </table:table-cell>
          <table:table-cell table:formula="of:=[.D635]/[.$I$2]" office:value-type="float" office:value="0.0492384453781513" calcext:value-type="float">
            <text:p>0.049238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1" calcext:value-type="float">
            <text:p>82.61</text:p>
          </table:table-cell>
          <table:table-cell office:value-type="float" office:value="0.11914062" calcext:value-type="float">
            <text:p>0.11914062</text:p>
          </table:table-cell>
          <table:table-cell table:formula="of:=[.$E$559]+[.C636]" office:value-type="float" office:value="686.11" calcext:value-type="float">
            <text:p>686.11</text:p>
          </table:table-cell>
          <table:table-cell table:formula="of:=[.D636]/[.$I$2]" office:value-type="float" office:value="0.0500590840336135" calcext:value-type="float">
            <text:p>0.050059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7]" office:value-type="float" office:value="687.219" calcext:value-type="float">
            <text:p>687.219</text:p>
          </table:table-cell>
          <table:table-cell table:formula="of:=[.D637]/[.$I$2]" office:value-type="float" office:value="0.0491358655462185" calcext:value-type="float">
            <text:p>0.049135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1184082" calcext:value-type="float">
            <text:p>0.1184082</text:p>
          </table:table-cell>
          <table:table-cell table:formula="of:=[.$E$559]+[.C638]" office:value-type="float" office:value="688.313" calcext:value-type="float">
            <text:p>688.313</text:p>
          </table:table-cell>
          <table:table-cell table:formula="of:=[.D638]/[.$I$2]" office:value-type="float" office:value="0.0497513445378151" calcext:value-type="float">
            <text:p>0.049751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0.11889648" calcext:value-type="float">
            <text:p>0.11889648</text:p>
          </table:table-cell>
          <table:table-cell table:formula="of:=[.$E$559]+[.C639]" office:value-type="float" office:value="689.407" calcext:value-type="float">
            <text:p>689.407</text:p>
          </table:table-cell>
          <table:table-cell table:formula="of:=[.D639]/[.$I$2]" office:value-type="float" office:value="0.0499565042016807" calcext:value-type="float">
            <text:p>0.04995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11938477" calcext:value-type="float">
            <text:p>0.11938477</text:p>
          </table:table-cell>
          <table:table-cell table:formula="of:=[.$E$559]+[.C640]" office:value-type="float" office:value="690.516" calcext:value-type="float">
            <text:p>690.516</text:p>
          </table:table-cell>
          <table:table-cell table:formula="of:=[.D640]/[.$I$2]" office:value-type="float" office:value="0.0501616680672269" calcext:value-type="float">
            <text:p>0.050161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1" calcext:value-type="float">
            <text:p>88.11</text:p>
          </table:table-cell>
          <table:table-cell office:value-type="float" office:value="0.11914062" calcext:value-type="float">
            <text:p>0.11914062</text:p>
          </table:table-cell>
          <table:table-cell table:formula="of:=[.$E$559]+[.C641]" office:value-type="float" office:value="691.61" calcext:value-type="float">
            <text:p>691.61</text:p>
          </table:table-cell>
          <table:table-cell table:formula="of:=[.D641]/[.$I$2]" office:value-type="float" office:value="0.0500590840336135" calcext:value-type="float">
            <text:p>0.050059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12011719" calcext:value-type="float">
            <text:p>0.12011719</text:p>
          </table:table-cell>
          <table:table-cell table:formula="of:=[.$E$559]+[.C642]" office:value-type="float" office:value="692.719" calcext:value-type="float">
            <text:p>692.719</text:p>
          </table:table-cell>
          <table:table-cell table:formula="of:=[.D642]/[.$I$2]" office:value-type="float" office:value="0.0504694075630252" calcext:value-type="float">
            <text:p>0.050469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11743164" calcext:value-type="float">
            <text:p>0.11743164</text:p>
          </table:table-cell>
          <table:table-cell table:formula="of:=[.$E$559]+[.C643]" office:value-type="float" office:value="693.813" calcext:value-type="float">
            <text:p>693.813</text:p>
          </table:table-cell>
          <table:table-cell table:formula="of:=[.D643]/[.$I$2]" office:value-type="float" office:value="0.049341025210084" calcext:value-type="float">
            <text:p>0.049341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0.11962891" calcext:value-type="float">
            <text:p>0.11962891</text:p>
          </table:table-cell>
          <table:table-cell table:formula="of:=[.$E$559]+[.C644]" office:value-type="float" office:value="694.907" calcext:value-type="float">
            <text:p>694.907</text:p>
          </table:table-cell>
          <table:table-cell table:formula="of:=[.D644]/[.$I$2]" office:value-type="float" office:value="0.0502642478991597" calcext:value-type="float">
            <text:p>0.050264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11889648" calcext:value-type="float">
            <text:p>0.11889648</text:p>
          </table:table-cell>
          <table:table-cell table:formula="of:=[.$E$559]+[.C645]" office:value-type="float" office:value="696.016" calcext:value-type="float">
            <text:p>696.016</text:p>
          </table:table-cell>
          <table:table-cell table:formula="of:=[.D645]/[.$I$2]" office:value-type="float" office:value="0.0499565042016807" calcext:value-type="float">
            <text:p>0.04995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1" calcext:value-type="float">
            <text:p>93.61</text:p>
          </table:table-cell>
          <table:table-cell office:value-type="float" office:value="0.11962891" calcext:value-type="float">
            <text:p>0.11962891</text:p>
          </table:table-cell>
          <table:table-cell table:formula="of:=[.$E$559]+[.C646]" office:value-type="float" office:value="697.11" calcext:value-type="float">
            <text:p>697.11</text:p>
          </table:table-cell>
          <table:table-cell table:formula="of:=[.D646]/[.$I$2]" office:value-type="float" office:value="0.0502642478991597" calcext:value-type="float">
            <text:p>0.050264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12084961" calcext:value-type="float">
            <text:p>0.12084961</text:p>
          </table:table-cell>
          <table:table-cell table:formula="of:=[.$E$559]+[.C647]" office:value-type="float" office:value="698.219" calcext:value-type="float">
            <text:p>698.219</text:p>
          </table:table-cell>
          <table:table-cell table:formula="of:=[.D647]/[.$I$2]" office:value-type="float" office:value="0.0507771470588235" calcext:value-type="float">
            <text:p>0.050777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12060547" calcext:value-type="float">
            <text:p>0.12060547</text:p>
          </table:table-cell>
          <table:table-cell table:formula="of:=[.$E$559]+[.C648]" office:value-type="float" office:value="699.313" calcext:value-type="float">
            <text:p>699.313</text:p>
          </table:table-cell>
          <table:table-cell table:formula="of:=[.D648]/[.$I$2]" office:value-type="float" office:value="0.0506745672268908" calcext:value-type="float">
            <text:p>0.050674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0.12109375" calcext:value-type="float">
            <text:p>0.12109375</text:p>
          </table:table-cell>
          <table:table-cell table:formula="of:=[.$E$559]+[.C649]" office:value-type="float" office:value="700.407" calcext:value-type="float">
            <text:p>700.407</text:p>
          </table:table-cell>
          <table:table-cell table:formula="of:=[.D649]/[.$I$2]" office:value-type="float" office:value="0.0508797268907563" calcext:value-type="float">
            <text:p>0.0508797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12109375" calcext:value-type="float">
            <text:p>0.12109375</text:p>
          </table:table-cell>
          <table:table-cell table:formula="of:=[.$E$559]+[.C650]" office:value-type="float" office:value="701.516" calcext:value-type="float">
            <text:p>701.516</text:p>
          </table:table-cell>
          <table:table-cell table:formula="of:=[.D650]/[.$I$2]" office:value-type="float" office:value="0.0508797268907563" calcext:value-type="float">
            <text:p>0.0508797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1" calcext:value-type="float">
            <text:p>99.11</text:p>
          </table:table-cell>
          <table:table-cell office:value-type="float" office:value="0.12426758" calcext:value-type="float">
            <text:p>0.12426758</text:p>
          </table:table-cell>
          <table:table-cell table:formula="of:=[.$E$559]+[.C651]" office:value-type="float" office:value="702.61" calcext:value-type="float">
            <text:p>702.61</text:p>
          </table:table-cell>
          <table:table-cell table:formula="of:=[.D651]/[.$I$2]" office:value-type="float" office:value="0.052213268907563" calcext:value-type="float">
            <text:p>0.052213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12329102" calcext:value-type="float">
            <text:p>0.12329102</text:p>
          </table:table-cell>
          <table:table-cell table:formula="of:=[.$E$559]+[.C652]" office:value-type="float" office:value="703.719" calcext:value-type="float">
            <text:p>703.719</text:p>
          </table:table-cell>
          <table:table-cell table:formula="of:=[.D652]/[.$I$2]" office:value-type="float" office:value="0.0518029495798319" calcext:value-type="float">
            <text:p>0.051802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12353516" calcext:value-type="float">
            <text:p>0.12353516</text:p>
          </table:table-cell>
          <table:table-cell table:formula="of:=[.$E$559]+[.C653]" office:value-type="float" office:value="704.813" calcext:value-type="float">
            <text:p>704.813</text:p>
          </table:table-cell>
          <table:table-cell table:formula="of:=[.D653]/[.$I$2]" office:value-type="float" office:value="0.0519055294117647" calcext:value-type="float">
            <text:p>0.051905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0.12084961" calcext:value-type="float">
            <text:p>0.12084961</text:p>
          </table:table-cell>
          <table:table-cell table:formula="of:=[.$E$559]+[.C654]" office:value-type="float" office:value="705.907" calcext:value-type="float">
            <text:p>705.907</text:p>
          </table:table-cell>
          <table:table-cell table:formula="of:=[.D654]/[.$I$2]" office:value-type="float" office:value="0.0507771470588235" calcext:value-type="float">
            <text:p>0.050777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11987305" calcext:value-type="float">
            <text:p>0.11987305</text:p>
          </table:table-cell>
          <table:table-cell table:formula="of:=[.$E$559]+[.C655]" office:value-type="float" office:value="707.016" calcext:value-type="float">
            <text:p>707.016</text:p>
          </table:table-cell>
          <table:table-cell table:formula="of:=[.D655]/[.$I$2]" office:value-type="float" office:value="0.0503668277310924" calcext:value-type="float">
            <text:p>0.050366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1" calcext:value-type="float">
            <text:p>104.61</text:p>
          </table:table-cell>
          <table:table-cell office:value-type="float" office:value="0.12084961" calcext:value-type="float">
            <text:p>0.12084961</text:p>
          </table:table-cell>
          <table:table-cell table:formula="of:=[.$E$559]+[.C656]" office:value-type="float" office:value="708.11" calcext:value-type="float">
            <text:p>708.11</text:p>
          </table:table-cell>
          <table:table-cell table:formula="of:=[.D656]/[.$I$2]" office:value-type="float" office:value="0.0507771470588235" calcext:value-type="float">
            <text:p>0.050777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11938477" calcext:value-type="float">
            <text:p>0.11938477</text:p>
          </table:table-cell>
          <table:table-cell table:formula="of:=[.$E$559]+[.C657]" office:value-type="float" office:value="709.219" calcext:value-type="float">
            <text:p>709.219</text:p>
          </table:table-cell>
          <table:table-cell table:formula="of:=[.D657]/[.$I$2]" office:value-type="float" office:value="0.0501616680672269" calcext:value-type="float">
            <text:p>0.050161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12255859" calcext:value-type="float">
            <text:p>0.12255859</text:p>
          </table:table-cell>
          <table:table-cell table:formula="of:=[.$E$559]+[.C658]" office:value-type="float" office:value="710.313" calcext:value-type="float">
            <text:p>710.313</text:p>
          </table:table-cell>
          <table:table-cell table:formula="of:=[.D658]/[.$I$2]" office:value-type="float" office:value="0.051495205882353" calcext:value-type="float">
            <text:p>0.0514952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0.12207031" calcext:value-type="float">
            <text:p>0.12207031</text:p>
          </table:table-cell>
          <table:table-cell table:formula="of:=[.$E$559]+[.C659]" office:value-type="float" office:value="711.407" calcext:value-type="float">
            <text:p>711.407</text:p>
          </table:table-cell>
          <table:table-cell table:formula="of:=[.D659]/[.$I$2]" office:value-type="float" office:value="0.0512900462184874" calcext:value-type="float">
            <text:p>0.0512900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12426758" calcext:value-type="float">
            <text:p>0.12426758</text:p>
          </table:table-cell>
          <table:table-cell table:formula="of:=[.$E$559]+[.C660]" office:value-type="float" office:value="712.516" calcext:value-type="float">
            <text:p>712.516</text:p>
          </table:table-cell>
          <table:table-cell table:formula="of:=[.D660]/[.$I$2]" office:value-type="float" office:value="0.052213268907563" calcext:value-type="float">
            <text:p>0.052213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1" calcext:value-type="float">
            <text:p>110.11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1]" office:value-type="float" office:value="713.61" calcext:value-type="float">
            <text:p>713.61</text:p>
          </table:table-cell>
          <table:table-cell table:formula="of:=[.D661]/[.$I$2]" office:value-type="float" office:value="0.0513926260504202" calcext:value-type="float">
            <text:p>0.051392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12182617" calcext:value-type="float">
            <text:p>0.12182617</text:p>
          </table:table-cell>
          <table:table-cell table:formula="of:=[.$E$559]+[.C662]" office:value-type="float" office:value="714.719" calcext:value-type="float">
            <text:p>714.719</text:p>
          </table:table-cell>
          <table:table-cell table:formula="of:=[.D662]/[.$I$2]" office:value-type="float" office:value="0.0511874663865546" calcext:value-type="float">
            <text:p>0.051187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12255859" calcext:value-type="float">
            <text:p>0.12255859</text:p>
          </table:table-cell>
          <table:table-cell table:formula="of:=[.$E$559]+[.C663]" office:value-type="float" office:value="715.813" calcext:value-type="float">
            <text:p>715.813</text:p>
          </table:table-cell>
          <table:table-cell table:formula="of:=[.D663]/[.$I$2]" office:value-type="float" office:value="0.051495205882353" calcext:value-type="float">
            <text:p>0.0514952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0.12158203" calcext:value-type="float">
            <text:p>0.12158203</text:p>
          </table:table-cell>
          <table:table-cell table:formula="of:=[.$E$559]+[.C664]" office:value-type="float" office:value="716.907" calcext:value-type="float">
            <text:p>716.907</text:p>
          </table:table-cell>
          <table:table-cell table:formula="of:=[.D664]/[.$I$2]" office:value-type="float" office:value="0.0510848865546219" calcext:value-type="float">
            <text:p>0.051084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5]" office:value-type="float" office:value="718.016" calcext:value-type="float">
            <text:p>718.016</text:p>
          </table:table-cell>
          <table:table-cell table:formula="of:=[.D665]/[.$I$2]" office:value-type="float" office:value="0.0513926260504202" calcext:value-type="float">
            <text:p>0.051392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1" calcext:value-type="float">
            <text:p>115.61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6]" office:value-type="float" office:value="719.11" calcext:value-type="float">
            <text:p>719.11</text:p>
          </table:table-cell>
          <table:table-cell table:formula="of:=[.D666]/[.$I$2]" office:value-type="float" office:value="0.0513926260504202" calcext:value-type="float">
            <text:p>0.051392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12280273" calcext:value-type="float">
            <text:p>0.12280273</text:p>
          </table:table-cell>
          <table:table-cell table:formula="of:=[.$E$559]+[.C667]" office:value-type="float" office:value="720.219" calcext:value-type="float">
            <text:p>720.219</text:p>
          </table:table-cell>
          <table:table-cell table:formula="of:=[.D667]/[.$I$2]" office:value-type="float" office:value="0.0515977857142857" calcext:value-type="float">
            <text:p>0.0515977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12109375" calcext:value-type="float">
            <text:p>0.12109375</text:p>
          </table:table-cell>
          <table:table-cell table:formula="of:=[.$E$559]+[.C668]" office:value-type="float" office:value="721.313" calcext:value-type="float">
            <text:p>721.313</text:p>
          </table:table-cell>
          <table:table-cell table:formula="of:=[.D668]/[.$I$2]" office:value-type="float" office:value="0.0508797268907563" calcext:value-type="float">
            <text:p>0.0508797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0.12036133" calcext:value-type="float">
            <text:p>0.12036133</text:p>
          </table:table-cell>
          <table:table-cell table:formula="of:=[.$E$559]+[.C669]" office:value-type="float" office:value="722.407" calcext:value-type="float">
            <text:p>722.407</text:p>
          </table:table-cell>
          <table:table-cell table:formula="of:=[.D669]/[.$I$2]" office:value-type="float" office:value="0.050571987394958" calcext:value-type="float">
            <text:p>0.050571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12011719" calcext:value-type="float">
            <text:p>0.12011719</text:p>
          </table:table-cell>
          <table:table-cell table:formula="of:=[.$E$559]+[.C670]" office:value-type="float" office:value="723.516" calcext:value-type="float">
            <text:p>723.516</text:p>
          </table:table-cell>
          <table:table-cell table:formula="of:=[.D670]/[.$I$2]" office:value-type="float" office:value="0.0504694075630252" calcext:value-type="float">
            <text:p>0.050469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D671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582031" calcext:value-type="float">
            <text:p>0.21582031</text:p>
          </table:table-cell>
          <table:table-cell table:formula="of:=[.$E$670]+[.C672]" office:value-type="float" office:value="723.625" calcext:value-type="float">
            <text:p>723.625</text:p>
          </table:table-cell>
          <table:table-cell table:formula="of:=[.D672]/[.$I$2]" office:value-type="float" office:value="0.0906808025210084" calcext:value-type="float">
            <text:p>0.090680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21801758" calcext:value-type="float">
            <text:p>0.21801758</text:p>
          </table:table-cell>
          <table:table-cell table:formula="of:=[.$E$670]+[.C673]" office:value-type="float" office:value="724.719" calcext:value-type="float">
            <text:p>724.719</text:p>
          </table:table-cell>
          <table:table-cell table:formula="of:=[.D673]/[.$I$2]" office:value-type="float" office:value="0.091604025210084" calcext:value-type="float">
            <text:p>0.091604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0.22021484" calcext:value-type="float">
            <text:p>0.22021484</text:p>
          </table:table-cell>
          <table:table-cell table:formula="of:=[.$E$670]+[.C674]" office:value-type="float" office:value="725.828" calcext:value-type="float">
            <text:p>725.828</text:p>
          </table:table-cell>
          <table:table-cell table:formula="of:=[.D674]/[.$I$2]" office:value-type="float" office:value="0.092527243697479" calcext:value-type="float">
            <text:p>0.092527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22094727" calcext:value-type="float">
            <text:p>0.22094727</text:p>
          </table:table-cell>
          <table:table-cell table:formula="of:=[.$E$670]+[.C675]" office:value-type="float" office:value="726.922" calcext:value-type="float">
            <text:p>726.922</text:p>
          </table:table-cell>
          <table:table-cell table:formula="of:=[.D675]/[.$I$2]" office:value-type="float" office:value="0.092834987394958" calcext:value-type="float">
            <text:p>0.092834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22192383" calcext:value-type="float">
            <text:p>0.22192383</text:p>
          </table:table-cell>
          <table:table-cell table:formula="of:=[.$E$670]+[.C676]" office:value-type="float" office:value="728.031" calcext:value-type="float">
            <text:p>728.031</text:p>
          </table:table-cell>
          <table:table-cell table:formula="of:=[.D676]/[.$I$2]" office:value-type="float" office:value="0.0932453067226891" calcext:value-type="float">
            <text:p>0.0932453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0.22387695" calcext:value-type="float">
            <text:p>0.22387695</text:p>
          </table:table-cell>
          <table:table-cell table:formula="of:=[.$E$670]+[.C677]" office:value-type="float" office:value="729.125" calcext:value-type="float">
            <text:p>729.125</text:p>
          </table:table-cell>
          <table:table-cell table:formula="of:=[.D677]/[.$I$2]" office:value-type="float" office:value="0.0940659453781513" calcext:value-type="float">
            <text:p>0.094065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2277832" calcext:value-type="float">
            <text:p>0.2277832</text:p>
          </table:table-cell>
          <table:table-cell table:formula="of:=[.$E$670]+[.C678]" office:value-type="float" office:value="730.219" calcext:value-type="float">
            <text:p>730.219</text:p>
          </table:table-cell>
          <table:table-cell table:formula="of:=[.D678]/[.$I$2]" office:value-type="float" office:value="0.0957072268907563" calcext:value-type="float">
            <text:p>0.095707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0.22729492" calcext:value-type="float">
            <text:p>0.22729492</text:p>
          </table:table-cell>
          <table:table-cell table:formula="of:=[.$E$670]+[.C679]" office:value-type="float" office:value="731.328" calcext:value-type="float">
            <text:p>731.328</text:p>
          </table:table-cell>
          <table:table-cell table:formula="of:=[.D679]/[.$I$2]" office:value-type="float" office:value="0.0955020672268908" calcext:value-type="float">
            <text:p>0.095502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22802734" calcext:value-type="float">
            <text:p>0.22802734</text:p>
          </table:table-cell>
          <table:table-cell table:formula="of:=[.$E$670]+[.C680]" office:value-type="float" office:value="732.422" calcext:value-type="float">
            <text:p>732.422</text:p>
          </table:table-cell>
          <table:table-cell table:formula="of:=[.D680]/[.$I$2]" office:value-type="float" office:value="0.0958098067226891" calcext:value-type="float">
            <text:p>0.095809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.22924805" calcext:value-type="float">
            <text:p>0.22924805</text:p>
          </table:table-cell>
          <table:table-cell table:formula="of:=[.$E$670]+[.C681]" office:value-type="float" office:value="733.531" calcext:value-type="float">
            <text:p>733.531</text:p>
          </table:table-cell>
          <table:table-cell table:formula="of:=[.D681]/[.$I$2]" office:value-type="float" office:value="0.0963227100840336" calcext:value-type="float">
            <text:p>0.0963227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.22705078" calcext:value-type="float">
            <text:p>0.22705078</text:p>
          </table:table-cell>
          <table:table-cell table:formula="of:=[.$E$670]+[.C682]" office:value-type="float" office:value="734.625" calcext:value-type="float">
            <text:p>734.625</text:p>
          </table:table-cell>
          <table:table-cell table:formula="of:=[.D682]/[.$I$2]" office:value-type="float" office:value="0.095399487394958" calcext:value-type="float">
            <text:p>0.095399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23095703" calcext:value-type="float">
            <text:p>0.23095703</text:p>
          </table:table-cell>
          <table:table-cell table:formula="of:=[.$E$670]+[.C683]" office:value-type="float" office:value="735.719" calcext:value-type="float">
            <text:p>735.719</text:p>
          </table:table-cell>
          <table:table-cell table:formula="of:=[.D683]/[.$I$2]" office:value-type="float" office:value="0.097040768907563" calcext:value-type="float">
            <text:p>0.097040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0.234375" calcext:value-type="float">
            <text:p>0.234375</text:p>
          </table:table-cell>
          <table:table-cell table:formula="of:=[.$E$670]+[.C684]" office:value-type="float" office:value="736.828" calcext:value-type="float">
            <text:p>736.828</text:p>
          </table:table-cell>
          <table:table-cell table:formula="of:=[.D684]/[.$I$2]" office:value-type="float" office:value="0.0984768907563025" calcext:value-type="float">
            <text:p>0.098476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23364258" calcext:value-type="float">
            <text:p>0.23364258</text:p>
          </table:table-cell>
          <table:table-cell table:formula="of:=[.$E$670]+[.C685]" office:value-type="float" office:value="737.922" calcext:value-type="float">
            <text:p>737.922</text:p>
          </table:table-cell>
          <table:table-cell table:formula="of:=[.D685]/[.$I$2]" office:value-type="float" office:value="0.0981691512605042" calcext:value-type="float">
            <text:p>0.098169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5" calcext:value-type="float">
            <text:p>15.515</text:p>
          </table:table-cell>
          <table:table-cell office:value-type="float" office:value="0.23461914" calcext:value-type="float">
            <text:p>0.23461914</text:p>
          </table:table-cell>
          <table:table-cell table:formula="of:=[.$E$670]+[.C686]" office:value-type="float" office:value="739.031" calcext:value-type="float">
            <text:p>739.031</text:p>
          </table:table-cell>
          <table:table-cell table:formula="of:=[.D686]/[.$I$2]" office:value-type="float" office:value="0.0985794705882353" calcext:value-type="float">
            <text:p>0.098579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0.23730469" calcext:value-type="float">
            <text:p>0.23730469</text:p>
          </table:table-cell>
          <table:table-cell table:formula="of:=[.$E$670]+[.C687]" office:value-type="float" office:value="740.125" calcext:value-type="float">
            <text:p>740.125</text:p>
          </table:table-cell>
          <table:table-cell table:formula="of:=[.D687]/[.$I$2]" office:value-type="float" office:value="0.0997078529411765" calcext:value-type="float">
            <text:p>0.0997078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23828125" calcext:value-type="float">
            <text:p>0.23828125</text:p>
          </table:table-cell>
          <table:table-cell table:formula="of:=[.$E$670]+[.C688]" office:value-type="float" office:value="741.219" calcext:value-type="float">
            <text:p>741.219</text:p>
          </table:table-cell>
          <table:table-cell table:formula="of:=[.D688]/[.$I$2]" office:value-type="float" office:value="0.100118172268908" calcext:value-type="float">
            <text:p>0.100118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0.24023438" calcext:value-type="float">
            <text:p>0.24023438</text:p>
          </table:table-cell>
          <table:table-cell table:formula="of:=[.$E$670]+[.C689]" office:value-type="float" office:value="742.328" calcext:value-type="float">
            <text:p>742.328</text:p>
          </table:table-cell>
          <table:table-cell table:formula="of:=[.D689]/[.$I$2]" office:value-type="float" office:value="0.10093881512605" calcext:value-type="float">
            <text:p>0.1009388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23925781" calcext:value-type="float">
            <text:p>0.23925781</text:p>
          </table:table-cell>
          <table:table-cell table:formula="of:=[.$E$670]+[.C690]" office:value-type="float" office:value="743.422" calcext:value-type="float">
            <text:p>743.422</text:p>
          </table:table-cell>
          <table:table-cell table:formula="of:=[.D690]/[.$I$2]" office:value-type="float" office:value="0.100528491596639" calcext:value-type="float">
            <text:p>0.100528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5" calcext:value-type="float">
            <text:p>21.015</text:p>
          </table:table-cell>
          <table:table-cell office:value-type="float" office:value="0.23876953" calcext:value-type="float">
            <text:p>0.23876953</text:p>
          </table:table-cell>
          <table:table-cell table:formula="of:=[.$E$670]+[.C691]" office:value-type="float" office:value="744.531" calcext:value-type="float">
            <text:p>744.531</text:p>
          </table:table-cell>
          <table:table-cell table:formula="of:=[.D691]/[.$I$2]" office:value-type="float" office:value="0.100323331932773" calcext:value-type="float">
            <text:p>0.1003233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2409668" calcext:value-type="float">
            <text:p>0.2409668</text:p>
          </table:table-cell>
          <table:table-cell table:formula="of:=[.$E$670]+[.C692]" office:value-type="float" office:value="745.625" calcext:value-type="float">
            <text:p>745.625</text:p>
          </table:table-cell>
          <table:table-cell table:formula="of:=[.D692]/[.$I$2]" office:value-type="float" office:value="0.101246554621849" calcext:value-type="float">
            <text:p>0.101246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24291992" calcext:value-type="float">
            <text:p>0.24291992</text:p>
          </table:table-cell>
          <table:table-cell table:formula="of:=[.$E$670]+[.C693]" office:value-type="float" office:value="746.719" calcext:value-type="float">
            <text:p>746.719</text:p>
          </table:table-cell>
          <table:table-cell table:formula="of:=[.D693]/[.$I$2]" office:value-type="float" office:value="0.102067193277311" calcext:value-type="float">
            <text:p>0.102067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0.24365234" calcext:value-type="float">
            <text:p>0.24365234</text:p>
          </table:table-cell>
          <table:table-cell table:formula="of:=[.$E$670]+[.C694]" office:value-type="float" office:value="747.828" calcext:value-type="float">
            <text:p>747.828</text:p>
          </table:table-cell>
          <table:table-cell table:formula="of:=[.D694]/[.$I$2]" office:value-type="float" office:value="0.102374932773109" calcext:value-type="float">
            <text:p>0.1023749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24072266" calcext:value-type="float">
            <text:p>0.24072266</text:p>
          </table:table-cell>
          <table:table-cell table:formula="of:=[.$E$670]+[.C695]" office:value-type="float" office:value="748.922" calcext:value-type="float">
            <text:p>748.922</text:p>
          </table:table-cell>
          <table:table-cell table:formula="of:=[.D695]/[.$I$2]" office:value-type="float" office:value="0.101143974789916" calcext:value-type="float">
            <text:p>0.1011439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5" calcext:value-type="float">
            <text:p>26.515</text:p>
          </table:table-cell>
          <table:table-cell office:value-type="float" office:value="0.2434082" calcext:value-type="float">
            <text:p>0.2434082</text:p>
          </table:table-cell>
          <table:table-cell table:formula="of:=[.$E$670]+[.C696]" office:value-type="float" office:value="750.031" calcext:value-type="float">
            <text:p>750.031</text:p>
          </table:table-cell>
          <table:table-cell table:formula="of:=[.D696]/[.$I$2]" office:value-type="float" office:value="0.102272352941176" calcext:value-type="float">
            <text:p>0.102272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0.24121094" calcext:value-type="float">
            <text:p>0.24121094</text:p>
          </table:table-cell>
          <table:table-cell table:formula="of:=[.$E$670]+[.C697]" office:value-type="float" office:value="751.125" calcext:value-type="float">
            <text:p>751.125</text:p>
          </table:table-cell>
          <table:table-cell table:formula="of:=[.D697]/[.$I$2]" office:value-type="float" office:value="0.101349134453782" calcext:value-type="float">
            <text:p>0.101349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0.24536133" calcext:value-type="float">
            <text:p>0.24536133</text:p>
          </table:table-cell>
          <table:table-cell table:formula="of:=[.$E$670]+[.C698]" office:value-type="float" office:value="752.219" calcext:value-type="float">
            <text:p>752.219</text:p>
          </table:table-cell>
          <table:table-cell table:formula="of:=[.D698]/[.$I$2]" office:value-type="float" office:value="0.103092995798319" calcext:value-type="float">
            <text:p>0.103092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0.24414062" calcext:value-type="float">
            <text:p>0.24414062</text:p>
          </table:table-cell>
          <table:table-cell table:formula="of:=[.$E$670]+[.C699]" office:value-type="float" office:value="753.328" calcext:value-type="float">
            <text:p>753.328</text:p>
          </table:table-cell>
          <table:table-cell table:formula="of:=[.D699]/[.$I$2]" office:value-type="float" office:value="0.102580092436975" calcext:value-type="float">
            <text:p>0.102580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0.24609375" calcext:value-type="float">
            <text:p>0.24609375</text:p>
          </table:table-cell>
          <table:table-cell table:formula="of:=[.$E$670]+[.C700]" office:value-type="float" office:value="754.422" calcext:value-type="float">
            <text:p>754.422</text:p>
          </table:table-cell>
          <table:table-cell table:formula="of:=[.D700]/[.$I$2]" office:value-type="float" office:value="0.103400735294118" calcext:value-type="float">
            <text:p>0.1034007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0.24755859" calcext:value-type="float">
            <text:p>0.24755859</text:p>
          </table:table-cell>
          <table:table-cell table:formula="of:=[.$E$670]+[.C701]" office:value-type="float" office:value="755.531" calcext:value-type="float">
            <text:p>755.531</text:p>
          </table:table-cell>
          <table:table-cell table:formula="of:=[.D701]/[.$I$2]" office:value-type="float" office:value="0.104016214285714" calcext:value-type="float">
            <text:p>0.104016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0.24731445" calcext:value-type="float">
            <text:p>0.24731445</text:p>
          </table:table-cell>
          <table:table-cell table:formula="of:=[.$E$670]+[.C702]" office:value-type="float" office:value="756.625" calcext:value-type="float">
            <text:p>756.625</text:p>
          </table:table-cell>
          <table:table-cell table:formula="of:=[.D702]/[.$I$2]" office:value-type="float" office:value="0.103913634453782" calcext:value-type="float">
            <text:p>0.103913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0.24853516" calcext:value-type="float">
            <text:p>0.24853516</text:p>
          </table:table-cell>
          <table:table-cell table:formula="of:=[.$E$670]+[.C703]" office:value-type="float" office:value="757.719" calcext:value-type="float">
            <text:p>757.719</text:p>
          </table:table-cell>
          <table:table-cell table:formula="of:=[.D703]/[.$I$2]" office:value-type="float" office:value="0.104426537815126" calcext:value-type="float">
            <text:p>0.104426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0.24926758" calcext:value-type="float">
            <text:p>0.24926758</text:p>
          </table:table-cell>
          <table:table-cell table:formula="of:=[.$E$670]+[.C704]" office:value-type="float" office:value="758.828" calcext:value-type="float">
            <text:p>758.828</text:p>
          </table:table-cell>
          <table:table-cell table:formula="of:=[.D704]/[.$I$2]" office:value-type="float" office:value="0.104734277310924" calcext:value-type="float">
            <text:p>0.104734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0.25146484" calcext:value-type="float">
            <text:p>0.25146484</text:p>
          </table:table-cell>
          <table:table-cell table:formula="of:=[.$E$670]+[.C705]" office:value-type="float" office:value="759.922" calcext:value-type="float">
            <text:p>759.922</text:p>
          </table:table-cell>
          <table:table-cell table:formula="of:=[.D705]/[.$I$2]" office:value-type="float" office:value="0.105657495798319" calcext:value-type="float">
            <text:p>0.105657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0.25097656" calcext:value-type="float">
            <text:p>0.25097656</text:p>
          </table:table-cell>
          <table:table-cell table:formula="of:=[.$E$670]+[.C706]" office:value-type="float" office:value="761.031" calcext:value-type="float">
            <text:p>761.031</text:p>
          </table:table-cell>
          <table:table-cell table:formula="of:=[.D706]/[.$I$2]" office:value-type="float" office:value="0.105452336134454" calcext:value-type="float">
            <text:p>0.1054523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0.25" calcext:value-type="float">
            <text:p>0.25</text:p>
          </table:table-cell>
          <table:table-cell table:formula="of:=[.$E$670]+[.C707]" office:value-type="float" office:value="762.125" calcext:value-type="float">
            <text:p>762.125</text:p>
          </table:table-cell>
          <table:table-cell table:formula="of:=[.D707]/[.$I$2]" office:value-type="float" office:value="0.105042016806723" calcext:value-type="float">
            <text:p>0.105042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24902344" calcext:value-type="float">
            <text:p>0.24902344</text:p>
          </table:table-cell>
          <table:table-cell table:formula="of:=[.$E$670]+[.C708]" office:value-type="float" office:value="763.219" calcext:value-type="float">
            <text:p>763.219</text:p>
          </table:table-cell>
          <table:table-cell table:formula="of:=[.D708]/[.$I$2]" office:value-type="float" office:value="0.104631697478992" calcext:value-type="float">
            <text:p>0.104631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0.24536133" calcext:value-type="float">
            <text:p>0.24536133</text:p>
          </table:table-cell>
          <table:table-cell table:formula="of:=[.$E$670]+[.C709]" office:value-type="float" office:value="764.328" calcext:value-type="float">
            <text:p>764.328</text:p>
          </table:table-cell>
          <table:table-cell table:formula="of:=[.D709]/[.$I$2]" office:value-type="float" office:value="0.103092995798319" calcext:value-type="float">
            <text:p>0.103092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0.24414062" calcext:value-type="float">
            <text:p>0.24414062</text:p>
          </table:table-cell>
          <table:table-cell table:formula="of:=[.$E$670]+[.C710]" office:value-type="float" office:value="765.422" calcext:value-type="float">
            <text:p>765.422</text:p>
          </table:table-cell>
          <table:table-cell table:formula="of:=[.D710]/[.$I$2]" office:value-type="float" office:value="0.102580092436975" calcext:value-type="float">
            <text:p>0.102580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0.24682617" calcext:value-type="float">
            <text:p>0.24682617</text:p>
          </table:table-cell>
          <table:table-cell table:formula="of:=[.$E$670]+[.C711]" office:value-type="float" office:value="766.531" calcext:value-type="float">
            <text:p>766.531</text:p>
          </table:table-cell>
          <table:table-cell table:formula="of:=[.D711]/[.$I$2]" office:value-type="float" office:value="0.103708474789916" calcext:value-type="float">
            <text:p>0.103708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0.24682617" calcext:value-type="float">
            <text:p>0.24682617</text:p>
          </table:table-cell>
          <table:table-cell table:formula="of:=[.$E$670]+[.C712]" office:value-type="float" office:value="767.625" calcext:value-type="float">
            <text:p>767.625</text:p>
          </table:table-cell>
          <table:table-cell table:formula="of:=[.D712]/[.$I$2]" office:value-type="float" office:value="0.103708474789916" calcext:value-type="float">
            <text:p>0.103708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0.24829102" calcext:value-type="float">
            <text:p>0.24829102</text:p>
          </table:table-cell>
          <table:table-cell table:formula="of:=[.$E$670]+[.C713]" office:value-type="float" office:value="768.719" calcext:value-type="float">
            <text:p>768.719</text:p>
          </table:table-cell>
          <table:table-cell table:formula="of:=[.D713]/[.$I$2]" office:value-type="float" office:value="0.104323957983193" calcext:value-type="float">
            <text:p>0.104323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0.24926758" calcext:value-type="float">
            <text:p>0.24926758</text:p>
          </table:table-cell>
          <table:table-cell table:formula="of:=[.$E$670]+[.C714]" office:value-type="float" office:value="769.828" calcext:value-type="float">
            <text:p>769.828</text:p>
          </table:table-cell>
          <table:table-cell table:formula="of:=[.D714]/[.$I$2]" office:value-type="float" office:value="0.104734277310924" calcext:value-type="float">
            <text:p>0.104734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0.25170898" calcext:value-type="float">
            <text:p>0.25170898</text:p>
          </table:table-cell>
          <table:table-cell table:formula="of:=[.$E$670]+[.C715]" office:value-type="float" office:value="770.922" calcext:value-type="float">
            <text:p>770.922</text:p>
          </table:table-cell>
          <table:table-cell table:formula="of:=[.D715]/[.$I$2]" office:value-type="float" office:value="0.105760075630252" calcext:value-type="float">
            <text:p>0.105760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0.25048828" calcext:value-type="float">
            <text:p>0.25048828</text:p>
          </table:table-cell>
          <table:table-cell table:formula="of:=[.$E$670]+[.C716]" office:value-type="float" office:value="772.031" calcext:value-type="float">
            <text:p>772.031</text:p>
          </table:table-cell>
          <table:table-cell table:formula="of:=[.D716]/[.$I$2]" office:value-type="float" office:value="0.105247176470588" calcext:value-type="float">
            <text:p>0.1052471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0.25244141" calcext:value-type="float">
            <text:p>0.25244141</text:p>
          </table:table-cell>
          <table:table-cell table:formula="of:=[.$E$670]+[.C717]" office:value-type="float" office:value="773.125" calcext:value-type="float">
            <text:p>773.125</text:p>
          </table:table-cell>
          <table:table-cell table:formula="of:=[.D717]/[.$I$2]" office:value-type="float" office:value="0.106067819327731" calcext:value-type="float">
            <text:p>0.106067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0.25268555" calcext:value-type="float">
            <text:p>0.25268555</text:p>
          </table:table-cell>
          <table:table-cell table:formula="of:=[.$E$670]+[.C718]" office:value-type="float" office:value="774.219" calcext:value-type="float">
            <text:p>774.219</text:p>
          </table:table-cell>
          <table:table-cell table:formula="of:=[.D718]/[.$I$2]" office:value-type="float" office:value="0.106170399159664" calcext:value-type="float">
            <text:p>0.106170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0.25097656" calcext:value-type="float">
            <text:p>0.25097656</text:p>
          </table:table-cell>
          <table:table-cell table:formula="of:=[.$E$670]+[.C719]" office:value-type="float" office:value="775.328" calcext:value-type="float">
            <text:p>775.328</text:p>
          </table:table-cell>
          <table:table-cell table:formula="of:=[.D719]/[.$I$2]" office:value-type="float" office:value="0.105452336134454" calcext:value-type="float">
            <text:p>0.1054523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0.24780273" calcext:value-type="float">
            <text:p>0.24780273</text:p>
          </table:table-cell>
          <table:table-cell table:formula="of:=[.$E$670]+[.C720]" office:value-type="float" office:value="776.422" calcext:value-type="float">
            <text:p>776.422</text:p>
          </table:table-cell>
          <table:table-cell table:formula="of:=[.D720]/[.$I$2]" office:value-type="float" office:value="0.104118794117647" calcext:value-type="float">
            <text:p>0.1041187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5" calcext:value-type="float">
            <text:p>54.015</text:p>
          </table:table-cell>
          <table:table-cell office:value-type="float" office:value="0.24804688" calcext:value-type="float">
            <text:p>0.24804688</text:p>
          </table:table-cell>
          <table:table-cell table:formula="of:=[.$E$670]+[.C721]" office:value-type="float" office:value="777.531" calcext:value-type="float">
            <text:p>777.531</text:p>
          </table:table-cell>
          <table:table-cell table:formula="of:=[.D721]/[.$I$2]" office:value-type="float" office:value="0.104221378151261" calcext:value-type="float">
            <text:p>0.104221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0.24926758" calcext:value-type="float">
            <text:p>0.24926758</text:p>
          </table:table-cell>
          <table:table-cell table:formula="of:=[.$E$670]+[.C722]" office:value-type="float" office:value="778.625" calcext:value-type="float">
            <text:p>778.625</text:p>
          </table:table-cell>
          <table:table-cell table:formula="of:=[.D722]/[.$I$2]" office:value-type="float" office:value="0.104734277310924" calcext:value-type="float">
            <text:p>0.104734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0.25146484" calcext:value-type="float">
            <text:p>0.25146484</text:p>
          </table:table-cell>
          <table:table-cell table:formula="of:=[.$E$670]+[.C723]" office:value-type="float" office:value="779.719" calcext:value-type="float">
            <text:p>779.719</text:p>
          </table:table-cell>
          <table:table-cell table:formula="of:=[.D723]/[.$I$2]" office:value-type="float" office:value="0.105657495798319" calcext:value-type="float">
            <text:p>0.105657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0.24951172" calcext:value-type="float">
            <text:p>0.24951172</text:p>
          </table:table-cell>
          <table:table-cell table:formula="of:=[.$E$670]+[.C724]" office:value-type="float" office:value="780.828" calcext:value-type="float">
            <text:p>780.828</text:p>
          </table:table-cell>
          <table:table-cell table:formula="of:=[.D724]/[.$I$2]" office:value-type="float" office:value="0.104836857142857" calcext:value-type="float">
            <text:p>0.104836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0.25317383" calcext:value-type="float">
            <text:p>0.25317383</text:p>
          </table:table-cell>
          <table:table-cell table:formula="of:=[.$E$670]+[.C725]" office:value-type="float" office:value="781.922" calcext:value-type="float">
            <text:p>781.922</text:p>
          </table:table-cell>
          <table:table-cell table:formula="of:=[.D725]/[.$I$2]" office:value-type="float" office:value="0.106375558823529" calcext:value-type="float">
            <text:p>0.106375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5" calcext:value-type="float">
            <text:p>59.515</text:p>
          </table:table-cell>
          <table:table-cell office:value-type="float" office:value="0.25366211" calcext:value-type="float">
            <text:p>0.25366211</text:p>
          </table:table-cell>
          <table:table-cell table:formula="of:=[.$E$670]+[.C726]" office:value-type="float" office:value="783.031" calcext:value-type="float">
            <text:p>783.031</text:p>
          </table:table-cell>
          <table:table-cell table:formula="of:=[.D726]/[.$I$2]" office:value-type="float" office:value="0.106580718487395" calcext:value-type="float">
            <text:p>0.1065807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0.25341797" calcext:value-type="float">
            <text:p>0.25341797</text:p>
          </table:table-cell>
          <table:table-cell table:formula="of:=[.$E$670]+[.C727]" office:value-type="float" office:value="784.125" calcext:value-type="float">
            <text:p>784.125</text:p>
          </table:table-cell>
          <table:table-cell table:formula="of:=[.D727]/[.$I$2]" office:value-type="float" office:value="0.106478138655462" calcext:value-type="float">
            <text:p>0.1064781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0.25244141" calcext:value-type="float">
            <text:p>0.25244141</text:p>
          </table:table-cell>
          <table:table-cell table:formula="of:=[.$E$670]+[.C728]" office:value-type="float" office:value="785.219" calcext:value-type="float">
            <text:p>785.219</text:p>
          </table:table-cell>
          <table:table-cell table:formula="of:=[.D728]/[.$I$2]" office:value-type="float" office:value="0.106067819327731" calcext:value-type="float">
            <text:p>0.106067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0.25537109" calcext:value-type="float">
            <text:p>0.25537109</text:p>
          </table:table-cell>
          <table:table-cell table:formula="of:=[.$E$670]+[.C729]" office:value-type="float" office:value="786.328" calcext:value-type="float">
            <text:p>786.328</text:p>
          </table:table-cell>
          <table:table-cell table:formula="of:=[.D729]/[.$I$2]" office:value-type="float" office:value="0.107298777310924" calcext:value-type="float">
            <text:p>0.107298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0.26123047" calcext:value-type="float">
            <text:p>0.26123047</text:p>
          </table:table-cell>
          <table:table-cell table:formula="of:=[.$E$670]+[.C730]" office:value-type="float" office:value="787.422" calcext:value-type="float">
            <text:p>787.422</text:p>
          </table:table-cell>
          <table:table-cell table:formula="of:=[.D730]/[.$I$2]" office:value-type="float" office:value="0.109760701680672" calcext:value-type="float">
            <text:p>0.109760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5" calcext:value-type="float">
            <text:p>65.015</text:p>
          </table:table-cell>
          <table:table-cell office:value-type="float" office:value="0.26245117" calcext:value-type="float">
            <text:p>0.26245117</text:p>
          </table:table-cell>
          <table:table-cell table:formula="of:=[.$E$670]+[.C731]" office:value-type="float" office:value="788.531" calcext:value-type="float">
            <text:p>788.531</text:p>
          </table:table-cell>
          <table:table-cell table:formula="of:=[.D731]/[.$I$2]" office:value-type="float" office:value="0.110273600840336" calcext:value-type="float">
            <text:p>0.110273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0.26098633" calcext:value-type="float">
            <text:p>0.26098633</text:p>
          </table:table-cell>
          <table:table-cell table:formula="of:=[.$E$670]+[.C732]" office:value-type="float" office:value="789.625" calcext:value-type="float">
            <text:p>789.625</text:p>
          </table:table-cell>
          <table:table-cell table:formula="of:=[.D732]/[.$I$2]" office:value-type="float" office:value="0.109658121848739" calcext:value-type="float">
            <text:p>0.109658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0.26220703" calcext:value-type="float">
            <text:p>0.26220703</text:p>
          </table:table-cell>
          <table:table-cell table:formula="of:=[.$E$670]+[.C733]" office:value-type="float" office:value="790.719" calcext:value-type="float">
            <text:p>790.719</text:p>
          </table:table-cell>
          <table:table-cell table:formula="of:=[.D733]/[.$I$2]" office:value-type="float" office:value="0.110171021008403" calcext:value-type="float">
            <text:p>0.110171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0.25976562" calcext:value-type="float">
            <text:p>0.25976562</text:p>
          </table:table-cell>
          <table:table-cell table:formula="of:=[.$E$670]+[.C734]" office:value-type="float" office:value="791.828" calcext:value-type="float">
            <text:p>791.828</text:p>
          </table:table-cell>
          <table:table-cell table:formula="of:=[.D734]/[.$I$2]" office:value-type="float" office:value="0.109145218487395" calcext:value-type="float">
            <text:p>0.109145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0.25292969" calcext:value-type="float">
            <text:p>0.25292969</text:p>
          </table:table-cell>
          <table:table-cell table:formula="of:=[.$E$670]+[.C735]" office:value-type="float" office:value="792.922" calcext:value-type="float">
            <text:p>792.922</text:p>
          </table:table-cell>
          <table:table-cell table:formula="of:=[.D735]/[.$I$2]" office:value-type="float" office:value="0.106272978991597" calcext:value-type="float">
            <text:p>0.106272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5" calcext:value-type="float">
            <text:p>70.515</text:p>
          </table:table-cell>
          <table:table-cell office:value-type="float" office:value="0.25561523" calcext:value-type="float">
            <text:p>0.25561523</text:p>
          </table:table-cell>
          <table:table-cell table:formula="of:=[.$E$670]+[.C736]" office:value-type="float" office:value="794.031" calcext:value-type="float">
            <text:p>794.031</text:p>
          </table:table-cell>
          <table:table-cell table:formula="of:=[.D736]/[.$I$2]" office:value-type="float" office:value="0.107401357142857" calcext:value-type="float">
            <text:p>0.107401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0.25390625" calcext:value-type="float">
            <text:p>0.25390625</text:p>
          </table:table-cell>
          <table:table-cell table:formula="of:=[.$E$670]+[.C737]" office:value-type="float" office:value="795.125" calcext:value-type="float">
            <text:p>795.125</text:p>
          </table:table-cell>
          <table:table-cell table:formula="of:=[.D737]/[.$I$2]" office:value-type="float" office:value="0.106683298319328" calcext:value-type="float">
            <text:p>0.106683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0.2565918" calcext:value-type="float">
            <text:p>0.2565918</text:p>
          </table:table-cell>
          <table:table-cell table:formula="of:=[.$E$670]+[.C738]" office:value-type="float" office:value="796.219" calcext:value-type="float">
            <text:p>796.219</text:p>
          </table:table-cell>
          <table:table-cell table:formula="of:=[.D738]/[.$I$2]" office:value-type="float" office:value="0.107811680672269" calcext:value-type="float">
            <text:p>0.107811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0.2590332" calcext:value-type="float">
            <text:p>0.2590332</text:p>
          </table:table-cell>
          <table:table-cell table:formula="of:=[.$E$670]+[.C739]" office:value-type="float" office:value="797.328" calcext:value-type="float">
            <text:p>797.328</text:p>
          </table:table-cell>
          <table:table-cell table:formula="of:=[.D739]/[.$I$2]" office:value-type="float" office:value="0.108837478991597" calcext:value-type="float">
            <text:p>0.10883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0.25830078" calcext:value-type="float">
            <text:p>0.25830078</text:p>
          </table:table-cell>
          <table:table-cell table:formula="of:=[.$E$670]+[.C740]" office:value-type="float" office:value="798.422" calcext:value-type="float">
            <text:p>798.422</text:p>
          </table:table-cell>
          <table:table-cell table:formula="of:=[.D740]/[.$I$2]" office:value-type="float" office:value="0.108529739495798" calcext:value-type="float">
            <text:p>0.108529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5" calcext:value-type="float">
            <text:p>76.015</text:p>
          </table:table-cell>
          <table:table-cell office:value-type="float" office:value="0.25805664" calcext:value-type="float">
            <text:p>0.25805664</text:p>
          </table:table-cell>
          <table:table-cell table:formula="of:=[.$E$670]+[.C741]" office:value-type="float" office:value="799.531" calcext:value-type="float">
            <text:p>799.531</text:p>
          </table:table-cell>
          <table:table-cell table:formula="of:=[.D741]/[.$I$2]" office:value-type="float" office:value="0.108427159663866" calcext:value-type="float">
            <text:p>0.108427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0.25512695" calcext:value-type="float">
            <text:p>0.25512695</text:p>
          </table:table-cell>
          <table:table-cell table:formula="of:=[.$E$670]+[.C742]" office:value-type="float" office:value="800.625" calcext:value-type="float">
            <text:p>800.625</text:p>
          </table:table-cell>
          <table:table-cell table:formula="of:=[.D742]/[.$I$2]" office:value-type="float" office:value="0.107196197478992" calcext:value-type="float">
            <text:p>0.107196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0.25488281" calcext:value-type="float">
            <text:p>0.25488281</text:p>
          </table:table-cell>
          <table:table-cell table:formula="of:=[.$E$670]+[.C743]" office:value-type="float" office:value="801.719" calcext:value-type="float">
            <text:p>801.719</text:p>
          </table:table-cell>
          <table:table-cell table:formula="of:=[.D743]/[.$I$2]" office:value-type="float" office:value="0.107093617647059" calcext:value-type="float">
            <text:p>0.107093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2" calcext:value-type="float">
            <text:p>79.312</text:p>
          </table:table-cell>
          <table:table-cell office:value-type="float" office:value="0.25561523" calcext:value-type="float">
            <text:p>0.25561523</text:p>
          </table:table-cell>
          <table:table-cell table:formula="of:=[.$E$670]+[.C744]" office:value-type="float" office:value="802.828" calcext:value-type="float">
            <text:p>802.828</text:p>
          </table:table-cell>
          <table:table-cell table:formula="of:=[.D744]/[.$I$2]" office:value-type="float" office:value="0.107401357142857" calcext:value-type="float">
            <text:p>0.107401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0.2565918" calcext:value-type="float">
            <text:p>0.2565918</text:p>
          </table:table-cell>
          <table:table-cell table:formula="of:=[.$E$670]+[.C745]" office:value-type="float" office:value="803.922" calcext:value-type="float">
            <text:p>803.922</text:p>
          </table:table-cell>
          <table:table-cell table:formula="of:=[.D745]/[.$I$2]" office:value-type="float" office:value="0.107811680672269" calcext:value-type="float">
            <text:p>0.107811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5" calcext:value-type="float">
            <text:p>81.515</text:p>
          </table:table-cell>
          <table:table-cell office:value-type="float" office:value="0.26220703" calcext:value-type="float">
            <text:p>0.26220703</text:p>
          </table:table-cell>
          <table:table-cell table:formula="of:=[.$E$670]+[.C746]" office:value-type="float" office:value="805.031" calcext:value-type="float">
            <text:p>805.031</text:p>
          </table:table-cell>
          <table:table-cell table:formula="of:=[.D746]/[.$I$2]" office:value-type="float" office:value="0.110171021008403" calcext:value-type="float">
            <text:p>0.110171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0.26293945" calcext:value-type="float">
            <text:p>0.26293945</text:p>
          </table:table-cell>
          <table:table-cell table:formula="of:=[.$E$670]+[.C747]" office:value-type="float" office:value="806.125" calcext:value-type="float">
            <text:p>806.125</text:p>
          </table:table-cell>
          <table:table-cell table:formula="of:=[.D747]/[.$I$2]" office:value-type="float" office:value="0.110478760504202" calcext:value-type="float">
            <text:p>0.110478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8" calcext:value-type="float">
            <text:p>83.718</text:p>
          </table:table-cell>
          <table:table-cell office:value-type="float" office:value="0.26708984" calcext:value-type="float">
            <text:p>0.26708984</text:p>
          </table:table-cell>
          <table:table-cell table:formula="of:=[.$E$670]+[.C748]" office:value-type="float" office:value="807.234" calcext:value-type="float">
            <text:p>807.234</text:p>
          </table:table-cell>
          <table:table-cell table:formula="of:=[.D748]/[.$I$2]" office:value-type="float" office:value="0.11222262184874" calcext:value-type="float">
            <text:p>0.112222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2" calcext:value-type="float">
            <text:p>84.812</text:p>
          </table:table-cell>
          <table:table-cell office:value-type="float" office:value="0.26782227" calcext:value-type="float">
            <text:p>0.26782227</text:p>
          </table:table-cell>
          <table:table-cell table:formula="of:=[.$E$670]+[.C749]" office:value-type="float" office:value="808.328" calcext:value-type="float">
            <text:p>808.328</text:p>
          </table:table-cell>
          <table:table-cell table:formula="of:=[.D749]/[.$I$2]" office:value-type="float" office:value="0.112530365546219" calcext:value-type="float">
            <text:p>0.1125303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0.27001953" calcext:value-type="float">
            <text:p>0.27001953</text:p>
          </table:table-cell>
          <table:table-cell table:formula="of:=[.$E$670]+[.C750]" office:value-type="float" office:value="809.422" calcext:value-type="float">
            <text:p>809.422</text:p>
          </table:table-cell>
          <table:table-cell table:formula="of:=[.D750]/[.$I$2]" office:value-type="float" office:value="0.113453584033613" calcext:value-type="float">
            <text:p>0.113453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5" calcext:value-type="float">
            <text:p>87.015</text:p>
          </table:table-cell>
          <table:table-cell office:value-type="float" office:value="0.2668457" calcext:value-type="float">
            <text:p>0.2668457</text:p>
          </table:table-cell>
          <table:table-cell table:formula="of:=[.$E$670]+[.C751]" office:value-type="float" office:value="810.531" calcext:value-type="float">
            <text:p>810.531</text:p>
          </table:table-cell>
          <table:table-cell table:formula="of:=[.D751]/[.$I$2]" office:value-type="float" office:value="0.112120042016807" calcext:value-type="float">
            <text:p>0.11212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0.26977539" calcext:value-type="float">
            <text:p>0.26977539</text:p>
          </table:table-cell>
          <table:table-cell table:formula="of:=[.$E$670]+[.C752]" office:value-type="float" office:value="811.625" calcext:value-type="float">
            <text:p>811.625</text:p>
          </table:table-cell>
          <table:table-cell table:formula="of:=[.D752]/[.$I$2]" office:value-type="float" office:value="0.113351004201681" calcext:value-type="float">
            <text:p>0.113351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8" calcext:value-type="float">
            <text:p>89.218</text:p>
          </table:table-cell>
          <table:table-cell office:value-type="float" office:value="0.26782227" calcext:value-type="float">
            <text:p>0.26782227</text:p>
          </table:table-cell>
          <table:table-cell table:formula="of:=[.$E$670]+[.C753]" office:value-type="float" office:value="812.734" calcext:value-type="float">
            <text:p>812.734</text:p>
          </table:table-cell>
          <table:table-cell table:formula="of:=[.D753]/[.$I$2]" office:value-type="float" office:value="0.112530365546219" calcext:value-type="float">
            <text:p>0.1125303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2" calcext:value-type="float">
            <text:p>90.312</text:p>
          </table:table-cell>
          <table:table-cell office:value-type="float" office:value="0.26464844" calcext:value-type="float">
            <text:p>0.26464844</text:p>
          </table:table-cell>
          <table:table-cell table:formula="of:=[.$E$670]+[.C754]" office:value-type="float" office:value="813.828" calcext:value-type="float">
            <text:p>813.828</text:p>
          </table:table-cell>
          <table:table-cell table:formula="of:=[.D754]/[.$I$2]" office:value-type="float" office:value="0.111196823529412" calcext:value-type="float">
            <text:p>0.111196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0.26635742" calcext:value-type="float">
            <text:p>0.26635742</text:p>
          </table:table-cell>
          <table:table-cell table:formula="of:=[.$E$670]+[.C755]" office:value-type="float" office:value="814.922" calcext:value-type="float">
            <text:p>814.922</text:p>
          </table:table-cell>
          <table:table-cell table:formula="of:=[.D755]/[.$I$2]" office:value-type="float" office:value="0.111914882352941" calcext:value-type="float">
            <text:p>0.1119148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5" calcext:value-type="float">
            <text:p>92.515</text:p>
          </table:table-cell>
          <table:table-cell office:value-type="float" office:value="0.26611328" calcext:value-type="float">
            <text:p>0.26611328</text:p>
          </table:table-cell>
          <table:table-cell table:formula="of:=[.$E$670]+[.C756]" office:value-type="float" office:value="816.031" calcext:value-type="float">
            <text:p>816.031</text:p>
          </table:table-cell>
          <table:table-cell table:formula="of:=[.D756]/[.$I$2]" office:value-type="float" office:value="0.111812302521008" calcext:value-type="float">
            <text:p>0.111812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0.26611328" calcext:value-type="float">
            <text:p>0.26611328</text:p>
          </table:table-cell>
          <table:table-cell table:formula="of:=[.$E$670]+[.C757]" office:value-type="float" office:value="817.125" calcext:value-type="float">
            <text:p>817.125</text:p>
          </table:table-cell>
          <table:table-cell table:formula="of:=[.D757]/[.$I$2]" office:value-type="float" office:value="0.111812302521008" calcext:value-type="float">
            <text:p>0.111812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8" calcext:value-type="float">
            <text:p>94.718</text:p>
          </table:table-cell>
          <table:table-cell office:value-type="float" office:value="0.26489258" calcext:value-type="float">
            <text:p>0.26489258</text:p>
          </table:table-cell>
          <table:table-cell table:formula="of:=[.$E$670]+[.C758]" office:value-type="float" office:value="818.234" calcext:value-type="float">
            <text:p>818.234</text:p>
          </table:table-cell>
          <table:table-cell table:formula="of:=[.D758]/[.$I$2]" office:value-type="float" office:value="0.111299403361345" calcext:value-type="float">
            <text:p>0.111299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2" calcext:value-type="float">
            <text:p>95.812</text:p>
          </table:table-cell>
          <table:table-cell office:value-type="float" office:value="0.265625" calcext:value-type="float">
            <text:p>0.265625</text:p>
          </table:table-cell>
          <table:table-cell table:formula="of:=[.$E$670]+[.C759]" office:value-type="float" office:value="819.328" calcext:value-type="float">
            <text:p>819.328</text:p>
          </table:table-cell>
          <table:table-cell table:formula="of:=[.D759]/[.$I$2]" office:value-type="float" office:value="0.111607142857143" calcext:value-type="float">
            <text:p>0.11160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0.26538086" calcext:value-type="float">
            <text:p>0.26538086</text:p>
          </table:table-cell>
          <table:table-cell table:formula="of:=[.$E$670]+[.C760]" office:value-type="float" office:value="820.422" calcext:value-type="float">
            <text:p>820.422</text:p>
          </table:table-cell>
          <table:table-cell table:formula="of:=[.D760]/[.$I$2]" office:value-type="float" office:value="0.11150456302521" calcext:value-type="float">
            <text:p>0.111504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5" calcext:value-type="float">
            <text:p>98.015</text:p>
          </table:table-cell>
          <table:table-cell office:value-type="float" office:value="0.26538086" calcext:value-type="float">
            <text:p>0.26538086</text:p>
          </table:table-cell>
          <table:table-cell table:formula="of:=[.$E$670]+[.C761]" office:value-type="float" office:value="821.531" calcext:value-type="float">
            <text:p>821.531</text:p>
          </table:table-cell>
          <table:table-cell table:formula="of:=[.D761]/[.$I$2]" office:value-type="float" office:value="0.11150456302521" calcext:value-type="float">
            <text:p>0.111504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0.26489258" calcext:value-type="float">
            <text:p>0.26489258</text:p>
          </table:table-cell>
          <table:table-cell table:formula="of:=[.$E$670]+[.C762]" office:value-type="float" office:value="822.625" calcext:value-type="float">
            <text:p>822.625</text:p>
          </table:table-cell>
          <table:table-cell table:formula="of:=[.D762]/[.$I$2]" office:value-type="float" office:value="0.111299403361345" calcext:value-type="float">
            <text:p>0.111299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0.26416016" calcext:value-type="float">
            <text:p>0.26416016</text:p>
          </table:table-cell>
          <table:table-cell table:formula="of:=[.$E$670]+[.C763]" office:value-type="float" office:value="823.734" calcext:value-type="float">
            <text:p>823.734</text:p>
          </table:table-cell>
          <table:table-cell table:formula="of:=[.D763]/[.$I$2]" office:value-type="float" office:value="0.110991663865546" calcext:value-type="float">
            <text:p>0.110991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2" calcext:value-type="float">
            <text:p>101.312</text:p>
          </table:table-cell>
          <table:table-cell office:value-type="float" office:value="0.2668457" calcext:value-type="float">
            <text:p>0.2668457</text:p>
          </table:table-cell>
          <table:table-cell table:formula="of:=[.$E$670]+[.C764]" office:value-type="float" office:value="824.828" calcext:value-type="float">
            <text:p>824.828</text:p>
          </table:table-cell>
          <table:table-cell table:formula="of:=[.D764]/[.$I$2]" office:value-type="float" office:value="0.112120042016807" calcext:value-type="float">
            <text:p>0.11212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0.2644043" calcext:value-type="float">
            <text:p>0.2644043</text:p>
          </table:table-cell>
          <table:table-cell table:formula="of:=[.$E$670]+[.C765]" office:value-type="float" office:value="825.922" calcext:value-type="float">
            <text:p>825.922</text:p>
          </table:table-cell>
          <table:table-cell table:formula="of:=[.D765]/[.$I$2]" office:value-type="float" office:value="0.111094243697479" calcext:value-type="float">
            <text:p>0.111094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5" calcext:value-type="float">
            <text:p>103.515</text:p>
          </table:table-cell>
          <table:table-cell office:value-type="float" office:value="0.26318359" calcext:value-type="float">
            <text:p>0.26318359</text:p>
          </table:table-cell>
          <table:table-cell table:formula="of:=[.$E$670]+[.C766]" office:value-type="float" office:value="827.031" calcext:value-type="float">
            <text:p>827.031</text:p>
          </table:table-cell>
          <table:table-cell table:formula="of:=[.D766]/[.$I$2]" office:value-type="float" office:value="0.110581340336134" calcext:value-type="float">
            <text:p>0.110581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0.26391602" calcext:value-type="float">
            <text:p>0.26391602</text:p>
          </table:table-cell>
          <table:table-cell table:formula="of:=[.$E$670]+[.C767]" office:value-type="float" office:value="828.125" calcext:value-type="float">
            <text:p>828.125</text:p>
          </table:table-cell>
          <table:table-cell table:formula="of:=[.D767]/[.$I$2]" office:value-type="float" office:value="0.110889084033613" calcext:value-type="float">
            <text:p>0.110889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8" calcext:value-type="float">
            <text:p>105.718</text:p>
          </table:table-cell>
          <table:table-cell office:value-type="float" office:value="0.26464844" calcext:value-type="float">
            <text:p>0.26464844</text:p>
          </table:table-cell>
          <table:table-cell table:formula="of:=[.$E$670]+[.C768]" office:value-type="float" office:value="829.234" calcext:value-type="float">
            <text:p>829.234</text:p>
          </table:table-cell>
          <table:table-cell table:formula="of:=[.D768]/[.$I$2]" office:value-type="float" office:value="0.111196823529412" calcext:value-type="float">
            <text:p>0.111196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0.26293945" calcext:value-type="float">
            <text:p>0.26293945</text:p>
          </table:table-cell>
          <table:table-cell table:formula="of:=[.$E$670]+[.C769]" office:value-type="float" office:value="830.328" calcext:value-type="float">
            <text:p>830.328</text:p>
          </table:table-cell>
          <table:table-cell table:formula="of:=[.D769]/[.$I$2]" office:value-type="float" office:value="0.110478760504202" calcext:value-type="float">
            <text:p>0.110478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0.26489258" calcext:value-type="float">
            <text:p>0.26489258</text:p>
          </table:table-cell>
          <table:table-cell table:formula="of:=[.$E$670]+[.C770]" office:value-type="float" office:value="831.422" calcext:value-type="float">
            <text:p>831.422</text:p>
          </table:table-cell>
          <table:table-cell table:formula="of:=[.D770]/[.$I$2]" office:value-type="float" office:value="0.111299403361345" calcext:value-type="float">
            <text:p>0.111299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5" calcext:value-type="float">
            <text:p>109.015</text:p>
          </table:table-cell>
          <table:table-cell office:value-type="float" office:value="0.26293945" calcext:value-type="float">
            <text:p>0.26293945</text:p>
          </table:table-cell>
          <table:table-cell table:formula="of:=[.$E$670]+[.C771]" office:value-type="float" office:value="832.531" calcext:value-type="float">
            <text:p>832.531</text:p>
          </table:table-cell>
          <table:table-cell table:formula="of:=[.D771]/[.$I$2]" office:value-type="float" office:value="0.110478760504202" calcext:value-type="float">
            <text:p>0.110478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0.26489258" calcext:value-type="float">
            <text:p>0.26489258</text:p>
          </table:table-cell>
          <table:table-cell table:formula="of:=[.$E$670]+[.C772]" office:value-type="float" office:value="833.625" calcext:value-type="float">
            <text:p>833.625</text:p>
          </table:table-cell>
          <table:table-cell table:formula="of:=[.D772]/[.$I$2]" office:value-type="float" office:value="0.111299403361345" calcext:value-type="float">
            <text:p>0.111299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0.26416016" calcext:value-type="float">
            <text:p>0.26416016</text:p>
          </table:table-cell>
          <table:table-cell table:formula="of:=[.$E$670]+[.C773]" office:value-type="float" office:value="834.719" calcext:value-type="float">
            <text:p>834.719</text:p>
          </table:table-cell>
          <table:table-cell table:formula="of:=[.D773]/[.$I$2]" office:value-type="float" office:value="0.110991663865546" calcext:value-type="float">
            <text:p>0.110991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2" calcext:value-type="float">
            <text:p>112.312</text:p>
          </table:table-cell>
          <table:table-cell office:value-type="float" office:value="0.2668457" calcext:value-type="float">
            <text:p>0.2668457</text:p>
          </table:table-cell>
          <table:table-cell table:formula="of:=[.$E$670]+[.C774]" office:value-type="float" office:value="835.828" calcext:value-type="float">
            <text:p>835.828</text:p>
          </table:table-cell>
          <table:table-cell table:formula="of:=[.D774]/[.$I$2]" office:value-type="float" office:value="0.112120042016807" calcext:value-type="float">
            <text:p>0.11212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0.26757812" calcext:value-type="float">
            <text:p>0.26757812</text:p>
          </table:table-cell>
          <table:table-cell table:formula="of:=[.$E$670]+[.C775]" office:value-type="float" office:value="836.922" calcext:value-type="float">
            <text:p>836.922</text:p>
          </table:table-cell>
          <table:table-cell table:formula="of:=[.D775]/[.$I$2]" office:value-type="float" office:value="0.112427781512605" calcext:value-type="float">
            <text:p>0.112427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0.26367188" calcext:value-type="float">
            <text:p>0.26367188</text:p>
          </table:table-cell>
          <table:table-cell table:formula="of:=[.$E$670]+[.C776]" office:value-type="float" office:value="838.031" calcext:value-type="float">
            <text:p>838.031</text:p>
          </table:table-cell>
          <table:table-cell table:formula="of:=[.D776]/[.$I$2]" office:value-type="float" office:value="0.110786504201681" calcext:value-type="float">
            <text:p>0.11078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0.26538086" calcext:value-type="float">
            <text:p>0.26538086</text:p>
          </table:table-cell>
          <table:table-cell table:formula="of:=[.$E$670]+[.C777]" office:value-type="float" office:value="839.125" calcext:value-type="float">
            <text:p>839.125</text:p>
          </table:table-cell>
          <table:table-cell table:formula="of:=[.D777]/[.$I$2]" office:value-type="float" office:value="0.11150456302521" calcext:value-type="float">
            <text:p>0.111504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0.26538086" calcext:value-type="float">
            <text:p>0.26538086</text:p>
          </table:table-cell>
          <table:table-cell table:formula="of:=[.$E$670]+[.C778]" office:value-type="float" office:value="840.219" calcext:value-type="float">
            <text:p>840.219</text:p>
          </table:table-cell>
          <table:table-cell table:formula="of:=[.D778]/[.$I$2]" office:value-type="float" office:value="0.11150456302521" calcext:value-type="float">
            <text:p>0.111504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2" calcext:value-type="float">
            <text:p>117.812</text:p>
          </table:table-cell>
          <table:table-cell office:value-type="float" office:value="0.26708984" calcext:value-type="float">
            <text:p>0.26708984</text:p>
          </table:table-cell>
          <table:table-cell table:formula="of:=[.$E$670]+[.C779]" office:value-type="float" office:value="841.328" calcext:value-type="float">
            <text:p>841.328</text:p>
          </table:table-cell>
          <table:table-cell table:formula="of:=[.D779]/[.$I$2]" office:value-type="float" office:value="0.11222262184874" calcext:value-type="float">
            <text:p>0.112222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0.26757812" calcext:value-type="float">
            <text:p>0.26757812</text:p>
          </table:table-cell>
          <table:table-cell table:formula="of:=[.$E$670]+[.C780]" office:value-type="float" office:value="842.422" calcext:value-type="float">
            <text:p>842.422</text:p>
          </table:table-cell>
          <table:table-cell table:formula="of:=[.D780]/[.$I$2]" office:value-type="float" office:value="0.112427781512605" calcext:value-type="float">
            <text:p>0.112427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5" calcext:value-type="float">
            <text:p>120.015</text:p>
          </table:table-cell>
          <table:table-cell office:value-type="float" office:value="0.26538086" calcext:value-type="float">
            <text:p>0.26538086</text:p>
          </table:table-cell>
          <table:table-cell table:formula="of:=[.$E$670]+[.C781]" office:value-type="float" office:value="843.531" calcext:value-type="float">
            <text:p>843.531</text:p>
          </table:table-cell>
          <table:table-cell table:formula="of:=[.D781]/[.$I$2]" office:value-type="float" office:value="0.11150456302521" calcext:value-type="float">
            <text:p>0.111504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D78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44628906" calcext:value-type="float">
            <text:p>0.44628906</text:p>
          </table:table-cell>
          <table:table-cell table:formula="of:=[.$E$781]+[.C783]" office:value-type="float" office:value="843.64" calcext:value-type="float">
            <text:p>843.64</text:p>
          </table:table-cell>
          <table:table-cell table:formula="of:=[.D783]/[.$I$2]" office:value-type="float" office:value="0.187516411764706" calcext:value-type="float">
            <text:p>0.187516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45336914" calcext:value-type="float">
            <text:p>0.45336914</text:p>
          </table:table-cell>
          <table:table-cell table:formula="of:=[.$E$781]+[.C784]" office:value-type="float" office:value="844.734" calcext:value-type="float">
            <text:p>844.734</text:p>
          </table:table-cell>
          <table:table-cell table:formula="of:=[.D784]/[.$I$2]" office:value-type="float" office:value="0.190491235294118" calcext:value-type="float">
            <text:p>0.190491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0.45678711" calcext:value-type="float">
            <text:p>0.45678711</text:p>
          </table:table-cell>
          <table:table-cell table:formula="of:=[.$E$781]+[.C785]" office:value-type="float" office:value="845.828" calcext:value-type="float">
            <text:p>845.828</text:p>
          </table:table-cell>
          <table:table-cell table:formula="of:=[.D785]/[.$I$2]" office:value-type="float" office:value="0.191927357142857" calcext:value-type="float">
            <text:p>0.191927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44873047" calcext:value-type="float">
            <text:p>0.44873047</text:p>
          </table:table-cell>
          <table:table-cell table:formula="of:=[.$E$781]+[.C786]" office:value-type="float" office:value="846.937" calcext:value-type="float">
            <text:p>846.937</text:p>
          </table:table-cell>
          <table:table-cell table:formula="of:=[.D786]/[.$I$2]" office:value-type="float" office:value="0.188542214285714" calcext:value-type="float">
            <text:p>0.188542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44897461" calcext:value-type="float">
            <text:p>0.44897461</text:p>
          </table:table-cell>
          <table:table-cell table:formula="of:=[.$E$781]+[.C787]" office:value-type="float" office:value="848.031" calcext:value-type="float">
            <text:p>848.031</text:p>
          </table:table-cell>
          <table:table-cell table:formula="of:=[.D787]/[.$I$2]" office:value-type="float" office:value="0.188644794117647" calcext:value-type="float">
            <text:p>0.1886447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0.44995117" calcext:value-type="float">
            <text:p>0.44995117</text:p>
          </table:table-cell>
          <table:table-cell table:formula="of:=[.$E$781]+[.C788]" office:value-type="float" office:value="849.125" calcext:value-type="float">
            <text:p>849.125</text:p>
          </table:table-cell>
          <table:table-cell table:formula="of:=[.D788]/[.$I$2]" office:value-type="float" office:value="0.189055113445378" calcext:value-type="float">
            <text:p>0.1890551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45288086" calcext:value-type="float">
            <text:p>0.45288086</text:p>
          </table:table-cell>
          <table:table-cell table:formula="of:=[.$E$781]+[.C789]" office:value-type="float" office:value="850.234" calcext:value-type="float">
            <text:p>850.234</text:p>
          </table:table-cell>
          <table:table-cell table:formula="of:=[.D789]/[.$I$2]" office:value-type="float" office:value="0.190286075630252" calcext:value-type="float">
            <text:p>0.190286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0.45654297" calcext:value-type="float">
            <text:p>0.45654297</text:p>
          </table:table-cell>
          <table:table-cell table:formula="of:=[.$E$781]+[.C790]" office:value-type="float" office:value="851.328" calcext:value-type="float">
            <text:p>851.328</text:p>
          </table:table-cell>
          <table:table-cell table:formula="of:=[.D790]/[.$I$2]" office:value-type="float" office:value="0.191824777310924" calcext:value-type="float">
            <text:p>0.191824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45703125" calcext:value-type="float">
            <text:p>0.45703125</text:p>
          </table:table-cell>
          <table:table-cell table:formula="of:=[.$E$781]+[.C791]" office:value-type="float" office:value="852.437" calcext:value-type="float">
            <text:p>852.437</text:p>
          </table:table-cell>
          <table:table-cell table:formula="of:=[.D791]/[.$I$2]" office:value-type="float" office:value="0.19202993697479" calcext:value-type="float">
            <text:p>0.19202993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45654297" calcext:value-type="float">
            <text:p>0.45654297</text:p>
          </table:table-cell>
          <table:table-cell table:formula="of:=[.$E$781]+[.C792]" office:value-type="float" office:value="853.531" calcext:value-type="float">
            <text:p>853.531</text:p>
          </table:table-cell>
          <table:table-cell table:formula="of:=[.D792]/[.$I$2]" office:value-type="float" office:value="0.191824777310924" calcext:value-type="float">
            <text:p>0.191824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0.46142578" calcext:value-type="float">
            <text:p>0.46142578</text:p>
          </table:table-cell>
          <table:table-cell table:formula="of:=[.$E$781]+[.C793]" office:value-type="float" office:value="854.625" calcext:value-type="float">
            <text:p>854.625</text:p>
          </table:table-cell>
          <table:table-cell table:formula="of:=[.D793]/[.$I$2]" office:value-type="float" office:value="0.193876378151261" calcext:value-type="float">
            <text:p>0.193876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46069336" calcext:value-type="float">
            <text:p>0.46069336</text:p>
          </table:table-cell>
          <table:table-cell table:formula="of:=[.$E$781]+[.C794]" office:value-type="float" office:value="855.734" calcext:value-type="float">
            <text:p>855.734</text:p>
          </table:table-cell>
          <table:table-cell table:formula="of:=[.D794]/[.$I$2]" office:value-type="float" office:value="0.193568638655462" calcext:value-type="float">
            <text:p>0.193568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0.46362305" calcext:value-type="float">
            <text:p>0.46362305</text:p>
          </table:table-cell>
          <table:table-cell table:formula="of:=[.$E$781]+[.C795]" office:value-type="float" office:value="856.828" calcext:value-type="float">
            <text:p>856.828</text:p>
          </table:table-cell>
          <table:table-cell table:formula="of:=[.D795]/[.$I$2]" office:value-type="float" office:value="0.194799600840336" calcext:value-type="float">
            <text:p>0.194799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46289062" calcext:value-type="float">
            <text:p>0.46289062</text:p>
          </table:table-cell>
          <table:table-cell table:formula="of:=[.$E$781]+[.C796]" office:value-type="float" office:value="857.937" calcext:value-type="float">
            <text:p>857.937</text:p>
          </table:table-cell>
          <table:table-cell table:formula="of:=[.D796]/[.$I$2]" office:value-type="float" office:value="0.194491857142857" calcext:value-type="float">
            <text:p>0.194491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.46606445" calcext:value-type="float">
            <text:p>0.46606445</text:p>
          </table:table-cell>
          <table:table-cell table:formula="of:=[.$E$781]+[.C797]" office:value-type="float" office:value="859.031" calcext:value-type="float">
            <text:p>859.031</text:p>
          </table:table-cell>
          <table:table-cell table:formula="of:=[.D797]/[.$I$2]" office:value-type="float" office:value="0.195825399159664" calcext:value-type="float">
            <text:p>0.195825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0.46801758" calcext:value-type="float">
            <text:p>0.46801758</text:p>
          </table:table-cell>
          <table:table-cell table:formula="of:=[.$E$781]+[.C798]" office:value-type="float" office:value="860.125" calcext:value-type="float">
            <text:p>860.125</text:p>
          </table:table-cell>
          <table:table-cell table:formula="of:=[.D798]/[.$I$2]" office:value-type="float" office:value="0.196646042016807" calcext:value-type="float">
            <text:p>0.196646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47314453" calcext:value-type="float">
            <text:p>0.47314453</text:p>
          </table:table-cell>
          <table:table-cell table:formula="of:=[.$E$781]+[.C799]" office:value-type="float" office:value="861.234" calcext:value-type="float">
            <text:p>861.234</text:p>
          </table:table-cell>
          <table:table-cell table:formula="of:=[.D799]/[.$I$2]" office:value-type="float" office:value="0.198800222689076" calcext:value-type="float">
            <text:p>0.198800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0.47265625" calcext:value-type="float">
            <text:p>0.47265625</text:p>
          </table:table-cell>
          <table:table-cell table:formula="of:=[.$E$781]+[.C800]" office:value-type="float" office:value="862.328" calcext:value-type="float">
            <text:p>862.328</text:p>
          </table:table-cell>
          <table:table-cell table:formula="of:=[.D800]/[.$I$2]" office:value-type="float" office:value="0.19859506302521" calcext:value-type="float">
            <text:p>0.198595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47167969" calcext:value-type="float">
            <text:p>0.47167969</text:p>
          </table:table-cell>
          <table:table-cell table:formula="of:=[.$E$781]+[.C801]" office:value-type="float" office:value="863.437" calcext:value-type="float">
            <text:p>863.437</text:p>
          </table:table-cell>
          <table:table-cell table:formula="of:=[.D801]/[.$I$2]" office:value-type="float" office:value="0.198184743697479" calcext:value-type="float">
            <text:p>0.198184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47631836" calcext:value-type="float">
            <text:p>0.47631836</text:p>
          </table:table-cell>
          <table:table-cell table:formula="of:=[.$E$781]+[.C802]" office:value-type="float" office:value="864.531" calcext:value-type="float">
            <text:p>864.531</text:p>
          </table:table-cell>
          <table:table-cell table:formula="of:=[.D802]/[.$I$2]" office:value-type="float" office:value="0.200133764705882" calcext:value-type="float">
            <text:p>0.2001337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0.47753906" calcext:value-type="float">
            <text:p>0.47753906</text:p>
          </table:table-cell>
          <table:table-cell table:formula="of:=[.$E$781]+[.C803]" office:value-type="float" office:value="865.625" calcext:value-type="float">
            <text:p>865.625</text:p>
          </table:table-cell>
          <table:table-cell table:formula="of:=[.D803]/[.$I$2]" office:value-type="float" office:value="0.200646663865546" calcext:value-type="float">
            <text:p>0.200646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484375" calcext:value-type="float">
            <text:p>0.484375</text:p>
          </table:table-cell>
          <table:table-cell table:formula="of:=[.$E$781]+[.C804]" office:value-type="float" office:value="866.734" calcext:value-type="float">
            <text:p>866.734</text:p>
          </table:table-cell>
          <table:table-cell table:formula="of:=[.D804]/[.$I$2]" office:value-type="float" office:value="0.203518907563025" calcext:value-type="float">
            <text:p>0.2035189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0.48583984" calcext:value-type="float">
            <text:p>0.48583984</text:p>
          </table:table-cell>
          <table:table-cell table:formula="of:=[.$E$781]+[.C805]" office:value-type="float" office:value="867.828" calcext:value-type="float">
            <text:p>867.828</text:p>
          </table:table-cell>
          <table:table-cell table:formula="of:=[.D805]/[.$I$2]" office:value-type="float" office:value="0.204134386554622" calcext:value-type="float">
            <text:p>0.204134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48535156" calcext:value-type="float">
            <text:p>0.48535156</text:p>
          </table:table-cell>
          <table:table-cell table:formula="of:=[.$E$781]+[.C806]" office:value-type="float" office:value="868.937" calcext:value-type="float">
            <text:p>868.937</text:p>
          </table:table-cell>
          <table:table-cell table:formula="of:=[.D806]/[.$I$2]" office:value-type="float" office:value="0.203929226890756" calcext:value-type="float">
            <text:p>0.203929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0.48852539" calcext:value-type="float">
            <text:p>0.48852539</text:p>
          </table:table-cell>
          <table:table-cell table:formula="of:=[.$E$781]+[.C807]" office:value-type="float" office:value="870.031" calcext:value-type="float">
            <text:p>870.031</text:p>
          </table:table-cell>
          <table:table-cell table:formula="of:=[.D807]/[.$I$2]" office:value-type="float" office:value="0.205262768907563" calcext:value-type="float">
            <text:p>0.205262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87" calcext:value-type="float">
            <text:p>27.687</text:p>
          </table:table-cell>
          <table:table-cell office:value-type="float" office:value="0.49194336" calcext:value-type="float">
            <text:p>0.49194336</text:p>
          </table:table-cell>
          <table:table-cell table:formula="of:=[.$E$781]+[.C808]" office:value-type="float" office:value="871.218" calcext:value-type="float">
            <text:p>871.218</text:p>
          </table:table-cell>
          <table:table-cell table:formula="of:=[.D808]/[.$I$2]" office:value-type="float" office:value="0.206698890756302" calcext:value-type="float">
            <text:p>0.206698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5" calcext:value-type="float">
            <text:p>28.75</text:p>
          </table:table-cell>
          <table:table-cell office:value-type="float" office:value="0.48852539" calcext:value-type="float">
            <text:p>0.48852539</text:p>
          </table:table-cell>
          <table:table-cell table:formula="of:=[.$E$781]+[.C809]" office:value-type="float" office:value="872.281" calcext:value-type="float">
            <text:p>872.281</text:p>
          </table:table-cell>
          <table:table-cell table:formula="of:=[.D809]/[.$I$2]" office:value-type="float" office:value="0.205262768907563" calcext:value-type="float">
            <text:p>0.205262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44" calcext:value-type="float">
            <text:p>29.844</text:p>
          </table:table-cell>
          <table:table-cell office:value-type="float" office:value="0.48706055" calcext:value-type="float">
            <text:p>0.48706055</text:p>
          </table:table-cell>
          <table:table-cell table:formula="of:=[.$E$781]+[.C810]" office:value-type="float" office:value="873.375" calcext:value-type="float">
            <text:p>873.375</text:p>
          </table:table-cell>
          <table:table-cell table:formula="of:=[.D810]/[.$I$2]" office:value-type="float" office:value="0.204647289915966" calcext:value-type="float">
            <text:p>0.204647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53" calcext:value-type="float">
            <text:p>30.953</text:p>
          </table:table-cell>
          <table:table-cell office:value-type="float" office:value="0.48486328" calcext:value-type="float">
            <text:p>0.48486328</text:p>
          </table:table-cell>
          <table:table-cell table:formula="of:=[.$E$781]+[.C811]" office:value-type="float" office:value="874.484" calcext:value-type="float">
            <text:p>874.484</text:p>
          </table:table-cell>
          <table:table-cell table:formula="of:=[.D811]/[.$I$2]" office:value-type="float" office:value="0.203724067226891" calcext:value-type="float">
            <text:p>0.203724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47" calcext:value-type="float">
            <text:p>32.047</text:p>
          </table:table-cell>
          <table:table-cell office:value-type="float" office:value="0.48608398" calcext:value-type="float">
            <text:p>0.48608398</text:p>
          </table:table-cell>
          <table:table-cell table:formula="of:=[.$E$781]+[.C812]" office:value-type="float" office:value="875.578" calcext:value-type="float">
            <text:p>875.578</text:p>
          </table:table-cell>
          <table:table-cell table:formula="of:=[.D812]/[.$I$2]" office:value-type="float" office:value="0.204236966386555" calcext:value-type="float">
            <text:p>0.204236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56" calcext:value-type="float">
            <text:p>33.156</text:p>
          </table:table-cell>
          <table:table-cell office:value-type="float" office:value="0.49536133" calcext:value-type="float">
            <text:p>0.49536133</text:p>
          </table:table-cell>
          <table:table-cell table:formula="of:=[.$E$781]+[.C813]" office:value-type="float" office:value="876.687" calcext:value-type="float">
            <text:p>876.687</text:p>
          </table:table-cell>
          <table:table-cell table:formula="of:=[.D813]/[.$I$2]" office:value-type="float" office:value="0.208135012605042" calcext:value-type="float">
            <text:p>0.208135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5" calcext:value-type="float">
            <text:p>34.25</text:p>
          </table:table-cell>
          <table:table-cell office:value-type="float" office:value="0.49511719" calcext:value-type="float">
            <text:p>0.49511719</text:p>
          </table:table-cell>
          <table:table-cell table:formula="of:=[.$E$781]+[.C814]" office:value-type="float" office:value="877.781" calcext:value-type="float">
            <text:p>877.781</text:p>
          </table:table-cell>
          <table:table-cell table:formula="of:=[.D814]/[.$I$2]" office:value-type="float" office:value="0.208032432773109" calcext:value-type="float">
            <text:p>0.208032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44" calcext:value-type="float">
            <text:p>35.344</text:p>
          </table:table-cell>
          <table:table-cell office:value-type="float" office:value="0.49438477" calcext:value-type="float">
            <text:p>0.49438477</text:p>
          </table:table-cell>
          <table:table-cell table:formula="of:=[.$E$781]+[.C815]" office:value-type="float" office:value="878.875" calcext:value-type="float">
            <text:p>878.875</text:p>
          </table:table-cell>
          <table:table-cell table:formula="of:=[.D815]/[.$I$2]" office:value-type="float" office:value="0.207724693277311" calcext:value-type="float">
            <text:p>0.2077246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53" calcext:value-type="float">
            <text:p>36.453</text:p>
          </table:table-cell>
          <table:table-cell office:value-type="float" office:value="0.4934082" calcext:value-type="float">
            <text:p>0.4934082</text:p>
          </table:table-cell>
          <table:table-cell table:formula="of:=[.$E$781]+[.C816]" office:value-type="float" office:value="879.984" calcext:value-type="float">
            <text:p>879.984</text:p>
          </table:table-cell>
          <table:table-cell table:formula="of:=[.D816]/[.$I$2]" office:value-type="float" office:value="0.207314369747899" calcext:value-type="float">
            <text:p>0.207314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47" calcext:value-type="float">
            <text:p>37.547</text:p>
          </table:table-cell>
          <table:table-cell office:value-type="float" office:value="0.49511719" calcext:value-type="float">
            <text:p>0.49511719</text:p>
          </table:table-cell>
          <table:table-cell table:formula="of:=[.$E$781]+[.C817]" office:value-type="float" office:value="881.078" calcext:value-type="float">
            <text:p>881.078</text:p>
          </table:table-cell>
          <table:table-cell table:formula="of:=[.D817]/[.$I$2]" office:value-type="float" office:value="0.208032432773109" calcext:value-type="float">
            <text:p>0.208032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4934082" calcext:value-type="float">
            <text:p>0.4934082</text:p>
          </table:table-cell>
          <table:table-cell table:formula="of:=[.$E$781]+[.C818]" office:value-type="float" office:value="882.187" calcext:value-type="float">
            <text:p>882.187</text:p>
          </table:table-cell>
          <table:table-cell table:formula="of:=[.D818]/[.$I$2]" office:value-type="float" office:value="0.207314369747899" calcext:value-type="float">
            <text:p>0.207314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5" calcext:value-type="float">
            <text:p>39.75</text:p>
          </table:table-cell>
          <table:table-cell office:value-type="float" office:value="0.4921875" calcext:value-type="float">
            <text:p>0.4921875</text:p>
          </table:table-cell>
          <table:table-cell table:formula="of:=[.$E$781]+[.C819]" office:value-type="float" office:value="883.281" calcext:value-type="float">
            <text:p>883.281</text:p>
          </table:table-cell>
          <table:table-cell table:formula="of:=[.D819]/[.$I$2]" office:value-type="float" office:value="0.206801470588235" calcext:value-type="float">
            <text:p>0.206801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44" calcext:value-type="float">
            <text:p>40.844</text:p>
          </table:table-cell>
          <table:table-cell office:value-type="float" office:value="0.49414062" calcext:value-type="float">
            <text:p>0.49414062</text:p>
          </table:table-cell>
          <table:table-cell table:formula="of:=[.$E$781]+[.C820]" office:value-type="float" office:value="884.375" calcext:value-type="float">
            <text:p>884.375</text:p>
          </table:table-cell>
          <table:table-cell table:formula="of:=[.D820]/[.$I$2]" office:value-type="float" office:value="0.207622109243697" calcext:value-type="float">
            <text:p>0.207622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53" calcext:value-type="float">
            <text:p>41.953</text:p>
          </table:table-cell>
          <table:table-cell office:value-type="float" office:value="0.49511719" calcext:value-type="float">
            <text:p>0.49511719</text:p>
          </table:table-cell>
          <table:table-cell table:formula="of:=[.$E$781]+[.C821]" office:value-type="float" office:value="885.484" calcext:value-type="float">
            <text:p>885.484</text:p>
          </table:table-cell>
          <table:table-cell table:formula="of:=[.D821]/[.$I$2]" office:value-type="float" office:value="0.208032432773109" calcext:value-type="float">
            <text:p>0.208032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47" calcext:value-type="float">
            <text:p>43.047</text:p>
          </table:table-cell>
          <table:table-cell office:value-type="float" office:value="0.49633789" calcext:value-type="float">
            <text:p>0.49633789</text:p>
          </table:table-cell>
          <table:table-cell table:formula="of:=[.$E$781]+[.C822]" office:value-type="float" office:value="886.578" calcext:value-type="float">
            <text:p>886.578</text:p>
          </table:table-cell>
          <table:table-cell table:formula="of:=[.D822]/[.$I$2]" office:value-type="float" office:value="0.208545331932773" calcext:value-type="float">
            <text:p>0.2085453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56" calcext:value-type="float">
            <text:p>44.156</text:p>
          </table:table-cell>
          <table:table-cell office:value-type="float" office:value="0.49707031" calcext:value-type="float">
            <text:p>0.49707031</text:p>
          </table:table-cell>
          <table:table-cell table:formula="of:=[.$E$781]+[.C823]" office:value-type="float" office:value="887.687" calcext:value-type="float">
            <text:p>887.687</text:p>
          </table:table-cell>
          <table:table-cell table:formula="of:=[.D823]/[.$I$2]" office:value-type="float" office:value="0.208853071428571" calcext:value-type="float">
            <text:p>0.208853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5" calcext:value-type="float">
            <text:p>45.25</text:p>
          </table:table-cell>
          <table:table-cell office:value-type="float" office:value="0.50097656" calcext:value-type="float">
            <text:p>0.50097656</text:p>
          </table:table-cell>
          <table:table-cell table:formula="of:=[.$E$781]+[.C824]" office:value-type="float" office:value="888.781" calcext:value-type="float">
            <text:p>888.781</text:p>
          </table:table-cell>
          <table:table-cell table:formula="of:=[.D824]/[.$I$2]" office:value-type="float" office:value="0.210494352941176" calcext:value-type="float">
            <text:p>0.210494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59" calcext:value-type="float">
            <text:p>46.359</text:p>
          </table:table-cell>
          <table:table-cell office:value-type="float" office:value="0.50170898" calcext:value-type="float">
            <text:p>0.50170898</text:p>
          </table:table-cell>
          <table:table-cell table:formula="of:=[.$E$781]+[.C825]" office:value-type="float" office:value="889.89" calcext:value-type="float">
            <text:p>889.89</text:p>
          </table:table-cell>
          <table:table-cell table:formula="of:=[.D825]/[.$I$2]" office:value-type="float" office:value="0.210802092436975" calcext:value-type="float">
            <text:p>0.210802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53" calcext:value-type="float">
            <text:p>47.453</text:p>
          </table:table-cell>
          <table:table-cell office:value-type="float" office:value="0.50488281" calcext:value-type="float">
            <text:p>0.50488281</text:p>
          </table:table-cell>
          <table:table-cell table:formula="of:=[.$E$781]+[.C826]" office:value-type="float" office:value="890.984" calcext:value-type="float">
            <text:p>890.984</text:p>
          </table:table-cell>
          <table:table-cell table:formula="of:=[.D826]/[.$I$2]" office:value-type="float" office:value="0.212135634453782" calcext:value-type="float">
            <text:p>0.212135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47" calcext:value-type="float">
            <text:p>48.547</text:p>
          </table:table-cell>
          <table:table-cell office:value-type="float" office:value="0.5065918" calcext:value-type="float">
            <text:p>0.5065918</text:p>
          </table:table-cell>
          <table:table-cell table:formula="of:=[.$E$781]+[.C827]" office:value-type="float" office:value="892.078" calcext:value-type="float">
            <text:p>892.078</text:p>
          </table:table-cell>
          <table:table-cell table:formula="of:=[.D827]/[.$I$2]" office:value-type="float" office:value="0.212853697478992" calcext:value-type="float">
            <text:p>0.212853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56" calcext:value-type="float">
            <text:p>49.656</text:p>
          </table:table-cell>
          <table:table-cell office:value-type="float" office:value="0.51074219" calcext:value-type="float">
            <text:p>0.51074219</text:p>
          </table:table-cell>
          <table:table-cell table:formula="of:=[.$E$781]+[.C828]" office:value-type="float" office:value="893.187" calcext:value-type="float">
            <text:p>893.187</text:p>
          </table:table-cell>
          <table:table-cell table:formula="of:=[.D828]/[.$I$2]" office:value-type="float" office:value="0.214597558823529" calcext:value-type="float">
            <text:p>0.214597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5" calcext:value-type="float">
            <text:p>50.75</text:p>
          </table:table-cell>
          <table:table-cell office:value-type="float" office:value="0.51025391" calcext:value-type="float">
            <text:p>0.51025391</text:p>
          </table:table-cell>
          <table:table-cell table:formula="of:=[.$E$781]+[.C829]" office:value-type="float" office:value="894.281" calcext:value-type="float">
            <text:p>894.281</text:p>
          </table:table-cell>
          <table:table-cell table:formula="of:=[.D829]/[.$I$2]" office:value-type="float" office:value="0.214392399159664" calcext:value-type="float">
            <text:p>0.214392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59" calcext:value-type="float">
            <text:p>51.859</text:p>
          </table:table-cell>
          <table:table-cell office:value-type="float" office:value="0.50488281" calcext:value-type="float">
            <text:p>0.50488281</text:p>
          </table:table-cell>
          <table:table-cell table:formula="of:=[.$E$781]+[.C830]" office:value-type="float" office:value="895.39" calcext:value-type="float">
            <text:p>895.39</text:p>
          </table:table-cell>
          <table:table-cell table:formula="of:=[.D830]/[.$I$2]" office:value-type="float" office:value="0.212135634453782" calcext:value-type="float">
            <text:p>0.212135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53" calcext:value-type="float">
            <text:p>52.953</text:p>
          </table:table-cell>
          <table:table-cell office:value-type="float" office:value="0.50756836" calcext:value-type="float">
            <text:p>0.50756836</text:p>
          </table:table-cell>
          <table:table-cell table:formula="of:=[.$E$781]+[.C831]" office:value-type="float" office:value="896.484" calcext:value-type="float">
            <text:p>896.484</text:p>
          </table:table-cell>
          <table:table-cell table:formula="of:=[.D831]/[.$I$2]" office:value-type="float" office:value="0.213264016806723" calcext:value-type="float">
            <text:p>0.213264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47" calcext:value-type="float">
            <text:p>54.047</text:p>
          </table:table-cell>
          <table:table-cell office:value-type="float" office:value="0.50732422" calcext:value-type="float">
            <text:p>0.50732422</text:p>
          </table:table-cell>
          <table:table-cell table:formula="of:=[.$E$781]+[.C832]" office:value-type="float" office:value="897.578" calcext:value-type="float">
            <text:p>897.578</text:p>
          </table:table-cell>
          <table:table-cell table:formula="of:=[.D832]/[.$I$2]" office:value-type="float" office:value="0.21316143697479" calcext:value-type="float">
            <text:p>0.213161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56" calcext:value-type="float">
            <text:p>55.156</text:p>
          </table:table-cell>
          <table:table-cell office:value-type="float" office:value="0.50610352" calcext:value-type="float">
            <text:p>0.50610352</text:p>
          </table:table-cell>
          <table:table-cell table:formula="of:=[.$E$781]+[.C833]" office:value-type="float" office:value="898.687" calcext:value-type="float">
            <text:p>898.687</text:p>
          </table:table-cell>
          <table:table-cell table:formula="of:=[.D833]/[.$I$2]" office:value-type="float" office:value="0.212648537815126" calcext:value-type="float">
            <text:p>0.212648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5" calcext:value-type="float">
            <text:p>56.25</text:p>
          </table:table-cell>
          <table:table-cell office:value-type="float" office:value="0.50805664" calcext:value-type="float">
            <text:p>0.50805664</text:p>
          </table:table-cell>
          <table:table-cell table:formula="of:=[.$E$781]+[.C834]" office:value-type="float" office:value="899.781" calcext:value-type="float">
            <text:p>899.781</text:p>
          </table:table-cell>
          <table:table-cell table:formula="of:=[.D834]/[.$I$2]" office:value-type="float" office:value="0.213469176470588" calcext:value-type="float">
            <text:p>0.2134691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59" calcext:value-type="float">
            <text:p>57.359</text:p>
          </table:table-cell>
          <table:table-cell office:value-type="float" office:value="0.50366211" calcext:value-type="float">
            <text:p>0.50366211</text:p>
          </table:table-cell>
          <table:table-cell table:formula="of:=[.$E$781]+[.C835]" office:value-type="float" office:value="900.89" calcext:value-type="float">
            <text:p>900.89</text:p>
          </table:table-cell>
          <table:table-cell table:formula="of:=[.D835]/[.$I$2]" office:value-type="float" office:value="0.211622735294118" calcext:value-type="float">
            <text:p>0.2116227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53" calcext:value-type="float">
            <text:p>58.453</text:p>
          </table:table-cell>
          <table:table-cell office:value-type="float" office:value="0.50512695" calcext:value-type="float">
            <text:p>0.50512695</text:p>
          </table:table-cell>
          <table:table-cell table:formula="of:=[.$E$781]+[.C836]" office:value-type="float" office:value="901.984" calcext:value-type="float">
            <text:p>901.984</text:p>
          </table:table-cell>
          <table:table-cell table:formula="of:=[.D836]/[.$I$2]" office:value-type="float" office:value="0.212238214285714" calcext:value-type="float">
            <text:p>0.212238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47" calcext:value-type="float">
            <text:p>59.547</text:p>
          </table:table-cell>
          <table:table-cell office:value-type="float" office:value="0.50756836" calcext:value-type="float">
            <text:p>0.50756836</text:p>
          </table:table-cell>
          <table:table-cell table:formula="of:=[.$E$781]+[.C837]" office:value-type="float" office:value="903.078" calcext:value-type="float">
            <text:p>903.078</text:p>
          </table:table-cell>
          <table:table-cell table:formula="of:=[.D837]/[.$I$2]" office:value-type="float" office:value="0.213264016806723" calcext:value-type="float">
            <text:p>0.213264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56" calcext:value-type="float">
            <text:p>60.656</text:p>
          </table:table-cell>
          <table:table-cell office:value-type="float" office:value="0.50610352" calcext:value-type="float">
            <text:p>0.50610352</text:p>
          </table:table-cell>
          <table:table-cell table:formula="of:=[.$E$781]+[.C838]" office:value-type="float" office:value="904.187" calcext:value-type="float">
            <text:p>904.187</text:p>
          </table:table-cell>
          <table:table-cell table:formula="of:=[.D838]/[.$I$2]" office:value-type="float" office:value="0.212648537815126" calcext:value-type="float">
            <text:p>0.212648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5" calcext:value-type="float">
            <text:p>61.75</text:p>
          </table:table-cell>
          <table:table-cell office:value-type="float" office:value="0.50537109" calcext:value-type="float">
            <text:p>0.50537109</text:p>
          </table:table-cell>
          <table:table-cell table:formula="of:=[.$E$781]+[.C839]" office:value-type="float" office:value="905.281" calcext:value-type="float">
            <text:p>905.281</text:p>
          </table:table-cell>
          <table:table-cell table:formula="of:=[.D839]/[.$I$2]" office:value-type="float" office:value="0.212340794117647" calcext:value-type="float">
            <text:p>0.2123407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59" calcext:value-type="float">
            <text:p>62.859</text:p>
          </table:table-cell>
          <table:table-cell office:value-type="float" office:value="0.50756836" calcext:value-type="float">
            <text:p>0.50756836</text:p>
          </table:table-cell>
          <table:table-cell table:formula="of:=[.$E$781]+[.C840]" office:value-type="float" office:value="906.39" calcext:value-type="float">
            <text:p>906.39</text:p>
          </table:table-cell>
          <table:table-cell table:formula="of:=[.D840]/[.$I$2]" office:value-type="float" office:value="0.213264016806723" calcext:value-type="float">
            <text:p>0.213264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53" calcext:value-type="float">
            <text:p>63.953</text:p>
          </table:table-cell>
          <table:table-cell office:value-type="float" office:value="0.50634766" calcext:value-type="float">
            <text:p>0.50634766</text:p>
          </table:table-cell>
          <table:table-cell table:formula="of:=[.$E$781]+[.C841]" office:value-type="float" office:value="907.484" calcext:value-type="float">
            <text:p>907.484</text:p>
          </table:table-cell>
          <table:table-cell table:formula="of:=[.D841]/[.$I$2]" office:value-type="float" office:value="0.212751117647059" calcext:value-type="float">
            <text:p>0.212751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47" calcext:value-type="float">
            <text:p>65.047</text:p>
          </table:table-cell>
          <table:table-cell office:value-type="float" office:value="0.50830078" calcext:value-type="float">
            <text:p>0.50830078</text:p>
          </table:table-cell>
          <table:table-cell table:formula="of:=[.$E$781]+[.C842]" office:value-type="float" office:value="908.578" calcext:value-type="float">
            <text:p>908.578</text:p>
          </table:table-cell>
          <table:table-cell table:formula="of:=[.D842]/[.$I$2]" office:value-type="float" office:value="0.213571756302521" calcext:value-type="float">
            <text:p>0.2135717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56" calcext:value-type="float">
            <text:p>66.156</text:p>
          </table:table-cell>
          <table:table-cell office:value-type="float" office:value="0.51025391" calcext:value-type="float">
            <text:p>0.51025391</text:p>
          </table:table-cell>
          <table:table-cell table:formula="of:=[.$E$781]+[.C843]" office:value-type="float" office:value="909.687" calcext:value-type="float">
            <text:p>909.687</text:p>
          </table:table-cell>
          <table:table-cell table:formula="of:=[.D843]/[.$I$2]" office:value-type="float" office:value="0.214392399159664" calcext:value-type="float">
            <text:p>0.214392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5" calcext:value-type="float">
            <text:p>67.25</text:p>
          </table:table-cell>
          <table:table-cell office:value-type="float" office:value="0.51074219" calcext:value-type="float">
            <text:p>0.51074219</text:p>
          </table:table-cell>
          <table:table-cell table:formula="of:=[.$E$781]+[.C844]" office:value-type="float" office:value="910.781" calcext:value-type="float">
            <text:p>910.781</text:p>
          </table:table-cell>
          <table:table-cell table:formula="of:=[.D844]/[.$I$2]" office:value-type="float" office:value="0.214597558823529" calcext:value-type="float">
            <text:p>0.214597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59" calcext:value-type="float">
            <text:p>68.359</text:p>
          </table:table-cell>
          <table:table-cell office:value-type="float" office:value="0.51196289" calcext:value-type="float">
            <text:p>0.51196289</text:p>
          </table:table-cell>
          <table:table-cell table:formula="of:=[.$E$781]+[.C845]" office:value-type="float" office:value="911.89" calcext:value-type="float">
            <text:p>911.89</text:p>
          </table:table-cell>
          <table:table-cell table:formula="of:=[.D845]/[.$I$2]" office:value-type="float" office:value="0.215110457983193" calcext:value-type="float">
            <text:p>0.215110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53" calcext:value-type="float">
            <text:p>69.453</text:p>
          </table:table-cell>
          <table:table-cell office:value-type="float" office:value="0.51123047" calcext:value-type="float">
            <text:p>0.51123047</text:p>
          </table:table-cell>
          <table:table-cell table:formula="of:=[.$E$781]+[.C846]" office:value-type="float" office:value="912.984" calcext:value-type="float">
            <text:p>912.984</text:p>
          </table:table-cell>
          <table:table-cell table:formula="of:=[.D846]/[.$I$2]" office:value-type="float" office:value="0.214802718487395" calcext:value-type="float">
            <text:p>0.2148027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47" calcext:value-type="float">
            <text:p>70.547</text:p>
          </table:table-cell>
          <table:table-cell office:value-type="float" office:value="0.51196289" calcext:value-type="float">
            <text:p>0.51196289</text:p>
          </table:table-cell>
          <table:table-cell table:formula="of:=[.$E$781]+[.C847]" office:value-type="float" office:value="914.078" calcext:value-type="float">
            <text:p>914.078</text:p>
          </table:table-cell>
          <table:table-cell table:formula="of:=[.D847]/[.$I$2]" office:value-type="float" office:value="0.215110457983193" calcext:value-type="float">
            <text:p>0.215110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56" calcext:value-type="float">
            <text:p>71.656</text:p>
          </table:table-cell>
          <table:table-cell office:value-type="float" office:value="0.51074219" calcext:value-type="float">
            <text:p>0.51074219</text:p>
          </table:table-cell>
          <table:table-cell table:formula="of:=[.$E$781]+[.C848]" office:value-type="float" office:value="915.187" calcext:value-type="float">
            <text:p>915.187</text:p>
          </table:table-cell>
          <table:table-cell table:formula="of:=[.D848]/[.$I$2]" office:value-type="float" office:value="0.214597558823529" calcext:value-type="float">
            <text:p>0.214597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5" calcext:value-type="float">
            <text:p>72.75</text:p>
          </table:table-cell>
          <table:table-cell office:value-type="float" office:value="0.51049805" calcext:value-type="float">
            <text:p>0.51049805</text:p>
          </table:table-cell>
          <table:table-cell table:formula="of:=[.$E$781]+[.C849]" office:value-type="float" office:value="916.281" calcext:value-type="float">
            <text:p>916.281</text:p>
          </table:table-cell>
          <table:table-cell table:formula="of:=[.D849]/[.$I$2]" office:value-type="float" office:value="0.214494978991597" calcext:value-type="float">
            <text:p>0.214494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44" calcext:value-type="float">
            <text:p>73.844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0]" office:value-type="float" office:value="917.375" calcext:value-type="float">
            <text:p>917.375</text:p>
          </table:table-cell>
          <table:table-cell table:formula="of:=[.D850]/[.$I$2]" office:value-type="float" office:value="0.215828521008403" calcext:value-type="float">
            <text:p>0.215828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51489258" calcext:value-type="float">
            <text:p>0.51489258</text:p>
          </table:table-cell>
          <table:table-cell table:formula="of:=[.$E$781]+[.C851]" office:value-type="float" office:value="918.484" calcext:value-type="float">
            <text:p>918.484</text:p>
          </table:table-cell>
          <table:table-cell table:formula="of:=[.D851]/[.$I$2]" office:value-type="float" office:value="0.216341420168067" calcext:value-type="float">
            <text:p>0.216341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47" calcext:value-type="float">
            <text:p>76.047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2]" office:value-type="float" office:value="919.578" calcext:value-type="float">
            <text:p>919.578</text:p>
          </table:table-cell>
          <table:table-cell table:formula="of:=[.D852]/[.$I$2]" office:value-type="float" office:value="0.215828521008403" calcext:value-type="float">
            <text:p>0.215828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56" calcext:value-type="float">
            <text:p>77.156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3]" office:value-type="float" office:value="920.687" calcext:value-type="float">
            <text:p>920.687</text:p>
          </table:table-cell>
          <table:table-cell table:formula="of:=[.D853]/[.$I$2]" office:value-type="float" office:value="0.215828521008403" calcext:value-type="float">
            <text:p>0.215828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5" calcext:value-type="float">
            <text:p>78.25</text:p>
          </table:table-cell>
          <table:table-cell office:value-type="float" office:value="0.51611328" calcext:value-type="float">
            <text:p>0.51611328</text:p>
          </table:table-cell>
          <table:table-cell table:formula="of:=[.$E$781]+[.C854]" office:value-type="float" office:value="921.781" calcext:value-type="float">
            <text:p>921.781</text:p>
          </table:table-cell>
          <table:table-cell table:formula="of:=[.D854]/[.$I$2]" office:value-type="float" office:value="0.216854319327731" calcext:value-type="float">
            <text:p>0.216854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44" calcext:value-type="float">
            <text:p>79.344</text:p>
          </table:table-cell>
          <table:table-cell office:value-type="float" office:value="0.51733398" calcext:value-type="float">
            <text:p>0.51733398</text:p>
          </table:table-cell>
          <table:table-cell table:formula="of:=[.$E$781]+[.C855]" office:value-type="float" office:value="922.875" calcext:value-type="float">
            <text:p>922.875</text:p>
          </table:table-cell>
          <table:table-cell table:formula="of:=[.D855]/[.$I$2]" office:value-type="float" office:value="0.217367218487395" calcext:value-type="float">
            <text:p>0.217367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53" calcext:value-type="float">
            <text:p>80.453</text:p>
          </table:table-cell>
          <table:table-cell office:value-type="float" office:value="0.5168457" calcext:value-type="float">
            <text:p>0.5168457</text:p>
          </table:table-cell>
          <table:table-cell table:formula="of:=[.$E$781]+[.C856]" office:value-type="float" office:value="923.984" calcext:value-type="float">
            <text:p>923.984</text:p>
          </table:table-cell>
          <table:table-cell table:formula="of:=[.D856]/[.$I$2]" office:value-type="float" office:value="0.217162058823529" calcext:value-type="float">
            <text:p>0.217162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47" calcext:value-type="float">
            <text:p>81.547</text:p>
          </table:table-cell>
          <table:table-cell office:value-type="float" office:value="0.51660156" calcext:value-type="float">
            <text:p>0.51660156</text:p>
          </table:table-cell>
          <table:table-cell table:formula="of:=[.$E$781]+[.C857]" office:value-type="float" office:value="925.078" calcext:value-type="float">
            <text:p>925.078</text:p>
          </table:table-cell>
          <table:table-cell table:formula="of:=[.D857]/[.$I$2]" office:value-type="float" office:value="0.217059478991597" calcext:value-type="float">
            <text:p>0.217059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56" calcext:value-type="float">
            <text:p>82.656</text:p>
          </table:table-cell>
          <table:table-cell office:value-type="float" office:value="0.51635742" calcext:value-type="float">
            <text:p>0.51635742</text:p>
          </table:table-cell>
          <table:table-cell table:formula="of:=[.$E$781]+[.C858]" office:value-type="float" office:value="926.187" calcext:value-type="float">
            <text:p>926.187</text:p>
          </table:table-cell>
          <table:table-cell table:formula="of:=[.D858]/[.$I$2]" office:value-type="float" office:value="0.216956899159664" calcext:value-type="float">
            <text:p>0.216956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5" calcext:value-type="float">
            <text:p>83.75</text:p>
          </table:table-cell>
          <table:table-cell office:value-type="float" office:value="0.51831055" calcext:value-type="float">
            <text:p>0.51831055</text:p>
          </table:table-cell>
          <table:table-cell table:formula="of:=[.$E$781]+[.C859]" office:value-type="float" office:value="927.281" calcext:value-type="float">
            <text:p>927.281</text:p>
          </table:table-cell>
          <table:table-cell table:formula="of:=[.D859]/[.$I$2]" office:value-type="float" office:value="0.217777542016807" calcext:value-type="float">
            <text:p>0.217777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44" calcext:value-type="float">
            <text:p>84.844</text:p>
          </table:table-cell>
          <table:table-cell office:value-type="float" office:value="0.51855469" calcext:value-type="float">
            <text:p>0.51855469</text:p>
          </table:table-cell>
          <table:table-cell table:formula="of:=[.$E$781]+[.C860]" office:value-type="float" office:value="928.375" calcext:value-type="float">
            <text:p>928.375</text:p>
          </table:table-cell>
          <table:table-cell table:formula="of:=[.D860]/[.$I$2]" office:value-type="float" office:value="0.217880121848739" calcext:value-type="float">
            <text:p>0.217880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53" calcext:value-type="float">
            <text:p>85.953</text:p>
          </table:table-cell>
          <table:table-cell office:value-type="float" office:value="0.51904297" calcext:value-type="float">
            <text:p>0.51904297</text:p>
          </table:table-cell>
          <table:table-cell table:formula="of:=[.$E$781]+[.C861]" office:value-type="float" office:value="929.484" calcext:value-type="float">
            <text:p>929.484</text:p>
          </table:table-cell>
          <table:table-cell table:formula="of:=[.D861]/[.$I$2]" office:value-type="float" office:value="0.218085281512605" calcext:value-type="float">
            <text:p>0.218085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47" calcext:value-type="float">
            <text:p>87.047</text:p>
          </table:table-cell>
          <table:table-cell office:value-type="float" office:value="0.51513672" calcext:value-type="float">
            <text:p>0.51513672</text:p>
          </table:table-cell>
          <table:table-cell table:formula="of:=[.$E$781]+[.C862]" office:value-type="float" office:value="930.578" calcext:value-type="float">
            <text:p>930.578</text:p>
          </table:table-cell>
          <table:table-cell table:formula="of:=[.D862]/[.$I$2]" office:value-type="float" office:value="0.216444" calcext:value-type="float">
            <text:p>0.216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56" calcext:value-type="float">
            <text:p>88.156</text:p>
          </table:table-cell>
          <table:table-cell office:value-type="float" office:value="0.51708984" calcext:value-type="float">
            <text:p>0.51708984</text:p>
          </table:table-cell>
          <table:table-cell table:formula="of:=[.$E$781]+[.C863]" office:value-type="float" office:value="931.687" calcext:value-type="float">
            <text:p>931.687</text:p>
          </table:table-cell>
          <table:table-cell table:formula="of:=[.D863]/[.$I$2]" office:value-type="float" office:value="0.217264638655462" calcext:value-type="float">
            <text:p>0.217264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5" calcext:value-type="float">
            <text:p>89.25</text:p>
          </table:table-cell>
          <table:table-cell office:value-type="float" office:value="0.5222168" calcext:value-type="float">
            <text:p>0.5222168</text:p>
          </table:table-cell>
          <table:table-cell table:formula="of:=[.$E$781]+[.C864]" office:value-type="float" office:value="932.781" calcext:value-type="float">
            <text:p>932.781</text:p>
          </table:table-cell>
          <table:table-cell table:formula="of:=[.D864]/[.$I$2]" office:value-type="float" office:value="0.219418823529412" calcext:value-type="float">
            <text:p>0.219418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44" calcext:value-type="float">
            <text:p>90.344</text:p>
          </table:table-cell>
          <table:table-cell office:value-type="float" office:value="0.52148438" calcext:value-type="float">
            <text:p>0.52148438</text:p>
          </table:table-cell>
          <table:table-cell table:formula="of:=[.$E$781]+[.C865]" office:value-type="float" office:value="933.875" calcext:value-type="float">
            <text:p>933.875</text:p>
          </table:table-cell>
          <table:table-cell table:formula="of:=[.D865]/[.$I$2]" office:value-type="float" office:value="0.219111084033613" calcext:value-type="float">
            <text:p>0.219111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53" calcext:value-type="float">
            <text:p>91.453</text:p>
          </table:table-cell>
          <table:table-cell office:value-type="float" office:value="0.52099609" calcext:value-type="float">
            <text:p>0.52099609</text:p>
          </table:table-cell>
          <table:table-cell table:formula="of:=[.$E$781]+[.C866]" office:value-type="float" office:value="934.984" calcext:value-type="float">
            <text:p>934.984</text:p>
          </table:table-cell>
          <table:table-cell table:formula="of:=[.D866]/[.$I$2]" office:value-type="float" office:value="0.218905920168067" calcext:value-type="float">
            <text:p>0.2189059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47" calcext:value-type="float">
            <text:p>92.547</text:p>
          </table:table-cell>
          <table:table-cell office:value-type="float" office:value="0.51904297" calcext:value-type="float">
            <text:p>0.51904297</text:p>
          </table:table-cell>
          <table:table-cell table:formula="of:=[.$E$781]+[.C867]" office:value-type="float" office:value="936.078" calcext:value-type="float">
            <text:p>936.078</text:p>
          </table:table-cell>
          <table:table-cell table:formula="of:=[.D867]/[.$I$2]" office:value-type="float" office:value="0.218085281512605" calcext:value-type="float">
            <text:p>0.218085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56" calcext:value-type="float">
            <text:p>93.656</text:p>
          </table:table-cell>
          <table:table-cell office:value-type="float" office:value="0.51660156" calcext:value-type="float">
            <text:p>0.51660156</text:p>
          </table:table-cell>
          <table:table-cell table:formula="of:=[.$E$781]+[.C868]" office:value-type="float" office:value="937.187" calcext:value-type="float">
            <text:p>937.187</text:p>
          </table:table-cell>
          <table:table-cell table:formula="of:=[.D868]/[.$I$2]" office:value-type="float" office:value="0.217059478991597" calcext:value-type="float">
            <text:p>0.217059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5" calcext:value-type="float">
            <text:p>94.75</text:p>
          </table:table-cell>
          <table:table-cell office:value-type="float" office:value="0.51831055" calcext:value-type="float">
            <text:p>0.51831055</text:p>
          </table:table-cell>
          <table:table-cell table:formula="of:=[.$E$781]+[.C869]" office:value-type="float" office:value="938.281" calcext:value-type="float">
            <text:p>938.281</text:p>
          </table:table-cell>
          <table:table-cell table:formula="of:=[.D869]/[.$I$2]" office:value-type="float" office:value="0.217777542016807" calcext:value-type="float">
            <text:p>0.217777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44" calcext:value-type="float">
            <text:p>95.844</text:p>
          </table:table-cell>
          <table:table-cell office:value-type="float" office:value="0.51928711" calcext:value-type="float">
            <text:p>0.51928711</text:p>
          </table:table-cell>
          <table:table-cell table:formula="of:=[.$E$781]+[.C870]" office:value-type="float" office:value="939.375" calcext:value-type="float">
            <text:p>939.375</text:p>
          </table:table-cell>
          <table:table-cell table:formula="of:=[.D870]/[.$I$2]" office:value-type="float" office:value="0.218187861344538" calcext:value-type="float">
            <text:p>0.218187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53" calcext:value-type="float">
            <text:p>96.953</text:p>
          </table:table-cell>
          <table:table-cell office:value-type="float" office:value="0.51928711" calcext:value-type="float">
            <text:p>0.51928711</text:p>
          </table:table-cell>
          <table:table-cell table:formula="of:=[.$E$781]+[.C871]" office:value-type="float" office:value="940.484" calcext:value-type="float">
            <text:p>940.484</text:p>
          </table:table-cell>
          <table:table-cell table:formula="of:=[.D871]/[.$I$2]" office:value-type="float" office:value="0.218187861344538" calcext:value-type="float">
            <text:p>0.218187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47" calcext:value-type="float">
            <text:p>98.047</text:p>
          </table:table-cell>
          <table:table-cell office:value-type="float" office:value="0.51953125" calcext:value-type="float">
            <text:p>0.51953125</text:p>
          </table:table-cell>
          <table:table-cell table:formula="of:=[.$E$781]+[.C872]" office:value-type="float" office:value="941.578" calcext:value-type="float">
            <text:p>941.578</text:p>
          </table:table-cell>
          <table:table-cell table:formula="of:=[.D872]/[.$I$2]" office:value-type="float" office:value="0.218290441176471" calcext:value-type="float">
            <text:p>0.218290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56" calcext:value-type="float">
            <text:p>99.156</text:p>
          </table:table-cell>
          <table:table-cell office:value-type="float" office:value="0.5222168" calcext:value-type="float">
            <text:p>0.5222168</text:p>
          </table:table-cell>
          <table:table-cell table:formula="of:=[.$E$781]+[.C873]" office:value-type="float" office:value="942.687" calcext:value-type="float">
            <text:p>942.687</text:p>
          </table:table-cell>
          <table:table-cell table:formula="of:=[.D873]/[.$I$2]" office:value-type="float" office:value="0.219418823529412" calcext:value-type="float">
            <text:p>0.219418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5" calcext:value-type="float">
            <text:p>100.25</text:p>
          </table:table-cell>
          <table:table-cell office:value-type="float" office:value="0.52270508" calcext:value-type="float">
            <text:p>0.52270508</text:p>
          </table:table-cell>
          <table:table-cell table:formula="of:=[.$E$781]+[.C874]" office:value-type="float" office:value="943.781" calcext:value-type="float">
            <text:p>943.781</text:p>
          </table:table-cell>
          <table:table-cell table:formula="of:=[.D874]/[.$I$2]" office:value-type="float" office:value="0.219623983193277" calcext:value-type="float">
            <text:p>0.219623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44" calcext:value-type="float">
            <text:p>101.344</text:p>
          </table:table-cell>
          <table:table-cell office:value-type="float" office:value="0.52563477" calcext:value-type="float">
            <text:p>0.52563477</text:p>
          </table:table-cell>
          <table:table-cell table:formula="of:=[.$E$781]+[.C875]" office:value-type="float" office:value="944.875" calcext:value-type="float">
            <text:p>944.875</text:p>
          </table:table-cell>
          <table:table-cell table:formula="of:=[.D875]/[.$I$2]" office:value-type="float" office:value="0.220854945378151" calcext:value-type="float">
            <text:p>0.220854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53" calcext:value-type="float">
            <text:p>102.453</text:p>
          </table:table-cell>
          <table:table-cell office:value-type="float" office:value="0.52856445" calcext:value-type="float">
            <text:p>0.52856445</text:p>
          </table:table-cell>
          <table:table-cell table:formula="of:=[.$E$781]+[.C876]" office:value-type="float" office:value="945.984" calcext:value-type="float">
            <text:p>945.984</text:p>
          </table:table-cell>
          <table:table-cell table:formula="of:=[.D876]/[.$I$2]" office:value-type="float" office:value="0.222085903361345" calcext:value-type="float">
            <text:p>0.222085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0.52612305" calcext:value-type="float">
            <text:p>0.52612305</text:p>
          </table:table-cell>
          <table:table-cell table:formula="of:=[.$E$781]+[.C877]" office:value-type="float" office:value="947.078" calcext:value-type="float">
            <text:p>947.078</text:p>
          </table:table-cell>
          <table:table-cell table:formula="of:=[.D877]/[.$I$2]" office:value-type="float" office:value="0.221060105042017" calcext:value-type="float">
            <text:p>0.22106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56" calcext:value-type="float">
            <text:p>104.656</text:p>
          </table:table-cell>
          <table:table-cell office:value-type="float" office:value="0.52294922" calcext:value-type="float">
            <text:p>0.52294922</text:p>
          </table:table-cell>
          <table:table-cell table:formula="of:=[.$E$781]+[.C878]" office:value-type="float" office:value="948.187" calcext:value-type="float">
            <text:p>948.187</text:p>
          </table:table-cell>
          <table:table-cell table:formula="of:=[.D878]/[.$I$2]" office:value-type="float" office:value="0.21972656302521" calcext:value-type="float">
            <text:p>0.21972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52563477" calcext:value-type="float">
            <text:p>0.52563477</text:p>
          </table:table-cell>
          <table:table-cell table:formula="of:=[.$E$781]+[.C879]" office:value-type="float" office:value="949.281" calcext:value-type="float">
            <text:p>949.281</text:p>
          </table:table-cell>
          <table:table-cell table:formula="of:=[.D879]/[.$I$2]" office:value-type="float" office:value="0.220854945378151" calcext:value-type="float">
            <text:p>0.220854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44" calcext:value-type="float">
            <text:p>106.844</text:p>
          </table:table-cell>
          <table:table-cell office:value-type="float" office:value="0.52026367" calcext:value-type="float">
            <text:p>0.52026367</text:p>
          </table:table-cell>
          <table:table-cell table:formula="of:=[.$E$781]+[.C880]" office:value-type="float" office:value="950.375" calcext:value-type="float">
            <text:p>950.375</text:p>
          </table:table-cell>
          <table:table-cell table:formula="of:=[.D880]/[.$I$2]" office:value-type="float" office:value="0.218598180672269" calcext:value-type="float">
            <text:p>0.218598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53" calcext:value-type="float">
            <text:p>107.953</text:p>
          </table:table-cell>
          <table:table-cell office:value-type="float" office:value="0.52050781" calcext:value-type="float">
            <text:p>0.52050781</text:p>
          </table:table-cell>
          <table:table-cell table:formula="of:=[.$E$781]+[.C881]" office:value-type="float" office:value="951.484" calcext:value-type="float">
            <text:p>951.484</text:p>
          </table:table-cell>
          <table:table-cell table:formula="of:=[.D881]/[.$I$2]" office:value-type="float" office:value="0.218700760504202" calcext:value-type="float">
            <text:p>0.218700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47" calcext:value-type="float">
            <text:p>109.047</text:p>
          </table:table-cell>
          <table:table-cell office:value-type="float" office:value="0.51928711" calcext:value-type="float">
            <text:p>0.51928711</text:p>
          </table:table-cell>
          <table:table-cell table:formula="of:=[.$E$781]+[.C882]" office:value-type="float" office:value="952.578" calcext:value-type="float">
            <text:p>952.578</text:p>
          </table:table-cell>
          <table:table-cell table:formula="of:=[.D882]/[.$I$2]" office:value-type="float" office:value="0.218187861344538" calcext:value-type="float">
            <text:p>0.218187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0.52001953" calcext:value-type="float">
            <text:p>0.52001953</text:p>
          </table:table-cell>
          <table:table-cell table:formula="of:=[.$E$781]+[.C883]" office:value-type="float" office:value="953.687" calcext:value-type="float">
            <text:p>953.687</text:p>
          </table:table-cell>
          <table:table-cell table:formula="of:=[.D883]/[.$I$2]" office:value-type="float" office:value="0.218495600840336" calcext:value-type="float">
            <text:p>0.218495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5" calcext:value-type="float">
            <text:p>111.25</text:p>
          </table:table-cell>
          <table:table-cell office:value-type="float" office:value="0.51928711" calcext:value-type="float">
            <text:p>0.51928711</text:p>
          </table:table-cell>
          <table:table-cell table:formula="of:=[.$E$781]+[.C884]" office:value-type="float" office:value="954.781" calcext:value-type="float">
            <text:p>954.781</text:p>
          </table:table-cell>
          <table:table-cell table:formula="of:=[.D884]/[.$I$2]" office:value-type="float" office:value="0.218187861344538" calcext:value-type="float">
            <text:p>0.218187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44" calcext:value-type="float">
            <text:p>112.344</text:p>
          </table:table-cell>
          <table:table-cell office:value-type="float" office:value="0.52294922" calcext:value-type="float">
            <text:p>0.52294922</text:p>
          </table:table-cell>
          <table:table-cell table:formula="of:=[.$E$781]+[.C885]" office:value-type="float" office:value="955.875" calcext:value-type="float">
            <text:p>955.875</text:p>
          </table:table-cell>
          <table:table-cell table:formula="of:=[.D885]/[.$I$2]" office:value-type="float" office:value="0.21972656302521" calcext:value-type="float">
            <text:p>0.21972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53" calcext:value-type="float">
            <text:p>113.453</text:p>
          </table:table-cell>
          <table:table-cell office:value-type="float" office:value="0.52001953" calcext:value-type="float">
            <text:p>0.52001953</text:p>
          </table:table-cell>
          <table:table-cell table:formula="of:=[.$E$781]+[.C886]" office:value-type="float" office:value="956.984" calcext:value-type="float">
            <text:p>956.984</text:p>
          </table:table-cell>
          <table:table-cell table:formula="of:=[.D886]/[.$I$2]" office:value-type="float" office:value="0.218495600840336" calcext:value-type="float">
            <text:p>0.218495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47" calcext:value-type="float">
            <text:p>114.547</text:p>
          </table:table-cell>
          <table:table-cell office:value-type="float" office:value="0.52441406" calcext:value-type="float">
            <text:p>0.52441406</text:p>
          </table:table-cell>
          <table:table-cell table:formula="of:=[.$E$781]+[.C887]" office:value-type="float" office:value="958.078" calcext:value-type="float">
            <text:p>958.078</text:p>
          </table:table-cell>
          <table:table-cell table:formula="of:=[.D887]/[.$I$2]" office:value-type="float" office:value="0.220342042016807" calcext:value-type="float">
            <text:p>0.220342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56" calcext:value-type="float">
            <text:p>115.656</text:p>
          </table:table-cell>
          <table:table-cell office:value-type="float" office:value="0.52587891" calcext:value-type="float">
            <text:p>0.52587891</text:p>
          </table:table-cell>
          <table:table-cell table:formula="of:=[.$E$781]+[.C888]" office:value-type="float" office:value="959.187" calcext:value-type="float">
            <text:p>959.187</text:p>
          </table:table-cell>
          <table:table-cell table:formula="of:=[.D888]/[.$I$2]" office:value-type="float" office:value="0.220957525210084" calcext:value-type="float">
            <text:p>0.2209575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52661133" calcext:value-type="float">
            <text:p>0.52661133</text:p>
          </table:table-cell>
          <table:table-cell table:formula="of:=[.$E$781]+[.C889]" office:value-type="float" office:value="960.281" calcext:value-type="float">
            <text:p>960.281</text:p>
          </table:table-cell>
          <table:table-cell table:formula="of:=[.D889]/[.$I$2]" office:value-type="float" office:value="0.221265264705882" calcext:value-type="float">
            <text:p>0.221265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44" calcext:value-type="float">
            <text:p>117.844</text:p>
          </table:table-cell>
          <table:table-cell office:value-type="float" office:value="0.52661133" calcext:value-type="float">
            <text:p>0.52661133</text:p>
          </table:table-cell>
          <table:table-cell table:formula="of:=[.$E$781]+[.C890]" office:value-type="float" office:value="961.375" calcext:value-type="float">
            <text:p>961.375</text:p>
          </table:table-cell>
          <table:table-cell table:formula="of:=[.D890]/[.$I$2]" office:value-type="float" office:value="0.221265264705882" calcext:value-type="float">
            <text:p>0.221265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0.52685547" calcext:value-type="float">
            <text:p>0.52685547</text:p>
          </table:table-cell>
          <table:table-cell table:formula="of:=[.$E$781]+[.C891]" office:value-type="float" office:value="962.484" calcext:value-type="float">
            <text:p>962.484</text:p>
          </table:table-cell>
          <table:table-cell table:formula="of:=[.D891]/[.$I$2]" office:value-type="float" office:value="0.221367844537815" calcext:value-type="float">
            <text:p>0.221367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47" calcext:value-type="float">
            <text:p>120.047</text:p>
          </table:table-cell>
          <table:table-cell office:value-type="float" office:value="0.52563477" calcext:value-type="float">
            <text:p>0.52563477</text:p>
          </table:table-cell>
          <table:table-cell table:formula="of:=[.$E$781]+[.C892]" office:value-type="float" office:value="963.578" calcext:value-type="float">
            <text:p>963.578</text:p>
          </table:table-cell>
          <table:table-cell table:formula="of:=[.D892]/[.$I$2]" office:value-type="float" office:value="0.220854945378151" calcext:value-type="float">
            <text:p>0.220854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table:formula="of:=[.D893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77148438" calcext:value-type="float">
            <text:p>0.77148438</text:p>
          </table:table-cell>
          <table:table-cell table:formula="of:=[.$E$892]+[.C894]" office:value-type="float" office:value="963.688" calcext:value-type="float">
            <text:p>963.688</text:p>
          </table:table-cell>
          <table:table-cell table:formula="of:=[.D894]/[.$I$2]" office:value-type="float" office:value="0.324153100840336" calcext:value-type="float">
            <text:p>0.3241531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77416992" calcext:value-type="float">
            <text:p>0.77416992</text:p>
          </table:table-cell>
          <table:table-cell table:formula="of:=[.$E$892]+[.C895]" office:value-type="float" office:value="964.797" calcext:value-type="float">
            <text:p>964.797</text:p>
          </table:table-cell>
          <table:table-cell table:formula="of:=[.D895]/[.$I$2]" office:value-type="float" office:value="0.325281478991597" calcext:value-type="float">
            <text:p>0.325281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77880859" calcext:value-type="float">
            <text:p>0.77880859</text:p>
          </table:table-cell>
          <table:table-cell table:formula="of:=[.$E$892]+[.C896]" office:value-type="float" office:value="965.891" calcext:value-type="float">
            <text:p>965.891</text:p>
          </table:table-cell>
          <table:table-cell table:formula="of:=[.D896]/[.$I$2]" office:value-type="float" office:value="0.3272305" calcext:value-type="float">
            <text:p>0.3272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0.78076172" calcext:value-type="float">
            <text:p>0.78076172</text:p>
          </table:table-cell>
          <table:table-cell table:formula="of:=[.$E$892]+[.C897]" office:value-type="float" office:value="966.985" calcext:value-type="float">
            <text:p>966.985</text:p>
          </table:table-cell>
          <table:table-cell table:formula="of:=[.D897]/[.$I$2]" office:value-type="float" office:value="0.328051142857143" calcext:value-type="float">
            <text:p>0.328051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78417969" calcext:value-type="float">
            <text:p>0.78417969</text:p>
          </table:table-cell>
          <table:table-cell table:formula="of:=[.$E$892]+[.C898]" office:value-type="float" office:value="968.094" calcext:value-type="float">
            <text:p>968.094</text:p>
          </table:table-cell>
          <table:table-cell table:formula="of:=[.D898]/[.$I$2]" office:value-type="float" office:value="0.329487264705882" calcext:value-type="float">
            <text:p>0.329487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" calcext:value-type="float">
            <text:p>5.61</text:p>
          </table:table-cell>
          <table:table-cell office:value-type="float" office:value="0.7902832" calcext:value-type="float">
            <text:p>0.7902832</text:p>
          </table:table-cell>
          <table:table-cell table:formula="of:=[.$E$892]+[.C899]" office:value-type="float" office:value="969.188" calcext:value-type="float">
            <text:p>969.188</text:p>
          </table:table-cell>
          <table:table-cell table:formula="of:=[.D899]/[.$I$2]" office:value-type="float" office:value="0.332051764705882" calcext:value-type="float">
            <text:p>0.3320517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79125977" calcext:value-type="float">
            <text:p>0.79125977</text:p>
          </table:table-cell>
          <table:table-cell table:formula="of:=[.$E$892]+[.C900]" office:value-type="float" office:value="970.297" calcext:value-type="float">
            <text:p>970.297</text:p>
          </table:table-cell>
          <table:table-cell table:formula="of:=[.D900]/[.$I$2]" office:value-type="float" office:value="0.332462088235294" calcext:value-type="float">
            <text:p>0.332462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79272461" calcext:value-type="float">
            <text:p>0.79272461</text:p>
          </table:table-cell>
          <table:table-cell table:formula="of:=[.$E$892]+[.C901]" office:value-type="float" office:value="971.391" calcext:value-type="float">
            <text:p>971.391</text:p>
          </table:table-cell>
          <table:table-cell table:formula="of:=[.D901]/[.$I$2]" office:value-type="float" office:value="0.333077567226891" calcext:value-type="float">
            <text:p>0.333077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0.7956543" calcext:value-type="float">
            <text:p>0.7956543</text:p>
          </table:table-cell>
          <table:table-cell table:formula="of:=[.$E$892]+[.C902]" office:value-type="float" office:value="972.485" calcext:value-type="float">
            <text:p>972.485</text:p>
          </table:table-cell>
          <table:table-cell table:formula="of:=[.D902]/[.$I$2]" office:value-type="float" office:value="0.334308529411765" calcext:value-type="float">
            <text:p>0.334308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79858398" calcext:value-type="float">
            <text:p>0.79858398</text:p>
          </table:table-cell>
          <table:table-cell table:formula="of:=[.$E$892]+[.C903]" office:value-type="float" office:value="973.594" calcext:value-type="float">
            <text:p>973.594</text:p>
          </table:table-cell>
          <table:table-cell table:formula="of:=[.D903]/[.$I$2]" office:value-type="float" office:value="0.335539487394958" calcext:value-type="float">
            <text:p>0.335539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1" calcext:value-type="float">
            <text:p>11.11</text:p>
          </table:table-cell>
          <table:table-cell office:value-type="float" office:value="0.80053711" calcext:value-type="float">
            <text:p>0.80053711</text:p>
          </table:table-cell>
          <table:table-cell table:formula="of:=[.$E$892]+[.C904]" office:value-type="float" office:value="974.688" calcext:value-type="float">
            <text:p>974.688</text:p>
          </table:table-cell>
          <table:table-cell table:formula="of:=[.D904]/[.$I$2]" office:value-type="float" office:value="0.336360130252101" calcext:value-type="float">
            <text:p>0.3363601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8046875" calcext:value-type="float">
            <text:p>0.8046875</text:p>
          </table:table-cell>
          <table:table-cell table:formula="of:=[.$E$892]+[.C905]" office:value-type="float" office:value="975.797" calcext:value-type="float">
            <text:p>975.797</text:p>
          </table:table-cell>
          <table:table-cell table:formula="of:=[.D905]/[.$I$2]" office:value-type="float" office:value="0.338103991596639" calcext:value-type="float">
            <text:p>0.3381039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80981445" calcext:value-type="float">
            <text:p>0.80981445</text:p>
          </table:table-cell>
          <table:table-cell table:formula="of:=[.$E$892]+[.C906]" office:value-type="float" office:value="976.891" calcext:value-type="float">
            <text:p>976.891</text:p>
          </table:table-cell>
          <table:table-cell table:formula="of:=[.D906]/[.$I$2]" office:value-type="float" office:value="0.340258172268908" calcext:value-type="float">
            <text:p>0.340258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8112793" calcext:value-type="float">
            <text:p>0.8112793</text:p>
          </table:table-cell>
          <table:table-cell table:formula="of:=[.$E$892]+[.C907]" office:value-type="float" office:value="978" calcext:value-type="float">
            <text:p>978</text:p>
          </table:table-cell>
          <table:table-cell table:formula="of:=[.D907]/[.$I$2]" office:value-type="float" office:value="0.340873655462185" calcext:value-type="float">
            <text:p>0.3408736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81274414" calcext:value-type="float">
            <text:p>0.81274414</text:p>
          </table:table-cell>
          <table:table-cell table:formula="of:=[.$E$892]+[.C908]" office:value-type="float" office:value="979.094" calcext:value-type="float">
            <text:p>979.094</text:p>
          </table:table-cell>
          <table:table-cell table:formula="of:=[.D908]/[.$I$2]" office:value-type="float" office:value="0.341489134453781" calcext:value-type="float">
            <text:p>0.341489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1" calcext:value-type="float">
            <text:p>16.61</text:p>
          </table:table-cell>
          <table:table-cell office:value-type="float" office:value="0.81445312" calcext:value-type="float">
            <text:p>0.81445312</text:p>
          </table:table-cell>
          <table:table-cell table:formula="of:=[.$E$892]+[.C909]" office:value-type="float" office:value="980.188" calcext:value-type="float">
            <text:p>980.188</text:p>
          </table:table-cell>
          <table:table-cell table:formula="of:=[.D909]/[.$I$2]" office:value-type="float" office:value="0.342207193277311" calcext:value-type="float">
            <text:p>0.342207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81713867" calcext:value-type="float">
            <text:p>0.81713867</text:p>
          </table:table-cell>
          <table:table-cell table:formula="of:=[.$E$892]+[.C910]" office:value-type="float" office:value="981.297" calcext:value-type="float">
            <text:p>981.297</text:p>
          </table:table-cell>
          <table:table-cell table:formula="of:=[.D910]/[.$I$2]" office:value-type="float" office:value="0.343335575630252" calcext:value-type="float">
            <text:p>0.343335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82202148" calcext:value-type="float">
            <text:p>0.82202148</text:p>
          </table:table-cell>
          <table:table-cell table:formula="of:=[.$E$892]+[.C911]" office:value-type="float" office:value="982.391" calcext:value-type="float">
            <text:p>982.391</text:p>
          </table:table-cell>
          <table:table-cell table:formula="of:=[.D911]/[.$I$2]" office:value-type="float" office:value="0.345387176470588" calcext:value-type="float">
            <text:p>0.3453871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0.82592773" calcext:value-type="float">
            <text:p>0.82592773</text:p>
          </table:table-cell>
          <table:table-cell table:formula="of:=[.$E$892]+[.C912]" office:value-type="float" office:value="983.5" calcext:value-type="float">
            <text:p>983.5</text:p>
          </table:table-cell>
          <table:table-cell table:formula="of:=[.D912]/[.$I$2]" office:value-type="float" office:value="0.347028457983193" calcext:value-type="float">
            <text:p>0.347028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82739258" calcext:value-type="float">
            <text:p>0.82739258</text:p>
          </table:table-cell>
          <table:table-cell table:formula="of:=[.$E$892]+[.C913]" office:value-type="float" office:value="984.594" calcext:value-type="float">
            <text:p>984.594</text:p>
          </table:table-cell>
          <table:table-cell table:formula="of:=[.D913]/[.$I$2]" office:value-type="float" office:value="0.347643941176471" calcext:value-type="float">
            <text:p>0.347643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83178711" calcext:value-type="float">
            <text:p>0.83178711</text:p>
          </table:table-cell>
          <table:table-cell table:formula="of:=[.$E$892]+[.C914]" office:value-type="float" office:value="985.688" calcext:value-type="float">
            <text:p>985.688</text:p>
          </table:table-cell>
          <table:table-cell table:formula="of:=[.D914]/[.$I$2]" office:value-type="float" office:value="0.349490382352941" calcext:value-type="float">
            <text:p>0.349490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83569336" calcext:value-type="float">
            <text:p>0.83569336</text:p>
          </table:table-cell>
          <table:table-cell table:formula="of:=[.$E$892]+[.C915]" office:value-type="float" office:value="986.797" calcext:value-type="float">
            <text:p>986.797</text:p>
          </table:table-cell>
          <table:table-cell table:formula="of:=[.D915]/[.$I$2]" office:value-type="float" office:value="0.351131663865546" calcext:value-type="float">
            <text:p>0.351131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83886719" calcext:value-type="float">
            <text:p>0.83886719</text:p>
          </table:table-cell>
          <table:table-cell table:formula="of:=[.$E$892]+[.C916]" office:value-type="float" office:value="987.891" calcext:value-type="float">
            <text:p>987.891</text:p>
          </table:table-cell>
          <table:table-cell table:formula="of:=[.D916]/[.$I$2]" office:value-type="float" office:value="0.352465205882353" calcext:value-type="float">
            <text:p>0.3524652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84228516" calcext:value-type="float">
            <text:p>0.84228516</text:p>
          </table:table-cell>
          <table:table-cell table:formula="of:=[.$E$892]+[.C917]" office:value-type="float" office:value="989" calcext:value-type="float">
            <text:p>989</text:p>
          </table:table-cell>
          <table:table-cell table:formula="of:=[.D917]/[.$I$2]" office:value-type="float" office:value="0.353901327731092" calcext:value-type="float">
            <text:p>0.3539013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84741211" calcext:value-type="float">
            <text:p>0.84741211</text:p>
          </table:table-cell>
          <table:table-cell table:formula="of:=[.$E$892]+[.C918]" office:value-type="float" office:value="990.094" calcext:value-type="float">
            <text:p>990.094</text:p>
          </table:table-cell>
          <table:table-cell table:formula="of:=[.D918]/[.$I$2]" office:value-type="float" office:value="0.356055508403361" calcext:value-type="float">
            <text:p>0.356055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1" calcext:value-type="float">
            <text:p>27.61</text:p>
          </table:table-cell>
          <table:table-cell office:value-type="float" office:value="0.84814453" calcext:value-type="float">
            <text:p>0.84814453</text:p>
          </table:table-cell>
          <table:table-cell table:formula="of:=[.$E$892]+[.C919]" office:value-type="float" office:value="991.188" calcext:value-type="float">
            <text:p>991.188</text:p>
          </table:table-cell>
          <table:table-cell table:formula="of:=[.D919]/[.$I$2]" office:value-type="float" office:value="0.35636324789916" calcext:value-type="float">
            <text:p>0.356363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84277344" calcext:value-type="float">
            <text:p>0.84277344</text:p>
          </table:table-cell>
          <table:table-cell table:formula="of:=[.$E$892]+[.C920]" office:value-type="float" office:value="992.297" calcext:value-type="float">
            <text:p>992.297</text:p>
          </table:table-cell>
          <table:table-cell table:formula="of:=[.D920]/[.$I$2]" office:value-type="float" office:value="0.354106487394958" calcext:value-type="float">
            <text:p>0.354106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84521484" calcext:value-type="float">
            <text:p>0.84521484</text:p>
          </table:table-cell>
          <table:table-cell table:formula="of:=[.$E$892]+[.C921]" office:value-type="float" office:value="993.391" calcext:value-type="float">
            <text:p>993.391</text:p>
          </table:table-cell>
          <table:table-cell table:formula="of:=[.D921]/[.$I$2]" office:value-type="float" office:value="0.355132285714286" calcext:value-type="float">
            <text:p>0.355132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84960938" calcext:value-type="float">
            <text:p>0.84960938</text:p>
          </table:table-cell>
          <table:table-cell table:formula="of:=[.$E$892]+[.C922]" office:value-type="float" office:value="994.5" calcext:value-type="float">
            <text:p>994.5</text:p>
          </table:table-cell>
          <table:table-cell table:formula="of:=[.D922]/[.$I$2]" office:value-type="float" office:value="0.356978731092437" calcext:value-type="float">
            <text:p>0.356978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85473633" calcext:value-type="float">
            <text:p>0.85473633</text:p>
          </table:table-cell>
          <table:table-cell table:formula="of:=[.$E$892]+[.C923]" office:value-type="float" office:value="995.594" calcext:value-type="float">
            <text:p>995.594</text:p>
          </table:table-cell>
          <table:table-cell table:formula="of:=[.D923]/[.$I$2]" office:value-type="float" office:value="0.359132911764706" calcext:value-type="float">
            <text:p>0.359132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1" calcext:value-type="float">
            <text:p>33.11</text:p>
          </table:table-cell>
          <table:table-cell office:value-type="float" office:value="0.859375" calcext:value-type="float">
            <text:p>0.859375</text:p>
          </table:table-cell>
          <table:table-cell table:formula="of:=[.$E$892]+[.C924]" office:value-type="float" office:value="996.688" calcext:value-type="float">
            <text:p>996.688</text:p>
          </table:table-cell>
          <table:table-cell table:formula="of:=[.D924]/[.$I$2]" office:value-type="float" office:value="0.361081932773109" calcext:value-type="float">
            <text:p>0.3610819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85400391" calcext:value-type="float">
            <text:p>0.85400391</text:p>
          </table:table-cell>
          <table:table-cell table:formula="of:=[.$E$892]+[.C925]" office:value-type="float" office:value="997.797" calcext:value-type="float">
            <text:p>997.797</text:p>
          </table:table-cell>
          <table:table-cell table:formula="of:=[.D925]/[.$I$2]" office:value-type="float" office:value="0.358825172268908" calcext:value-type="float">
            <text:p>0.358825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85400391" calcext:value-type="float">
            <text:p>0.85400391</text:p>
          </table:table-cell>
          <table:table-cell table:formula="of:=[.$E$892]+[.C926]" office:value-type="float" office:value="998.891" calcext:value-type="float">
            <text:p>998.891</text:p>
          </table:table-cell>
          <table:table-cell table:formula="of:=[.D926]/[.$I$2]" office:value-type="float" office:value="0.358825172268908" calcext:value-type="float">
            <text:p>0.358825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7" calcext:value-type="float">
            <text:p>36.407</text:p>
          </table:table-cell>
          <table:table-cell office:value-type="float" office:value="0.85351562" calcext:value-type="float">
            <text:p>0.85351562</text:p>
          </table:table-cell>
          <table:table-cell table:formula="of:=[.$E$892]+[.C927]" office:value-type="float" office:value="999.985" calcext:value-type="float">
            <text:p>999.985</text:p>
          </table:table-cell>
          <table:table-cell table:formula="of:=[.D927]/[.$I$2]" office:value-type="float" office:value="0.358620008403361" calcext:value-type="float">
            <text:p>0.358620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85327148" calcext:value-type="float">
            <text:p>0.85327148</text:p>
          </table:table-cell>
          <table:table-cell table:formula="of:=[.$E$892]+[.C928]" office:value-type="float" office:value="1001.094" calcext:value-type="float">
            <text:p>1001.094</text:p>
          </table:table-cell>
          <table:table-cell table:formula="of:=[.D928]/[.$I$2]" office:value-type="float" office:value="0.358517428571429" calcext:value-type="float">
            <text:p>0.358517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1" calcext:value-type="float">
            <text:p>38.61</text:p>
          </table:table-cell>
          <table:table-cell office:value-type="float" office:value="0.85009766" calcext:value-type="float">
            <text:p>0.85009766</text:p>
          </table:table-cell>
          <table:table-cell table:formula="of:=[.$E$892]+[.C929]" office:value-type="float" office:value="1002.188" calcext:value-type="float">
            <text:p>1002.188</text:p>
          </table:table-cell>
          <table:table-cell table:formula="of:=[.D929]/[.$I$2]" office:value-type="float" office:value="0.357183890756303" calcext:value-type="float">
            <text:p>0.357183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85473633" calcext:value-type="float">
            <text:p>0.85473633</text:p>
          </table:table-cell>
          <table:table-cell table:formula="of:=[.$E$892]+[.C930]" office:value-type="float" office:value="1003.297" calcext:value-type="float">
            <text:p>1003.297</text:p>
          </table:table-cell>
          <table:table-cell table:formula="of:=[.D930]/[.$I$2]" office:value-type="float" office:value="0.359132911764706" calcext:value-type="float">
            <text:p>0.359132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85644531" calcext:value-type="float">
            <text:p>0.85644531</text:p>
          </table:table-cell>
          <table:table-cell table:formula="of:=[.$E$892]+[.C931]" office:value-type="float" office:value="1004.391" calcext:value-type="float">
            <text:p>1004.391</text:p>
          </table:table-cell>
          <table:table-cell table:formula="of:=[.D931]/[.$I$2]" office:value-type="float" office:value="0.359850970588235" calcext:value-type="float">
            <text:p>0.3598509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7" calcext:value-type="float">
            <text:p>41.907</text:p>
          </table:table-cell>
          <table:table-cell office:value-type="float" office:value="0.85717773" calcext:value-type="float">
            <text:p>0.85717773</text:p>
          </table:table-cell>
          <table:table-cell table:formula="of:=[.$E$892]+[.C932]" office:value-type="float" office:value="1005.485" calcext:value-type="float">
            <text:p>1005.485</text:p>
          </table:table-cell>
          <table:table-cell table:formula="of:=[.D932]/[.$I$2]" office:value-type="float" office:value="0.360158710084034" calcext:value-type="float">
            <text:p>0.3601587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85742188" calcext:value-type="float">
            <text:p>0.85742188</text:p>
          </table:table-cell>
          <table:table-cell table:formula="of:=[.$E$892]+[.C933]" office:value-type="float" office:value="1006.594" calcext:value-type="float">
            <text:p>1006.594</text:p>
          </table:table-cell>
          <table:table-cell table:formula="of:=[.D933]/[.$I$2]" office:value-type="float" office:value="0.360261294117647" calcext:value-type="float">
            <text:p>0.360261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1" calcext:value-type="float">
            <text:p>44.11</text:p>
          </table:table-cell>
          <table:table-cell office:value-type="float" office:value="0.85717773" calcext:value-type="float">
            <text:p>0.85717773</text:p>
          </table:table-cell>
          <table:table-cell table:formula="of:=[.$E$892]+[.C934]" office:value-type="float" office:value="1007.688" calcext:value-type="float">
            <text:p>1007.688</text:p>
          </table:table-cell>
          <table:table-cell table:formula="of:=[.D934]/[.$I$2]" office:value-type="float" office:value="0.360158710084034" calcext:value-type="float">
            <text:p>0.3601587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85888672" calcext:value-type="float">
            <text:p>0.85888672</text:p>
          </table:table-cell>
          <table:table-cell table:formula="of:=[.$E$892]+[.C935]" office:value-type="float" office:value="1008.797" calcext:value-type="float">
            <text:p>1008.797</text:p>
          </table:table-cell>
          <table:table-cell table:formula="of:=[.D935]/[.$I$2]" office:value-type="float" office:value="0.360876773109244" calcext:value-type="float">
            <text:p>0.360876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86010742" calcext:value-type="float">
            <text:p>0.86010742</text:p>
          </table:table-cell>
          <table:table-cell table:formula="of:=[.$E$892]+[.C936]" office:value-type="float" office:value="1009.891" calcext:value-type="float">
            <text:p>1009.891</text:p>
          </table:table-cell>
          <table:table-cell table:formula="of:=[.D936]/[.$I$2]" office:value-type="float" office:value="0.361389672268908" calcext:value-type="float">
            <text:p>0.3613896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0.86254883" calcext:value-type="float">
            <text:p>0.86254883</text:p>
          </table:table-cell>
          <table:table-cell table:formula="of:=[.$E$892]+[.C937]" office:value-type="float" office:value="1010.985" calcext:value-type="float">
            <text:p>1010.985</text:p>
          </table:table-cell>
          <table:table-cell table:formula="of:=[.D937]/[.$I$2]" office:value-type="float" office:value="0.362415474789916" calcext:value-type="float">
            <text:p>0.362415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86352539" calcext:value-type="float">
            <text:p>0.86352539</text:p>
          </table:table-cell>
          <table:table-cell table:formula="of:=[.$E$892]+[.C938]" office:value-type="float" office:value="1012.094" calcext:value-type="float">
            <text:p>1012.094</text:p>
          </table:table-cell>
          <table:table-cell table:formula="of:=[.D938]/[.$I$2]" office:value-type="float" office:value="0.362825794117647" calcext:value-type="float">
            <text:p>0.3628257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1" calcext:value-type="float">
            <text:p>49.61</text:p>
          </table:table-cell>
          <table:table-cell office:value-type="float" office:value="0.86523438" calcext:value-type="float">
            <text:p>0.86523438</text:p>
          </table:table-cell>
          <table:table-cell table:formula="of:=[.$E$892]+[.C939]" office:value-type="float" office:value="1013.188" calcext:value-type="float">
            <text:p>1013.188</text:p>
          </table:table-cell>
          <table:table-cell table:formula="of:=[.D939]/[.$I$2]" office:value-type="float" office:value="0.363543857142857" calcext:value-type="float">
            <text:p>0.363543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86816406" calcext:value-type="float">
            <text:p>0.86816406</text:p>
          </table:table-cell>
          <table:table-cell table:formula="of:=[.$E$892]+[.C940]" office:value-type="float" office:value="1014.297" calcext:value-type="float">
            <text:p>1014.297</text:p>
          </table:table-cell>
          <table:table-cell table:formula="of:=[.D940]/[.$I$2]" office:value-type="float" office:value="0.36477481512605" calcext:value-type="float">
            <text:p>0.3647748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87060547" calcext:value-type="float">
            <text:p>0.87060547</text:p>
          </table:table-cell>
          <table:table-cell table:formula="of:=[.$E$892]+[.C941]" office:value-type="float" office:value="1015.391" calcext:value-type="float">
            <text:p>1015.391</text:p>
          </table:table-cell>
          <table:table-cell table:formula="of:=[.D941]/[.$I$2]" office:value-type="float" office:value="0.365800617647059" calcext:value-type="float">
            <text:p>0.365800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0.86767578" calcext:value-type="float">
            <text:p>0.86767578</text:p>
          </table:table-cell>
          <table:table-cell table:formula="of:=[.$E$892]+[.C942]" office:value-type="float" office:value="1016.485" calcext:value-type="float">
            <text:p>1016.485</text:p>
          </table:table-cell>
          <table:table-cell table:formula="of:=[.D942]/[.$I$2]" office:value-type="float" office:value="0.364569655462185" calcext:value-type="float">
            <text:p>0.3645696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86889648" calcext:value-type="float">
            <text:p>0.86889648</text:p>
          </table:table-cell>
          <table:table-cell table:formula="of:=[.$E$892]+[.C943]" office:value-type="float" office:value="1017.594" calcext:value-type="float">
            <text:p>1017.594</text:p>
          </table:table-cell>
          <table:table-cell table:formula="of:=[.D943]/[.$I$2]" office:value-type="float" office:value="0.365082554621849" calcext:value-type="float">
            <text:p>0.365082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1" calcext:value-type="float">
            <text:p>55.11</text:p>
          </table:table-cell>
          <table:table-cell office:value-type="float" office:value="0.87011719" calcext:value-type="float">
            <text:p>0.87011719</text:p>
          </table:table-cell>
          <table:table-cell table:formula="of:=[.$E$892]+[.C944]" office:value-type="float" office:value="1018.688" calcext:value-type="float">
            <text:p>1018.688</text:p>
          </table:table-cell>
          <table:table-cell table:formula="of:=[.D944]/[.$I$2]" office:value-type="float" office:value="0.365595457983193" calcext:value-type="float">
            <text:p>0.365595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87304688" calcext:value-type="float">
            <text:p>0.87304688</text:p>
          </table:table-cell>
          <table:table-cell table:formula="of:=[.$E$892]+[.C945]" office:value-type="float" office:value="1019.797" calcext:value-type="float">
            <text:p>1019.797</text:p>
          </table:table-cell>
          <table:table-cell table:formula="of:=[.D945]/[.$I$2]" office:value-type="float" office:value="0.366826420168067" calcext:value-type="float">
            <text:p>0.366826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87036133" calcext:value-type="float">
            <text:p>0.87036133</text:p>
          </table:table-cell>
          <table:table-cell table:formula="of:=[.$E$892]+[.C946]" office:value-type="float" office:value="1020.891" calcext:value-type="float">
            <text:p>1020.891</text:p>
          </table:table-cell>
          <table:table-cell table:formula="of:=[.D946]/[.$I$2]" office:value-type="float" office:value="0.365698037815126" calcext:value-type="float">
            <text:p>0.365698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0.87109375" calcext:value-type="float">
            <text:p>0.87109375</text:p>
          </table:table-cell>
          <table:table-cell table:formula="of:=[.$E$892]+[.C947]" office:value-type="float" office:value="1021.985" calcext:value-type="float">
            <text:p>1021.985</text:p>
          </table:table-cell>
          <table:table-cell table:formula="of:=[.D947]/[.$I$2]" office:value-type="float" office:value="0.366005777310924" calcext:value-type="float">
            <text:p>0.366005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87402344" calcext:value-type="float">
            <text:p>0.87402344</text:p>
          </table:table-cell>
          <table:table-cell table:formula="of:=[.$E$892]+[.C948]" office:value-type="float" office:value="1023.094" calcext:value-type="float">
            <text:p>1023.094</text:p>
          </table:table-cell>
          <table:table-cell table:formula="of:=[.D948]/[.$I$2]" office:value-type="float" office:value="0.367236739495798" calcext:value-type="float">
            <text:p>0.367236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1" calcext:value-type="float">
            <text:p>60.61</text:p>
          </table:table-cell>
          <table:table-cell office:value-type="float" office:value="0.87353516" calcext:value-type="float">
            <text:p>0.87353516</text:p>
          </table:table-cell>
          <table:table-cell table:formula="of:=[.$E$892]+[.C949]" office:value-type="float" office:value="1024.188" calcext:value-type="float">
            <text:p>1024.188</text:p>
          </table:table-cell>
          <table:table-cell table:formula="of:=[.D949]/[.$I$2]" office:value-type="float" office:value="0.367031579831933" calcext:value-type="float">
            <text:p>0.367031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87548828" calcext:value-type="float">
            <text:p>0.87548828</text:p>
          </table:table-cell>
          <table:table-cell table:formula="of:=[.$E$892]+[.C950]" office:value-type="float" office:value="1025.297" calcext:value-type="float">
            <text:p>1025.297</text:p>
          </table:table-cell>
          <table:table-cell table:formula="of:=[.D950]/[.$I$2]" office:value-type="float" office:value="0.367852218487395" calcext:value-type="float">
            <text:p>0.367852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87036133" calcext:value-type="float">
            <text:p>0.87036133</text:p>
          </table:table-cell>
          <table:table-cell table:formula="of:=[.$E$892]+[.C951]" office:value-type="float" office:value="1026.391" calcext:value-type="float">
            <text:p>1026.391</text:p>
          </table:table-cell>
          <table:table-cell table:formula="of:=[.D951]/[.$I$2]" office:value-type="float" office:value="0.365698037815126" calcext:value-type="float">
            <text:p>0.365698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0.87304688" calcext:value-type="float">
            <text:p>0.87304688</text:p>
          </table:table-cell>
          <table:table-cell table:formula="of:=[.$E$892]+[.C952]" office:value-type="float" office:value="1027.485" calcext:value-type="float">
            <text:p>1027.485</text:p>
          </table:table-cell>
          <table:table-cell table:formula="of:=[.D952]/[.$I$2]" office:value-type="float" office:value="0.366826420168067" calcext:value-type="float">
            <text:p>0.366826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87573242" calcext:value-type="float">
            <text:p>0.87573242</text:p>
          </table:table-cell>
          <table:table-cell table:formula="of:=[.$E$892]+[.C953]" office:value-type="float" office:value="1028.594" calcext:value-type="float">
            <text:p>1028.594</text:p>
          </table:table-cell>
          <table:table-cell table:formula="of:=[.D953]/[.$I$2]" office:value-type="float" office:value="0.367954798319328" calcext:value-type="float">
            <text:p>0.367954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1" calcext:value-type="float">
            <text:p>66.11</text:p>
          </table:table-cell>
          <table:table-cell office:value-type="float" office:value="0.87451172" calcext:value-type="float">
            <text:p>0.87451172</text:p>
          </table:table-cell>
          <table:table-cell table:formula="of:=[.$E$892]+[.C954]" office:value-type="float" office:value="1029.688" calcext:value-type="float">
            <text:p>1029.688</text:p>
          </table:table-cell>
          <table:table-cell table:formula="of:=[.D954]/[.$I$2]" office:value-type="float" office:value="0.367441899159664" calcext:value-type="float">
            <text:p>0.367441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87915039" calcext:value-type="float">
            <text:p>0.87915039</text:p>
          </table:table-cell>
          <table:table-cell table:formula="of:=[.$E$892]+[.C955]" office:value-type="float" office:value="1030.797" calcext:value-type="float">
            <text:p>1030.797</text:p>
          </table:table-cell>
          <table:table-cell table:formula="of:=[.D955]/[.$I$2]" office:value-type="float" office:value="0.369390920168067" calcext:value-type="float">
            <text:p>0.3693909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0.87719727" calcext:value-type="float">
            <text:p>0.87719727</text:p>
          </table:table-cell>
          <table:table-cell table:formula="of:=[.$E$892]+[.C956]" office:value-type="float" office:value="1031.891" calcext:value-type="float">
            <text:p>1031.891</text:p>
          </table:table-cell>
          <table:table-cell table:formula="of:=[.D956]/[.$I$2]" office:value-type="float" office:value="0.368570281512605" calcext:value-type="float">
            <text:p>0.368570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0.8815918" calcext:value-type="float">
            <text:p>0.8815918</text:p>
          </table:table-cell>
          <table:table-cell table:formula="of:=[.$E$892]+[.C957]" office:value-type="float" office:value="1032.985" calcext:value-type="float">
            <text:p>1032.985</text:p>
          </table:table-cell>
          <table:table-cell table:formula="of:=[.D957]/[.$I$2]" office:value-type="float" office:value="0.370416722689076" calcext:value-type="float">
            <text:p>0.370416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88232422" calcext:value-type="float">
            <text:p>0.88232422</text:p>
          </table:table-cell>
          <table:table-cell table:formula="of:=[.$E$892]+[.C958]" office:value-type="float" office:value="1034.094" calcext:value-type="float">
            <text:p>1034.094</text:p>
          </table:table-cell>
          <table:table-cell table:formula="of:=[.D958]/[.$I$2]" office:value-type="float" office:value="0.370724462184874" calcext:value-type="float">
            <text:p>0.3707244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1" calcext:value-type="float">
            <text:p>71.61</text:p>
          </table:table-cell>
          <table:table-cell office:value-type="float" office:value="0.88525391" calcext:value-type="float">
            <text:p>0.88525391</text:p>
          </table:table-cell>
          <table:table-cell table:formula="of:=[.$E$892]+[.C959]" office:value-type="float" office:value="1035.188" calcext:value-type="float">
            <text:p>1035.188</text:p>
          </table:table-cell>
          <table:table-cell table:formula="of:=[.D959]/[.$I$2]" office:value-type="float" office:value="0.371955424369748" calcext:value-type="float">
            <text:p>0.371955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88354492" calcext:value-type="float">
            <text:p>0.88354492</text:p>
          </table:table-cell>
          <table:table-cell table:formula="of:=[.$E$892]+[.C960]" office:value-type="float" office:value="1036.297" calcext:value-type="float">
            <text:p>1036.297</text:p>
          </table:table-cell>
          <table:table-cell table:formula="of:=[.D960]/[.$I$2]" office:value-type="float" office:value="0.371237361344538" calcext:value-type="float">
            <text:p>0.3712373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0.88452148" calcext:value-type="float">
            <text:p>0.88452148</text:p>
          </table:table-cell>
          <table:table-cell table:formula="of:=[.$E$892]+[.C961]" office:value-type="float" office:value="1037.391" calcext:value-type="float">
            <text:p>1037.391</text:p>
          </table:table-cell>
          <table:table-cell table:formula="of:=[.D961]/[.$I$2]" office:value-type="float" office:value="0.371647680672269" calcext:value-type="float">
            <text:p>0.371647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0.89208984" calcext:value-type="float">
            <text:p>0.89208984</text:p>
          </table:table-cell>
          <table:table-cell table:formula="of:=[.$E$892]+[.C962]" office:value-type="float" office:value="1038.485" calcext:value-type="float">
            <text:p>1038.485</text:p>
          </table:table-cell>
          <table:table-cell table:formula="of:=[.D962]/[.$I$2]" office:value-type="float" office:value="0.374827663865546" calcext:value-type="float">
            <text:p>0.374827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89160156" calcext:value-type="float">
            <text:p>0.89160156</text:p>
          </table:table-cell>
          <table:table-cell table:formula="of:=[.$E$892]+[.C963]" office:value-type="float" office:value="1039.594" calcext:value-type="float">
            <text:p>1039.594</text:p>
          </table:table-cell>
          <table:table-cell table:formula="of:=[.D963]/[.$I$2]" office:value-type="float" office:value="0.374622504201681" calcext:value-type="float">
            <text:p>0.374622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1" calcext:value-type="float">
            <text:p>77.11</text:p>
          </table:table-cell>
          <table:table-cell office:value-type="float" office:value="0.88818359" calcext:value-type="float">
            <text:p>0.88818359</text:p>
          </table:table-cell>
          <table:table-cell table:formula="of:=[.$E$892]+[.C964]" office:value-type="float" office:value="1040.688" calcext:value-type="float">
            <text:p>1040.688</text:p>
          </table:table-cell>
          <table:table-cell table:formula="of:=[.D964]/[.$I$2]" office:value-type="float" office:value="0.373186382352941" calcext:value-type="float">
            <text:p>0.373186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89306641" calcext:value-type="float">
            <text:p>0.89306641</text:p>
          </table:table-cell>
          <table:table-cell table:formula="of:=[.$E$892]+[.C965]" office:value-type="float" office:value="1041.797" calcext:value-type="float">
            <text:p>1041.797</text:p>
          </table:table-cell>
          <table:table-cell table:formula="of:=[.D965]/[.$I$2]" office:value-type="float" office:value="0.375237987394958" calcext:value-type="float">
            <text:p>0.375237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0.89233398" calcext:value-type="float">
            <text:p>0.89233398</text:p>
          </table:table-cell>
          <table:table-cell table:formula="of:=[.$E$892]+[.C966]" office:value-type="float" office:value="1042.891" calcext:value-type="float">
            <text:p>1042.891</text:p>
          </table:table-cell>
          <table:table-cell table:formula="of:=[.D966]/[.$I$2]" office:value-type="float" office:value="0.374930243697479" calcext:value-type="float">
            <text:p>0.3749302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0.89526367" calcext:value-type="float">
            <text:p>0.89526367</text:p>
          </table:table-cell>
          <table:table-cell table:formula="of:=[.$E$892]+[.C967]" office:value-type="float" office:value="1043.985" calcext:value-type="float">
            <text:p>1043.985</text:p>
          </table:table-cell>
          <table:table-cell table:formula="of:=[.D967]/[.$I$2]" office:value-type="float" office:value="0.376161205882353" calcext:value-type="float">
            <text:p>0.3761612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89990234" calcext:value-type="float">
            <text:p>0.89990234</text:p>
          </table:table-cell>
          <table:table-cell table:formula="of:=[.$E$892]+[.C968]" office:value-type="float" office:value="1045.094" calcext:value-type="float">
            <text:p>1045.094</text:p>
          </table:table-cell>
          <table:table-cell table:formula="of:=[.D968]/[.$I$2]" office:value-type="float" office:value="0.378110226890756" calcext:value-type="float">
            <text:p>0.3781102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1" calcext:value-type="float">
            <text:p>82.61</text:p>
          </table:table-cell>
          <table:table-cell office:value-type="float" office:value="0.90356445" calcext:value-type="float">
            <text:p>0.90356445</text:p>
          </table:table-cell>
          <table:table-cell table:formula="of:=[.$E$892]+[.C969]" office:value-type="float" office:value="1046.188" calcext:value-type="float">
            <text:p>1046.188</text:p>
          </table:table-cell>
          <table:table-cell table:formula="of:=[.D969]/[.$I$2]" office:value-type="float" office:value="0.379648928571429" calcext:value-type="float">
            <text:p>0.3796489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90332031" calcext:value-type="float">
            <text:p>0.90332031</text:p>
          </table:table-cell>
          <table:table-cell table:formula="of:=[.$E$892]+[.C970]" office:value-type="float" office:value="1047.297" calcext:value-type="float">
            <text:p>1047.297</text:p>
          </table:table-cell>
          <table:table-cell table:formula="of:=[.D970]/[.$I$2]" office:value-type="float" office:value="0.379546348739496" calcext:value-type="float">
            <text:p>0.379546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90283203" calcext:value-type="float">
            <text:p>0.90283203</text:p>
          </table:table-cell>
          <table:table-cell table:formula="of:=[.$E$892]+[.C971]" office:value-type="float" office:value="1048.391" calcext:value-type="float">
            <text:p>1048.391</text:p>
          </table:table-cell>
          <table:table-cell table:formula="of:=[.D971]/[.$I$2]" office:value-type="float" office:value="0.37934118907563" calcext:value-type="float">
            <text:p>0.379341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0.8984375" calcext:value-type="float">
            <text:p>0.8984375</text:p>
          </table:table-cell>
          <table:table-cell table:formula="of:=[.$E$892]+[.C972]" office:value-type="float" office:value="1049.485" calcext:value-type="float">
            <text:p>1049.485</text:p>
          </table:table-cell>
          <table:table-cell table:formula="of:=[.D972]/[.$I$2]" office:value-type="float" office:value="0.37749474789916" calcext:value-type="float">
            <text:p>0.377494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89892578" calcext:value-type="float">
            <text:p>0.89892578</text:p>
          </table:table-cell>
          <table:table-cell table:formula="of:=[.$E$892]+[.C973]" office:value-type="float" office:value="1050.594" calcext:value-type="float">
            <text:p>1050.594</text:p>
          </table:table-cell>
          <table:table-cell table:formula="of:=[.D973]/[.$I$2]" office:value-type="float" office:value="0.377699907563025" calcext:value-type="float">
            <text:p>0.3776999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1" calcext:value-type="float">
            <text:p>88.11</text:p>
          </table:table-cell>
          <table:table-cell office:value-type="float" office:value="0.90161133" calcext:value-type="float">
            <text:p>0.90161133</text:p>
          </table:table-cell>
          <table:table-cell table:formula="of:=[.$E$892]+[.C974]" office:value-type="float" office:value="1051.688" calcext:value-type="float">
            <text:p>1051.688</text:p>
          </table:table-cell>
          <table:table-cell table:formula="of:=[.D974]/[.$I$2]" office:value-type="float" office:value="0.378828289915966" calcext:value-type="float">
            <text:p>0.378828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90722656" calcext:value-type="float">
            <text:p>0.90722656</text:p>
          </table:table-cell>
          <table:table-cell table:formula="of:=[.$E$892]+[.C975]" office:value-type="float" office:value="1052.797" calcext:value-type="float">
            <text:p>1052.797</text:p>
          </table:table-cell>
          <table:table-cell table:formula="of:=[.D975]/[.$I$2]" office:value-type="float" office:value="0.381187630252101" calcext:value-type="float">
            <text:p>0.38118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9050293" calcext:value-type="float">
            <text:p>0.9050293</text:p>
          </table:table-cell>
          <table:table-cell table:formula="of:=[.$E$892]+[.C976]" office:value-type="float" office:value="1053.891" calcext:value-type="float">
            <text:p>1053.891</text:p>
          </table:table-cell>
          <table:table-cell table:formula="of:=[.D976]/[.$I$2]" office:value-type="float" office:value="0.380264411764706" calcext:value-type="float">
            <text:p>0.380264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0.90991211" calcext:value-type="float">
            <text:p>0.90991211</text:p>
          </table:table-cell>
          <table:table-cell table:formula="of:=[.$E$892]+[.C977]" office:value-type="float" office:value="1054.985" calcext:value-type="float">
            <text:p>1054.985</text:p>
          </table:table-cell>
          <table:table-cell table:formula="of:=[.D977]/[.$I$2]" office:value-type="float" office:value="0.382316012605042" calcext:value-type="float">
            <text:p>0.382316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90893555" calcext:value-type="float">
            <text:p>0.90893555</text:p>
          </table:table-cell>
          <table:table-cell table:formula="of:=[.$E$892]+[.C978]" office:value-type="float" office:value="1056.094" calcext:value-type="float">
            <text:p>1056.094</text:p>
          </table:table-cell>
          <table:table-cell table:formula="of:=[.D978]/[.$I$2]" office:value-type="float" office:value="0.381905693277311" calcext:value-type="float">
            <text:p>0.3819056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1" calcext:value-type="float">
            <text:p>93.61</text:p>
          </table:table-cell>
          <table:table-cell office:value-type="float" office:value="0.91455078" calcext:value-type="float">
            <text:p>0.91455078</text:p>
          </table:table-cell>
          <table:table-cell table:formula="of:=[.$E$892]+[.C979]" office:value-type="float" office:value="1057.188" calcext:value-type="float">
            <text:p>1057.188</text:p>
          </table:table-cell>
          <table:table-cell table:formula="of:=[.D979]/[.$I$2]" office:value-type="float" office:value="0.384265033613445" calcext:value-type="float">
            <text:p>0.3842650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91210938" calcext:value-type="float">
            <text:p>0.91210938</text:p>
          </table:table-cell>
          <table:table-cell table:formula="of:=[.$E$892]+[.C980]" office:value-type="float" office:value="1058.297" calcext:value-type="float">
            <text:p>1058.297</text:p>
          </table:table-cell>
          <table:table-cell table:formula="of:=[.D980]/[.$I$2]" office:value-type="float" office:value="0.383239235294118" calcext:value-type="float">
            <text:p>0.383239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91552734" calcext:value-type="float">
            <text:p>0.91552734</text:p>
          </table:table-cell>
          <table:table-cell table:formula="of:=[.$E$892]+[.C981]" office:value-type="float" office:value="1059.391" calcext:value-type="float">
            <text:p>1059.391</text:p>
          </table:table-cell>
          <table:table-cell table:formula="of:=[.D981]/[.$I$2]" office:value-type="float" office:value="0.384675352941176" calcext:value-type="float">
            <text:p>0.384675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0.9152832" calcext:value-type="float">
            <text:p>0.9152832</text:p>
          </table:table-cell>
          <table:table-cell table:formula="of:=[.$E$892]+[.C982]" office:value-type="float" office:value="1060.485" calcext:value-type="float">
            <text:p>1060.485</text:p>
          </table:table-cell>
          <table:table-cell table:formula="of:=[.D982]/[.$I$2]" office:value-type="float" office:value="0.384572773109244" calcext:value-type="float">
            <text:p>0.384572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9140625" calcext:value-type="float">
            <text:p>0.9140625</text:p>
          </table:table-cell>
          <table:table-cell table:formula="of:=[.$E$892]+[.C983]" office:value-type="float" office:value="1061.594" calcext:value-type="float">
            <text:p>1061.594</text:p>
          </table:table-cell>
          <table:table-cell table:formula="of:=[.D983]/[.$I$2]" office:value-type="float" office:value="0.38405987394958" calcext:value-type="float">
            <text:p>0.384059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1" calcext:value-type="float">
            <text:p>99.11</text:p>
          </table:table-cell>
          <table:table-cell office:value-type="float" office:value="0.92724609" calcext:value-type="float">
            <text:p>0.92724609</text:p>
          </table:table-cell>
          <table:table-cell table:formula="of:=[.$E$892]+[.C984]" office:value-type="float" office:value="1062.688" calcext:value-type="float">
            <text:p>1062.688</text:p>
          </table:table-cell>
          <table:table-cell table:formula="of:=[.D984]/[.$I$2]" office:value-type="float" office:value="0.389599197478992" calcext:value-type="float">
            <text:p>0.389599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9309082" calcext:value-type="float">
            <text:p>0.9309082</text:p>
          </table:table-cell>
          <table:table-cell table:formula="of:=[.$E$892]+[.C985]" office:value-type="float" office:value="1063.797" calcext:value-type="float">
            <text:p>1063.797</text:p>
          </table:table-cell>
          <table:table-cell table:formula="of:=[.D985]/[.$I$2]" office:value-type="float" office:value="0.391137899159664" calcext:value-type="float">
            <text:p>0.391137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93164062" calcext:value-type="float">
            <text:p>0.93164062</text:p>
          </table:table-cell>
          <table:table-cell table:formula="of:=[.$E$892]+[.C986]" office:value-type="float" office:value="1064.891" calcext:value-type="float">
            <text:p>1064.891</text:p>
          </table:table-cell>
          <table:table-cell table:formula="of:=[.D986]/[.$I$2]" office:value-type="float" office:value="0.391445638655462" calcext:value-type="float">
            <text:p>0.391445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0.92797852" calcext:value-type="float">
            <text:p>0.92797852</text:p>
          </table:table-cell>
          <table:table-cell table:formula="of:=[.$E$892]+[.C987]" office:value-type="float" office:value="1065.985" calcext:value-type="float">
            <text:p>1065.985</text:p>
          </table:table-cell>
          <table:table-cell table:formula="of:=[.D987]/[.$I$2]" office:value-type="float" office:value="0.389906941176471" calcext:value-type="float">
            <text:p>0.389906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92407227" calcext:value-type="float">
            <text:p>0.92407227</text:p>
          </table:table-cell>
          <table:table-cell table:formula="of:=[.$E$892]+[.C988]" office:value-type="float" office:value="1067.094" calcext:value-type="float">
            <text:p>1067.094</text:p>
          </table:table-cell>
          <table:table-cell table:formula="of:=[.D988]/[.$I$2]" office:value-type="float" office:value="0.388265659663866" calcext:value-type="float">
            <text:p>0.3882656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1" calcext:value-type="float">
            <text:p>104.61</text:p>
          </table:table-cell>
          <table:table-cell office:value-type="float" office:value="0.91918945" calcext:value-type="float">
            <text:p>0.91918945</text:p>
          </table:table-cell>
          <table:table-cell table:formula="of:=[.$E$892]+[.C989]" office:value-type="float" office:value="1068.188" calcext:value-type="float">
            <text:p>1068.188</text:p>
          </table:table-cell>
          <table:table-cell table:formula="of:=[.D989]/[.$I$2]" office:value-type="float" office:value="0.386214054621849" calcext:value-type="float">
            <text:p>0.3862140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92260742" calcext:value-type="float">
            <text:p>0.92260742</text:p>
          </table:table-cell>
          <table:table-cell table:formula="of:=[.$E$892]+[.C990]" office:value-type="float" office:value="1069.297" calcext:value-type="float">
            <text:p>1069.297</text:p>
          </table:table-cell>
          <table:table-cell table:formula="of:=[.D990]/[.$I$2]" office:value-type="float" office:value="0.387650176470588" calcext:value-type="float">
            <text:p>0.3876501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92163086" calcext:value-type="float">
            <text:p>0.92163086</text:p>
          </table:table-cell>
          <table:table-cell table:formula="of:=[.$E$892]+[.C991]" office:value-type="float" office:value="1070.391" calcext:value-type="float">
            <text:p>1070.391</text:p>
          </table:table-cell>
          <table:table-cell table:formula="of:=[.D991]/[.$I$2]" office:value-type="float" office:value="0.387239857142857" calcext:value-type="float">
            <text:p>0.387239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0.92089844" calcext:value-type="float">
            <text:p>0.92089844</text:p>
          </table:table-cell>
          <table:table-cell table:formula="of:=[.$E$892]+[.C992]" office:value-type="float" office:value="1071.485" calcext:value-type="float">
            <text:p>1071.485</text:p>
          </table:table-cell>
          <table:table-cell table:formula="of:=[.D992]/[.$I$2]" office:value-type="float" office:value="0.386932117647059" calcext:value-type="float">
            <text:p>0.386932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91796875" calcext:value-type="float">
            <text:p>0.91796875</text:p>
          </table:table-cell>
          <table:table-cell table:formula="of:=[.$E$892]+[.C993]" office:value-type="float" office:value="1072.594" calcext:value-type="float">
            <text:p>1072.594</text:p>
          </table:table-cell>
          <table:table-cell table:formula="of:=[.D993]/[.$I$2]" office:value-type="float" office:value="0.385701155462185" calcext:value-type="float">
            <text:p>0.385701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1" calcext:value-type="float">
            <text:p>110.11</text:p>
          </table:table-cell>
          <table:table-cell office:value-type="float" office:value="0.91772461" calcext:value-type="float">
            <text:p>0.91772461</text:p>
          </table:table-cell>
          <table:table-cell table:formula="of:=[.$E$892]+[.C994]" office:value-type="float" office:value="1073.688" calcext:value-type="float">
            <text:p>1073.688</text:p>
          </table:table-cell>
          <table:table-cell table:formula="of:=[.D994]/[.$I$2]" office:value-type="float" office:value="0.385598575630252" calcext:value-type="float">
            <text:p>0.385598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91674805" calcext:value-type="float">
            <text:p>0.91674805</text:p>
          </table:table-cell>
          <table:table-cell table:formula="of:=[.$E$892]+[.C995]" office:value-type="float" office:value="1074.797" calcext:value-type="float">
            <text:p>1074.797</text:p>
          </table:table-cell>
          <table:table-cell table:formula="of:=[.D995]/[.$I$2]" office:value-type="float" office:value="0.385188256302521" calcext:value-type="float">
            <text:p>0.38518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91943359" calcext:value-type="float">
            <text:p>0.91943359</text:p>
          </table:table-cell>
          <table:table-cell table:formula="of:=[.$E$892]+[.C996]" office:value-type="float" office:value="1075.891" calcext:value-type="float">
            <text:p>1075.891</text:p>
          </table:table-cell>
          <table:table-cell table:formula="of:=[.D996]/[.$I$2]" office:value-type="float" office:value="0.386316634453782" calcext:value-type="float">
            <text:p>0.386316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0.91479492" calcext:value-type="float">
            <text:p>0.91479492</text:p>
          </table:table-cell>
          <table:table-cell table:formula="of:=[.$E$892]+[.C997]" office:value-type="float" office:value="1076.985" calcext:value-type="float">
            <text:p>1076.985</text:p>
          </table:table-cell>
          <table:table-cell table:formula="of:=[.D997]/[.$I$2]" office:value-type="float" office:value="0.384367613445378" calcext:value-type="float">
            <text:p>0.3843676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90869141" calcext:value-type="float">
            <text:p>0.90869141</text:p>
          </table:table-cell>
          <table:table-cell table:formula="of:=[.$E$892]+[.C998]" office:value-type="float" office:value="1078.094" calcext:value-type="float">
            <text:p>1078.094</text:p>
          </table:table-cell>
          <table:table-cell table:formula="of:=[.D998]/[.$I$2]" office:value-type="float" office:value="0.381803113445378" calcext:value-type="float">
            <text:p>0.3818031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1" calcext:value-type="float">
            <text:p>115.61</text:p>
          </table:table-cell>
          <table:table-cell office:value-type="float" office:value="0.91674805" calcext:value-type="float">
            <text:p>0.91674805</text:p>
          </table:table-cell>
          <table:table-cell table:formula="of:=[.$E$892]+[.C999]" office:value-type="float" office:value="1079.188" calcext:value-type="float">
            <text:p>1079.188</text:p>
          </table:table-cell>
          <table:table-cell table:formula="of:=[.D999]/[.$I$2]" office:value-type="float" office:value="0.385188256302521" calcext:value-type="float">
            <text:p>0.385188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91552734" calcext:value-type="float">
            <text:p>0.91552734</text:p>
          </table:table-cell>
          <table:table-cell table:formula="of:=[.$E$892]+[.C1000]" office:value-type="float" office:value="1080.297" calcext:value-type="float">
            <text:p>1080.297</text:p>
          </table:table-cell>
          <table:table-cell table:formula="of:=[.D1000]/[.$I$2]" office:value-type="float" office:value="0.384675352941176" calcext:value-type="float">
            <text:p>0.384675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9140625" calcext:value-type="float">
            <text:p>0.9140625</text:p>
          </table:table-cell>
          <table:table-cell table:formula="of:=[.$E$892]+[.C1001]" office:value-type="float" office:value="1081.391" calcext:value-type="float">
            <text:p>1081.391</text:p>
          </table:table-cell>
          <table:table-cell table:formula="of:=[.D1001]/[.$I$2]" office:value-type="float" office:value="0.38405987394958" calcext:value-type="float">
            <text:p>0.384059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0.91723633" calcext:value-type="float">
            <text:p>0.91723633</text:p>
          </table:table-cell>
          <table:table-cell table:formula="of:=[.$E$892]+[.C1002]" office:value-type="float" office:value="1082.5" calcext:value-type="float">
            <text:p>1082.5</text:p>
          </table:table-cell>
          <table:table-cell table:formula="of:=[.D1002]/[.$I$2]" office:value-type="float" office:value="0.385393415966387" calcext:value-type="float">
            <text:p>0.385393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91479492" calcext:value-type="float">
            <text:p>0.91479492</text:p>
          </table:table-cell>
          <table:table-cell table:formula="of:=[.$E$892]+[.C1003]" office:value-type="float" office:value="1083.594" calcext:value-type="float">
            <text:p>1083.594</text:p>
          </table:table-cell>
          <table:table-cell table:formula="of:=[.D1003]/[.$I$2]" office:value-type="float" office:value="0.384367613445378" calcext:value-type="float">
            <text:p>0.3843676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3"/>
          <table:table-cell table:formula="of:=[.D100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.46582031" calcext:value-type="float">
            <text:p>1.46582031</text:p>
          </table:table-cell>
          <table:table-cell table:formula="of:=[.$E$1003]+[.C1005]" office:value-type="float" office:value="1083.719" calcext:value-type="float">
            <text:p>1083.719</text:p>
          </table:table-cell>
          <table:table-cell table:formula="of:=[.D1005]/[.$I$2]" office:value-type="float" office:value="0.615890886554622" calcext:value-type="float">
            <text:p>0.615890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66" calcext:value-type="float">
            <text:p>1.266</text:p>
          </table:table-cell>
          <table:table-cell office:value-type="float" office:value="1.46826172" calcext:value-type="float">
            <text:p>1.46826172</text:p>
          </table:table-cell>
          <table:table-cell table:formula="of:=[.$E$1003]+[.C1006]" office:value-type="float" office:value="1084.86" calcext:value-type="float">
            <text:p>1084.86</text:p>
          </table:table-cell>
          <table:table-cell table:formula="of:=[.D1006]/[.$I$2]" office:value-type="float" office:value="0.61691668907563" calcext:value-type="float">
            <text:p>0.616916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59" calcext:value-type="float">
            <text:p>2.359</text:p>
          </table:table-cell>
          <table:table-cell office:value-type="float" office:value="1.46923828" calcext:value-type="float">
            <text:p>1.46923828</text:p>
          </table:table-cell>
          <table:table-cell table:formula="of:=[.$E$1003]+[.C1007]" office:value-type="float" office:value="1085.953" calcext:value-type="float">
            <text:p>1085.953</text:p>
          </table:table-cell>
          <table:table-cell table:formula="of:=[.D1007]/[.$I$2]" office:value-type="float" office:value="0.617327008403361" calcext:value-type="float">
            <text:p>0.617327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53" calcext:value-type="float">
            <text:p>3.453</text:p>
          </table:table-cell>
          <table:table-cell office:value-type="float" office:value="1.47558594" calcext:value-type="float">
            <text:p>1.47558594</text:p>
          </table:table-cell>
          <table:table-cell table:formula="of:=[.$E$1003]+[.C1008]" office:value-type="float" office:value="1087.047" calcext:value-type="float">
            <text:p>1087.047</text:p>
          </table:table-cell>
          <table:table-cell table:formula="of:=[.D1008]/[.$I$2]" office:value-type="float" office:value="0.619994092436975" calcext:value-type="float">
            <text:p>0.619994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62" calcext:value-type="float">
            <text:p>4.562</text:p>
          </table:table-cell>
          <table:table-cell office:value-type="float" office:value="1.48291016" calcext:value-type="float">
            <text:p>1.48291016</text:p>
          </table:table-cell>
          <table:table-cell table:formula="of:=[.$E$1003]+[.C1009]" office:value-type="float" office:value="1088.156" calcext:value-type="float">
            <text:p>1088.156</text:p>
          </table:table-cell>
          <table:table-cell table:formula="of:=[.D1009]/[.$I$2]" office:value-type="float" office:value="0.623071495798319" calcext:value-type="float">
            <text:p>0.623071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56" calcext:value-type="float">
            <text:p>5.656</text:p>
          </table:table-cell>
          <table:table-cell office:value-type="float" office:value="1.4909668" calcext:value-type="float">
            <text:p>1.4909668</text:p>
          </table:table-cell>
          <table:table-cell table:formula="of:=[.$E$1003]+[.C1010]" office:value-type="float" office:value="1089.25" calcext:value-type="float">
            <text:p>1089.25</text:p>
          </table:table-cell>
          <table:table-cell table:formula="of:=[.D1010]/[.$I$2]" office:value-type="float" office:value="0.626456638655462" calcext:value-type="float">
            <text:p>0.626456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66" calcext:value-type="float">
            <text:p>6.766</text:p>
          </table:table-cell>
          <table:table-cell office:value-type="float" office:value="1.48486328" calcext:value-type="float">
            <text:p>1.48486328</text:p>
          </table:table-cell>
          <table:table-cell table:formula="of:=[.$E$1003]+[.C1011]" office:value-type="float" office:value="1090.36" calcext:value-type="float">
            <text:p>1090.36</text:p>
          </table:table-cell>
          <table:table-cell table:formula="of:=[.D1011]/[.$I$2]" office:value-type="float" office:value="0.623892134453781" calcext:value-type="float">
            <text:p>0.623892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59" calcext:value-type="float">
            <text:p>7.859</text:p>
          </table:table-cell>
          <table:table-cell office:value-type="float" office:value="1.48876953" calcext:value-type="float">
            <text:p>1.48876953</text:p>
          </table:table-cell>
          <table:table-cell table:formula="of:=[.$E$1003]+[.C1012]" office:value-type="float" office:value="1091.453" calcext:value-type="float">
            <text:p>1091.453</text:p>
          </table:table-cell>
          <table:table-cell table:formula="of:=[.D1012]/[.$I$2]" office:value-type="float" office:value="0.625533415966387" calcext:value-type="float">
            <text:p>0.625533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53" calcext:value-type="float">
            <text:p>8.953</text:p>
          </table:table-cell>
          <table:table-cell office:value-type="float" office:value="1.48754883" calcext:value-type="float">
            <text:p>1.48754883</text:p>
          </table:table-cell>
          <table:table-cell table:formula="of:=[.$E$1003]+[.C1013]" office:value-type="float" office:value="1092.547" calcext:value-type="float">
            <text:p>1092.547</text:p>
          </table:table-cell>
          <table:table-cell table:formula="of:=[.D1013]/[.$I$2]" office:value-type="float" office:value="0.625020516806723" calcext:value-type="float">
            <text:p>0.625020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62" calcext:value-type="float">
            <text:p>10.062</text:p>
          </table:table-cell>
          <table:table-cell office:value-type="float" office:value="1.49072266" calcext:value-type="float">
            <text:p>1.49072266</text:p>
          </table:table-cell>
          <table:table-cell table:formula="of:=[.$E$1003]+[.C1014]" office:value-type="float" office:value="1093.656" calcext:value-type="float">
            <text:p>1093.656</text:p>
          </table:table-cell>
          <table:table-cell table:formula="of:=[.D1014]/[.$I$2]" office:value-type="float" office:value="0.626354058823529" calcext:value-type="float">
            <text:p>0.626354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56" calcext:value-type="float">
            <text:p>11.156</text:p>
          </table:table-cell>
          <table:table-cell office:value-type="float" office:value="1.4831543" calcext:value-type="float">
            <text:p>1.4831543</text:p>
          </table:table-cell>
          <table:table-cell table:formula="of:=[.$E$1003]+[.C1015]" office:value-type="float" office:value="1094.75" calcext:value-type="float">
            <text:p>1094.75</text:p>
          </table:table-cell>
          <table:table-cell table:formula="of:=[.D1015]/[.$I$2]" office:value-type="float" office:value="0.623174075630252" calcext:value-type="float">
            <text:p>0.623174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66" calcext:value-type="float">
            <text:p>12.266</text:p>
          </table:table-cell>
          <table:table-cell office:value-type="float" office:value="1.48681641" calcext:value-type="float">
            <text:p>1.48681641</text:p>
          </table:table-cell>
          <table:table-cell table:formula="of:=[.$E$1003]+[.C1016]" office:value-type="float" office:value="1095.86" calcext:value-type="float">
            <text:p>1095.86</text:p>
          </table:table-cell>
          <table:table-cell table:formula="of:=[.D1016]/[.$I$2]" office:value-type="float" office:value="0.624712777310924" calcext:value-type="float">
            <text:p>0.624712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59" calcext:value-type="float">
            <text:p>13.359</text:p>
          </table:table-cell>
          <table:table-cell office:value-type="float" office:value="1.48266602" calcext:value-type="float">
            <text:p>1.48266602</text:p>
          </table:table-cell>
          <table:table-cell table:formula="of:=[.$E$1003]+[.C1017]" office:value-type="float" office:value="1096.953" calcext:value-type="float">
            <text:p>1096.953</text:p>
          </table:table-cell>
          <table:table-cell table:formula="of:=[.D1017]/[.$I$2]" office:value-type="float" office:value="0.622968915966387" calcext:value-type="float">
            <text:p>0.622968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53" calcext:value-type="float">
            <text:p>14.453</text:p>
          </table:table-cell>
          <table:table-cell office:value-type="float" office:value="1.48754883" calcext:value-type="float">
            <text:p>1.48754883</text:p>
          </table:table-cell>
          <table:table-cell table:formula="of:=[.$E$1003]+[.C1018]" office:value-type="float" office:value="1098.047" calcext:value-type="float">
            <text:p>1098.047</text:p>
          </table:table-cell>
          <table:table-cell table:formula="of:=[.D1018]/[.$I$2]" office:value-type="float" office:value="0.625020516806723" calcext:value-type="float">
            <text:p>0.625020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62" calcext:value-type="float">
            <text:p>15.562</text:p>
          </table:table-cell>
          <table:table-cell office:value-type="float" office:value="1.48876953" calcext:value-type="float">
            <text:p>1.48876953</text:p>
          </table:table-cell>
          <table:table-cell table:formula="of:=[.$E$1003]+[.C1019]" office:value-type="float" office:value="1099.156" calcext:value-type="float">
            <text:p>1099.156</text:p>
          </table:table-cell>
          <table:table-cell table:formula="of:=[.D1019]/[.$I$2]" office:value-type="float" office:value="0.625533415966387" calcext:value-type="float">
            <text:p>0.625533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56" calcext:value-type="float">
            <text:p>16.656</text:p>
          </table:table-cell>
          <table:table-cell office:value-type="float" office:value="1.48583984" calcext:value-type="float">
            <text:p>1.48583984</text:p>
          </table:table-cell>
          <table:table-cell table:formula="of:=[.$E$1003]+[.C1020]" office:value-type="float" office:value="1100.25" calcext:value-type="float">
            <text:p>1100.25</text:p>
          </table:table-cell>
          <table:table-cell table:formula="of:=[.D1020]/[.$I$2]" office:value-type="float" office:value="0.624302453781513" calcext:value-type="float">
            <text:p>0.624302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66" calcext:value-type="float">
            <text:p>17.766</text:p>
          </table:table-cell>
          <table:table-cell office:value-type="float" office:value="1.48413086" calcext:value-type="float">
            <text:p>1.48413086</text:p>
          </table:table-cell>
          <table:table-cell table:formula="of:=[.$E$1003]+[.C1021]" office:value-type="float" office:value="1101.36" calcext:value-type="float">
            <text:p>1101.36</text:p>
          </table:table-cell>
          <table:table-cell table:formula="of:=[.D1021]/[.$I$2]" office:value-type="float" office:value="0.623584394957983" calcext:value-type="float">
            <text:p>0.623584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59" calcext:value-type="float">
            <text:p>18.859</text:p>
          </table:table-cell>
          <table:table-cell office:value-type="float" office:value="1.48071289" calcext:value-type="float">
            <text:p>1.48071289</text:p>
          </table:table-cell>
          <table:table-cell table:formula="of:=[.$E$1003]+[.C1022]" office:value-type="float" office:value="1102.453" calcext:value-type="float">
            <text:p>1102.453</text:p>
          </table:table-cell>
          <table:table-cell table:formula="of:=[.D1022]/[.$I$2]" office:value-type="float" office:value="0.622148273109244" calcext:value-type="float">
            <text:p>0.6221482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53" calcext:value-type="float">
            <text:p>19.953</text:p>
          </table:table-cell>
          <table:table-cell office:value-type="float" office:value="1.48852539" calcext:value-type="float">
            <text:p>1.48852539</text:p>
          </table:table-cell>
          <table:table-cell table:formula="of:=[.$E$1003]+[.C1023]" office:value-type="float" office:value="1103.547" calcext:value-type="float">
            <text:p>1103.547</text:p>
          </table:table-cell>
          <table:table-cell table:formula="of:=[.D1023]/[.$I$2]" office:value-type="float" office:value="0.625430836134454" calcext:value-type="float">
            <text:p>0.625430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62" calcext:value-type="float">
            <text:p>21.062</text:p>
          </table:table-cell>
          <table:table-cell office:value-type="float" office:value="1.4831543" calcext:value-type="float">
            <text:p>1.4831543</text:p>
          </table:table-cell>
          <table:table-cell table:formula="of:=[.$E$1003]+[.C1024]" office:value-type="float" office:value="1104.656" calcext:value-type="float">
            <text:p>1104.656</text:p>
          </table:table-cell>
          <table:table-cell table:formula="of:=[.D1024]/[.$I$2]" office:value-type="float" office:value="0.623174075630252" calcext:value-type="float">
            <text:p>0.623174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56" calcext:value-type="float">
            <text:p>22.156</text:p>
          </table:table-cell>
          <table:table-cell office:value-type="float" office:value="1.48535156" calcext:value-type="float">
            <text:p>1.48535156</text:p>
          </table:table-cell>
          <table:table-cell table:formula="of:=[.$E$1003]+[.C1025]" office:value-type="float" office:value="1105.75" calcext:value-type="float">
            <text:p>1105.75</text:p>
          </table:table-cell>
          <table:table-cell table:formula="of:=[.D1025]/[.$I$2]" office:value-type="float" office:value="0.624097294117647" calcext:value-type="float">
            <text:p>0.624097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66" calcext:value-type="float">
            <text:p>23.266</text:p>
          </table:table-cell>
          <table:table-cell office:value-type="float" office:value="1.48730469" calcext:value-type="float">
            <text:p>1.48730469</text:p>
          </table:table-cell>
          <table:table-cell table:formula="of:=[.$E$1003]+[.C1026]" office:value-type="float" office:value="1106.86" calcext:value-type="float">
            <text:p>1106.86</text:p>
          </table:table-cell>
          <table:table-cell table:formula="of:=[.D1026]/[.$I$2]" office:value-type="float" office:value="0.62491793697479" calcext:value-type="float">
            <text:p>0.624917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59" calcext:value-type="float">
            <text:p>24.359</text:p>
          </table:table-cell>
          <table:table-cell office:value-type="float" office:value="1.48730469" calcext:value-type="float">
            <text:p>1.48730469</text:p>
          </table:table-cell>
          <table:table-cell table:formula="of:=[.$E$1003]+[.C1027]" office:value-type="float" office:value="1107.953" calcext:value-type="float">
            <text:p>1107.953</text:p>
          </table:table-cell>
          <table:table-cell table:formula="of:=[.D1027]/[.$I$2]" office:value-type="float" office:value="0.62491793697479" calcext:value-type="float">
            <text:p>0.624917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53" calcext:value-type="float">
            <text:p>25.453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28]" office:value-type="float" office:value="1109.047" calcext:value-type="float">
            <text:p>1109.047</text:p>
          </table:table-cell>
          <table:table-cell table:formula="of:=[.D1028]/[.$I$2]" office:value-type="float" office:value="0.6282005" calcext:value-type="float">
            <text:p>0.6282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62" calcext:value-type="float">
            <text:p>26.562</text:p>
          </table:table-cell>
          <table:table-cell office:value-type="float" office:value="1.5012207" calcext:value-type="float">
            <text:p>1.5012207</text:p>
          </table:table-cell>
          <table:table-cell table:formula="of:=[.$E$1003]+[.C1029]" office:value-type="float" office:value="1110.156" calcext:value-type="float">
            <text:p>1110.156</text:p>
          </table:table-cell>
          <table:table-cell table:formula="of:=[.D1029]/[.$I$2]" office:value-type="float" office:value="0.630765" calcext:value-type="float">
            <text:p>0.630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56" calcext:value-type="float">
            <text:p>27.656</text:p>
          </table:table-cell>
          <table:table-cell office:value-type="float" office:value="1.50073242" calcext:value-type="float">
            <text:p>1.50073242</text:p>
          </table:table-cell>
          <table:table-cell table:formula="of:=[.$E$1003]+[.C1030]" office:value-type="float" office:value="1111.25" calcext:value-type="float">
            <text:p>1111.25</text:p>
          </table:table-cell>
          <table:table-cell table:formula="of:=[.D1030]/[.$I$2]" office:value-type="float" office:value="0.630559840336134" calcext:value-type="float">
            <text:p>0.6305598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66" calcext:value-type="float">
            <text:p>28.766</text:p>
          </table:table-cell>
          <table:table-cell office:value-type="float" office:value="1.49755859" calcext:value-type="float">
            <text:p>1.49755859</text:p>
          </table:table-cell>
          <table:table-cell table:formula="of:=[.$E$1003]+[.C1031]" office:value-type="float" office:value="1112.36" calcext:value-type="float">
            <text:p>1112.36</text:p>
          </table:table-cell>
          <table:table-cell table:formula="of:=[.D1031]/[.$I$2]" office:value-type="float" office:value="0.629226298319328" calcext:value-type="float">
            <text:p>0.629226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59" calcext:value-type="float">
            <text:p>29.859</text:p>
          </table:table-cell>
          <table:table-cell office:value-type="float" office:value="1.50390625" calcext:value-type="float">
            <text:p>1.50390625</text:p>
          </table:table-cell>
          <table:table-cell table:formula="of:=[.$E$1003]+[.C1032]" office:value-type="float" office:value="1113.453" calcext:value-type="float">
            <text:p>1113.453</text:p>
          </table:table-cell>
          <table:table-cell table:formula="of:=[.D1032]/[.$I$2]" office:value-type="float" office:value="0.631893382352941" calcext:value-type="float">
            <text:p>0.631893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53" calcext:value-type="float">
            <text:p>30.953</text:p>
          </table:table-cell>
          <table:table-cell office:value-type="float" office:value="1.50634766" calcext:value-type="float">
            <text:p>1.50634766</text:p>
          </table:table-cell>
          <table:table-cell table:formula="of:=[.$E$1003]+[.C1033]" office:value-type="float" office:value="1114.547" calcext:value-type="float">
            <text:p>1114.547</text:p>
          </table:table-cell>
          <table:table-cell table:formula="of:=[.D1033]/[.$I$2]" office:value-type="float" office:value="0.63291918487395" calcext:value-type="float">
            <text:p>0.632919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62" calcext:value-type="float">
            <text:p>32.062</text:p>
          </table:table-cell>
          <table:table-cell office:value-type="float" office:value="1.50976562" calcext:value-type="float">
            <text:p>1.50976562</text:p>
          </table:table-cell>
          <table:table-cell table:formula="of:=[.$E$1003]+[.C1034]" office:value-type="float" office:value="1115.656" calcext:value-type="float">
            <text:p>1115.656</text:p>
          </table:table-cell>
          <table:table-cell table:formula="of:=[.D1034]/[.$I$2]" office:value-type="float" office:value="0.634355302521009" calcext:value-type="float">
            <text:p>0.634355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56" calcext:value-type="float">
            <text:p>33.156</text:p>
          </table:table-cell>
          <table:table-cell office:value-type="float" office:value="1.50830078" calcext:value-type="float">
            <text:p>1.50830078</text:p>
          </table:table-cell>
          <table:table-cell table:formula="of:=[.$E$1003]+[.C1035]" office:value-type="float" office:value="1116.75" calcext:value-type="float">
            <text:p>1116.75</text:p>
          </table:table-cell>
          <table:table-cell table:formula="of:=[.D1035]/[.$I$2]" office:value-type="float" office:value="0.633739823529412" calcext:value-type="float">
            <text:p>0.633739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66" calcext:value-type="float">
            <text:p>34.266</text:p>
          </table:table-cell>
          <table:table-cell office:value-type="float" office:value="1.50830078" calcext:value-type="float">
            <text:p>1.50830078</text:p>
          </table:table-cell>
          <table:table-cell table:formula="of:=[.$E$1003]+[.C1036]" office:value-type="float" office:value="1117.86" calcext:value-type="float">
            <text:p>1117.86</text:p>
          </table:table-cell>
          <table:table-cell table:formula="of:=[.D1036]/[.$I$2]" office:value-type="float" office:value="0.633739823529412" calcext:value-type="float">
            <text:p>0.633739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59" calcext:value-type="float">
            <text:p>35.359</text:p>
          </table:table-cell>
          <table:table-cell office:value-type="float" office:value="1.50561523" calcext:value-type="float">
            <text:p>1.50561523</text:p>
          </table:table-cell>
          <table:table-cell table:formula="of:=[.$E$1003]+[.C1037]" office:value-type="float" office:value="1118.953" calcext:value-type="float">
            <text:p>1118.953</text:p>
          </table:table-cell>
          <table:table-cell table:formula="of:=[.D1037]/[.$I$2]" office:value-type="float" office:value="0.632611441176471" calcext:value-type="float">
            <text:p>0.632611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53" calcext:value-type="float">
            <text:p>36.453</text:p>
          </table:table-cell>
          <table:table-cell office:value-type="float" office:value="1.50610352" calcext:value-type="float">
            <text:p>1.50610352</text:p>
          </table:table-cell>
          <table:table-cell table:formula="of:=[.$E$1003]+[.C1038]" office:value-type="float" office:value="1120.047" calcext:value-type="float">
            <text:p>1120.047</text:p>
          </table:table-cell>
          <table:table-cell table:formula="of:=[.D1038]/[.$I$2]" office:value-type="float" office:value="0.632816605042017" calcext:value-type="float">
            <text:p>0.632816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62" calcext:value-type="float">
            <text:p>37.562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39]" office:value-type="float" office:value="1121.156" calcext:value-type="float">
            <text:p>1121.156</text:p>
          </table:table-cell>
          <table:table-cell table:formula="of:=[.D1039]/[.$I$2]" office:value-type="float" office:value="0.6282005" calcext:value-type="float">
            <text:p>0.6282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56" calcext:value-type="float">
            <text:p>38.656</text:p>
          </table:table-cell>
          <table:table-cell office:value-type="float" office:value="1.49462891" calcext:value-type="float">
            <text:p>1.49462891</text:p>
          </table:table-cell>
          <table:table-cell table:formula="of:=[.$E$1003]+[.C1040]" office:value-type="float" office:value="1122.25" calcext:value-type="float">
            <text:p>1122.25</text:p>
          </table:table-cell>
          <table:table-cell table:formula="of:=[.D1040]/[.$I$2]" office:value-type="float" office:value="0.627995340336134" calcext:value-type="float">
            <text:p>0.627995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66" calcext:value-type="float">
            <text:p>39.766</text:p>
          </table:table-cell>
          <table:table-cell office:value-type="float" office:value="1.49609375" calcext:value-type="float">
            <text:p>1.49609375</text:p>
          </table:table-cell>
          <table:table-cell table:formula="of:=[.$E$1003]+[.C1041]" office:value-type="float" office:value="1123.36" calcext:value-type="float">
            <text:p>1123.36</text:p>
          </table:table-cell>
          <table:table-cell table:formula="of:=[.D1041]/[.$I$2]" office:value-type="float" office:value="0.628610819327731" calcext:value-type="float">
            <text:p>0.628610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59" calcext:value-type="float">
            <text:p>40.859</text:p>
          </table:table-cell>
          <table:table-cell office:value-type="float" office:value="1.49926758" calcext:value-type="float">
            <text:p>1.49926758</text:p>
          </table:table-cell>
          <table:table-cell table:formula="of:=[.$E$1003]+[.C1042]" office:value-type="float" office:value="1124.453" calcext:value-type="float">
            <text:p>1124.453</text:p>
          </table:table-cell>
          <table:table-cell table:formula="of:=[.D1042]/[.$I$2]" office:value-type="float" office:value="0.629944361344538" calcext:value-type="float">
            <text:p>0.6299443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53" calcext:value-type="float">
            <text:p>41.953</text:p>
          </table:table-cell>
          <table:table-cell office:value-type="float" office:value="1.49804688" calcext:value-type="float">
            <text:p>1.49804688</text:p>
          </table:table-cell>
          <table:table-cell table:formula="of:=[.$E$1003]+[.C1043]" office:value-type="float" office:value="1125.547" calcext:value-type="float">
            <text:p>1125.547</text:p>
          </table:table-cell>
          <table:table-cell table:formula="of:=[.D1043]/[.$I$2]" office:value-type="float" office:value="0.629431462184874" calcext:value-type="float">
            <text:p>0.6294314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62" calcext:value-type="float">
            <text:p>43.062</text:p>
          </table:table-cell>
          <table:table-cell office:value-type="float" office:value="1.49438477" calcext:value-type="float">
            <text:p>1.49438477</text:p>
          </table:table-cell>
          <table:table-cell table:formula="of:=[.$E$1003]+[.C1044]" office:value-type="float" office:value="1126.656" calcext:value-type="float">
            <text:p>1126.656</text:p>
          </table:table-cell>
          <table:table-cell table:formula="of:=[.D1044]/[.$I$2]" office:value-type="float" office:value="0.627892760504202" calcext:value-type="float">
            <text:p>0.627892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56" calcext:value-type="float">
            <text:p>44.156</text:p>
          </table:table-cell>
          <table:table-cell office:value-type="float" office:value="1.50048828" calcext:value-type="float">
            <text:p>1.50048828</text:p>
          </table:table-cell>
          <table:table-cell table:formula="of:=[.$E$1003]+[.C1045]" office:value-type="float" office:value="1127.75" calcext:value-type="float">
            <text:p>1127.75</text:p>
          </table:table-cell>
          <table:table-cell table:formula="of:=[.D1045]/[.$I$2]" office:value-type="float" office:value="0.630457260504202" calcext:value-type="float">
            <text:p>0.630457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66" calcext:value-type="float">
            <text:p>45.266</text:p>
          </table:table-cell>
          <table:table-cell office:value-type="float" office:value="1.50024414" calcext:value-type="float">
            <text:p>1.50024414</text:p>
          </table:table-cell>
          <table:table-cell table:formula="of:=[.$E$1003]+[.C1046]" office:value-type="float" office:value="1128.86" calcext:value-type="float">
            <text:p>1128.86</text:p>
          </table:table-cell>
          <table:table-cell table:formula="of:=[.D1046]/[.$I$2]" office:value-type="float" office:value="0.630354680672269" calcext:value-type="float">
            <text:p>0.630354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59" calcext:value-type="float">
            <text:p>46.359</text:p>
          </table:table-cell>
          <table:table-cell office:value-type="float" office:value="1.49633789" calcext:value-type="float">
            <text:p>1.49633789</text:p>
          </table:table-cell>
          <table:table-cell table:formula="of:=[.$E$1003]+[.C1047]" office:value-type="float" office:value="1129.953" calcext:value-type="float">
            <text:p>1129.953</text:p>
          </table:table-cell>
          <table:table-cell table:formula="of:=[.D1047]/[.$I$2]" office:value-type="float" office:value="0.628713399159664" calcext:value-type="float">
            <text:p>0.628713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53" calcext:value-type="float">
            <text:p>47.453</text:p>
          </table:table-cell>
          <table:table-cell office:value-type="float" office:value="1.49658203" calcext:value-type="float">
            <text:p>1.49658203</text:p>
          </table:table-cell>
          <table:table-cell table:formula="of:=[.$E$1003]+[.C1048]" office:value-type="float" office:value="1131.047" calcext:value-type="float">
            <text:p>1131.047</text:p>
          </table:table-cell>
          <table:table-cell table:formula="of:=[.D1048]/[.$I$2]" office:value-type="float" office:value="0.628815978991597" calcext:value-type="float">
            <text:p>0.628815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62" calcext:value-type="float">
            <text:p>48.562</text:p>
          </table:table-cell>
          <table:table-cell office:value-type="float" office:value="1.49682617" calcext:value-type="float">
            <text:p>1.49682617</text:p>
          </table:table-cell>
          <table:table-cell table:formula="of:=[.$E$1003]+[.C1049]" office:value-type="float" office:value="1132.156" calcext:value-type="float">
            <text:p>1132.156</text:p>
          </table:table-cell>
          <table:table-cell table:formula="of:=[.D1049]/[.$I$2]" office:value-type="float" office:value="0.628918558823529" calcext:value-type="float">
            <text:p>0.628918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56" calcext:value-type="float">
            <text:p>49.656</text:p>
          </table:table-cell>
          <table:table-cell office:value-type="float" office:value="1.50195312" calcext:value-type="float">
            <text:p>1.50195312</text:p>
          </table:table-cell>
          <table:table-cell table:formula="of:=[.$E$1003]+[.C1050]" office:value-type="float" office:value="1133.25" calcext:value-type="float">
            <text:p>1133.25</text:p>
          </table:table-cell>
          <table:table-cell table:formula="of:=[.D1050]/[.$I$2]" office:value-type="float" office:value="0.631072739495798" calcext:value-type="float">
            <text:p>0.631072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66" calcext:value-type="float">
            <text:p>50.766</text:p>
          </table:table-cell>
          <table:table-cell office:value-type="float" office:value="1.49853516" calcext:value-type="float">
            <text:p>1.49853516</text:p>
          </table:table-cell>
          <table:table-cell table:formula="of:=[.$E$1003]+[.C1051]" office:value-type="float" office:value="1134.36" calcext:value-type="float">
            <text:p>1134.36</text:p>
          </table:table-cell>
          <table:table-cell table:formula="of:=[.D1051]/[.$I$2]" office:value-type="float" office:value="0.62963662184874" calcext:value-type="float">
            <text:p>0.629636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59" calcext:value-type="float">
            <text:p>51.859</text:p>
          </table:table-cell>
          <table:table-cell office:value-type="float" office:value="1.49389648" calcext:value-type="float">
            <text:p>1.49389648</text:p>
          </table:table-cell>
          <table:table-cell table:formula="of:=[.$E$1003]+[.C1052]" office:value-type="float" office:value="1135.453" calcext:value-type="float">
            <text:p>1135.453</text:p>
          </table:table-cell>
          <table:table-cell table:formula="of:=[.D1052]/[.$I$2]" office:value-type="float" office:value="0.627687596638655" calcext:value-type="float">
            <text:p>0.6276875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53" calcext:value-type="float">
            <text:p>52.953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53]" office:value-type="float" office:value="1136.547" calcext:value-type="float">
            <text:p>1136.547</text:p>
          </table:table-cell>
          <table:table-cell table:formula="of:=[.D1053]/[.$I$2]" office:value-type="float" office:value="0.6282005" calcext:value-type="float">
            <text:p>0.6282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62" calcext:value-type="float">
            <text:p>54.062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54]" office:value-type="float" office:value="1137.656" calcext:value-type="float">
            <text:p>1137.656</text:p>
          </table:table-cell>
          <table:table-cell table:formula="of:=[.D1054]/[.$I$2]" office:value-type="float" office:value="0.6282005" calcext:value-type="float">
            <text:p>0.6282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56" calcext:value-type="float">
            <text:p>55.156</text:p>
          </table:table-cell>
          <table:table-cell office:value-type="float" office:value="1.49389648" calcext:value-type="float">
            <text:p>1.49389648</text:p>
          </table:table-cell>
          <table:table-cell table:formula="of:=[.$E$1003]+[.C1055]" office:value-type="float" office:value="1138.75" calcext:value-type="float">
            <text:p>1138.75</text:p>
          </table:table-cell>
          <table:table-cell table:formula="of:=[.D1055]/[.$I$2]" office:value-type="float" office:value="0.627687596638655" calcext:value-type="float">
            <text:p>0.6276875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66" calcext:value-type="float">
            <text:p>56.266</text:p>
          </table:table-cell>
          <table:table-cell office:value-type="float" office:value="1.49926758" calcext:value-type="float">
            <text:p>1.49926758</text:p>
          </table:table-cell>
          <table:table-cell table:formula="of:=[.$E$1003]+[.C1056]" office:value-type="float" office:value="1139.86" calcext:value-type="float">
            <text:p>1139.86</text:p>
          </table:table-cell>
          <table:table-cell table:formula="of:=[.D1056]/[.$I$2]" office:value-type="float" office:value="0.629944361344538" calcext:value-type="float">
            <text:p>0.6299443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59" calcext:value-type="float">
            <text:p>57.359</text:p>
          </table:table-cell>
          <table:table-cell office:value-type="float" office:value="1.49121094" calcext:value-type="float">
            <text:p>1.49121094</text:p>
          </table:table-cell>
          <table:table-cell table:formula="of:=[.$E$1003]+[.C1057]" office:value-type="float" office:value="1140.953" calcext:value-type="float">
            <text:p>1140.953</text:p>
          </table:table-cell>
          <table:table-cell table:formula="of:=[.D1057]/[.$I$2]" office:value-type="float" office:value="0.626559218487395" calcext:value-type="float">
            <text:p>0.626559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53" calcext:value-type="float">
            <text:p>58.453</text:p>
          </table:table-cell>
          <table:table-cell office:value-type="float" office:value="1.49829102" calcext:value-type="float">
            <text:p>1.49829102</text:p>
          </table:table-cell>
          <table:table-cell table:formula="of:=[.$E$1003]+[.C1058]" office:value-type="float" office:value="1142.047" calcext:value-type="float">
            <text:p>1142.047</text:p>
          </table:table-cell>
          <table:table-cell table:formula="of:=[.D1058]/[.$I$2]" office:value-type="float" office:value="0.629534042016807" calcext:value-type="float">
            <text:p>0.629534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62" calcext:value-type="float">
            <text:p>59.562</text:p>
          </table:table-cell>
          <table:table-cell office:value-type="float" office:value="1.49731445" calcext:value-type="float">
            <text:p>1.49731445</text:p>
          </table:table-cell>
          <table:table-cell table:formula="of:=[.$E$1003]+[.C1059]" office:value-type="float" office:value="1143.156" calcext:value-type="float">
            <text:p>1143.156</text:p>
          </table:table-cell>
          <table:table-cell table:formula="of:=[.D1059]/[.$I$2]" office:value-type="float" office:value="0.629123718487395" calcext:value-type="float">
            <text:p>0.6291237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56" calcext:value-type="float">
            <text:p>60.656</text:p>
          </table:table-cell>
          <table:table-cell office:value-type="float" office:value="1.49731445" calcext:value-type="float">
            <text:p>1.49731445</text:p>
          </table:table-cell>
          <table:table-cell table:formula="of:=[.$E$1003]+[.C1060]" office:value-type="float" office:value="1144.25" calcext:value-type="float">
            <text:p>1144.25</text:p>
          </table:table-cell>
          <table:table-cell table:formula="of:=[.D1060]/[.$I$2]" office:value-type="float" office:value="0.629123718487395" calcext:value-type="float">
            <text:p>0.6291237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66" calcext:value-type="float">
            <text:p>61.766</text:p>
          </table:table-cell>
          <table:table-cell office:value-type="float" office:value="1.50048828" calcext:value-type="float">
            <text:p>1.50048828</text:p>
          </table:table-cell>
          <table:table-cell table:formula="of:=[.$E$1003]+[.C1061]" office:value-type="float" office:value="1145.36" calcext:value-type="float">
            <text:p>1145.36</text:p>
          </table:table-cell>
          <table:table-cell table:formula="of:=[.D1061]/[.$I$2]" office:value-type="float" office:value="0.630457260504202" calcext:value-type="float">
            <text:p>0.630457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59" calcext:value-type="float">
            <text:p>62.859</text:p>
          </table:table-cell>
          <table:table-cell office:value-type="float" office:value="1.49975586" calcext:value-type="float">
            <text:p>1.49975586</text:p>
          </table:table-cell>
          <table:table-cell table:formula="of:=[.$E$1003]+[.C1062]" office:value-type="float" office:value="1146.453" calcext:value-type="float">
            <text:p>1146.453</text:p>
          </table:table-cell>
          <table:table-cell table:formula="of:=[.D1062]/[.$I$2]" office:value-type="float" office:value="0.630149521008403" calcext:value-type="float">
            <text:p>0.630149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53" calcext:value-type="float">
            <text:p>63.953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63]" office:value-type="float" office:value="1147.547" calcext:value-type="float">
            <text:p>1147.547</text:p>
          </table:table-cell>
          <table:table-cell table:formula="of:=[.D1063]/[.$I$2]" office:value-type="float" office:value="0.632406281512605" calcext:value-type="float">
            <text:p>0.632406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62" calcext:value-type="float">
            <text:p>65.062</text:p>
          </table:table-cell>
          <table:table-cell office:value-type="float" office:value="1.50927734" calcext:value-type="float">
            <text:p>1.50927734</text:p>
          </table:table-cell>
          <table:table-cell table:formula="of:=[.$E$1003]+[.C1064]" office:value-type="float" office:value="1148.656" calcext:value-type="float">
            <text:p>1148.656</text:p>
          </table:table-cell>
          <table:table-cell table:formula="of:=[.D1064]/[.$I$2]" office:value-type="float" office:value="0.634150142857143" calcext:value-type="float">
            <text:p>0.634150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56" calcext:value-type="float">
            <text:p>66.156</text:p>
          </table:table-cell>
          <table:table-cell office:value-type="float" office:value="1.5090332" calcext:value-type="float">
            <text:p>1.5090332</text:p>
          </table:table-cell>
          <table:table-cell table:formula="of:=[.$E$1003]+[.C1065]" office:value-type="float" office:value="1149.75" calcext:value-type="float">
            <text:p>1149.75</text:p>
          </table:table-cell>
          <table:table-cell table:formula="of:=[.D1065]/[.$I$2]" office:value-type="float" office:value="0.63404756302521" calcext:value-type="float">
            <text:p>0.634047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66" calcext:value-type="float">
            <text:p>67.266</text:p>
          </table:table-cell>
          <table:table-cell office:value-type="float" office:value="1.51049805" calcext:value-type="float">
            <text:p>1.51049805</text:p>
          </table:table-cell>
          <table:table-cell table:formula="of:=[.$E$1003]+[.C1066]" office:value-type="float" office:value="1150.86" calcext:value-type="float">
            <text:p>1150.86</text:p>
          </table:table-cell>
          <table:table-cell table:formula="of:=[.D1066]/[.$I$2]" office:value-type="float" office:value="0.634663046218487" calcext:value-type="float">
            <text:p>0.6346630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59" calcext:value-type="float">
            <text:p>68.359</text:p>
          </table:table-cell>
          <table:table-cell office:value-type="float" office:value="1.51196289" calcext:value-type="float">
            <text:p>1.51196289</text:p>
          </table:table-cell>
          <table:table-cell table:formula="of:=[.$E$1003]+[.C1067]" office:value-type="float" office:value="1151.953" calcext:value-type="float">
            <text:p>1151.953</text:p>
          </table:table-cell>
          <table:table-cell table:formula="of:=[.D1067]/[.$I$2]" office:value-type="float" office:value="0.635278525210084" calcext:value-type="float">
            <text:p>0.6352785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53" calcext:value-type="float">
            <text:p>69.453</text:p>
          </table:table-cell>
          <table:table-cell office:value-type="float" office:value="1.51782227" calcext:value-type="float">
            <text:p>1.51782227</text:p>
          </table:table-cell>
          <table:table-cell table:formula="of:=[.$E$1003]+[.C1068]" office:value-type="float" office:value="1153.047" calcext:value-type="float">
            <text:p>1153.047</text:p>
          </table:table-cell>
          <table:table-cell table:formula="of:=[.D1068]/[.$I$2]" office:value-type="float" office:value="0.637740449579832" calcext:value-type="float">
            <text:p>0.6377404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62" calcext:value-type="float">
            <text:p>70.562</text:p>
          </table:table-cell>
          <table:table-cell office:value-type="float" office:value="1.52148438" calcext:value-type="float">
            <text:p>1.52148438</text:p>
          </table:table-cell>
          <table:table-cell table:formula="of:=[.$E$1003]+[.C1069]" office:value-type="float" office:value="1154.156" calcext:value-type="float">
            <text:p>1154.156</text:p>
          </table:table-cell>
          <table:table-cell table:formula="of:=[.D1069]/[.$I$2]" office:value-type="float" office:value="0.639279151260504" calcext:value-type="float">
            <text:p>0.639279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56" calcext:value-type="float">
            <text:p>71.656</text:p>
          </table:table-cell>
          <table:table-cell office:value-type="float" office:value="1.51977539" calcext:value-type="float">
            <text:p>1.51977539</text:p>
          </table:table-cell>
          <table:table-cell table:formula="of:=[.$E$1003]+[.C1070]" office:value-type="float" office:value="1155.25" calcext:value-type="float">
            <text:p>1155.25</text:p>
          </table:table-cell>
          <table:table-cell table:formula="of:=[.D1070]/[.$I$2]" office:value-type="float" office:value="0.638561088235294" calcext:value-type="float">
            <text:p>0.638561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66" calcext:value-type="float">
            <text:p>72.766</text:p>
          </table:table-cell>
          <table:table-cell office:value-type="float" office:value="1.51855469" calcext:value-type="float">
            <text:p>1.51855469</text:p>
          </table:table-cell>
          <table:table-cell table:formula="of:=[.$E$1003]+[.C1071]" office:value-type="float" office:value="1156.36" calcext:value-type="float">
            <text:p>1156.36</text:p>
          </table:table-cell>
          <table:table-cell table:formula="of:=[.D1071]/[.$I$2]" office:value-type="float" office:value="0.63804818907563" calcext:value-type="float">
            <text:p>0.638048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59" calcext:value-type="float">
            <text:p>73.859</text:p>
          </table:table-cell>
          <table:table-cell office:value-type="float" office:value="1.51757812" calcext:value-type="float">
            <text:p>1.51757812</text:p>
          </table:table-cell>
          <table:table-cell table:formula="of:=[.$E$1003]+[.C1072]" office:value-type="float" office:value="1157.453" calcext:value-type="float">
            <text:p>1157.453</text:p>
          </table:table-cell>
          <table:table-cell table:formula="of:=[.D1072]/[.$I$2]" office:value-type="float" office:value="0.637637865546219" calcext:value-type="float">
            <text:p>0.637637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53" calcext:value-type="float">
            <text:p>74.953</text:p>
          </table:table-cell>
          <table:table-cell office:value-type="float" office:value="1.51733398" calcext:value-type="float">
            <text:p>1.51733398</text:p>
          </table:table-cell>
          <table:table-cell table:formula="of:=[.$E$1003]+[.C1073]" office:value-type="float" office:value="1158.547" calcext:value-type="float">
            <text:p>1158.547</text:p>
          </table:table-cell>
          <table:table-cell table:formula="of:=[.D1073]/[.$I$2]" office:value-type="float" office:value="0.637535285714286" calcext:value-type="float">
            <text:p>0.637535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62" calcext:value-type="float">
            <text:p>76.062</text:p>
          </table:table-cell>
          <table:table-cell office:value-type="float" office:value="1.51733398" calcext:value-type="float">
            <text:p>1.51733398</text:p>
          </table:table-cell>
          <table:table-cell table:formula="of:=[.$E$1003]+[.C1074]" office:value-type="float" office:value="1159.656" calcext:value-type="float">
            <text:p>1159.656</text:p>
          </table:table-cell>
          <table:table-cell table:formula="of:=[.D1074]/[.$I$2]" office:value-type="float" office:value="0.637535285714286" calcext:value-type="float">
            <text:p>0.637535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56" calcext:value-type="float">
            <text:p>77.156</text:p>
          </table:table-cell>
          <table:table-cell office:value-type="float" office:value="1.51416016" calcext:value-type="float">
            <text:p>1.51416016</text:p>
          </table:table-cell>
          <table:table-cell table:formula="of:=[.$E$1003]+[.C1075]" office:value-type="float" office:value="1160.75" calcext:value-type="float">
            <text:p>1160.75</text:p>
          </table:table-cell>
          <table:table-cell table:formula="of:=[.D1075]/[.$I$2]" office:value-type="float" office:value="0.63620174789916" calcext:value-type="float">
            <text:p>0.636201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66" calcext:value-type="float">
            <text:p>78.266</text:p>
          </table:table-cell>
          <table:table-cell office:value-type="float" office:value="1.51806641" calcext:value-type="float">
            <text:p>1.51806641</text:p>
          </table:table-cell>
          <table:table-cell table:formula="of:=[.$E$1003]+[.C1076]" office:value-type="float" office:value="1161.86" calcext:value-type="float">
            <text:p>1161.86</text:p>
          </table:table-cell>
          <table:table-cell table:formula="of:=[.D1076]/[.$I$2]" office:value-type="float" office:value="0.637843029411765" calcext:value-type="float">
            <text:p>0.6378430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59" calcext:value-type="float">
            <text:p>79.359</text:p>
          </table:table-cell>
          <table:table-cell office:value-type="float" office:value="1.5246582" calcext:value-type="float">
            <text:p>1.5246582</text:p>
          </table:table-cell>
          <table:table-cell table:formula="of:=[.$E$1003]+[.C1077]" office:value-type="float" office:value="1162.953" calcext:value-type="float">
            <text:p>1162.953</text:p>
          </table:table-cell>
          <table:table-cell table:formula="of:=[.D1077]/[.$I$2]" office:value-type="float" office:value="0.64061268907563" calcext:value-type="float">
            <text:p>0.640612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53" calcext:value-type="float">
            <text:p>80.453</text:p>
          </table:table-cell>
          <table:table-cell office:value-type="float" office:value="1.52294922" calcext:value-type="float">
            <text:p>1.52294922</text:p>
          </table:table-cell>
          <table:table-cell table:formula="of:=[.$E$1003]+[.C1078]" office:value-type="float" office:value="1164.047" calcext:value-type="float">
            <text:p>1164.047</text:p>
          </table:table-cell>
          <table:table-cell table:formula="of:=[.D1078]/[.$I$2]" office:value-type="float" office:value="0.639894630252101" calcext:value-type="float">
            <text:p>0.639894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62" calcext:value-type="float">
            <text:p>81.562</text:p>
          </table:table-cell>
          <table:table-cell office:value-type="float" office:value="1.51757812" calcext:value-type="float">
            <text:p>1.51757812</text:p>
          </table:table-cell>
          <table:table-cell table:formula="of:=[.$E$1003]+[.C1079]" office:value-type="float" office:value="1165.156" calcext:value-type="float">
            <text:p>1165.156</text:p>
          </table:table-cell>
          <table:table-cell table:formula="of:=[.D1079]/[.$I$2]" office:value-type="float" office:value="0.637637865546219" calcext:value-type="float">
            <text:p>0.637637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56" calcext:value-type="float">
            <text:p>82.656</text:p>
          </table:table-cell>
          <table:table-cell office:value-type="float" office:value="1.51879883" calcext:value-type="float">
            <text:p>1.51879883</text:p>
          </table:table-cell>
          <table:table-cell table:formula="of:=[.$E$1003]+[.C1080]" office:value-type="float" office:value="1166.25" calcext:value-type="float">
            <text:p>1166.25</text:p>
          </table:table-cell>
          <table:table-cell table:formula="of:=[.D1080]/[.$I$2]" office:value-type="float" office:value="0.638150768907563" calcext:value-type="float">
            <text:p>0.638150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66" calcext:value-type="float">
            <text:p>83.766</text:p>
          </table:table-cell>
          <table:table-cell office:value-type="float" office:value="1.51318359" calcext:value-type="float">
            <text:p>1.51318359</text:p>
          </table:table-cell>
          <table:table-cell table:formula="of:=[.$E$1003]+[.C1081]" office:value-type="float" office:value="1167.36" calcext:value-type="float">
            <text:p>1167.36</text:p>
          </table:table-cell>
          <table:table-cell table:formula="of:=[.D1081]/[.$I$2]" office:value-type="float" office:value="0.635791424369748" calcext:value-type="float">
            <text:p>0.635791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59" calcext:value-type="float">
            <text:p>84.859</text:p>
          </table:table-cell>
          <table:table-cell office:value-type="float" office:value="1.51391602" calcext:value-type="float">
            <text:p>1.51391602</text:p>
          </table:table-cell>
          <table:table-cell table:formula="of:=[.$E$1003]+[.C1082]" office:value-type="float" office:value="1168.453" calcext:value-type="float">
            <text:p>1168.453</text:p>
          </table:table-cell>
          <table:table-cell table:formula="of:=[.D1082]/[.$I$2]" office:value-type="float" office:value="0.636099168067227" calcext:value-type="float">
            <text:p>0.6360991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53" calcext:value-type="float">
            <text:p>85.953</text:p>
          </table:table-cell>
          <table:table-cell office:value-type="float" office:value="1.51220703" calcext:value-type="float">
            <text:p>1.51220703</text:p>
          </table:table-cell>
          <table:table-cell table:formula="of:=[.$E$1003]+[.C1083]" office:value-type="float" office:value="1169.547" calcext:value-type="float">
            <text:p>1169.547</text:p>
          </table:table-cell>
          <table:table-cell table:formula="of:=[.D1083]/[.$I$2]" office:value-type="float" office:value="0.635381105042017" calcext:value-type="float">
            <text:p>0.635381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62" calcext:value-type="float">
            <text:p>87.062</text:p>
          </table:table-cell>
          <table:table-cell office:value-type="float" office:value="1.51293945" calcext:value-type="float">
            <text:p>1.51293945</text:p>
          </table:table-cell>
          <table:table-cell table:formula="of:=[.$E$1003]+[.C1084]" office:value-type="float" office:value="1170.656" calcext:value-type="float">
            <text:p>1170.656</text:p>
          </table:table-cell>
          <table:table-cell table:formula="of:=[.D1084]/[.$I$2]" office:value-type="float" office:value="0.635688844537815" calcext:value-type="float">
            <text:p>0.635688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56" calcext:value-type="float">
            <text:p>88.156</text:p>
          </table:table-cell>
          <table:table-cell office:value-type="float" office:value="1.52612305" calcext:value-type="float">
            <text:p>1.52612305</text:p>
          </table:table-cell>
          <table:table-cell table:formula="of:=[.$E$1003]+[.C1085]" office:value-type="float" office:value="1171.75" calcext:value-type="float">
            <text:p>1171.75</text:p>
          </table:table-cell>
          <table:table-cell table:formula="of:=[.D1085]/[.$I$2]" office:value-type="float" office:value="0.641228172268908" calcext:value-type="float">
            <text:p>0.641228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66" calcext:value-type="float">
            <text:p>89.266</text:p>
          </table:table-cell>
          <table:table-cell office:value-type="float" office:value="1.52612305" calcext:value-type="float">
            <text:p>1.52612305</text:p>
          </table:table-cell>
          <table:table-cell table:formula="of:=[.$E$1003]+[.C1086]" office:value-type="float" office:value="1172.86" calcext:value-type="float">
            <text:p>1172.86</text:p>
          </table:table-cell>
          <table:table-cell table:formula="of:=[.D1086]/[.$I$2]" office:value-type="float" office:value="0.641228172268908" calcext:value-type="float">
            <text:p>0.641228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59" calcext:value-type="float">
            <text:p>90.359</text:p>
          </table:table-cell>
          <table:table-cell office:value-type="float" office:value="1.52075195" calcext:value-type="float">
            <text:p>1.52075195</text:p>
          </table:table-cell>
          <table:table-cell table:formula="of:=[.$E$1003]+[.C1087]" office:value-type="float" office:value="1173.953" calcext:value-type="float">
            <text:p>1173.953</text:p>
          </table:table-cell>
          <table:table-cell table:formula="of:=[.D1087]/[.$I$2]" office:value-type="float" office:value="0.638971407563025" calcext:value-type="float">
            <text:p>0.638971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53" calcext:value-type="float">
            <text:p>91.453</text:p>
          </table:table-cell>
          <table:table-cell office:value-type="float" office:value="1.51269531" calcext:value-type="float">
            <text:p>1.51269531</text:p>
          </table:table-cell>
          <table:table-cell table:formula="of:=[.$E$1003]+[.C1088]" office:value-type="float" office:value="1175.047" calcext:value-type="float">
            <text:p>1175.047</text:p>
          </table:table-cell>
          <table:table-cell table:formula="of:=[.D1088]/[.$I$2]" office:value-type="float" office:value="0.635586264705882" calcext:value-type="float">
            <text:p>0.635586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62" calcext:value-type="float">
            <text:p>92.562</text:p>
          </table:table-cell>
          <table:table-cell office:value-type="float" office:value="1.51513672" calcext:value-type="float">
            <text:p>1.51513672</text:p>
          </table:table-cell>
          <table:table-cell table:formula="of:=[.$E$1003]+[.C1089]" office:value-type="float" office:value="1176.156" calcext:value-type="float">
            <text:p>1176.156</text:p>
          </table:table-cell>
          <table:table-cell table:formula="of:=[.D1089]/[.$I$2]" office:value-type="float" office:value="0.636612067226891" calcext:value-type="float">
            <text:p>0.636612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56" calcext:value-type="float">
            <text:p>93.656</text:p>
          </table:table-cell>
          <table:table-cell office:value-type="float" office:value="1.51513672" calcext:value-type="float">
            <text:p>1.51513672</text:p>
          </table:table-cell>
          <table:table-cell table:formula="of:=[.$E$1003]+[.C1090]" office:value-type="float" office:value="1177.25" calcext:value-type="float">
            <text:p>1177.25</text:p>
          </table:table-cell>
          <table:table-cell table:formula="of:=[.D1090]/[.$I$2]" office:value-type="float" office:value="0.636612067226891" calcext:value-type="float">
            <text:p>0.636612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66" calcext:value-type="float">
            <text:p>94.766</text:p>
          </table:table-cell>
          <table:table-cell office:value-type="float" office:value="1.51855469" calcext:value-type="float">
            <text:p>1.51855469</text:p>
          </table:table-cell>
          <table:table-cell table:formula="of:=[.$E$1003]+[.C1091]" office:value-type="float" office:value="1178.36" calcext:value-type="float">
            <text:p>1178.36</text:p>
          </table:table-cell>
          <table:table-cell table:formula="of:=[.D1091]/[.$I$2]" office:value-type="float" office:value="0.63804818907563" calcext:value-type="float">
            <text:p>0.638048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59" calcext:value-type="float">
            <text:p>95.859</text:p>
          </table:table-cell>
          <table:table-cell office:value-type="float" office:value="1.51171875" calcext:value-type="float">
            <text:p>1.51171875</text:p>
          </table:table-cell>
          <table:table-cell table:formula="of:=[.$E$1003]+[.C1092]" office:value-type="float" office:value="1179.453" calcext:value-type="float">
            <text:p>1179.453</text:p>
          </table:table-cell>
          <table:table-cell table:formula="of:=[.D1092]/[.$I$2]" office:value-type="float" office:value="0.635175945378151" calcext:value-type="float">
            <text:p>0.635175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53" calcext:value-type="float">
            <text:p>96.953</text:p>
          </table:table-cell>
          <table:table-cell office:value-type="float" office:value="1.51025391" calcext:value-type="float">
            <text:p>1.51025391</text:p>
          </table:table-cell>
          <table:table-cell table:formula="of:=[.$E$1003]+[.C1093]" office:value-type="float" office:value="1180.547" calcext:value-type="float">
            <text:p>1180.547</text:p>
          </table:table-cell>
          <table:table-cell table:formula="of:=[.D1093]/[.$I$2]" office:value-type="float" office:value="0.634560466386555" calcext:value-type="float">
            <text:p>0.634560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62" calcext:value-type="float">
            <text:p>98.062</text:p>
          </table:table-cell>
          <table:table-cell office:value-type="float" office:value="1.51123047" calcext:value-type="float">
            <text:p>1.51123047</text:p>
          </table:table-cell>
          <table:table-cell table:formula="of:=[.$E$1003]+[.C1094]" office:value-type="float" office:value="1181.656" calcext:value-type="float">
            <text:p>1181.656</text:p>
          </table:table-cell>
          <table:table-cell table:formula="of:=[.D1094]/[.$I$2]" office:value-type="float" office:value="0.634970785714286" calcext:value-type="float">
            <text:p>0.6349707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56" calcext:value-type="float">
            <text:p>99.156</text:p>
          </table:table-cell>
          <table:table-cell office:value-type="float" office:value="1.50927734" calcext:value-type="float">
            <text:p>1.50927734</text:p>
          </table:table-cell>
          <table:table-cell table:formula="of:=[.$E$1003]+[.C1095]" office:value-type="float" office:value="1182.75" calcext:value-type="float">
            <text:p>1182.75</text:p>
          </table:table-cell>
          <table:table-cell table:formula="of:=[.D1095]/[.$I$2]" office:value-type="float" office:value="0.634150142857143" calcext:value-type="float">
            <text:p>0.634150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66" calcext:value-type="float">
            <text:p>100.266</text:p>
          </table:table-cell>
          <table:table-cell office:value-type="float" office:value="1.50952148" calcext:value-type="float">
            <text:p>1.50952148</text:p>
          </table:table-cell>
          <table:table-cell table:formula="of:=[.$E$1003]+[.C1096]" office:value-type="float" office:value="1183.86" calcext:value-type="float">
            <text:p>1183.86</text:p>
          </table:table-cell>
          <table:table-cell table:formula="of:=[.D1096]/[.$I$2]" office:value-type="float" office:value="0.634252722689076" calcext:value-type="float">
            <text:p>0.634252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59" calcext:value-type="float">
            <text:p>101.359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97]" office:value-type="float" office:value="1184.953" calcext:value-type="float">
            <text:p>1184.953</text:p>
          </table:table-cell>
          <table:table-cell table:formula="of:=[.D1097]/[.$I$2]" office:value-type="float" office:value="0.632406281512605" calcext:value-type="float">
            <text:p>0.632406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53" calcext:value-type="float">
            <text:p>102.453</text:p>
          </table:table-cell>
          <table:table-cell office:value-type="float" office:value="1.50537109" calcext:value-type="float">
            <text:p>1.50537109</text:p>
          </table:table-cell>
          <table:table-cell table:formula="of:=[.$E$1003]+[.C1098]" office:value-type="float" office:value="1186.047" calcext:value-type="float">
            <text:p>1186.047</text:p>
          </table:table-cell>
          <table:table-cell table:formula="of:=[.D1098]/[.$I$2]" office:value-type="float" office:value="0.632508861344538" calcext:value-type="float">
            <text:p>0.632508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62" calcext:value-type="float">
            <text:p>103.562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99]" office:value-type="float" office:value="1187.156" calcext:value-type="float">
            <text:p>1187.156</text:p>
          </table:table-cell>
          <table:table-cell table:formula="of:=[.D1099]/[.$I$2]" office:value-type="float" office:value="0.632406281512605" calcext:value-type="float">
            <text:p>0.632406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56" calcext:value-type="float">
            <text:p>104.656</text:p>
          </table:table-cell>
          <table:table-cell office:value-type="float" office:value="1.50634766" calcext:value-type="float">
            <text:p>1.50634766</text:p>
          </table:table-cell>
          <table:table-cell table:formula="of:=[.$E$1003]+[.C1100]" office:value-type="float" office:value="1188.25" calcext:value-type="float">
            <text:p>1188.25</text:p>
          </table:table-cell>
          <table:table-cell table:formula="of:=[.D1100]/[.$I$2]" office:value-type="float" office:value="0.63291918487395" calcext:value-type="float">
            <text:p>0.632919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66" calcext:value-type="float">
            <text:p>105.766</text:p>
          </table:table-cell>
          <table:table-cell office:value-type="float" office:value="1.50610352" calcext:value-type="float">
            <text:p>1.50610352</text:p>
          </table:table-cell>
          <table:table-cell table:formula="of:=[.$E$1003]+[.C1101]" office:value-type="float" office:value="1189.36" calcext:value-type="float">
            <text:p>1189.36</text:p>
          </table:table-cell>
          <table:table-cell table:formula="of:=[.D1101]/[.$I$2]" office:value-type="float" office:value="0.632816605042017" calcext:value-type="float">
            <text:p>0.632816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59" calcext:value-type="float">
            <text:p>106.859</text:p>
          </table:table-cell>
          <table:table-cell office:value-type="float" office:value="1.50024414" calcext:value-type="float">
            <text:p>1.50024414</text:p>
          </table:table-cell>
          <table:table-cell table:formula="of:=[.$E$1003]+[.C1102]" office:value-type="float" office:value="1190.453" calcext:value-type="float">
            <text:p>1190.453</text:p>
          </table:table-cell>
          <table:table-cell table:formula="of:=[.D1102]/[.$I$2]" office:value-type="float" office:value="0.630354680672269" calcext:value-type="float">
            <text:p>0.630354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53" calcext:value-type="float">
            <text:p>107.953</text:p>
          </table:table-cell>
          <table:table-cell office:value-type="float" office:value="1.49609375" calcext:value-type="float">
            <text:p>1.49609375</text:p>
          </table:table-cell>
          <table:table-cell table:formula="of:=[.$E$1003]+[.C1103]" office:value-type="float" office:value="1191.547" calcext:value-type="float">
            <text:p>1191.547</text:p>
          </table:table-cell>
          <table:table-cell table:formula="of:=[.D1103]/[.$I$2]" office:value-type="float" office:value="0.628610819327731" calcext:value-type="float">
            <text:p>0.628610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62" calcext:value-type="float">
            <text:p>109.062</text:p>
          </table:table-cell>
          <table:table-cell office:value-type="float" office:value="1.49487305" calcext:value-type="float">
            <text:p>1.49487305</text:p>
          </table:table-cell>
          <table:table-cell table:formula="of:=[.$E$1003]+[.C1104]" office:value-type="float" office:value="1192.656" calcext:value-type="float">
            <text:p>1192.656</text:p>
          </table:table-cell>
          <table:table-cell table:formula="of:=[.D1104]/[.$I$2]" office:value-type="float" office:value="0.628097920168067" calcext:value-type="float">
            <text:p>0.6280979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1.49902344" calcext:value-type="float">
            <text:p>1.49902344</text:p>
          </table:table-cell>
          <table:table-cell table:formula="of:=[.$E$1003]+[.C1105]" office:value-type="float" office:value="1193.75" calcext:value-type="float">
            <text:p>1193.75</text:p>
          </table:table-cell>
          <table:table-cell table:formula="of:=[.D1105]/[.$I$2]" office:value-type="float" office:value="0.629841781512605" calcext:value-type="float">
            <text:p>0.629841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66" calcext:value-type="float">
            <text:p>111.266</text:p>
          </table:table-cell>
          <table:table-cell office:value-type="float" office:value="1.49780273" calcext:value-type="float">
            <text:p>1.49780273</text:p>
          </table:table-cell>
          <table:table-cell table:formula="of:=[.$E$1003]+[.C1106]" office:value-type="float" office:value="1194.86" calcext:value-type="float">
            <text:p>1194.86</text:p>
          </table:table-cell>
          <table:table-cell table:formula="of:=[.D1106]/[.$I$2]" office:value-type="float" office:value="0.629328878151261" calcext:value-type="float">
            <text:p>0.6293288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1.49853516" calcext:value-type="float">
            <text:p>1.49853516</text:p>
          </table:table-cell>
          <table:table-cell table:formula="of:=[.$E$1003]+[.C1107]" office:value-type="float" office:value="1195.953" calcext:value-type="float">
            <text:p>1195.953</text:p>
          </table:table-cell>
          <table:table-cell table:formula="of:=[.D1107]/[.$I$2]" office:value-type="float" office:value="0.62963662184874" calcext:value-type="float">
            <text:p>0.629636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53" calcext:value-type="float">
            <text:p>113.453</text:p>
          </table:table-cell>
          <table:table-cell office:value-type="float" office:value="1.50292969" calcext:value-type="float">
            <text:p>1.50292969</text:p>
          </table:table-cell>
          <table:table-cell table:formula="of:=[.$E$1003]+[.C1108]" office:value-type="float" office:value="1197.047" calcext:value-type="float">
            <text:p>1197.047</text:p>
          </table:table-cell>
          <table:table-cell table:formula="of:=[.D1108]/[.$I$2]" office:value-type="float" office:value="0.63148306302521" calcext:value-type="float">
            <text:p>0.631483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.50146484" calcext:value-type="float">
            <text:p>1.50146484</text:p>
          </table:table-cell>
          <table:table-cell table:formula="of:=[.$E$1003]+[.C1109]" office:value-type="float" office:value="1198.156" calcext:value-type="float">
            <text:p>1198.156</text:p>
          </table:table-cell>
          <table:table-cell table:formula="of:=[.D1109]/[.$I$2]" office:value-type="float" office:value="0.630867579831933" calcext:value-type="float">
            <text:p>0.630867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56" calcext:value-type="float">
            <text:p>115.656</text:p>
          </table:table-cell>
          <table:table-cell office:value-type="float" office:value="1.50292969" calcext:value-type="float">
            <text:p>1.50292969</text:p>
          </table:table-cell>
          <table:table-cell table:formula="of:=[.$E$1003]+[.C1110]" office:value-type="float" office:value="1199.25" calcext:value-type="float">
            <text:p>1199.25</text:p>
          </table:table-cell>
          <table:table-cell table:formula="of:=[.D1110]/[.$I$2]" office:value-type="float" office:value="0.63148306302521" calcext:value-type="float">
            <text:p>0.631483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66" calcext:value-type="float">
            <text:p>116.766</text:p>
          </table:table-cell>
          <table:table-cell office:value-type="float" office:value="1.50366211" calcext:value-type="float">
            <text:p>1.50366211</text:p>
          </table:table-cell>
          <table:table-cell table:formula="of:=[.$E$1003]+[.C1111]" office:value-type="float" office:value="1200.36" calcext:value-type="float">
            <text:p>1200.36</text:p>
          </table:table-cell>
          <table:table-cell table:formula="of:=[.D1111]/[.$I$2]" office:value-type="float" office:value="0.631790802521009" calcext:value-type="float">
            <text:p>0.631790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1.50415039" calcext:value-type="float">
            <text:p>1.50415039</text:p>
          </table:table-cell>
          <table:table-cell table:formula="of:=[.$E$1003]+[.C1112]" office:value-type="float" office:value="1201.453" calcext:value-type="float">
            <text:p>1201.453</text:p>
          </table:table-cell>
          <table:table-cell table:formula="of:=[.D1112]/[.$I$2]" office:value-type="float" office:value="0.631995962184874" calcext:value-type="float">
            <text:p>0.6319959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1.50854492" calcext:value-type="float">
            <text:p>1.50854492</text:p>
          </table:table-cell>
          <table:table-cell table:formula="of:=[.$E$1003]+[.C1113]" office:value-type="float" office:value="1202.547" calcext:value-type="float">
            <text:p>1202.547</text:p>
          </table:table-cell>
          <table:table-cell table:formula="of:=[.D1113]/[.$I$2]" office:value-type="float" office:value="0.633842403361344" calcext:value-type="float">
            <text:p>0.633842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62" calcext:value-type="float">
            <text:p>120.062</text:p>
          </table:table-cell>
          <table:table-cell office:value-type="float" office:value="1.51074219" calcext:value-type="float">
            <text:p>1.51074219</text:p>
          </table:table-cell>
          <table:table-cell table:formula="of:=[.$E$1003]+[.C1114]" office:value-type="float" office:value="1203.656" calcext:value-type="float">
            <text:p>1203.656</text:p>
          </table:table-cell>
          <table:table-cell table:formula="of:=[.D1114]/[.$I$2]" office:value-type="float" office:value="0.63476562605042" calcext:value-type="float">
            <text:p>0.634765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1115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78588867" calcext:value-type="float">
            <text:p>1.78588867</text:p>
          </table:table-cell>
          <table:table-cell table:formula="of:=[.$E$1114]+[.C1116]" office:value-type="float" office:value="1203.766" calcext:value-type="float">
            <text:p>1203.766</text:p>
          </table:table-cell>
          <table:table-cell table:formula="of:=[.D1116]/[.$I$2]" office:value-type="float" office:value="0.750373390756303" calcext:value-type="float">
            <text:p>0.7503733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4" calcext:value-type="float">
            <text:p>1.204</text:p>
          </table:table-cell>
          <table:table-cell office:value-type="float" office:value="1.78564453" calcext:value-type="float">
            <text:p>1.78564453</text:p>
          </table:table-cell>
          <table:table-cell table:formula="of:=[.$E$1114]+[.C1117]" office:value-type="float" office:value="1204.86" calcext:value-type="float">
            <text:p>1204.86</text:p>
          </table:table-cell>
          <table:table-cell table:formula="of:=[.D1117]/[.$I$2]" office:value-type="float" office:value="0.75027081092437" calcext:value-type="float">
            <text:p>0.750270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1.78979492" calcext:value-type="float">
            <text:p>1.78979492</text:p>
          </table:table-cell>
          <table:table-cell table:formula="of:=[.$E$1114]+[.C1118]" office:value-type="float" office:value="1205.953" calcext:value-type="float">
            <text:p>1205.953</text:p>
          </table:table-cell>
          <table:table-cell table:formula="of:=[.D1118]/[.$I$2]" office:value-type="float" office:value="0.752014672268908" calcext:value-type="float">
            <text:p>0.7520146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91" calcext:value-type="float">
            <text:p>3.391</text:p>
          </table:table-cell>
          <table:table-cell office:value-type="float" office:value="1.79541016" calcext:value-type="float">
            <text:p>1.79541016</text:p>
          </table:table-cell>
          <table:table-cell table:formula="of:=[.$E$1114]+[.C1119]" office:value-type="float" office:value="1207.047" calcext:value-type="float">
            <text:p>1207.047</text:p>
          </table:table-cell>
          <table:table-cell table:formula="of:=[.D1119]/[.$I$2]" office:value-type="float" office:value="0.754374016806723" calcext:value-type="float">
            <text:p>0.754374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79882812" calcext:value-type="float">
            <text:p>1.79882812</text:p>
          </table:table-cell>
          <table:table-cell table:formula="of:=[.$E$1114]+[.C1120]" office:value-type="float" office:value="1208.156" calcext:value-type="float">
            <text:p>1208.156</text:p>
          </table:table-cell>
          <table:table-cell table:formula="of:=[.D1120]/[.$I$2]" office:value-type="float" office:value="0.755810134453782" calcext:value-type="float">
            <text:p>0.755810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1.80395508" calcext:value-type="float">
            <text:p>1.80395508</text:p>
          </table:table-cell>
          <table:table-cell table:formula="of:=[.$E$1114]+[.C1121]" office:value-type="float" office:value="1209.25" calcext:value-type="float">
            <text:p>1209.25</text:p>
          </table:table-cell>
          <table:table-cell table:formula="of:=[.D1121]/[.$I$2]" office:value-type="float" office:value="0.757964319327731" calcext:value-type="float">
            <text:p>0.757964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4" calcext:value-type="float">
            <text:p>6.704</text:p>
          </table:table-cell>
          <table:table-cell office:value-type="float" office:value="1.80566406" calcext:value-type="float">
            <text:p>1.80566406</text:p>
          </table:table-cell>
          <table:table-cell table:formula="of:=[.$E$1114]+[.C1122]" office:value-type="float" office:value="1210.36" calcext:value-type="float">
            <text:p>1210.36</text:p>
          </table:table-cell>
          <table:table-cell table:formula="of:=[.D1122]/[.$I$2]" office:value-type="float" office:value="0.758682378151261" calcext:value-type="float">
            <text:p>0.758682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1.80786133" calcext:value-type="float">
            <text:p>1.80786133</text:p>
          </table:table-cell>
          <table:table-cell table:formula="of:=[.$E$1114]+[.C1123]" office:value-type="float" office:value="1211.453" calcext:value-type="float">
            <text:p>1211.453</text:p>
          </table:table-cell>
          <table:table-cell table:formula="of:=[.D1123]/[.$I$2]" office:value-type="float" office:value="0.759605600840336" calcext:value-type="float">
            <text:p>0.759605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91" calcext:value-type="float">
            <text:p>8.891</text:p>
          </table:table-cell>
          <table:table-cell office:value-type="float" office:value="1.81054688" calcext:value-type="float">
            <text:p>1.81054688</text:p>
          </table:table-cell>
          <table:table-cell table:formula="of:=[.$E$1114]+[.C1124]" office:value-type="float" office:value="1212.547" calcext:value-type="float">
            <text:p>1212.547</text:p>
          </table:table-cell>
          <table:table-cell table:formula="of:=[.D1124]/[.$I$2]" office:value-type="float" office:value="0.760733983193277" calcext:value-type="float">
            <text:p>0.760733983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.8203125" calcext:value-type="float">
            <text:p>1.8203125</text:p>
          </table:table-cell>
          <table:table-cell table:formula="of:=[.$E$1114]+[.C1125]" office:value-type="float" office:value="1213.656" calcext:value-type="float">
            <text:p>1213.656</text:p>
          </table:table-cell>
          <table:table-cell table:formula="of:=[.D1125]/[.$I$2]" office:value-type="float" office:value="0.76483718487395" calcext:value-type="float">
            <text:p>0.764837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1.82446289" calcext:value-type="float">
            <text:p>1.82446289</text:p>
          </table:table-cell>
          <table:table-cell table:formula="of:=[.$E$1114]+[.C1126]" office:value-type="float" office:value="1214.75" calcext:value-type="float">
            <text:p>1214.75</text:p>
          </table:table-cell>
          <table:table-cell table:formula="of:=[.D1126]/[.$I$2]" office:value-type="float" office:value="0.766581046218487" calcext:value-type="float">
            <text:p>0.7665810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82666016" calcext:value-type="float">
            <text:p>1.82666016</text:p>
          </table:table-cell>
          <table:table-cell table:formula="of:=[.$E$1114]+[.C1127]" office:value-type="float" office:value="1215.86" calcext:value-type="float">
            <text:p>1215.86</text:p>
          </table:table-cell>
          <table:table-cell table:formula="of:=[.D1127]/[.$I$2]" office:value-type="float" office:value="0.767504268907563" calcext:value-type="float">
            <text:p>0.767504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1.82714844" calcext:value-type="float">
            <text:p>1.82714844</text:p>
          </table:table-cell>
          <table:table-cell table:formula="of:=[.$E$1114]+[.C1128]" office:value-type="float" office:value="1216.953" calcext:value-type="float">
            <text:p>1216.953</text:p>
          </table:table-cell>
          <table:table-cell table:formula="of:=[.D1128]/[.$I$2]" office:value-type="float" office:value="0.767709428571429" calcext:value-type="float">
            <text:p>0.767709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91" calcext:value-type="float">
            <text:p>14.391</text:p>
          </table:table-cell>
          <table:table-cell office:value-type="float" office:value="1.83129883" calcext:value-type="float">
            <text:p>1.83129883</text:p>
          </table:table-cell>
          <table:table-cell table:formula="of:=[.$E$1114]+[.C1129]" office:value-type="float" office:value="1218.047" calcext:value-type="float">
            <text:p>1218.047</text:p>
          </table:table-cell>
          <table:table-cell table:formula="of:=[.D1129]/[.$I$2]" office:value-type="float" office:value="0.769453289915966" calcext:value-type="float">
            <text:p>0.769453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.83520508" calcext:value-type="float">
            <text:p>1.83520508</text:p>
          </table:table-cell>
          <table:table-cell table:formula="of:=[.$E$1114]+[.C1130]" office:value-type="float" office:value="1219.156" calcext:value-type="float">
            <text:p>1219.156</text:p>
          </table:table-cell>
          <table:table-cell table:formula="of:=[.D1130]/[.$I$2]" office:value-type="float" office:value="0.771094571428572" calcext:value-type="float">
            <text:p>0.771094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1.83740234" calcext:value-type="float">
            <text:p>1.83740234</text:p>
          </table:table-cell>
          <table:table-cell table:formula="of:=[.$E$1114]+[.C1131]" office:value-type="float" office:value="1220.25" calcext:value-type="float">
            <text:p>1220.25</text:p>
          </table:table-cell>
          <table:table-cell table:formula="of:=[.D1131]/[.$I$2]" office:value-type="float" office:value="0.772017789915966" calcext:value-type="float">
            <text:p>0.7720177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4" calcext:value-type="float">
            <text:p>17.704</text:p>
          </table:table-cell>
          <table:table-cell office:value-type="float" office:value="1.83764648" calcext:value-type="float">
            <text:p>1.83764648</text:p>
          </table:table-cell>
          <table:table-cell table:formula="of:=[.$E$1114]+[.C1132]" office:value-type="float" office:value="1221.36" calcext:value-type="float">
            <text:p>1221.36</text:p>
          </table:table-cell>
          <table:table-cell table:formula="of:=[.D1132]/[.$I$2]" office:value-type="float" office:value="0.772120369747899" calcext:value-type="float">
            <text:p>0.772120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1.84057617" calcext:value-type="float">
            <text:p>1.84057617</text:p>
          </table:table-cell>
          <table:table-cell table:formula="of:=[.$E$1114]+[.C1133]" office:value-type="float" office:value="1222.453" calcext:value-type="float">
            <text:p>1222.453</text:p>
          </table:table-cell>
          <table:table-cell table:formula="of:=[.D1133]/[.$I$2]" office:value-type="float" office:value="0.773351331932773" calcext:value-type="float">
            <text:p>0.7733513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91" calcext:value-type="float">
            <text:p>19.891</text:p>
          </table:table-cell>
          <table:table-cell office:value-type="float" office:value="1.84301758" calcext:value-type="float">
            <text:p>1.84301758</text:p>
          </table:table-cell>
          <table:table-cell table:formula="of:=[.$E$1114]+[.C1134]" office:value-type="float" office:value="1223.547" calcext:value-type="float">
            <text:p>1223.547</text:p>
          </table:table-cell>
          <table:table-cell table:formula="of:=[.D1134]/[.$I$2]" office:value-type="float" office:value="0.774377134453782" calcext:value-type="float">
            <text:p>0.774377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8449707" calcext:value-type="float">
            <text:p>1.8449707</text:p>
          </table:table-cell>
          <table:table-cell table:formula="of:=[.$E$1114]+[.C1135]" office:value-type="float" office:value="1224.656" calcext:value-type="float">
            <text:p>1224.656</text:p>
          </table:table-cell>
          <table:table-cell table:formula="of:=[.D1135]/[.$I$2]" office:value-type="float" office:value="0.775197773109244" calcext:value-type="float">
            <text:p>0.775197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1.84326172" calcext:value-type="float">
            <text:p>1.84326172</text:p>
          </table:table-cell>
          <table:table-cell table:formula="of:=[.$E$1114]+[.C1136]" office:value-type="float" office:value="1225.75" calcext:value-type="float">
            <text:p>1225.75</text:p>
          </table:table-cell>
          <table:table-cell table:formula="of:=[.D1136]/[.$I$2]" office:value-type="float" office:value="0.774479714285714" calcext:value-type="float">
            <text:p>0.774479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4" calcext:value-type="float">
            <text:p>23.204</text:p>
          </table:table-cell>
          <table:table-cell office:value-type="float" office:value="1.84790039" calcext:value-type="float">
            <text:p>1.84790039</text:p>
          </table:table-cell>
          <table:table-cell table:formula="of:=[.$E$1114]+[.C1137]" office:value-type="float" office:value="1226.86" calcext:value-type="float">
            <text:p>1226.86</text:p>
          </table:table-cell>
          <table:table-cell table:formula="of:=[.D1137]/[.$I$2]" office:value-type="float" office:value="0.776428735294118" calcext:value-type="float">
            <text:p>0.7764287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1.85107422" calcext:value-type="float">
            <text:p>1.85107422</text:p>
          </table:table-cell>
          <table:table-cell table:formula="of:=[.$E$1114]+[.C1138]" office:value-type="float" office:value="1227.953" calcext:value-type="float">
            <text:p>1227.953</text:p>
          </table:table-cell>
          <table:table-cell table:formula="of:=[.D1138]/[.$I$2]" office:value-type="float" office:value="0.777762277310924" calcext:value-type="float">
            <text:p>0.777762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91" calcext:value-type="float">
            <text:p>25.391</text:p>
          </table:table-cell>
          <table:table-cell office:value-type="float" office:value="1.85839844" calcext:value-type="float">
            <text:p>1.85839844</text:p>
          </table:table-cell>
          <table:table-cell table:formula="of:=[.$E$1114]+[.C1139]" office:value-type="float" office:value="1229.047" calcext:value-type="float">
            <text:p>1229.047</text:p>
          </table:table-cell>
          <table:table-cell table:formula="of:=[.D1139]/[.$I$2]" office:value-type="float" office:value="0.780839680672269" calcext:value-type="float">
            <text:p>0.780839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1.86108398" calcext:value-type="float">
            <text:p>1.86108398</text:p>
          </table:table-cell>
          <table:table-cell table:formula="of:=[.$E$1114]+[.C1140]" office:value-type="float" office:value="1230.156" calcext:value-type="float">
            <text:p>1230.156</text:p>
          </table:table-cell>
          <table:table-cell table:formula="of:=[.D1140]/[.$I$2]" office:value-type="float" office:value="0.781968058823529" calcext:value-type="float">
            <text:p>0.781968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94" calcext:value-type="float">
            <text:p>27.594</text:p>
          </table:table-cell>
          <table:table-cell office:value-type="float" office:value="1.86987305" calcext:value-type="float">
            <text:p>1.86987305</text:p>
          </table:table-cell>
          <table:table-cell table:formula="of:=[.$E$1114]+[.C1141]" office:value-type="float" office:value="1231.25" calcext:value-type="float">
            <text:p>1231.25</text:p>
          </table:table-cell>
          <table:table-cell table:formula="of:=[.D1141]/[.$I$2]" office:value-type="float" office:value="0.785660945378151" calcext:value-type="float">
            <text:p>0.785660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4" calcext:value-type="float">
            <text:p>28.704</text:p>
          </table:table-cell>
          <table:table-cell office:value-type="float" office:value="1.87304688" calcext:value-type="float">
            <text:p>1.87304688</text:p>
          </table:table-cell>
          <table:table-cell table:formula="of:=[.$E$1114]+[.C1142]" office:value-type="float" office:value="1232.36" calcext:value-type="float">
            <text:p>1232.36</text:p>
          </table:table-cell>
          <table:table-cell table:formula="of:=[.D1142]/[.$I$2]" office:value-type="float" office:value="0.786994487394958" calcext:value-type="float">
            <text:p>0.786994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3]" office:value-type="float" office:value="1233.453" calcext:value-type="float">
            <text:p>1233.453</text:p>
          </table:table-cell>
          <table:table-cell table:formula="of:=[.D1143]/[.$I$2]" office:value-type="float" office:value="0.786789323529412" calcext:value-type="float">
            <text:p>0.78678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91" calcext:value-type="float">
            <text:p>30.891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4]" office:value-type="float" office:value="1234.547" calcext:value-type="float">
            <text:p>1234.547</text:p>
          </table:table-cell>
          <table:table-cell table:formula="of:=[.D1144]/[.$I$2]" office:value-type="float" office:value="0.786789323529412" calcext:value-type="float">
            <text:p>0.78678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.87207031" calcext:value-type="float">
            <text:p>1.87207031</text:p>
          </table:table-cell>
          <table:table-cell table:formula="of:=[.$E$1114]+[.C1145]" office:value-type="float" office:value="1235.656" calcext:value-type="float">
            <text:p>1235.656</text:p>
          </table:table-cell>
          <table:table-cell table:formula="of:=[.D1145]/[.$I$2]" office:value-type="float" office:value="0.786584163865546" calcext:value-type="float">
            <text:p>0.786584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94" calcext:value-type="float">
            <text:p>33.094</text:p>
          </table:table-cell>
          <table:table-cell office:value-type="float" office:value="1.87182617" calcext:value-type="float">
            <text:p>1.87182617</text:p>
          </table:table-cell>
          <table:table-cell table:formula="of:=[.$E$1114]+[.C1146]" office:value-type="float" office:value="1236.75" calcext:value-type="float">
            <text:p>1236.75</text:p>
          </table:table-cell>
          <table:table-cell table:formula="of:=[.D1146]/[.$I$2]" office:value-type="float" office:value="0.786481584033613" calcext:value-type="float">
            <text:p>0.78648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4" calcext:value-type="float">
            <text:p>34.204</text:p>
          </table:table-cell>
          <table:table-cell office:value-type="float" office:value="1.86987305" calcext:value-type="float">
            <text:p>1.86987305</text:p>
          </table:table-cell>
          <table:table-cell table:formula="of:=[.$E$1114]+[.C1147]" office:value-type="float" office:value="1237.86" calcext:value-type="float">
            <text:p>1237.86</text:p>
          </table:table-cell>
          <table:table-cell table:formula="of:=[.D1147]/[.$I$2]" office:value-type="float" office:value="0.785660945378151" calcext:value-type="float">
            <text:p>0.785660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97" calcext:value-type="float">
            <text:p>35.297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8]" office:value-type="float" office:value="1238.953" calcext:value-type="float">
            <text:p>1238.953</text:p>
          </table:table-cell>
          <table:table-cell table:formula="of:=[.D1148]/[.$I$2]" office:value-type="float" office:value="0.786789323529412" calcext:value-type="float">
            <text:p>0.78678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91" calcext:value-type="float">
            <text:p>36.391</text:p>
          </table:table-cell>
          <table:table-cell office:value-type="float" office:value="1.87573242" calcext:value-type="float">
            <text:p>1.87573242</text:p>
          </table:table-cell>
          <table:table-cell table:formula="of:=[.$E$1114]+[.C1149]" office:value-type="float" office:value="1240.047" calcext:value-type="float">
            <text:p>1240.047</text:p>
          </table:table-cell>
          <table:table-cell table:formula="of:=[.D1149]/[.$I$2]" office:value-type="float" office:value="0.788122865546219" calcext:value-type="float">
            <text:p>0.788122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1.87451172" calcext:value-type="float">
            <text:p>1.87451172</text:p>
          </table:table-cell>
          <table:table-cell table:formula="of:=[.$E$1114]+[.C1150]" office:value-type="float" office:value="1241.156" calcext:value-type="float">
            <text:p>1241.156</text:p>
          </table:table-cell>
          <table:table-cell table:formula="of:=[.D1150]/[.$I$2]" office:value-type="float" office:value="0.787609966386555" calcext:value-type="float">
            <text:p>0.787609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94" calcext:value-type="float">
            <text:p>38.594</text:p>
          </table:table-cell>
          <table:table-cell office:value-type="float" office:value="1.87646484" calcext:value-type="float">
            <text:p>1.87646484</text:p>
          </table:table-cell>
          <table:table-cell table:formula="of:=[.$E$1114]+[.C1151]" office:value-type="float" office:value="1242.25" calcext:value-type="float">
            <text:p>1242.25</text:p>
          </table:table-cell>
          <table:table-cell table:formula="of:=[.D1151]/[.$I$2]" office:value-type="float" office:value="0.788430605042017" calcext:value-type="float">
            <text:p>0.78843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4" calcext:value-type="float">
            <text:p>39.704</text:p>
          </table:table-cell>
          <table:table-cell office:value-type="float" office:value="1.88378906" calcext:value-type="float">
            <text:p>1.88378906</text:p>
          </table:table-cell>
          <table:table-cell table:formula="of:=[.$E$1114]+[.C1152]" office:value-type="float" office:value="1243.36" calcext:value-type="float">
            <text:p>1243.36</text:p>
          </table:table-cell>
          <table:table-cell table:formula="of:=[.D1152]/[.$I$2]" office:value-type="float" office:value="0.791508008403361" calcext:value-type="float">
            <text:p>0.791508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97" calcext:value-type="float">
            <text:p>40.797</text:p>
          </table:table-cell>
          <table:table-cell office:value-type="float" office:value="1.88110352" calcext:value-type="float">
            <text:p>1.88110352</text:p>
          </table:table-cell>
          <table:table-cell table:formula="of:=[.$E$1114]+[.C1153]" office:value-type="float" office:value="1244.453" calcext:value-type="float">
            <text:p>1244.453</text:p>
          </table:table-cell>
          <table:table-cell table:formula="of:=[.D1153]/[.$I$2]" office:value-type="float" office:value="0.790379630252101" calcext:value-type="float">
            <text:p>0.790379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91" calcext:value-type="float">
            <text:p>41.891</text:p>
          </table:table-cell>
          <table:table-cell office:value-type="float" office:value="1.87597656" calcext:value-type="float">
            <text:p>1.87597656</text:p>
          </table:table-cell>
          <table:table-cell table:formula="of:=[.$E$1114]+[.C1154]" office:value-type="float" office:value="1245.547" calcext:value-type="float">
            <text:p>1245.547</text:p>
          </table:table-cell>
          <table:table-cell table:formula="of:=[.D1154]/[.$I$2]" office:value-type="float" office:value="0.788225445378151" calcext:value-type="float">
            <text:p>0.788225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.87915039" calcext:value-type="float">
            <text:p>1.87915039</text:p>
          </table:table-cell>
          <table:table-cell table:formula="of:=[.$E$1114]+[.C1155]" office:value-type="float" office:value="1246.656" calcext:value-type="float">
            <text:p>1246.656</text:p>
          </table:table-cell>
          <table:table-cell table:formula="of:=[.D1155]/[.$I$2]" office:value-type="float" office:value="0.789558987394958" calcext:value-type="float">
            <text:p>0.789558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94" calcext:value-type="float">
            <text:p>44.094</text:p>
          </table:table-cell>
          <table:table-cell office:value-type="float" office:value="1.88891602" calcext:value-type="float">
            <text:p>1.88891602</text:p>
          </table:table-cell>
          <table:table-cell table:formula="of:=[.$E$1114]+[.C1156]" office:value-type="float" office:value="1247.75" calcext:value-type="float">
            <text:p>1247.75</text:p>
          </table:table-cell>
          <table:table-cell table:formula="of:=[.D1156]/[.$I$2]" office:value-type="float" office:value="0.793662193277311" calcext:value-type="float">
            <text:p>0.793662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4" calcext:value-type="float">
            <text:p>45.204</text:p>
          </table:table-cell>
          <table:table-cell office:value-type="float" office:value="1.88208008" calcext:value-type="float">
            <text:p>1.88208008</text:p>
          </table:table-cell>
          <table:table-cell table:formula="of:=[.$E$1114]+[.C1157]" office:value-type="float" office:value="1248.86" calcext:value-type="float">
            <text:p>1248.86</text:p>
          </table:table-cell>
          <table:table-cell table:formula="of:=[.D1157]/[.$I$2]" office:value-type="float" office:value="0.790789949579832" calcext:value-type="float">
            <text:p>0.790789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97" calcext:value-type="float">
            <text:p>46.297</text:p>
          </table:table-cell>
          <table:table-cell office:value-type="float" office:value="1.8828125" calcext:value-type="float">
            <text:p>1.8828125</text:p>
          </table:table-cell>
          <table:table-cell table:formula="of:=[.$E$1114]+[.C1158]" office:value-type="float" office:value="1249.953" calcext:value-type="float">
            <text:p>1249.953</text:p>
          </table:table-cell>
          <table:table-cell table:formula="of:=[.D1158]/[.$I$2]" office:value-type="float" office:value="0.79109768907563" calcext:value-type="float">
            <text:p>0.791097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91" calcext:value-type="float">
            <text:p>47.391</text:p>
          </table:table-cell>
          <table:table-cell office:value-type="float" office:value="1.88452148" calcext:value-type="float">
            <text:p>1.88452148</text:p>
          </table:table-cell>
          <table:table-cell table:formula="of:=[.$E$1114]+[.C1159]" office:value-type="float" office:value="1251.047" calcext:value-type="float">
            <text:p>1251.047</text:p>
          </table:table-cell>
          <table:table-cell table:formula="of:=[.D1159]/[.$I$2]" office:value-type="float" office:value="0.79181574789916" calcext:value-type="float">
            <text:p>0.791815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1.88305664" calcext:value-type="float">
            <text:p>1.88305664</text:p>
          </table:table-cell>
          <table:table-cell table:formula="of:=[.$E$1114]+[.C1160]" office:value-type="float" office:value="1252.156" calcext:value-type="float">
            <text:p>1252.156</text:p>
          </table:table-cell>
          <table:table-cell table:formula="of:=[.D1160]/[.$I$2]" office:value-type="float" office:value="0.791200268907563" calcext:value-type="float">
            <text:p>0.791200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94" calcext:value-type="float">
            <text:p>49.594</text:p>
          </table:table-cell>
          <table:table-cell office:value-type="float" office:value="1.88549805" calcext:value-type="float">
            <text:p>1.88549805</text:p>
          </table:table-cell>
          <table:table-cell table:formula="of:=[.$E$1114]+[.C1161]" office:value-type="float" office:value="1253.25" calcext:value-type="float">
            <text:p>1253.25</text:p>
          </table:table-cell>
          <table:table-cell table:formula="of:=[.D1161]/[.$I$2]" office:value-type="float" office:value="0.792226071428571" calcext:value-type="float">
            <text:p>0.792226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4" calcext:value-type="float">
            <text:p>50.704</text:p>
          </table:table-cell>
          <table:table-cell office:value-type="float" office:value="1.8894043" calcext:value-type="float">
            <text:p>1.8894043</text:p>
          </table:table-cell>
          <table:table-cell table:formula="of:=[.$E$1114]+[.C1162]" office:value-type="float" office:value="1254.36" calcext:value-type="float">
            <text:p>1254.36</text:p>
          </table:table-cell>
          <table:table-cell table:formula="of:=[.D1162]/[.$I$2]" office:value-type="float" office:value="0.793867352941177" calcext:value-type="float">
            <text:p>0.793867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97" calcext:value-type="float">
            <text:p>51.797</text:p>
          </table:table-cell>
          <table:table-cell office:value-type="float" office:value="1.88793945" calcext:value-type="float">
            <text:p>1.88793945</text:p>
          </table:table-cell>
          <table:table-cell table:formula="of:=[.$E$1114]+[.C1163]" office:value-type="float" office:value="1255.453" calcext:value-type="float">
            <text:p>1255.453</text:p>
          </table:table-cell>
          <table:table-cell table:formula="of:=[.D1163]/[.$I$2]" office:value-type="float" office:value="0.793251869747899" calcext:value-type="float">
            <text:p>0.7932518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91" calcext:value-type="float">
            <text:p>52.891</text:p>
          </table:table-cell>
          <table:table-cell office:value-type="float" office:value="1.88769531" calcext:value-type="float">
            <text:p>1.88769531</text:p>
          </table:table-cell>
          <table:table-cell table:formula="of:=[.$E$1114]+[.C1164]" office:value-type="float" office:value="1256.547" calcext:value-type="float">
            <text:p>1256.547</text:p>
          </table:table-cell>
          <table:table-cell table:formula="of:=[.D1164]/[.$I$2]" office:value-type="float" office:value="0.793149289915966" calcext:value-type="float">
            <text:p>0.793149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.890625" calcext:value-type="float">
            <text:p>1.890625</text:p>
          </table:table-cell>
          <table:table-cell table:formula="of:=[.$E$1114]+[.C1165]" office:value-type="float" office:value="1257.656" calcext:value-type="float">
            <text:p>1257.656</text:p>
          </table:table-cell>
          <table:table-cell table:formula="of:=[.D1165]/[.$I$2]" office:value-type="float" office:value="0.79438025210084" calcext:value-type="float">
            <text:p>0.7943802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94" calcext:value-type="float">
            <text:p>55.094</text:p>
          </table:table-cell>
          <table:table-cell office:value-type="float" office:value="1.8894043" calcext:value-type="float">
            <text:p>1.8894043</text:p>
          </table:table-cell>
          <table:table-cell table:formula="of:=[.$E$1114]+[.C1166]" office:value-type="float" office:value="1258.75" calcext:value-type="float">
            <text:p>1258.75</text:p>
          </table:table-cell>
          <table:table-cell table:formula="of:=[.D1166]/[.$I$2]" office:value-type="float" office:value="0.793867352941177" calcext:value-type="float">
            <text:p>0.793867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4" calcext:value-type="float">
            <text:p>56.204</text:p>
          </table:table-cell>
          <table:table-cell office:value-type="float" office:value="1.89013672" calcext:value-type="float">
            <text:p>1.89013672</text:p>
          </table:table-cell>
          <table:table-cell table:formula="of:=[.$E$1114]+[.C1167]" office:value-type="float" office:value="1259.86" calcext:value-type="float">
            <text:p>1259.86</text:p>
          </table:table-cell>
          <table:table-cell table:formula="of:=[.D1167]/[.$I$2]" office:value-type="float" office:value="0.794175092436975" calcext:value-type="float">
            <text:p>0.794175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97" calcext:value-type="float">
            <text:p>57.297</text:p>
          </table:table-cell>
          <table:table-cell office:value-type="float" office:value="1.89257812" calcext:value-type="float">
            <text:p>1.89257812</text:p>
          </table:table-cell>
          <table:table-cell table:formula="of:=[.$E$1114]+[.C1168]" office:value-type="float" office:value="1260.953" calcext:value-type="float">
            <text:p>1260.953</text:p>
          </table:table-cell>
          <table:table-cell table:formula="of:=[.D1168]/[.$I$2]" office:value-type="float" office:value="0.795200890756303" calcext:value-type="float">
            <text:p>0.795200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91" calcext:value-type="float">
            <text:p>58.391</text:p>
          </table:table-cell>
          <table:table-cell office:value-type="float" office:value="1.89111328" calcext:value-type="float">
            <text:p>1.89111328</text:p>
          </table:table-cell>
          <table:table-cell table:formula="of:=[.$E$1114]+[.C1169]" office:value-type="float" office:value="1262.047" calcext:value-type="float">
            <text:p>1262.047</text:p>
          </table:table-cell>
          <table:table-cell table:formula="of:=[.D1169]/[.$I$2]" office:value-type="float" office:value="0.794585411764706" calcext:value-type="float">
            <text:p>0.794585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1.89501953" calcext:value-type="float">
            <text:p>1.89501953</text:p>
          </table:table-cell>
          <table:table-cell table:formula="of:=[.$E$1114]+[.C1170]" office:value-type="float" office:value="1263.156" calcext:value-type="float">
            <text:p>1263.156</text:p>
          </table:table-cell>
          <table:table-cell table:formula="of:=[.D1170]/[.$I$2]" office:value-type="float" office:value="0.796226693277311" calcext:value-type="float">
            <text:p>0.7962266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94" calcext:value-type="float">
            <text:p>60.594</text:p>
          </table:table-cell>
          <table:table-cell office:value-type="float" office:value="1.89331055" calcext:value-type="float">
            <text:p>1.89331055</text:p>
          </table:table-cell>
          <table:table-cell table:formula="of:=[.$E$1114]+[.C1171]" office:value-type="float" office:value="1264.25" calcext:value-type="float">
            <text:p>1264.25</text:p>
          </table:table-cell>
          <table:table-cell table:formula="of:=[.D1171]/[.$I$2]" office:value-type="float" office:value="0.795508634453782" calcext:value-type="float">
            <text:p>0.795508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4" calcext:value-type="float">
            <text:p>61.704</text:p>
          </table:table-cell>
          <table:table-cell office:value-type="float" office:value="1.89428711" calcext:value-type="float">
            <text:p>1.89428711</text:p>
          </table:table-cell>
          <table:table-cell table:formula="of:=[.$E$1114]+[.C1172]" office:value-type="float" office:value="1265.36" calcext:value-type="float">
            <text:p>1265.36</text:p>
          </table:table-cell>
          <table:table-cell table:formula="of:=[.D1172]/[.$I$2]" office:value-type="float" office:value="0.795918953781513" calcext:value-type="float">
            <text:p>0.795918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97" calcext:value-type="float">
            <text:p>62.797</text:p>
          </table:table-cell>
          <table:table-cell office:value-type="float" office:value="1.89428711" calcext:value-type="float">
            <text:p>1.89428711</text:p>
          </table:table-cell>
          <table:table-cell table:formula="of:=[.$E$1114]+[.C1173]" office:value-type="float" office:value="1266.453" calcext:value-type="float">
            <text:p>1266.453</text:p>
          </table:table-cell>
          <table:table-cell table:formula="of:=[.D1173]/[.$I$2]" office:value-type="float" office:value="0.795918953781513" calcext:value-type="float">
            <text:p>0.795918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1" calcext:value-type="float">
            <text:p>63.891</text:p>
          </table:table-cell>
          <table:table-cell office:value-type="float" office:value="1.89477539" calcext:value-type="float">
            <text:p>1.89477539</text:p>
          </table:table-cell>
          <table:table-cell table:formula="of:=[.$E$1114]+[.C1174]" office:value-type="float" office:value="1267.547" calcext:value-type="float">
            <text:p>1267.547</text:p>
          </table:table-cell>
          <table:table-cell table:formula="of:=[.D1174]/[.$I$2]" office:value-type="float" office:value="0.796124113445378" calcext:value-type="float">
            <text:p>0.7961241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.89550781" calcext:value-type="float">
            <text:p>1.89550781</text:p>
          </table:table-cell>
          <table:table-cell table:formula="of:=[.$E$1114]+[.C1175]" office:value-type="float" office:value="1268.656" calcext:value-type="float">
            <text:p>1268.656</text:p>
          </table:table-cell>
          <table:table-cell table:formula="of:=[.D1175]/[.$I$2]" office:value-type="float" office:value="0.796431852941176" calcext:value-type="float">
            <text:p>0.7964318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94" calcext:value-type="float">
            <text:p>66.094</text:p>
          </table:table-cell>
          <table:table-cell office:value-type="float" office:value="1.89819336" calcext:value-type="float">
            <text:p>1.89819336</text:p>
          </table:table-cell>
          <table:table-cell table:formula="of:=[.$E$1114]+[.C1176]" office:value-type="float" office:value="1269.75" calcext:value-type="float">
            <text:p>1269.75</text:p>
          </table:table-cell>
          <table:table-cell table:formula="of:=[.D1176]/[.$I$2]" office:value-type="float" office:value="0.797560235294118" calcext:value-type="float">
            <text:p>0.797560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4" calcext:value-type="float">
            <text:p>67.204</text:p>
          </table:table-cell>
          <table:table-cell office:value-type="float" office:value="1.89916992" calcext:value-type="float">
            <text:p>1.89916992</text:p>
          </table:table-cell>
          <table:table-cell table:formula="of:=[.$E$1114]+[.C1177]" office:value-type="float" office:value="1270.86" calcext:value-type="float">
            <text:p>1270.86</text:p>
          </table:table-cell>
          <table:table-cell table:formula="of:=[.D1177]/[.$I$2]" office:value-type="float" office:value="0.797970554621849" calcext:value-type="float">
            <text:p>0.797970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97" calcext:value-type="float">
            <text:p>68.297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78]" office:value-type="float" office:value="1271.953" calcext:value-type="float">
            <text:p>1271.953</text:p>
          </table:table-cell>
          <table:table-cell table:formula="of:=[.D1178]/[.$I$2]" office:value-type="float" office:value="0.799816995798319" calcext:value-type="float">
            <text:p>0.79981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1" calcext:value-type="float">
            <text:p>69.391</text:p>
          </table:table-cell>
          <table:table-cell office:value-type="float" office:value="1.90698242" calcext:value-type="float">
            <text:p>1.90698242</text:p>
          </table:table-cell>
          <table:table-cell table:formula="of:=[.$E$1114]+[.C1179]" office:value-type="float" office:value="1273.047" calcext:value-type="float">
            <text:p>1273.047</text:p>
          </table:table-cell>
          <table:table-cell table:formula="of:=[.D1179]/[.$I$2]" office:value-type="float" office:value="0.801253117647059" calcext:value-type="float">
            <text:p>0.80125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1.90258789" calcext:value-type="float">
            <text:p>1.90258789</text:p>
          </table:table-cell>
          <table:table-cell table:formula="of:=[.$E$1114]+[.C1180]" office:value-type="float" office:value="1274.156" calcext:value-type="float">
            <text:p>1274.156</text:p>
          </table:table-cell>
          <table:table-cell table:formula="of:=[.D1180]/[.$I$2]" office:value-type="float" office:value="0.799406676470588" calcext:value-type="float">
            <text:p>0.79940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4" calcext:value-type="float">
            <text:p>71.594</text:p>
          </table:table-cell>
          <table:table-cell office:value-type="float" office:value="1.90307617" calcext:value-type="float">
            <text:p>1.90307617</text:p>
          </table:table-cell>
          <table:table-cell table:formula="of:=[.$E$1114]+[.C1181]" office:value-type="float" office:value="1275.25" calcext:value-type="float">
            <text:p>1275.25</text:p>
          </table:table-cell>
          <table:table-cell table:formula="of:=[.D1181]/[.$I$2]" office:value-type="float" office:value="0.799611836134454" calcext:value-type="float">
            <text:p>0.79961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4" calcext:value-type="float">
            <text:p>72.704</text:p>
          </table:table-cell>
          <table:table-cell office:value-type="float" office:value="1.90380859" calcext:value-type="float">
            <text:p>1.90380859</text:p>
          </table:table-cell>
          <table:table-cell table:formula="of:=[.$E$1114]+[.C1182]" office:value-type="float" office:value="1276.36" calcext:value-type="float">
            <text:p>1276.36</text:p>
          </table:table-cell>
          <table:table-cell table:formula="of:=[.D1182]/[.$I$2]" office:value-type="float" office:value="0.799919575630252" calcext:value-type="float">
            <text:p>0.79991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97" calcext:value-type="float">
            <text:p>73.797</text:p>
          </table:table-cell>
          <table:table-cell office:value-type="float" office:value="1.90478516" calcext:value-type="float">
            <text:p>1.90478516</text:p>
          </table:table-cell>
          <table:table-cell table:formula="of:=[.$E$1114]+[.C1183]" office:value-type="float" office:value="1277.453" calcext:value-type="float">
            <text:p>1277.453</text:p>
          </table:table-cell>
          <table:table-cell table:formula="of:=[.D1183]/[.$I$2]" office:value-type="float" office:value="0.800329899159664" calcext:value-type="float">
            <text:p>0.800329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1" calcext:value-type="float">
            <text:p>74.891</text:p>
          </table:table-cell>
          <table:table-cell office:value-type="float" office:value="1.90625" calcext:value-type="float">
            <text:p>1.90625</text:p>
          </table:table-cell>
          <table:table-cell table:formula="of:=[.$E$1114]+[.C1184]" office:value-type="float" office:value="1278.547" calcext:value-type="float">
            <text:p>1278.547</text:p>
          </table:table-cell>
          <table:table-cell table:formula="of:=[.D1184]/[.$I$2]" office:value-type="float" office:value="0.80094537815126" calcext:value-type="float">
            <text:p>0.800945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.90869141" calcext:value-type="float">
            <text:p>1.90869141</text:p>
          </table:table-cell>
          <table:table-cell table:formula="of:=[.$E$1114]+[.C1185]" office:value-type="float" office:value="1279.656" calcext:value-type="float">
            <text:p>1279.656</text:p>
          </table:table-cell>
          <table:table-cell table:formula="of:=[.D1185]/[.$I$2]" office:value-type="float" office:value="0.801971180672269" calcext:value-type="float">
            <text:p>0.801971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4" calcext:value-type="float">
            <text:p>77.094</text:p>
          </table:table-cell>
          <table:table-cell office:value-type="float" office:value="1.90893555" calcext:value-type="float">
            <text:p>1.90893555</text:p>
          </table:table-cell>
          <table:table-cell table:formula="of:=[.$E$1114]+[.C1186]" office:value-type="float" office:value="1280.75" calcext:value-type="float">
            <text:p>1280.75</text:p>
          </table:table-cell>
          <table:table-cell table:formula="of:=[.D1186]/[.$I$2]" office:value-type="float" office:value="0.802073760504202" calcext:value-type="float">
            <text:p>0.802073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4" calcext:value-type="float">
            <text:p>78.204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87]" office:value-type="float" office:value="1281.86" calcext:value-type="float">
            <text:p>1281.86</text:p>
          </table:table-cell>
          <table:table-cell table:formula="of:=[.D1187]/[.$I$2]" office:value-type="float" office:value="0.799816995798319" calcext:value-type="float">
            <text:p>0.79981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97" calcext:value-type="float">
            <text:p>79.297</text:p>
          </table:table-cell>
          <table:table-cell office:value-type="float" office:value="1.90576172" calcext:value-type="float">
            <text:p>1.90576172</text:p>
          </table:table-cell>
          <table:table-cell table:formula="of:=[.$E$1114]+[.C1188]" office:value-type="float" office:value="1282.953" calcext:value-type="float">
            <text:p>1282.953</text:p>
          </table:table-cell>
          <table:table-cell table:formula="of:=[.D1188]/[.$I$2]" office:value-type="float" office:value="0.800740218487395" calcext:value-type="float">
            <text:p>0.800740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1" calcext:value-type="float">
            <text:p>80.391</text:p>
          </table:table-cell>
          <table:table-cell office:value-type="float" office:value="1.91040039" calcext:value-type="float">
            <text:p>1.91040039</text:p>
          </table:table-cell>
          <table:table-cell table:formula="of:=[.$E$1114]+[.C1189]" office:value-type="float" office:value="1284.047" calcext:value-type="float">
            <text:p>1284.047</text:p>
          </table:table-cell>
          <table:table-cell table:formula="of:=[.D1189]/[.$I$2]" office:value-type="float" office:value="0.802689239495798" calcext:value-type="float">
            <text:p>0.802689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1.90673828" calcext:value-type="float">
            <text:p>1.90673828</text:p>
          </table:table-cell>
          <table:table-cell table:formula="of:=[.$E$1114]+[.C1190]" office:value-type="float" office:value="1285.156" calcext:value-type="float">
            <text:p>1285.156</text:p>
          </table:table-cell>
          <table:table-cell table:formula="of:=[.D1190]/[.$I$2]" office:value-type="float" office:value="0.801150537815126" calcext:value-type="float">
            <text:p>0.801150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4" calcext:value-type="float">
            <text:p>82.594</text:p>
          </table:table-cell>
          <table:table-cell office:value-type="float" office:value="1.90405273" calcext:value-type="float">
            <text:p>1.90405273</text:p>
          </table:table-cell>
          <table:table-cell table:formula="of:=[.$E$1114]+[.C1191]" office:value-type="float" office:value="1286.25" calcext:value-type="float">
            <text:p>1286.25</text:p>
          </table:table-cell>
          <table:table-cell table:formula="of:=[.D1191]/[.$I$2]" office:value-type="float" office:value="0.800022155462185" calcext:value-type="float">
            <text:p>0.80002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4" calcext:value-type="float">
            <text:p>83.704</text:p>
          </table:table-cell>
          <table:table-cell office:value-type="float" office:value="1.90258789" calcext:value-type="float">
            <text:p>1.90258789</text:p>
          </table:table-cell>
          <table:table-cell table:formula="of:=[.$E$1114]+[.C1192]" office:value-type="float" office:value="1287.36" calcext:value-type="float">
            <text:p>1287.36</text:p>
          </table:table-cell>
          <table:table-cell table:formula="of:=[.D1192]/[.$I$2]" office:value-type="float" office:value="0.799406676470588" calcext:value-type="float">
            <text:p>0.79940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97" calcext:value-type="float">
            <text:p>84.797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93]" office:value-type="float" office:value="1288.453" calcext:value-type="float">
            <text:p>1288.453</text:p>
          </table:table-cell>
          <table:table-cell table:formula="of:=[.D1193]/[.$I$2]" office:value-type="float" office:value="0.799816995798319" calcext:value-type="float">
            <text:p>0.79981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91" calcext:value-type="float">
            <text:p>85.891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94]" office:value-type="float" office:value="1289.547" calcext:value-type="float">
            <text:p>1289.547</text:p>
          </table:table-cell>
          <table:table-cell table:formula="of:=[.D1194]/[.$I$2]" office:value-type="float" office:value="0.799816995798319" calcext:value-type="float">
            <text:p>0.79981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.90771484" calcext:value-type="float">
            <text:p>1.90771484</text:p>
          </table:table-cell>
          <table:table-cell table:formula="of:=[.$E$1114]+[.C1195]" office:value-type="float" office:value="1290.656" calcext:value-type="float">
            <text:p>1290.656</text:p>
          </table:table-cell>
          <table:table-cell table:formula="of:=[.D1195]/[.$I$2]" office:value-type="float" office:value="0.801560857142857" calcext:value-type="float">
            <text:p>0.801560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4" calcext:value-type="float">
            <text:p>88.094</text:p>
          </table:table-cell>
          <table:table-cell office:value-type="float" office:value="1.90869141" calcext:value-type="float">
            <text:p>1.90869141</text:p>
          </table:table-cell>
          <table:table-cell table:formula="of:=[.$E$1114]+[.C1196]" office:value-type="float" office:value="1291.75" calcext:value-type="float">
            <text:p>1291.75</text:p>
          </table:table-cell>
          <table:table-cell table:formula="of:=[.D1196]/[.$I$2]" office:value-type="float" office:value="0.801971180672269" calcext:value-type="float">
            <text:p>0.801971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4" calcext:value-type="float">
            <text:p>89.204</text:p>
          </table:table-cell>
          <table:table-cell office:value-type="float" office:value="1.91357422" calcext:value-type="float">
            <text:p>1.91357422</text:p>
          </table:table-cell>
          <table:table-cell table:formula="of:=[.$E$1114]+[.C1197]" office:value-type="float" office:value="1292.86" calcext:value-type="float">
            <text:p>1292.86</text:p>
          </table:table-cell>
          <table:table-cell table:formula="of:=[.D1197]/[.$I$2]" office:value-type="float" office:value="0.804022781512605" calcext:value-type="float">
            <text:p>0.804022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97" calcext:value-type="float">
            <text:p>90.297</text:p>
          </table:table-cell>
          <table:table-cell office:value-type="float" office:value="1.91601562" calcext:value-type="float">
            <text:p>1.91601562</text:p>
          </table:table-cell>
          <table:table-cell table:formula="of:=[.$E$1114]+[.C1198]" office:value-type="float" office:value="1293.953" calcext:value-type="float">
            <text:p>1293.953</text:p>
          </table:table-cell>
          <table:table-cell table:formula="of:=[.D1198]/[.$I$2]" office:value-type="float" office:value="0.805048579831933" calcext:value-type="float">
            <text:p>0.805048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91" calcext:value-type="float">
            <text:p>91.391</text:p>
          </table:table-cell>
          <table:table-cell office:value-type="float" office:value="1.91748047" calcext:value-type="float">
            <text:p>1.91748047</text:p>
          </table:table-cell>
          <table:table-cell table:formula="of:=[.$E$1114]+[.C1199]" office:value-type="float" office:value="1295.047" calcext:value-type="float">
            <text:p>1295.047</text:p>
          </table:table-cell>
          <table:table-cell table:formula="of:=[.D1199]/[.$I$2]" office:value-type="float" office:value="0.80566406302521" calcext:value-type="float">
            <text:p>0.805664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1.92016602" calcext:value-type="float">
            <text:p>1.92016602</text:p>
          </table:table-cell>
          <table:table-cell table:formula="of:=[.$E$1114]+[.C1200]" office:value-type="float" office:value="1296.156" calcext:value-type="float">
            <text:p>1296.156</text:p>
          </table:table-cell>
          <table:table-cell table:formula="of:=[.D1200]/[.$I$2]" office:value-type="float" office:value="0.806792445378151" calcext:value-type="float">
            <text:p>0.806792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4" calcext:value-type="float">
            <text:p>93.594</text:p>
          </table:table-cell>
          <table:table-cell office:value-type="float" office:value="1.92382812" calcext:value-type="float">
            <text:p>1.92382812</text:p>
          </table:table-cell>
          <table:table-cell table:formula="of:=[.$E$1114]+[.C1201]" office:value-type="float" office:value="1297.25" calcext:value-type="float">
            <text:p>1297.25</text:p>
          </table:table-cell>
          <table:table-cell table:formula="of:=[.D1201]/[.$I$2]" office:value-type="float" office:value="0.808331142857143" calcext:value-type="float">
            <text:p>0.808331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4" calcext:value-type="float">
            <text:p>94.704</text:p>
          </table:table-cell>
          <table:table-cell office:value-type="float" office:value="1.92333984" calcext:value-type="float">
            <text:p>1.92333984</text:p>
          </table:table-cell>
          <table:table-cell table:formula="of:=[.$E$1114]+[.C1202]" office:value-type="float" office:value="1298.36" calcext:value-type="float">
            <text:p>1298.36</text:p>
          </table:table-cell>
          <table:table-cell table:formula="of:=[.D1202]/[.$I$2]" office:value-type="float" office:value="0.808125983193277" calcext:value-type="float">
            <text:p>0.808125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97" calcext:value-type="float">
            <text:p>95.797</text:p>
          </table:table-cell>
          <table:table-cell office:value-type="float" office:value="1.92041016" calcext:value-type="float">
            <text:p>1.92041016</text:p>
          </table:table-cell>
          <table:table-cell table:formula="of:=[.$E$1114]+[.C1203]" office:value-type="float" office:value="1299.453" calcext:value-type="float">
            <text:p>1299.453</text:p>
          </table:table-cell>
          <table:table-cell table:formula="of:=[.D1203]/[.$I$2]" office:value-type="float" office:value="0.806895025210084" calcext:value-type="float">
            <text:p>0.806895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91" calcext:value-type="float">
            <text:p>96.891</text:p>
          </table:table-cell>
          <table:table-cell office:value-type="float" office:value="1.91772461" calcext:value-type="float">
            <text:p>1.91772461</text:p>
          </table:table-cell>
          <table:table-cell table:formula="of:=[.$E$1114]+[.C1204]" office:value-type="float" office:value="1300.547" calcext:value-type="float">
            <text:p>1300.547</text:p>
          </table:table-cell>
          <table:table-cell table:formula="of:=[.D1204]/[.$I$2]" office:value-type="float" office:value="0.805766642857143" calcext:value-type="float">
            <text:p>0.805766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.91601562" calcext:value-type="float">
            <text:p>1.91601562</text:p>
          </table:table-cell>
          <table:table-cell table:formula="of:=[.$E$1114]+[.C1205]" office:value-type="float" office:value="1301.656" calcext:value-type="float">
            <text:p>1301.656</text:p>
          </table:table-cell>
          <table:table-cell table:formula="of:=[.D1205]/[.$I$2]" office:value-type="float" office:value="0.805048579831933" calcext:value-type="float">
            <text:p>0.805048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94" calcext:value-type="float">
            <text:p>99.094</text:p>
          </table:table-cell>
          <table:table-cell office:value-type="float" office:value="1.91503906" calcext:value-type="float">
            <text:p>1.91503906</text:p>
          </table:table-cell>
          <table:table-cell table:formula="of:=[.$E$1114]+[.C1206]" office:value-type="float" office:value="1302.75" calcext:value-type="float">
            <text:p>1302.75</text:p>
          </table:table-cell>
          <table:table-cell table:formula="of:=[.D1206]/[.$I$2]" office:value-type="float" office:value="0.804638260504202" calcext:value-type="float">
            <text:p>0.804638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4" calcext:value-type="float">
            <text:p>100.204</text:p>
          </table:table-cell>
          <table:table-cell office:value-type="float" office:value="1.91674805" calcext:value-type="float">
            <text:p>1.91674805</text:p>
          </table:table-cell>
          <table:table-cell table:formula="of:=[.$E$1114]+[.C1207]" office:value-type="float" office:value="1303.86" calcext:value-type="float">
            <text:p>1303.86</text:p>
          </table:table-cell>
          <table:table-cell table:formula="of:=[.D1207]/[.$I$2]" office:value-type="float" office:value="0.805356323529412" calcext:value-type="float">
            <text:p>0.805356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97" calcext:value-type="float">
            <text:p>101.297</text:p>
          </table:table-cell>
          <table:table-cell office:value-type="float" office:value="1.91479492" calcext:value-type="float">
            <text:p>1.91479492</text:p>
          </table:table-cell>
          <table:table-cell table:formula="of:=[.$E$1114]+[.C1208]" office:value-type="float" office:value="1304.953" calcext:value-type="float">
            <text:p>1304.953</text:p>
          </table:table-cell>
          <table:table-cell table:formula="of:=[.D1208]/[.$I$2]" office:value-type="float" office:value="0.804535680672269" calcext:value-type="float">
            <text:p>0.804535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91" calcext:value-type="float">
            <text:p>102.391</text:p>
          </table:table-cell>
          <table:table-cell office:value-type="float" office:value="1.92041016" calcext:value-type="float">
            <text:p>1.92041016</text:p>
          </table:table-cell>
          <table:table-cell table:formula="of:=[.$E$1114]+[.C1209]" office:value-type="float" office:value="1306.047" calcext:value-type="float">
            <text:p>1306.047</text:p>
          </table:table-cell>
          <table:table-cell table:formula="of:=[.D1209]/[.$I$2]" office:value-type="float" office:value="0.806895025210084" calcext:value-type="float">
            <text:p>0.806895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1.92358398" calcext:value-type="float">
            <text:p>1.92358398</text:p>
          </table:table-cell>
          <table:table-cell table:formula="of:=[.$E$1114]+[.C1210]" office:value-type="float" office:value="1307.156" calcext:value-type="float">
            <text:p>1307.156</text:p>
          </table:table-cell>
          <table:table-cell table:formula="of:=[.D1210]/[.$I$2]" office:value-type="float" office:value="0.80822856302521" calcext:value-type="float">
            <text:p>0.808228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94" calcext:value-type="float">
            <text:p>104.594</text:p>
          </table:table-cell>
          <table:table-cell office:value-type="float" office:value="1.92578125" calcext:value-type="float">
            <text:p>1.92578125</text:p>
          </table:table-cell>
          <table:table-cell table:formula="of:=[.$E$1114]+[.C1211]" office:value-type="float" office:value="1308.25" calcext:value-type="float">
            <text:p>1308.25</text:p>
          </table:table-cell>
          <table:table-cell table:formula="of:=[.D1211]/[.$I$2]" office:value-type="float" office:value="0.809151785714286" calcext:value-type="float">
            <text:p>0.8091517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4" calcext:value-type="float">
            <text:p>105.704</text:p>
          </table:table-cell>
          <table:table-cell office:value-type="float" office:value="1.92138672" calcext:value-type="float">
            <text:p>1.92138672</text:p>
          </table:table-cell>
          <table:table-cell table:formula="of:=[.$E$1114]+[.C1212]" office:value-type="float" office:value="1309.36" calcext:value-type="float">
            <text:p>1309.36</text:p>
          </table:table-cell>
          <table:table-cell table:formula="of:=[.D1212]/[.$I$2]" office:value-type="float" office:value="0.807305344537815" calcext:value-type="float">
            <text:p>0.807305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1.92138672" calcext:value-type="float">
            <text:p>1.92138672</text:p>
          </table:table-cell>
          <table:table-cell table:formula="of:=[.$E$1114]+[.C1213]" office:value-type="float" office:value="1310.453" calcext:value-type="float">
            <text:p>1310.453</text:p>
          </table:table-cell>
          <table:table-cell table:formula="of:=[.D1213]/[.$I$2]" office:value-type="float" office:value="0.807305344537815" calcext:value-type="float">
            <text:p>0.807305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91" calcext:value-type="float">
            <text:p>107.891</text:p>
          </table:table-cell>
          <table:table-cell office:value-type="float" office:value="1.92211914" calcext:value-type="float">
            <text:p>1.92211914</text:p>
          </table:table-cell>
          <table:table-cell table:formula="of:=[.$E$1114]+[.C1214]" office:value-type="float" office:value="1311.547" calcext:value-type="float">
            <text:p>1311.547</text:p>
          </table:table-cell>
          <table:table-cell table:formula="of:=[.D1214]/[.$I$2]" office:value-type="float" office:value="0.807613084033613" calcext:value-type="float">
            <text:p>0.807613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.92382812" calcext:value-type="float">
            <text:p>1.92382812</text:p>
          </table:table-cell>
          <table:table-cell table:formula="of:=[.$E$1114]+[.C1215]" office:value-type="float" office:value="1312.656" calcext:value-type="float">
            <text:p>1312.656</text:p>
          </table:table-cell>
          <table:table-cell table:formula="of:=[.D1215]/[.$I$2]" office:value-type="float" office:value="0.808331142857143" calcext:value-type="float">
            <text:p>0.808331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94" calcext:value-type="float">
            <text:p>110.094</text:p>
          </table:table-cell>
          <table:table-cell office:value-type="float" office:value="1.92529297" calcext:value-type="float">
            <text:p>1.92529297</text:p>
          </table:table-cell>
          <table:table-cell table:formula="of:=[.$E$1114]+[.C1216]" office:value-type="float" office:value="1313.75" calcext:value-type="float">
            <text:p>1313.75</text:p>
          </table:table-cell>
          <table:table-cell table:formula="of:=[.D1216]/[.$I$2]" office:value-type="float" office:value="0.80894662605042" calcext:value-type="float">
            <text:p>0.808946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4" calcext:value-type="float">
            <text:p>111.204</text:p>
          </table:table-cell>
          <table:table-cell office:value-type="float" office:value="1.92285156" calcext:value-type="float">
            <text:p>1.92285156</text:p>
          </table:table-cell>
          <table:table-cell table:formula="of:=[.$E$1114]+[.C1217]" office:value-type="float" office:value="1314.86" calcext:value-type="float">
            <text:p>1314.86</text:p>
          </table:table-cell>
          <table:table-cell table:formula="of:=[.D1217]/[.$I$2]" office:value-type="float" office:value="0.807920823529412" calcext:value-type="float">
            <text:p>0.807920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97" calcext:value-type="float">
            <text:p>112.297</text:p>
          </table:table-cell>
          <table:table-cell office:value-type="float" office:value="1.92651367" calcext:value-type="float">
            <text:p>1.92651367</text:p>
          </table:table-cell>
          <table:table-cell table:formula="of:=[.$E$1114]+[.C1218]" office:value-type="float" office:value="1315.953" calcext:value-type="float">
            <text:p>1315.953</text:p>
          </table:table-cell>
          <table:table-cell table:formula="of:=[.D1218]/[.$I$2]" office:value-type="float" office:value="0.809459525210084" calcext:value-type="float">
            <text:p>0.8094595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91" calcext:value-type="float">
            <text:p>113.391</text:p>
          </table:table-cell>
          <table:table-cell office:value-type="float" office:value="1.92114258" calcext:value-type="float">
            <text:p>1.92114258</text:p>
          </table:table-cell>
          <table:table-cell table:formula="of:=[.$E$1114]+[.C1219]" office:value-type="float" office:value="1317.047" calcext:value-type="float">
            <text:p>1317.047</text:p>
          </table:table-cell>
          <table:table-cell table:formula="of:=[.D1219]/[.$I$2]" office:value-type="float" office:value="0.807202764705882" calcext:value-type="float">
            <text:p>0.8072027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1.91821289" calcext:value-type="float">
            <text:p>1.91821289</text:p>
          </table:table-cell>
          <table:table-cell table:formula="of:=[.$E$1114]+[.C1220]" office:value-type="float" office:value="1318.156" calcext:value-type="float">
            <text:p>1318.156</text:p>
          </table:table-cell>
          <table:table-cell table:formula="of:=[.D1220]/[.$I$2]" office:value-type="float" office:value="0.805971802521008" calcext:value-type="float">
            <text:p>0.805971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1.921875" calcext:value-type="float">
            <text:p>1.921875</text:p>
          </table:table-cell>
          <table:table-cell table:formula="of:=[.$E$1114]+[.C1221]" office:value-type="float" office:value="1319.25" calcext:value-type="float">
            <text:p>1319.25</text:p>
          </table:table-cell>
          <table:table-cell table:formula="of:=[.D1221]/[.$I$2]" office:value-type="float" office:value="0.807510504201681" calcext:value-type="float">
            <text:p>0.807510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4" calcext:value-type="float">
            <text:p>116.704</text:p>
          </table:table-cell>
          <table:table-cell office:value-type="float" office:value="1.91943359" calcext:value-type="float">
            <text:p>1.91943359</text:p>
          </table:table-cell>
          <table:table-cell table:formula="of:=[.$E$1114]+[.C1222]" office:value-type="float" office:value="1320.36" calcext:value-type="float">
            <text:p>1320.36</text:p>
          </table:table-cell>
          <table:table-cell table:formula="of:=[.D1222]/[.$I$2]" office:value-type="float" office:value="0.806484701680672" calcext:value-type="float">
            <text:p>0.806484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97" calcext:value-type="float">
            <text:p>117.797</text:p>
          </table:table-cell>
          <table:table-cell office:value-type="float" office:value="1.91894531" calcext:value-type="float">
            <text:p>1.91894531</text:p>
          </table:table-cell>
          <table:table-cell table:formula="of:=[.$E$1114]+[.C1223]" office:value-type="float" office:value="1321.453" calcext:value-type="float">
            <text:p>1321.453</text:p>
          </table:table-cell>
          <table:table-cell table:formula="of:=[.D1223]/[.$I$2]" office:value-type="float" office:value="0.806279542016807" calcext:value-type="float">
            <text:p>0.806279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91" calcext:value-type="float">
            <text:p>118.891</text:p>
          </table:table-cell>
          <table:table-cell office:value-type="float" office:value="1.92089844" calcext:value-type="float">
            <text:p>1.92089844</text:p>
          </table:table-cell>
          <table:table-cell table:formula="of:=[.$E$1114]+[.C1224]" office:value-type="float" office:value="1322.547" calcext:value-type="float">
            <text:p>1322.547</text:p>
          </table:table-cell>
          <table:table-cell table:formula="of:=[.D1224]/[.$I$2]" office:value-type="float" office:value="0.80710018487395" calcext:value-type="float">
            <text:p>0.807100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.91943359" calcext:value-type="float">
            <text:p>1.91943359</text:p>
          </table:table-cell>
          <table:table-cell table:formula="of:=[.$E$1114]+[.C1225]" office:value-type="float" office:value="1323.656" calcext:value-type="float">
            <text:p>1323.656</text:p>
          </table:table-cell>
          <table:table-cell table:formula="of:=[.D1225]/[.$I$2]" office:value-type="float" office:value="0.806484701680672" calcext:value-type="float">
            <text:p>0.806484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3"/>
          <table:table-cell table:formula="of:=[.D122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1.99829102" calcext:value-type="float">
            <text:p>1.99829102</text:p>
          </table:table-cell>
          <table:table-cell table:formula="of:=[.$E$1225]+[.C1227]" office:value-type="float" office:value="1323.75" calcext:value-type="float">
            <text:p>1323.75</text:p>
          </table:table-cell>
          <table:table-cell table:formula="of:=[.D1227]/[.$I$2]" office:value-type="float" office:value="0.839618075630252" calcext:value-type="float">
            <text:p>0.839618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1.99389648" calcext:value-type="float">
            <text:p>1.99389648</text:p>
          </table:table-cell>
          <table:table-cell table:formula="of:=[.$E$1225]+[.C1228]" office:value-type="float" office:value="1324.859" calcext:value-type="float">
            <text:p>1324.859</text:p>
          </table:table-cell>
          <table:table-cell table:formula="of:=[.D1228]/[.$I$2]" office:value-type="float" office:value="0.837771630252101" calcext:value-type="float">
            <text:p>0.837771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2.00561523" calcext:value-type="float">
            <text:p>2.00561523</text:p>
          </table:table-cell>
          <table:table-cell table:formula="of:=[.$E$1225]+[.C1229]" office:value-type="float" office:value="1325.969" calcext:value-type="float">
            <text:p>1325.969</text:p>
          </table:table-cell>
          <table:table-cell table:formula="of:=[.D1229]/[.$I$2]" office:value-type="float" office:value="0.842695474789916" calcext:value-type="float">
            <text:p>0.842695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2.00708008" calcext:value-type="float">
            <text:p>2.00708008</text:p>
          </table:table-cell>
          <table:table-cell table:formula="of:=[.$E$1225]+[.C1230]" office:value-type="float" office:value="1327.062" calcext:value-type="float">
            <text:p>1327.062</text:p>
          </table:table-cell>
          <table:table-cell table:formula="of:=[.D1230]/[.$I$2]" office:value-type="float" office:value="0.843310957983193" calcext:value-type="float">
            <text:p>0.843310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00976562" calcext:value-type="float">
            <text:p>2.00976562</text:p>
          </table:table-cell>
          <table:table-cell table:formula="of:=[.$E$1225]+[.C1231]" office:value-type="float" office:value="1328.156" calcext:value-type="float">
            <text:p>1328.156</text:p>
          </table:table-cell>
          <table:table-cell table:formula="of:=[.D1231]/[.$I$2]" office:value-type="float" office:value="0.844439336134454" calcext:value-type="float">
            <text:p>0.8444393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2.01098633" calcext:value-type="float">
            <text:p>2.01098633</text:p>
          </table:table-cell>
          <table:table-cell table:formula="of:=[.$E$1225]+[.C1232]" office:value-type="float" office:value="1329.265" calcext:value-type="float">
            <text:p>1329.265</text:p>
          </table:table-cell>
          <table:table-cell table:formula="of:=[.D1232]/[.$I$2]" office:value-type="float" office:value="0.844952239495798" calcext:value-type="float">
            <text:p>0.844952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33]" office:value-type="float" office:value="1330.359" calcext:value-type="float">
            <text:p>1330.359</text:p>
          </table:table-cell>
          <table:table-cell table:formula="of:=[.D1233]/[.$I$2]" office:value-type="float" office:value="0.845362558823529" calcext:value-type="float">
            <text:p>0.845362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34]" office:value-type="float" office:value="1331.469" calcext:value-type="float">
            <text:p>1331.469</text:p>
          </table:table-cell>
          <table:table-cell table:formula="of:=[.D1234]/[.$I$2]" office:value-type="float" office:value="0.845362558823529" calcext:value-type="float">
            <text:p>0.845362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2.00927734" calcext:value-type="float">
            <text:p>2.00927734</text:p>
          </table:table-cell>
          <table:table-cell table:formula="of:=[.$E$1225]+[.C1235]" office:value-type="float" office:value="1332.562" calcext:value-type="float">
            <text:p>1332.562</text:p>
          </table:table-cell>
          <table:table-cell table:formula="of:=[.D1235]/[.$I$2]" office:value-type="float" office:value="0.844234176470588" calcext:value-type="float">
            <text:p>0.844234176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00976562" calcext:value-type="float">
            <text:p>2.00976562</text:p>
          </table:table-cell>
          <table:table-cell table:formula="of:=[.$E$1225]+[.C1236]" office:value-type="float" office:value="1333.656" calcext:value-type="float">
            <text:p>1333.656</text:p>
          </table:table-cell>
          <table:table-cell table:formula="of:=[.D1236]/[.$I$2]" office:value-type="float" office:value="0.844439336134454" calcext:value-type="float">
            <text:p>0.8444393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2.01025391" calcext:value-type="float">
            <text:p>2.01025391</text:p>
          </table:table-cell>
          <table:table-cell table:formula="of:=[.$E$1225]+[.C1237]" office:value-type="float" office:value="1334.765" calcext:value-type="float">
            <text:p>1334.765</text:p>
          </table:table-cell>
          <table:table-cell table:formula="of:=[.D1237]/[.$I$2]" office:value-type="float" office:value="0.8446445" calcext:value-type="float">
            <text:p>0.8446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01147461" calcext:value-type="float">
            <text:p>2.01147461</text:p>
          </table:table-cell>
          <table:table-cell table:formula="of:=[.$E$1225]+[.C1238]" office:value-type="float" office:value="1335.859" calcext:value-type="float">
            <text:p>1335.859</text:p>
          </table:table-cell>
          <table:table-cell table:formula="of:=[.D1238]/[.$I$2]" office:value-type="float" office:value="0.845157399159664" calcext:value-type="float">
            <text:p>0.845157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2.01538086" calcext:value-type="float">
            <text:p>2.01538086</text:p>
          </table:table-cell>
          <table:table-cell table:formula="of:=[.$E$1225]+[.C1239]" office:value-type="float" office:value="1336.969" calcext:value-type="float">
            <text:p>1336.969</text:p>
          </table:table-cell>
          <table:table-cell table:formula="of:=[.D1239]/[.$I$2]" office:value-type="float" office:value="0.846798680672269" calcext:value-type="float">
            <text:p>0.846798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40]" office:value-type="float" office:value="1338.062" calcext:value-type="float">
            <text:p>1338.062</text:p>
          </table:table-cell>
          <table:table-cell table:formula="of:=[.D1240]/[.$I$2]" office:value-type="float" office:value="0.845362558823529" calcext:value-type="float">
            <text:p>0.845362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01464844" calcext:value-type="float">
            <text:p>2.01464844</text:p>
          </table:table-cell>
          <table:table-cell table:formula="of:=[.$E$1225]+[.C1241]" office:value-type="float" office:value="1339.156" calcext:value-type="float">
            <text:p>1339.156</text:p>
          </table:table-cell>
          <table:table-cell table:formula="of:=[.D1241]/[.$I$2]" office:value-type="float" office:value="0.846490941176471" calcext:value-type="float">
            <text:p>0.846490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2.01513672" calcext:value-type="float">
            <text:p>2.01513672</text:p>
          </table:table-cell>
          <table:table-cell table:formula="of:=[.$E$1225]+[.C1242]" office:value-type="float" office:value="1340.265" calcext:value-type="float">
            <text:p>1340.265</text:p>
          </table:table-cell>
          <table:table-cell table:formula="of:=[.D1242]/[.$I$2]" office:value-type="float" office:value="0.846696100840336" calcext:value-type="float">
            <text:p>0.8466961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015625" calcext:value-type="float">
            <text:p>2.015625</text:p>
          </table:table-cell>
          <table:table-cell table:formula="of:=[.$E$1225]+[.C1243]" office:value-type="float" office:value="1341.359" calcext:value-type="float">
            <text:p>1341.359</text:p>
          </table:table-cell>
          <table:table-cell table:formula="of:=[.D1243]/[.$I$2]" office:value-type="float" office:value="0.846901260504202" calcext:value-type="float">
            <text:p>0.846901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2.01757812" calcext:value-type="float">
            <text:p>2.01757812</text:p>
          </table:table-cell>
          <table:table-cell table:formula="of:=[.$E$1225]+[.C1244]" office:value-type="float" office:value="1342.469" calcext:value-type="float">
            <text:p>1342.469</text:p>
          </table:table-cell>
          <table:table-cell table:formula="of:=[.D1244]/[.$I$2]" office:value-type="float" office:value="0.847721899159664" calcext:value-type="float">
            <text:p>0.847721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2.02124023" calcext:value-type="float">
            <text:p>2.02124023</text:p>
          </table:table-cell>
          <table:table-cell table:formula="of:=[.$E$1225]+[.C1245]" office:value-type="float" office:value="1343.562" calcext:value-type="float">
            <text:p>1343.562</text:p>
          </table:table-cell>
          <table:table-cell table:formula="of:=[.D1245]/[.$I$2]" office:value-type="float" office:value="0.849260600840336" calcext:value-type="float">
            <text:p>0.849260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02148438" calcext:value-type="float">
            <text:p>2.02148438</text:p>
          </table:table-cell>
          <table:table-cell table:formula="of:=[.$E$1225]+[.C1246]" office:value-type="float" office:value="1344.656" calcext:value-type="float">
            <text:p>1344.656</text:p>
          </table:table-cell>
          <table:table-cell table:formula="of:=[.D1246]/[.$I$2]" office:value-type="float" office:value="0.84936318487395" calcext:value-type="float">
            <text:p>0.849363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2.02563477" calcext:value-type="float">
            <text:p>2.02563477</text:p>
          </table:table-cell>
          <table:table-cell table:formula="of:=[.$E$1225]+[.C1247]" office:value-type="float" office:value="1345.765" calcext:value-type="float">
            <text:p>1345.765</text:p>
          </table:table-cell>
          <table:table-cell table:formula="of:=[.D1247]/[.$I$2]" office:value-type="float" office:value="0.851107046218487" calcext:value-type="float">
            <text:p>0.8511070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02734375" calcext:value-type="float">
            <text:p>2.02734375</text:p>
          </table:table-cell>
          <table:table-cell table:formula="of:=[.$E$1225]+[.C1248]" office:value-type="float" office:value="1346.859" calcext:value-type="float">
            <text:p>1346.859</text:p>
          </table:table-cell>
          <table:table-cell table:formula="of:=[.D1248]/[.$I$2]" office:value-type="float" office:value="0.851825105042017" calcext:value-type="float">
            <text:p>0.851825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2.02807617" calcext:value-type="float">
            <text:p>2.02807617</text:p>
          </table:table-cell>
          <table:table-cell table:formula="of:=[.$E$1225]+[.C1249]" office:value-type="float" office:value="1347.969" calcext:value-type="float">
            <text:p>1347.969</text:p>
          </table:table-cell>
          <table:table-cell table:formula="of:=[.D1249]/[.$I$2]" office:value-type="float" office:value="0.852132844537815" calcext:value-type="float">
            <text:p>0.852132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2.02856445" calcext:value-type="float">
            <text:p>2.02856445</text:p>
          </table:table-cell>
          <table:table-cell table:formula="of:=[.$E$1225]+[.C1250]" office:value-type="float" office:value="1349.062" calcext:value-type="float">
            <text:p>1349.062</text:p>
          </table:table-cell>
          <table:table-cell table:formula="of:=[.D1250]/[.$I$2]" office:value-type="float" office:value="0.852338004201681" calcext:value-type="float">
            <text:p>0.852338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03051758" calcext:value-type="float">
            <text:p>2.03051758</text:p>
          </table:table-cell>
          <table:table-cell table:formula="of:=[.$E$1225]+[.C1251]" office:value-type="float" office:value="1350.156" calcext:value-type="float">
            <text:p>1350.156</text:p>
          </table:table-cell>
          <table:table-cell table:formula="of:=[.D1251]/[.$I$2]" office:value-type="float" office:value="0.853158647058824" calcext:value-type="float">
            <text:p>0.853158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2.03295898" calcext:value-type="float">
            <text:p>2.03295898</text:p>
          </table:table-cell>
          <table:table-cell table:formula="of:=[.$E$1225]+[.C1252]" office:value-type="float" office:value="1351.265" calcext:value-type="float">
            <text:p>1351.265</text:p>
          </table:table-cell>
          <table:table-cell table:formula="of:=[.D1252]/[.$I$2]" office:value-type="float" office:value="0.854184445378151" calcext:value-type="float">
            <text:p>0.854184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03320312" calcext:value-type="float">
            <text:p>2.03320312</text:p>
          </table:table-cell>
          <table:table-cell table:formula="of:=[.$E$1225]+[.C1253]" office:value-type="float" office:value="1352.359" calcext:value-type="float">
            <text:p>1352.359</text:p>
          </table:table-cell>
          <table:table-cell table:formula="of:=[.D1253]/[.$I$2]" office:value-type="float" office:value="0.854287025210084" calcext:value-type="float">
            <text:p>0.854287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254]" office:value-type="float" office:value="1353.469" calcext:value-type="float">
            <text:p>1353.469</text:p>
          </table:table-cell>
          <table:table-cell table:formula="of:=[.D1254]/[.$I$2]" office:value-type="float" office:value="0.855620567226891" calcext:value-type="float">
            <text:p>0.855620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2.03466797" calcext:value-type="float">
            <text:p>2.03466797</text:p>
          </table:table-cell>
          <table:table-cell table:formula="of:=[.$E$1225]+[.C1255]" office:value-type="float" office:value="1354.562" calcext:value-type="float">
            <text:p>1354.562</text:p>
          </table:table-cell>
          <table:table-cell table:formula="of:=[.D1255]/[.$I$2]" office:value-type="float" office:value="0.854902508403361" calcext:value-type="float">
            <text:p>0.854902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03173828" calcext:value-type="float">
            <text:p>2.03173828</text:p>
          </table:table-cell>
          <table:table-cell table:formula="of:=[.$E$1225]+[.C1256]" office:value-type="float" office:value="1355.656" calcext:value-type="float">
            <text:p>1355.656</text:p>
          </table:table-cell>
          <table:table-cell table:formula="of:=[.D1256]/[.$I$2]" office:value-type="float" office:value="0.853671546218487" calcext:value-type="float">
            <text:p>0.853671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2.03173828" calcext:value-type="float">
            <text:p>2.03173828</text:p>
          </table:table-cell>
          <table:table-cell table:formula="of:=[.$E$1225]+[.C1257]" office:value-type="float" office:value="1356.765" calcext:value-type="float">
            <text:p>1356.765</text:p>
          </table:table-cell>
          <table:table-cell table:formula="of:=[.D1257]/[.$I$2]" office:value-type="float" office:value="0.853671546218487" calcext:value-type="float">
            <text:p>0.853671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03393555" calcext:value-type="float">
            <text:p>2.03393555</text:p>
          </table:table-cell>
          <table:table-cell table:formula="of:=[.$E$1225]+[.C1258]" office:value-type="float" office:value="1357.859" calcext:value-type="float">
            <text:p>1357.859</text:p>
          </table:table-cell>
          <table:table-cell table:formula="of:=[.D1258]/[.$I$2]" office:value-type="float" office:value="0.854594768907563" calcext:value-type="float">
            <text:p>0.854594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2.03344727" calcext:value-type="float">
            <text:p>2.03344727</text:p>
          </table:table-cell>
          <table:table-cell table:formula="of:=[.$E$1225]+[.C1259]" office:value-type="float" office:value="1358.969" calcext:value-type="float">
            <text:p>1358.969</text:p>
          </table:table-cell>
          <table:table-cell table:formula="of:=[.D1259]/[.$I$2]" office:value-type="float" office:value="0.854389609243697" calcext:value-type="float">
            <text:p>0.854389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260]" office:value-type="float" office:value="1360.062" calcext:value-type="float">
            <text:p>1360.062</text:p>
          </table:table-cell>
          <table:table-cell table:formula="of:=[.D1260]/[.$I$2]" office:value-type="float" office:value="0.855620567226891" calcext:value-type="float">
            <text:p>0.855620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61]" office:value-type="float" office:value="1361.156" calcext:value-type="float">
            <text:p>1361.156</text:p>
          </table:table-cell>
          <table:table-cell table:formula="of:=[.D1261]/[.$I$2]" office:value-type="float" office:value="0.856133470588235" calcext:value-type="float">
            <text:p>0.856133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2.03369141" calcext:value-type="float">
            <text:p>2.03369141</text:p>
          </table:table-cell>
          <table:table-cell table:formula="of:=[.$E$1225]+[.C1262]" office:value-type="float" office:value="1362.265" calcext:value-type="float">
            <text:p>1362.265</text:p>
          </table:table-cell>
          <table:table-cell table:formula="of:=[.D1262]/[.$I$2]" office:value-type="float" office:value="0.85449218907563" calcext:value-type="float">
            <text:p>0.854492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03881836" calcext:value-type="float">
            <text:p>2.03881836</text:p>
          </table:table-cell>
          <table:table-cell table:formula="of:=[.$E$1225]+[.C1263]" office:value-type="float" office:value="1363.359" calcext:value-type="float">
            <text:p>1363.359</text:p>
          </table:table-cell>
          <table:table-cell table:formula="of:=[.D1263]/[.$I$2]" office:value-type="float" office:value="0.856646369747899" calcext:value-type="float">
            <text:p>0.856646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2.02661133" calcext:value-type="float">
            <text:p>2.02661133</text:p>
          </table:table-cell>
          <table:table-cell table:formula="of:=[.$E$1225]+[.C1264]" office:value-type="float" office:value="1364.469" calcext:value-type="float">
            <text:p>1364.469</text:p>
          </table:table-cell>
          <table:table-cell table:formula="of:=[.D1264]/[.$I$2]" office:value-type="float" office:value="0.851517365546219" calcext:value-type="float">
            <text:p>0.8515173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2.0390625" calcext:value-type="float">
            <text:p>2.0390625</text:p>
          </table:table-cell>
          <table:table-cell table:formula="of:=[.$E$1225]+[.C1265]" office:value-type="float" office:value="1365.562" calcext:value-type="float">
            <text:p>1365.562</text:p>
          </table:table-cell>
          <table:table-cell table:formula="of:=[.D1265]/[.$I$2]" office:value-type="float" office:value="0.856748949579832" calcext:value-type="float">
            <text:p>0.856748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04272461" calcext:value-type="float">
            <text:p>2.04272461</text:p>
          </table:table-cell>
          <table:table-cell table:formula="of:=[.$E$1225]+[.C1266]" office:value-type="float" office:value="1366.656" calcext:value-type="float">
            <text:p>1366.656</text:p>
          </table:table-cell>
          <table:table-cell table:formula="of:=[.D1266]/[.$I$2]" office:value-type="float" office:value="0.858287651260504" calcext:value-type="float">
            <text:p>0.8582876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2.04516602" calcext:value-type="float">
            <text:p>2.04516602</text:p>
          </table:table-cell>
          <table:table-cell table:formula="of:=[.$E$1225]+[.C1267]" office:value-type="float" office:value="1367.765" calcext:value-type="float">
            <text:p>1367.765</text:p>
          </table:table-cell>
          <table:table-cell table:formula="of:=[.D1267]/[.$I$2]" office:value-type="float" office:value="0.859313453781513" calcext:value-type="float">
            <text:p>0.85931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03613281" calcext:value-type="float">
            <text:p>2.03613281</text:p>
          </table:table-cell>
          <table:table-cell table:formula="of:=[.$E$1225]+[.C1268]" office:value-type="float" office:value="1368.859" calcext:value-type="float">
            <text:p>1368.859</text:p>
          </table:table-cell>
          <table:table-cell table:formula="of:=[.D1268]/[.$I$2]" office:value-type="float" office:value="0.855517987394958" calcext:value-type="float">
            <text:p>0.855517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2.0402832" calcext:value-type="float">
            <text:p>2.0402832</text:p>
          </table:table-cell>
          <table:table-cell table:formula="of:=[.$E$1225]+[.C1269]" office:value-type="float" office:value="1369.969" calcext:value-type="float">
            <text:p>1369.969</text:p>
          </table:table-cell>
          <table:table-cell table:formula="of:=[.D1269]/[.$I$2]" office:value-type="float" office:value="0.857261848739496" calcext:value-type="float">
            <text:p>0.857261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2.04101562" calcext:value-type="float">
            <text:p>2.04101562</text:p>
          </table:table-cell>
          <table:table-cell table:formula="of:=[.$E$1225]+[.C1270]" office:value-type="float" office:value="1371.062" calcext:value-type="float">
            <text:p>1371.062</text:p>
          </table:table-cell>
          <table:table-cell table:formula="of:=[.D1270]/[.$I$2]" office:value-type="float" office:value="0.857569588235294" calcext:value-type="float">
            <text:p>0.857569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03955078" calcext:value-type="float">
            <text:p>2.03955078</text:p>
          </table:table-cell>
          <table:table-cell table:formula="of:=[.$E$1225]+[.C1271]" office:value-type="float" office:value="1372.156" calcext:value-type="float">
            <text:p>1372.156</text:p>
          </table:table-cell>
          <table:table-cell table:formula="of:=[.D1271]/[.$I$2]" office:value-type="float" office:value="0.856954109243697" calcext:value-type="float">
            <text:p>0.856954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2.0378418" calcext:value-type="float">
            <text:p>2.0378418</text:p>
          </table:table-cell>
          <table:table-cell table:formula="of:=[.$E$1225]+[.C1272]" office:value-type="float" office:value="1373.265" calcext:value-type="float">
            <text:p>1373.265</text:p>
          </table:table-cell>
          <table:table-cell table:formula="of:=[.D1272]/[.$I$2]" office:value-type="float" office:value="0.856236050420168" calcext:value-type="float">
            <text:p>0.856236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03979492" calcext:value-type="float">
            <text:p>2.03979492</text:p>
          </table:table-cell>
          <table:table-cell table:formula="of:=[.$E$1225]+[.C1273]" office:value-type="float" office:value="1374.359" calcext:value-type="float">
            <text:p>1374.359</text:p>
          </table:table-cell>
          <table:table-cell table:formula="of:=[.D1273]/[.$I$2]" office:value-type="float" office:value="0.85705668907563" calcext:value-type="float">
            <text:p>0.857056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2.04150391" calcext:value-type="float">
            <text:p>2.04150391</text:p>
          </table:table-cell>
          <table:table-cell table:formula="of:=[.$E$1225]+[.C1274]" office:value-type="float" office:value="1375.469" calcext:value-type="float">
            <text:p>1375.469</text:p>
          </table:table-cell>
          <table:table-cell table:formula="of:=[.D1274]/[.$I$2]" office:value-type="float" office:value="0.85777475210084" calcext:value-type="float">
            <text:p>0.8577747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2.04296875" calcext:value-type="float">
            <text:p>2.04296875</text:p>
          </table:table-cell>
          <table:table-cell table:formula="of:=[.$E$1225]+[.C1275]" office:value-type="float" office:value="1376.562" calcext:value-type="float">
            <text:p>1376.562</text:p>
          </table:table-cell>
          <table:table-cell table:formula="of:=[.D1275]/[.$I$2]" office:value-type="float" office:value="0.858390231092437" calcext:value-type="float">
            <text:p>0.8583902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04516602" calcext:value-type="float">
            <text:p>2.04516602</text:p>
          </table:table-cell>
          <table:table-cell table:formula="of:=[.$E$1225]+[.C1276]" office:value-type="float" office:value="1377.656" calcext:value-type="float">
            <text:p>1377.656</text:p>
          </table:table-cell>
          <table:table-cell table:formula="of:=[.D1276]/[.$I$2]" office:value-type="float" office:value="0.859313453781513" calcext:value-type="float">
            <text:p>0.85931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2.04418945" calcext:value-type="float">
            <text:p>2.04418945</text:p>
          </table:table-cell>
          <table:table-cell table:formula="of:=[.$E$1225]+[.C1277]" office:value-type="float" office:value="1378.765" calcext:value-type="float">
            <text:p>1378.765</text:p>
          </table:table-cell>
          <table:table-cell table:formula="of:=[.D1277]/[.$I$2]" office:value-type="float" office:value="0.858903130252101" calcext:value-type="float">
            <text:p>0.8589031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04101562" calcext:value-type="float">
            <text:p>2.04101562</text:p>
          </table:table-cell>
          <table:table-cell table:formula="of:=[.$E$1225]+[.C1278]" office:value-type="float" office:value="1379.859" calcext:value-type="float">
            <text:p>1379.859</text:p>
          </table:table-cell>
          <table:table-cell table:formula="of:=[.D1278]/[.$I$2]" office:value-type="float" office:value="0.857569588235294" calcext:value-type="float">
            <text:p>0.857569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2.04296875" calcext:value-type="float">
            <text:p>2.04296875</text:p>
          </table:table-cell>
          <table:table-cell table:formula="of:=[.$E$1225]+[.C1279]" office:value-type="float" office:value="1380.969" calcext:value-type="float">
            <text:p>1380.969</text:p>
          </table:table-cell>
          <table:table-cell table:formula="of:=[.D1279]/[.$I$2]" office:value-type="float" office:value="0.858390231092437" calcext:value-type="float">
            <text:p>0.8583902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2.04614258" calcext:value-type="float">
            <text:p>2.04614258</text:p>
          </table:table-cell>
          <table:table-cell table:formula="of:=[.$E$1225]+[.C1280]" office:value-type="float" office:value="1382.062" calcext:value-type="float">
            <text:p>1382.062</text:p>
          </table:table-cell>
          <table:table-cell table:formula="of:=[.D1280]/[.$I$2]" office:value-type="float" office:value="0.859723773109244" calcext:value-type="float">
            <text:p>0.859723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04394531" calcext:value-type="float">
            <text:p>2.04394531</text:p>
          </table:table-cell>
          <table:table-cell table:formula="of:=[.$E$1225]+[.C1281]" office:value-type="float" office:value="1383.156" calcext:value-type="float">
            <text:p>1383.156</text:p>
          </table:table-cell>
          <table:table-cell table:formula="of:=[.D1281]/[.$I$2]" office:value-type="float" office:value="0.858800550420168" calcext:value-type="float">
            <text:p>0.8588005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2.03393555" calcext:value-type="float">
            <text:p>2.03393555</text:p>
          </table:table-cell>
          <table:table-cell table:formula="of:=[.$E$1225]+[.C1282]" office:value-type="float" office:value="1384.265" calcext:value-type="float">
            <text:p>1384.265</text:p>
          </table:table-cell>
          <table:table-cell table:formula="of:=[.D1282]/[.$I$2]" office:value-type="float" office:value="0.854594768907563" calcext:value-type="float">
            <text:p>0.854594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03881836" calcext:value-type="float">
            <text:p>2.03881836</text:p>
          </table:table-cell>
          <table:table-cell table:formula="of:=[.$E$1225]+[.C1283]" office:value-type="float" office:value="1385.359" calcext:value-type="float">
            <text:p>1385.359</text:p>
          </table:table-cell>
          <table:table-cell table:formula="of:=[.D1283]/[.$I$2]" office:value-type="float" office:value="0.856646369747899" calcext:value-type="float">
            <text:p>0.856646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2.0390625" calcext:value-type="float">
            <text:p>2.0390625</text:p>
          </table:table-cell>
          <table:table-cell table:formula="of:=[.$E$1225]+[.C1284]" office:value-type="float" office:value="1386.469" calcext:value-type="float">
            <text:p>1386.469</text:p>
          </table:table-cell>
          <table:table-cell table:formula="of:=[.D1284]/[.$I$2]" office:value-type="float" office:value="0.856748949579832" calcext:value-type="float">
            <text:p>0.856748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85]" office:value-type="float" office:value="1387.562" calcext:value-type="float">
            <text:p>1387.562</text:p>
          </table:table-cell>
          <table:table-cell table:formula="of:=[.D1285]/[.$I$2]" office:value-type="float" office:value="0.856133470588235" calcext:value-type="float">
            <text:p>0.856133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86]" office:value-type="float" office:value="1388.656" calcext:value-type="float">
            <text:p>1388.656</text:p>
          </table:table-cell>
          <table:table-cell table:formula="of:=[.D1286]/[.$I$2]" office:value-type="float" office:value="0.856133470588235" calcext:value-type="float">
            <text:p>0.856133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2.03613281" calcext:value-type="float">
            <text:p>2.03613281</text:p>
          </table:table-cell>
          <table:table-cell table:formula="of:=[.$E$1225]+[.C1287]" office:value-type="float" office:value="1389.765" calcext:value-type="float">
            <text:p>1389.765</text:p>
          </table:table-cell>
          <table:table-cell table:formula="of:=[.D1287]/[.$I$2]" office:value-type="float" office:value="0.855517987394958" calcext:value-type="float">
            <text:p>0.855517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03955078" calcext:value-type="float">
            <text:p>2.03955078</text:p>
          </table:table-cell>
          <table:table-cell table:formula="of:=[.$E$1225]+[.C1288]" office:value-type="float" office:value="1390.859" calcext:value-type="float">
            <text:p>1390.859</text:p>
          </table:table-cell>
          <table:table-cell table:formula="of:=[.D1288]/[.$I$2]" office:value-type="float" office:value="0.856954109243697" calcext:value-type="float">
            <text:p>0.856954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2.0324707" calcext:value-type="float">
            <text:p>2.0324707</text:p>
          </table:table-cell>
          <table:table-cell table:formula="of:=[.$E$1225]+[.C1289]" office:value-type="float" office:value="1391.969" calcext:value-type="float">
            <text:p>1391.969</text:p>
          </table:table-cell>
          <table:table-cell table:formula="of:=[.D1289]/[.$I$2]" office:value-type="float" office:value="0.853979285714286" calcext:value-type="float">
            <text:p>0.853979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2.03466797" calcext:value-type="float">
            <text:p>2.03466797</text:p>
          </table:table-cell>
          <table:table-cell table:formula="of:=[.$E$1225]+[.C1290]" office:value-type="float" office:value="1393.062" calcext:value-type="float">
            <text:p>1393.062</text:p>
          </table:table-cell>
          <table:table-cell table:formula="of:=[.D1290]/[.$I$2]" office:value-type="float" office:value="0.854902508403361" calcext:value-type="float">
            <text:p>0.854902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03344727" calcext:value-type="float">
            <text:p>2.03344727</text:p>
          </table:table-cell>
          <table:table-cell table:formula="of:=[.$E$1225]+[.C1291]" office:value-type="float" office:value="1394.156" calcext:value-type="float">
            <text:p>1394.156</text:p>
          </table:table-cell>
          <table:table-cell table:formula="of:=[.D1291]/[.$I$2]" office:value-type="float" office:value="0.854389609243697" calcext:value-type="float">
            <text:p>0.854389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2.03320312" calcext:value-type="float">
            <text:p>2.03320312</text:p>
          </table:table-cell>
          <table:table-cell table:formula="of:=[.$E$1225]+[.C1292]" office:value-type="float" office:value="1395.265" calcext:value-type="float">
            <text:p>1395.265</text:p>
          </table:table-cell>
          <table:table-cell table:formula="of:=[.D1292]/[.$I$2]" office:value-type="float" office:value="0.854287025210084" calcext:value-type="float">
            <text:p>0.854287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03442383" calcext:value-type="float">
            <text:p>2.03442383</text:p>
          </table:table-cell>
          <table:table-cell table:formula="of:=[.$E$1225]+[.C1293]" office:value-type="float" office:value="1396.359" calcext:value-type="float">
            <text:p>1396.359</text:p>
          </table:table-cell>
          <table:table-cell table:formula="of:=[.D1293]/[.$I$2]" office:value-type="float" office:value="0.854799928571429" calcext:value-type="float">
            <text:p>0.8547999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2.01782227" calcext:value-type="float">
            <text:p>2.01782227</text:p>
          </table:table-cell>
          <table:table-cell table:formula="of:=[.$E$1225]+[.C1294]" office:value-type="float" office:value="1397.469" calcext:value-type="float">
            <text:p>1397.469</text:p>
          </table:table-cell>
          <table:table-cell table:formula="of:=[.D1294]/[.$I$2]" office:value-type="float" office:value="0.847824483193277" calcext:value-type="float">
            <text:p>0.8478244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2.02197266" calcext:value-type="float">
            <text:p>2.02197266</text:p>
          </table:table-cell>
          <table:table-cell table:formula="of:=[.$E$1225]+[.C1295]" office:value-type="float" office:value="1398.562" calcext:value-type="float">
            <text:p>1398.562</text:p>
          </table:table-cell>
          <table:table-cell table:formula="of:=[.D1295]/[.$I$2]" office:value-type="float" office:value="0.849568344537815" calcext:value-type="float">
            <text:p>0.849568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6]" office:value-type="float" office:value="1399.656" calcext:value-type="float">
            <text:p>1399.656</text:p>
          </table:table-cell>
          <table:table-cell table:formula="of:=[.D1296]/[.$I$2]" office:value-type="float" office:value="0.849876084033614" calcext:value-type="float">
            <text:p>0.849876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7]" office:value-type="float" office:value="1400.765" calcext:value-type="float">
            <text:p>1400.765</text:p>
          </table:table-cell>
          <table:table-cell table:formula="of:=[.D1297]/[.$I$2]" office:value-type="float" office:value="0.849876084033614" calcext:value-type="float">
            <text:p>0.849876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8]" office:value-type="float" office:value="1401.859" calcext:value-type="float">
            <text:p>1401.859</text:p>
          </table:table-cell>
          <table:table-cell table:formula="of:=[.D1298]/[.$I$2]" office:value-type="float" office:value="0.849876084033614" calcext:value-type="float">
            <text:p>0.849876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2.02441406" calcext:value-type="float">
            <text:p>2.02441406</text:p>
          </table:table-cell>
          <table:table-cell table:formula="of:=[.$E$1225]+[.C1299]" office:value-type="float" office:value="1402.969" calcext:value-type="float">
            <text:p>1402.969</text:p>
          </table:table-cell>
          <table:table-cell table:formula="of:=[.D1299]/[.$I$2]" office:value-type="float" office:value="0.850594142857143" calcext:value-type="float">
            <text:p>0.850594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2.02416992" calcext:value-type="float">
            <text:p>2.02416992</text:p>
          </table:table-cell>
          <table:table-cell table:formula="of:=[.$E$1225]+[.C1300]" office:value-type="float" office:value="1404.062" calcext:value-type="float">
            <text:p>1404.062</text:p>
          </table:table-cell>
          <table:table-cell table:formula="of:=[.D1300]/[.$I$2]" office:value-type="float" office:value="0.85049156302521" calcext:value-type="float">
            <text:p>0.850491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02734375" calcext:value-type="float">
            <text:p>2.02734375</text:p>
          </table:table-cell>
          <table:table-cell table:formula="of:=[.$E$1225]+[.C1301]" office:value-type="float" office:value="1405.156" calcext:value-type="float">
            <text:p>1405.156</text:p>
          </table:table-cell>
          <table:table-cell table:formula="of:=[.D1301]/[.$I$2]" office:value-type="float" office:value="0.851825105042017" calcext:value-type="float">
            <text:p>0.851825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2.03027344" calcext:value-type="float">
            <text:p>2.03027344</text:p>
          </table:table-cell>
          <table:table-cell table:formula="of:=[.$E$1225]+[.C1302]" office:value-type="float" office:value="1406.265" calcext:value-type="float">
            <text:p>1406.265</text:p>
          </table:table-cell>
          <table:table-cell table:formula="of:=[.D1302]/[.$I$2]" office:value-type="float" office:value="0.853056067226891" calcext:value-type="float">
            <text:p>0.853056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0324707" calcext:value-type="float">
            <text:p>2.0324707</text:p>
          </table:table-cell>
          <table:table-cell table:formula="of:=[.$E$1225]+[.C1303]" office:value-type="float" office:value="1407.359" calcext:value-type="float">
            <text:p>1407.359</text:p>
          </table:table-cell>
          <table:table-cell table:formula="of:=[.D1303]/[.$I$2]" office:value-type="float" office:value="0.853979285714286" calcext:value-type="float">
            <text:p>0.853979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2.03271484" calcext:value-type="float">
            <text:p>2.03271484</text:p>
          </table:table-cell>
          <table:table-cell table:formula="of:=[.$E$1225]+[.C1304]" office:value-type="float" office:value="1408.469" calcext:value-type="float">
            <text:p>1408.469</text:p>
          </table:table-cell>
          <table:table-cell table:formula="of:=[.D1304]/[.$I$2]" office:value-type="float" office:value="0.854081865546219" calcext:value-type="float">
            <text:p>0.854081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305]" office:value-type="float" office:value="1409.562" calcext:value-type="float">
            <text:p>1409.562</text:p>
          </table:table-cell>
          <table:table-cell table:formula="of:=[.D1305]/[.$I$2]" office:value-type="float" office:value="0.855620567226891" calcext:value-type="float">
            <text:p>0.855620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03808594" calcext:value-type="float">
            <text:p>2.03808594</text:p>
          </table:table-cell>
          <table:table-cell table:formula="of:=[.$E$1225]+[.C1306]" office:value-type="float" office:value="1410.656" calcext:value-type="float">
            <text:p>1410.656</text:p>
          </table:table-cell>
          <table:table-cell table:formula="of:=[.D1306]/[.$I$2]" office:value-type="float" office:value="0.856338630252101" calcext:value-type="float">
            <text:p>0.856338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2.0378418" calcext:value-type="float">
            <text:p>2.0378418</text:p>
          </table:table-cell>
          <table:table-cell table:formula="of:=[.$E$1225]+[.C1307]" office:value-type="float" office:value="1411.765" calcext:value-type="float">
            <text:p>1411.765</text:p>
          </table:table-cell>
          <table:table-cell table:formula="of:=[.D1307]/[.$I$2]" office:value-type="float" office:value="0.856236050420168" calcext:value-type="float">
            <text:p>0.856236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04150391" calcext:value-type="float">
            <text:p>2.04150391</text:p>
          </table:table-cell>
          <table:table-cell table:formula="of:=[.$E$1225]+[.C1308]" office:value-type="float" office:value="1412.859" calcext:value-type="float">
            <text:p>1412.859</text:p>
          </table:table-cell>
          <table:table-cell table:formula="of:=[.D1308]/[.$I$2]" office:value-type="float" office:value="0.85777475210084" calcext:value-type="float">
            <text:p>0.8577747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2.0402832" calcext:value-type="float">
            <text:p>2.0402832</text:p>
          </table:table-cell>
          <table:table-cell table:formula="of:=[.$E$1225]+[.C1309]" office:value-type="float" office:value="1413.969" calcext:value-type="float">
            <text:p>1413.969</text:p>
          </table:table-cell>
          <table:table-cell table:formula="of:=[.D1309]/[.$I$2]" office:value-type="float" office:value="0.857261848739496" calcext:value-type="float">
            <text:p>0.857261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2.03833008" calcext:value-type="float">
            <text:p>2.03833008</text:p>
          </table:table-cell>
          <table:table-cell table:formula="of:=[.$E$1225]+[.C1310]" office:value-type="float" office:value="1415.062" calcext:value-type="float">
            <text:p>1415.062</text:p>
          </table:table-cell>
          <table:table-cell table:formula="of:=[.D1310]/[.$I$2]" office:value-type="float" office:value="0.856441210084034" calcext:value-type="float">
            <text:p>0.8564412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04321289" calcext:value-type="float">
            <text:p>2.04321289</text:p>
          </table:table-cell>
          <table:table-cell table:formula="of:=[.$E$1225]+[.C1311]" office:value-type="float" office:value="1416.156" calcext:value-type="float">
            <text:p>1416.156</text:p>
          </table:table-cell>
          <table:table-cell table:formula="of:=[.D1311]/[.$I$2]" office:value-type="float" office:value="0.85849281092437" calcext:value-type="float">
            <text:p>0.858492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2.04443359" calcext:value-type="float">
            <text:p>2.04443359</text:p>
          </table:table-cell>
          <table:table-cell table:formula="of:=[.$E$1225]+[.C1312]" office:value-type="float" office:value="1417.265" calcext:value-type="float">
            <text:p>1417.265</text:p>
          </table:table-cell>
          <table:table-cell table:formula="of:=[.D1312]/[.$I$2]" office:value-type="float" office:value="0.859005710084034" calcext:value-type="float">
            <text:p>0.8590057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0480957" calcext:value-type="float">
            <text:p>2.0480957</text:p>
          </table:table-cell>
          <table:table-cell table:formula="of:=[.$E$1225]+[.C1313]" office:value-type="float" office:value="1418.359" calcext:value-type="float">
            <text:p>1418.359</text:p>
          </table:table-cell>
          <table:table-cell table:formula="of:=[.D1313]/[.$I$2]" office:value-type="float" office:value="0.860544411764706" calcext:value-type="float">
            <text:p>0.860544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2.04492188" calcext:value-type="float">
            <text:p>2.04492188</text:p>
          </table:table-cell>
          <table:table-cell table:formula="of:=[.$E$1225]+[.C1314]" office:value-type="float" office:value="1419.469" calcext:value-type="float">
            <text:p>1419.469</text:p>
          </table:table-cell>
          <table:table-cell table:formula="of:=[.D1314]/[.$I$2]" office:value-type="float" office:value="0.85921087394958" calcext:value-type="float">
            <text:p>0.859210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2.04931641" calcext:value-type="float">
            <text:p>2.04931641</text:p>
          </table:table-cell>
          <table:table-cell table:formula="of:=[.$E$1225]+[.C1315]" office:value-type="float" office:value="1420.562" calcext:value-type="float">
            <text:p>1420.562</text:p>
          </table:table-cell>
          <table:table-cell table:formula="of:=[.D1315]/[.$I$2]" office:value-type="float" office:value="0.86105731512605" calcext:value-type="float">
            <text:p>0.8610573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04589844" calcext:value-type="float">
            <text:p>2.04589844</text:p>
          </table:table-cell>
          <table:table-cell table:formula="of:=[.$E$1225]+[.C1316]" office:value-type="float" office:value="1421.656" calcext:value-type="float">
            <text:p>1421.656</text:p>
          </table:table-cell>
          <table:table-cell table:formula="of:=[.D1316]/[.$I$2]" office:value-type="float" office:value="0.859621193277311" calcext:value-type="float">
            <text:p>0.859621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2.04882812" calcext:value-type="float">
            <text:p>2.04882812</text:p>
          </table:table-cell>
          <table:table-cell table:formula="of:=[.$E$1225]+[.C1317]" office:value-type="float" office:value="1422.765" calcext:value-type="float">
            <text:p>1422.765</text:p>
          </table:table-cell>
          <table:table-cell table:formula="of:=[.D1317]/[.$I$2]" office:value-type="float" office:value="0.860852151260504" calcext:value-type="float">
            <text:p>0.86085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05249023" calcext:value-type="float">
            <text:p>2.05249023</text:p>
          </table:table-cell>
          <table:table-cell table:formula="of:=[.$E$1225]+[.C1318]" office:value-type="float" office:value="1423.859" calcext:value-type="float">
            <text:p>1423.859</text:p>
          </table:table-cell>
          <table:table-cell table:formula="of:=[.D1318]/[.$I$2]" office:value-type="float" office:value="0.862390852941176" calcext:value-type="float">
            <text:p>0.8623908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2.05151367" calcext:value-type="float">
            <text:p>2.05151367</text:p>
          </table:table-cell>
          <table:table-cell table:formula="of:=[.$E$1225]+[.C1319]" office:value-type="float" office:value="1424.969" calcext:value-type="float">
            <text:p>1424.969</text:p>
          </table:table-cell>
          <table:table-cell table:formula="of:=[.D1319]/[.$I$2]" office:value-type="float" office:value="0.861980533613445" calcext:value-type="float">
            <text:p>0.8619805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2.0546875" calcext:value-type="float">
            <text:p>2.0546875</text:p>
          </table:table-cell>
          <table:table-cell table:formula="of:=[.$E$1225]+[.C1320]" office:value-type="float" office:value="1426.062" calcext:value-type="float">
            <text:p>1426.062</text:p>
          </table:table-cell>
          <table:table-cell table:formula="of:=[.D1320]/[.$I$2]" office:value-type="float" office:value="0.863314075630252" calcext:value-type="float">
            <text:p>0.863314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21]" office:value-type="float" office:value="1427.156" calcext:value-type="float">
            <text:p>1427.156</text:p>
          </table:table-cell>
          <table:table-cell table:formula="of:=[.D1321]/[.$I$2]" office:value-type="float" office:value="0.863724394957983" calcext:value-type="float">
            <text:p>0.863724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2.05273438" calcext:value-type="float">
            <text:p>2.05273438</text:p>
          </table:table-cell>
          <table:table-cell table:formula="of:=[.$E$1225]+[.C1322]" office:value-type="float" office:value="1428.265" calcext:value-type="float">
            <text:p>1428.265</text:p>
          </table:table-cell>
          <table:table-cell table:formula="of:=[.D1322]/[.$I$2]" office:value-type="float" office:value="0.86249343697479" calcext:value-type="float">
            <text:p>0.86249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05419922" calcext:value-type="float">
            <text:p>2.05419922</text:p>
          </table:table-cell>
          <table:table-cell table:formula="of:=[.$E$1225]+[.C1323]" office:value-type="float" office:value="1429.359" calcext:value-type="float">
            <text:p>1429.359</text:p>
          </table:table-cell>
          <table:table-cell table:formula="of:=[.D1323]/[.$I$2]" office:value-type="float" office:value="0.863108915966387" calcext:value-type="float">
            <text:p>0.863108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2.05224609" calcext:value-type="float">
            <text:p>2.05224609</text:p>
          </table:table-cell>
          <table:table-cell table:formula="of:=[.$E$1225]+[.C1324]" office:value-type="float" office:value="1430.469" calcext:value-type="float">
            <text:p>1430.469</text:p>
          </table:table-cell>
          <table:table-cell table:formula="of:=[.D1324]/[.$I$2]" office:value-type="float" office:value="0.862288273109244" calcext:value-type="float">
            <text:p>0.8622882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2.05297852" calcext:value-type="float">
            <text:p>2.05297852</text:p>
          </table:table-cell>
          <table:table-cell table:formula="of:=[.$E$1225]+[.C1325]" office:value-type="float" office:value="1431.562" calcext:value-type="float">
            <text:p>1431.562</text:p>
          </table:table-cell>
          <table:table-cell table:formula="of:=[.D1325]/[.$I$2]" office:value-type="float" office:value="0.862596016806723" calcext:value-type="float">
            <text:p>0.862596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05419922" calcext:value-type="float">
            <text:p>2.05419922</text:p>
          </table:table-cell>
          <table:table-cell table:formula="of:=[.$E$1225]+[.C1326]" office:value-type="float" office:value="1432.656" calcext:value-type="float">
            <text:p>1432.656</text:p>
          </table:table-cell>
          <table:table-cell table:formula="of:=[.D1326]/[.$I$2]" office:value-type="float" office:value="0.863108915966387" calcext:value-type="float">
            <text:p>0.863108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2.05859375" calcext:value-type="float">
            <text:p>2.05859375</text:p>
          </table:table-cell>
          <table:table-cell table:formula="of:=[.$E$1225]+[.C1327]" office:value-type="float" office:value="1433.765" calcext:value-type="float">
            <text:p>1433.765</text:p>
          </table:table-cell>
          <table:table-cell table:formula="of:=[.D1327]/[.$I$2]" office:value-type="float" office:value="0.864955357142857" calcext:value-type="float">
            <text:p>0.864955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05712891" calcext:value-type="float">
            <text:p>2.05712891</text:p>
          </table:table-cell>
          <table:table-cell table:formula="of:=[.$E$1225]+[.C1328]" office:value-type="float" office:value="1434.859" calcext:value-type="float">
            <text:p>1434.859</text:p>
          </table:table-cell>
          <table:table-cell table:formula="of:=[.D1328]/[.$I$2]" office:value-type="float" office:value="0.86433987815126" calcext:value-type="float">
            <text:p>0.8643398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2.05883789" calcext:value-type="float">
            <text:p>2.05883789</text:p>
          </table:table-cell>
          <table:table-cell table:formula="of:=[.$E$1225]+[.C1329]" office:value-type="float" office:value="1435.969" calcext:value-type="float">
            <text:p>1435.969</text:p>
          </table:table-cell>
          <table:table-cell table:formula="of:=[.D1329]/[.$I$2]" office:value-type="float" office:value="0.86505793697479" calcext:value-type="float">
            <text:p>0.865057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2.06005859" calcext:value-type="float">
            <text:p>2.06005859</text:p>
          </table:table-cell>
          <table:table-cell table:formula="of:=[.$E$1225]+[.C1330]" office:value-type="float" office:value="1437.062" calcext:value-type="float">
            <text:p>1437.062</text:p>
          </table:table-cell>
          <table:table-cell table:formula="of:=[.D1330]/[.$I$2]" office:value-type="float" office:value="0.865570836134454" calcext:value-type="float">
            <text:p>0.865570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06005859" calcext:value-type="float">
            <text:p>2.06005859</text:p>
          </table:table-cell>
          <table:table-cell table:formula="of:=[.$E$1225]+[.C1331]" office:value-type="float" office:value="1438.156" calcext:value-type="float">
            <text:p>1438.156</text:p>
          </table:table-cell>
          <table:table-cell table:formula="of:=[.D1331]/[.$I$2]" office:value-type="float" office:value="0.865570836134454" calcext:value-type="float">
            <text:p>0.865570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2.05664062" calcext:value-type="float">
            <text:p>2.05664062</text:p>
          </table:table-cell>
          <table:table-cell table:formula="of:=[.$E$1225]+[.C1332]" office:value-type="float" office:value="1439.265" calcext:value-type="float">
            <text:p>1439.265</text:p>
          </table:table-cell>
          <table:table-cell table:formula="of:=[.D1332]/[.$I$2]" office:value-type="float" office:value="0.864134714285714" calcext:value-type="float">
            <text:p>0.864134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05615234" calcext:value-type="float">
            <text:p>2.05615234</text:p>
          </table:table-cell>
          <table:table-cell table:formula="of:=[.$E$1225]+[.C1333]" office:value-type="float" office:value="1440.359" calcext:value-type="float">
            <text:p>1440.359</text:p>
          </table:table-cell>
          <table:table-cell table:formula="of:=[.D1333]/[.$I$2]" office:value-type="float" office:value="0.863929554621849" calcext:value-type="float">
            <text:p>0.863929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34]" office:value-type="float" office:value="1441.469" calcext:value-type="float">
            <text:p>1441.469</text:p>
          </table:table-cell>
          <table:table-cell table:formula="of:=[.D1334]/[.$I$2]" office:value-type="float" office:value="0.863724394957983" calcext:value-type="float">
            <text:p>0.863724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35]" office:value-type="float" office:value="1442.562" calcext:value-type="float">
            <text:p>1442.562</text:p>
          </table:table-cell>
          <table:table-cell table:formula="of:=[.D1335]/[.$I$2]" office:value-type="float" office:value="0.863724394957983" calcext:value-type="float">
            <text:p>0.863724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05834961" calcext:value-type="float">
            <text:p>2.05834961</text:p>
          </table:table-cell>
          <table:table-cell table:formula="of:=[.$E$1225]+[.C1336]" office:value-type="float" office:value="1443.656" calcext:value-type="float">
            <text:p>1443.656</text:p>
          </table:table-cell>
          <table:table-cell table:formula="of:=[.D1336]/[.$I$2]" office:value-type="float" office:value="0.864852777310924" calcext:value-type="float">
            <text:p>0.864852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3"/>
          <table:table-cell table:formula="of:=[.D1337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2.12597656" calcext:value-type="float">
            <text:p>2.12597656</text:p>
          </table:table-cell>
          <table:table-cell table:formula="of:=[.$E$1336]+[.C1338]" office:value-type="float" office:value="1443.75" calcext:value-type="float">
            <text:p>1443.75</text:p>
          </table:table-cell>
          <table:table-cell table:formula="of:=[.D1338]/[.$I$2]" office:value-type="float" office:value="0.893267462184874" calcext:value-type="float">
            <text:p>0.8932674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2.12597656" calcext:value-type="float">
            <text:p>2.12597656</text:p>
          </table:table-cell>
          <table:table-cell table:formula="of:=[.$E$1336]+[.C1339]" office:value-type="float" office:value="1444.859" calcext:value-type="float">
            <text:p>1444.859</text:p>
          </table:table-cell>
          <table:table-cell table:formula="of:=[.D1339]/[.$I$2]" office:value-type="float" office:value="0.893267462184874" calcext:value-type="float">
            <text:p>0.8932674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2.13232422" calcext:value-type="float">
            <text:p>2.13232422</text:p>
          </table:table-cell>
          <table:table-cell table:formula="of:=[.$E$1336]+[.C1340]" office:value-type="float" office:value="1445.969" calcext:value-type="float">
            <text:p>1445.969</text:p>
          </table:table-cell>
          <table:table-cell table:formula="of:=[.D1340]/[.$I$2]" office:value-type="float" office:value="0.895934546218487" calcext:value-type="float">
            <text:p>0.895934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2.12988281" calcext:value-type="float">
            <text:p>2.12988281</text:p>
          </table:table-cell>
          <table:table-cell table:formula="of:=[.$E$1336]+[.C1341]" office:value-type="float" office:value="1447.062" calcext:value-type="float">
            <text:p>1447.062</text:p>
          </table:table-cell>
          <table:table-cell table:formula="of:=[.D1341]/[.$I$2]" office:value-type="float" office:value="0.894908743697479" calcext:value-type="float">
            <text:p>0.894908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13110352" calcext:value-type="float">
            <text:p>2.13110352</text:p>
          </table:table-cell>
          <table:table-cell table:formula="of:=[.$E$1336]+[.C1342]" office:value-type="float" office:value="1448.156" calcext:value-type="float">
            <text:p>1448.156</text:p>
          </table:table-cell>
          <table:table-cell table:formula="of:=[.D1342]/[.$I$2]" office:value-type="float" office:value="0.895421647058824" calcext:value-type="float">
            <text:p>0.895421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2.13378906" calcext:value-type="float">
            <text:p>2.13378906</text:p>
          </table:table-cell>
          <table:table-cell table:formula="of:=[.$E$1336]+[.C1343]" office:value-type="float" office:value="1449.265" calcext:value-type="float">
            <text:p>1449.265</text:p>
          </table:table-cell>
          <table:table-cell table:formula="of:=[.D1343]/[.$I$2]" office:value-type="float" office:value="0.896550025210084" calcext:value-type="float">
            <text:p>0.896550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13696289" calcext:value-type="float">
            <text:p>2.13696289</text:p>
          </table:table-cell>
          <table:table-cell table:formula="of:=[.$E$1336]+[.C1344]" office:value-type="float" office:value="1450.359" calcext:value-type="float">
            <text:p>1450.359</text:p>
          </table:table-cell>
          <table:table-cell table:formula="of:=[.D1344]/[.$I$2]" office:value-type="float" office:value="0.897883567226891" calcext:value-type="float">
            <text:p>0.897883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2.13476562" calcext:value-type="float">
            <text:p>2.13476562</text:p>
          </table:table-cell>
          <table:table-cell table:formula="of:=[.$E$1336]+[.C1345]" office:value-type="float" office:value="1451.469" calcext:value-type="float">
            <text:p>1451.469</text:p>
          </table:table-cell>
          <table:table-cell table:formula="of:=[.D1345]/[.$I$2]" office:value-type="float" office:value="0.896960344537815" calcext:value-type="float">
            <text:p>0.896960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2.14086914" calcext:value-type="float">
            <text:p>2.14086914</text:p>
          </table:table-cell>
          <table:table-cell table:formula="of:=[.$E$1336]+[.C1346]" office:value-type="float" office:value="1452.562" calcext:value-type="float">
            <text:p>1452.562</text:p>
          </table:table-cell>
          <table:table-cell table:formula="of:=[.D1346]/[.$I$2]" office:value-type="float" office:value="0.899524848739496" calcext:value-type="float">
            <text:p>0.899524848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14208984" calcext:value-type="float">
            <text:p>2.14208984</text:p>
          </table:table-cell>
          <table:table-cell table:formula="of:=[.$E$1336]+[.C1347]" office:value-type="float" office:value="1453.656" calcext:value-type="float">
            <text:p>1453.656</text:p>
          </table:table-cell>
          <table:table-cell table:formula="of:=[.D1347]/[.$I$2]" office:value-type="float" office:value="0.90003774789916" calcext:value-type="float">
            <text:p>0.900037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2.14379883" calcext:value-type="float">
            <text:p>2.14379883</text:p>
          </table:table-cell>
          <table:table-cell table:formula="of:=[.$E$1336]+[.C1348]" office:value-type="float" office:value="1454.765" calcext:value-type="float">
            <text:p>1454.765</text:p>
          </table:table-cell>
          <table:table-cell table:formula="of:=[.D1348]/[.$I$2]" office:value-type="float" office:value="0.90075581092437" calcext:value-type="float">
            <text:p>0.900755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14306641" calcext:value-type="float">
            <text:p>2.14306641</text:p>
          </table:table-cell>
          <table:table-cell table:formula="of:=[.$E$1336]+[.C1349]" office:value-type="float" office:value="1455.859" calcext:value-type="float">
            <text:p>1455.859</text:p>
          </table:table-cell>
          <table:table-cell table:formula="of:=[.D1349]/[.$I$2]" office:value-type="float" office:value="0.900448071428571" calcext:value-type="float">
            <text:p>0.900448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2.14477539" calcext:value-type="float">
            <text:p>2.14477539</text:p>
          </table:table-cell>
          <table:table-cell table:formula="of:=[.$E$1336]+[.C1350]" office:value-type="float" office:value="1456.969" calcext:value-type="float">
            <text:p>1456.969</text:p>
          </table:table-cell>
          <table:table-cell table:formula="of:=[.D1350]/[.$I$2]" office:value-type="float" office:value="0.901166130252101" calcext:value-type="float">
            <text:p>0.9011661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2.14624023" calcext:value-type="float">
            <text:p>2.14624023</text:p>
          </table:table-cell>
          <table:table-cell table:formula="of:=[.$E$1336]+[.C1351]" office:value-type="float" office:value="1458.062" calcext:value-type="float">
            <text:p>1458.062</text:p>
          </table:table-cell>
          <table:table-cell table:formula="of:=[.D1351]/[.$I$2]" office:value-type="float" office:value="0.901781609243698" calcext:value-type="float">
            <text:p>0.901781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14868164" calcext:value-type="float">
            <text:p>2.14868164</text:p>
          </table:table-cell>
          <table:table-cell table:formula="of:=[.$E$1336]+[.C1352]" office:value-type="float" office:value="1459.156" calcext:value-type="float">
            <text:p>1459.156</text:p>
          </table:table-cell>
          <table:table-cell table:formula="of:=[.D1352]/[.$I$2]" office:value-type="float" office:value="0.902807411764706" calcext:value-type="float">
            <text:p>0.902807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2.14746094" calcext:value-type="float">
            <text:p>2.14746094</text:p>
          </table:table-cell>
          <table:table-cell table:formula="of:=[.$E$1336]+[.C1353]" office:value-type="float" office:value="1460.265" calcext:value-type="float">
            <text:p>1460.265</text:p>
          </table:table-cell>
          <table:table-cell table:formula="of:=[.D1353]/[.$I$2]" office:value-type="float" office:value="0.902294512605042" calcext:value-type="float">
            <text:p>0.9022945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14892578" calcext:value-type="float">
            <text:p>2.14892578</text:p>
          </table:table-cell>
          <table:table-cell table:formula="of:=[.$E$1336]+[.C1354]" office:value-type="float" office:value="1461.359" calcext:value-type="float">
            <text:p>1461.359</text:p>
          </table:table-cell>
          <table:table-cell table:formula="of:=[.D1354]/[.$I$2]" office:value-type="float" office:value="0.902909991596639" calcext:value-type="float">
            <text:p>0.9029099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2.14892578" calcext:value-type="float">
            <text:p>2.14892578</text:p>
          </table:table-cell>
          <table:table-cell table:formula="of:=[.$E$1336]+[.C1355]" office:value-type="float" office:value="1462.469" calcext:value-type="float">
            <text:p>1462.469</text:p>
          </table:table-cell>
          <table:table-cell table:formula="of:=[.D1355]/[.$I$2]" office:value-type="float" office:value="0.902909991596639" calcext:value-type="float">
            <text:p>0.9029099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2.15405273" calcext:value-type="float">
            <text:p>2.15405273</text:p>
          </table:table-cell>
          <table:table-cell table:formula="of:=[.$E$1336]+[.C1356]" office:value-type="float" office:value="1463.562" calcext:value-type="float">
            <text:p>1463.562</text:p>
          </table:table-cell>
          <table:table-cell table:formula="of:=[.D1356]/[.$I$2]" office:value-type="float" office:value="0.905064172268908" calcext:value-type="float">
            <text:p>0.905064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1550293" calcext:value-type="float">
            <text:p>2.1550293</text:p>
          </table:table-cell>
          <table:table-cell table:formula="of:=[.$E$1336]+[.C1357]" office:value-type="float" office:value="1464.656" calcext:value-type="float">
            <text:p>1464.656</text:p>
          </table:table-cell>
          <table:table-cell table:formula="of:=[.D1357]/[.$I$2]" office:value-type="float" office:value="0.905474495798319" calcext:value-type="float">
            <text:p>0.905474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2.15478516" calcext:value-type="float">
            <text:p>2.15478516</text:p>
          </table:table-cell>
          <table:table-cell table:formula="of:=[.$E$1336]+[.C1358]" office:value-type="float" office:value="1465.765" calcext:value-type="float">
            <text:p>1465.765</text:p>
          </table:table-cell>
          <table:table-cell table:formula="of:=[.D1358]/[.$I$2]" office:value-type="float" office:value="0.905371915966387" calcext:value-type="float">
            <text:p>0.905371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15527344" calcext:value-type="float">
            <text:p>2.15527344</text:p>
          </table:table-cell>
          <table:table-cell table:formula="of:=[.$E$1336]+[.C1359]" office:value-type="float" office:value="1466.859" calcext:value-type="float">
            <text:p>1466.859</text:p>
          </table:table-cell>
          <table:table-cell table:formula="of:=[.D1359]/[.$I$2]" office:value-type="float" office:value="0.905577075630252" calcext:value-type="float">
            <text:p>0.9055770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2.15698242" calcext:value-type="float">
            <text:p>2.15698242</text:p>
          </table:table-cell>
          <table:table-cell table:formula="of:=[.$E$1336]+[.C1360]" office:value-type="float" office:value="1467.969" calcext:value-type="float">
            <text:p>1467.969</text:p>
          </table:table-cell>
          <table:table-cell table:formula="of:=[.D1360]/[.$I$2]" office:value-type="float" office:value="0.906295134453782" calcext:value-type="float">
            <text:p>0.906295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2.15698242" calcext:value-type="float">
            <text:p>2.15698242</text:p>
          </table:table-cell>
          <table:table-cell table:formula="of:=[.$E$1336]+[.C1361]" office:value-type="float" office:value="1469.062" calcext:value-type="float">
            <text:p>1469.062</text:p>
          </table:table-cell>
          <table:table-cell table:formula="of:=[.D1361]/[.$I$2]" office:value-type="float" office:value="0.906295134453782" calcext:value-type="float">
            <text:p>0.906295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15576172" calcext:value-type="float">
            <text:p>2.15576172</text:p>
          </table:table-cell>
          <table:table-cell table:formula="of:=[.$E$1336]+[.C1362]" office:value-type="float" office:value="1470.156" calcext:value-type="float">
            <text:p>1470.156</text:p>
          </table:table-cell>
          <table:table-cell table:formula="of:=[.D1362]/[.$I$2]" office:value-type="float" office:value="0.905782235294118" calcext:value-type="float">
            <text:p>0.905782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2.1574707" calcext:value-type="float">
            <text:p>2.1574707</text:p>
          </table:table-cell>
          <table:table-cell table:formula="of:=[.$E$1336]+[.C1363]" office:value-type="float" office:value="1471.265" calcext:value-type="float">
            <text:p>1471.265</text:p>
          </table:table-cell>
          <table:table-cell table:formula="of:=[.D1363]/[.$I$2]" office:value-type="float" office:value="0.906500294117647" calcext:value-type="float">
            <text:p>0.906500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15722656" calcext:value-type="float">
            <text:p>2.15722656</text:p>
          </table:table-cell>
          <table:table-cell table:formula="of:=[.$E$1336]+[.C1364]" office:value-type="float" office:value="1472.359" calcext:value-type="float">
            <text:p>1472.359</text:p>
          </table:table-cell>
          <table:table-cell table:formula="of:=[.D1364]/[.$I$2]" office:value-type="float" office:value="0.906397714285714" calcext:value-type="float">
            <text:p>0.906397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2.15771484" calcext:value-type="float">
            <text:p>2.15771484</text:p>
          </table:table-cell>
          <table:table-cell table:formula="of:=[.$E$1336]+[.C1365]" office:value-type="float" office:value="1473.469" calcext:value-type="float">
            <text:p>1473.469</text:p>
          </table:table-cell>
          <table:table-cell table:formula="of:=[.D1365]/[.$I$2]" office:value-type="float" office:value="0.90660287394958" calcext:value-type="float">
            <text:p>0.906602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2.15893555" calcext:value-type="float">
            <text:p>2.15893555</text:p>
          </table:table-cell>
          <table:table-cell table:formula="of:=[.$E$1336]+[.C1366]" office:value-type="float" office:value="1474.562" calcext:value-type="float">
            <text:p>1474.562</text:p>
          </table:table-cell>
          <table:table-cell table:formula="of:=[.D1366]/[.$I$2]" office:value-type="float" office:value="0.907115777310924" calcext:value-type="float">
            <text:p>0.907115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16088867" calcext:value-type="float">
            <text:p>2.16088867</text:p>
          </table:table-cell>
          <table:table-cell table:formula="of:=[.$E$1336]+[.C1367]" office:value-type="float" office:value="1475.656" calcext:value-type="float">
            <text:p>1475.656</text:p>
          </table:table-cell>
          <table:table-cell table:formula="of:=[.D1367]/[.$I$2]" office:value-type="float" office:value="0.907936415966386" calcext:value-type="float">
            <text:p>0.907936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2.16259766" calcext:value-type="float">
            <text:p>2.16259766</text:p>
          </table:table-cell>
          <table:table-cell table:formula="of:=[.$E$1336]+[.C1368]" office:value-type="float" office:value="1476.765" calcext:value-type="float">
            <text:p>1476.765</text:p>
          </table:table-cell>
          <table:table-cell table:formula="of:=[.D1368]/[.$I$2]" office:value-type="float" office:value="0.908654478991597" calcext:value-type="float">
            <text:p>0.908654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16674805" calcext:value-type="float">
            <text:p>2.16674805</text:p>
          </table:table-cell>
          <table:table-cell table:formula="of:=[.$E$1336]+[.C1369]" office:value-type="float" office:value="1477.859" calcext:value-type="float">
            <text:p>1477.859</text:p>
          </table:table-cell>
          <table:table-cell table:formula="of:=[.D1369]/[.$I$2]" office:value-type="float" office:value="0.910398340336134" calcext:value-type="float">
            <text:p>0.910398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2.16137695" calcext:value-type="float">
            <text:p>2.16137695</text:p>
          </table:table-cell>
          <table:table-cell table:formula="of:=[.$E$1336]+[.C1370]" office:value-type="float" office:value="1478.969" calcext:value-type="float">
            <text:p>1478.969</text:p>
          </table:table-cell>
          <table:table-cell table:formula="of:=[.D1370]/[.$I$2]" office:value-type="float" office:value="0.908141575630252" calcext:value-type="float">
            <text:p>0.908141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2.16430664" calcext:value-type="float">
            <text:p>2.16430664</text:p>
          </table:table-cell>
          <table:table-cell table:formula="of:=[.$E$1336]+[.C1371]" office:value-type="float" office:value="1480.062" calcext:value-type="float">
            <text:p>1480.062</text:p>
          </table:table-cell>
          <table:table-cell table:formula="of:=[.D1371]/[.$I$2]" office:value-type="float" office:value="0.909372537815126" calcext:value-type="float">
            <text:p>0.909372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1628418" calcext:value-type="float">
            <text:p>2.1628418</text:p>
          </table:table-cell>
          <table:table-cell table:formula="of:=[.$E$1336]+[.C1372]" office:value-type="float" office:value="1481.156" calcext:value-type="float">
            <text:p>1481.156</text:p>
          </table:table-cell>
          <table:table-cell table:formula="of:=[.D1372]/[.$I$2]" office:value-type="float" office:value="0.908757058823529" calcext:value-type="float">
            <text:p>0.908757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2.16430664" calcext:value-type="float">
            <text:p>2.16430664</text:p>
          </table:table-cell>
          <table:table-cell table:formula="of:=[.$E$1336]+[.C1373]" office:value-type="float" office:value="1482.265" calcext:value-type="float">
            <text:p>1482.265</text:p>
          </table:table-cell>
          <table:table-cell table:formula="of:=[.D1373]/[.$I$2]" office:value-type="float" office:value="0.909372537815126" calcext:value-type="float">
            <text:p>0.909372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16259766" calcext:value-type="float">
            <text:p>2.16259766</text:p>
          </table:table-cell>
          <table:table-cell table:formula="of:=[.$E$1336]+[.C1374]" office:value-type="float" office:value="1483.359" calcext:value-type="float">
            <text:p>1483.359</text:p>
          </table:table-cell>
          <table:table-cell table:formula="of:=[.D1374]/[.$I$2]" office:value-type="float" office:value="0.908654478991597" calcext:value-type="float">
            <text:p>0.908654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2.16186523" calcext:value-type="float">
            <text:p>2.16186523</text:p>
          </table:table-cell>
          <table:table-cell table:formula="of:=[.$E$1336]+[.C1375]" office:value-type="float" office:value="1484.469" calcext:value-type="float">
            <text:p>1484.469</text:p>
          </table:table-cell>
          <table:table-cell table:formula="of:=[.D1375]/[.$I$2]" office:value-type="float" office:value="0.908346735294118" calcext:value-type="float">
            <text:p>0.9083467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2.16162109" calcext:value-type="float">
            <text:p>2.16162109</text:p>
          </table:table-cell>
          <table:table-cell table:formula="of:=[.$E$1336]+[.C1376]" office:value-type="float" office:value="1485.562" calcext:value-type="float">
            <text:p>1485.562</text:p>
          </table:table-cell>
          <table:table-cell table:formula="of:=[.D1376]/[.$I$2]" office:value-type="float" office:value="0.908244155462185" calcext:value-type="float">
            <text:p>0.908244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16650391" calcext:value-type="float">
            <text:p>2.16650391</text:p>
          </table:table-cell>
          <table:table-cell table:formula="of:=[.$E$1336]+[.C1377]" office:value-type="float" office:value="1486.656" calcext:value-type="float">
            <text:p>1486.656</text:p>
          </table:table-cell>
          <table:table-cell table:formula="of:=[.D1377]/[.$I$2]" office:value-type="float" office:value="0.910295760504202" calcext:value-type="float">
            <text:p>0.910295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2.1640625" calcext:value-type="float">
            <text:p>2.1640625</text:p>
          </table:table-cell>
          <table:table-cell table:formula="of:=[.$E$1336]+[.C1378]" office:value-type="float" office:value="1487.765" calcext:value-type="float">
            <text:p>1487.765</text:p>
          </table:table-cell>
          <table:table-cell table:formula="of:=[.D1378]/[.$I$2]" office:value-type="float" office:value="0.909269957983193" calcext:value-type="float">
            <text:p>0.90926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16967773" calcext:value-type="float">
            <text:p>2.16967773</text:p>
          </table:table-cell>
          <table:table-cell table:formula="of:=[.$E$1336]+[.C1379]" office:value-type="float" office:value="1488.859" calcext:value-type="float">
            <text:p>1488.859</text:p>
          </table:table-cell>
          <table:table-cell table:formula="of:=[.D1379]/[.$I$2]" office:value-type="float" office:value="0.911629298319328" calcext:value-type="float">
            <text:p>0.911629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2.16796875" calcext:value-type="float">
            <text:p>2.16796875</text:p>
          </table:table-cell>
          <table:table-cell table:formula="of:=[.$E$1336]+[.C1380]" office:value-type="float" office:value="1489.969" calcext:value-type="float">
            <text:p>1489.969</text:p>
          </table:table-cell>
          <table:table-cell table:formula="of:=[.D1380]/[.$I$2]" office:value-type="float" office:value="0.910911239495798" calcext:value-type="float">
            <text:p>0.910911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2.17211914" calcext:value-type="float">
            <text:p>2.17211914</text:p>
          </table:table-cell>
          <table:table-cell table:formula="of:=[.$E$1336]+[.C1381]" office:value-type="float" office:value="1491.062" calcext:value-type="float">
            <text:p>1491.062</text:p>
          </table:table-cell>
          <table:table-cell table:formula="of:=[.D1381]/[.$I$2]" office:value-type="float" office:value="0.912655100840336" calcext:value-type="float">
            <text:p>0.9126551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17041016" calcext:value-type="float">
            <text:p>2.17041016</text:p>
          </table:table-cell>
          <table:table-cell table:formula="of:=[.$E$1336]+[.C1382]" office:value-type="float" office:value="1492.156" calcext:value-type="float">
            <text:p>1492.156</text:p>
          </table:table-cell>
          <table:table-cell table:formula="of:=[.D1382]/[.$I$2]" office:value-type="float" office:value="0.911937042016807" calcext:value-type="float">
            <text:p>0.911937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2.17236328" calcext:value-type="float">
            <text:p>2.17236328</text:p>
          </table:table-cell>
          <table:table-cell table:formula="of:=[.$E$1336]+[.C1383]" office:value-type="float" office:value="1493.265" calcext:value-type="float">
            <text:p>1493.265</text:p>
          </table:table-cell>
          <table:table-cell table:formula="of:=[.D1383]/[.$I$2]" office:value-type="float" office:value="0.912757680672269" calcext:value-type="float">
            <text:p>0.912757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17114258" calcext:value-type="float">
            <text:p>2.17114258</text:p>
          </table:table-cell>
          <table:table-cell table:formula="of:=[.$E$1336]+[.C1384]" office:value-type="float" office:value="1494.359" calcext:value-type="float">
            <text:p>1494.359</text:p>
          </table:table-cell>
          <table:table-cell table:formula="of:=[.D1384]/[.$I$2]" office:value-type="float" office:value="0.912244781512605" calcext:value-type="float">
            <text:p>0.912244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2.1730957" calcext:value-type="float">
            <text:p>2.1730957</text:p>
          </table:table-cell>
          <table:table-cell table:formula="of:=[.$E$1336]+[.C1385]" office:value-type="float" office:value="1495.469" calcext:value-type="float">
            <text:p>1495.469</text:p>
          </table:table-cell>
          <table:table-cell table:formula="of:=[.D1385]/[.$I$2]" office:value-type="float" office:value="0.913065420168067" calcext:value-type="float">
            <text:p>0.913065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2.17651367" calcext:value-type="float">
            <text:p>2.17651367</text:p>
          </table:table-cell>
          <table:table-cell table:formula="of:=[.$E$1336]+[.C1386]" office:value-type="float" office:value="1496.562" calcext:value-type="float">
            <text:p>1496.562</text:p>
          </table:table-cell>
          <table:table-cell table:formula="of:=[.D1386]/[.$I$2]" office:value-type="float" office:value="0.914501542016807" calcext:value-type="float">
            <text:p>0.914501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17944336" calcext:value-type="float">
            <text:p>2.17944336</text:p>
          </table:table-cell>
          <table:table-cell table:formula="of:=[.$E$1336]+[.C1387]" office:value-type="float" office:value="1497.656" calcext:value-type="float">
            <text:p>1497.656</text:p>
          </table:table-cell>
          <table:table-cell table:formula="of:=[.D1387]/[.$I$2]" office:value-type="float" office:value="0.915732504201681" calcext:value-type="float">
            <text:p>0.915732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2.17724609" calcext:value-type="float">
            <text:p>2.17724609</text:p>
          </table:table-cell>
          <table:table-cell table:formula="of:=[.$E$1336]+[.C1388]" office:value-type="float" office:value="1498.765" calcext:value-type="float">
            <text:p>1498.765</text:p>
          </table:table-cell>
          <table:table-cell table:formula="of:=[.D1388]/[.$I$2]" office:value-type="float" office:value="0.914809281512605" calcext:value-type="float">
            <text:p>0.914809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17333984" calcext:value-type="float">
            <text:p>2.17333984</text:p>
          </table:table-cell>
          <table:table-cell table:formula="of:=[.$E$1336]+[.C1389]" office:value-type="float" office:value="1499.859" calcext:value-type="float">
            <text:p>1499.859</text:p>
          </table:table-cell>
          <table:table-cell table:formula="of:=[.D1389]/[.$I$2]" office:value-type="float" office:value="0.913168" calcext:value-type="float">
            <text:p>0.913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2.17480469" calcext:value-type="float">
            <text:p>2.17480469</text:p>
          </table:table-cell>
          <table:table-cell table:formula="of:=[.$E$1336]+[.C1390]" office:value-type="float" office:value="1500.969" calcext:value-type="float">
            <text:p>1500.969</text:p>
          </table:table-cell>
          <table:table-cell table:formula="of:=[.D1390]/[.$I$2]" office:value-type="float" office:value="0.913783483193277" calcext:value-type="float">
            <text:p>0.9137834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2.17529297" calcext:value-type="float">
            <text:p>2.17529297</text:p>
          </table:table-cell>
          <table:table-cell table:formula="of:=[.$E$1336]+[.C1391]" office:value-type="float" office:value="1502.062" calcext:value-type="float">
            <text:p>1502.062</text:p>
          </table:table-cell>
          <table:table-cell table:formula="of:=[.D1391]/[.$I$2]" office:value-type="float" office:value="0.913988642857143" calcext:value-type="float">
            <text:p>0.913988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17749023" calcext:value-type="float">
            <text:p>2.17749023</text:p>
          </table:table-cell>
          <table:table-cell table:formula="of:=[.$E$1336]+[.C1392]" office:value-type="float" office:value="1503.156" calcext:value-type="float">
            <text:p>1503.156</text:p>
          </table:table-cell>
          <table:table-cell table:formula="of:=[.D1392]/[.$I$2]" office:value-type="float" office:value="0.914911861344538" calcext:value-type="float">
            <text:p>0.9149118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2.17797852" calcext:value-type="float">
            <text:p>2.17797852</text:p>
          </table:table-cell>
          <table:table-cell table:formula="of:=[.$E$1336]+[.C1393]" office:value-type="float" office:value="1504.265" calcext:value-type="float">
            <text:p>1504.265</text:p>
          </table:table-cell>
          <table:table-cell table:formula="of:=[.D1393]/[.$I$2]" office:value-type="float" office:value="0.915117025210084" calcext:value-type="float">
            <text:p>0.915117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17919922" calcext:value-type="float">
            <text:p>2.17919922</text:p>
          </table:table-cell>
          <table:table-cell table:formula="of:=[.$E$1336]+[.C1394]" office:value-type="float" office:value="1505.359" calcext:value-type="float">
            <text:p>1505.359</text:p>
          </table:table-cell>
          <table:table-cell table:formula="of:=[.D1394]/[.$I$2]" office:value-type="float" office:value="0.915629924369748" calcext:value-type="float">
            <text:p>0.915629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2.17895508" calcext:value-type="float">
            <text:p>2.17895508</text:p>
          </table:table-cell>
          <table:table-cell table:formula="of:=[.$E$1336]+[.C1395]" office:value-type="float" office:value="1506.469" calcext:value-type="float">
            <text:p>1506.469</text:p>
          </table:table-cell>
          <table:table-cell table:formula="of:=[.D1395]/[.$I$2]" office:value-type="float" office:value="0.915527344537815" calcext:value-type="float">
            <text:p>0.9155273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2.18139648" calcext:value-type="float">
            <text:p>2.18139648</text:p>
          </table:table-cell>
          <table:table-cell table:formula="of:=[.$E$1336]+[.C1396]" office:value-type="float" office:value="1507.562" calcext:value-type="float">
            <text:p>1507.562</text:p>
          </table:table-cell>
          <table:table-cell table:formula="of:=[.D1396]/[.$I$2]" office:value-type="float" office:value="0.916553142857143" calcext:value-type="float">
            <text:p>0.916553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18164062" calcext:value-type="float">
            <text:p>2.18164062</text:p>
          </table:table-cell>
          <table:table-cell table:formula="of:=[.$E$1336]+[.C1397]" office:value-type="float" office:value="1508.656" calcext:value-type="float">
            <text:p>1508.656</text:p>
          </table:table-cell>
          <table:table-cell table:formula="of:=[.D1397]/[.$I$2]" office:value-type="float" office:value="0.916655722689076" calcext:value-type="float">
            <text:p>0.916655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2.1809082" calcext:value-type="float">
            <text:p>2.1809082</text:p>
          </table:table-cell>
          <table:table-cell table:formula="of:=[.$E$1336]+[.C1398]" office:value-type="float" office:value="1509.765" calcext:value-type="float">
            <text:p>1509.765</text:p>
          </table:table-cell>
          <table:table-cell table:formula="of:=[.D1398]/[.$I$2]" office:value-type="float" office:value="0.916347983193277" calcext:value-type="float">
            <text:p>0.916347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18457031" calcext:value-type="float">
            <text:p>2.18457031</text:p>
          </table:table-cell>
          <table:table-cell table:formula="of:=[.$E$1336]+[.C1399]" office:value-type="float" office:value="1510.859" calcext:value-type="float">
            <text:p>1510.859</text:p>
          </table:table-cell>
          <table:table-cell table:formula="of:=[.D1399]/[.$I$2]" office:value-type="float" office:value="0.917886684873949" calcext:value-type="float">
            <text:p>0.9178866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2.18725586" calcext:value-type="float">
            <text:p>2.18725586</text:p>
          </table:table-cell>
          <table:table-cell table:formula="of:=[.$E$1336]+[.C1400]" office:value-type="float" office:value="1511.969" calcext:value-type="float">
            <text:p>1511.969</text:p>
          </table:table-cell>
          <table:table-cell table:formula="of:=[.D1400]/[.$I$2]" office:value-type="float" office:value="0.919015067226891" calcext:value-type="float">
            <text:p>0.9190150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2.18676758" calcext:value-type="float">
            <text:p>2.18676758</text:p>
          </table:table-cell>
          <table:table-cell table:formula="of:=[.$E$1336]+[.C1401]" office:value-type="float" office:value="1513.062" calcext:value-type="float">
            <text:p>1513.062</text:p>
          </table:table-cell>
          <table:table-cell table:formula="of:=[.D1401]/[.$I$2]" office:value-type="float" office:value="0.918809907563025" calcext:value-type="float">
            <text:p>0.9188099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18798828" calcext:value-type="float">
            <text:p>2.18798828</text:p>
          </table:table-cell>
          <table:table-cell table:formula="of:=[.$E$1336]+[.C1402]" office:value-type="float" office:value="1514.156" calcext:value-type="float">
            <text:p>1514.156</text:p>
          </table:table-cell>
          <table:table-cell table:formula="of:=[.D1402]/[.$I$2]" office:value-type="float" office:value="0.919322806722689" calcext:value-type="float">
            <text:p>0.919322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2.1862793" calcext:value-type="float">
            <text:p>2.1862793</text:p>
          </table:table-cell>
          <table:table-cell table:formula="of:=[.$E$1336]+[.C1403]" office:value-type="float" office:value="1515.265" calcext:value-type="float">
            <text:p>1515.265</text:p>
          </table:table-cell>
          <table:table-cell table:formula="of:=[.D1403]/[.$I$2]" office:value-type="float" office:value="0.91860474789916" calcext:value-type="float">
            <text:p>0.918604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18847656" calcext:value-type="float">
            <text:p>2.18847656</text:p>
          </table:table-cell>
          <table:table-cell table:formula="of:=[.$E$1336]+[.C1404]" office:value-type="float" office:value="1516.359" calcext:value-type="float">
            <text:p>1516.359</text:p>
          </table:table-cell>
          <table:table-cell table:formula="of:=[.D1404]/[.$I$2]" office:value-type="float" office:value="0.919527966386555" calcext:value-type="float">
            <text:p>0.919527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2.18847656" calcext:value-type="float">
            <text:p>2.18847656</text:p>
          </table:table-cell>
          <table:table-cell table:formula="of:=[.$E$1336]+[.C1405]" office:value-type="float" office:value="1517.469" calcext:value-type="float">
            <text:p>1517.469</text:p>
          </table:table-cell>
          <table:table-cell table:formula="of:=[.D1405]/[.$I$2]" office:value-type="float" office:value="0.919527966386555" calcext:value-type="float">
            <text:p>0.919527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2.1875" calcext:value-type="float">
            <text:p>2.1875</text:p>
          </table:table-cell>
          <table:table-cell table:formula="of:=[.$E$1336]+[.C1406]" office:value-type="float" office:value="1518.562" calcext:value-type="float">
            <text:p>1518.562</text:p>
          </table:table-cell>
          <table:table-cell table:formula="of:=[.D1406]/[.$I$2]" office:value-type="float" office:value="0.919117647058824" calcext:value-type="float">
            <text:p>0.919117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19116211" calcext:value-type="float">
            <text:p>2.19116211</text:p>
          </table:table-cell>
          <table:table-cell table:formula="of:=[.$E$1336]+[.C1407]" office:value-type="float" office:value="1519.656" calcext:value-type="float">
            <text:p>1519.656</text:p>
          </table:table-cell>
          <table:table-cell table:formula="of:=[.D1407]/[.$I$2]" office:value-type="float" office:value="0.920656348739496" calcext:value-type="float">
            <text:p>0.920656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2.19189453" calcext:value-type="float">
            <text:p>2.19189453</text:p>
          </table:table-cell>
          <table:table-cell table:formula="of:=[.$E$1336]+[.C1408]" office:value-type="float" office:value="1520.765" calcext:value-type="float">
            <text:p>1520.765</text:p>
          </table:table-cell>
          <table:table-cell table:formula="of:=[.D1408]/[.$I$2]" office:value-type="float" office:value="0.920964088235294" calcext:value-type="float">
            <text:p>0.920964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19213867" calcext:value-type="float">
            <text:p>2.19213867</text:p>
          </table:table-cell>
          <table:table-cell table:formula="of:=[.$E$1336]+[.C1409]" office:value-type="float" office:value="1521.859" calcext:value-type="float">
            <text:p>1521.859</text:p>
          </table:table-cell>
          <table:table-cell table:formula="of:=[.D1409]/[.$I$2]" office:value-type="float" office:value="0.921066668067227" calcext:value-type="float">
            <text:p>0.921066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0]" office:value-type="float" office:value="1522.969" calcext:value-type="float">
            <text:p>1522.969</text:p>
          </table:table-cell>
          <table:table-cell table:formula="of:=[.D1410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2.1940918" calcext:value-type="float">
            <text:p>2.1940918</text:p>
          </table:table-cell>
          <table:table-cell table:formula="of:=[.$E$1336]+[.C1411]" office:value-type="float" office:value="1524.062" calcext:value-type="float">
            <text:p>1524.062</text:p>
          </table:table-cell>
          <table:table-cell table:formula="of:=[.D1411]/[.$I$2]" office:value-type="float" office:value="0.92188731092437" calcext:value-type="float">
            <text:p>0.9218873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19287109" calcext:value-type="float">
            <text:p>2.19287109</text:p>
          </table:table-cell>
          <table:table-cell table:formula="of:=[.$E$1336]+[.C1412]" office:value-type="float" office:value="1525.156" calcext:value-type="float">
            <text:p>1525.156</text:p>
          </table:table-cell>
          <table:table-cell table:formula="of:=[.D1412]/[.$I$2]" office:value-type="float" office:value="0.921374407563025" calcext:value-type="float">
            <text:p>0.921374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2.19213867" calcext:value-type="float">
            <text:p>2.19213867</text:p>
          </table:table-cell>
          <table:table-cell table:formula="of:=[.$E$1336]+[.C1413]" office:value-type="float" office:value="1526.265" calcext:value-type="float">
            <text:p>1526.265</text:p>
          </table:table-cell>
          <table:table-cell table:formula="of:=[.D1413]/[.$I$2]" office:value-type="float" office:value="0.921066668067227" calcext:value-type="float">
            <text:p>0.921066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14]" office:value-type="float" office:value="1527.359" calcext:value-type="float">
            <text:p>1527.359</text:p>
          </table:table-cell>
          <table:table-cell table:formula="of:=[.D1414]/[.$I$2]" office:value-type="float" office:value="0.922092470588235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2.19238281" calcext:value-type="float">
            <text:p>2.19238281</text:p>
          </table:table-cell>
          <table:table-cell table:formula="of:=[.$E$1336]+[.C1415]" office:value-type="float" office:value="1528.469" calcext:value-type="float">
            <text:p>1528.469</text:p>
          </table:table-cell>
          <table:table-cell table:formula="of:=[.D1415]/[.$I$2]" office:value-type="float" office:value="0.92116924789916" calcext:value-type="float">
            <text:p>0.921169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2.19384766" calcext:value-type="float">
            <text:p>2.19384766</text:p>
          </table:table-cell>
          <table:table-cell table:formula="of:=[.$E$1336]+[.C1416]" office:value-type="float" office:value="1529.562" calcext:value-type="float">
            <text:p>1529.562</text:p>
          </table:table-cell>
          <table:table-cell table:formula="of:=[.D1416]/[.$I$2]" office:value-type="float" office:value="0.921784731092437" calcext:value-type="float">
            <text:p>0.92178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19360352" calcext:value-type="float">
            <text:p>2.19360352</text:p>
          </table:table-cell>
          <table:table-cell table:formula="of:=[.$E$1336]+[.C1417]" office:value-type="float" office:value="1530.656" calcext:value-type="float">
            <text:p>1530.656</text:p>
          </table:table-cell>
          <table:table-cell table:formula="of:=[.D1417]/[.$I$2]" office:value-type="float" office:value="0.921682151260504" calcext:value-type="float">
            <text:p>0.92168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8]" office:value-type="float" office:value="1531.765" calcext:value-type="float">
            <text:p>1531.765</text:p>
          </table:table-cell>
          <table:table-cell table:formula="of:=[.D1418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9]" office:value-type="float" office:value="1532.859" calcext:value-type="float">
            <text:p>1532.859</text:p>
          </table:table-cell>
          <table:table-cell table:formula="of:=[.D1419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2.19287109" calcext:value-type="float">
            <text:p>2.19287109</text:p>
          </table:table-cell>
          <table:table-cell table:formula="of:=[.$E$1336]+[.C1420]" office:value-type="float" office:value="1533.969" calcext:value-type="float">
            <text:p>1533.969</text:p>
          </table:table-cell>
          <table:table-cell table:formula="of:=[.D1420]/[.$I$2]" office:value-type="float" office:value="0.921374407563025" calcext:value-type="float">
            <text:p>0.921374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2.19360352" calcext:value-type="float">
            <text:p>2.19360352</text:p>
          </table:table-cell>
          <table:table-cell table:formula="of:=[.$E$1336]+[.C1421]" office:value-type="float" office:value="1535.062" calcext:value-type="float">
            <text:p>1535.062</text:p>
          </table:table-cell>
          <table:table-cell table:formula="of:=[.D1421]/[.$I$2]" office:value-type="float" office:value="0.921682151260504" calcext:value-type="float">
            <text:p>0.92168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19897461" calcext:value-type="float">
            <text:p>2.19897461</text:p>
          </table:table-cell>
          <table:table-cell table:formula="of:=[.$E$1336]+[.C1422]" office:value-type="float" office:value="1536.156" calcext:value-type="float">
            <text:p>1536.156</text:p>
          </table:table-cell>
          <table:table-cell table:formula="of:=[.D1422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2.19775391" calcext:value-type="float">
            <text:p>2.19775391</text:p>
          </table:table-cell>
          <table:table-cell table:formula="of:=[.$E$1336]+[.C1423]" office:value-type="float" office:value="1537.265" calcext:value-type="float">
            <text:p>1537.265</text:p>
          </table:table-cell>
          <table:table-cell table:formula="of:=[.D1423]/[.$I$2]" office:value-type="float" office:value="0.923426012605042" calcext:value-type="float">
            <text:p>0.923426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24]" office:value-type="float" office:value="1538.359" calcext:value-type="float">
            <text:p>1538.359</text:p>
          </table:table-cell>
          <table:table-cell table:formula="of:=[.D1424]/[.$I$2]" office:value-type="float" office:value="0.922707949579832" calcext:value-type="float">
            <text:p>0.922707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25]" office:value-type="float" office:value="1539.469" calcext:value-type="float">
            <text:p>1539.469</text:p>
          </table:table-cell>
          <table:table-cell table:formula="of:=[.D1425]/[.$I$2]" office:value-type="float" office:value="0.922913109243698" calcext:value-type="float">
            <text:p>0.922913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2.19677734" calcext:value-type="float">
            <text:p>2.19677734</text:p>
          </table:table-cell>
          <table:table-cell table:formula="of:=[.$E$1336]+[.C1426]" office:value-type="float" office:value="1540.562" calcext:value-type="float">
            <text:p>1540.562</text:p>
          </table:table-cell>
          <table:table-cell table:formula="of:=[.D1426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27]" office:value-type="float" office:value="1541.656" calcext:value-type="float">
            <text:p>1541.656</text:p>
          </table:table-cell>
          <table:table-cell table:formula="of:=[.D1427]/[.$I$2]" office:value-type="float" office:value="0.922707949579832" calcext:value-type="float">
            <text:p>0.922707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28]" office:value-type="float" office:value="1542.765" calcext:value-type="float">
            <text:p>1542.765</text:p>
          </table:table-cell>
          <table:table-cell table:formula="of:=[.D1428]/[.$I$2]" office:value-type="float" office:value="0.922092470588235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29]" office:value-type="float" office:value="1543.859" calcext:value-type="float">
            <text:p>1543.859</text:p>
          </table:table-cell>
          <table:table-cell table:formula="of:=[.D1429]/[.$I$2]" office:value-type="float" office:value="0.923220848739496" calcext:value-type="float">
            <text:p>0.92322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30]" office:value-type="float" office:value="1544.969" calcext:value-type="float">
            <text:p>1544.969</text:p>
          </table:table-cell>
          <table:table-cell table:formula="of:=[.D1430]/[.$I$2]" office:value-type="float" office:value="0.922913109243698" calcext:value-type="float">
            <text:p>0.922913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31]" office:value-type="float" office:value="1546.062" calcext:value-type="float">
            <text:p>1546.062</text:p>
          </table:table-cell>
          <table:table-cell table:formula="of:=[.D1431]/[.$I$2]" office:value-type="float" office:value="0.922707949579832" calcext:value-type="float">
            <text:p>0.922707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32]" office:value-type="float" office:value="1547.156" calcext:value-type="float">
            <text:p>1547.156</text:p>
          </table:table-cell>
          <table:table-cell table:formula="of:=[.D1432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2.19628906" calcext:value-type="float">
            <text:p>2.19628906</text:p>
          </table:table-cell>
          <table:table-cell table:formula="of:=[.$E$1336]+[.C1433]" office:value-type="float" office:value="1548.265" calcext:value-type="float">
            <text:p>1548.265</text:p>
          </table:table-cell>
          <table:table-cell table:formula="of:=[.D1433]/[.$I$2]" office:value-type="float" office:value="0.922810529411765" calcext:value-type="float">
            <text:p>0.922810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34]" office:value-type="float" office:value="1549.359" calcext:value-type="float">
            <text:p>1549.359</text:p>
          </table:table-cell>
          <table:table-cell table:formula="of:=[.D1434]/[.$I$2]" office:value-type="float" office:value="0.922913109243698" calcext:value-type="float">
            <text:p>0.922913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2.19799805" calcext:value-type="float">
            <text:p>2.19799805</text:p>
          </table:table-cell>
          <table:table-cell table:formula="of:=[.$E$1336]+[.C1435]" office:value-type="float" office:value="1550.469" calcext:value-type="float">
            <text:p>1550.469</text:p>
          </table:table-cell>
          <table:table-cell table:formula="of:=[.D1435]/[.$I$2]" office:value-type="float" office:value="0.923528592436975" calcext:value-type="float">
            <text:p>0.923528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36]" office:value-type="float" office:value="1551.562" calcext:value-type="float">
            <text:p>1551.562</text:p>
          </table:table-cell>
          <table:table-cell table:formula="of:=[.D1436]/[.$I$2]" office:value-type="float" office:value="0.923220848739496" calcext:value-type="float">
            <text:p>0.92322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19677734" calcext:value-type="float">
            <text:p>2.19677734</text:p>
          </table:table-cell>
          <table:table-cell table:formula="of:=[.$E$1336]+[.C1437]" office:value-type="float" office:value="1552.656" calcext:value-type="float">
            <text:p>1552.656</text:p>
          </table:table-cell>
          <table:table-cell table:formula="of:=[.D1437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2.19702148" calcext:value-type="float">
            <text:p>2.19702148</text:p>
          </table:table-cell>
          <table:table-cell table:formula="of:=[.$E$1336]+[.C1438]" office:value-type="float" office:value="1553.765" calcext:value-type="float">
            <text:p>1553.765</text:p>
          </table:table-cell>
          <table:table-cell table:formula="of:=[.D1438]/[.$I$2]" office:value-type="float" office:value="0.923118268907563" calcext:value-type="float">
            <text:p>0.923118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39]" office:value-type="float" office:value="1554.859" calcext:value-type="float">
            <text:p>1554.859</text:p>
          </table:table-cell>
          <table:table-cell table:formula="of:=[.D1439]/[.$I$2]" office:value-type="float" office:value="0.923220848739496" calcext:value-type="float">
            <text:p>0.92322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2.19555664" calcext:value-type="float">
            <text:p>2.19555664</text:p>
          </table:table-cell>
          <table:table-cell table:formula="of:=[.$E$1336]+[.C1440]" office:value-type="float" office:value="1555.969" calcext:value-type="float">
            <text:p>1555.969</text:p>
          </table:table-cell>
          <table:table-cell table:formula="of:=[.D1440]/[.$I$2]" office:value-type="float" office:value="0.922502789915967" calcext:value-type="float">
            <text:p>0.9225027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2.19580078" calcext:value-type="float">
            <text:p>2.19580078</text:p>
          </table:table-cell>
          <table:table-cell table:formula="of:=[.$E$1336]+[.C1441]" office:value-type="float" office:value="1557.062" calcext:value-type="float">
            <text:p>1557.062</text:p>
          </table:table-cell>
          <table:table-cell table:formula="of:=[.D1441]/[.$I$2]" office:value-type="float" office:value="0.922605369747899" calcext:value-type="float">
            <text:p>0.9226053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19384766" calcext:value-type="float">
            <text:p>2.19384766</text:p>
          </table:table-cell>
          <table:table-cell table:formula="of:=[.$E$1336]+[.C1442]" office:value-type="float" office:value="1558.156" calcext:value-type="float">
            <text:p>1558.156</text:p>
          </table:table-cell>
          <table:table-cell table:formula="of:=[.D1442]/[.$I$2]" office:value-type="float" office:value="0.921784731092437" calcext:value-type="float">
            <text:p>0.92178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2.19482422" calcext:value-type="float">
            <text:p>2.19482422</text:p>
          </table:table-cell>
          <table:table-cell table:formula="of:=[.$E$1336]+[.C1443]" office:value-type="float" office:value="1559.265" calcext:value-type="float">
            <text:p>1559.265</text:p>
          </table:table-cell>
          <table:table-cell table:formula="of:=[.D1443]/[.$I$2]" office:value-type="float" office:value="0.922195050420168" calcext:value-type="float">
            <text:p>0.922195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44]" office:value-type="float" office:value="1560.359" calcext:value-type="float">
            <text:p>1560.359</text:p>
          </table:table-cell>
          <table:table-cell table:formula="of:=[.D1444]/[.$I$2]" office:value-type="float" office:value="0.922092470588235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45]" office:value-type="float" office:value="1561.469" calcext:value-type="float">
            <text:p>1561.469</text:p>
          </table:table-cell>
          <table:table-cell table:formula="of:=[.D1445]/[.$I$2]" office:value-type="float" office:value="0.922913109243698" calcext:value-type="float">
            <text:p>0.922913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46]" office:value-type="float" office:value="1562.562" calcext:value-type="float">
            <text:p>1562.562</text:p>
          </table:table-cell>
          <table:table-cell table:formula="of:=[.D1446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47]" office:value-type="float" office:value="1563.656" calcext:value-type="float">
            <text:p>1563.656</text:p>
          </table:table-cell>
          <table:table-cell table:formula="of:=[.D1447]/[.$I$2]" office:value-type="float" office:value="0.922092470588235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3"/>
          <table:table-cell table:formula="of:=[.D1448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49]" office:value-type="float" office:value="1563.765" calcext:value-type="float">
            <text:p>1563.765</text:p>
          </table:table-cell>
          <table:table-cell table:formula="of:=[.D1449]/[.$I$2]" office:value-type="float" office:value="0.931119516806723" calcext:value-type="float">
            <text:p>0.931119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8" calcext:value-type="float">
            <text:p>1.188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450]" office:value-type="float" office:value="1564.844" calcext:value-type="float">
            <text:p>1564.844</text:p>
          </table:table-cell>
          <table:table-cell table:formula="of:=[.D1450]/[.$I$2]" office:value-type="float" office:value="0.931324676470588" calcext:value-type="float">
            <text:p>0.931324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51]" office:value-type="float" office:value="1565.937" calcext:value-type="float">
            <text:p>1565.937</text:p>
          </table:table-cell>
          <table:table-cell table:formula="of:=[.D1451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2.21069336" calcext:value-type="float">
            <text:p>2.21069336</text:p>
          </table:table-cell>
          <table:table-cell table:formula="of:=[.$E$1447]+[.C1452]" office:value-type="float" office:value="1567.031" calcext:value-type="float">
            <text:p>1567.031</text:p>
          </table:table-cell>
          <table:table-cell table:formula="of:=[.D1452]/[.$I$2]" office:value-type="float" office:value="0.928862756302521" calcext:value-type="float">
            <text:p>0.9288627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2.20288086" calcext:value-type="float">
            <text:p>2.20288086</text:p>
          </table:table-cell>
          <table:table-cell table:formula="of:=[.$E$1447]+[.C1453]" office:value-type="float" office:value="1568.14" calcext:value-type="float">
            <text:p>1568.14</text:p>
          </table:table-cell>
          <table:table-cell table:formula="of:=[.D1453]/[.$I$2]" office:value-type="float" office:value="0.925580193277311" calcext:value-type="float">
            <text:p>0.925580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2.20288086" calcext:value-type="float">
            <text:p>2.20288086</text:p>
          </table:table-cell>
          <table:table-cell table:formula="of:=[.$E$1447]+[.C1454]" office:value-type="float" office:value="1569.234" calcext:value-type="float">
            <text:p>1569.234</text:p>
          </table:table-cell>
          <table:table-cell table:formula="of:=[.D1454]/[.$I$2]" office:value-type="float" office:value="0.925580193277311" calcext:value-type="float">
            <text:p>0.925580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8" calcext:value-type="float">
            <text:p>6.688</text:p>
          </table:table-cell>
          <table:table-cell office:value-type="float" office:value="2.21191406" calcext:value-type="float">
            <text:p>2.21191406</text:p>
          </table:table-cell>
          <table:table-cell table:formula="of:=[.$E$1447]+[.C1455]" office:value-type="float" office:value="1570.344" calcext:value-type="float">
            <text:p>1570.344</text:p>
          </table:table-cell>
          <table:table-cell table:formula="of:=[.D1455]/[.$I$2]" office:value-type="float" office:value="0.929375655462185" calcext:value-type="float">
            <text:p>0.9293756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2.21508789" calcext:value-type="float">
            <text:p>2.21508789</text:p>
          </table:table-cell>
          <table:table-cell table:formula="of:=[.$E$1447]+[.C1456]" office:value-type="float" office:value="1571.437" calcext:value-type="float">
            <text:p>1571.437</text:p>
          </table:table-cell>
          <table:table-cell table:formula="of:=[.D1456]/[.$I$2]" office:value-type="float" office:value="0.930709197478992" calcext:value-type="float">
            <text:p>0.930709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57]" office:value-type="float" office:value="1572.531" calcext:value-type="float">
            <text:p>1572.531</text:p>
          </table:table-cell>
          <table:table-cell table:formula="of:=[.D1457]/[.$I$2]" office:value-type="float" office:value="0.931119516806723" calcext:value-type="float">
            <text:p>0.931119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2.21337891" calcext:value-type="float">
            <text:p>2.21337891</text:p>
          </table:table-cell>
          <table:table-cell table:formula="of:=[.$E$1447]+[.C1458]" office:value-type="float" office:value="1573.64" calcext:value-type="float">
            <text:p>1573.64</text:p>
          </table:table-cell>
          <table:table-cell table:formula="of:=[.D1458]/[.$I$2]" office:value-type="float" office:value="0.929991138655462" calcext:value-type="float">
            <text:p>0.9299911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2.21582031" calcext:value-type="float">
            <text:p>2.21582031</text:p>
          </table:table-cell>
          <table:table-cell table:formula="of:=[.$E$1447]+[.C1459]" office:value-type="float" office:value="1574.734" calcext:value-type="float">
            <text:p>1574.734</text:p>
          </table:table-cell>
          <table:table-cell table:formula="of:=[.D1459]/[.$I$2]" office:value-type="float" office:value="0.93101693697479" calcext:value-type="float">
            <text:p>0.931016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8" calcext:value-type="float">
            <text:p>12.188</text:p>
          </table:table-cell>
          <table:table-cell office:value-type="float" office:value="2.21728516" calcext:value-type="float">
            <text:p>2.21728516</text:p>
          </table:table-cell>
          <table:table-cell table:formula="of:=[.$E$1447]+[.C1460]" office:value-type="float" office:value="1575.844" calcext:value-type="float">
            <text:p>1575.844</text:p>
          </table:table-cell>
          <table:table-cell table:formula="of:=[.D1460]/[.$I$2]" office:value-type="float" office:value="0.931632420168067" calcext:value-type="float">
            <text:p>0.931632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2.21777344" calcext:value-type="float">
            <text:p>2.21777344</text:p>
          </table:table-cell>
          <table:table-cell table:formula="of:=[.$E$1447]+[.C1461]" office:value-type="float" office:value="1576.937" calcext:value-type="float">
            <text:p>1576.937</text:p>
          </table:table-cell>
          <table:table-cell table:formula="of:=[.D1461]/[.$I$2]" office:value-type="float" office:value="0.931837579831933" calcext:value-type="float">
            <text:p>0.931837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2]" office:value-type="float" office:value="1578.031" calcext:value-type="float">
            <text:p>1578.031</text:p>
          </table:table-cell>
          <table:table-cell table:formula="of:=[.D1462]/[.$I$2]" office:value-type="float" office:value="0.932453058823529" calcext:value-type="float">
            <text:p>0.932453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2.21826172" calcext:value-type="float">
            <text:p>2.21826172</text:p>
          </table:table-cell>
          <table:table-cell table:formula="of:=[.$E$1447]+[.C1463]" office:value-type="float" office:value="1579.14" calcext:value-type="float">
            <text:p>1579.14</text:p>
          </table:table-cell>
          <table:table-cell table:formula="of:=[.D1463]/[.$I$2]" office:value-type="float" office:value="0.932042739495798" calcext:value-type="float">
            <text:p>0.932042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2.22021484" calcext:value-type="float">
            <text:p>2.22021484</text:p>
          </table:table-cell>
          <table:table-cell table:formula="of:=[.$E$1447]+[.C1464]" office:value-type="float" office:value="1580.234" calcext:value-type="float">
            <text:p>1580.234</text:p>
          </table:table-cell>
          <table:table-cell table:formula="of:=[.D1464]/[.$I$2]" office:value-type="float" office:value="0.932863378151261" calcext:value-type="float">
            <text:p>0.932863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8" calcext:value-type="float">
            <text:p>17.688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5]" office:value-type="float" office:value="1581.344" calcext:value-type="float">
            <text:p>1581.344</text:p>
          </table:table-cell>
          <table:table-cell table:formula="of:=[.D1465]/[.$I$2]" office:value-type="float" office:value="0.932453058823529" calcext:value-type="float">
            <text:p>0.932453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466]" office:value-type="float" office:value="1582.437" calcext:value-type="float">
            <text:p>1582.437</text:p>
          </table:table-cell>
          <table:table-cell table:formula="of:=[.D1466]/[.$I$2]" office:value-type="float" office:value="0.931940159663866" calcext:value-type="float">
            <text:p>0.931940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467]" office:value-type="float" office:value="1583.531" calcext:value-type="float">
            <text:p>1583.531</text:p>
          </table:table-cell>
          <table:table-cell table:formula="of:=[.D1467]/[.$I$2]" office:value-type="float" office:value="0.931940159663866" calcext:value-type="float">
            <text:p>0.931940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8]" office:value-type="float" office:value="1584.64" calcext:value-type="float">
            <text:p>1584.64</text:p>
          </table:table-cell>
          <table:table-cell table:formula="of:=[.D1468]/[.$I$2]" office:value-type="float" office:value="0.932453058823529" calcext:value-type="float">
            <text:p>0.932453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2.21875" calcext:value-type="float">
            <text:p>2.21875</text:p>
          </table:table-cell>
          <table:table-cell table:formula="of:=[.$E$1447]+[.C1469]" office:value-type="float" office:value="1585.734" calcext:value-type="float">
            <text:p>1585.734</text:p>
          </table:table-cell>
          <table:table-cell table:formula="of:=[.D1469]/[.$I$2]" office:value-type="float" office:value="0.932247899159664" calcext:value-type="float">
            <text:p>0.932247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8" calcext:value-type="float">
            <text:p>23.188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470]" office:value-type="float" office:value="1586.844" calcext:value-type="float">
            <text:p>1586.844</text:p>
          </table:table-cell>
          <table:table-cell table:formula="of:=[.D1470]/[.$I$2]" office:value-type="float" office:value="0.932350478991597" calcext:value-type="float">
            <text:p>0.93235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2.22143555" calcext:value-type="float">
            <text:p>2.22143555</text:p>
          </table:table-cell>
          <table:table-cell table:formula="of:=[.$E$1447]+[.C1471]" office:value-type="float" office:value="1587.937" calcext:value-type="float">
            <text:p>1587.937</text:p>
          </table:table-cell>
          <table:table-cell table:formula="of:=[.D1471]/[.$I$2]" office:value-type="float" office:value="0.933376281512605" calcext:value-type="float">
            <text:p>0.9333762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2.2199707" calcext:value-type="float">
            <text:p>2.2199707</text:p>
          </table:table-cell>
          <table:table-cell table:formula="of:=[.$E$1447]+[.C1472]" office:value-type="float" office:value="1589.031" calcext:value-type="float">
            <text:p>1589.031</text:p>
          </table:table-cell>
          <table:table-cell table:formula="of:=[.D1472]/[.$I$2]" office:value-type="float" office:value="0.932760798319328" calcext:value-type="float">
            <text:p>0.932760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2.22021484" calcext:value-type="float">
            <text:p>2.22021484</text:p>
          </table:table-cell>
          <table:table-cell table:formula="of:=[.$E$1447]+[.C1473]" office:value-type="float" office:value="1590.14" calcext:value-type="float">
            <text:p>1590.14</text:p>
          </table:table-cell>
          <table:table-cell table:formula="of:=[.D1473]/[.$I$2]" office:value-type="float" office:value="0.932863378151261" calcext:value-type="float">
            <text:p>0.932863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74]" office:value-type="float" office:value="1591.234" calcext:value-type="float">
            <text:p>1591.234</text:p>
          </table:table-cell>
          <table:table-cell table:formula="of:=[.D1474]/[.$I$2]" office:value-type="float" office:value="0.932555638655462" calcext:value-type="float">
            <text:p>0.932555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8" calcext:value-type="float">
            <text:p>28.688</text:p>
          </table:table-cell>
          <table:table-cell office:value-type="float" office:value="2.22094727" calcext:value-type="float">
            <text:p>2.22094727</text:p>
          </table:table-cell>
          <table:table-cell table:formula="of:=[.$E$1447]+[.C1475]" office:value-type="float" office:value="1592.344" calcext:value-type="float">
            <text:p>1592.344</text:p>
          </table:table-cell>
          <table:table-cell table:formula="of:=[.D1475]/[.$I$2]" office:value-type="float" office:value="0.933171121848739" calcext:value-type="float">
            <text:p>0.933171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76]" office:value-type="float" office:value="1593.437" calcext:value-type="float">
            <text:p>1593.437</text:p>
          </table:table-cell>
          <table:table-cell table:formula="of:=[.D1476]/[.$I$2]" office:value-type="float" office:value="0.932453058823529" calcext:value-type="float">
            <text:p>0.932453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77]" office:value-type="float" office:value="1594.531" calcext:value-type="float">
            <text:p>1594.531</text:p>
          </table:table-cell>
          <table:table-cell table:formula="of:=[.D1477]/[.$I$2]" office:value-type="float" office:value="0.932555638655462" calcext:value-type="float">
            <text:p>0.932555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478]" office:value-type="float" office:value="1595.64" calcext:value-type="float">
            <text:p>1595.64</text:p>
          </table:table-cell>
          <table:table-cell table:formula="of:=[.D1478]/[.$I$2]" office:value-type="float" office:value="0.932350478991597" calcext:value-type="float">
            <text:p>0.93235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2.21972656" calcext:value-type="float">
            <text:p>2.21972656</text:p>
          </table:table-cell>
          <table:table-cell table:formula="of:=[.$E$1447]+[.C1479]" office:value-type="float" office:value="1596.734" calcext:value-type="float">
            <text:p>1596.734</text:p>
          </table:table-cell>
          <table:table-cell table:formula="of:=[.D1479]/[.$I$2]" office:value-type="float" office:value="0.932658218487395" calcext:value-type="float">
            <text:p>0.932658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8" calcext:value-type="float">
            <text:p>34.18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80]" office:value-type="float" office:value="1597.844" calcext:value-type="float">
            <text:p>1597.844</text:p>
          </table:table-cell>
          <table:table-cell table:formula="of:=[.D1480]/[.$I$2]" office:value-type="float" office:value="0.930811777310924" calcext:value-type="float">
            <text:p>0.930811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81]" office:value-type="float" office:value="1598.937" calcext:value-type="float">
            <text:p>1598.937</text:p>
          </table:table-cell>
          <table:table-cell table:formula="of:=[.D1481]/[.$I$2]" office:value-type="float" office:value="0.930811777310924" calcext:value-type="float">
            <text:p>0.930811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482]" office:value-type="float" office:value="1600.031" calcext:value-type="float">
            <text:p>1600.031</text:p>
          </table:table-cell>
          <table:table-cell table:formula="of:=[.D1482]/[.$I$2]" office:value-type="float" office:value="0.931324676470588" calcext:value-type="float">
            <text:p>0.931324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3]" office:value-type="float" office:value="1601.14" calcext:value-type="float">
            <text:p>1601.14</text:p>
          </table:table-cell>
          <table:table-cell table:formula="of:=[.D1483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84]" office:value-type="float" office:value="1602.234" calcext:value-type="float">
            <text:p>1602.234</text:p>
          </table:table-cell>
          <table:table-cell table:formula="of:=[.D1484]/[.$I$2]" office:value-type="float" office:value="0.931119516806723" calcext:value-type="float">
            <text:p>0.931119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8" calcext:value-type="float">
            <text:p>39.688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5]" office:value-type="float" office:value="1603.344" calcext:value-type="float">
            <text:p>1603.344</text:p>
          </table:table-cell>
          <table:table-cell table:formula="of:=[.D1485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86]" office:value-type="float" office:value="1604.437" calcext:value-type="float">
            <text:p>1604.437</text:p>
          </table:table-cell>
          <table:table-cell table:formula="of:=[.D1486]/[.$I$2]" office:value-type="float" office:value="0.932555638655462" calcext:value-type="float">
            <text:p>0.932555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87]" office:value-type="float" office:value="1605.531" calcext:value-type="float">
            <text:p>1605.531</text:p>
          </table:table-cell>
          <table:table-cell table:formula="of:=[.D1487]/[.$I$2]" office:value-type="float" office:value="0.932453058823529" calcext:value-type="float">
            <text:p>0.932453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8]" office:value-type="float" office:value="1606.64" calcext:value-type="float">
            <text:p>1606.64</text:p>
          </table:table-cell>
          <table:table-cell table:formula="of:=[.D1488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2.21313477" calcext:value-type="float">
            <text:p>2.21313477</text:p>
          </table:table-cell>
          <table:table-cell table:formula="of:=[.$E$1447]+[.C1489]" office:value-type="float" office:value="1607.734" calcext:value-type="float">
            <text:p>1607.734</text:p>
          </table:table-cell>
          <table:table-cell table:formula="of:=[.D1489]/[.$I$2]" office:value-type="float" office:value="0.929888558823529" calcext:value-type="float">
            <text:p>0.929888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8" calcext:value-type="float">
            <text:p>45.18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90]" office:value-type="float" office:value="1608.844" calcext:value-type="float">
            <text:p>1608.844</text:p>
          </table:table-cell>
          <table:table-cell table:formula="of:=[.D1490]/[.$I$2]" office:value-type="float" office:value="0.930811777310924" calcext:value-type="float">
            <text:p>0.930811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2.21704102" calcext:value-type="float">
            <text:p>2.21704102</text:p>
          </table:table-cell>
          <table:table-cell table:formula="of:=[.$E$1447]+[.C1491]" office:value-type="float" office:value="1609.937" calcext:value-type="float">
            <text:p>1609.937</text:p>
          </table:table-cell>
          <table:table-cell table:formula="of:=[.D1491]/[.$I$2]" office:value-type="float" office:value="0.931529840336134" calcext:value-type="float">
            <text:p>0.9315298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92]" office:value-type="float" office:value="1611.031" calcext:value-type="float">
            <text:p>1611.031</text:p>
          </table:table-cell>
          <table:table-cell table:formula="of:=[.D1492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2.21459961" calcext:value-type="float">
            <text:p>2.21459961</text:p>
          </table:table-cell>
          <table:table-cell table:formula="of:=[.$E$1447]+[.C1493]" office:value-type="float" office:value="1612.14" calcext:value-type="float">
            <text:p>1612.14</text:p>
          </table:table-cell>
          <table:table-cell table:formula="of:=[.D1493]/[.$I$2]" office:value-type="float" office:value="0.930504037815126" calcext:value-type="float">
            <text:p>0.930504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494]" office:value-type="float" office:value="1613.234" calcext:value-type="float">
            <text:p>1613.234</text:p>
          </table:table-cell>
          <table:table-cell table:formula="of:=[.D1494]/[.$I$2]" office:value-type="float" office:value="0.930914357142857" calcext:value-type="float">
            <text:p>0.930914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8" calcext:value-type="float">
            <text:p>50.688</text:p>
          </table:table-cell>
          <table:table-cell office:value-type="float" office:value="2.21459961" calcext:value-type="float">
            <text:p>2.21459961</text:p>
          </table:table-cell>
          <table:table-cell table:formula="of:=[.$E$1447]+[.C1495]" office:value-type="float" office:value="1614.344" calcext:value-type="float">
            <text:p>1614.344</text:p>
          </table:table-cell>
          <table:table-cell table:formula="of:=[.D1495]/[.$I$2]" office:value-type="float" office:value="0.930504037815126" calcext:value-type="float">
            <text:p>0.930504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2.21313477" calcext:value-type="float">
            <text:p>2.21313477</text:p>
          </table:table-cell>
          <table:table-cell table:formula="of:=[.$E$1447]+[.C1496]" office:value-type="float" office:value="1615.437" calcext:value-type="float">
            <text:p>1615.437</text:p>
          </table:table-cell>
          <table:table-cell table:formula="of:=[.D1496]/[.$I$2]" office:value-type="float" office:value="0.929888558823529" calcext:value-type="float">
            <text:p>0.929888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2.21484375" calcext:value-type="float">
            <text:p>2.21484375</text:p>
          </table:table-cell>
          <table:table-cell table:formula="of:=[.$E$1447]+[.C1497]" office:value-type="float" office:value="1616.531" calcext:value-type="float">
            <text:p>1616.531</text:p>
          </table:table-cell>
          <table:table-cell table:formula="of:=[.D1497]/[.$I$2]" office:value-type="float" office:value="0.930606617647059" calcext:value-type="float">
            <text:p>0.930606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498]" office:value-type="float" office:value="1617.64" calcext:value-type="float">
            <text:p>1617.64</text:p>
          </table:table-cell>
          <table:table-cell table:formula="of:=[.D1498]/[.$I$2]" office:value-type="float" office:value="0.930914357142857" calcext:value-type="float">
            <text:p>0.930914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99]" office:value-type="float" office:value="1618.734" calcext:value-type="float">
            <text:p>1618.734</text:p>
          </table:table-cell>
          <table:table-cell table:formula="of:=[.D1499]/[.$I$2]" office:value-type="float" office:value="0.930811777310924" calcext:value-type="float">
            <text:p>0.930811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8" calcext:value-type="float">
            <text:p>56.188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500]" office:value-type="float" office:value="1619.844" calcext:value-type="float">
            <text:p>1619.844</text:p>
          </table:table-cell>
          <table:table-cell table:formula="of:=[.D1500]/[.$I$2]" office:value-type="float" office:value="0.931222096638656" calcext:value-type="float">
            <text:p>0.931222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2.21508789" calcext:value-type="float">
            <text:p>2.21508789</text:p>
          </table:table-cell>
          <table:table-cell table:formula="of:=[.$E$1447]+[.C1501]" office:value-type="float" office:value="1620.937" calcext:value-type="float">
            <text:p>1620.937</text:p>
          </table:table-cell>
          <table:table-cell table:formula="of:=[.D1501]/[.$I$2]" office:value-type="float" office:value="0.930709197478992" calcext:value-type="float">
            <text:p>0.930709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2.2175293" calcext:value-type="float">
            <text:p>2.2175293</text:p>
          </table:table-cell>
          <table:table-cell table:formula="of:=[.$E$1447]+[.C1502]" office:value-type="float" office:value="1622.031" calcext:value-type="float">
            <text:p>1622.031</text:p>
          </table:table-cell>
          <table:table-cell table:formula="of:=[.D1502]/[.$I$2]" office:value-type="float" office:value="0.931735" calcext:value-type="float">
            <text:p>0.931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503]" office:value-type="float" office:value="1623.14" calcext:value-type="float">
            <text:p>1623.14</text:p>
          </table:table-cell>
          <table:table-cell table:formula="of:=[.D1503]/[.$I$2]" office:value-type="float" office:value="0.931940159663866" calcext:value-type="float">
            <text:p>0.931940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2.21728516" calcext:value-type="float">
            <text:p>2.21728516</text:p>
          </table:table-cell>
          <table:table-cell table:formula="of:=[.$E$1447]+[.C1504]" office:value-type="float" office:value="1624.234" calcext:value-type="float">
            <text:p>1624.234</text:p>
          </table:table-cell>
          <table:table-cell table:formula="of:=[.D1504]/[.$I$2]" office:value-type="float" office:value="0.931632420168067" calcext:value-type="float">
            <text:p>0.931632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8" calcext:value-type="float">
            <text:p>61.688</text:p>
          </table:table-cell>
          <table:table-cell office:value-type="float" office:value="2.21484375" calcext:value-type="float">
            <text:p>2.21484375</text:p>
          </table:table-cell>
          <table:table-cell table:formula="of:=[.$E$1447]+[.C1505]" office:value-type="float" office:value="1625.344" calcext:value-type="float">
            <text:p>1625.344</text:p>
          </table:table-cell>
          <table:table-cell table:formula="of:=[.D1505]/[.$I$2]" office:value-type="float" office:value="0.930606617647059" calcext:value-type="float">
            <text:p>0.930606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06]" office:value-type="float" office:value="1626.437" calcext:value-type="float">
            <text:p>1626.437</text:p>
          </table:table-cell>
          <table:table-cell table:formula="of:=[.D1506]/[.$I$2]" office:value-type="float" office:value="0.931427260504202" calcext:value-type="float">
            <text:p>0.931427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507]" office:value-type="float" office:value="1627.531" calcext:value-type="float">
            <text:p>1627.531</text:p>
          </table:table-cell>
          <table:table-cell table:formula="of:=[.D1507]/[.$I$2]" office:value-type="float" office:value="0.930914357142857" calcext:value-type="float">
            <text:p>0.930914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2.2175293" calcext:value-type="float">
            <text:p>2.2175293</text:p>
          </table:table-cell>
          <table:table-cell table:formula="of:=[.$E$1447]+[.C1508]" office:value-type="float" office:value="1628.64" calcext:value-type="float">
            <text:p>1628.64</text:p>
          </table:table-cell>
          <table:table-cell table:formula="of:=[.D1508]/[.$I$2]" office:value-type="float" office:value="0.931735" calcext:value-type="float">
            <text:p>0.931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2.21704102" calcext:value-type="float">
            <text:p>2.21704102</text:p>
          </table:table-cell>
          <table:table-cell table:formula="of:=[.$E$1447]+[.C1509]" office:value-type="float" office:value="1629.734" calcext:value-type="float">
            <text:p>1629.734</text:p>
          </table:table-cell>
          <table:table-cell table:formula="of:=[.D1509]/[.$I$2]" office:value-type="float" office:value="0.931529840336134" calcext:value-type="float">
            <text:p>0.9315298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8" calcext:value-type="float">
            <text:p>67.188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10]" office:value-type="float" office:value="1630.844" calcext:value-type="float">
            <text:p>1630.844</text:p>
          </table:table-cell>
          <table:table-cell table:formula="of:=[.D1510]/[.$I$2]" office:value-type="float" office:value="0.931427260504202" calcext:value-type="float">
            <text:p>0.931427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11]" office:value-type="float" office:value="1631.937" calcext:value-type="float">
            <text:p>1631.937</text:p>
          </table:table-cell>
          <table:table-cell table:formula="of:=[.D1511]/[.$I$2]" office:value-type="float" office:value="0.931427260504202" calcext:value-type="float">
            <text:p>0.931427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512]" office:value-type="float" office:value="1633.031" calcext:value-type="float">
            <text:p>1633.031</text:p>
          </table:table-cell>
          <table:table-cell table:formula="of:=[.D1512]/[.$I$2]" office:value-type="float" office:value="0.931940159663866" calcext:value-type="float">
            <text:p>0.931940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513]" office:value-type="float" office:value="1634.14" calcext:value-type="float">
            <text:p>1634.14</text:p>
          </table:table-cell>
          <table:table-cell table:formula="of:=[.D1513]/[.$I$2]" office:value-type="float" office:value="0.930811777310924" calcext:value-type="float">
            <text:p>0.930811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514]" office:value-type="float" office:value="1635.234" calcext:value-type="float">
            <text:p>1635.234</text:p>
          </table:table-cell>
          <table:table-cell table:formula="of:=[.D1514]/[.$I$2]" office:value-type="float" office:value="0.931324676470588" calcext:value-type="float">
            <text:p>0.931324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8" calcext:value-type="float">
            <text:p>72.688</text:p>
          </table:table-cell>
          <table:table-cell office:value-type="float" office:value="2.21582031" calcext:value-type="float">
            <text:p>2.21582031</text:p>
          </table:table-cell>
          <table:table-cell table:formula="of:=[.$E$1447]+[.C1515]" office:value-type="float" office:value="1636.344" calcext:value-type="float">
            <text:p>1636.344</text:p>
          </table:table-cell>
          <table:table-cell table:formula="of:=[.D1515]/[.$I$2]" office:value-type="float" office:value="0.93101693697479" calcext:value-type="float">
            <text:p>0.931016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516]" office:value-type="float" office:value="1637.437" calcext:value-type="float">
            <text:p>1637.437</text:p>
          </table:table-cell>
          <table:table-cell table:formula="of:=[.D1516]/[.$I$2]" office:value-type="float" office:value="0.931324676470588" calcext:value-type="float">
            <text:p>0.931324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2.21875" calcext:value-type="float">
            <text:p>2.21875</text:p>
          </table:table-cell>
          <table:table-cell table:formula="of:=[.$E$1447]+[.C1517]" office:value-type="float" office:value="1638.531" calcext:value-type="float">
            <text:p>1638.531</text:p>
          </table:table-cell>
          <table:table-cell table:formula="of:=[.D1517]/[.$I$2]" office:value-type="float" office:value="0.932247899159664" calcext:value-type="float">
            <text:p>0.932247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518]" office:value-type="float" office:value="1639.64" calcext:value-type="float">
            <text:p>1639.64</text:p>
          </table:table-cell>
          <table:table-cell table:formula="of:=[.D1518]/[.$I$2]" office:value-type="float" office:value="0.932555638655462" calcext:value-type="float">
            <text:p>0.932555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2.21972656" calcext:value-type="float">
            <text:p>2.21972656</text:p>
          </table:table-cell>
          <table:table-cell table:formula="of:=[.$E$1447]+[.C1519]" office:value-type="float" office:value="1640.734" calcext:value-type="float">
            <text:p>1640.734</text:p>
          </table:table-cell>
          <table:table-cell table:formula="of:=[.D1519]/[.$I$2]" office:value-type="float" office:value="0.932658218487395" calcext:value-type="float">
            <text:p>0.9326582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8" calcext:value-type="float">
            <text:p>78.188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520]" office:value-type="float" office:value="1641.844" calcext:value-type="float">
            <text:p>1641.844</text:p>
          </table:table-cell>
          <table:table-cell table:formula="of:=[.D1520]/[.$I$2]" office:value-type="float" office:value="0.932350478991597" calcext:value-type="float">
            <text:p>0.93235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2.22119141" calcext:value-type="float">
            <text:p>2.22119141</text:p>
          </table:table-cell>
          <table:table-cell table:formula="of:=[.$E$1447]+[.C1521]" office:value-type="float" office:value="1642.937" calcext:value-type="float">
            <text:p>1642.937</text:p>
          </table:table-cell>
          <table:table-cell table:formula="of:=[.D1521]/[.$I$2]" office:value-type="float" office:value="0.933273701680672" calcext:value-type="float">
            <text:p>0.933273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2.22119141" calcext:value-type="float">
            <text:p>2.22119141</text:p>
          </table:table-cell>
          <table:table-cell table:formula="of:=[.$E$1447]+[.C1522]" office:value-type="float" office:value="1644.031" calcext:value-type="float">
            <text:p>1644.031</text:p>
          </table:table-cell>
          <table:table-cell table:formula="of:=[.D1522]/[.$I$2]" office:value-type="float" office:value="0.933273701680672" calcext:value-type="float">
            <text:p>0.933273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23]" office:value-type="float" office:value="1645.14" calcext:value-type="float">
            <text:p>1645.14</text:p>
          </table:table-cell>
          <table:table-cell table:formula="of:=[.D1523]/[.$I$2]" office:value-type="float" office:value="0.934914983193277" calcext:value-type="float">
            <text:p>0.934914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2.22338867" calcext:value-type="float">
            <text:p>2.22338867</text:p>
          </table:table-cell>
          <table:table-cell table:formula="of:=[.$E$1447]+[.C1524]" office:value-type="float" office:value="1646.234" calcext:value-type="float">
            <text:p>1646.234</text:p>
          </table:table-cell>
          <table:table-cell table:formula="of:=[.D1524]/[.$I$2]" office:value-type="float" office:value="0.934196920168067" calcext:value-type="float">
            <text:p>0.9341969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8" calcext:value-type="float">
            <text:p>83.688</text:p>
          </table:table-cell>
          <table:table-cell office:value-type="float" office:value="2.22265625" calcext:value-type="float">
            <text:p>2.22265625</text:p>
          </table:table-cell>
          <table:table-cell table:formula="of:=[.$E$1447]+[.C1525]" office:value-type="float" office:value="1647.344" calcext:value-type="float">
            <text:p>1647.344</text:p>
          </table:table-cell>
          <table:table-cell table:formula="of:=[.D1525]/[.$I$2]" office:value-type="float" office:value="0.933889180672269" calcext:value-type="float">
            <text:p>0.933889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2.22363281" calcext:value-type="float">
            <text:p>2.22363281</text:p>
          </table:table-cell>
          <table:table-cell table:formula="of:=[.$E$1447]+[.C1526]" office:value-type="float" office:value="1648.437" calcext:value-type="float">
            <text:p>1648.437</text:p>
          </table:table-cell>
          <table:table-cell table:formula="of:=[.D1526]/[.$I$2]" office:value-type="float" office:value="0.9342995" calcext:value-type="float">
            <text:p>0.9342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2.22387695" calcext:value-type="float">
            <text:p>2.22387695</text:p>
          </table:table-cell>
          <table:table-cell table:formula="of:=[.$E$1447]+[.C1527]" office:value-type="float" office:value="1649.531" calcext:value-type="float">
            <text:p>1649.531</text:p>
          </table:table-cell>
          <table:table-cell table:formula="of:=[.D1527]/[.$I$2]" office:value-type="float" office:value="0.934402079831933" calcext:value-type="float">
            <text:p>0.934402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2.22460938" calcext:value-type="float">
            <text:p>2.22460938</text:p>
          </table:table-cell>
          <table:table-cell table:formula="of:=[.$E$1447]+[.C1528]" office:value-type="float" office:value="1650.64" calcext:value-type="float">
            <text:p>1650.64</text:p>
          </table:table-cell>
          <table:table-cell table:formula="of:=[.D1528]/[.$I$2]" office:value-type="float" office:value="0.934709823529412" calcext:value-type="float">
            <text:p>0.934709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2.22387695" calcext:value-type="float">
            <text:p>2.22387695</text:p>
          </table:table-cell>
          <table:table-cell table:formula="of:=[.$E$1447]+[.C1529]" office:value-type="float" office:value="1651.734" calcext:value-type="float">
            <text:p>1651.734</text:p>
          </table:table-cell>
          <table:table-cell table:formula="of:=[.D1529]/[.$I$2]" office:value-type="float" office:value="0.934402079831933" calcext:value-type="float">
            <text:p>0.934402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8" calcext:value-type="float">
            <text:p>89.188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30]" office:value-type="float" office:value="1652.844" calcext:value-type="float">
            <text:p>1652.844</text:p>
          </table:table-cell>
          <table:table-cell table:formula="of:=[.D1530]/[.$I$2]" office:value-type="float" office:value="0.935325302521009" calcext:value-type="float">
            <text:p>0.935325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31]" office:value-type="float" office:value="1653.937" calcext:value-type="float">
            <text:p>1653.937</text:p>
          </table:table-cell>
          <table:table-cell table:formula="of:=[.D1531]/[.$I$2]" office:value-type="float" office:value="0.934914983193277" calcext:value-type="float">
            <text:p>0.934914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2.22412109" calcext:value-type="float">
            <text:p>2.22412109</text:p>
          </table:table-cell>
          <table:table-cell table:formula="of:=[.$E$1447]+[.C1532]" office:value-type="float" office:value="1655.031" calcext:value-type="float">
            <text:p>1655.031</text:p>
          </table:table-cell>
          <table:table-cell table:formula="of:=[.D1532]/[.$I$2]" office:value-type="float" office:value="0.934504659663866" calcext:value-type="float">
            <text:p>0.9345046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2.22436523" calcext:value-type="float">
            <text:p>2.22436523</text:p>
          </table:table-cell>
          <table:table-cell table:formula="of:=[.$E$1447]+[.C1533]" office:value-type="float" office:value="1656.14" calcext:value-type="float">
            <text:p>1656.14</text:p>
          </table:table-cell>
          <table:table-cell table:formula="of:=[.D1533]/[.$I$2]" office:value-type="float" office:value="0.934607239495798" calcext:value-type="float">
            <text:p>0.934607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2.2253418" calcext:value-type="float">
            <text:p>2.2253418</text:p>
          </table:table-cell>
          <table:table-cell table:formula="of:=[.$E$1447]+[.C1534]" office:value-type="float" office:value="1657.234" calcext:value-type="float">
            <text:p>1657.234</text:p>
          </table:table-cell>
          <table:table-cell table:formula="of:=[.D1534]/[.$I$2]" office:value-type="float" office:value="0.93501756302521" calcext:value-type="float">
            <text:p>0.935017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8" calcext:value-type="float">
            <text:p>94.688</text:p>
          </table:table-cell>
          <table:table-cell office:value-type="float" office:value="2.22558594" calcext:value-type="float">
            <text:p>2.22558594</text:p>
          </table:table-cell>
          <table:table-cell table:formula="of:=[.$E$1447]+[.C1535]" office:value-type="float" office:value="1658.344" calcext:value-type="float">
            <text:p>1658.344</text:p>
          </table:table-cell>
          <table:table-cell table:formula="of:=[.D1535]/[.$I$2]" office:value-type="float" office:value="0.935120142857143" calcext:value-type="float">
            <text:p>0.935120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2.22192383" calcext:value-type="float">
            <text:p>2.22192383</text:p>
          </table:table-cell>
          <table:table-cell table:formula="of:=[.$E$1447]+[.C1536]" office:value-type="float" office:value="1659.437" calcext:value-type="float">
            <text:p>1659.437</text:p>
          </table:table-cell>
          <table:table-cell table:formula="of:=[.D1536]/[.$I$2]" office:value-type="float" office:value="0.933581441176471" calcext:value-type="float">
            <text:p>0.933581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2.22265625" calcext:value-type="float">
            <text:p>2.22265625</text:p>
          </table:table-cell>
          <table:table-cell table:formula="of:=[.$E$1447]+[.C1537]" office:value-type="float" office:value="1660.531" calcext:value-type="float">
            <text:p>1660.531</text:p>
          </table:table-cell>
          <table:table-cell table:formula="of:=[.D1537]/[.$I$2]" office:value-type="float" office:value="0.933889180672269" calcext:value-type="float">
            <text:p>0.933889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38]" office:value-type="float" office:value="1661.64" calcext:value-type="float">
            <text:p>1661.64</text:p>
          </table:table-cell>
          <table:table-cell table:formula="of:=[.D1538]/[.$I$2]" office:value-type="float" office:value="0.934914983193277" calcext:value-type="float">
            <text:p>0.934914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39]" office:value-type="float" office:value="1662.734" calcext:value-type="float">
            <text:p>1662.734</text:p>
          </table:table-cell>
          <table:table-cell table:formula="of:=[.D1539]/[.$I$2]" office:value-type="float" office:value="0.935325302521009" calcext:value-type="float">
            <text:p>0.935325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0]" office:value-type="float" office:value="1663.844" calcext:value-type="float">
            <text:p>1663.844</text:p>
          </table:table-cell>
          <table:table-cell table:formula="of:=[.D1540]/[.$I$2]" office:value-type="float" office:value="0.935735621848739" calcext:value-type="float">
            <text:p>0.935735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41]" office:value-type="float" office:value="1664.937" calcext:value-type="float">
            <text:p>1664.937</text:p>
          </table:table-cell>
          <table:table-cell table:formula="of:=[.D1541]/[.$I$2]" office:value-type="float" office:value="0.935325302521009" calcext:value-type="float">
            <text:p>0.935325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2]" office:value-type="float" office:value="1666.031" calcext:value-type="float">
            <text:p>1666.031</text:p>
          </table:table-cell>
          <table:table-cell table:formula="of:=[.D1542]/[.$I$2]" office:value-type="float" office:value="0.935735621848739" calcext:value-type="float">
            <text:p>0.935735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2.22363281" calcext:value-type="float">
            <text:p>2.22363281</text:p>
          </table:table-cell>
          <table:table-cell table:formula="of:=[.$E$1447]+[.C1543]" office:value-type="float" office:value="1667.14" calcext:value-type="float">
            <text:p>1667.14</text:p>
          </table:table-cell>
          <table:table-cell table:formula="of:=[.D1543]/[.$I$2]" office:value-type="float" office:value="0.9342995" calcext:value-type="float">
            <text:p>0.9342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44]" office:value-type="float" office:value="1668.234" calcext:value-type="float">
            <text:p>1668.234</text:p>
          </table:table-cell>
          <table:table-cell table:formula="of:=[.D1544]/[.$I$2]" office:value-type="float" office:value="0.935838201680672" calcext:value-type="float">
            <text:p>0.9358382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5]" office:value-type="float" office:value="1669.344" calcext:value-type="float">
            <text:p>1669.344</text:p>
          </table:table-cell>
          <table:table-cell table:formula="of:=[.D1545]/[.$I$2]" office:value-type="float" office:value="0.935735621848739" calcext:value-type="float">
            <text:p>0.935735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46]" office:value-type="float" office:value="1670.437" calcext:value-type="float">
            <text:p>1670.437</text:p>
          </table:table-cell>
          <table:table-cell table:formula="of:=[.D1546]/[.$I$2]" office:value-type="float" office:value="0.935838201680672" calcext:value-type="float">
            <text:p>0.9358382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2.22583008" calcext:value-type="float">
            <text:p>2.22583008</text:p>
          </table:table-cell>
          <table:table-cell table:formula="of:=[.$E$1447]+[.C1547]" office:value-type="float" office:value="1671.531" calcext:value-type="float">
            <text:p>1671.531</text:p>
          </table:table-cell>
          <table:table-cell table:formula="of:=[.D1547]/[.$I$2]" office:value-type="float" office:value="0.935222722689076" calcext:value-type="float">
            <text:p>0.935222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2.22485352" calcext:value-type="float">
            <text:p>2.22485352</text:p>
          </table:table-cell>
          <table:table-cell table:formula="of:=[.$E$1447]+[.C1548]" office:value-type="float" office:value="1672.64" calcext:value-type="float">
            <text:p>1672.64</text:p>
          </table:table-cell>
          <table:table-cell table:formula="of:=[.D1548]/[.$I$2]" office:value-type="float" office:value="0.934812403361345" calcext:value-type="float">
            <text:p>0.934812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2.22558594" calcext:value-type="float">
            <text:p>2.22558594</text:p>
          </table:table-cell>
          <table:table-cell table:formula="of:=[.$E$1447]+[.C1549]" office:value-type="float" office:value="1673.734" calcext:value-type="float">
            <text:p>1673.734</text:p>
          </table:table-cell>
          <table:table-cell table:formula="of:=[.D1549]/[.$I$2]" office:value-type="float" office:value="0.935120142857143" calcext:value-type="float">
            <text:p>0.935120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8" calcext:value-type="float">
            <text:p>111.188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50]" office:value-type="float" office:value="1674.844" calcext:value-type="float">
            <text:p>1674.844</text:p>
          </table:table-cell>
          <table:table-cell table:formula="of:=[.D1550]/[.$I$2]" office:value-type="float" office:value="0.935838201680672" calcext:value-type="float">
            <text:p>0.9358382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2.2277832" calcext:value-type="float">
            <text:p>2.2277832</text:p>
          </table:table-cell>
          <table:table-cell table:formula="of:=[.$E$1447]+[.C1551]" office:value-type="float" office:value="1675.937" calcext:value-type="float">
            <text:p>1675.937</text:p>
          </table:table-cell>
          <table:table-cell table:formula="of:=[.D1551]/[.$I$2]" office:value-type="float" office:value="0.936043361344538" calcext:value-type="float">
            <text:p>0.9360433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2.22827148" calcext:value-type="float">
            <text:p>2.22827148</text:p>
          </table:table-cell>
          <table:table-cell table:formula="of:=[.$E$1447]+[.C1552]" office:value-type="float" office:value="1677.031" calcext:value-type="float">
            <text:p>1677.031</text:p>
          </table:table-cell>
          <table:table-cell table:formula="of:=[.D1552]/[.$I$2]" office:value-type="float" office:value="0.936248521008403" calcext:value-type="float">
            <text:p>0.936248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2.22924805" calcext:value-type="float">
            <text:p>2.22924805</text:p>
          </table:table-cell>
          <table:table-cell table:formula="of:=[.$E$1447]+[.C1553]" office:value-type="float" office:value="1678.14" calcext:value-type="float">
            <text:p>1678.14</text:p>
          </table:table-cell>
          <table:table-cell table:formula="of:=[.D1553]/[.$I$2]" office:value-type="float" office:value="0.936658844537815" calcext:value-type="float">
            <text:p>0.936658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2.23022461" calcext:value-type="float">
            <text:p>2.23022461</text:p>
          </table:table-cell>
          <table:table-cell table:formula="of:=[.$E$1447]+[.C1554]" office:value-type="float" office:value="1679.234" calcext:value-type="float">
            <text:p>1679.234</text:p>
          </table:table-cell>
          <table:table-cell table:formula="of:=[.D1554]/[.$I$2]" office:value-type="float" office:value="0.937069163865546" calcext:value-type="float">
            <text:p>0.937069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8" calcext:value-type="float">
            <text:p>116.688</text:p>
          </table:table-cell>
          <table:table-cell office:value-type="float" office:value="2.23046875" calcext:value-type="float">
            <text:p>2.23046875</text:p>
          </table:table-cell>
          <table:table-cell table:formula="of:=[.$E$1447]+[.C1555]" office:value-type="float" office:value="1680.344" calcext:value-type="float">
            <text:p>1680.344</text:p>
          </table:table-cell>
          <table:table-cell table:formula="of:=[.D1555]/[.$I$2]" office:value-type="float" office:value="0.937171743697479" calcext:value-type="float">
            <text:p>0.937171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2.22973633" calcext:value-type="float">
            <text:p>2.22973633</text:p>
          </table:table-cell>
          <table:table-cell table:formula="of:=[.$E$1447]+[.C1556]" office:value-type="float" office:value="1681.437" calcext:value-type="float">
            <text:p>1681.437</text:p>
          </table:table-cell>
          <table:table-cell table:formula="of:=[.D1556]/[.$I$2]" office:value-type="float" office:value="0.936864004201681" calcext:value-type="float">
            <text:p>0.936864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2.23168945" calcext:value-type="float">
            <text:p>2.23168945</text:p>
          </table:table-cell>
          <table:table-cell table:formula="of:=[.$E$1447]+[.C1557]" office:value-type="float" office:value="1682.531" calcext:value-type="float">
            <text:p>1682.531</text:p>
          </table:table-cell>
          <table:table-cell table:formula="of:=[.D1557]/[.$I$2]" office:value-type="float" office:value="0.937684642857143" calcext:value-type="float">
            <text:p>0.937684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2.23046875" calcext:value-type="float">
            <text:p>2.23046875</text:p>
          </table:table-cell>
          <table:table-cell table:formula="of:=[.$E$1447]+[.C1558]" office:value-type="float" office:value="1683.64" calcext:value-type="float">
            <text:p>1683.64</text:p>
          </table:table-cell>
          <table:table-cell table:formula="of:=[.D1558]/[.$I$2]" office:value-type="float" office:value="0.937171743697479" calcext:value-type="float">
            <text:p>0.937171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2.23291016" calcext:value-type="float">
            <text:p>2.23291016</text:p>
          </table:table-cell>
          <table:table-cell table:formula="of:=[.$E$1447]+[.C1559]" office:value-type="float" office:value="1684.734" calcext:value-type="float">
            <text:p>1684.734</text:p>
          </table:table-cell>
          <table:table-cell table:formula="of:=[.D1559]/[.$I$2]" office:value-type="float" office:value="0.938197546218487" calcext:value-type="float">
            <text:p>0.938197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/>
          <table:table-cell table:formula="of:=[.D156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2.20336914" calcext:value-type="float">
            <text:p>2.20336914</text:p>
          </table:table-cell>
          <table:table-cell table:formula="of:=[.$E$1559]+[.C1561]" office:value-type="float" office:value="1684.844" calcext:value-type="float">
            <text:p>1684.844</text:p>
          </table:table-cell>
          <table:table-cell table:formula="of:=[.D1561]/[.$I$2]" office:value-type="float" office:value="0.925785352941177" calcext:value-type="float">
            <text:p>0.925785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2.20385742" calcext:value-type="float">
            <text:p>2.20385742</text:p>
          </table:table-cell>
          <table:table-cell table:formula="of:=[.$E$1559]+[.C1562]" office:value-type="float" office:value="1685.937" calcext:value-type="float">
            <text:p>1685.937</text:p>
          </table:table-cell>
          <table:table-cell table:formula="of:=[.D1562]/[.$I$2]" office:value-type="float" office:value="0.925990512605042" calcext:value-type="float">
            <text:p>0.9259905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2.20043945" calcext:value-type="float">
            <text:p>2.20043945</text:p>
          </table:table-cell>
          <table:table-cell table:formula="of:=[.$E$1559]+[.C1563]" office:value-type="float" office:value="1687.031" calcext:value-type="float">
            <text:p>1687.031</text:p>
          </table:table-cell>
          <table:table-cell table:formula="of:=[.D1563]/[.$I$2]" office:value-type="float" office:value="0.924554390756303" calcext:value-type="float">
            <text:p>0.9245543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2.20336914" calcext:value-type="float">
            <text:p>2.20336914</text:p>
          </table:table-cell>
          <table:table-cell table:formula="of:=[.$E$1559]+[.C1564]" office:value-type="float" office:value="1688.141" calcext:value-type="float">
            <text:p>1688.141</text:p>
          </table:table-cell>
          <table:table-cell table:formula="of:=[.D1564]/[.$I$2]" office:value-type="float" office:value="0.925785352941177" calcext:value-type="float">
            <text:p>0.9257853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2043457" calcext:value-type="float">
            <text:p>2.2043457</text:p>
          </table:table-cell>
          <table:table-cell table:formula="of:=[.$E$1559]+[.C1565]" office:value-type="float" office:value="1689.234" calcext:value-type="float">
            <text:p>1689.234</text:p>
          </table:table-cell>
          <table:table-cell table:formula="of:=[.D1565]/[.$I$2]" office:value-type="float" office:value="0.926195672268908" calcext:value-type="float">
            <text:p>0.9261956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2.2043457" calcext:value-type="float">
            <text:p>2.2043457</text:p>
          </table:table-cell>
          <table:table-cell table:formula="of:=[.$E$1559]+[.C1566]" office:value-type="float" office:value="1690.328" calcext:value-type="float">
            <text:p>1690.328</text:p>
          </table:table-cell>
          <table:table-cell table:formula="of:=[.D1566]/[.$I$2]" office:value-type="float" office:value="0.926195672268908" calcext:value-type="float">
            <text:p>0.9261956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20288086" calcext:value-type="float">
            <text:p>2.20288086</text:p>
          </table:table-cell>
          <table:table-cell table:formula="of:=[.$E$1559]+[.C1567]" office:value-type="float" office:value="1691.437" calcext:value-type="float">
            <text:p>1691.437</text:p>
          </table:table-cell>
          <table:table-cell table:formula="of:=[.D1567]/[.$I$2]" office:value-type="float" office:value="0.925580193277311" calcext:value-type="float">
            <text:p>0.925580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2.19921875" calcext:value-type="float">
            <text:p>2.19921875</text:p>
          </table:table-cell>
          <table:table-cell table:formula="of:=[.$E$1559]+[.C1568]" office:value-type="float" office:value="1692.531" calcext:value-type="float">
            <text:p>1692.531</text:p>
          </table:table-cell>
          <table:table-cell table:formula="of:=[.D1568]/[.$I$2]" office:value-type="float" office:value="0.924041491596639" calcext:value-type="float">
            <text:p>0.924041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69]" office:value-type="float" office:value="1693.641" calcext:value-type="float">
            <text:p>1693.641</text:p>
          </table:table-cell>
          <table:table-cell table:formula="of:=[.D1569]/[.$I$2]" office:value-type="float" office:value="0.924246651260504" calcext:value-type="float">
            <text:p>0.924246651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19995117" calcext:value-type="float">
            <text:p>2.19995117</text:p>
          </table:table-cell>
          <table:table-cell table:formula="of:=[.$E$1559]+[.C1570]" office:value-type="float" office:value="1694.734" calcext:value-type="float">
            <text:p>1694.734</text:p>
          </table:table-cell>
          <table:table-cell table:formula="of:=[.D1570]/[.$I$2]" office:value-type="float" office:value="0.924349231092437" calcext:value-type="float">
            <text:p>0.9243492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1]" office:value-type="float" office:value="1695.828" calcext:value-type="float">
            <text:p>1695.828</text:p>
          </table:table-cell>
          <table:table-cell table:formula="of:=[.D1571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2]" office:value-type="float" office:value="1696.937" calcext:value-type="float">
            <text:p>1696.937</text:p>
          </table:table-cell>
          <table:table-cell table:formula="of:=[.D1572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2.20117188" calcext:value-type="float">
            <text:p>2.20117188</text:p>
          </table:table-cell>
          <table:table-cell table:formula="of:=[.$E$1559]+[.C1573]" office:value-type="float" office:value="1698.031" calcext:value-type="float">
            <text:p>1698.031</text:p>
          </table:table-cell>
          <table:table-cell table:formula="of:=[.D1573]/[.$I$2]" office:value-type="float" office:value="0.924862134453782" calcext:value-type="float">
            <text:p>0.924862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7" calcext:value-type="float">
            <text:p>14.40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4]" office:value-type="float" office:value="1699.141" calcext:value-type="float">
            <text:p>1699.141</text:p>
          </table:table-cell>
          <table:table-cell table:formula="of:=[.D1574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75]" office:value-type="float" office:value="1700.234" calcext:value-type="float">
            <text:p>1700.234</text:p>
          </table:table-cell>
          <table:table-cell table:formula="of:=[.D1575]/[.$I$2]" office:value-type="float" office:value="0.924246651260504" calcext:value-type="float">
            <text:p>0.9242466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2.20141602" calcext:value-type="float">
            <text:p>2.20141602</text:p>
          </table:table-cell>
          <table:table-cell table:formula="of:=[.$E$1559]+[.C1576]" office:value-type="float" office:value="1701.328" calcext:value-type="float">
            <text:p>1701.328</text:p>
          </table:table-cell>
          <table:table-cell table:formula="of:=[.D1576]/[.$I$2]" office:value-type="float" office:value="0.924964714285714" calcext:value-type="float">
            <text:p>0.924964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20068359" calcext:value-type="float">
            <text:p>2.20068359</text:p>
          </table:table-cell>
          <table:table-cell table:formula="of:=[.$E$1559]+[.C1577]" office:value-type="float" office:value="1702.437" calcext:value-type="float">
            <text:p>1702.437</text:p>
          </table:table-cell>
          <table:table-cell table:formula="of:=[.D1577]/[.$I$2]" office:value-type="float" office:value="0.924656970588235" calcext:value-type="float">
            <text:p>0.9246569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8]" office:value-type="float" office:value="1703.531" calcext:value-type="float">
            <text:p>1703.531</text:p>
          </table:table-cell>
          <table:table-cell table:formula="of:=[.D1578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7" calcext:value-type="float">
            <text:p>19.907</text:p>
          </table:table-cell>
          <table:table-cell office:value-type="float" office:value="2.20166016" calcext:value-type="float">
            <text:p>2.20166016</text:p>
          </table:table-cell>
          <table:table-cell table:formula="of:=[.$E$1559]+[.C1579]" office:value-type="float" office:value="1704.641" calcext:value-type="float">
            <text:p>1704.641</text:p>
          </table:table-cell>
          <table:table-cell table:formula="of:=[.D1579]/[.$I$2]" office:value-type="float" office:value="0.925067294117647" calcext:value-type="float">
            <text:p>0.925067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20288086" calcext:value-type="float">
            <text:p>2.20288086</text:p>
          </table:table-cell>
          <table:table-cell table:formula="of:=[.$E$1559]+[.C1580]" office:value-type="float" office:value="1705.734" calcext:value-type="float">
            <text:p>1705.734</text:p>
          </table:table-cell>
          <table:table-cell table:formula="of:=[.D1580]/[.$I$2]" office:value-type="float" office:value="0.925580193277311" calcext:value-type="float">
            <text:p>0.925580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81]" office:value-type="float" office:value="1706.828" calcext:value-type="float">
            <text:p>1706.828</text:p>
          </table:table-cell>
          <table:table-cell table:formula="of:=[.D1581]/[.$I$2]" office:value-type="float" office:value="0.923528592436975" calcext:value-type="float">
            <text:p>0.923528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20117188" calcext:value-type="float">
            <text:p>2.20117188</text:p>
          </table:table-cell>
          <table:table-cell table:formula="of:=[.$E$1559]+[.C1582]" office:value-type="float" office:value="1707.937" calcext:value-type="float">
            <text:p>1707.937</text:p>
          </table:table-cell>
          <table:table-cell table:formula="of:=[.D1582]/[.$I$2]" office:value-type="float" office:value="0.924862134453782" calcext:value-type="float">
            <text:p>0.924862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2.2019043" calcext:value-type="float">
            <text:p>2.2019043</text:p>
          </table:table-cell>
          <table:table-cell table:formula="of:=[.$E$1559]+[.C1583]" office:value-type="float" office:value="1709.031" calcext:value-type="float">
            <text:p>1709.031</text:p>
          </table:table-cell>
          <table:table-cell table:formula="of:=[.D1583]/[.$I$2]" office:value-type="float" office:value="0.92516987394958" calcext:value-type="float">
            <text:p>0.925169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7" calcext:value-type="float">
            <text:p>25.407</text:p>
          </table:table-cell>
          <table:table-cell office:value-type="float" office:value="2.20043945" calcext:value-type="float">
            <text:p>2.20043945</text:p>
          </table:table-cell>
          <table:table-cell table:formula="of:=[.$E$1559]+[.C1584]" office:value-type="float" office:value="1710.141" calcext:value-type="float">
            <text:p>1710.141</text:p>
          </table:table-cell>
          <table:table-cell table:formula="of:=[.D1584]/[.$I$2]" office:value-type="float" office:value="0.924554390756303" calcext:value-type="float">
            <text:p>0.9245543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85]" office:value-type="float" office:value="1711.234" calcext:value-type="float">
            <text:p>1711.234</text:p>
          </table:table-cell>
          <table:table-cell table:formula="of:=[.D1585]/[.$I$2]" office:value-type="float" office:value="0.924246651260504" calcext:value-type="float">
            <text:p>0.9242466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94" calcext:value-type="float">
            <text:p>27.594</text:p>
          </table:table-cell>
          <table:table-cell office:value-type="float" office:value="2.19946289" calcext:value-type="float">
            <text:p>2.19946289</text:p>
          </table:table-cell>
          <table:table-cell table:formula="of:=[.$E$1559]+[.C1586]" office:value-type="float" office:value="1712.328" calcext:value-type="float">
            <text:p>1712.328</text:p>
          </table:table-cell>
          <table:table-cell table:formula="of:=[.D1586]/[.$I$2]" office:value-type="float" office:value="0.924144071428571" calcext:value-type="float">
            <text:p>0.924144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87]" office:value-type="float" office:value="1713.437" calcext:value-type="float">
            <text:p>1713.437</text:p>
          </table:table-cell>
          <table:table-cell table:formula="of:=[.D1587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97" calcext:value-type="float">
            <text:p>29.797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88]" office:value-type="float" office:value="1714.531" calcext:value-type="float">
            <text:p>1714.531</text:p>
          </table:table-cell>
          <table:table-cell table:formula="of:=[.D1588]/[.$I$2]" office:value-type="float" office:value="0.923528592436975" calcext:value-type="float">
            <text:p>0.923528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7" calcext:value-type="float">
            <text:p>30.90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89]" office:value-type="float" office:value="1715.641" calcext:value-type="float">
            <text:p>1715.641</text:p>
          </table:table-cell>
          <table:table-cell table:formula="of:=[.D1589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590]" office:value-type="float" office:value="1716.734" calcext:value-type="float">
            <text:p>1716.734</text:p>
          </table:table-cell>
          <table:table-cell table:formula="of:=[.D1590]/[.$I$2]" office:value-type="float" office:value="0.923118268907563" calcext:value-type="float">
            <text:p>0.923118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94" calcext:value-type="float">
            <text:p>33.094</text:p>
          </table:table-cell>
          <table:table-cell office:value-type="float" office:value="2.19921875" calcext:value-type="float">
            <text:p>2.19921875</text:p>
          </table:table-cell>
          <table:table-cell table:formula="of:=[.$E$1559]+[.C1591]" office:value-type="float" office:value="1717.828" calcext:value-type="float">
            <text:p>1717.828</text:p>
          </table:table-cell>
          <table:table-cell table:formula="of:=[.D1591]/[.$I$2]" office:value-type="float" office:value="0.924041491596639" calcext:value-type="float">
            <text:p>0.924041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19750977" calcext:value-type="float">
            <text:p>2.19750977</text:p>
          </table:table-cell>
          <table:table-cell table:formula="of:=[.$E$1559]+[.C1592]" office:value-type="float" office:value="1718.937" calcext:value-type="float">
            <text:p>1718.937</text:p>
          </table:table-cell>
          <table:table-cell table:formula="of:=[.D1592]/[.$I$2]" office:value-type="float" office:value="0.923323432773109" calcext:value-type="float">
            <text:p>0.923323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97" calcext:value-type="float">
            <text:p>35.297</text:p>
          </table:table-cell>
          <table:table-cell office:value-type="float" office:value="2.20385742" calcext:value-type="float">
            <text:p>2.20385742</text:p>
          </table:table-cell>
          <table:table-cell table:formula="of:=[.$E$1559]+[.C1593]" office:value-type="float" office:value="1720.031" calcext:value-type="float">
            <text:p>1720.031</text:p>
          </table:table-cell>
          <table:table-cell table:formula="of:=[.D1593]/[.$I$2]" office:value-type="float" office:value="0.925990512605042" calcext:value-type="float">
            <text:p>0.9259905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7" calcext:value-type="float">
            <text:p>36.407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94]" office:value-type="float" office:value="1721.141" calcext:value-type="float">
            <text:p>1721.141</text:p>
          </table:table-cell>
          <table:table-cell table:formula="of:=[.D1594]/[.$I$2]" office:value-type="float" office:value="0.923528592436975" calcext:value-type="float">
            <text:p>0.923528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19726562" calcext:value-type="float">
            <text:p>2.19726562</text:p>
          </table:table-cell>
          <table:table-cell table:formula="of:=[.$E$1559]+[.C1595]" office:value-type="float" office:value="1722.234" calcext:value-type="float">
            <text:p>1722.234</text:p>
          </table:table-cell>
          <table:table-cell table:formula="of:=[.D1595]/[.$I$2]" office:value-type="float" office:value="0.923220848739496" calcext:value-type="float">
            <text:p>0.92322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94" calcext:value-type="float">
            <text:p>38.594</text:p>
          </table:table-cell>
          <table:table-cell office:value-type="float" office:value="2.19628906" calcext:value-type="float">
            <text:p>2.19628906</text:p>
          </table:table-cell>
          <table:table-cell table:formula="of:=[.$E$1559]+[.C1596]" office:value-type="float" office:value="1723.328" calcext:value-type="float">
            <text:p>1723.328</text:p>
          </table:table-cell>
          <table:table-cell table:formula="of:=[.D1596]/[.$I$2]" office:value-type="float" office:value="0.922810529411765" calcext:value-type="float">
            <text:p>0.922810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597]" office:value-type="float" office:value="1724.437" calcext:value-type="float">
            <text:p>1724.437</text:p>
          </table:table-cell>
          <table:table-cell table:formula="of:=[.D1597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97" calcext:value-type="float">
            <text:p>40.797</text:p>
          </table:table-cell>
          <table:table-cell office:value-type="float" office:value="2.19824219" calcext:value-type="float">
            <text:p>2.19824219</text:p>
          </table:table-cell>
          <table:table-cell table:formula="of:=[.$E$1559]+[.C1598]" office:value-type="float" office:value="1725.531" calcext:value-type="float">
            <text:p>1725.531</text:p>
          </table:table-cell>
          <table:table-cell table:formula="of:=[.D1598]/[.$I$2]" office:value-type="float" office:value="0.923631172268908" calcext:value-type="float">
            <text:p>0.923631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7" calcext:value-type="float">
            <text:p>41.907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599]" office:value-type="float" office:value="1726.641" calcext:value-type="float">
            <text:p>1726.641</text:p>
          </table:table-cell>
          <table:table-cell table:formula="of:=[.D1599]/[.$I$2]" office:value-type="float" office:value="0.923118268907563" calcext:value-type="float">
            <text:p>0.923118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1953125" calcext:value-type="float">
            <text:p>2.1953125</text:p>
          </table:table-cell>
          <table:table-cell table:formula="of:=[.$E$1559]+[.C1600]" office:value-type="float" office:value="1727.734" calcext:value-type="float">
            <text:p>1727.734</text:p>
          </table:table-cell>
          <table:table-cell table:formula="of:=[.D1600]/[.$I$2]" office:value-type="float" office:value="0.922400210084034" calcext:value-type="float">
            <text:p>0.9224002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94" calcext:value-type="float">
            <text:p>44.094</text:p>
          </table:table-cell>
          <table:table-cell office:value-type="float" office:value="2.19726562" calcext:value-type="float">
            <text:p>2.19726562</text:p>
          </table:table-cell>
          <table:table-cell table:formula="of:=[.$E$1559]+[.C1601]" office:value-type="float" office:value="1728.828" calcext:value-type="float">
            <text:p>1728.828</text:p>
          </table:table-cell>
          <table:table-cell table:formula="of:=[.D1601]/[.$I$2]" office:value-type="float" office:value="0.923220848739496" calcext:value-type="float">
            <text:p>0.92322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1965332" calcext:value-type="float">
            <text:p>2.1965332</text:p>
          </table:table-cell>
          <table:table-cell table:formula="of:=[.$E$1559]+[.C1602]" office:value-type="float" office:value="1729.937" calcext:value-type="float">
            <text:p>1729.937</text:p>
          </table:table-cell>
          <table:table-cell table:formula="of:=[.D1602]/[.$I$2]" office:value-type="float" office:value="0.922913109243698" calcext:value-type="float">
            <text:p>0.922913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97" calcext:value-type="float">
            <text:p>46.297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03]" office:value-type="float" office:value="1731.031" calcext:value-type="float">
            <text:p>1731.031</text:p>
          </table:table-cell>
          <table:table-cell table:formula="of:=[.D1603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2.1940918" calcext:value-type="float">
            <text:p>2.1940918</text:p>
          </table:table-cell>
          <table:table-cell table:formula="of:=[.$E$1559]+[.C1604]" office:value-type="float" office:value="1732.141" calcext:value-type="float">
            <text:p>1732.141</text:p>
          </table:table-cell>
          <table:table-cell table:formula="of:=[.D1604]/[.$I$2]" office:value-type="float" office:value="0.92188731092437" calcext:value-type="float">
            <text:p>0.9218873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05]" office:value-type="float" office:value="1733.234" calcext:value-type="float">
            <text:p>1733.234</text:p>
          </table:table-cell>
          <table:table-cell table:formula="of:=[.D1605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94" calcext:value-type="float">
            <text:p>49.594</text:p>
          </table:table-cell>
          <table:table-cell office:value-type="float" office:value="2.19604492" calcext:value-type="float">
            <text:p>2.19604492</text:p>
          </table:table-cell>
          <table:table-cell table:formula="of:=[.$E$1559]+[.C1606]" office:value-type="float" office:value="1734.328" calcext:value-type="float">
            <text:p>1734.328</text:p>
          </table:table-cell>
          <table:table-cell table:formula="of:=[.D1606]/[.$I$2]" office:value-type="float" office:value="0.922707949579832" calcext:value-type="float">
            <text:p>0.9227079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607]" office:value-type="float" office:value="1735.437" calcext:value-type="float">
            <text:p>1735.437</text:p>
          </table:table-cell>
          <table:table-cell table:formula="of:=[.D1607]/[.$I$2]" office:value-type="float" office:value="0.923118268907563" calcext:value-type="float">
            <text:p>0.923118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97" calcext:value-type="float">
            <text:p>51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08]" office:value-type="float" office:value="1736.531" calcext:value-type="float">
            <text:p>1736.531</text:p>
          </table:table-cell>
          <table:table-cell table:formula="of:=[.D1608]/[.$I$2]" office:value-type="float" office:value="0.922195050420168" calcext:value-type="float">
            <text:p>0.922195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09]" office:value-type="float" office:value="1737.641" calcext:value-type="float">
            <text:p>1737.641</text:p>
          </table:table-cell>
          <table:table-cell table:formula="of:=[.D1609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10]" office:value-type="float" office:value="1738.734" calcext:value-type="float">
            <text:p>1738.734</text:p>
          </table:table-cell>
          <table:table-cell table:formula="of:=[.D1610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94" calcext:value-type="float">
            <text:p>55.094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11]" office:value-type="float" office:value="1739.828" calcext:value-type="float">
            <text:p>1739.828</text:p>
          </table:table-cell>
          <table:table-cell table:formula="of:=[.D1611]/[.$I$2]" office:value-type="float" office:value="0.921579571428572" calcext:value-type="float">
            <text:p>0.921579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12]" office:value-type="float" office:value="1740.937" calcext:value-type="float">
            <text:p>1740.937</text:p>
          </table:table-cell>
          <table:table-cell table:formula="of:=[.D1612]/[.$I$2]" office:value-type="float" office:value="0.921579571428572" calcext:value-type="float">
            <text:p>0.921579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97" calcext:value-type="float">
            <text:p>57.297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13]" office:value-type="float" office:value="1742.031" calcext:value-type="float">
            <text:p>1742.031</text:p>
          </table:table-cell>
          <table:table-cell table:formula="of:=[.D1613]/[.$I$2]" office:value-type="float" office:value="0.921374407563025" calcext:value-type="float">
            <text:p>0.921374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14]" office:value-type="float" office:value="1743.141" calcext:value-type="float">
            <text:p>1743.141</text:p>
          </table:table-cell>
          <table:table-cell table:formula="of:=[.D1614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15]" office:value-type="float" office:value="1744.234" calcext:value-type="float">
            <text:p>1744.234</text:p>
          </table:table-cell>
          <table:table-cell table:formula="of:=[.D1615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94" calcext:value-type="float">
            <text:p>60.594</text:p>
          </table:table-cell>
          <table:table-cell office:value-type="float" office:value="2.19458008" calcext:value-type="float">
            <text:p>2.19458008</text:p>
          </table:table-cell>
          <table:table-cell table:formula="of:=[.$E$1559]+[.C1616]" office:value-type="float" office:value="1745.328" calcext:value-type="float">
            <text:p>1745.328</text:p>
          </table:table-cell>
          <table:table-cell table:formula="of:=[.D1616]/[.$I$2]" office:value-type="float" office:value="0.922092470588235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17]" office:value-type="float" office:value="1746.437" calcext:value-type="float">
            <text:p>1746.437</text:p>
          </table:table-cell>
          <table:table-cell table:formula="of:=[.D1617]/[.$I$2]" office:value-type="float" office:value="0.92116924789916" calcext:value-type="float">
            <text:p>0.921169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97" calcext:value-type="float">
            <text:p>62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18]" office:value-type="float" office:value="1747.531" calcext:value-type="float">
            <text:p>1747.531</text:p>
          </table:table-cell>
          <table:table-cell table:formula="of:=[.D1618]/[.$I$2]" office:value-type="float" office:value="0.922195050420168" calcext:value-type="float">
            <text:p>0.922195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19]" office:value-type="float" office:value="1748.641" calcext:value-type="float">
            <text:p>1748.641</text:p>
          </table:table-cell>
          <table:table-cell table:formula="of:=[.D1619]/[.$I$2]" office:value-type="float" office:value="0.921374407563025" calcext:value-type="float">
            <text:p>0.921374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20]" office:value-type="float" office:value="1749.734" calcext:value-type="float">
            <text:p>1749.734</text:p>
          </table:table-cell>
          <table:table-cell table:formula="of:=[.D1620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94" calcext:value-type="float">
            <text:p>66.094</text:p>
          </table:table-cell>
          <table:table-cell office:value-type="float" office:value="2.19311523" calcext:value-type="float">
            <text:p>2.19311523</text:p>
          </table:table-cell>
          <table:table-cell table:formula="of:=[.$E$1559]+[.C1621]" office:value-type="float" office:value="1750.828" calcext:value-type="float">
            <text:p>1750.828</text:p>
          </table:table-cell>
          <table:table-cell table:formula="of:=[.D1621]/[.$I$2]" office:value-type="float" office:value="0.921476987394958" calcext:value-type="float">
            <text:p>0.921476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19018555" calcext:value-type="float">
            <text:p>2.19018555</text:p>
          </table:table-cell>
          <table:table-cell table:formula="of:=[.$E$1559]+[.C1622]" office:value-type="float" office:value="1751.937" calcext:value-type="float">
            <text:p>1751.937</text:p>
          </table:table-cell>
          <table:table-cell table:formula="of:=[.D1622]/[.$I$2]" office:value-type="float" office:value="0.920246029411765" calcext:value-type="float">
            <text:p>0.9202460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97" calcext:value-type="float">
            <text:p>68.297</text:p>
          </table:table-cell>
          <table:table-cell office:value-type="float" office:value="2.19042969" calcext:value-type="float">
            <text:p>2.19042969</text:p>
          </table:table-cell>
          <table:table-cell table:formula="of:=[.$E$1559]+[.C1623]" office:value-type="float" office:value="1753.031" calcext:value-type="float">
            <text:p>1753.031</text:p>
          </table:table-cell>
          <table:table-cell table:formula="of:=[.D1623]/[.$I$2]" office:value-type="float" office:value="0.920348609243698" calcext:value-type="float">
            <text:p>0.920348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2.18994141" calcext:value-type="float">
            <text:p>2.18994141</text:p>
          </table:table-cell>
          <table:table-cell table:formula="of:=[.$E$1559]+[.C1624]" office:value-type="float" office:value="1754.141" calcext:value-type="float">
            <text:p>1754.141</text:p>
          </table:table-cell>
          <table:table-cell table:formula="of:=[.D1624]/[.$I$2]" office:value-type="float" office:value="0.920143449579832" calcext:value-type="float">
            <text:p>0.9201434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18798828" calcext:value-type="float">
            <text:p>2.18798828</text:p>
          </table:table-cell>
          <table:table-cell table:formula="of:=[.$E$1559]+[.C1625]" office:value-type="float" office:value="1755.234" calcext:value-type="float">
            <text:p>1755.234</text:p>
          </table:table-cell>
          <table:table-cell table:formula="of:=[.D1625]/[.$I$2]" office:value-type="float" office:value="0.919322806722689" calcext:value-type="float">
            <text:p>0.919322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4" calcext:value-type="float">
            <text:p>71.594</text:p>
          </table:table-cell>
          <table:table-cell office:value-type="float" office:value="2.19165039" calcext:value-type="float">
            <text:p>2.19165039</text:p>
          </table:table-cell>
          <table:table-cell table:formula="of:=[.$E$1559]+[.C1626]" office:value-type="float" office:value="1756.328" calcext:value-type="float">
            <text:p>1756.328</text:p>
          </table:table-cell>
          <table:table-cell table:formula="of:=[.D1626]/[.$I$2]" office:value-type="float" office:value="0.920861508403361" calcext:value-type="float">
            <text:p>0.920861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27]" office:value-type="float" office:value="1757.437" calcext:value-type="float">
            <text:p>1757.437</text:p>
          </table:table-cell>
          <table:table-cell table:formula="of:=[.D1627]/[.$I$2]" office:value-type="float" office:value="0.920964088235294" calcext:value-type="float">
            <text:p>0.920964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97" calcext:value-type="float">
            <text:p>73.797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28]" office:value-type="float" office:value="1758.531" calcext:value-type="float">
            <text:p>1758.531</text:p>
          </table:table-cell>
          <table:table-cell table:formula="of:=[.D1628]/[.$I$2]" office:value-type="float" office:value="0.92045118907563" calcext:value-type="float">
            <text:p>0.920451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2.19140625" calcext:value-type="float">
            <text:p>2.19140625</text:p>
          </table:table-cell>
          <table:table-cell table:formula="of:=[.$E$1559]+[.C1629]" office:value-type="float" office:value="1759.641" calcext:value-type="float">
            <text:p>1759.641</text:p>
          </table:table-cell>
          <table:table-cell table:formula="of:=[.D1629]/[.$I$2]" office:value-type="float" office:value="0.920758928571429" calcext:value-type="float">
            <text:p>0.9207589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30]" office:value-type="float" office:value="1760.734" calcext:value-type="float">
            <text:p>1760.734</text:p>
          </table:table-cell>
          <table:table-cell table:formula="of:=[.D1630]/[.$I$2]" office:value-type="float" office:value="0.92116924789916" calcext:value-type="float">
            <text:p>0.921169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4" calcext:value-type="float">
            <text:p>77.094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31]" office:value-type="float" office:value="1761.828" calcext:value-type="float">
            <text:p>1761.828</text:p>
          </table:table-cell>
          <table:table-cell table:formula="of:=[.D1631]/[.$I$2]" office:value-type="float" office:value="0.92116924789916" calcext:value-type="float">
            <text:p>0.921169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19262695" calcext:value-type="float">
            <text:p>2.19262695</text:p>
          </table:table-cell>
          <table:table-cell table:formula="of:=[.$E$1559]+[.C1632]" office:value-type="float" office:value="1762.937" calcext:value-type="float">
            <text:p>1762.937</text:p>
          </table:table-cell>
          <table:table-cell table:formula="of:=[.D1632]/[.$I$2]" office:value-type="float" office:value="0.921271827731093" calcext:value-type="float">
            <text:p>0.921271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97" calcext:value-type="float">
            <text:p>79.297</text:p>
          </table:table-cell>
          <table:table-cell office:value-type="float" office:value="2.19042969" calcext:value-type="float">
            <text:p>2.19042969</text:p>
          </table:table-cell>
          <table:table-cell table:formula="of:=[.$E$1559]+[.C1633]" office:value-type="float" office:value="1764.031" calcext:value-type="float">
            <text:p>1764.031</text:p>
          </table:table-cell>
          <table:table-cell table:formula="of:=[.D1633]/[.$I$2]" office:value-type="float" office:value="0.920348609243698" calcext:value-type="float">
            <text:p>0.920348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2.19018555" calcext:value-type="float">
            <text:p>2.19018555</text:p>
          </table:table-cell>
          <table:table-cell table:formula="of:=[.$E$1559]+[.C1634]" office:value-type="float" office:value="1765.141" calcext:value-type="float">
            <text:p>1765.141</text:p>
          </table:table-cell>
          <table:table-cell table:formula="of:=[.D1634]/[.$I$2]" office:value-type="float" office:value="0.920246029411765" calcext:value-type="float">
            <text:p>0.9202460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19311523" calcext:value-type="float">
            <text:p>2.19311523</text:p>
          </table:table-cell>
          <table:table-cell table:formula="of:=[.$E$1559]+[.C1635]" office:value-type="float" office:value="1766.234" calcext:value-type="float">
            <text:p>1766.234</text:p>
          </table:table-cell>
          <table:table-cell table:formula="of:=[.D1635]/[.$I$2]" office:value-type="float" office:value="0.921476987394958" calcext:value-type="float">
            <text:p>0.921476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4" calcext:value-type="float">
            <text:p>82.594</text:p>
          </table:table-cell>
          <table:table-cell office:value-type="float" office:value="2.18994141" calcext:value-type="float">
            <text:p>2.18994141</text:p>
          </table:table-cell>
          <table:table-cell table:formula="of:=[.$E$1559]+[.C1636]" office:value-type="float" office:value="1767.328" calcext:value-type="float">
            <text:p>1767.328</text:p>
          </table:table-cell>
          <table:table-cell table:formula="of:=[.D1636]/[.$I$2]" office:value-type="float" office:value="0.920143449579832" calcext:value-type="float">
            <text:p>0.9201434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1887207" calcext:value-type="float">
            <text:p>2.1887207</text:p>
          </table:table-cell>
          <table:table-cell table:formula="of:=[.$E$1559]+[.C1637]" office:value-type="float" office:value="1768.437" calcext:value-type="float">
            <text:p>1768.437</text:p>
          </table:table-cell>
          <table:table-cell table:formula="of:=[.D1637]/[.$I$2]" office:value-type="float" office:value="0.919630546218487" calcext:value-type="float">
            <text:p>0.919630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97" calcext:value-type="float">
            <text:p>84.797</text:p>
          </table:table-cell>
          <table:table-cell office:value-type="float" office:value="2.19165039" calcext:value-type="float">
            <text:p>2.19165039</text:p>
          </table:table-cell>
          <table:table-cell table:formula="of:=[.$E$1559]+[.C1638]" office:value-type="float" office:value="1769.531" calcext:value-type="float">
            <text:p>1769.531</text:p>
          </table:table-cell>
          <table:table-cell table:formula="of:=[.D1638]/[.$I$2]" office:value-type="float" office:value="0.920861508403361" calcext:value-type="float">
            <text:p>0.920861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39]" office:value-type="float" office:value="1770.641" calcext:value-type="float">
            <text:p>1770.641</text:p>
          </table:table-cell>
          <table:table-cell table:formula="of:=[.D1639]/[.$I$2]" office:value-type="float" office:value="0.920964088235294" calcext:value-type="float">
            <text:p>0.920964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18969727" calcext:value-type="float">
            <text:p>2.18969727</text:p>
          </table:table-cell>
          <table:table-cell table:formula="of:=[.$E$1559]+[.C1640]" office:value-type="float" office:value="1771.734" calcext:value-type="float">
            <text:p>1771.734</text:p>
          </table:table-cell>
          <table:table-cell table:formula="of:=[.D1640]/[.$I$2]" office:value-type="float" office:value="0.920040869747899" calcext:value-type="float">
            <text:p>0.9200408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4" calcext:value-type="float">
            <text:p>88.094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41]" office:value-type="float" office:value="1772.828" calcext:value-type="float">
            <text:p>1772.828</text:p>
          </table:table-cell>
          <table:table-cell table:formula="of:=[.D1641]/[.$I$2]" office:value-type="float" office:value="0.922195050420168" calcext:value-type="float">
            <text:p>0.922195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2]" office:value-type="float" office:value="1773.937" calcext:value-type="float">
            <text:p>1773.937</text:p>
          </table:table-cell>
          <table:table-cell table:formula="of:=[.D1642]/[.$I$2]" office:value-type="float" office:value="0.921784731092437" calcext:value-type="float">
            <text:p>0.92178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97" calcext:value-type="float">
            <text:p>90.297</text:p>
          </table:table-cell>
          <table:table-cell office:value-type="float" office:value="2.19116211" calcext:value-type="float">
            <text:p>2.19116211</text:p>
          </table:table-cell>
          <table:table-cell table:formula="of:=[.$E$1559]+[.C1643]" office:value-type="float" office:value="1775.031" calcext:value-type="float">
            <text:p>1775.031</text:p>
          </table:table-cell>
          <table:table-cell table:formula="of:=[.D1643]/[.$I$2]" office:value-type="float" office:value="0.920656348739496" calcext:value-type="float">
            <text:p>0.920656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4]" office:value-type="float" office:value="1776.141" calcext:value-type="float">
            <text:p>1776.141</text:p>
          </table:table-cell>
          <table:table-cell table:formula="of:=[.D1644]/[.$I$2]" office:value-type="float" office:value="0.921784731092437" calcext:value-type="float">
            <text:p>0.92178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45]" office:value-type="float" office:value="1777.234" calcext:value-type="float">
            <text:p>1777.234</text:p>
          </table:table-cell>
          <table:table-cell table:formula="of:=[.D1645]/[.$I$2]" office:value-type="float" office:value="0.92045118907563" calcext:value-type="float">
            <text:p>0.920451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4" calcext:value-type="float">
            <text:p>93.594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6]" office:value-type="float" office:value="1778.328" calcext:value-type="float">
            <text:p>1778.328</text:p>
          </table:table-cell>
          <table:table-cell table:formula="of:=[.D1646]/[.$I$2]" office:value-type="float" office:value="0.921784731092437" calcext:value-type="float">
            <text:p>0.921784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1940918" calcext:value-type="float">
            <text:p>2.1940918</text:p>
          </table:table-cell>
          <table:table-cell table:formula="of:=[.$E$1559]+[.C1647]" office:value-type="float" office:value="1779.437" calcext:value-type="float">
            <text:p>1779.437</text:p>
          </table:table-cell>
          <table:table-cell table:formula="of:=[.D1647]/[.$I$2]" office:value-type="float" office:value="0.92188731092437" calcext:value-type="float">
            <text:p>0.9218873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97" calcext:value-type="float">
            <text:p>95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48]" office:value-type="float" office:value="1780.531" calcext:value-type="float">
            <text:p>1780.531</text:p>
          </table:table-cell>
          <table:table-cell table:formula="of:=[.D1648]/[.$I$2]" office:value-type="float" office:value="0.922195050420168" calcext:value-type="float">
            <text:p>0.922195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2.19555664" calcext:value-type="float">
            <text:p>2.19555664</text:p>
          </table:table-cell>
          <table:table-cell table:formula="of:=[.$E$1559]+[.C1649]" office:value-type="float" office:value="1781.641" calcext:value-type="float">
            <text:p>1781.641</text:p>
          </table:table-cell>
          <table:table-cell table:formula="of:=[.D1649]/[.$I$2]" office:value-type="float" office:value="0.922502789915967" calcext:value-type="float">
            <text:p>0.9225027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0]" office:value-type="float" office:value="1782.734" calcext:value-type="float">
            <text:p>1782.734</text:p>
          </table:table-cell>
          <table:table-cell table:formula="of:=[.D1650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94" calcext:value-type="float">
            <text:p>99.094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51]" office:value-type="float" office:value="1783.828" calcext:value-type="float">
            <text:p>1783.828</text:p>
          </table:table-cell>
          <table:table-cell table:formula="of:=[.D1651]/[.$I$2]" office:value-type="float" office:value="0.921682151260504" calcext:value-type="float">
            <text:p>0.92168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1940918" calcext:value-type="float">
            <text:p>2.1940918</text:p>
          </table:table-cell>
          <table:table-cell table:formula="of:=[.$E$1559]+[.C1652]" office:value-type="float" office:value="1784.937" calcext:value-type="float">
            <text:p>1784.937</text:p>
          </table:table-cell>
          <table:table-cell table:formula="of:=[.D1652]/[.$I$2]" office:value-type="float" office:value="0.92188731092437" calcext:value-type="float">
            <text:p>0.9218873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97" calcext:value-type="float">
            <text:p>101.297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3]" office:value-type="float" office:value="1786.031" calcext:value-type="float">
            <text:p>1786.031</text:p>
          </table:table-cell>
          <table:table-cell table:formula="of:=[.D1653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54]" office:value-type="float" office:value="1787.141" calcext:value-type="float">
            <text:p>1787.141</text:p>
          </table:table-cell>
          <table:table-cell table:formula="of:=[.D1654]/[.$I$2]" office:value-type="float" office:value="0.921682151260504" calcext:value-type="float">
            <text:p>0.92168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55]" office:value-type="float" office:value="1788.234" calcext:value-type="float">
            <text:p>1788.234</text:p>
          </table:table-cell>
          <table:table-cell table:formula="of:=[.D1655]/[.$I$2]" office:value-type="float" office:value="0.921579571428572" calcext:value-type="float">
            <text:p>0.921579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94" calcext:value-type="float">
            <text:p>104.594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6]" office:value-type="float" office:value="1789.328" calcext:value-type="float">
            <text:p>1789.328</text:p>
          </table:table-cell>
          <table:table-cell table:formula="of:=[.D1656]/[.$I$2]" office:value-type="float" office:value="0.921989890756303" calcext:value-type="float">
            <text:p>0.921989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57]" office:value-type="float" office:value="1790.437" calcext:value-type="float">
            <text:p>1790.437</text:p>
          </table:table-cell>
          <table:table-cell table:formula="of:=[.D1657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2.19555664" calcext:value-type="float">
            <text:p>2.19555664</text:p>
          </table:table-cell>
          <table:table-cell table:formula="of:=[.$E$1559]+[.C1658]" office:value-type="float" office:value="1791.531" calcext:value-type="float">
            <text:p>1791.531</text:p>
          </table:table-cell>
          <table:table-cell table:formula="of:=[.D1658]/[.$I$2]" office:value-type="float" office:value="0.922502789915967" calcext:value-type="float">
            <text:p>0.9225027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2.1953125" calcext:value-type="float">
            <text:p>2.1953125</text:p>
          </table:table-cell>
          <table:table-cell table:formula="of:=[.$E$1559]+[.C1659]" office:value-type="float" office:value="1792.641" calcext:value-type="float">
            <text:p>1792.641</text:p>
          </table:table-cell>
          <table:table-cell table:formula="of:=[.D1659]/[.$I$2]" office:value-type="float" office:value="0.922400210084034" calcext:value-type="float">
            <text:p>0.9224002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19750977" calcext:value-type="float">
            <text:p>2.19750977</text:p>
          </table:table-cell>
          <table:table-cell table:formula="of:=[.$E$1559]+[.C1660]" office:value-type="float" office:value="1793.734" calcext:value-type="float">
            <text:p>1793.734</text:p>
          </table:table-cell>
          <table:table-cell table:formula="of:=[.D1660]/[.$I$2]" office:value-type="float" office:value="0.923323432773109" calcext:value-type="float">
            <text:p>0.923323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94" calcext:value-type="float">
            <text:p>110.094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61]" office:value-type="float" office:value="1794.828" calcext:value-type="float">
            <text:p>1794.828</text:p>
          </table:table-cell>
          <table:table-cell table:formula="of:=[.D1661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62]" office:value-type="float" office:value="1795.937" calcext:value-type="float">
            <text:p>1795.937</text:p>
          </table:table-cell>
          <table:table-cell table:formula="of:=[.D1662]/[.$I$2]" office:value-type="float" office:value="0.92301568907563" calcext:value-type="float">
            <text:p>0.92301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97" calcext:value-type="float">
            <text:p>112.29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663]" office:value-type="float" office:value="1797.031" calcext:value-type="float">
            <text:p>1797.031</text:p>
          </table:table-cell>
          <table:table-cell table:formula="of:=[.D1663]/[.$I$2]" office:value-type="float" office:value="0.923938911764706" calcext:value-type="float">
            <text:p>0.9239389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64]" office:value-type="float" office:value="1798.141" calcext:value-type="float">
            <text:p>1798.141</text:p>
          </table:table-cell>
          <table:table-cell table:formula="of:=[.D1664]/[.$I$2]" office:value-type="float" office:value="0.922297630252101" calcext:value-type="float">
            <text:p>0.9222976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65]" office:value-type="float" office:value="1799.234" calcext:value-type="float">
            <text:p>1799.234</text:p>
          </table:table-cell>
          <table:table-cell table:formula="of:=[.D1665]/[.$I$2]" office:value-type="float" office:value="0.921682151260504" calcext:value-type="float">
            <text:p>0.921682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66]" office:value-type="float" office:value="1800.328" calcext:value-type="float">
            <text:p>1800.328</text:p>
          </table:table-cell>
          <table:table-cell table:formula="of:=[.D1666]/[.$I$2]" office:value-type="float" office:value="0.921374407563025" calcext:value-type="float">
            <text:p>0.921374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18969727" calcext:value-type="float">
            <text:p>2.18969727</text:p>
          </table:table-cell>
          <table:table-cell table:formula="of:=[.$E$1559]+[.C1667]" office:value-type="float" office:value="1801.437" calcext:value-type="float">
            <text:p>1801.437</text:p>
          </table:table-cell>
          <table:table-cell table:formula="of:=[.D1667]/[.$I$2]" office:value-type="float" office:value="0.920040869747899" calcext:value-type="float">
            <text:p>0.9200408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97" calcext:value-type="float">
            <text:p>117.797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68]" office:value-type="float" office:value="1802.531" calcext:value-type="float">
            <text:p>1802.531</text:p>
          </table:table-cell>
          <table:table-cell table:formula="of:=[.D1668]/[.$I$2]" office:value-type="float" office:value="0.920964088235294" calcext:value-type="float">
            <text:p>0.9209640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69]" office:value-type="float" office:value="1803.641" calcext:value-type="float">
            <text:p>1803.641</text:p>
          </table:table-cell>
          <table:table-cell table:formula="of:=[.D1669]/[.$I$2]" office:value-type="float" office:value="0.92045118907563" calcext:value-type="float">
            <text:p>0.920451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19262695" calcext:value-type="float">
            <text:p>2.19262695</text:p>
          </table:table-cell>
          <table:table-cell table:formula="of:=[.$E$1559]+[.C1670]" office:value-type="float" office:value="1804.734" calcext:value-type="float">
            <text:p>1804.734</text:p>
          </table:table-cell>
          <table:table-cell table:formula="of:=[.D1670]/[.$I$2]" office:value-type="float" office:value="0.921271827731093" calcext:value-type="float">
            <text:p>0.921271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3"/>
          <table:table-cell table:formula="of:=[.D1671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.97827148" calcext:value-type="float">
            <text:p>1.97827148</text:p>
          </table:table-cell>
          <table:table-cell table:formula="of:=[.$E$1670]+[.C1672]" office:value-type="float" office:value="1804.843" calcext:value-type="float">
            <text:p>1804.843</text:p>
          </table:table-cell>
          <table:table-cell table:formula="of:=[.D1672]/[.$I$2]" office:value-type="float" office:value="0.831206504201681" calcext:value-type="float">
            <text:p>0.831206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8" calcext:value-type="float">
            <text:p>1.188</text:p>
          </table:table-cell>
          <table:table-cell office:value-type="float" office:value="1.97583008" calcext:value-type="float">
            <text:p>1.97583008</text:p>
          </table:table-cell>
          <table:table-cell table:formula="of:=[.$E$1670]+[.C1673]" office:value-type="float" office:value="1805.922" calcext:value-type="float">
            <text:p>1805.922</text:p>
          </table:table-cell>
          <table:table-cell table:formula="of:=[.D1673]/[.$I$2]" office:value-type="float" office:value="0.830180705882353" calcext:value-type="float">
            <text:p>0.830180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1.97119141" calcext:value-type="float">
            <text:p>1.97119141</text:p>
          </table:table-cell>
          <table:table-cell table:formula="of:=[.$E$1670]+[.C1674]" office:value-type="float" office:value="1807.015" calcext:value-type="float">
            <text:p>1807.015</text:p>
          </table:table-cell>
          <table:table-cell table:formula="of:=[.D1674]/[.$I$2]" office:value-type="float" office:value="0.82823168487395" calcext:value-type="float">
            <text:p>0.8282316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1.96923828" calcext:value-type="float">
            <text:p>1.96923828</text:p>
          </table:table-cell>
          <table:table-cell table:formula="of:=[.$E$1670]+[.C1675]" office:value-type="float" office:value="1808.109" calcext:value-type="float">
            <text:p>1808.109</text:p>
          </table:table-cell>
          <table:table-cell table:formula="of:=[.D1675]/[.$I$2]" office:value-type="float" office:value="0.827411042016807" calcext:value-type="float">
            <text:p>0.827411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1.96704102" calcext:value-type="float">
            <text:p>1.96704102</text:p>
          </table:table-cell>
          <table:table-cell table:formula="of:=[.$E$1670]+[.C1676]" office:value-type="float" office:value="1809.218" calcext:value-type="float">
            <text:p>1809.218</text:p>
          </table:table-cell>
          <table:table-cell table:formula="of:=[.D1676]/[.$I$2]" office:value-type="float" office:value="0.826487823529412" calcext:value-type="float">
            <text:p>0.826487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1.96484375" calcext:value-type="float">
            <text:p>1.96484375</text:p>
          </table:table-cell>
          <table:table-cell table:formula="of:=[.$E$1670]+[.C1677]" office:value-type="float" office:value="1810.312" calcext:value-type="float">
            <text:p>1810.312</text:p>
          </table:table-cell>
          <table:table-cell table:formula="of:=[.D1677]/[.$I$2]" office:value-type="float" office:value="0.825564600840336" calcext:value-type="float">
            <text:p>0.8255646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8" calcext:value-type="float">
            <text:p>6.688</text:p>
          </table:table-cell>
          <table:table-cell office:value-type="float" office:value="1.96655273" calcext:value-type="float">
            <text:p>1.96655273</text:p>
          </table:table-cell>
          <table:table-cell table:formula="of:=[.$E$1670]+[.C1678]" office:value-type="float" office:value="1811.422" calcext:value-type="float">
            <text:p>1811.422</text:p>
          </table:table-cell>
          <table:table-cell table:formula="of:=[.D1678]/[.$I$2]" office:value-type="float" office:value="0.826282659663866" calcext:value-type="float">
            <text:p>0.8262826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1.96313477" calcext:value-type="float">
            <text:p>1.96313477</text:p>
          </table:table-cell>
          <table:table-cell table:formula="of:=[.$E$1670]+[.C1679]" office:value-type="float" office:value="1812.515" calcext:value-type="float">
            <text:p>1812.515</text:p>
          </table:table-cell>
          <table:table-cell table:formula="of:=[.D1679]/[.$I$2]" office:value-type="float" office:value="0.824846542016807" calcext:value-type="float">
            <text:p>0.824846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1.96435547" calcext:value-type="float">
            <text:p>1.96435547</text:p>
          </table:table-cell>
          <table:table-cell table:formula="of:=[.$E$1670]+[.C1680]" office:value-type="float" office:value="1813.609" calcext:value-type="float">
            <text:p>1813.609</text:p>
          </table:table-cell>
          <table:table-cell table:formula="of:=[.D1680]/[.$I$2]" office:value-type="float" office:value="0.825359441176471" calcext:value-type="float">
            <text:p>0.825359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1.96264648" calcext:value-type="float">
            <text:p>1.96264648</text:p>
          </table:table-cell>
          <table:table-cell table:formula="of:=[.$E$1670]+[.C1681]" office:value-type="float" office:value="1814.718" calcext:value-type="float">
            <text:p>1814.718</text:p>
          </table:table-cell>
          <table:table-cell table:formula="of:=[.D1681]/[.$I$2]" office:value-type="float" office:value="0.824641378151261" calcext:value-type="float">
            <text:p>0.824641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1.96069336" calcext:value-type="float">
            <text:p>1.96069336</text:p>
          </table:table-cell>
          <table:table-cell table:formula="of:=[.$E$1670]+[.C1682]" office:value-type="float" office:value="1815.812" calcext:value-type="float">
            <text:p>1815.812</text:p>
          </table:table-cell>
          <table:table-cell table:formula="of:=[.D1682]/[.$I$2]" office:value-type="float" office:value="0.823820739495798" calcext:value-type="float">
            <text:p>0.8238207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8" calcext:value-type="float">
            <text:p>12.188</text:p>
          </table:table-cell>
          <table:table-cell office:value-type="float" office:value="1.95922852" calcext:value-type="float">
            <text:p>1.95922852</text:p>
          </table:table-cell>
          <table:table-cell table:formula="of:=[.$E$1670]+[.C1683]" office:value-type="float" office:value="1816.922" calcext:value-type="float">
            <text:p>1816.922</text:p>
          </table:table-cell>
          <table:table-cell table:formula="of:=[.D1683]/[.$I$2]" office:value-type="float" office:value="0.823205260504202" calcext:value-type="float">
            <text:p>0.823205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1.95605469" calcext:value-type="float">
            <text:p>1.95605469</text:p>
          </table:table-cell>
          <table:table-cell table:formula="of:=[.$E$1670]+[.C1684]" office:value-type="float" office:value="1818.015" calcext:value-type="float">
            <text:p>1818.015</text:p>
          </table:table-cell>
          <table:table-cell table:formula="of:=[.D1684]/[.$I$2]" office:value-type="float" office:value="0.821871718487395" calcext:value-type="float">
            <text:p>0.8218717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1.95361328" calcext:value-type="float">
            <text:p>1.95361328</text:p>
          </table:table-cell>
          <table:table-cell table:formula="of:=[.$E$1670]+[.C1685]" office:value-type="float" office:value="1819.109" calcext:value-type="float">
            <text:p>1819.109</text:p>
          </table:table-cell>
          <table:table-cell table:formula="of:=[.D1685]/[.$I$2]" office:value-type="float" office:value="0.820845915966387" calcext:value-type="float">
            <text:p>0.820845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1.95263672" calcext:value-type="float">
            <text:p>1.95263672</text:p>
          </table:table-cell>
          <table:table-cell table:formula="of:=[.$E$1670]+[.C1686]" office:value-type="float" office:value="1820.218" calcext:value-type="float">
            <text:p>1820.218</text:p>
          </table:table-cell>
          <table:table-cell table:formula="of:=[.D1686]/[.$I$2]" office:value-type="float" office:value="0.820435596638655" calcext:value-type="float">
            <text:p>0.8204355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7]" office:value-type="float" office:value="1821.312" calcext:value-type="float">
            <text:p>1821.312</text:p>
          </table:table-cell>
          <table:table-cell table:formula="of:=[.D1687]/[.$I$2]" office:value-type="float" office:value="0.819307214285714" calcext:value-type="float">
            <text:p>0.819307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8" calcext:value-type="float">
            <text:p>17.688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8]" office:value-type="float" office:value="1822.422" calcext:value-type="float">
            <text:p>1822.422</text:p>
          </table:table-cell>
          <table:table-cell table:formula="of:=[.D1688]/[.$I$2]" office:value-type="float" office:value="0.819307214285714" calcext:value-type="float">
            <text:p>0.819307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9]" office:value-type="float" office:value="1823.515" calcext:value-type="float">
            <text:p>1823.515</text:p>
          </table:table-cell>
          <table:table-cell table:formula="of:=[.D1689]/[.$I$2]" office:value-type="float" office:value="0.819307214285714" calcext:value-type="float">
            <text:p>0.8193072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1.93994141" calcext:value-type="float">
            <text:p>1.93994141</text:p>
          </table:table-cell>
          <table:table-cell table:formula="of:=[.$E$1670]+[.C1690]" office:value-type="float" office:value="1824.609" calcext:value-type="float">
            <text:p>1824.609</text:p>
          </table:table-cell>
          <table:table-cell table:formula="of:=[.D1690]/[.$I$2]" office:value-type="float" office:value="0.815101432773109" calcext:value-type="float">
            <text:p>0.815101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1.93676758" calcext:value-type="float">
            <text:p>1.93676758</text:p>
          </table:table-cell>
          <table:table-cell table:formula="of:=[.$E$1670]+[.C1691]" office:value-type="float" office:value="1825.718" calcext:value-type="float">
            <text:p>1825.718</text:p>
          </table:table-cell>
          <table:table-cell table:formula="of:=[.D1691]/[.$I$2]" office:value-type="float" office:value="0.813767890756303" calcext:value-type="float">
            <text:p>0.8137678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1.94018555" calcext:value-type="float">
            <text:p>1.94018555</text:p>
          </table:table-cell>
          <table:table-cell table:formula="of:=[.$E$1670]+[.C1692]" office:value-type="float" office:value="1826.812" calcext:value-type="float">
            <text:p>1826.812</text:p>
          </table:table-cell>
          <table:table-cell table:formula="of:=[.D1692]/[.$I$2]" office:value-type="float" office:value="0.815204012605042" calcext:value-type="float">
            <text:p>0.815204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8" calcext:value-type="float">
            <text:p>23.188</text:p>
          </table:table-cell>
          <table:table-cell office:value-type="float" office:value="1.93969727" calcext:value-type="float">
            <text:p>1.93969727</text:p>
          </table:table-cell>
          <table:table-cell table:formula="of:=[.$E$1670]+[.C1693]" office:value-type="float" office:value="1827.922" calcext:value-type="float">
            <text:p>1827.922</text:p>
          </table:table-cell>
          <table:table-cell table:formula="of:=[.D1693]/[.$I$2]" office:value-type="float" office:value="0.814998852941176" calcext:value-type="float">
            <text:p>0.8149988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1.94091797" calcext:value-type="float">
            <text:p>1.94091797</text:p>
          </table:table-cell>
          <table:table-cell table:formula="of:=[.$E$1670]+[.C1694]" office:value-type="float" office:value="1829.015" calcext:value-type="float">
            <text:p>1829.015</text:p>
          </table:table-cell>
          <table:table-cell table:formula="of:=[.D1694]/[.$I$2]" office:value-type="float" office:value="0.81551175210084" calcext:value-type="float">
            <text:p>0.8155117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1.9362793" calcext:value-type="float">
            <text:p>1.9362793</text:p>
          </table:table-cell>
          <table:table-cell table:formula="of:=[.$E$1670]+[.C1695]" office:value-type="float" office:value="1830.109" calcext:value-type="float">
            <text:p>1830.109</text:p>
          </table:table-cell>
          <table:table-cell table:formula="of:=[.D1695]/[.$I$2]" office:value-type="float" office:value="0.813562731092437" calcext:value-type="float">
            <text:p>0.813562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1.93334961" calcext:value-type="float">
            <text:p>1.93334961</text:p>
          </table:table-cell>
          <table:table-cell table:formula="of:=[.$E$1670]+[.C1696]" office:value-type="float" office:value="1831.218" calcext:value-type="float">
            <text:p>1831.218</text:p>
          </table:table-cell>
          <table:table-cell table:formula="of:=[.D1696]/[.$I$2]" office:value-type="float" office:value="0.812331768907563" calcext:value-type="float">
            <text:p>0.812331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1.93066406" calcext:value-type="float">
            <text:p>1.93066406</text:p>
          </table:table-cell>
          <table:table-cell table:formula="of:=[.$E$1670]+[.C1697]" office:value-type="float" office:value="1832.312" calcext:value-type="float">
            <text:p>1832.312</text:p>
          </table:table-cell>
          <table:table-cell table:formula="of:=[.D1697]/[.$I$2]" office:value-type="float" office:value="0.811203386554622" calcext:value-type="float">
            <text:p>0.811203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8" calcext:value-type="float">
            <text:p>28.688</text:p>
          </table:table-cell>
          <table:table-cell office:value-type="float" office:value="1.92944336" calcext:value-type="float">
            <text:p>1.92944336</text:p>
          </table:table-cell>
          <table:table-cell table:formula="of:=[.$E$1670]+[.C1698]" office:value-type="float" office:value="1833.422" calcext:value-type="float">
            <text:p>1833.422</text:p>
          </table:table-cell>
          <table:table-cell table:formula="of:=[.D1698]/[.$I$2]" office:value-type="float" office:value="0.810690487394958" calcext:value-type="float">
            <text:p>0.8106904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1.93041992" calcext:value-type="float">
            <text:p>1.93041992</text:p>
          </table:table-cell>
          <table:table-cell table:formula="of:=[.$E$1670]+[.C1699]" office:value-type="float" office:value="1834.515" calcext:value-type="float">
            <text:p>1834.515</text:p>
          </table:table-cell>
          <table:table-cell table:formula="of:=[.D1699]/[.$I$2]" office:value-type="float" office:value="0.811100806722689" calcext:value-type="float">
            <text:p>0.811100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1.92456055" calcext:value-type="float">
            <text:p>1.92456055</text:p>
          </table:table-cell>
          <table:table-cell table:formula="of:=[.$E$1670]+[.C1700]" office:value-type="float" office:value="1835.609" calcext:value-type="float">
            <text:p>1835.609</text:p>
          </table:table-cell>
          <table:table-cell table:formula="of:=[.D1700]/[.$I$2]" office:value-type="float" office:value="0.808638886554622" calcext:value-type="float">
            <text:p>0.808638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1.92163086" calcext:value-type="float">
            <text:p>1.92163086</text:p>
          </table:table-cell>
          <table:table-cell table:formula="of:=[.$E$1670]+[.C1701]" office:value-type="float" office:value="1836.718" calcext:value-type="float">
            <text:p>1836.718</text:p>
          </table:table-cell>
          <table:table-cell table:formula="of:=[.D1701]/[.$I$2]" office:value-type="float" office:value="0.807407924369748" calcext:value-type="float">
            <text:p>0.807407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1.91845703" calcext:value-type="float">
            <text:p>1.91845703</text:p>
          </table:table-cell>
          <table:table-cell table:formula="of:=[.$E$1670]+[.C1702]" office:value-type="float" office:value="1837.812" calcext:value-type="float">
            <text:p>1837.812</text:p>
          </table:table-cell>
          <table:table-cell table:formula="of:=[.D1702]/[.$I$2]" office:value-type="float" office:value="0.806074382352941" calcext:value-type="float">
            <text:p>0.806074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8" calcext:value-type="float">
            <text:p>34.188</text:p>
          </table:table-cell>
          <table:table-cell office:value-type="float" office:value="1.92236328" calcext:value-type="float">
            <text:p>1.92236328</text:p>
          </table:table-cell>
          <table:table-cell table:formula="of:=[.$E$1670]+[.C1703]" office:value-type="float" office:value="1838.922" calcext:value-type="float">
            <text:p>1838.922</text:p>
          </table:table-cell>
          <table:table-cell table:formula="of:=[.D1703]/[.$I$2]" office:value-type="float" office:value="0.807715663865546" calcext:value-type="float">
            <text:p>0.807715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1.92407227" calcext:value-type="float">
            <text:p>1.92407227</text:p>
          </table:table-cell>
          <table:table-cell table:formula="of:=[.$E$1670]+[.C1704]" office:value-type="float" office:value="1840.015" calcext:value-type="float">
            <text:p>1840.015</text:p>
          </table:table-cell>
          <table:table-cell table:formula="of:=[.D1704]/[.$I$2]" office:value-type="float" office:value="0.808433726890756" calcext:value-type="float">
            <text:p>0.8084337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1.92626953" calcext:value-type="float">
            <text:p>1.92626953</text:p>
          </table:table-cell>
          <table:table-cell table:formula="of:=[.$E$1670]+[.C1705]" office:value-type="float" office:value="1841.109" calcext:value-type="float">
            <text:p>1841.109</text:p>
          </table:table-cell>
          <table:table-cell table:formula="of:=[.D1705]/[.$I$2]" office:value-type="float" office:value="0.809356945378151" calcext:value-type="float">
            <text:p>0.809356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1.93237305" calcext:value-type="float">
            <text:p>1.93237305</text:p>
          </table:table-cell>
          <table:table-cell table:formula="of:=[.$E$1670]+[.C1706]" office:value-type="float" office:value="1842.218" calcext:value-type="float">
            <text:p>1842.218</text:p>
          </table:table-cell>
          <table:table-cell table:formula="of:=[.D1706]/[.$I$2]" office:value-type="float" office:value="0.811921449579832" calcext:value-type="float">
            <text:p>0.8119214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1.9309082" calcext:value-type="float">
            <text:p>1.9309082</text:p>
          </table:table-cell>
          <table:table-cell table:formula="of:=[.$E$1670]+[.C1707]" office:value-type="float" office:value="1843.312" calcext:value-type="float">
            <text:p>1843.312</text:p>
          </table:table-cell>
          <table:table-cell table:formula="of:=[.D1707]/[.$I$2]" office:value-type="float" office:value="0.811305966386555" calcext:value-type="float">
            <text:p>0.811305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8" calcext:value-type="float">
            <text:p>39.688</text:p>
          </table:table-cell>
          <table:table-cell office:value-type="float" office:value="1.92504883" calcext:value-type="float">
            <text:p>1.92504883</text:p>
          </table:table-cell>
          <table:table-cell table:formula="of:=[.$E$1670]+[.C1708]" office:value-type="float" office:value="1844.422" calcext:value-type="float">
            <text:p>1844.422</text:p>
          </table:table-cell>
          <table:table-cell table:formula="of:=[.D1708]/[.$I$2]" office:value-type="float" office:value="0.808844046218487" calcext:value-type="float">
            <text:p>0.8088440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1.93188477" calcext:value-type="float">
            <text:p>1.93188477</text:p>
          </table:table-cell>
          <table:table-cell table:formula="of:=[.$E$1670]+[.C1709]" office:value-type="float" office:value="1845.515" calcext:value-type="float">
            <text:p>1845.515</text:p>
          </table:table-cell>
          <table:table-cell table:formula="of:=[.D1709]/[.$I$2]" office:value-type="float" office:value="0.811716289915966" calcext:value-type="float">
            <text:p>0.811716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1.93041992" calcext:value-type="float">
            <text:p>1.93041992</text:p>
          </table:table-cell>
          <table:table-cell table:formula="of:=[.$E$1670]+[.C1710]" office:value-type="float" office:value="1846.609" calcext:value-type="float">
            <text:p>1846.609</text:p>
          </table:table-cell>
          <table:table-cell table:formula="of:=[.D1710]/[.$I$2]" office:value-type="float" office:value="0.811100806722689" calcext:value-type="float">
            <text:p>0.811100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1.93115234" calcext:value-type="float">
            <text:p>1.93115234</text:p>
          </table:table-cell>
          <table:table-cell table:formula="of:=[.$E$1670]+[.C1711]" office:value-type="float" office:value="1847.718" calcext:value-type="float">
            <text:p>1847.718</text:p>
          </table:table-cell>
          <table:table-cell table:formula="of:=[.D1711]/[.$I$2]" office:value-type="float" office:value="0.811408546218487" calcext:value-type="float">
            <text:p>0.811408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1.92480469" calcext:value-type="float">
            <text:p>1.92480469</text:p>
          </table:table-cell>
          <table:table-cell table:formula="of:=[.$E$1670]+[.C1712]" office:value-type="float" office:value="1848.812" calcext:value-type="float">
            <text:p>1848.812</text:p>
          </table:table-cell>
          <table:table-cell table:formula="of:=[.D1712]/[.$I$2]" office:value-type="float" office:value="0.808741466386555" calcext:value-type="float">
            <text:p>0.808741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8" calcext:value-type="float">
            <text:p>45.188</text:p>
          </table:table-cell>
          <table:table-cell office:value-type="float" office:value="1.92163086" calcext:value-type="float">
            <text:p>1.92163086</text:p>
          </table:table-cell>
          <table:table-cell table:formula="of:=[.$E$1670]+[.C1713]" office:value-type="float" office:value="1849.922" calcext:value-type="float">
            <text:p>1849.922</text:p>
          </table:table-cell>
          <table:table-cell table:formula="of:=[.D1713]/[.$I$2]" office:value-type="float" office:value="0.807407924369748" calcext:value-type="float">
            <text:p>0.807407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1.91821289" calcext:value-type="float">
            <text:p>1.91821289</text:p>
          </table:table-cell>
          <table:table-cell table:formula="of:=[.$E$1670]+[.C1714]" office:value-type="float" office:value="1851.015" calcext:value-type="float">
            <text:p>1851.015</text:p>
          </table:table-cell>
          <table:table-cell table:formula="of:=[.D1714]/[.$I$2]" office:value-type="float" office:value="0.805971802521008" calcext:value-type="float">
            <text:p>0.805971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1.91992188" calcext:value-type="float">
            <text:p>1.91992188</text:p>
          </table:table-cell>
          <table:table-cell table:formula="of:=[.$E$1670]+[.C1715]" office:value-type="float" office:value="1852.109" calcext:value-type="float">
            <text:p>1852.109</text:p>
          </table:table-cell>
          <table:table-cell table:formula="of:=[.D1715]/[.$I$2]" office:value-type="float" office:value="0.806689865546218" calcext:value-type="float">
            <text:p>0.806689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1.91674805" calcext:value-type="float">
            <text:p>1.91674805</text:p>
          </table:table-cell>
          <table:table-cell table:formula="of:=[.$E$1670]+[.C1716]" office:value-type="float" office:value="1853.218" calcext:value-type="float">
            <text:p>1853.218</text:p>
          </table:table-cell>
          <table:table-cell table:formula="of:=[.D1716]/[.$I$2]" office:value-type="float" office:value="0.805356323529412" calcext:value-type="float">
            <text:p>0.805356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1.91040039" calcext:value-type="float">
            <text:p>1.91040039</text:p>
          </table:table-cell>
          <table:table-cell table:formula="of:=[.$E$1670]+[.C1717]" office:value-type="float" office:value="1854.312" calcext:value-type="float">
            <text:p>1854.312</text:p>
          </table:table-cell>
          <table:table-cell table:formula="of:=[.D1717]/[.$I$2]" office:value-type="float" office:value="0.802689239495798" calcext:value-type="float">
            <text:p>0.802689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8" calcext:value-type="float">
            <text:p>50.688</text:p>
          </table:table-cell>
          <table:table-cell office:value-type="float" office:value="1.9206543" calcext:value-type="float">
            <text:p>1.9206543</text:p>
          </table:table-cell>
          <table:table-cell table:formula="of:=[.$E$1670]+[.C1718]" office:value-type="float" office:value="1855.422" calcext:value-type="float">
            <text:p>1855.422</text:p>
          </table:table-cell>
          <table:table-cell table:formula="of:=[.D1718]/[.$I$2]" office:value-type="float" office:value="0.806997605042017" calcext:value-type="float">
            <text:p>0.80699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19]" office:value-type="float" office:value="1856.515" calcext:value-type="float">
            <text:p>1856.515</text:p>
          </table:table-cell>
          <table:table-cell table:formula="of:=[.D1719]/[.$I$2]" office:value-type="float" office:value="0.808125983193277" calcext:value-type="float">
            <text:p>0.808125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.92602539" calcext:value-type="float">
            <text:p>1.92602539</text:p>
          </table:table-cell>
          <table:table-cell table:formula="of:=[.$E$1670]+[.C1720]" office:value-type="float" office:value="1857.609" calcext:value-type="float">
            <text:p>1857.609</text:p>
          </table:table-cell>
          <table:table-cell table:formula="of:=[.D1720]/[.$I$2]" office:value-type="float" office:value="0.809254365546219" calcext:value-type="float">
            <text:p>0.8092543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21]" office:value-type="float" office:value="1858.718" calcext:value-type="float">
            <text:p>1858.718</text:p>
          </table:table-cell>
          <table:table-cell table:formula="of:=[.D1721]/[.$I$2]" office:value-type="float" office:value="0.808125983193277" calcext:value-type="float">
            <text:p>0.808125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1.92016602" calcext:value-type="float">
            <text:p>1.92016602</text:p>
          </table:table-cell>
          <table:table-cell table:formula="of:=[.$E$1670]+[.C1722]" office:value-type="float" office:value="1859.812" calcext:value-type="float">
            <text:p>1859.812</text:p>
          </table:table-cell>
          <table:table-cell table:formula="of:=[.D1722]/[.$I$2]" office:value-type="float" office:value="0.806792445378151" calcext:value-type="float">
            <text:p>0.8067924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8" calcext:value-type="float">
            <text:p>56.188</text:p>
          </table:table-cell>
          <table:table-cell office:value-type="float" office:value="1.92773438" calcext:value-type="float">
            <text:p>1.92773438</text:p>
          </table:table-cell>
          <table:table-cell table:formula="of:=[.$E$1670]+[.C1723]" office:value-type="float" office:value="1860.922" calcext:value-type="float">
            <text:p>1860.922</text:p>
          </table:table-cell>
          <table:table-cell table:formula="of:=[.D1723]/[.$I$2]" office:value-type="float" office:value="0.809972428571429" calcext:value-type="float">
            <text:p>0.809972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1.92358398" calcext:value-type="float">
            <text:p>1.92358398</text:p>
          </table:table-cell>
          <table:table-cell table:formula="of:=[.$E$1670]+[.C1724]" office:value-type="float" office:value="1862.015" calcext:value-type="float">
            <text:p>1862.015</text:p>
          </table:table-cell>
          <table:table-cell table:formula="of:=[.D1724]/[.$I$2]" office:value-type="float" office:value="0.80822856302521" calcext:value-type="float">
            <text:p>0.808228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25]" office:value-type="float" office:value="1863.109" calcext:value-type="float">
            <text:p>1863.109</text:p>
          </table:table-cell>
          <table:table-cell table:formula="of:=[.D1725]/[.$I$2]" office:value-type="float" office:value="0.808125983193277" calcext:value-type="float">
            <text:p>0.808125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1.91845703" calcext:value-type="float">
            <text:p>1.91845703</text:p>
          </table:table-cell>
          <table:table-cell table:formula="of:=[.$E$1670]+[.C1726]" office:value-type="float" office:value="1864.218" calcext:value-type="float">
            <text:p>1864.218</text:p>
          </table:table-cell>
          <table:table-cell table:formula="of:=[.D1726]/[.$I$2]" office:value-type="float" office:value="0.806074382352941" calcext:value-type="float">
            <text:p>0.806074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1.91308594" calcext:value-type="float">
            <text:p>1.91308594</text:p>
          </table:table-cell>
          <table:table-cell table:formula="of:=[.$E$1670]+[.C1727]" office:value-type="float" office:value="1865.312" calcext:value-type="float">
            <text:p>1865.312</text:p>
          </table:table-cell>
          <table:table-cell table:formula="of:=[.D1727]/[.$I$2]" office:value-type="float" office:value="0.80381762184874" calcext:value-type="float">
            <text:p>0.803817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8" calcext:value-type="float">
            <text:p>61.688</text:p>
          </table:table-cell>
          <table:table-cell office:value-type="float" office:value="1.90649414" calcext:value-type="float">
            <text:p>1.90649414</text:p>
          </table:table-cell>
          <table:table-cell table:formula="of:=[.$E$1670]+[.C1728]" office:value-type="float" office:value="1866.422" calcext:value-type="float">
            <text:p>1866.422</text:p>
          </table:table-cell>
          <table:table-cell table:formula="of:=[.D1728]/[.$I$2]" office:value-type="float" office:value="0.801047957983193" calcext:value-type="float">
            <text:p>0.80104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29]" office:value-type="float" office:value="1867.515" calcext:value-type="float">
            <text:p>1867.515</text:p>
          </table:table-cell>
          <table:table-cell table:formula="of:=[.D1729]/[.$I$2]" office:value-type="float" office:value="0.799611836134454" calcext:value-type="float">
            <text:p>0.79961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1.90087891" calcext:value-type="float">
            <text:p>1.90087891</text:p>
          </table:table-cell>
          <table:table-cell table:formula="of:=[.$E$1670]+[.C1730]" office:value-type="float" office:value="1868.609" calcext:value-type="float">
            <text:p>1868.609</text:p>
          </table:table-cell>
          <table:table-cell table:formula="of:=[.D1730]/[.$I$2]" office:value-type="float" office:value="0.798688617647059" calcext:value-type="float">
            <text:p>0.798688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1.90795898" calcext:value-type="float">
            <text:p>1.90795898</text:p>
          </table:table-cell>
          <table:table-cell table:formula="of:=[.$E$1670]+[.C1731]" office:value-type="float" office:value="1869.718" calcext:value-type="float">
            <text:p>1869.718</text:p>
          </table:table-cell>
          <table:table-cell table:formula="of:=[.D1731]/[.$I$2]" office:value-type="float" office:value="0.80166343697479" calcext:value-type="float">
            <text:p>0.80166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32]" office:value-type="float" office:value="1870.812" calcext:value-type="float">
            <text:p>1870.812</text:p>
          </table:table-cell>
          <table:table-cell table:formula="of:=[.D1732]/[.$I$2]" office:value-type="float" office:value="0.799509256302521" calcext:value-type="float">
            <text:p>0.79950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8" calcext:value-type="float">
            <text:p>67.188</text:p>
          </table:table-cell>
          <table:table-cell office:value-type="float" office:value="1.90771484" calcext:value-type="float">
            <text:p>1.90771484</text:p>
          </table:table-cell>
          <table:table-cell table:formula="of:=[.$E$1670]+[.C1733]" office:value-type="float" office:value="1871.922" calcext:value-type="float">
            <text:p>1871.922</text:p>
          </table:table-cell>
          <table:table-cell table:formula="of:=[.D1733]/[.$I$2]" office:value-type="float" office:value="0.801560857142857" calcext:value-type="float">
            <text:p>0.801560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1.90917969" calcext:value-type="float">
            <text:p>1.90917969</text:p>
          </table:table-cell>
          <table:table-cell table:formula="of:=[.$E$1670]+[.C1734]" office:value-type="float" office:value="1873.015" calcext:value-type="float">
            <text:p>1873.015</text:p>
          </table:table-cell>
          <table:table-cell table:formula="of:=[.D1734]/[.$I$2]" office:value-type="float" office:value="0.802176340336134" calcext:value-type="float">
            <text:p>0.8021763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1.91357422" calcext:value-type="float">
            <text:p>1.91357422</text:p>
          </table:table-cell>
          <table:table-cell table:formula="of:=[.$E$1670]+[.C1735]" office:value-type="float" office:value="1874.109" calcext:value-type="float">
            <text:p>1874.109</text:p>
          </table:table-cell>
          <table:table-cell table:formula="of:=[.D1735]/[.$I$2]" office:value-type="float" office:value="0.804022781512605" calcext:value-type="float">
            <text:p>0.804022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1.91064453" calcext:value-type="float">
            <text:p>1.91064453</text:p>
          </table:table-cell>
          <table:table-cell table:formula="of:=[.$E$1670]+[.C1736]" office:value-type="float" office:value="1875.218" calcext:value-type="float">
            <text:p>1875.218</text:p>
          </table:table-cell>
          <table:table-cell table:formula="of:=[.D1736]/[.$I$2]" office:value-type="float" office:value="0.802791819327731" calcext:value-type="float">
            <text:p>0.802791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1.90478516" calcext:value-type="float">
            <text:p>1.90478516</text:p>
          </table:table-cell>
          <table:table-cell table:formula="of:=[.$E$1670]+[.C1737]" office:value-type="float" office:value="1876.312" calcext:value-type="float">
            <text:p>1876.312</text:p>
          </table:table-cell>
          <table:table-cell table:formula="of:=[.D1737]/[.$I$2]" office:value-type="float" office:value="0.800329899159664" calcext:value-type="float">
            <text:p>0.800329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8" calcext:value-type="float">
            <text:p>72.688</text:p>
          </table:table-cell>
          <table:table-cell office:value-type="float" office:value="1.90820312" calcext:value-type="float">
            <text:p>1.90820312</text:p>
          </table:table-cell>
          <table:table-cell table:formula="of:=[.$E$1670]+[.C1738]" office:value-type="float" office:value="1877.422" calcext:value-type="float">
            <text:p>1877.422</text:p>
          </table:table-cell>
          <table:table-cell table:formula="of:=[.D1738]/[.$I$2]" office:value-type="float" office:value="0.801766016806723" calcext:value-type="float">
            <text:p>0.801766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1.90698242" calcext:value-type="float">
            <text:p>1.90698242</text:p>
          </table:table-cell>
          <table:table-cell table:formula="of:=[.$E$1670]+[.C1739]" office:value-type="float" office:value="1878.515" calcext:value-type="float">
            <text:p>1878.515</text:p>
          </table:table-cell>
          <table:table-cell table:formula="of:=[.D1739]/[.$I$2]" office:value-type="float" office:value="0.801253117647059" calcext:value-type="float">
            <text:p>0.801253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1.90380859" calcext:value-type="float">
            <text:p>1.90380859</text:p>
          </table:table-cell>
          <table:table-cell table:formula="of:=[.$E$1670]+[.C1740]" office:value-type="float" office:value="1879.609" calcext:value-type="float">
            <text:p>1879.609</text:p>
          </table:table-cell>
          <table:table-cell table:formula="of:=[.D1740]/[.$I$2]" office:value-type="float" office:value="0.799919575630252" calcext:value-type="float">
            <text:p>0.79991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1.91113281" calcext:value-type="float">
            <text:p>1.91113281</text:p>
          </table:table-cell>
          <table:table-cell table:formula="of:=[.$E$1670]+[.C1741]" office:value-type="float" office:value="1880.718" calcext:value-type="float">
            <text:p>1880.718</text:p>
          </table:table-cell>
          <table:table-cell table:formula="of:=[.D1741]/[.$I$2]" office:value-type="float" office:value="0.802996978991597" calcext:value-type="float">
            <text:p>0.802996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1.9140625" calcext:value-type="float">
            <text:p>1.9140625</text:p>
          </table:table-cell>
          <table:table-cell table:formula="of:=[.$E$1670]+[.C1742]" office:value-type="float" office:value="1881.812" calcext:value-type="float">
            <text:p>1881.812</text:p>
          </table:table-cell>
          <table:table-cell table:formula="of:=[.D1742]/[.$I$2]" office:value-type="float" office:value="0.804227941176471" calcext:value-type="float">
            <text:p>0.804227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8" calcext:value-type="float">
            <text:p>78.188</text:p>
          </table:table-cell>
          <table:table-cell office:value-type="float" office:value="1.90991211" calcext:value-type="float">
            <text:p>1.90991211</text:p>
          </table:table-cell>
          <table:table-cell table:formula="of:=[.$E$1670]+[.C1743]" office:value-type="float" office:value="1882.922" calcext:value-type="float">
            <text:p>1882.922</text:p>
          </table:table-cell>
          <table:table-cell table:formula="of:=[.D1743]/[.$I$2]" office:value-type="float" office:value="0.802484079831933" calcext:value-type="float">
            <text:p>0.802484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1.91064453" calcext:value-type="float">
            <text:p>1.91064453</text:p>
          </table:table-cell>
          <table:table-cell table:formula="of:=[.$E$1670]+[.C1744]" office:value-type="float" office:value="1884.015" calcext:value-type="float">
            <text:p>1884.015</text:p>
          </table:table-cell>
          <table:table-cell table:formula="of:=[.D1744]/[.$I$2]" office:value-type="float" office:value="0.802791819327731" calcext:value-type="float">
            <text:p>0.8027918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45]" office:value-type="float" office:value="1885.109" calcext:value-type="float">
            <text:p>1885.109</text:p>
          </table:table-cell>
          <table:table-cell table:formula="of:=[.D1745]/[.$I$2]" office:value-type="float" office:value="0.799611836134454" calcext:value-type="float">
            <text:p>0.79961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1.90039062" calcext:value-type="float">
            <text:p>1.90039062</text:p>
          </table:table-cell>
          <table:table-cell table:formula="of:=[.$E$1670]+[.C1746]" office:value-type="float" office:value="1886.218" calcext:value-type="float">
            <text:p>1886.218</text:p>
          </table:table-cell>
          <table:table-cell table:formula="of:=[.D1746]/[.$I$2]" office:value-type="float" office:value="0.798483453781513" calcext:value-type="float">
            <text:p>0.79848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1.90332031" calcext:value-type="float">
            <text:p>1.90332031</text:p>
          </table:table-cell>
          <table:table-cell table:formula="of:=[.$E$1670]+[.C1747]" office:value-type="float" office:value="1887.312" calcext:value-type="float">
            <text:p>1887.312</text:p>
          </table:table-cell>
          <table:table-cell table:formula="of:=[.D1747]/[.$I$2]" office:value-type="float" office:value="0.799714415966387" calcext:value-type="float">
            <text:p>0.799714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8" calcext:value-type="float">
            <text:p>83.688</text:p>
          </table:table-cell>
          <table:table-cell office:value-type="float" office:value="1.90405273" calcext:value-type="float">
            <text:p>1.90405273</text:p>
          </table:table-cell>
          <table:table-cell table:formula="of:=[.$E$1670]+[.C1748]" office:value-type="float" office:value="1888.422" calcext:value-type="float">
            <text:p>1888.422</text:p>
          </table:table-cell>
          <table:table-cell table:formula="of:=[.D1748]/[.$I$2]" office:value-type="float" office:value="0.800022155462185" calcext:value-type="float">
            <text:p>0.80002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1.9050293" calcext:value-type="float">
            <text:p>1.9050293</text:p>
          </table:table-cell>
          <table:table-cell table:formula="of:=[.$E$1670]+[.C1749]" office:value-type="float" office:value="1889.515" calcext:value-type="float">
            <text:p>1889.515</text:p>
          </table:table-cell>
          <table:table-cell table:formula="of:=[.D1749]/[.$I$2]" office:value-type="float" office:value="0.800432478991597" calcext:value-type="float">
            <text:p>0.80043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50]" office:value-type="float" office:value="1890.609" calcext:value-type="float">
            <text:p>1890.609</text:p>
          </table:table-cell>
          <table:table-cell table:formula="of:=[.D1750]/[.$I$2]" office:value-type="float" office:value="0.799509256302521" calcext:value-type="float">
            <text:p>0.79950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51]" office:value-type="float" office:value="1891.718" calcext:value-type="float">
            <text:p>1891.718</text:p>
          </table:table-cell>
          <table:table-cell table:formula="of:=[.D1751]/[.$I$2]" office:value-type="float" office:value="0.799611836134454" calcext:value-type="float">
            <text:p>0.7996118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1.89624023" calcext:value-type="float">
            <text:p>1.89624023</text:p>
          </table:table-cell>
          <table:table-cell table:formula="of:=[.$E$1670]+[.C1752]" office:value-type="float" office:value="1892.812" calcext:value-type="float">
            <text:p>1892.812</text:p>
          </table:table-cell>
          <table:table-cell table:formula="of:=[.D1752]/[.$I$2]" office:value-type="float" office:value="0.796739592436975" calcext:value-type="float">
            <text:p>0.796739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8" calcext:value-type="float">
            <text:p>89.188</text:p>
          </table:table-cell>
          <table:table-cell office:value-type="float" office:value="1.89892578" calcext:value-type="float">
            <text:p>1.89892578</text:p>
          </table:table-cell>
          <table:table-cell table:formula="of:=[.$E$1670]+[.C1753]" office:value-type="float" office:value="1893.922" calcext:value-type="float">
            <text:p>1893.922</text:p>
          </table:table-cell>
          <table:table-cell table:formula="of:=[.D1753]/[.$I$2]" office:value-type="float" office:value="0.797867974789916" calcext:value-type="float">
            <text:p>0.7978679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1.90161133" calcext:value-type="float">
            <text:p>1.90161133</text:p>
          </table:table-cell>
          <table:table-cell table:formula="of:=[.$E$1670]+[.C1754]" office:value-type="float" office:value="1895.015" calcext:value-type="float">
            <text:p>1895.015</text:p>
          </table:table-cell>
          <table:table-cell table:formula="of:=[.D1754]/[.$I$2]" office:value-type="float" office:value="0.798996357142857" calcext:value-type="float">
            <text:p>0.798996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55]" office:value-type="float" office:value="1896.109" calcext:value-type="float">
            <text:p>1896.109</text:p>
          </table:table-cell>
          <table:table-cell table:formula="of:=[.D1755]/[.$I$2]" office:value-type="float" office:value="0.799304096638656" calcext:value-type="float">
            <text:p>0.79930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56]" office:value-type="float" office:value="1897.218" calcext:value-type="float">
            <text:p>1897.218</text:p>
          </table:table-cell>
          <table:table-cell table:formula="of:=[.D1756]/[.$I$2]" office:value-type="float" office:value="0.799304096638656" calcext:value-type="float">
            <text:p>0.79930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1.89477539" calcext:value-type="float">
            <text:p>1.89477539</text:p>
          </table:table-cell>
          <table:table-cell table:formula="of:=[.$E$1670]+[.C1757]" office:value-type="float" office:value="1898.312" calcext:value-type="float">
            <text:p>1898.312</text:p>
          </table:table-cell>
          <table:table-cell table:formula="of:=[.D1757]/[.$I$2]" office:value-type="float" office:value="0.796124113445378" calcext:value-type="float">
            <text:p>0.7961241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8" calcext:value-type="float">
            <text:p>94.688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58]" office:value-type="float" office:value="1899.422" calcext:value-type="float">
            <text:p>1899.422</text:p>
          </table:table-cell>
          <table:table-cell table:formula="of:=[.D1758]/[.$I$2]" office:value-type="float" office:value="0.799509256302521" calcext:value-type="float">
            <text:p>0.79950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1.89868164" calcext:value-type="float">
            <text:p>1.89868164</text:p>
          </table:table-cell>
          <table:table-cell table:formula="of:=[.$E$1670]+[.C1759]" office:value-type="float" office:value="1900.515" calcext:value-type="float">
            <text:p>1900.515</text:p>
          </table:table-cell>
          <table:table-cell table:formula="of:=[.D1759]/[.$I$2]" office:value-type="float" office:value="0.797765394957983" calcext:value-type="float">
            <text:p>0.797765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60]" office:value-type="float" office:value="1901.609" calcext:value-type="float">
            <text:p>1901.609</text:p>
          </table:table-cell>
          <table:table-cell table:formula="of:=[.D1760]/[.$I$2]" office:value-type="float" office:value="0.799304096638656" calcext:value-type="float">
            <text:p>0.799304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1.90014648" calcext:value-type="float">
            <text:p>1.90014648</text:p>
          </table:table-cell>
          <table:table-cell table:formula="of:=[.$E$1670]+[.C1761]" office:value-type="float" office:value="1902.718" calcext:value-type="float">
            <text:p>1902.718</text:p>
          </table:table-cell>
          <table:table-cell table:formula="of:=[.D1761]/[.$I$2]" office:value-type="float" office:value="0.79838087394958" calcext:value-type="float">
            <text:p>0.798380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1.89404297" calcext:value-type="float">
            <text:p>1.89404297</text:p>
          </table:table-cell>
          <table:table-cell table:formula="of:=[.$E$1670]+[.C1762]" office:value-type="float" office:value="1903.812" calcext:value-type="float">
            <text:p>1903.812</text:p>
          </table:table-cell>
          <table:table-cell table:formula="of:=[.D1762]/[.$I$2]" office:value-type="float" office:value="0.79581637394958" calcext:value-type="float">
            <text:p>0.7958163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1.89428711" calcext:value-type="float">
            <text:p>1.89428711</text:p>
          </table:table-cell>
          <table:table-cell table:formula="of:=[.$E$1670]+[.C1763]" office:value-type="float" office:value="1904.922" calcext:value-type="float">
            <text:p>1904.922</text:p>
          </table:table-cell>
          <table:table-cell table:formula="of:=[.D1763]/[.$I$2]" office:value-type="float" office:value="0.795918953781513" calcext:value-type="float">
            <text:p>0.795918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1.88696289" calcext:value-type="float">
            <text:p>1.88696289</text:p>
          </table:table-cell>
          <table:table-cell table:formula="of:=[.$E$1670]+[.C1764]" office:value-type="float" office:value="1906.015" calcext:value-type="float">
            <text:p>1906.015</text:p>
          </table:table-cell>
          <table:table-cell table:formula="of:=[.D1764]/[.$I$2]" office:value-type="float" office:value="0.792841550420168" calcext:value-type="float">
            <text:p>0.7928415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1.89599609" calcext:value-type="float">
            <text:p>1.89599609</text:p>
          </table:table-cell>
          <table:table-cell table:formula="of:=[.$E$1670]+[.C1765]" office:value-type="float" office:value="1907.109" calcext:value-type="float">
            <text:p>1907.109</text:p>
          </table:table-cell>
          <table:table-cell table:formula="of:=[.D1765]/[.$I$2]" office:value-type="float" office:value="0.796637012605042" calcext:value-type="float">
            <text:p>0.796637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1.89819336" calcext:value-type="float">
            <text:p>1.89819336</text:p>
          </table:table-cell>
          <table:table-cell table:formula="of:=[.$E$1670]+[.C1766]" office:value-type="float" office:value="1908.218" calcext:value-type="float">
            <text:p>1908.218</text:p>
          </table:table-cell>
          <table:table-cell table:formula="of:=[.D1766]/[.$I$2]" office:value-type="float" office:value="0.797560235294118" calcext:value-type="float">
            <text:p>0.7975602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1.88916016" calcext:value-type="float">
            <text:p>1.88916016</text:p>
          </table:table-cell>
          <table:table-cell table:formula="of:=[.$E$1670]+[.C1767]" office:value-type="float" office:value="1909.312" calcext:value-type="float">
            <text:p>1909.312</text:p>
          </table:table-cell>
          <table:table-cell table:formula="of:=[.D1767]/[.$I$2]" office:value-type="float" office:value="0.793764773109244" calcext:value-type="float">
            <text:p>0.793764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.89208984" calcext:value-type="float">
            <text:p>1.89208984</text:p>
          </table:table-cell>
          <table:table-cell table:formula="of:=[.$E$1670]+[.C1768]" office:value-type="float" office:value="1910.422" calcext:value-type="float">
            <text:p>1910.422</text:p>
          </table:table-cell>
          <table:table-cell table:formula="of:=[.D1768]/[.$I$2]" office:value-type="float" office:value="0.794995731092437" calcext:value-type="float">
            <text:p>0.7949957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1.89477539" calcext:value-type="float">
            <text:p>1.89477539</text:p>
          </table:table-cell>
          <table:table-cell table:formula="of:=[.$E$1670]+[.C1769]" office:value-type="float" office:value="1911.515" calcext:value-type="float">
            <text:p>1911.515</text:p>
          </table:table-cell>
          <table:table-cell table:formula="of:=[.D1769]/[.$I$2]" office:value-type="float" office:value="0.796124113445378" calcext:value-type="float">
            <text:p>0.7961241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1.88525391" calcext:value-type="float">
            <text:p>1.88525391</text:p>
          </table:table-cell>
          <table:table-cell table:formula="of:=[.$E$1670]+[.C1770]" office:value-type="float" office:value="1912.609" calcext:value-type="float">
            <text:p>1912.609</text:p>
          </table:table-cell>
          <table:table-cell table:formula="of:=[.D1770]/[.$I$2]" office:value-type="float" office:value="0.792123491596639" calcext:value-type="float">
            <text:p>0.792123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1.8840332" calcext:value-type="float">
            <text:p>1.8840332</text:p>
          </table:table-cell>
          <table:table-cell table:formula="of:=[.$E$1670]+[.C1771]" office:value-type="float" office:value="1913.718" calcext:value-type="float">
            <text:p>1913.718</text:p>
          </table:table-cell>
          <table:table-cell table:formula="of:=[.D1771]/[.$I$2]" office:value-type="float" office:value="0.791610588235294" calcext:value-type="float">
            <text:p>0.791610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1.88134766" calcext:value-type="float">
            <text:p>1.88134766</text:p>
          </table:table-cell>
          <table:table-cell table:formula="of:=[.$E$1670]+[.C1772]" office:value-type="float" office:value="1914.812" calcext:value-type="float">
            <text:p>1914.812</text:p>
          </table:table-cell>
          <table:table-cell table:formula="of:=[.D1772]/[.$I$2]" office:value-type="float" office:value="0.790482210084034" calcext:value-type="float">
            <text:p>0.7904822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8" calcext:value-type="float">
            <text:p>111.188</text:p>
          </table:table-cell>
          <table:table-cell office:value-type="float" office:value="1.8762207" calcext:value-type="float">
            <text:p>1.8762207</text:p>
          </table:table-cell>
          <table:table-cell table:formula="of:=[.$E$1670]+[.C1773]" office:value-type="float" office:value="1915.922" calcext:value-type="float">
            <text:p>1915.922</text:p>
          </table:table-cell>
          <table:table-cell table:formula="of:=[.D1773]/[.$I$2]" office:value-type="float" office:value="0.788328025210084" calcext:value-type="float">
            <text:p>0.788328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1.87719727" calcext:value-type="float">
            <text:p>1.87719727</text:p>
          </table:table-cell>
          <table:table-cell table:formula="of:=[.$E$1670]+[.C1774]" office:value-type="float" office:value="1917.015" calcext:value-type="float">
            <text:p>1917.015</text:p>
          </table:table-cell>
          <table:table-cell table:formula="of:=[.D1774]/[.$I$2]" office:value-type="float" office:value="0.788738348739496" calcext:value-type="float">
            <text:p>0.788738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5]" office:value-type="float" office:value="1918.109" calcext:value-type="float">
            <text:p>1918.109</text:p>
          </table:table-cell>
          <table:table-cell table:formula="of:=[.D1775]/[.$I$2]" office:value-type="float" office:value="0.79109768907563" calcext:value-type="float">
            <text:p>0.791097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6]" office:value-type="float" office:value="1919.218" calcext:value-type="float">
            <text:p>1919.218</text:p>
          </table:table-cell>
          <table:table-cell table:formula="of:=[.D1776]/[.$I$2]" office:value-type="float" office:value="0.79109768907563" calcext:value-type="float">
            <text:p>0.791097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7]" office:value-type="float" office:value="1920.312" calcext:value-type="float">
            <text:p>1920.312</text:p>
          </table:table-cell>
          <table:table-cell table:formula="of:=[.D1777]/[.$I$2]" office:value-type="float" office:value="0.79109768907563" calcext:value-type="float">
            <text:p>0.791097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8" calcext:value-type="float">
            <text:p>116.688</text:p>
          </table:table-cell>
          <table:table-cell office:value-type="float" office:value="1.88085938" calcext:value-type="float">
            <text:p>1.88085938</text:p>
          </table:table-cell>
          <table:table-cell table:formula="of:=[.$E$1670]+[.C1778]" office:value-type="float" office:value="1921.422" calcext:value-type="float">
            <text:p>1921.422</text:p>
          </table:table-cell>
          <table:table-cell table:formula="of:=[.D1778]/[.$I$2]" office:value-type="float" office:value="0.790277050420168" calcext:value-type="float">
            <text:p>0.790277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1.87915039" calcext:value-type="float">
            <text:p>1.87915039</text:p>
          </table:table-cell>
          <table:table-cell table:formula="of:=[.$E$1670]+[.C1779]" office:value-type="float" office:value="1922.515" calcext:value-type="float">
            <text:p>1922.515</text:p>
          </table:table-cell>
          <table:table-cell table:formula="of:=[.D1779]/[.$I$2]" office:value-type="float" office:value="0.789558987394958" calcext:value-type="float">
            <text:p>0.789558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1.87475586" calcext:value-type="float">
            <text:p>1.87475586</text:p>
          </table:table-cell>
          <table:table-cell table:formula="of:=[.$E$1670]+[.C1780]" office:value-type="float" office:value="1923.609" calcext:value-type="float">
            <text:p>1923.609</text:p>
          </table:table-cell>
          <table:table-cell table:formula="of:=[.D1780]/[.$I$2]" office:value-type="float" office:value="0.787712546218487" calcext:value-type="float">
            <text:p>0.78771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1.87231445" calcext:value-type="float">
            <text:p>1.87231445</text:p>
          </table:table-cell>
          <table:table-cell table:formula="of:=[.$E$1670]+[.C1781]" office:value-type="float" office:value="1924.718" calcext:value-type="float">
            <text:p>1924.718</text:p>
          </table:table-cell>
          <table:table-cell table:formula="of:=[.D1781]/[.$I$2]" office:value-type="float" office:value="0.786686743697479" calcext:value-type="float">
            <text:p>0.786686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1.87719727" calcext:value-type="float">
            <text:p>1.87719727</text:p>
          </table:table-cell>
          <table:table-cell table:formula="of:=[.$E$1670]+[.C1782]" office:value-type="float" office:value="1925.812" calcext:value-type="float">
            <text:p>1925.812</text:p>
          </table:table-cell>
          <table:table-cell table:formula="of:=[.D1782]/[.$I$2]" office:value-type="float" office:value="0.788738348739496" calcext:value-type="float">
            <text:p>0.788738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D1783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.44262695" calcext:value-type="float">
            <text:p>1.44262695</text:p>
          </table:table-cell>
          <table:table-cell table:formula="of:=[.$E$1782]+[.C1784]" office:value-type="float" office:value="1925.921" calcext:value-type="float">
            <text:p>1925.921</text:p>
          </table:table-cell>
          <table:table-cell table:formula="of:=[.D1784]/[.$I$2]" office:value-type="float" office:value="0.606145777310924" calcext:value-type="float">
            <text:p>0.606145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8" calcext:value-type="float">
            <text:p>1.218</text:p>
          </table:table-cell>
          <table:table-cell office:value-type="float" office:value="1.43310547" calcext:value-type="float">
            <text:p>1.43310547</text:p>
          </table:table-cell>
          <table:table-cell table:formula="of:=[.$E$1782]+[.C1785]" office:value-type="float" office:value="1927.03" calcext:value-type="float">
            <text:p>1927.03</text:p>
          </table:table-cell>
          <table:table-cell table:formula="of:=[.D1785]/[.$I$2]" office:value-type="float" office:value="0.602145155462185" calcext:value-type="float">
            <text:p>0.602145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1.42651367" calcext:value-type="float">
            <text:p>1.42651367</text:p>
          </table:table-cell>
          <table:table-cell table:formula="of:=[.$E$1782]+[.C1786]" office:value-type="float" office:value="1928.124" calcext:value-type="float">
            <text:p>1928.124</text:p>
          </table:table-cell>
          <table:table-cell table:formula="of:=[.D1786]/[.$I$2]" office:value-type="float" office:value="0.599375491596639" calcext:value-type="float">
            <text:p>0.599375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22" calcext:value-type="float">
            <text:p>3.422</text:p>
          </table:table-cell>
          <table:table-cell office:value-type="float" office:value="1.42529297" calcext:value-type="float">
            <text:p>1.42529297</text:p>
          </table:table-cell>
          <table:table-cell table:formula="of:=[.$E$1782]+[.C1787]" office:value-type="float" office:value="1929.234" calcext:value-type="float">
            <text:p>1929.234</text:p>
          </table:table-cell>
          <table:table-cell table:formula="of:=[.D1787]/[.$I$2]" office:value-type="float" office:value="0.598862592436975" calcext:value-type="float">
            <text:p>0.598862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1.43188477" calcext:value-type="float">
            <text:p>1.43188477</text:p>
          </table:table-cell>
          <table:table-cell table:formula="of:=[.$E$1782]+[.C1788]" office:value-type="float" office:value="1930.327" calcext:value-type="float">
            <text:p>1930.327</text:p>
          </table:table-cell>
          <table:table-cell table:formula="of:=[.D1788]/[.$I$2]" office:value-type="float" office:value="0.601632256302521" calcext:value-type="float">
            <text:p>0.601632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1.42553711" calcext:value-type="float">
            <text:p>1.42553711</text:p>
          </table:table-cell>
          <table:table-cell table:formula="of:=[.$E$1782]+[.C1789]" office:value-type="float" office:value="1931.421" calcext:value-type="float">
            <text:p>1931.421</text:p>
          </table:table-cell>
          <table:table-cell table:formula="of:=[.D1789]/[.$I$2]" office:value-type="float" office:value="0.598965172268908" calcext:value-type="float">
            <text:p>0.5989651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8" calcext:value-type="float">
            <text:p>6.718</text:p>
          </table:table-cell>
          <table:table-cell office:value-type="float" office:value="1.40454102" calcext:value-type="float">
            <text:p>1.40454102</text:p>
          </table:table-cell>
          <table:table-cell table:formula="of:=[.$E$1782]+[.C1790]" office:value-type="float" office:value="1932.53" calcext:value-type="float">
            <text:p>1932.53</text:p>
          </table:table-cell>
          <table:table-cell table:formula="of:=[.D1790]/[.$I$2]" office:value-type="float" office:value="0.590143285714286" calcext:value-type="float">
            <text:p>0.590143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1.40405273" calcext:value-type="float">
            <text:p>1.40405273</text:p>
          </table:table-cell>
          <table:table-cell table:formula="of:=[.$E$1782]+[.C1791]" office:value-type="float" office:value="1933.624" calcext:value-type="float">
            <text:p>1933.624</text:p>
          </table:table-cell>
          <table:table-cell table:formula="of:=[.D1791]/[.$I$2]" office:value-type="float" office:value="0.589938121848739" calcext:value-type="float">
            <text:p>0.5899381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22" calcext:value-type="float">
            <text:p>8.922</text:p>
          </table:table-cell>
          <table:table-cell office:value-type="float" office:value="1.39086914" calcext:value-type="float">
            <text:p>1.39086914</text:p>
          </table:table-cell>
          <table:table-cell table:formula="of:=[.$E$1782]+[.C1792]" office:value-type="float" office:value="1934.734" calcext:value-type="float">
            <text:p>1934.734</text:p>
          </table:table-cell>
          <table:table-cell table:formula="of:=[.D1792]/[.$I$2]" office:value-type="float" office:value="0.584398798319328" calcext:value-type="float">
            <text:p>0.584398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5" calcext:value-type="float">
            <text:p>10.015</text:p>
          </table:table-cell>
          <table:table-cell office:value-type="float" office:value="1.39453125" calcext:value-type="float">
            <text:p>1.39453125</text:p>
          </table:table-cell>
          <table:table-cell table:formula="of:=[.$E$1782]+[.C1793]" office:value-type="float" office:value="1935.827" calcext:value-type="float">
            <text:p>1935.827</text:p>
          </table:table-cell>
          <table:table-cell table:formula="of:=[.D1793]/[.$I$2]" office:value-type="float" office:value="0.5859375" calcext:value-type="float">
            <text:p>0.58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4]" office:value-type="float" office:value="1936.921" calcext:value-type="float">
            <text:p>1936.921</text:p>
          </table:table-cell>
          <table:table-cell table:formula="of:=[.D1794]/[.$I$2]" office:value-type="float" office:value="0.582449777310924" calcext:value-type="float">
            <text:p>0.582449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8" calcext:value-type="float">
            <text:p>12.218</text:p>
          </table:table-cell>
          <table:table-cell office:value-type="float" office:value="1.3918457" calcext:value-type="float">
            <text:p>1.3918457</text:p>
          </table:table-cell>
          <table:table-cell table:formula="of:=[.$E$1782]+[.C1795]" office:value-type="float" office:value="1938.03" calcext:value-type="float">
            <text:p>1938.03</text:p>
          </table:table-cell>
          <table:table-cell table:formula="of:=[.D1795]/[.$I$2]" office:value-type="float" office:value="0.584809117647059" calcext:value-type="float">
            <text:p>0.584809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1.38769531" calcext:value-type="float">
            <text:p>1.38769531</text:p>
          </table:table-cell>
          <table:table-cell table:formula="of:=[.$E$1782]+[.C1796]" office:value-type="float" office:value="1939.124" calcext:value-type="float">
            <text:p>1939.124</text:p>
          </table:table-cell>
          <table:table-cell table:formula="of:=[.D1796]/[.$I$2]" office:value-type="float" office:value="0.583065256302521" calcext:value-type="float">
            <text:p>0.583065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7]" office:value-type="float" office:value="1940.234" calcext:value-type="float">
            <text:p>1940.234</text:p>
          </table:table-cell>
          <table:table-cell table:formula="of:=[.D1797]/[.$I$2]" office:value-type="float" office:value="0.582449777310924" calcext:value-type="float">
            <text:p>0.582449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5" calcext:value-type="float">
            <text:p>15.515</text:p>
          </table:table-cell>
          <table:table-cell office:value-type="float" office:value="1.38452148" calcext:value-type="float">
            <text:p>1.38452148</text:p>
          </table:table-cell>
          <table:table-cell table:formula="of:=[.$E$1782]+[.C1798]" office:value-type="float" office:value="1941.327" calcext:value-type="float">
            <text:p>1941.327</text:p>
          </table:table-cell>
          <table:table-cell table:formula="of:=[.D1798]/[.$I$2]" office:value-type="float" office:value="0.581731714285714" calcext:value-type="float">
            <text:p>0.581731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9]" office:value-type="float" office:value="1942.421" calcext:value-type="float">
            <text:p>1942.421</text:p>
          </table:table-cell>
          <table:table-cell table:formula="of:=[.D1799]/[.$I$2]" office:value-type="float" office:value="0.582449777310924" calcext:value-type="float">
            <text:p>0.582449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8" calcext:value-type="float">
            <text:p>17.718</text:p>
          </table:table-cell>
          <table:table-cell office:value-type="float" office:value="1.37524414" calcext:value-type="float">
            <text:p>1.37524414</text:p>
          </table:table-cell>
          <table:table-cell table:formula="of:=[.$E$1782]+[.C1800]" office:value-type="float" office:value="1943.53" calcext:value-type="float">
            <text:p>1943.53</text:p>
          </table:table-cell>
          <table:table-cell table:formula="of:=[.D1800]/[.$I$2]" office:value-type="float" office:value="0.577833672268908" calcext:value-type="float">
            <text:p>0.57783367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1.37109375" calcext:value-type="float">
            <text:p>1.37109375</text:p>
          </table:table-cell>
          <table:table-cell table:formula="of:=[.$E$1782]+[.C1801]" office:value-type="float" office:value="1944.624" calcext:value-type="float">
            <text:p>1944.624</text:p>
          </table:table-cell>
          <table:table-cell table:formula="of:=[.D1801]/[.$I$2]" office:value-type="float" office:value="0.57608981092437" calcext:value-type="float">
            <text:p>0.576089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1.3671875" calcext:value-type="float">
            <text:p>1.3671875</text:p>
          </table:table-cell>
          <table:table-cell table:formula="of:=[.$E$1782]+[.C1802]" office:value-type="float" office:value="1945.734" calcext:value-type="float">
            <text:p>1945.734</text:p>
          </table:table-cell>
          <table:table-cell table:formula="of:=[.D1802]/[.$I$2]" office:value-type="float" office:value="0.574448529411765" calcext:value-type="float">
            <text:p>0.574448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5" calcext:value-type="float">
            <text:p>21.015</text:p>
          </table:table-cell>
          <table:table-cell office:value-type="float" office:value="1.35009766" calcext:value-type="float">
            <text:p>1.35009766</text:p>
          </table:table-cell>
          <table:table-cell table:formula="of:=[.$E$1782]+[.C1803]" office:value-type="float" office:value="1946.827" calcext:value-type="float">
            <text:p>1946.827</text:p>
          </table:table-cell>
          <table:table-cell table:formula="of:=[.D1803]/[.$I$2]" office:value-type="float" office:value="0.567267924369748" calcext:value-type="float">
            <text:p>0.567267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1.33935547" calcext:value-type="float">
            <text:p>1.33935547</text:p>
          </table:table-cell>
          <table:table-cell table:formula="of:=[.$E$1782]+[.C1804]" office:value-type="float" office:value="1947.921" calcext:value-type="float">
            <text:p>1947.921</text:p>
          </table:table-cell>
          <table:table-cell table:formula="of:=[.D1804]/[.$I$2]" office:value-type="float" office:value="0.562754399159664" calcext:value-type="float">
            <text:p>0.562754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8" calcext:value-type="float">
            <text:p>23.218</text:p>
          </table:table-cell>
          <table:table-cell office:value-type="float" office:value="1.34057617" calcext:value-type="float">
            <text:p>1.34057617</text:p>
          </table:table-cell>
          <table:table-cell table:formula="of:=[.$E$1782]+[.C1805]" office:value-type="float" office:value="1949.03" calcext:value-type="float">
            <text:p>1949.03</text:p>
          </table:table-cell>
          <table:table-cell table:formula="of:=[.D1805]/[.$I$2]" office:value-type="float" office:value="0.563267298319328" calcext:value-type="float">
            <text:p>0.563267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1.33935547" calcext:value-type="float">
            <text:p>1.33935547</text:p>
          </table:table-cell>
          <table:table-cell table:formula="of:=[.$E$1782]+[.C1806]" office:value-type="float" office:value="1950.124" calcext:value-type="float">
            <text:p>1950.124</text:p>
          </table:table-cell>
          <table:table-cell table:formula="of:=[.D1806]/[.$I$2]" office:value-type="float" office:value="0.562754399159664" calcext:value-type="float">
            <text:p>0.5627543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1.35595703" calcext:value-type="float">
            <text:p>1.35595703</text:p>
          </table:table-cell>
          <table:table-cell table:formula="of:=[.$E$1782]+[.C1807]" office:value-type="float" office:value="1951.234" calcext:value-type="float">
            <text:p>1951.234</text:p>
          </table:table-cell>
          <table:table-cell table:formula="of:=[.D1807]/[.$I$2]" office:value-type="float" office:value="0.569729844537815" calcext:value-type="float">
            <text:p>0.569729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5" calcext:value-type="float">
            <text:p>26.515</text:p>
          </table:table-cell>
          <table:table-cell office:value-type="float" office:value="1.35571289" calcext:value-type="float">
            <text:p>1.35571289</text:p>
          </table:table-cell>
          <table:table-cell table:formula="of:=[.$E$1782]+[.C1808]" office:value-type="float" office:value="1952.327" calcext:value-type="float">
            <text:p>1952.327</text:p>
          </table:table-cell>
          <table:table-cell table:formula="of:=[.D1808]/[.$I$2]" office:value-type="float" office:value="0.569627264705882" calcext:value-type="float">
            <text:p>0.5696272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1.34619141" calcext:value-type="float">
            <text:p>1.34619141</text:p>
          </table:table-cell>
          <table:table-cell table:formula="of:=[.$E$1782]+[.C1809]" office:value-type="float" office:value="1953.421" calcext:value-type="float">
            <text:p>1953.421</text:p>
          </table:table-cell>
          <table:table-cell table:formula="of:=[.D1809]/[.$I$2]" office:value-type="float" office:value="0.565626642857143" calcext:value-type="float">
            <text:p>0.565626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8" calcext:value-type="float">
            <text:p>28.718</text:p>
          </table:table-cell>
          <table:table-cell office:value-type="float" office:value="1.34521484" calcext:value-type="float">
            <text:p>1.34521484</text:p>
          </table:table-cell>
          <table:table-cell table:formula="of:=[.$E$1782]+[.C1810]" office:value-type="float" office:value="1954.53" calcext:value-type="float">
            <text:p>1954.53</text:p>
          </table:table-cell>
          <table:table-cell table:formula="of:=[.D1810]/[.$I$2]" office:value-type="float" office:value="0.565216319327731" calcext:value-type="float">
            <text:p>0.5652163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1.34619141" calcext:value-type="float">
            <text:p>1.34619141</text:p>
          </table:table-cell>
          <table:table-cell table:formula="of:=[.$E$1782]+[.C1811]" office:value-type="float" office:value="1955.624" calcext:value-type="float">
            <text:p>1955.624</text:p>
          </table:table-cell>
          <table:table-cell table:formula="of:=[.D1811]/[.$I$2]" office:value-type="float" office:value="0.565626642857143" calcext:value-type="float">
            <text:p>0.565626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1.34350586" calcext:value-type="float">
            <text:p>1.34350586</text:p>
          </table:table-cell>
          <table:table-cell table:formula="of:=[.$E$1782]+[.C1812]" office:value-type="float" office:value="1956.734" calcext:value-type="float">
            <text:p>1956.734</text:p>
          </table:table-cell>
          <table:table-cell table:formula="of:=[.D1812]/[.$I$2]" office:value-type="float" office:value="0.564498260504202" calcext:value-type="float">
            <text:p>0.5644982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34179688" calcext:value-type="float">
            <text:p>1.34179688</text:p>
          </table:table-cell>
          <table:table-cell table:formula="of:=[.$E$1782]+[.C1813]" office:value-type="float" office:value="1957.827" calcext:value-type="float">
            <text:p>1957.827</text:p>
          </table:table-cell>
          <table:table-cell table:formula="of:=[.D1813]/[.$I$2]" office:value-type="float" office:value="0.563780201680672" calcext:value-type="float">
            <text:p>0.5637802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1.33520508" calcext:value-type="float">
            <text:p>1.33520508</text:p>
          </table:table-cell>
          <table:table-cell table:formula="of:=[.$E$1782]+[.C1814]" office:value-type="float" office:value="1958.921" calcext:value-type="float">
            <text:p>1958.921</text:p>
          </table:table-cell>
          <table:table-cell table:formula="of:=[.D1814]/[.$I$2]" office:value-type="float" office:value="0.561010537815126" calcext:value-type="float">
            <text:p>0.561010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8" calcext:value-type="float">
            <text:p>34.218</text:p>
          </table:table-cell>
          <table:table-cell office:value-type="float" office:value="1.33349609" calcext:value-type="float">
            <text:p>1.33349609</text:p>
          </table:table-cell>
          <table:table-cell table:formula="of:=[.$E$1782]+[.C1815]" office:value-type="float" office:value="1960.03" calcext:value-type="float">
            <text:p>1960.03</text:p>
          </table:table-cell>
          <table:table-cell table:formula="of:=[.D1815]/[.$I$2]" office:value-type="float" office:value="0.560292474789916" calcext:value-type="float">
            <text:p>0.560292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1.33129883" calcext:value-type="float">
            <text:p>1.33129883</text:p>
          </table:table-cell>
          <table:table-cell table:formula="of:=[.$E$1782]+[.C1816]" office:value-type="float" office:value="1961.124" calcext:value-type="float">
            <text:p>1961.124</text:p>
          </table:table-cell>
          <table:table-cell table:formula="of:=[.D1816]/[.$I$2]" office:value-type="float" office:value="0.559369256302521" calcext:value-type="float">
            <text:p>0.5593692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1.33398438" calcext:value-type="float">
            <text:p>1.33398438</text:p>
          </table:table-cell>
          <table:table-cell table:formula="of:=[.$E$1782]+[.C1817]" office:value-type="float" office:value="1962.234" calcext:value-type="float">
            <text:p>1962.234</text:p>
          </table:table-cell>
          <table:table-cell table:formula="of:=[.D1817]/[.$I$2]" office:value-type="float" office:value="0.560497638655462" calcext:value-type="float">
            <text:p>0.560497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1.3269043" calcext:value-type="float">
            <text:p>1.3269043</text:p>
          </table:table-cell>
          <table:table-cell table:formula="of:=[.$E$1782]+[.C1818]" office:value-type="float" office:value="1963.327" calcext:value-type="float">
            <text:p>1963.327</text:p>
          </table:table-cell>
          <table:table-cell table:formula="of:=[.D1818]/[.$I$2]" office:value-type="float" office:value="0.55752281512605" calcext:value-type="float">
            <text:p>0.5575228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1.31298828" calcext:value-type="float">
            <text:p>1.31298828</text:p>
          </table:table-cell>
          <table:table-cell table:formula="of:=[.$E$1782]+[.C1819]" office:value-type="float" office:value="1964.421" calcext:value-type="float">
            <text:p>1964.421</text:p>
          </table:table-cell>
          <table:table-cell table:formula="of:=[.D1819]/[.$I$2]" office:value-type="float" office:value="0.55167574789916" calcext:value-type="float">
            <text:p>0.5516757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8" calcext:value-type="float">
            <text:p>39.718</text:p>
          </table:table-cell>
          <table:table-cell office:value-type="float" office:value="1.29663086" calcext:value-type="float">
            <text:p>1.29663086</text:p>
          </table:table-cell>
          <table:table-cell table:formula="of:=[.$E$1782]+[.C1820]" office:value-type="float" office:value="1965.53" calcext:value-type="float">
            <text:p>1965.53</text:p>
          </table:table-cell>
          <table:table-cell table:formula="of:=[.D1820]/[.$I$2]" office:value-type="float" office:value="0.544802882352941" calcext:value-type="float">
            <text:p>0.5448028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1.2890625" calcext:value-type="float">
            <text:p>1.2890625</text:p>
          </table:table-cell>
          <table:table-cell table:formula="of:=[.$E$1782]+[.C1821]" office:value-type="float" office:value="1966.624" calcext:value-type="float">
            <text:p>1966.624</text:p>
          </table:table-cell>
          <table:table-cell table:formula="of:=[.D1821]/[.$I$2]" office:value-type="float" office:value="0.541622899159664" calcext:value-type="float">
            <text:p>0.541622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22]" office:value-type="float" office:value="1967.734" calcext:value-type="float">
            <text:p>1967.734</text:p>
          </table:table-cell>
          <table:table-cell table:formula="of:=[.D1822]/[.$I$2]" office:value-type="float" office:value="0.547367386554622" calcext:value-type="float">
            <text:p>0.54736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1.30322266" calcext:value-type="float">
            <text:p>1.30322266</text:p>
          </table:table-cell>
          <table:table-cell table:formula="of:=[.$E$1782]+[.C1823]" office:value-type="float" office:value="1968.827" calcext:value-type="float">
            <text:p>1968.827</text:p>
          </table:table-cell>
          <table:table-cell table:formula="of:=[.D1823]/[.$I$2]" office:value-type="float" office:value="0.547572546218488" calcext:value-type="float">
            <text:p>0.54757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1.31005859" calcext:value-type="float">
            <text:p>1.31005859</text:p>
          </table:table-cell>
          <table:table-cell table:formula="of:=[.$E$1782]+[.C1824]" office:value-type="float" office:value="1969.921" calcext:value-type="float">
            <text:p>1969.921</text:p>
          </table:table-cell>
          <table:table-cell table:formula="of:=[.D1824]/[.$I$2]" office:value-type="float" office:value="0.550444785714286" calcext:value-type="float">
            <text:p>0.5504447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8" calcext:value-type="float">
            <text:p>45.218</text:p>
          </table:table-cell>
          <table:table-cell office:value-type="float" office:value="1.31542969" calcext:value-type="float">
            <text:p>1.31542969</text:p>
          </table:table-cell>
          <table:table-cell table:formula="of:=[.$E$1782]+[.C1825]" office:value-type="float" office:value="1971.03" calcext:value-type="float">
            <text:p>1971.03</text:p>
          </table:table-cell>
          <table:table-cell table:formula="of:=[.D1825]/[.$I$2]" office:value-type="float" office:value="0.552701550420168" calcext:value-type="float">
            <text:p>0.5527015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1.30761719" calcext:value-type="float">
            <text:p>1.30761719</text:p>
          </table:table-cell>
          <table:table-cell table:formula="of:=[.$E$1782]+[.C1826]" office:value-type="float" office:value="1972.124" calcext:value-type="float">
            <text:p>1972.124</text:p>
          </table:table-cell>
          <table:table-cell table:formula="of:=[.D1826]/[.$I$2]" office:value-type="float" office:value="0.549418987394958" calcext:value-type="float">
            <text:p>0.549418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22" calcext:value-type="float">
            <text:p>47.422</text:p>
          </table:table-cell>
          <table:table-cell office:value-type="float" office:value="1.30615234" calcext:value-type="float">
            <text:p>1.30615234</text:p>
          </table:table-cell>
          <table:table-cell table:formula="of:=[.$E$1782]+[.C1827]" office:value-type="float" office:value="1973.234" calcext:value-type="float">
            <text:p>1973.234</text:p>
          </table:table-cell>
          <table:table-cell table:formula="of:=[.D1827]/[.$I$2]" office:value-type="float" office:value="0.548803504201681" calcext:value-type="float">
            <text:p>0.5488035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1.30322266" calcext:value-type="float">
            <text:p>1.30322266</text:p>
          </table:table-cell>
          <table:table-cell table:formula="of:=[.$E$1782]+[.C1828]" office:value-type="float" office:value="1974.327" calcext:value-type="float">
            <text:p>1974.327</text:p>
          </table:table-cell>
          <table:table-cell table:formula="of:=[.D1828]/[.$I$2]" office:value-type="float" office:value="0.547572546218488" calcext:value-type="float">
            <text:p>0.547572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1.3046875" calcext:value-type="float">
            <text:p>1.3046875</text:p>
          </table:table-cell>
          <table:table-cell table:formula="of:=[.$E$1782]+[.C1829]" office:value-type="float" office:value="1975.421" calcext:value-type="float">
            <text:p>1975.421</text:p>
          </table:table-cell>
          <table:table-cell table:formula="of:=[.D1829]/[.$I$2]" office:value-type="float" office:value="0.548188025210084" calcext:value-type="float">
            <text:p>0.5481880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8" calcext:value-type="float">
            <text:p>50.718</text:p>
          </table:table-cell>
          <table:table-cell office:value-type="float" office:value="1.30102539" calcext:value-type="float">
            <text:p>1.30102539</text:p>
          </table:table-cell>
          <table:table-cell table:formula="of:=[.$E$1782]+[.C1830]" office:value-type="float" office:value="1976.53" calcext:value-type="float">
            <text:p>1976.53</text:p>
          </table:table-cell>
          <table:table-cell table:formula="of:=[.D1830]/[.$I$2]" office:value-type="float" office:value="0.546649323529412" calcext:value-type="float">
            <text:p>0.546649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1.29736328" calcext:value-type="float">
            <text:p>1.29736328</text:p>
          </table:table-cell>
          <table:table-cell table:formula="of:=[.$E$1782]+[.C1831]" office:value-type="float" office:value="1977.624" calcext:value-type="float">
            <text:p>1977.624</text:p>
          </table:table-cell>
          <table:table-cell table:formula="of:=[.D1831]/[.$I$2]" office:value-type="float" office:value="0.545110621848739" calcext:value-type="float">
            <text:p>0.5451106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22" calcext:value-type="float">
            <text:p>52.922</text:p>
          </table:table-cell>
          <table:table-cell office:value-type="float" office:value="1.30200195" calcext:value-type="float">
            <text:p>1.30200195</text:p>
          </table:table-cell>
          <table:table-cell table:formula="of:=[.$E$1782]+[.C1832]" office:value-type="float" office:value="1978.734" calcext:value-type="float">
            <text:p>1978.734</text:p>
          </table:table-cell>
          <table:table-cell table:formula="of:=[.D1832]/[.$I$2]" office:value-type="float" office:value="0.547059642857143" calcext:value-type="float">
            <text:p>0.5470596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5" calcext:value-type="float">
            <text:p>54.015</text:p>
          </table:table-cell>
          <table:table-cell office:value-type="float" office:value="1.30493164" calcext:value-type="float">
            <text:p>1.30493164</text:p>
          </table:table-cell>
          <table:table-cell table:formula="of:=[.$E$1782]+[.C1833]" office:value-type="float" office:value="1979.827" calcext:value-type="float">
            <text:p>1979.827</text:p>
          </table:table-cell>
          <table:table-cell table:formula="of:=[.D1833]/[.$I$2]" office:value-type="float" office:value="0.548290605042017" calcext:value-type="float">
            <text:p>0.54829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.3059082" calcext:value-type="float">
            <text:p>1.3059082</text:p>
          </table:table-cell>
          <table:table-cell table:formula="of:=[.$E$1782]+[.C1834]" office:value-type="float" office:value="1980.921" calcext:value-type="float">
            <text:p>1980.921</text:p>
          </table:table-cell>
          <table:table-cell table:formula="of:=[.D1834]/[.$I$2]" office:value-type="float" office:value="0.548700924369748" calcext:value-type="float">
            <text:p>0.5487009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8" calcext:value-type="float">
            <text:p>56.218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35]" office:value-type="float" office:value="1982.03" calcext:value-type="float">
            <text:p>1982.03</text:p>
          </table:table-cell>
          <table:table-cell table:formula="of:=[.D1835]/[.$I$2]" office:value-type="float" office:value="0.547367386554622" calcext:value-type="float">
            <text:p>0.54736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36]" office:value-type="float" office:value="1983.124" calcext:value-type="float">
            <text:p>1983.124</text:p>
          </table:table-cell>
          <table:table-cell table:formula="of:=[.D1836]/[.$I$2]" office:value-type="float" office:value="0.547367386554622" calcext:value-type="float">
            <text:p>0.54736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22" calcext:value-type="float">
            <text:p>58.422</text:p>
          </table:table-cell>
          <table:table-cell office:value-type="float" office:value="1.30224609" calcext:value-type="float">
            <text:p>1.30224609</text:p>
          </table:table-cell>
          <table:table-cell table:formula="of:=[.$E$1782]+[.C1837]" office:value-type="float" office:value="1984.234" calcext:value-type="float">
            <text:p>1984.234</text:p>
          </table:table-cell>
          <table:table-cell table:formula="of:=[.D1837]/[.$I$2]" office:value-type="float" office:value="0.547162222689076" calcext:value-type="float">
            <text:p>0.547162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5" calcext:value-type="float">
            <text:p>59.515</text:p>
          </table:table-cell>
          <table:table-cell office:value-type="float" office:value="1.29980469" calcext:value-type="float">
            <text:p>1.29980469</text:p>
          </table:table-cell>
          <table:table-cell table:formula="of:=[.$E$1782]+[.C1838]" office:value-type="float" office:value="1985.327" calcext:value-type="float">
            <text:p>1985.327</text:p>
          </table:table-cell>
          <table:table-cell table:formula="of:=[.D1838]/[.$I$2]" office:value-type="float" office:value="0.546136424369748" calcext:value-type="float">
            <text:p>0.546136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1.30029297" calcext:value-type="float">
            <text:p>1.30029297</text:p>
          </table:table-cell>
          <table:table-cell table:formula="of:=[.$E$1782]+[.C1839]" office:value-type="float" office:value="1986.421" calcext:value-type="float">
            <text:p>1986.421</text:p>
          </table:table-cell>
          <table:table-cell table:formula="of:=[.D1839]/[.$I$2]" office:value-type="float" office:value="0.546341584033614" calcext:value-type="float">
            <text:p>0.54634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8" calcext:value-type="float">
            <text:p>61.718</text:p>
          </table:table-cell>
          <table:table-cell office:value-type="float" office:value="1.29833984" calcext:value-type="float">
            <text:p>1.29833984</text:p>
          </table:table-cell>
          <table:table-cell table:formula="of:=[.$E$1782]+[.C1840]" office:value-type="float" office:value="1987.53" calcext:value-type="float">
            <text:p>1987.53</text:p>
          </table:table-cell>
          <table:table-cell table:formula="of:=[.D1840]/[.$I$2]" office:value-type="float" office:value="0.545520941176471" calcext:value-type="float">
            <text:p>0.545520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1.28515625" calcext:value-type="float">
            <text:p>1.28515625</text:p>
          </table:table-cell>
          <table:table-cell table:formula="of:=[.$E$1782]+[.C1841]" office:value-type="float" office:value="1988.624" calcext:value-type="float">
            <text:p>1988.624</text:p>
          </table:table-cell>
          <table:table-cell table:formula="of:=[.D1841]/[.$I$2]" office:value-type="float" office:value="0.539981617647059" calcext:value-type="float">
            <text:p>0.539981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22" calcext:value-type="float">
            <text:p>63.922</text:p>
          </table:table-cell>
          <table:table-cell office:value-type="float" office:value="1.28027344" calcext:value-type="float">
            <text:p>1.28027344</text:p>
          </table:table-cell>
          <table:table-cell table:formula="of:=[.$E$1782]+[.C1842]" office:value-type="float" office:value="1989.734" calcext:value-type="float">
            <text:p>1989.734</text:p>
          </table:table-cell>
          <table:table-cell table:formula="of:=[.D1842]/[.$I$2]" office:value-type="float" office:value="0.537930016806723" calcext:value-type="float">
            <text:p>0.53793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5" calcext:value-type="float">
            <text:p>65.015</text:p>
          </table:table-cell>
          <table:table-cell office:value-type="float" office:value="1.27709961" calcext:value-type="float">
            <text:p>1.27709961</text:p>
          </table:table-cell>
          <table:table-cell table:formula="of:=[.$E$1782]+[.C1843]" office:value-type="float" office:value="1990.827" calcext:value-type="float">
            <text:p>1990.827</text:p>
          </table:table-cell>
          <table:table-cell table:formula="of:=[.D1843]/[.$I$2]" office:value-type="float" office:value="0.536596474789916" calcext:value-type="float">
            <text:p>0.5365964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1.27319336" calcext:value-type="float">
            <text:p>1.27319336</text:p>
          </table:table-cell>
          <table:table-cell table:formula="of:=[.$E$1782]+[.C1844]" office:value-type="float" office:value="1991.921" calcext:value-type="float">
            <text:p>1991.921</text:p>
          </table:table-cell>
          <table:table-cell table:formula="of:=[.D1844]/[.$I$2]" office:value-type="float" office:value="0.534955193277311" calcext:value-type="float">
            <text:p>0.5349551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8" calcext:value-type="float">
            <text:p>67.218</text:p>
          </table:table-cell>
          <table:table-cell office:value-type="float" office:value="1.26733398" calcext:value-type="float">
            <text:p>1.26733398</text:p>
          </table:table-cell>
          <table:table-cell table:formula="of:=[.$E$1782]+[.C1845]" office:value-type="float" office:value="1993.03" calcext:value-type="float">
            <text:p>1993.03</text:p>
          </table:table-cell>
          <table:table-cell table:formula="of:=[.D1845]/[.$I$2]" office:value-type="float" office:value="0.532493268907563" calcext:value-type="float">
            <text:p>0.532493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1.26049805" calcext:value-type="float">
            <text:p>1.26049805</text:p>
          </table:table-cell>
          <table:table-cell table:formula="of:=[.$E$1782]+[.C1846]" office:value-type="float" office:value="1994.124" calcext:value-type="float">
            <text:p>1994.124</text:p>
          </table:table-cell>
          <table:table-cell table:formula="of:=[.D1846]/[.$I$2]" office:value-type="float" office:value="0.529621029411765" calcext:value-type="float">
            <text:p>0.5296210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22" calcext:value-type="float">
            <text:p>69.422</text:p>
          </table:table-cell>
          <table:table-cell office:value-type="float" office:value="1.25561523" calcext:value-type="float">
            <text:p>1.25561523</text:p>
          </table:table-cell>
          <table:table-cell table:formula="of:=[.$E$1782]+[.C1847]" office:value-type="float" office:value="1995.234" calcext:value-type="float">
            <text:p>1995.234</text:p>
          </table:table-cell>
          <table:table-cell table:formula="of:=[.D1847]/[.$I$2]" office:value-type="float" office:value="0.527569424369748" calcext:value-type="float">
            <text:p>0.5275694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5" calcext:value-type="float">
            <text:p>70.515</text:p>
          </table:table-cell>
          <table:table-cell office:value-type="float" office:value="1.24853516" calcext:value-type="float">
            <text:p>1.24853516</text:p>
          </table:table-cell>
          <table:table-cell table:formula="of:=[.$E$1782]+[.C1848]" office:value-type="float" office:value="1996.327" calcext:value-type="float">
            <text:p>1996.327</text:p>
          </table:table-cell>
          <table:table-cell table:formula="of:=[.D1848]/[.$I$2]" office:value-type="float" office:value="0.524594605042017" calcext:value-type="float">
            <text:p>0.524594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1.25585938" calcext:value-type="float">
            <text:p>1.25585938</text:p>
          </table:table-cell>
          <table:table-cell table:formula="of:=[.$E$1782]+[.C1849]" office:value-type="float" office:value="1997.421" calcext:value-type="float">
            <text:p>1997.421</text:p>
          </table:table-cell>
          <table:table-cell table:formula="of:=[.D1849]/[.$I$2]" office:value-type="float" office:value="0.527672008403361" calcext:value-type="float">
            <text:p>0.527672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8" calcext:value-type="float">
            <text:p>72.718</text:p>
          </table:table-cell>
          <table:table-cell office:value-type="float" office:value="1.25195312" calcext:value-type="float">
            <text:p>1.25195312</text:p>
          </table:table-cell>
          <table:table-cell table:formula="of:=[.$E$1782]+[.C1850]" office:value-type="float" office:value="1998.53" calcext:value-type="float">
            <text:p>1998.53</text:p>
          </table:table-cell>
          <table:table-cell table:formula="of:=[.D1850]/[.$I$2]" office:value-type="float" office:value="0.526030722689076" calcext:value-type="float">
            <text:p>0.526030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1.25341797" calcext:value-type="float">
            <text:p>1.25341797</text:p>
          </table:table-cell>
          <table:table-cell table:formula="of:=[.$E$1782]+[.C1851]" office:value-type="float" office:value="1999.624" calcext:value-type="float">
            <text:p>1999.624</text:p>
          </table:table-cell>
          <table:table-cell table:formula="of:=[.D1851]/[.$I$2]" office:value-type="float" office:value="0.526646205882353" calcext:value-type="float">
            <text:p>0.5266462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22" calcext:value-type="float">
            <text:p>74.922</text:p>
          </table:table-cell>
          <table:table-cell office:value-type="float" office:value="1.25073242" calcext:value-type="float">
            <text:p>1.25073242</text:p>
          </table:table-cell>
          <table:table-cell table:formula="of:=[.$E$1782]+[.C1852]" office:value-type="float" office:value="2000.734" calcext:value-type="float">
            <text:p>2000.734</text:p>
          </table:table-cell>
          <table:table-cell table:formula="of:=[.D1852]/[.$I$2]" office:value-type="float" office:value="0.525517823529412" calcext:value-type="float">
            <text:p>0.5255178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5" calcext:value-type="float">
            <text:p>76.015</text:p>
          </table:table-cell>
          <table:table-cell office:value-type="float" office:value="1.23999023" calcext:value-type="float">
            <text:p>1.23999023</text:p>
          </table:table-cell>
          <table:table-cell table:formula="of:=[.$E$1782]+[.C1853]" office:value-type="float" office:value="2001.827" calcext:value-type="float">
            <text:p>2001.827</text:p>
          </table:table-cell>
          <table:table-cell table:formula="of:=[.D1853]/[.$I$2]" office:value-type="float" office:value="0.521004298319328" calcext:value-type="float">
            <text:p>0.521004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1.23510742" calcext:value-type="float">
            <text:p>1.23510742</text:p>
          </table:table-cell>
          <table:table-cell table:formula="of:=[.$E$1782]+[.C1854]" office:value-type="float" office:value="2002.921" calcext:value-type="float">
            <text:p>2002.921</text:p>
          </table:table-cell>
          <table:table-cell table:formula="of:=[.D1854]/[.$I$2]" office:value-type="float" office:value="0.518952697478992" calcext:value-type="float">
            <text:p>0.518952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8" calcext:value-type="float">
            <text:p>78.218</text:p>
          </table:table-cell>
          <table:table-cell office:value-type="float" office:value="1.25830078" calcext:value-type="float">
            <text:p>1.25830078</text:p>
          </table:table-cell>
          <table:table-cell table:formula="of:=[.$E$1782]+[.C1855]" office:value-type="float" office:value="2004.03" calcext:value-type="float">
            <text:p>2004.03</text:p>
          </table:table-cell>
          <table:table-cell table:formula="of:=[.D1855]/[.$I$2]" office:value-type="float" office:value="0.528697806722689" calcext:value-type="float">
            <text:p>0.528697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2" calcext:value-type="float">
            <text:p>79.312</text:p>
          </table:table-cell>
          <table:table-cell office:value-type="float" office:value="1.23950195" calcext:value-type="float">
            <text:p>1.23950195</text:p>
          </table:table-cell>
          <table:table-cell table:formula="of:=[.$E$1782]+[.C1856]" office:value-type="float" office:value="2005.124" calcext:value-type="float">
            <text:p>2005.124</text:p>
          </table:table-cell>
          <table:table-cell table:formula="of:=[.D1856]/[.$I$2]" office:value-type="float" office:value="0.520799138655462" calcext:value-type="float">
            <text:p>0.5207991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22" calcext:value-type="float">
            <text:p>80.422</text:p>
          </table:table-cell>
          <table:table-cell office:value-type="float" office:value="1.2487793" calcext:value-type="float">
            <text:p>1.2487793</text:p>
          </table:table-cell>
          <table:table-cell table:formula="of:=[.$E$1782]+[.C1857]" office:value-type="float" office:value="2006.234" calcext:value-type="float">
            <text:p>2006.234</text:p>
          </table:table-cell>
          <table:table-cell table:formula="of:=[.D1857]/[.$I$2]" office:value-type="float" office:value="0.52469718487395" calcext:value-type="float">
            <text:p>0.524697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5" calcext:value-type="float">
            <text:p>81.515</text:p>
          </table:table-cell>
          <table:table-cell office:value-type="float" office:value="1.2487793" calcext:value-type="float">
            <text:p>1.2487793</text:p>
          </table:table-cell>
          <table:table-cell table:formula="of:=[.$E$1782]+[.C1858]" office:value-type="float" office:value="2007.327" calcext:value-type="float">
            <text:p>2007.327</text:p>
          </table:table-cell>
          <table:table-cell table:formula="of:=[.D1858]/[.$I$2]" office:value-type="float" office:value="0.52469718487395" calcext:value-type="float">
            <text:p>0.524697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1.24121094" calcext:value-type="float">
            <text:p>1.24121094</text:p>
          </table:table-cell>
          <table:table-cell table:formula="of:=[.$E$1782]+[.C1859]" office:value-type="float" office:value="2008.421" calcext:value-type="float">
            <text:p>2008.421</text:p>
          </table:table-cell>
          <table:table-cell table:formula="of:=[.D1859]/[.$I$2]" office:value-type="float" office:value="0.521517201680672" calcext:value-type="float">
            <text:p>0.5215172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8" calcext:value-type="float">
            <text:p>83.718</text:p>
          </table:table-cell>
          <table:table-cell office:value-type="float" office:value="1.23535156" calcext:value-type="float">
            <text:p>1.23535156</text:p>
          </table:table-cell>
          <table:table-cell table:formula="of:=[.$E$1782]+[.C1860]" office:value-type="float" office:value="2009.53" calcext:value-type="float">
            <text:p>2009.53</text:p>
          </table:table-cell>
          <table:table-cell table:formula="of:=[.D1860]/[.$I$2]" office:value-type="float" office:value="0.519055277310924" calcext:value-type="float">
            <text:p>0.519055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2" calcext:value-type="float">
            <text:p>84.812</text:p>
          </table:table-cell>
          <table:table-cell office:value-type="float" office:value="1.23754883" calcext:value-type="float">
            <text:p>1.23754883</text:p>
          </table:table-cell>
          <table:table-cell table:formula="of:=[.$E$1782]+[.C1861]" office:value-type="float" office:value="2010.624" calcext:value-type="float">
            <text:p>2010.624</text:p>
          </table:table-cell>
          <table:table-cell table:formula="of:=[.D1861]/[.$I$2]" office:value-type="float" office:value="0.5199785" calcext:value-type="float">
            <text:p>0.5199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22" calcext:value-type="float">
            <text:p>85.922</text:p>
          </table:table-cell>
          <table:table-cell office:value-type="float" office:value="1.23168945" calcext:value-type="float">
            <text:p>1.23168945</text:p>
          </table:table-cell>
          <table:table-cell table:formula="of:=[.$E$1782]+[.C1862]" office:value-type="float" office:value="2011.734" calcext:value-type="float">
            <text:p>2011.734</text:p>
          </table:table-cell>
          <table:table-cell table:formula="of:=[.D1862]/[.$I$2]" office:value-type="float" office:value="0.517516575630252" calcext:value-type="float">
            <text:p>0.517516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5" calcext:value-type="float">
            <text:p>87.015</text:p>
          </table:table-cell>
          <table:table-cell office:value-type="float" office:value="1.21850586" calcext:value-type="float">
            <text:p>1.21850586</text:p>
          </table:table-cell>
          <table:table-cell table:formula="of:=[.$E$1782]+[.C1863]" office:value-type="float" office:value="2012.827" calcext:value-type="float">
            <text:p>2012.827</text:p>
          </table:table-cell>
          <table:table-cell table:formula="of:=[.D1863]/[.$I$2]" office:value-type="float" office:value="0.51197725210084" calcext:value-type="float">
            <text:p>0.5119772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1.2265625" calcext:value-type="float">
            <text:p>1.2265625</text:p>
          </table:table-cell>
          <table:table-cell table:formula="of:=[.$E$1782]+[.C1864]" office:value-type="float" office:value="2013.921" calcext:value-type="float">
            <text:p>2013.921</text:p>
          </table:table-cell>
          <table:table-cell table:formula="of:=[.D1864]/[.$I$2]" office:value-type="float" office:value="0.515362394957983" calcext:value-type="float">
            <text:p>0.515362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8" calcext:value-type="float">
            <text:p>89.218</text:p>
          </table:table-cell>
          <table:table-cell office:value-type="float" office:value="1.23144531" calcext:value-type="float">
            <text:p>1.23144531</text:p>
          </table:table-cell>
          <table:table-cell table:formula="of:=[.$E$1782]+[.C1865]" office:value-type="float" office:value="2015.03" calcext:value-type="float">
            <text:p>2015.03</text:p>
          </table:table-cell>
          <table:table-cell table:formula="of:=[.D1865]/[.$I$2]" office:value-type="float" office:value="0.517413995798319" calcext:value-type="float">
            <text:p>0.517413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2" calcext:value-type="float">
            <text:p>90.312</text:p>
          </table:table-cell>
          <table:table-cell office:value-type="float" office:value="1.22192383" calcext:value-type="float">
            <text:p>1.22192383</text:p>
          </table:table-cell>
          <table:table-cell table:formula="of:=[.$E$1782]+[.C1866]" office:value-type="float" office:value="2016.124" calcext:value-type="float">
            <text:p>2016.124</text:p>
          </table:table-cell>
          <table:table-cell table:formula="of:=[.D1866]/[.$I$2]" office:value-type="float" office:value="0.51341337394958" calcext:value-type="float">
            <text:p>0.5134133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22" calcext:value-type="float">
            <text:p>91.422</text:p>
          </table:table-cell>
          <table:table-cell office:value-type="float" office:value="1.22119141" calcext:value-type="float">
            <text:p>1.22119141</text:p>
          </table:table-cell>
          <table:table-cell table:formula="of:=[.$E$1782]+[.C1867]" office:value-type="float" office:value="2017.234" calcext:value-type="float">
            <text:p>2017.234</text:p>
          </table:table-cell>
          <table:table-cell table:formula="of:=[.D1867]/[.$I$2]" office:value-type="float" office:value="0.513105634453782" calcext:value-type="float">
            <text:p>0.5131056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5" calcext:value-type="float">
            <text:p>92.515</text:p>
          </table:table-cell>
          <table:table-cell office:value-type="float" office:value="1.22363281" calcext:value-type="float">
            <text:p>1.22363281</text:p>
          </table:table-cell>
          <table:table-cell table:formula="of:=[.$E$1782]+[.C1868]" office:value-type="float" office:value="2018.327" calcext:value-type="float">
            <text:p>2018.327</text:p>
          </table:table-cell>
          <table:table-cell table:formula="of:=[.D1868]/[.$I$2]" office:value-type="float" office:value="0.514131432773109" calcext:value-type="float">
            <text:p>0.5141314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1.23217773" calcext:value-type="float">
            <text:p>1.23217773</text:p>
          </table:table-cell>
          <table:table-cell table:formula="of:=[.$E$1782]+[.C1869]" office:value-type="float" office:value="2019.421" calcext:value-type="float">
            <text:p>2019.421</text:p>
          </table:table-cell>
          <table:table-cell table:formula="of:=[.D1869]/[.$I$2]" office:value-type="float" office:value="0.517721735294118" calcext:value-type="float">
            <text:p>0.5177217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8" calcext:value-type="float">
            <text:p>94.718</text:p>
          </table:table-cell>
          <table:table-cell office:value-type="float" office:value="1.23144531" calcext:value-type="float">
            <text:p>1.23144531</text:p>
          </table:table-cell>
          <table:table-cell table:formula="of:=[.$E$1782]+[.C1870]" office:value-type="float" office:value="2020.53" calcext:value-type="float">
            <text:p>2020.53</text:p>
          </table:table-cell>
          <table:table-cell table:formula="of:=[.D1870]/[.$I$2]" office:value-type="float" office:value="0.517413995798319" calcext:value-type="float">
            <text:p>0.517413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2" calcext:value-type="float">
            <text:p>95.812</text:p>
          </table:table-cell>
          <table:table-cell office:value-type="float" office:value="1.2277832" calcext:value-type="float">
            <text:p>1.2277832</text:p>
          </table:table-cell>
          <table:table-cell table:formula="of:=[.$E$1782]+[.C1871]" office:value-type="float" office:value="2021.624" calcext:value-type="float">
            <text:p>2021.624</text:p>
          </table:table-cell>
          <table:table-cell table:formula="of:=[.D1871]/[.$I$2]" office:value-type="float" office:value="0.515875294117647" calcext:value-type="float">
            <text:p>0.515875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1.22729492" calcext:value-type="float">
            <text:p>1.22729492</text:p>
          </table:table-cell>
          <table:table-cell table:formula="of:=[.$E$1782]+[.C1872]" office:value-type="float" office:value="2022.734" calcext:value-type="float">
            <text:p>2022.734</text:p>
          </table:table-cell>
          <table:table-cell table:formula="of:=[.D1872]/[.$I$2]" office:value-type="float" office:value="0.515670134453782" calcext:value-type="float">
            <text:p>0.515670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5" calcext:value-type="float">
            <text:p>98.015</text:p>
          </table:table-cell>
          <table:table-cell office:value-type="float" office:value="1.21801758" calcext:value-type="float">
            <text:p>1.21801758</text:p>
          </table:table-cell>
          <table:table-cell table:formula="of:=[.$E$1782]+[.C1873]" office:value-type="float" office:value="2023.827" calcext:value-type="float">
            <text:p>2023.827</text:p>
          </table:table-cell>
          <table:table-cell table:formula="of:=[.D1873]/[.$I$2]" office:value-type="float" office:value="0.511772092436975" calcext:value-type="float">
            <text:p>0.5117720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1.21020508" calcext:value-type="float">
            <text:p>1.21020508</text:p>
          </table:table-cell>
          <table:table-cell table:formula="of:=[.$E$1782]+[.C1874]" office:value-type="float" office:value="2024.921" calcext:value-type="float">
            <text:p>2024.921</text:p>
          </table:table-cell>
          <table:table-cell table:formula="of:=[.D1874]/[.$I$2]" office:value-type="float" office:value="0.508489529411765" calcext:value-type="float">
            <text:p>0.508489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1.2043457" calcext:value-type="float">
            <text:p>1.2043457</text:p>
          </table:table-cell>
          <table:table-cell table:formula="of:=[.$E$1782]+[.C1875]" office:value-type="float" office:value="2026.03" calcext:value-type="float">
            <text:p>2026.03</text:p>
          </table:table-cell>
          <table:table-cell table:formula="of:=[.D1875]/[.$I$2]" office:value-type="float" office:value="0.506027605042017" calcext:value-type="float">
            <text:p>0.50602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2" calcext:value-type="float">
            <text:p>101.312</text:p>
          </table:table-cell>
          <table:table-cell office:value-type="float" office:value="1.19726562" calcext:value-type="float">
            <text:p>1.19726562</text:p>
          </table:table-cell>
          <table:table-cell table:formula="of:=[.$E$1782]+[.C1876]" office:value-type="float" office:value="2027.124" calcext:value-type="float">
            <text:p>2027.124</text:p>
          </table:table-cell>
          <table:table-cell table:formula="of:=[.D1876]/[.$I$2]" office:value-type="float" office:value="0.503052781512605" calcext:value-type="float">
            <text:p>0.503052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1.20239258" calcext:value-type="float">
            <text:p>1.20239258</text:p>
          </table:table-cell>
          <table:table-cell table:formula="of:=[.$E$1782]+[.C1877]" office:value-type="float" office:value="2028.234" calcext:value-type="float">
            <text:p>2028.234</text:p>
          </table:table-cell>
          <table:table-cell table:formula="of:=[.D1877]/[.$I$2]" office:value-type="float" office:value="0.505206966386555" calcext:value-type="float">
            <text:p>0.5052069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5" calcext:value-type="float">
            <text:p>103.515</text:p>
          </table:table-cell>
          <table:table-cell office:value-type="float" office:value="1.20727539" calcext:value-type="float">
            <text:p>1.20727539</text:p>
          </table:table-cell>
          <table:table-cell table:formula="of:=[.$E$1782]+[.C1878]" office:value-type="float" office:value="2029.327" calcext:value-type="float">
            <text:p>2029.327</text:p>
          </table:table-cell>
          <table:table-cell table:formula="of:=[.D1878]/[.$I$2]" office:value-type="float" office:value="0.507258567226891" calcext:value-type="float">
            <text:p>0.5072585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1.21166992" calcext:value-type="float">
            <text:p>1.21166992</text:p>
          </table:table-cell>
          <table:table-cell table:formula="of:=[.$E$1782]+[.C1879]" office:value-type="float" office:value="2030.421" calcext:value-type="float">
            <text:p>2030.421</text:p>
          </table:table-cell>
          <table:table-cell table:formula="of:=[.D1879]/[.$I$2]" office:value-type="float" office:value="0.509105008403361" calcext:value-type="float">
            <text:p>0.509105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8" calcext:value-type="float">
            <text:p>105.718</text:p>
          </table:table-cell>
          <table:table-cell office:value-type="float" office:value="1.21704102" calcext:value-type="float">
            <text:p>1.21704102</text:p>
          </table:table-cell>
          <table:table-cell table:formula="of:=[.$E$1782]+[.C1880]" office:value-type="float" office:value="2031.53" calcext:value-type="float">
            <text:p>2031.53</text:p>
          </table:table-cell>
          <table:table-cell table:formula="of:=[.D1880]/[.$I$2]" office:value-type="float" office:value="0.511361773109244" calcext:value-type="float">
            <text:p>0.5113617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1.21264648" calcext:value-type="float">
            <text:p>1.21264648</text:p>
          </table:table-cell>
          <table:table-cell table:formula="of:=[.$E$1782]+[.C1881]" office:value-type="float" office:value="2032.624" calcext:value-type="float">
            <text:p>2032.624</text:p>
          </table:table-cell>
          <table:table-cell table:formula="of:=[.D1881]/[.$I$2]" office:value-type="float" office:value="0.509515327731093" calcext:value-type="float">
            <text:p>0.5095153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22" calcext:value-type="float">
            <text:p>107.922</text:p>
          </table:table-cell>
          <table:table-cell office:value-type="float" office:value="1.2121582" calcext:value-type="float">
            <text:p>1.2121582</text:p>
          </table:table-cell>
          <table:table-cell table:formula="of:=[.$E$1782]+[.C1882]" office:value-type="float" office:value="2033.734" calcext:value-type="float">
            <text:p>2033.734</text:p>
          </table:table-cell>
          <table:table-cell table:formula="of:=[.D1882]/[.$I$2]" office:value-type="float" office:value="0.509310168067227" calcext:value-type="float">
            <text:p>0.5093101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5" calcext:value-type="float">
            <text:p>109.015</text:p>
          </table:table-cell>
          <table:table-cell office:value-type="float" office:value="1.21313477" calcext:value-type="float">
            <text:p>1.21313477</text:p>
          </table:table-cell>
          <table:table-cell table:formula="of:=[.$E$1782]+[.C1883]" office:value-type="float" office:value="2034.827" calcext:value-type="float">
            <text:p>2034.827</text:p>
          </table:table-cell>
          <table:table-cell table:formula="of:=[.D1883]/[.$I$2]" office:value-type="float" office:value="0.509720491596639" calcext:value-type="float">
            <text:p>0.5097204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1.20849609" calcext:value-type="float">
            <text:p>1.20849609</text:p>
          </table:table-cell>
          <table:table-cell table:formula="of:=[.$E$1782]+[.C1884]" office:value-type="float" office:value="2035.921" calcext:value-type="float">
            <text:p>2035.921</text:p>
          </table:table-cell>
          <table:table-cell table:formula="of:=[.D1884]/[.$I$2]" office:value-type="float" office:value="0.507771466386555" calcext:value-type="float">
            <text:p>0.507771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8" calcext:value-type="float">
            <text:p>111.218</text:p>
          </table:table-cell>
          <table:table-cell office:value-type="float" office:value="1.203125" calcext:value-type="float">
            <text:p>1.203125</text:p>
          </table:table-cell>
          <table:table-cell table:formula="of:=[.$E$1782]+[.C1885]" office:value-type="float" office:value="2037.03" calcext:value-type="float">
            <text:p>2037.03</text:p>
          </table:table-cell>
          <table:table-cell table:formula="of:=[.D1885]/[.$I$2]" office:value-type="float" office:value="0.505514705882353" calcext:value-type="float">
            <text:p>0.505514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2" calcext:value-type="float">
            <text:p>112.312</text:p>
          </table:table-cell>
          <table:table-cell office:value-type="float" office:value="1.19555664" calcext:value-type="float">
            <text:p>1.19555664</text:p>
          </table:table-cell>
          <table:table-cell table:formula="of:=[.$E$1782]+[.C1886]" office:value-type="float" office:value="2038.124" calcext:value-type="float">
            <text:p>2038.124</text:p>
          </table:table-cell>
          <table:table-cell table:formula="of:=[.D1886]/[.$I$2]" office:value-type="float" office:value="0.502334722689076" calcext:value-type="float">
            <text:p>0.502334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22" calcext:value-type="float">
            <text:p>113.422</text:p>
          </table:table-cell>
          <table:table-cell office:value-type="float" office:value="1.19750977" calcext:value-type="float">
            <text:p>1.19750977</text:p>
          </table:table-cell>
          <table:table-cell table:formula="of:=[.$E$1782]+[.C1887]" office:value-type="float" office:value="2039.234" calcext:value-type="float">
            <text:p>2039.234</text:p>
          </table:table-cell>
          <table:table-cell table:formula="of:=[.D1887]/[.$I$2]" office:value-type="float" office:value="0.503155365546218" calcext:value-type="float">
            <text:p>0.5031553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1.20068359" calcext:value-type="float">
            <text:p>1.20068359</text:p>
          </table:table-cell>
          <table:table-cell table:formula="of:=[.$E$1782]+[.C1888]" office:value-type="float" office:value="2040.327" calcext:value-type="float">
            <text:p>2040.327</text:p>
          </table:table-cell>
          <table:table-cell table:formula="of:=[.D1888]/[.$I$2]" office:value-type="float" office:value="0.504488903361345" calcext:value-type="float">
            <text:p>0.504488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1.20043945" calcext:value-type="float">
            <text:p>1.20043945</text:p>
          </table:table-cell>
          <table:table-cell table:formula="of:=[.$E$1782]+[.C1889]" office:value-type="float" office:value="2041.421" calcext:value-type="float">
            <text:p>2041.421</text:p>
          </table:table-cell>
          <table:table-cell table:formula="of:=[.D1889]/[.$I$2]" office:value-type="float" office:value="0.504386323529412" calcext:value-type="float">
            <text:p>0.504386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8" calcext:value-type="float">
            <text:p>116.718</text:p>
          </table:table-cell>
          <table:table-cell office:value-type="float" office:value="1.20214844" calcext:value-type="float">
            <text:p>1.20214844</text:p>
          </table:table-cell>
          <table:table-cell table:formula="of:=[.$E$1782]+[.C1890]" office:value-type="float" office:value="2042.53" calcext:value-type="float">
            <text:p>2042.53</text:p>
          </table:table-cell>
          <table:table-cell table:formula="of:=[.D1890]/[.$I$2]" office:value-type="float" office:value="0.505104386554622" calcext:value-type="float">
            <text:p>0.505104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2" calcext:value-type="float">
            <text:p>117.812</text:p>
          </table:table-cell>
          <table:table-cell office:value-type="float" office:value="1.20458984" calcext:value-type="float">
            <text:p>1.20458984</text:p>
          </table:table-cell>
          <table:table-cell table:formula="of:=[.$E$1782]+[.C1891]" office:value-type="float" office:value="2043.624" calcext:value-type="float">
            <text:p>2043.624</text:p>
          </table:table-cell>
          <table:table-cell table:formula="of:=[.D1891]/[.$I$2]" office:value-type="float" office:value="0.50613018487395" calcext:value-type="float">
            <text:p>0.506130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1.20458984" calcext:value-type="float">
            <text:p>1.20458984</text:p>
          </table:table-cell>
          <table:table-cell table:formula="of:=[.$E$1782]+[.C1892]" office:value-type="float" office:value="2044.734" calcext:value-type="float">
            <text:p>2044.734</text:p>
          </table:table-cell>
          <table:table-cell table:formula="of:=[.D1892]/[.$I$2]" office:value-type="float" office:value="0.50613018487395" calcext:value-type="float">
            <text:p>0.5061301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5" calcext:value-type="float">
            <text:p>120.015</text:p>
          </table:table-cell>
          <table:table-cell office:value-type="float" office:value="1.20043945" calcext:value-type="float">
            <text:p>1.20043945</text:p>
          </table:table-cell>
          <table:table-cell table:formula="of:=[.$E$1782]+[.C1893]" office:value-type="float" office:value="2045.827" calcext:value-type="float">
            <text:p>2045.827</text:p>
          </table:table-cell>
          <table:table-cell table:formula="of:=[.D1893]/[.$I$2]" office:value-type="float" office:value="0.504386323529412" calcext:value-type="float">
            <text:p>0.50438632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0:05:14.15620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3-15T01:57:07.302411683</dc:date>
    <dc:creator>Vladislav Wohlrath</dc:creator>
    <meta:editing-duration>PT19M34S</meta:editing-duration>
    <meta:editing-cycles>2</meta:editing-cycles>
    <meta:document-statistic meta:table-count="2" meta:cell-count="13041" meta:object-count="0"/>
  </office:meta>
</office:document-meta>
</file>